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0.4854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9252in"/>
    </style:style>
    <style:style style:name="co9" style:family="table-column">
      <style:table-column-properties fo:break-before="auto" style:column-width="2.748in"/>
    </style:style>
    <style:style style:name="co10" style:family="table-column">
      <style:table-column-properties fo:break-before="auto" style:column-width="7.8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Element</text:p>
          </table:table-cell>
          <table:table-cell table:style-name="ce3" office:value-type="string" calcext:value-type="string">
            <text:p>CP Stat</text:p>
          </table:table-cell>
          <table:table-cell table:style-name="ce3" office:value-type="string" calcext:value-type="string">
            <text:p>CP Cost</text:p>
          </table:table-cell>
          <table:table-cell/>
        </table:table-row>
        <table:table-row table:style-name="ro1">
          <table:table-cell table:formula="of:=&quot;0x&quot;&amp;DEC2HEX(ROW()-2)" office:value-type="string" office:string-value="0x0" calcext:value-type="string">
            <text:p>0x0</text:p>
          </table:table-cell>
          <table:table-cell office:value-type="string" calcext:value-type="string">
            <text:p>Kingdom Ke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2] = &quot;S&quot;; 10 + [.C2] - 1; IF ([.F2] = &quot;A&quot;; 15 + [.C2] - 1; IF ([.F2] = &quot;B&quot;; 20 + ([.C2] - 1) * 2; IF ([.F2] = &quot;C&quot;; 25 + ([.C2] - 1) * 2; IF ([.F2] = &quot;D&quot;; 30 + ([.C2] - 1) * 3; IF([.F2] = &quot;E&quot;; 40 + ([.C2] - 1) * 4; IF ([.F2] = &quot;F&quot;; 45 + ([.C2] - 1) * 4; IF ([.F2] = &quot;E+&quot;; 35 + ([.C2] - 1) * 3; IF([.F2] = &quot;G&quot;; 50 + ([.C2] - 1) * 5; 60 + ([.C2] - 1) * 5)))))))))" office:value-type="float" office:value="19" calcext:value-type="float">
            <text:p>19</text:p>
          </table:table-cell>
          <table:table-cell table:formula="of:=COM.MICROSOFT.CONCAT([.A2];&quot;: { &quot;&quot;idMostSigNib&quot;&quot;: &quot;;BITAND(ROW()-2;65280)/256;&quot;, &quot;&quot;idLeastSigByte&quot;&quot;: &quot;;&quot;0x&quot;&amp;DEC2HEX(BITAND(ROW()-2;255));&quot;, &quot;&quot;name&quot;&quot;: &quot;&quot;&quot;;[.B2];&quot;&quot;&quot;, &quot;&quot;value&quot;&quot;: &quot;;IF([.C2] &gt; 0; MOD([.C2]; 10); -1);&quot;, &quot;&quot;type&quot;&quot;: &quot;&quot;&quot;;[.D2];&quot;&quot;&quot;, &quot;&quot;cpCost&quot;&quot;: &quot;;[.G2];&quot;, &quot;&quot;element&quot;&quot;: &quot;&quot;&quot;;[.E2];&quot;&quot;&quot;, },&quot;)" office:value-type="string" office:string-value="0x0: { &quot;idMostSigNib&quot;: 0, &quot;idLeastSigByte&quot;: 0x0, &quot;name&quot;: &quot;Kingdom Key&quot;, &quot;value&quot;: 0, &quot;type&quot;: &quot;Attack&quot;, &quot;cpCost&quot;: 19, &quot;element&quot;: &quot;Physical&quot;, }," calcext:value-type="string">
            <text:p>0x0: { "idMostSigNib": 0, "idLeastSigByte": 0x0, "name": "Kingdom Key", "value": 0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1" calcext:value-type="string">
            <text:p>0x1</text:p>
          </table:table-cell>
          <table:table-cell office:value-type="string" calcext:value-type="string">
            <text:p>Kingdom K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3] = &quot;S&quot;; 10 + [.C3] - 1; IF ([.F3] = &quot;A&quot;; 15 + [.C3] - 1; IF ([.F3] = &quot;B&quot;; 20 + ([.C3] - 1) * 2; IF ([.F3] = &quot;C&quot;; 25 + ([.C3] - 1) * 2; IF ([.F3] = &quot;D&quot;; 30 + ([.C3] - 1) * 3; IF([.F3] = &quot;E&quot;; 40 + ([.C3] - 1) * 4; IF ([.F3] = &quot;F&quot;; 45 + ([.C3] - 1) * 4; IF ([.F3] = &quot;E+&quot;; 35 + ([.C3] - 1) * 3; IF([.F3] = &quot;G&quot;; 50 + ([.C3] - 1) * 5; 60 + ([.C3] - 1) * 5)))))))))" office:value-type="float" office:value="10" calcext:value-type="float">
            <text:p>10</text:p>
          </table:table-cell>
          <table:table-cell table:formula="of:=COM.MICROSOFT.CONCAT([.A3];&quot;: { &quot;&quot;idMostSigNib&quot;&quot;: &quot;;BITAND(ROW()-2;65280)/256;&quot;, &quot;&quot;idLeastSigByte&quot;&quot;: &quot;;&quot;0x&quot;&amp;DEC2HEX(BITAND(ROW()-2;255));&quot;, &quot;&quot;name&quot;&quot;: &quot;&quot;&quot;;[.B3];&quot;&quot;&quot;, &quot;&quot;value&quot;&quot;: &quot;;IF([.C3] &gt; 0; MOD([.C3]; 10); -1);&quot;, &quot;&quot;type&quot;&quot;: &quot;&quot;&quot;;[.D3];&quot;&quot;&quot;, &quot;&quot;cpCost&quot;&quot;: &quot;;[.G3];&quot;, &quot;&quot;element&quot;&quot;: &quot;&quot;&quot;;[.E3];&quot;&quot;&quot;, },&quot;)" office:value-type="string" office:string-value="0x1: { &quot;idMostSigNib&quot;: 0, &quot;idLeastSigByte&quot;: 0x1, &quot;name&quot;: &quot;Kingdom Key&quot;, &quot;value&quot;: 1, &quot;type&quot;: &quot;Attack&quot;, &quot;cpCost&quot;: 10, &quot;element&quot;: &quot;Physical&quot;, }," calcext:value-type="string">
            <text:p>0x1: { "idMostSigNib": 0, "idLeastSigByte": 0x1, "name": "Kingdom Key", "value": 1, "type": "Attack", "cpCost": 10, "element": "Physical", },</text:p>
          </table:table-cell>
        </table:table-row>
        <table:table-row table:style-name="ro1">
          <table:table-cell table:formula="of:=&quot;0x&quot;&amp;DEC2HEX(ROW()-2)" office:value-type="string" office:string-value="0x2" calcext:value-type="string">
            <text:p>0x2</text:p>
          </table:table-cell>
          <table:table-cell office:value-type="string" calcext:value-type="string">
            <text:p>Kingdom K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4] = &quot;S&quot;; 10 + [.C4] - 1; IF ([.F4] = &quot;A&quot;; 15 + [.C4] - 1; IF ([.F4] = &quot;B&quot;; 20 + ([.C4] - 1) * 2; IF ([.F4] = &quot;C&quot;; 25 + ([.C4] - 1) * 2; IF ([.F4] = &quot;D&quot;; 30 + ([.C4] - 1) * 3; IF([.F4] = &quot;E&quot;; 40 + ([.C4] - 1) * 4; IF ([.F4] = &quot;F&quot;; 45 + ([.C4] - 1) * 4; IF ([.F4] = &quot;E+&quot;; 35 + ([.C4] - 1) * 3; IF([.F4] = &quot;G&quot;; 50 + ([.C4] - 1) * 5; 60 + ([.C4] - 1) * 5)))))))))" office:value-type="float" office:value="11" calcext:value-type="float">
            <text:p>11</text:p>
          </table:table-cell>
          <table:table-cell table:formula="of:=COM.MICROSOFT.CONCAT([.A4];&quot;: { &quot;&quot;idMostSigNib&quot;&quot;: &quot;;BITAND(ROW()-2;65280)/256;&quot;, &quot;&quot;idLeastSigByte&quot;&quot;: &quot;;&quot;0x&quot;&amp;DEC2HEX(BITAND(ROW()-2;255));&quot;, &quot;&quot;name&quot;&quot;: &quot;&quot;&quot;;[.B4];&quot;&quot;&quot;, &quot;&quot;value&quot;&quot;: &quot;;IF([.C4] &gt; 0; MOD([.C4]; 10); -1);&quot;, &quot;&quot;type&quot;&quot;: &quot;&quot;&quot;;[.D4];&quot;&quot;&quot;, &quot;&quot;cpCost&quot;&quot;: &quot;;[.G4];&quot;, &quot;&quot;element&quot;&quot;: &quot;&quot;&quot;;[.E4];&quot;&quot;&quot;, },&quot;)" office:value-type="string" office:string-value="0x2: { &quot;idMostSigNib&quot;: 0, &quot;idLeastSigByte&quot;: 0x2, &quot;name&quot;: &quot;Kingdom Key&quot;, &quot;value&quot;: 2, &quot;type&quot;: &quot;Attack&quot;, &quot;cpCost&quot;: 11, &quot;element&quot;: &quot;Physical&quot;, }," calcext:value-type="string">
            <text:p>0x2: { "idMostSigNib": 0, "idLeastSigByte": 0x2, "name": "Kingdom Key", "value": 2, "type": "Attack", "cpCost": 11, "element": "Physical", },</text:p>
          </table:table-cell>
        </table:table-row>
        <table:table-row table:style-name="ro1">
          <table:table-cell table:formula="of:=&quot;0x&quot;&amp;DEC2HEX(ROW()-2)" office:value-type="string" office:string-value="0x3" calcext:value-type="string">
            <text:p>0x3</text:p>
          </table:table-cell>
          <table:table-cell office:value-type="string" calcext:value-type="string">
            <text:p>Kingdom K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5] = &quot;S&quot;; 10 + [.C5] - 1; IF ([.F5] = &quot;A&quot;; 15 + [.C5] - 1; IF ([.F5] = &quot;B&quot;; 20 + ([.C5] - 1) * 2; IF ([.F5] = &quot;C&quot;; 25 + ([.C5] - 1) * 2; IF ([.F5] = &quot;D&quot;; 30 + ([.C5] - 1) * 3; IF([.F5] = &quot;E&quot;; 40 + ([.C5] - 1) * 4; IF ([.F5] = &quot;F&quot;; 45 + ([.C5] - 1) * 4; IF ([.F5] = &quot;E+&quot;; 35 + ([.C5] - 1) * 3; IF([.F5] = &quot;G&quot;; 50 + ([.C5] - 1) * 5; 60 + ([.C5] - 1) * 5)))))))))" office:value-type="float" office:value="12" calcext:value-type="float">
            <text:p>12</text:p>
          </table:table-cell>
          <table:table-cell table:formula="of:=COM.MICROSOFT.CONCAT([.A5];&quot;: { &quot;&quot;idMostSigNib&quot;&quot;: &quot;;BITAND(ROW()-2;65280)/256;&quot;, &quot;&quot;idLeastSigByte&quot;&quot;: &quot;;&quot;0x&quot;&amp;DEC2HEX(BITAND(ROW()-2;255));&quot;, &quot;&quot;name&quot;&quot;: &quot;&quot;&quot;;[.B5];&quot;&quot;&quot;, &quot;&quot;value&quot;&quot;: &quot;;IF([.C5] &gt; 0; MOD([.C5]; 10); -1);&quot;, &quot;&quot;type&quot;&quot;: &quot;&quot;&quot;;[.D5];&quot;&quot;&quot;, &quot;&quot;cpCost&quot;&quot;: &quot;;[.G5];&quot;, &quot;&quot;element&quot;&quot;: &quot;&quot;&quot;;[.E5];&quot;&quot;&quot;, },&quot;)" office:value-type="string" office:string-value="0x3: { &quot;idMostSigNib&quot;: 0, &quot;idLeastSigByte&quot;: 0x3, &quot;name&quot;: &quot;Kingdom Key&quot;, &quot;value&quot;: 3, &quot;type&quot;: &quot;Attack&quot;, &quot;cpCost&quot;: 12, &quot;element&quot;: &quot;Physical&quot;, }," calcext:value-type="string">
            <text:p>0x3: { "idMostSigNib": 0, "idLeastSigByte": 0x3, "name": "Kingdom Key", "value": 3, "type": "Attack", "cpCost": 12, "element": "Physical", },</text:p>
          </table:table-cell>
        </table:table-row>
        <table:table-row table:style-name="ro1">
          <table:table-cell table:formula="of:=&quot;0x&quot;&amp;DEC2HEX(ROW()-2)" office:value-type="string" office:string-value="0x4" calcext:value-type="string">
            <text:p>0x4</text:p>
          </table:table-cell>
          <table:table-cell office:value-type="string" calcext:value-type="string">
            <text:p>Kingdom K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6] = &quot;S&quot;; 10 + [.C6] - 1; IF ([.F6] = &quot;A&quot;; 15 + [.C6] - 1; IF ([.F6] = &quot;B&quot;; 20 + ([.C6] - 1) * 2; IF ([.F6] = &quot;C&quot;; 25 + ([.C6] - 1) * 2; IF ([.F6] = &quot;D&quot;; 30 + ([.C6] - 1) * 3; IF([.F6] = &quot;E&quot;; 40 + ([.C6] - 1) * 4; IF ([.F6] = &quot;F&quot;; 45 + ([.C6] - 1) * 4; IF ([.F6] = &quot;E+&quot;; 35 + ([.C6] - 1) * 3; IF([.F6] = &quot;G&quot;; 50 + ([.C6] - 1) * 5; 60 + ([.C6] - 1) * 5)))))))))" office:value-type="float" office:value="13" calcext:value-type="float">
            <text:p>13</text:p>
          </table:table-cell>
          <table:table-cell table:formula="of:=COM.MICROSOFT.CONCAT([.A6];&quot;: { &quot;&quot;idMostSigNib&quot;&quot;: &quot;;BITAND(ROW()-2;65280)/256;&quot;, &quot;&quot;idLeastSigByte&quot;&quot;: &quot;;&quot;0x&quot;&amp;DEC2HEX(BITAND(ROW()-2;255));&quot;, &quot;&quot;name&quot;&quot;: &quot;&quot;&quot;;[.B6];&quot;&quot;&quot;, &quot;&quot;value&quot;&quot;: &quot;;IF([.C6] &gt; 0; MOD([.C6]; 10); -1);&quot;, &quot;&quot;type&quot;&quot;: &quot;&quot;&quot;;[.D6];&quot;&quot;&quot;, &quot;&quot;cpCost&quot;&quot;: &quot;;[.G6];&quot;, &quot;&quot;element&quot;&quot;: &quot;&quot;&quot;;[.E6];&quot;&quot;&quot;, },&quot;)" office:value-type="string" office:string-value="0x4: { &quot;idMostSigNib&quot;: 0, &quot;idLeastSigByte&quot;: 0x4, &quot;name&quot;: &quot;Kingdom Key&quot;, &quot;value&quot;: 4, &quot;type&quot;: &quot;Attack&quot;, &quot;cpCost&quot;: 13, &quot;element&quot;: &quot;Physical&quot;, }," calcext:value-type="string">
            <text:p>0x4: { "idMostSigNib": 0, "idLeastSigByte": 0x4, "name": "Kingdom Key", "value": 4, "type": "Attack", "cpCost": 13, "element": "Physical", },</text:p>
          </table:table-cell>
        </table:table-row>
        <table:table-row table:style-name="ro1">
          <table:table-cell table:formula="of:=&quot;0x&quot;&amp;DEC2HEX(ROW()-2)" office:value-type="string" office:string-value="0x5" calcext:value-type="string">
            <text:p>0x5</text:p>
          </table:table-cell>
          <table:table-cell office:value-type="string" calcext:value-type="string">
            <text:p>Kingdom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7] = &quot;S&quot;; 10 + [.C7] - 1; IF ([.F7] = &quot;A&quot;; 15 + [.C7] - 1; IF ([.F7] = &quot;B&quot;; 20 + ([.C7] - 1) * 2; IF ([.F7] = &quot;C&quot;; 25 + ([.C7] - 1) * 2; IF ([.F7] = &quot;D&quot;; 30 + ([.C7] - 1) * 3; IF([.F7] = &quot;E&quot;; 40 + ([.C7] - 1) * 4; IF ([.F7] = &quot;F&quot;; 45 + ([.C7] - 1) * 4; IF ([.F7] = &quot;E+&quot;; 35 + ([.C7] - 1) * 3; IF([.F7] = &quot;G&quot;; 50 + ([.C7] - 1) * 5; 60 + ([.C7] - 1) * 5)))))))))" office:value-type="float" office:value="14" calcext:value-type="float">
            <text:p>14</text:p>
          </table:table-cell>
          <table:table-cell table:formula="of:=COM.MICROSOFT.CONCAT([.A7];&quot;: { &quot;&quot;idMostSigNib&quot;&quot;: &quot;;BITAND(ROW()-2;65280)/256;&quot;, &quot;&quot;idLeastSigByte&quot;&quot;: &quot;;&quot;0x&quot;&amp;DEC2HEX(BITAND(ROW()-2;255));&quot;, &quot;&quot;name&quot;&quot;: &quot;&quot;&quot;;[.B7];&quot;&quot;&quot;, &quot;&quot;value&quot;&quot;: &quot;;IF([.C7] &gt; 0; MOD([.C7]; 10); -1);&quot;, &quot;&quot;type&quot;&quot;: &quot;&quot;&quot;;[.D7];&quot;&quot;&quot;, &quot;&quot;cpCost&quot;&quot;: &quot;;[.G7];&quot;, &quot;&quot;element&quot;&quot;: &quot;&quot;&quot;;[.E7];&quot;&quot;&quot;, },&quot;)" office:value-type="string" office:string-value="0x5: { &quot;idMostSigNib&quot;: 0, &quot;idLeastSigByte&quot;: 0x5, &quot;name&quot;: &quot;Kingdom Key&quot;, &quot;value&quot;: 5, &quot;type&quot;: &quot;Attack&quot;, &quot;cpCost&quot;: 14, &quot;element&quot;: &quot;Physical&quot;, }," calcext:value-type="string">
            <text:p>0x5: { "idMostSigNib": 0, "idLeastSigByte": 0x5, "name": "Kingdom Key", "value": 5, "type": "Attack", "cpCost": 14, "element": "Physical", },</text:p>
          </table:table-cell>
        </table:table-row>
        <table:table-row table:style-name="ro1">
          <table:table-cell table:formula="of:=&quot;0x&quot;&amp;DEC2HEX(ROW()-2)" office:value-type="string" office:string-value="0x6" calcext:value-type="string">
            <text:p>0x6</text:p>
          </table:table-cell>
          <table:table-cell office:value-type="string" calcext:value-type="string">
            <text:p>Kingdom K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8] = &quot;S&quot;; 10 + [.C8] - 1; IF ([.F8] = &quot;A&quot;; 15 + [.C8] - 1; IF ([.F8] = &quot;B&quot;; 20 + ([.C8] - 1) * 2; IF ([.F8] = &quot;C&quot;; 25 + ([.C8] - 1) * 2; IF ([.F8] = &quot;D&quot;; 30 + ([.C8] - 1) * 3; IF([.F8] = &quot;E&quot;; 40 + ([.C8] - 1) * 4; IF ([.F8] = &quot;F&quot;; 45 + ([.C8] - 1) * 4; IF ([.F8] = &quot;E+&quot;; 35 + ([.C8] - 1) * 3; IF([.F8] = &quot;G&quot;; 50 + ([.C8] - 1) * 5; 60 + ([.C8] - 1) * 5)))))))))" office:value-type="float" office:value="15" calcext:value-type="float">
            <text:p>15</text:p>
          </table:table-cell>
          <table:table-cell table:formula="of:=COM.MICROSOFT.CONCAT([.A8];&quot;: { &quot;&quot;idMostSigNib&quot;&quot;: &quot;;BITAND(ROW()-2;65280)/256;&quot;, &quot;&quot;idLeastSigByte&quot;&quot;: &quot;;&quot;0x&quot;&amp;DEC2HEX(BITAND(ROW()-2;255));&quot;, &quot;&quot;name&quot;&quot;: &quot;&quot;&quot;;[.B8];&quot;&quot;&quot;, &quot;&quot;value&quot;&quot;: &quot;;IF([.C8] &gt; 0; MOD([.C8]; 10); -1);&quot;, &quot;&quot;type&quot;&quot;: &quot;&quot;&quot;;[.D8];&quot;&quot;&quot;, &quot;&quot;cpCost&quot;&quot;: &quot;;[.G8];&quot;, &quot;&quot;element&quot;&quot;: &quot;&quot;&quot;;[.E8];&quot;&quot;&quot;, },&quot;)" office:value-type="string" office:string-value="0x6: { &quot;idMostSigNib&quot;: 0, &quot;idLeastSigByte&quot;: 0x6, &quot;name&quot;: &quot;Kingdom Key&quot;, &quot;value&quot;: 6, &quot;type&quot;: &quot;Attack&quot;, &quot;cpCost&quot;: 15, &quot;element&quot;: &quot;Physical&quot;, }," calcext:value-type="string">
            <text:p>0x6: { "idMostSigNib": 0, "idLeastSigByte": 0x6, "name": "Kingdom Key", "value": 6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7" calcext:value-type="string">
            <text:p>0x7</text:p>
          </table:table-cell>
          <table:table-cell office:value-type="string" calcext:value-type="string">
            <text:p>Kingdom K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9] = &quot;S&quot;; 10 + [.C9] - 1; IF ([.F9] = &quot;A&quot;; 15 + [.C9] - 1; IF ([.F9] = &quot;B&quot;; 20 + ([.C9] - 1) * 2; IF ([.F9] = &quot;C&quot;; 25 + ([.C9] - 1) * 2; IF ([.F9] = &quot;D&quot;; 30 + ([.C9] - 1) * 3; IF([.F9] = &quot;E&quot;; 40 + ([.C9] - 1) * 4; IF ([.F9] = &quot;F&quot;; 45 + ([.C9] - 1) * 4; IF ([.F9] = &quot;E+&quot;; 35 + ([.C9] - 1) * 3; IF([.F9] = &quot;G&quot;; 50 + ([.C9] - 1) * 5; 60 + ([.C9] - 1) * 5)))))))))" office:value-type="float" office:value="16" calcext:value-type="float">
            <text:p>16</text:p>
          </table:table-cell>
          <table:table-cell table:formula="of:=COM.MICROSOFT.CONCAT([.A9];&quot;: { &quot;&quot;idMostSigNib&quot;&quot;: &quot;;BITAND(ROW()-2;65280)/256;&quot;, &quot;&quot;idLeastSigByte&quot;&quot;: &quot;;&quot;0x&quot;&amp;DEC2HEX(BITAND(ROW()-2;255));&quot;, &quot;&quot;name&quot;&quot;: &quot;&quot;&quot;;[.B9];&quot;&quot;&quot;, &quot;&quot;value&quot;&quot;: &quot;;IF([.C9] &gt; 0; MOD([.C9]; 10); -1);&quot;, &quot;&quot;type&quot;&quot;: &quot;&quot;&quot;;[.D9];&quot;&quot;&quot;, &quot;&quot;cpCost&quot;&quot;: &quot;;[.G9];&quot;, &quot;&quot;element&quot;&quot;: &quot;&quot;&quot;;[.E9];&quot;&quot;&quot;, },&quot;)" office:value-type="string" office:string-value="0x7: { &quot;idMostSigNib&quot;: 0, &quot;idLeastSigByte&quot;: 0x7, &quot;name&quot;: &quot;Kingdom Key&quot;, &quot;value&quot;: 7, &quot;type&quot;: &quot;Attack&quot;, &quot;cpCost&quot;: 16, &quot;element&quot;: &quot;Physical&quot;, }," calcext:value-type="string">
            <text:p>0x7: { "idMostSigNib": 0, "idLeastSigByte": 0x7, "name": "Kingdom Key", "value": 7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8" calcext:value-type="string">
            <text:p>0x8</text:p>
          </table:table-cell>
          <table:table-cell office:value-type="string" calcext:value-type="string">
            <text:p>Kingdom Ke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10] = &quot;S&quot;; 10 + [.C10] - 1; IF ([.F10] = &quot;A&quot;; 15 + [.C10] - 1; IF ([.F10] = &quot;B&quot;; 20 + ([.C10] - 1) * 2; IF ([.F10] = &quot;C&quot;; 25 + ([.C10] - 1) * 2; IF ([.F10] = &quot;D&quot;; 30 + ([.C10] - 1) * 3; IF([.F10] = &quot;E&quot;; 40 + ([.C10] - 1) * 4; IF ([.F10] = &quot;F&quot;; 45 + ([.C10] - 1) * 4; IF ([.F10] = &quot;E+&quot;; 35 + ([.C10] - 1) * 3; IF([.F10] = &quot;G&quot;; 50 + ([.C10] - 1) * 5; 60 + ([.C10] - 1) * 5)))))))))" office:value-type="float" office:value="17" calcext:value-type="float">
            <text:p>17</text:p>
          </table:table-cell>
          <table:table-cell table:formula="of:=COM.MICROSOFT.CONCAT([.A10];&quot;: { &quot;&quot;idMostSigNib&quot;&quot;: &quot;;BITAND(ROW()-2;65280)/256;&quot;, &quot;&quot;idLeastSigByte&quot;&quot;: &quot;;&quot;0x&quot;&amp;DEC2HEX(BITAND(ROW()-2;255));&quot;, &quot;&quot;name&quot;&quot;: &quot;&quot;&quot;;[.B10];&quot;&quot;&quot;, &quot;&quot;value&quot;&quot;: &quot;;IF([.C10] &gt; 0; MOD([.C10]; 10); -1);&quot;, &quot;&quot;type&quot;&quot;: &quot;&quot;&quot;;[.D10];&quot;&quot;&quot;, &quot;&quot;cpCost&quot;&quot;: &quot;;[.G10];&quot;, &quot;&quot;element&quot;&quot;: &quot;&quot;&quot;;[.E10];&quot;&quot;&quot;, },&quot;)" office:value-type="string" office:string-value="0x8: { &quot;idMostSigNib&quot;: 0, &quot;idLeastSigByte&quot;: 0x8, &quot;name&quot;: &quot;Kingdom Key&quot;, &quot;value&quot;: 8, &quot;type&quot;: &quot;Attack&quot;, &quot;cpCost&quot;: 17, &quot;element&quot;: &quot;Physical&quot;, }," calcext:value-type="string">
            <text:p>0x8: { "idMostSigNib": 0, "idLeastSigByte": 0x8, "name": "Kingdom Key", "value": 8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9" calcext:value-type="string">
            <text:p>0x9</text:p>
          </table:table-cell>
          <table:table-cell office:value-type="string" calcext:value-type="string">
            <text:p>Kingdom Ke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S</text:p>
          </table:table-cell>
          <table:table-cell table:formula="of:=IF([.F11] = &quot;S&quot;; 10 + [.C11] - 1; IF ([.F11] = &quot;A&quot;; 15 + [.C11] - 1; IF ([.F11] = &quot;B&quot;; 20 + ([.C11] - 1) * 2; IF ([.F11] = &quot;C&quot;; 25 + ([.C11] - 1) * 2; IF ([.F11] = &quot;D&quot;; 30 + ([.C11] - 1) * 3; IF([.F11] = &quot;E&quot;; 40 + ([.C11] - 1) * 4; IF ([.F11] = &quot;F&quot;; 45 + ([.C11] - 1) * 4; IF ([.F11] = &quot;E+&quot;; 35 + ([.C11] - 1) * 3; IF([.F11] = &quot;G&quot;; 50 + ([.C11] - 1) * 5; 60 + ([.C11] - 1) * 5)))))))))" office:value-type="float" office:value="18" calcext:value-type="float">
            <text:p>18</text:p>
          </table:table-cell>
          <table:table-cell table:formula="of:=COM.MICROSOFT.CONCAT([.A11];&quot;: { &quot;&quot;idMostSigNib&quot;&quot;: &quot;;BITAND(ROW()-2;65280)/256;&quot;, &quot;&quot;idLeastSigByte&quot;&quot;: &quot;;&quot;0x&quot;&amp;DEC2HEX(BITAND(ROW()-2;255));&quot;, &quot;&quot;name&quot;&quot;: &quot;&quot;&quot;;[.B11];&quot;&quot;&quot;, &quot;&quot;value&quot;&quot;: &quot;;IF([.C11] &gt; 0; MOD([.C11]; 10); -1);&quot;, &quot;&quot;type&quot;&quot;: &quot;&quot;&quot;;[.D11];&quot;&quot;&quot;, &quot;&quot;cpCost&quot;&quot;: &quot;;[.G11];&quot;, &quot;&quot;element&quot;&quot;: &quot;&quot;&quot;;[.E11];&quot;&quot;&quot;, },&quot;)" office:value-type="string" office:string-value="0x9: { &quot;idMostSigNib&quot;: 0, &quot;idLeastSigByte&quot;: 0x9, &quot;name&quot;: &quot;Kingdom Key&quot;, &quot;value&quot;: 9, &quot;type&quot;: &quot;Attack&quot;, &quot;cpCost&quot;: 18, &quot;element&quot;: &quot;Physical&quot;, }," calcext:value-type="string">
            <text:p>0x9: { "idMostSigNib": 0, "idLeastSigByte": 0x9, "name": "Kingdom Key", "value": 9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A" calcext:value-type="string">
            <text:p>0xA</text:p>
          </table:table-cell>
          <table:table-cell office:value-type="string" calcext:value-type="string">
            <text:p>Three Wish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2] = &quot;S&quot;; 10 + [.C12] - 1; IF ([.F12] = &quot;A&quot;; 15 + [.C12] - 1; IF ([.F12] = &quot;B&quot;; 20 + ([.C12] - 1) * 2; IF ([.F12] = &quot;C&quot;; 25 + ([.C12] - 1) * 2; IF ([.F12] = &quot;D&quot;; 30 + ([.C12] - 1) * 3; IF([.F12] = &quot;E&quot;; 40 + ([.C12] - 1) * 4; IF ([.F12] = &quot;F&quot;; 45 + ([.C12] - 1) * 4; IF ([.F12] = &quot;E+&quot;; 35 + ([.C12] - 1) * 3; IF([.F12] = &quot;G&quot;; 50 + ([.C12] - 1) * 5; 60 + ([.C12] - 1) * 5)))))))))" office:value-type="float" office:value="24" calcext:value-type="float">
            <text:p>24</text:p>
          </table:table-cell>
          <table:table-cell table:formula="of:=COM.MICROSOFT.CONCAT([.A12];&quot;: { &quot;&quot;idMostSigNib&quot;&quot;: &quot;;BITAND(ROW()-2;65280)/256;&quot;, &quot;&quot;idLeastSigByte&quot;&quot;: &quot;;&quot;0x&quot;&amp;DEC2HEX(BITAND(ROW()-2;255));&quot;, &quot;&quot;name&quot;&quot;: &quot;&quot;&quot;;[.B12];&quot;&quot;&quot;, &quot;&quot;value&quot;&quot;: &quot;;IF([.C12] &gt; 0; MOD([.C12]; 10); -1);&quot;, &quot;&quot;type&quot;&quot;: &quot;&quot;&quot;;[.D12];&quot;&quot;&quot;, &quot;&quot;cpCost&quot;&quot;: &quot;;[.G12];&quot;, &quot;&quot;element&quot;&quot;: &quot;&quot;&quot;;[.E12];&quot;&quot;&quot;, },&quot;)" office:value-type="string" office:string-value="0xA: { &quot;idMostSigNib&quot;: 0, &quot;idLeastSigByte&quot;: 0xA, &quot;name&quot;: &quot;Three Wishes&quot;, &quot;value&quot;: 0, &quot;type&quot;: &quot;Attack&quot;, &quot;cpCost&quot;: 24, &quot;element&quot;: &quot;Physical&quot;, }," calcext:value-type="string">
            <text:p>0xA: { "idMostSigNib": 0, "idLeastSigByte": 0xA, "name": "Three Wishes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B" calcext:value-type="string">
            <text:p>0xB</text:p>
          </table:table-cell>
          <table:table-cell office:value-type="string" calcext:value-type="string">
            <text:p>Three Wis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3] = &quot;S&quot;; 10 + [.C13] - 1; IF ([.F13] = &quot;A&quot;; 15 + [.C13] - 1; IF ([.F13] = &quot;B&quot;; 20 + ([.C13] - 1) * 2; IF ([.F13] = &quot;C&quot;; 25 + ([.C13] - 1) * 2; IF ([.F13] = &quot;D&quot;; 30 + ([.C13] - 1) * 3; IF([.F13] = &quot;E&quot;; 40 + ([.C13] - 1) * 4; IF ([.F13] = &quot;F&quot;; 45 + ([.C13] - 1) * 4; IF ([.F13] = &quot;E+&quot;; 35 + ([.C13] - 1) * 3; IF([.F13] = &quot;G&quot;; 50 + ([.C13] - 1) * 5; 60 + ([.C13] - 1) * 5)))))))))" office:value-type="float" office:value="15" calcext:value-type="float">
            <text:p>15</text:p>
          </table:table-cell>
          <table:table-cell table:formula="of:=COM.MICROSOFT.CONCAT([.A13];&quot;: { &quot;&quot;idMostSigNib&quot;&quot;: &quot;;BITAND(ROW()-2;65280)/256;&quot;, &quot;&quot;idLeastSigByte&quot;&quot;: &quot;;&quot;0x&quot;&amp;DEC2HEX(BITAND(ROW()-2;255));&quot;, &quot;&quot;name&quot;&quot;: &quot;&quot;&quot;;[.B13];&quot;&quot;&quot;, &quot;&quot;value&quot;&quot;: &quot;;IF([.C13] &gt; 0; MOD([.C13]; 10); -1);&quot;, &quot;&quot;type&quot;&quot;: &quot;&quot;&quot;;[.D13];&quot;&quot;&quot;, &quot;&quot;cpCost&quot;&quot;: &quot;;[.G13];&quot;, &quot;&quot;element&quot;&quot;: &quot;&quot;&quot;;[.E13];&quot;&quot;&quot;, },&quot;)" office:value-type="string" office:string-value="0xB: { &quot;idMostSigNib&quot;: 0, &quot;idLeastSigByte&quot;: 0xB, &quot;name&quot;: &quot;Three Wishes&quot;, &quot;value&quot;: 1, &quot;type&quot;: &quot;Attack&quot;, &quot;cpCost&quot;: 15, &quot;element&quot;: &quot;Physical&quot;, }," calcext:value-type="string">
            <text:p>0xB: { "idMostSigNib": 0, "idLeastSigByte": 0xB, "name": "Three Wishes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C" calcext:value-type="string">
            <text:p>0xC</text:p>
          </table:table-cell>
          <table:table-cell office:value-type="string" calcext:value-type="string">
            <text:p>Three Wish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4] = &quot;S&quot;; 10 + [.C14] - 1; IF ([.F14] = &quot;A&quot;; 15 + [.C14] - 1; IF ([.F14] = &quot;B&quot;; 20 + ([.C14] - 1) * 2; IF ([.F14] = &quot;C&quot;; 25 + ([.C14] - 1) * 2; IF ([.F14] = &quot;D&quot;; 30 + ([.C14] - 1) * 3; IF([.F14] = &quot;E&quot;; 40 + ([.C14] - 1) * 4; IF ([.F14] = &quot;F&quot;; 45 + ([.C14] - 1) * 4; IF ([.F14] = &quot;E+&quot;; 35 + ([.C14] - 1) * 3; IF([.F14] = &quot;G&quot;; 50 + ([.C14] - 1) * 5; 60 + ([.C14] - 1) * 5)))))))))" office:value-type="float" office:value="16" calcext:value-type="float">
            <text:p>16</text:p>
          </table:table-cell>
          <table:table-cell table:formula="of:=COM.MICROSOFT.CONCAT([.A14];&quot;: { &quot;&quot;idMostSigNib&quot;&quot;: &quot;;BITAND(ROW()-2;65280)/256;&quot;, &quot;&quot;idLeastSigByte&quot;&quot;: &quot;;&quot;0x&quot;&amp;DEC2HEX(BITAND(ROW()-2;255));&quot;, &quot;&quot;name&quot;&quot;: &quot;&quot;&quot;;[.B14];&quot;&quot;&quot;, &quot;&quot;value&quot;&quot;: &quot;;IF([.C14] &gt; 0; MOD([.C14]; 10); -1);&quot;, &quot;&quot;type&quot;&quot;: &quot;&quot;&quot;;[.D14];&quot;&quot;&quot;, &quot;&quot;cpCost&quot;&quot;: &quot;;[.G14];&quot;, &quot;&quot;element&quot;&quot;: &quot;&quot;&quot;;[.E14];&quot;&quot;&quot;, },&quot;)" office:value-type="string" office:string-value="0xC: { &quot;idMostSigNib&quot;: 0, &quot;idLeastSigByte&quot;: 0xC, &quot;name&quot;: &quot;Three Wishes&quot;, &quot;value&quot;: 2, &quot;type&quot;: &quot;Attack&quot;, &quot;cpCost&quot;: 16, &quot;element&quot;: &quot;Physical&quot;, }," calcext:value-type="string">
            <text:p>0xC: { "idMostSigNib": 0, "idLeastSigByte": 0xC, "name": "Three Wishes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D" calcext:value-type="string">
            <text:p>0xD</text:p>
          </table:table-cell>
          <table:table-cell office:value-type="string" calcext:value-type="string">
            <text:p>Three Wish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5] = &quot;S&quot;; 10 + [.C15] - 1; IF ([.F15] = &quot;A&quot;; 15 + [.C15] - 1; IF ([.F15] = &quot;B&quot;; 20 + ([.C15] - 1) * 2; IF ([.F15] = &quot;C&quot;; 25 + ([.C15] - 1) * 2; IF ([.F15] = &quot;D&quot;; 30 + ([.C15] - 1) * 3; IF([.F15] = &quot;E&quot;; 40 + ([.C15] - 1) * 4; IF ([.F15] = &quot;F&quot;; 45 + ([.C15] - 1) * 4; IF ([.F15] = &quot;E+&quot;; 35 + ([.C15] - 1) * 3; IF([.F15] = &quot;G&quot;; 50 + ([.C15] - 1) * 5; 60 + ([.C15] - 1) * 5)))))))))" office:value-type="float" office:value="17" calcext:value-type="float">
            <text:p>17</text:p>
          </table:table-cell>
          <table:table-cell table:formula="of:=COM.MICROSOFT.CONCAT([.A15];&quot;: { &quot;&quot;idMostSigNib&quot;&quot;: &quot;;BITAND(ROW()-2;65280)/256;&quot;, &quot;&quot;idLeastSigByte&quot;&quot;: &quot;;&quot;0x&quot;&amp;DEC2HEX(BITAND(ROW()-2;255));&quot;, &quot;&quot;name&quot;&quot;: &quot;&quot;&quot;;[.B15];&quot;&quot;&quot;, &quot;&quot;value&quot;&quot;: &quot;;IF([.C15] &gt; 0; MOD([.C15]; 10); -1);&quot;, &quot;&quot;type&quot;&quot;: &quot;&quot;&quot;;[.D15];&quot;&quot;&quot;, &quot;&quot;cpCost&quot;&quot;: &quot;;[.G15];&quot;, &quot;&quot;element&quot;&quot;: &quot;&quot;&quot;;[.E15];&quot;&quot;&quot;, },&quot;)" office:value-type="string" office:string-value="0xD: { &quot;idMostSigNib&quot;: 0, &quot;idLeastSigByte&quot;: 0xD, &quot;name&quot;: &quot;Three Wishes&quot;, &quot;value&quot;: 3, &quot;type&quot;: &quot;Attack&quot;, &quot;cpCost&quot;: 17, &quot;element&quot;: &quot;Physical&quot;, }," calcext:value-type="string">
            <text:p>0xD: { "idMostSigNib": 0, "idLeastSigByte": 0xD, "name": "Three Wishes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E" calcext:value-type="string">
            <text:p>0xE</text:p>
          </table:table-cell>
          <table:table-cell office:value-type="string" calcext:value-type="string">
            <text:p>Three Wish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6] = &quot;S&quot;; 10 + [.C16] - 1; IF ([.F16] = &quot;A&quot;; 15 + [.C16] - 1; IF ([.F16] = &quot;B&quot;; 20 + ([.C16] - 1) * 2; IF ([.F16] = &quot;C&quot;; 25 + ([.C16] - 1) * 2; IF ([.F16] = &quot;D&quot;; 30 + ([.C16] - 1) * 3; IF([.F16] = &quot;E&quot;; 40 + ([.C16] - 1) * 4; IF ([.F16] = &quot;F&quot;; 45 + ([.C16] - 1) * 4; IF ([.F16] = &quot;E+&quot;; 35 + ([.C16] - 1) * 3; IF([.F16] = &quot;G&quot;; 50 + ([.C16] - 1) * 5; 60 + ([.C16] - 1) * 5)))))))))" office:value-type="float" office:value="18" calcext:value-type="float">
            <text:p>18</text:p>
          </table:table-cell>
          <table:table-cell table:formula="of:=COM.MICROSOFT.CONCAT([.A16];&quot;: { &quot;&quot;idMostSigNib&quot;&quot;: &quot;;BITAND(ROW()-2;65280)/256;&quot;, &quot;&quot;idLeastSigByte&quot;&quot;: &quot;;&quot;0x&quot;&amp;DEC2HEX(BITAND(ROW()-2;255));&quot;, &quot;&quot;name&quot;&quot;: &quot;&quot;&quot;;[.B16];&quot;&quot;&quot;, &quot;&quot;value&quot;&quot;: &quot;;IF([.C16] &gt; 0; MOD([.C16]; 10); -1);&quot;, &quot;&quot;type&quot;&quot;: &quot;&quot;&quot;;[.D16];&quot;&quot;&quot;, &quot;&quot;cpCost&quot;&quot;: &quot;;[.G16];&quot;, &quot;&quot;element&quot;&quot;: &quot;&quot;&quot;;[.E16];&quot;&quot;&quot;, },&quot;)" office:value-type="string" office:string-value="0xE: { &quot;idMostSigNib&quot;: 0, &quot;idLeastSigByte&quot;: 0xE, &quot;name&quot;: &quot;Three Wishes&quot;, &quot;value&quot;: 4, &quot;type&quot;: &quot;Attack&quot;, &quot;cpCost&quot;: 18, &quot;element&quot;: &quot;Physical&quot;, }," calcext:value-type="string">
            <text:p>0xE: { "idMostSigNib": 0, "idLeastSigByte": 0xE, "name": "Three Wishes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F" calcext:value-type="string">
            <text:p>0xF</text:p>
          </table:table-cell>
          <table:table-cell office:value-type="string" calcext:value-type="string">
            <text:p>Three Wish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7] = &quot;S&quot;; 10 + [.C17] - 1; IF ([.F17] = &quot;A&quot;; 15 + [.C17] - 1; IF ([.F17] = &quot;B&quot;; 20 + ([.C17] - 1) * 2; IF ([.F17] = &quot;C&quot;; 25 + ([.C17] - 1) * 2; IF ([.F17] = &quot;D&quot;; 30 + ([.C17] - 1) * 3; IF([.F17] = &quot;E&quot;; 40 + ([.C17] - 1) * 4; IF ([.F17] = &quot;F&quot;; 45 + ([.C17] - 1) * 4; IF ([.F17] = &quot;E+&quot;; 35 + ([.C17] - 1) * 3; IF([.F17] = &quot;G&quot;; 50 + ([.C17] - 1) * 5; 60 + ([.C17] - 1) * 5)))))))))" office:value-type="float" office:value="19" calcext:value-type="float">
            <text:p>19</text:p>
          </table:table-cell>
          <table:table-cell table:formula="of:=COM.MICROSOFT.CONCAT([.A17];&quot;: { &quot;&quot;idMostSigNib&quot;&quot;: &quot;;BITAND(ROW()-2;65280)/256;&quot;, &quot;&quot;idLeastSigByte&quot;&quot;: &quot;;&quot;0x&quot;&amp;DEC2HEX(BITAND(ROW()-2;255));&quot;, &quot;&quot;name&quot;&quot;: &quot;&quot;&quot;;[.B17];&quot;&quot;&quot;, &quot;&quot;value&quot;&quot;: &quot;;IF([.C17] &gt; 0; MOD([.C17]; 10); -1);&quot;, &quot;&quot;type&quot;&quot;: &quot;&quot;&quot;;[.D17];&quot;&quot;&quot;, &quot;&quot;cpCost&quot;&quot;: &quot;;[.G17];&quot;, &quot;&quot;element&quot;&quot;: &quot;&quot;&quot;;[.E17];&quot;&quot;&quot;, },&quot;)" office:value-type="string" office:string-value="0xF: { &quot;idMostSigNib&quot;: 0, &quot;idLeastSigByte&quot;: 0xF, &quot;name&quot;: &quot;Three Wishes&quot;, &quot;value&quot;: 5, &quot;type&quot;: &quot;Attack&quot;, &quot;cpCost&quot;: 19, &quot;element&quot;: &quot;Physical&quot;, }," calcext:value-type="string">
            <text:p>0xF: { "idMostSigNib": 0, "idLeastSigByte": 0xF, "name": "Three Wishes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10" calcext:value-type="string">
            <text:p>0x10</text:p>
          </table:table-cell>
          <table:table-cell office:value-type="string" calcext:value-type="string">
            <text:p>Three Wish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8] = &quot;S&quot;; 10 + [.C18] - 1; IF ([.F18] = &quot;A&quot;; 15 + [.C18] - 1; IF ([.F18] = &quot;B&quot;; 20 + ([.C18] - 1) * 2; IF ([.F18] = &quot;C&quot;; 25 + ([.C18] - 1) * 2; IF ([.F18] = &quot;D&quot;; 30 + ([.C18] - 1) * 3; IF([.F18] = &quot;E&quot;; 40 + ([.C18] - 1) * 4; IF ([.F18] = &quot;F&quot;; 45 + ([.C18] - 1) * 4; IF ([.F18] = &quot;E+&quot;; 35 + ([.C18] - 1) * 3; IF([.F18] = &quot;G&quot;; 50 + ([.C18] - 1) * 5; 60 + ([.C18] - 1) * 5)))))))))" office:value-type="float" office:value="20" calcext:value-type="float">
            <text:p>20</text:p>
          </table:table-cell>
          <table:table-cell table:formula="of:=COM.MICROSOFT.CONCAT([.A18];&quot;: { &quot;&quot;idMostSigNib&quot;&quot;: &quot;;BITAND(ROW()-2;65280)/256;&quot;, &quot;&quot;idLeastSigByte&quot;&quot;: &quot;;&quot;0x&quot;&amp;DEC2HEX(BITAND(ROW()-2;255));&quot;, &quot;&quot;name&quot;&quot;: &quot;&quot;&quot;;[.B18];&quot;&quot;&quot;, &quot;&quot;value&quot;&quot;: &quot;;IF([.C18] &gt; 0; MOD([.C18]; 10); -1);&quot;, &quot;&quot;type&quot;&quot;: &quot;&quot;&quot;;[.D18];&quot;&quot;&quot;, &quot;&quot;cpCost&quot;&quot;: &quot;;[.G18];&quot;, &quot;&quot;element&quot;&quot;: &quot;&quot;&quot;;[.E18];&quot;&quot;&quot;, },&quot;)" office:value-type="string" office:string-value="0x10: { &quot;idMostSigNib&quot;: 0, &quot;idLeastSigByte&quot;: 0x10, &quot;name&quot;: &quot;Three Wishes&quot;, &quot;value&quot;: 6, &quot;type&quot;: &quot;Attack&quot;, &quot;cpCost&quot;: 20, &quot;element&quot;: &quot;Physical&quot;, }," calcext:value-type="string">
            <text:p>0x10: { "idMostSigNib": 0, "idLeastSigByte": 0x10, "name": "Three Wishes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11" calcext:value-type="string">
            <text:p>0x11</text:p>
          </table:table-cell>
          <table:table-cell office:value-type="string" calcext:value-type="string">
            <text:p>Three Wish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9] = &quot;S&quot;; 10 + [.C19] - 1; IF ([.F19] = &quot;A&quot;; 15 + [.C19] - 1; IF ([.F19] = &quot;B&quot;; 20 + ([.C19] - 1) * 2; IF ([.F19] = &quot;C&quot;; 25 + ([.C19] - 1) * 2; IF ([.F19] = &quot;D&quot;; 30 + ([.C19] - 1) * 3; IF([.F19] = &quot;E&quot;; 40 + ([.C19] - 1) * 4; IF ([.F19] = &quot;F&quot;; 45 + ([.C19] - 1) * 4; IF ([.F19] = &quot;E+&quot;; 35 + ([.C19] - 1) * 3; IF([.F19] = &quot;G&quot;; 50 + ([.C19] - 1) * 5; 60 + ([.C19] - 1) * 5)))))))))" office:value-type="float" office:value="21" calcext:value-type="float">
            <text:p>21</text:p>
          </table:table-cell>
          <table:table-cell table:formula="of:=COM.MICROSOFT.CONCAT([.A19];&quot;: { &quot;&quot;idMostSigNib&quot;&quot;: &quot;;BITAND(ROW()-2;65280)/256;&quot;, &quot;&quot;idLeastSigByte&quot;&quot;: &quot;;&quot;0x&quot;&amp;DEC2HEX(BITAND(ROW()-2;255));&quot;, &quot;&quot;name&quot;&quot;: &quot;&quot;&quot;;[.B19];&quot;&quot;&quot;, &quot;&quot;value&quot;&quot;: &quot;;IF([.C19] &gt; 0; MOD([.C19]; 10); -1);&quot;, &quot;&quot;type&quot;&quot;: &quot;&quot;&quot;;[.D19];&quot;&quot;&quot;, &quot;&quot;cpCost&quot;&quot;: &quot;;[.G19];&quot;, &quot;&quot;element&quot;&quot;: &quot;&quot;&quot;;[.E19];&quot;&quot;&quot;, },&quot;)" office:value-type="string" office:string-value="0x11: { &quot;idMostSigNib&quot;: 0, &quot;idLeastSigByte&quot;: 0x11, &quot;name&quot;: &quot;Three Wishes&quot;, &quot;value&quot;: 7, &quot;type&quot;: &quot;Attack&quot;, &quot;cpCost&quot;: 21, &quot;element&quot;: &quot;Physical&quot;, }," calcext:value-type="string">
            <text:p>0x11: { "idMostSigNib": 0, "idLeastSigByte": 0x11, "name": "Three Wishes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12" calcext:value-type="string">
            <text:p>0x12</text:p>
          </table:table-cell>
          <table:table-cell office:value-type="string" calcext:value-type="string">
            <text:p>Three Wish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20] = &quot;S&quot;; 10 + [.C20] - 1; IF ([.F20] = &quot;A&quot;; 15 + [.C20] - 1; IF ([.F20] = &quot;B&quot;; 20 + ([.C20] - 1) * 2; IF ([.F20] = &quot;C&quot;; 25 + ([.C20] - 1) * 2; IF ([.F20] = &quot;D&quot;; 30 + ([.C20] - 1) * 3; IF([.F20] = &quot;E&quot;; 40 + ([.C20] - 1) * 4; IF ([.F20] = &quot;F&quot;; 45 + ([.C20] - 1) * 4; IF ([.F20] = &quot;E+&quot;; 35 + ([.C20] - 1) * 3; IF([.F20] = &quot;G&quot;; 50 + ([.C20] - 1) * 5; 60 + ([.C20] - 1) * 5)))))))))" office:value-type="float" office:value="22" calcext:value-type="float">
            <text:p>22</text:p>
          </table:table-cell>
          <table:table-cell table:formula="of:=COM.MICROSOFT.CONCAT([.A20];&quot;: { &quot;&quot;idMostSigNib&quot;&quot;: &quot;;BITAND(ROW()-2;65280)/256;&quot;, &quot;&quot;idLeastSigByte&quot;&quot;: &quot;;&quot;0x&quot;&amp;DEC2HEX(BITAND(ROW()-2;255));&quot;, &quot;&quot;name&quot;&quot;: &quot;&quot;&quot;;[.B20];&quot;&quot;&quot;, &quot;&quot;value&quot;&quot;: &quot;;IF([.C20] &gt; 0; MOD([.C20]; 10); -1);&quot;, &quot;&quot;type&quot;&quot;: &quot;&quot;&quot;;[.D20];&quot;&quot;&quot;, &quot;&quot;cpCost&quot;&quot;: &quot;;[.G20];&quot;, &quot;&quot;element&quot;&quot;: &quot;&quot;&quot;;[.E20];&quot;&quot;&quot;, },&quot;)" office:value-type="string" office:string-value="0x12: { &quot;idMostSigNib&quot;: 0, &quot;idLeastSigByte&quot;: 0x12, &quot;name&quot;: &quot;Three Wishes&quot;, &quot;value&quot;: 8, &quot;type&quot;: &quot;Attack&quot;, &quot;cpCost&quot;: 22, &quot;element&quot;: &quot;Physical&quot;, }," calcext:value-type="string">
            <text:p>0x12: { "idMostSigNib": 0, "idLeastSigByte": 0x12, "name": "Three Wishes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13" calcext:value-type="string">
            <text:p>0x13</text:p>
          </table:table-cell>
          <table:table-cell office:value-type="string" calcext:value-type="string">
            <text:p>Three Wish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21] = &quot;S&quot;; 10 + [.C21] - 1; IF ([.F21] = &quot;A&quot;; 15 + [.C21] - 1; IF ([.F21] = &quot;B&quot;; 20 + ([.C21] - 1) * 2; IF ([.F21] = &quot;C&quot;; 25 + ([.C21] - 1) * 2; IF ([.F21] = &quot;D&quot;; 30 + ([.C21] - 1) * 3; IF([.F21] = &quot;E&quot;; 40 + ([.C21] - 1) * 4; IF ([.F21] = &quot;F&quot;; 45 + ([.C21] - 1) * 4; IF ([.F21] = &quot;E+&quot;; 35 + ([.C21] - 1) * 3; IF([.F21] = &quot;G&quot;; 50 + ([.C21] - 1) * 5; 60 + ([.C21] - 1) * 5)))))))))" office:value-type="float" office:value="23" calcext:value-type="float">
            <text:p>23</text:p>
          </table:table-cell>
          <table:table-cell table:formula="of:=COM.MICROSOFT.CONCAT([.A21];&quot;: { &quot;&quot;idMostSigNib&quot;&quot;: &quot;;BITAND(ROW()-2;65280)/256;&quot;, &quot;&quot;idLeastSigByte&quot;&quot;: &quot;;&quot;0x&quot;&amp;DEC2HEX(BITAND(ROW()-2;255));&quot;, &quot;&quot;name&quot;&quot;: &quot;&quot;&quot;;[.B21];&quot;&quot;&quot;, &quot;&quot;value&quot;&quot;: &quot;;IF([.C21] &gt; 0; MOD([.C21]; 10); -1);&quot;, &quot;&quot;type&quot;&quot;: &quot;&quot;&quot;;[.D21];&quot;&quot;&quot;, &quot;&quot;cpCost&quot;&quot;: &quot;;[.G21];&quot;, &quot;&quot;element&quot;&quot;: &quot;&quot;&quot;;[.E21];&quot;&quot;&quot;, },&quot;)" office:value-type="string" office:string-value="0x13: { &quot;idMostSigNib&quot;: 0, &quot;idLeastSigByte&quot;: 0x13, &quot;name&quot;: &quot;Three Wishes&quot;, &quot;value&quot;: 9, &quot;type&quot;: &quot;Attack&quot;, &quot;cpCost&quot;: 23, &quot;element&quot;: &quot;Physical&quot;, }," calcext:value-type="string">
            <text:p>0x13: { "idMostSigNib": 0, "idLeastSigByte": 0x13, "name": "Three Wishes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14" calcext:value-type="string">
            <text:p>0x14</text:p>
          </table:table-cell>
          <table:table-cell office:value-type="string" calcext:value-type="string">
            <text:p>Crabcla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2] = &quot;S&quot;; 10 + [.C22] - 1; IF ([.F22] = &quot;A&quot;; 15 + [.C22] - 1; IF ([.F22] = &quot;B&quot;; 20 + ([.C22] - 1) * 2; IF ([.F22] = &quot;C&quot;; 25 + ([.C22] - 1) * 2; IF ([.F22] = &quot;D&quot;; 30 + ([.C22] - 1) * 3; IF([.F22] = &quot;E&quot;; 40 + ([.C22] - 1) * 4; IF ([.F22] = &quot;F&quot;; 45 + ([.C22] - 1) * 4; IF ([.F22] = &quot;E+&quot;; 35 + ([.C22] - 1) * 3; IF([.F22] = &quot;G&quot;; 50 + ([.C22] - 1) * 5; 60 + ([.C22] - 1) * 5)))))))))" office:value-type="float" office:value="38" calcext:value-type="float">
            <text:p>38</text:p>
          </table:table-cell>
          <table:table-cell table:formula="of:=COM.MICROSOFT.CONCAT([.A22];&quot;: { &quot;&quot;idMostSigNib&quot;&quot;: &quot;;BITAND(ROW()-2;65280)/256;&quot;, &quot;&quot;idLeastSigByte&quot;&quot;: &quot;;&quot;0x&quot;&amp;DEC2HEX(BITAND(ROW()-2;255));&quot;, &quot;&quot;name&quot;&quot;: &quot;&quot;&quot;;[.B22];&quot;&quot;&quot;, &quot;&quot;value&quot;&quot;: &quot;;IF([.C22] &gt; 0; MOD([.C22]; 10); -1);&quot;, &quot;&quot;type&quot;&quot;: &quot;&quot;&quot;;[.D22];&quot;&quot;&quot;, &quot;&quot;cpCost&quot;&quot;: &quot;;[.G22];&quot;, &quot;&quot;element&quot;&quot;: &quot;&quot;&quot;;[.E22];&quot;&quot;&quot;, },&quot;)" office:value-type="string" office:string-value="0x14: { &quot;idMostSigNib&quot;: 0, &quot;idLeastSigByte&quot;: 0x14, &quot;name&quot;: &quot;Crabclaw&quot;, &quot;value&quot;: 0, &quot;type&quot;: &quot;Attack&quot;, &quot;cpCost&quot;: 38, &quot;element&quot;: &quot;Physical&quot;, }," calcext:value-type="string">
            <text:p>0x14: { "idMostSigNib": 0, "idLeastSigByte": 0x14, "name": "Crabclaw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15" calcext:value-type="string">
            <text:p>0x15</text:p>
          </table:table-cell>
          <table:table-cell office:value-type="string" calcext:value-type="string">
            <text:p>Crabc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3] = &quot;S&quot;; 10 + [.C23] - 1; IF ([.F23] = &quot;A&quot;; 15 + [.C23] - 1; IF ([.F23] = &quot;B&quot;; 20 + ([.C23] - 1) * 2; IF ([.F23] = &quot;C&quot;; 25 + ([.C23] - 1) * 2; IF ([.F23] = &quot;D&quot;; 30 + ([.C23] - 1) * 3; IF([.F23] = &quot;E&quot;; 40 + ([.C23] - 1) * 4; IF ([.F23] = &quot;F&quot;; 45 + ([.C23] - 1) * 4; IF ([.F23] = &quot;E+&quot;; 35 + ([.C23] - 1) * 3; IF([.F23] = &quot;G&quot;; 50 + ([.C23] - 1) * 5; 60 + ([.C23] - 1) * 5)))))))))" office:value-type="float" office:value="20" calcext:value-type="float">
            <text:p>20</text:p>
          </table:table-cell>
          <table:table-cell table:formula="of:=COM.MICROSOFT.CONCAT([.A23];&quot;: { &quot;&quot;idMostSigNib&quot;&quot;: &quot;;BITAND(ROW()-2;65280)/256;&quot;, &quot;&quot;idLeastSigByte&quot;&quot;: &quot;;&quot;0x&quot;&amp;DEC2HEX(BITAND(ROW()-2;255));&quot;, &quot;&quot;name&quot;&quot;: &quot;&quot;&quot;;[.B23];&quot;&quot;&quot;, &quot;&quot;value&quot;&quot;: &quot;;IF([.C23] &gt; 0; MOD([.C23]; 10); -1);&quot;, &quot;&quot;type&quot;&quot;: &quot;&quot;&quot;;[.D23];&quot;&quot;&quot;, &quot;&quot;cpCost&quot;&quot;: &quot;;[.G23];&quot;, &quot;&quot;element&quot;&quot;: &quot;&quot;&quot;;[.E23];&quot;&quot;&quot;, },&quot;)" office:value-type="string" office:string-value="0x15: { &quot;idMostSigNib&quot;: 0, &quot;idLeastSigByte&quot;: 0x15, &quot;name&quot;: &quot;Crabclaw&quot;, &quot;value&quot;: 1, &quot;type&quot;: &quot;Attack&quot;, &quot;cpCost&quot;: 20, &quot;element&quot;: &quot;Physical&quot;, }," calcext:value-type="string">
            <text:p>0x15: { "idMostSigNib": 0, "idLeastSigByte": 0x15, "name": "Crabclaw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16" calcext:value-type="string">
            <text:p>0x16</text:p>
          </table:table-cell>
          <table:table-cell office:value-type="string" calcext:value-type="string">
            <text:p>Crabcla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4] = &quot;S&quot;; 10 + [.C24] - 1; IF ([.F24] = &quot;A&quot;; 15 + [.C24] - 1; IF ([.F24] = &quot;B&quot;; 20 + ([.C24] - 1) * 2; IF ([.F24] = &quot;C&quot;; 25 + ([.C24] - 1) * 2; IF ([.F24] = &quot;D&quot;; 30 + ([.C24] - 1) * 3; IF([.F24] = &quot;E&quot;; 40 + ([.C24] - 1) * 4; IF ([.F24] = &quot;F&quot;; 45 + ([.C24] - 1) * 4; IF ([.F24] = &quot;E+&quot;; 35 + ([.C24] - 1) * 3; IF([.F24] = &quot;G&quot;; 50 + ([.C24] - 1) * 5; 60 + ([.C24] - 1) * 5)))))))))" office:value-type="float" office:value="22" calcext:value-type="float">
            <text:p>22</text:p>
          </table:table-cell>
          <table:table-cell table:formula="of:=COM.MICROSOFT.CONCAT([.A24];&quot;: { &quot;&quot;idMostSigNib&quot;&quot;: &quot;;BITAND(ROW()-2;65280)/256;&quot;, &quot;&quot;idLeastSigByte&quot;&quot;: &quot;;&quot;0x&quot;&amp;DEC2HEX(BITAND(ROW()-2;255));&quot;, &quot;&quot;name&quot;&quot;: &quot;&quot;&quot;;[.B24];&quot;&quot;&quot;, &quot;&quot;value&quot;&quot;: &quot;;IF([.C24] &gt; 0; MOD([.C24]; 10); -1);&quot;, &quot;&quot;type&quot;&quot;: &quot;&quot;&quot;;[.D24];&quot;&quot;&quot;, &quot;&quot;cpCost&quot;&quot;: &quot;;[.G24];&quot;, &quot;&quot;element&quot;&quot;: &quot;&quot;&quot;;[.E24];&quot;&quot;&quot;, },&quot;)" office:value-type="string" office:string-value="0x16: { &quot;idMostSigNib&quot;: 0, &quot;idLeastSigByte&quot;: 0x16, &quot;name&quot;: &quot;Crabclaw&quot;, &quot;value&quot;: 2, &quot;type&quot;: &quot;Attack&quot;, &quot;cpCost&quot;: 22, &quot;element&quot;: &quot;Physical&quot;, }," calcext:value-type="string">
            <text:p>0x16: { "idMostSigNib": 0, "idLeastSigByte": 0x16, "name": "Crabclaw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17" calcext:value-type="string">
            <text:p>0x17</text:p>
          </table:table-cell>
          <table:table-cell office:value-type="string" calcext:value-type="string">
            <text:p>Crabcla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5] = &quot;S&quot;; 10 + [.C25] - 1; IF ([.F25] = &quot;A&quot;; 15 + [.C25] - 1; IF ([.F25] = &quot;B&quot;; 20 + ([.C25] - 1) * 2; IF ([.F25] = &quot;C&quot;; 25 + ([.C25] - 1) * 2; IF ([.F25] = &quot;D&quot;; 30 + ([.C25] - 1) * 3; IF([.F25] = &quot;E&quot;; 40 + ([.C25] - 1) * 4; IF ([.F25] = &quot;F&quot;; 45 + ([.C25] - 1) * 4; IF ([.F25] = &quot;E+&quot;; 35 + ([.C25] - 1) * 3; IF([.F25] = &quot;G&quot;; 50 + ([.C25] - 1) * 5; 60 + ([.C25] - 1) * 5)))))))))" office:value-type="float" office:value="24" calcext:value-type="float">
            <text:p>24</text:p>
          </table:table-cell>
          <table:table-cell table:formula="of:=COM.MICROSOFT.CONCAT([.A25];&quot;: { &quot;&quot;idMostSigNib&quot;&quot;: &quot;;BITAND(ROW()-2;65280)/256;&quot;, &quot;&quot;idLeastSigByte&quot;&quot;: &quot;;&quot;0x&quot;&amp;DEC2HEX(BITAND(ROW()-2;255));&quot;, &quot;&quot;name&quot;&quot;: &quot;&quot;&quot;;[.B25];&quot;&quot;&quot;, &quot;&quot;value&quot;&quot;: &quot;;IF([.C25] &gt; 0; MOD([.C25]; 10); -1);&quot;, &quot;&quot;type&quot;&quot;: &quot;&quot;&quot;;[.D25];&quot;&quot;&quot;, &quot;&quot;cpCost&quot;&quot;: &quot;;[.G25];&quot;, &quot;&quot;element&quot;&quot;: &quot;&quot;&quot;;[.E25];&quot;&quot;&quot;, },&quot;)" office:value-type="string" office:string-value="0x17: { &quot;idMostSigNib&quot;: 0, &quot;idLeastSigByte&quot;: 0x17, &quot;name&quot;: &quot;Crabclaw&quot;, &quot;value&quot;: 3, &quot;type&quot;: &quot;Attack&quot;, &quot;cpCost&quot;: 24, &quot;element&quot;: &quot;Physical&quot;, }," calcext:value-type="string">
            <text:p>0x17: { "idMostSigNib": 0, "idLeastSigByte": 0x17, "name": "Crabclaw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18" calcext:value-type="string">
            <text:p>0x18</text:p>
          </table:table-cell>
          <table:table-cell office:value-type="string" calcext:value-type="string">
            <text:p>Crabcla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6] = &quot;S&quot;; 10 + [.C26] - 1; IF ([.F26] = &quot;A&quot;; 15 + [.C26] - 1; IF ([.F26] = &quot;B&quot;; 20 + ([.C26] - 1) * 2; IF ([.F26] = &quot;C&quot;; 25 + ([.C26] - 1) * 2; IF ([.F26] = &quot;D&quot;; 30 + ([.C26] - 1) * 3; IF([.F26] = &quot;E&quot;; 40 + ([.C26] - 1) * 4; IF ([.F26] = &quot;F&quot;; 45 + ([.C26] - 1) * 4; IF ([.F26] = &quot;E+&quot;; 35 + ([.C26] - 1) * 3; IF([.F26] = &quot;G&quot;; 50 + ([.C26] - 1) * 5; 60 + ([.C26] - 1) * 5)))))))))" office:value-type="float" office:value="26" calcext:value-type="float">
            <text:p>26</text:p>
          </table:table-cell>
          <table:table-cell table:formula="of:=COM.MICROSOFT.CONCAT([.A26];&quot;: { &quot;&quot;idMostSigNib&quot;&quot;: &quot;;BITAND(ROW()-2;65280)/256;&quot;, &quot;&quot;idLeastSigByte&quot;&quot;: &quot;;&quot;0x&quot;&amp;DEC2HEX(BITAND(ROW()-2;255));&quot;, &quot;&quot;name&quot;&quot;: &quot;&quot;&quot;;[.B26];&quot;&quot;&quot;, &quot;&quot;value&quot;&quot;: &quot;;IF([.C26] &gt; 0; MOD([.C26]; 10); -1);&quot;, &quot;&quot;type&quot;&quot;: &quot;&quot;&quot;;[.D26];&quot;&quot;&quot;, &quot;&quot;cpCost&quot;&quot;: &quot;;[.G26];&quot;, &quot;&quot;element&quot;&quot;: &quot;&quot;&quot;;[.E26];&quot;&quot;&quot;, },&quot;)" office:value-type="string" office:string-value="0x18: { &quot;idMostSigNib&quot;: 0, &quot;idLeastSigByte&quot;: 0x18, &quot;name&quot;: &quot;Crabclaw&quot;, &quot;value&quot;: 4, &quot;type&quot;: &quot;Attack&quot;, &quot;cpCost&quot;: 26, &quot;element&quot;: &quot;Physical&quot;, }," calcext:value-type="string">
            <text:p>0x18: { "idMostSigNib": 0, "idLeastSigByte": 0x18, "name": "Crabclaw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19" calcext:value-type="string">
            <text:p>0x19</text:p>
          </table:table-cell>
          <table:table-cell office:value-type="string" calcext:value-type="string">
            <text:p>Crabcla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7] = &quot;S&quot;; 10 + [.C27] - 1; IF ([.F27] = &quot;A&quot;; 15 + [.C27] - 1; IF ([.F27] = &quot;B&quot;; 20 + ([.C27] - 1) * 2; IF ([.F27] = &quot;C&quot;; 25 + ([.C27] - 1) * 2; IF ([.F27] = &quot;D&quot;; 30 + ([.C27] - 1) * 3; IF([.F27] = &quot;E&quot;; 40 + ([.C27] - 1) * 4; IF ([.F27] = &quot;F&quot;; 45 + ([.C27] - 1) * 4; IF ([.F27] = &quot;E+&quot;; 35 + ([.C27] - 1) * 3; IF([.F27] = &quot;G&quot;; 50 + ([.C27] - 1) * 5; 60 + ([.C27] - 1) * 5)))))))))" office:value-type="float" office:value="28" calcext:value-type="float">
            <text:p>28</text:p>
          </table:table-cell>
          <table:table-cell table:formula="of:=COM.MICROSOFT.CONCAT([.A27];&quot;: { &quot;&quot;idMostSigNib&quot;&quot;: &quot;;BITAND(ROW()-2;65280)/256;&quot;, &quot;&quot;idLeastSigByte&quot;&quot;: &quot;;&quot;0x&quot;&amp;DEC2HEX(BITAND(ROW()-2;255));&quot;, &quot;&quot;name&quot;&quot;: &quot;&quot;&quot;;[.B27];&quot;&quot;&quot;, &quot;&quot;value&quot;&quot;: &quot;;IF([.C27] &gt; 0; MOD([.C27]; 10); -1);&quot;, &quot;&quot;type&quot;&quot;: &quot;&quot;&quot;;[.D27];&quot;&quot;&quot;, &quot;&quot;cpCost&quot;&quot;: &quot;;[.G27];&quot;, &quot;&quot;element&quot;&quot;: &quot;&quot;&quot;;[.E27];&quot;&quot;&quot;, },&quot;)" office:value-type="string" office:string-value="0x19: { &quot;idMostSigNib&quot;: 0, &quot;idLeastSigByte&quot;: 0x19, &quot;name&quot;: &quot;Crabclaw&quot;, &quot;value&quot;: 5, &quot;type&quot;: &quot;Attack&quot;, &quot;cpCost&quot;: 28, &quot;element&quot;: &quot;Physical&quot;, }," calcext:value-type="string">
            <text:p>0x19: { "idMostSigNib": 0, "idLeastSigByte": 0x19, "name": "Crabclaw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1A" calcext:value-type="string">
            <text:p>0x1A</text:p>
          </table:table-cell>
          <table:table-cell office:value-type="string" calcext:value-type="string">
            <text:p>Crabclaw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8] = &quot;S&quot;; 10 + [.C28] - 1; IF ([.F28] = &quot;A&quot;; 15 + [.C28] - 1; IF ([.F28] = &quot;B&quot;; 20 + ([.C28] - 1) * 2; IF ([.F28] = &quot;C&quot;; 25 + ([.C28] - 1) * 2; IF ([.F28] = &quot;D&quot;; 30 + ([.C28] - 1) * 3; IF([.F28] = &quot;E&quot;; 40 + ([.C28] - 1) * 4; IF ([.F28] = &quot;F&quot;; 45 + ([.C28] - 1) * 4; IF ([.F28] = &quot;E+&quot;; 35 + ([.C28] - 1) * 3; IF([.F28] = &quot;G&quot;; 50 + ([.C28] - 1) * 5; 60 + ([.C28] - 1) * 5)))))))))" office:value-type="float" office:value="30" calcext:value-type="float">
            <text:p>30</text:p>
          </table:table-cell>
          <table:table-cell table:formula="of:=COM.MICROSOFT.CONCAT([.A28];&quot;: { &quot;&quot;idMostSigNib&quot;&quot;: &quot;;BITAND(ROW()-2;65280)/256;&quot;, &quot;&quot;idLeastSigByte&quot;&quot;: &quot;;&quot;0x&quot;&amp;DEC2HEX(BITAND(ROW()-2;255));&quot;, &quot;&quot;name&quot;&quot;: &quot;&quot;&quot;;[.B28];&quot;&quot;&quot;, &quot;&quot;value&quot;&quot;: &quot;;IF([.C28] &gt; 0; MOD([.C28]; 10); -1);&quot;, &quot;&quot;type&quot;&quot;: &quot;&quot;&quot;;[.D28];&quot;&quot;&quot;, &quot;&quot;cpCost&quot;&quot;: &quot;;[.G28];&quot;, &quot;&quot;element&quot;&quot;: &quot;&quot;&quot;;[.E28];&quot;&quot;&quot;, },&quot;)" office:value-type="string" office:string-value="0x1A: { &quot;idMostSigNib&quot;: 0, &quot;idLeastSigByte&quot;: 0x1A, &quot;name&quot;: &quot;Crabclaw&quot;, &quot;value&quot;: 6, &quot;type&quot;: &quot;Attack&quot;, &quot;cpCost&quot;: 30, &quot;element&quot;: &quot;Physical&quot;, }," calcext:value-type="string">
            <text:p>0x1A: { "idMostSigNib": 0, "idLeastSigByte": 0x1A, "name": "Crabclaw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1B" calcext:value-type="string">
            <text:p>0x1B</text:p>
          </table:table-cell>
          <table:table-cell office:value-type="string" calcext:value-type="string">
            <text:p>Crabclaw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29] = &quot;S&quot;; 10 + [.C29] - 1; IF ([.F29] = &quot;A&quot;; 15 + [.C29] - 1; IF ([.F29] = &quot;B&quot;; 20 + ([.C29] - 1) * 2; IF ([.F29] = &quot;C&quot;; 25 + ([.C29] - 1) * 2; IF ([.F29] = &quot;D&quot;; 30 + ([.C29] - 1) * 3; IF([.F29] = &quot;E&quot;; 40 + ([.C29] - 1) * 4; IF ([.F29] = &quot;F&quot;; 45 + ([.C29] - 1) * 4; IF ([.F29] = &quot;E+&quot;; 35 + ([.C29] - 1) * 3; IF([.F29] = &quot;G&quot;; 50 + ([.C29] - 1) * 5; 60 + ([.C29] - 1) * 5)))))))))" office:value-type="float" office:value="32" calcext:value-type="float">
            <text:p>32</text:p>
          </table:table-cell>
          <table:table-cell table:formula="of:=COM.MICROSOFT.CONCAT([.A29];&quot;: { &quot;&quot;idMostSigNib&quot;&quot;: &quot;;BITAND(ROW()-2;65280)/256;&quot;, &quot;&quot;idLeastSigByte&quot;&quot;: &quot;;&quot;0x&quot;&amp;DEC2HEX(BITAND(ROW()-2;255));&quot;, &quot;&quot;name&quot;&quot;: &quot;&quot;&quot;;[.B29];&quot;&quot;&quot;, &quot;&quot;value&quot;&quot;: &quot;;IF([.C29] &gt; 0; MOD([.C29]; 10); -1);&quot;, &quot;&quot;type&quot;&quot;: &quot;&quot;&quot;;[.D29];&quot;&quot;&quot;, &quot;&quot;cpCost&quot;&quot;: &quot;;[.G29];&quot;, &quot;&quot;element&quot;&quot;: &quot;&quot;&quot;;[.E29];&quot;&quot;&quot;, },&quot;)" office:value-type="string" office:string-value="0x1B: { &quot;idMostSigNib&quot;: 0, &quot;idLeastSigByte&quot;: 0x1B, &quot;name&quot;: &quot;Crabclaw&quot;, &quot;value&quot;: 7, &quot;type&quot;: &quot;Attack&quot;, &quot;cpCost&quot;: 32, &quot;element&quot;: &quot;Physical&quot;, }," calcext:value-type="string">
            <text:p>0x1B: { "idMostSigNib": 0, "idLeastSigByte": 0x1B, "name": "Crabclaw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1C" calcext:value-type="string">
            <text:p>0x1C</text:p>
          </table:table-cell>
          <table:table-cell office:value-type="string" calcext:value-type="string">
            <text:p>Crabcla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30] = &quot;S&quot;; 10 + [.C30] - 1; IF ([.F30] = &quot;A&quot;; 15 + [.C30] - 1; IF ([.F30] = &quot;B&quot;; 20 + ([.C30] - 1) * 2; IF ([.F30] = &quot;C&quot;; 25 + ([.C30] - 1) * 2; IF ([.F30] = &quot;D&quot;; 30 + ([.C30] - 1) * 3; IF([.F30] = &quot;E&quot;; 40 + ([.C30] - 1) * 4; IF ([.F30] = &quot;F&quot;; 45 + ([.C30] - 1) * 4; IF ([.F30] = &quot;E+&quot;; 35 + ([.C30] - 1) * 3; IF([.F30] = &quot;G&quot;; 50 + ([.C30] - 1) * 5; 60 + ([.C30] - 1) * 5)))))))))" office:value-type="float" office:value="34" calcext:value-type="float">
            <text:p>34</text:p>
          </table:table-cell>
          <table:table-cell table:formula="of:=COM.MICROSOFT.CONCAT([.A30];&quot;: { &quot;&quot;idMostSigNib&quot;&quot;: &quot;;BITAND(ROW()-2;65280)/256;&quot;, &quot;&quot;idLeastSigByte&quot;&quot;: &quot;;&quot;0x&quot;&amp;DEC2HEX(BITAND(ROW()-2;255));&quot;, &quot;&quot;name&quot;&quot;: &quot;&quot;&quot;;[.B30];&quot;&quot;&quot;, &quot;&quot;value&quot;&quot;: &quot;;IF([.C30] &gt; 0; MOD([.C30]; 10); -1);&quot;, &quot;&quot;type&quot;&quot;: &quot;&quot;&quot;;[.D30];&quot;&quot;&quot;, &quot;&quot;cpCost&quot;&quot;: &quot;;[.G30];&quot;, &quot;&quot;element&quot;&quot;: &quot;&quot;&quot;;[.E30];&quot;&quot;&quot;, },&quot;)" office:value-type="string" office:string-value="0x1C: { &quot;idMostSigNib&quot;: 0, &quot;idLeastSigByte&quot;: 0x1C, &quot;name&quot;: &quot;Crabclaw&quot;, &quot;value&quot;: 8, &quot;type&quot;: &quot;Attack&quot;, &quot;cpCost&quot;: 34, &quot;element&quot;: &quot;Physical&quot;, }," calcext:value-type="string">
            <text:p>0x1C: { "idMostSigNib": 0, "idLeastSigByte": 0x1C, "name": "Crabclaw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1D" calcext:value-type="string">
            <text:p>0x1D</text:p>
          </table:table-cell>
          <table:table-cell office:value-type="string" calcext:value-type="string">
            <text:p>Crabcla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31] = &quot;S&quot;; 10 + [.C31] - 1; IF ([.F31] = &quot;A&quot;; 15 + [.C31] - 1; IF ([.F31] = &quot;B&quot;; 20 + ([.C31] - 1) * 2; IF ([.F31] = &quot;C&quot;; 25 + ([.C31] - 1) * 2; IF ([.F31] = &quot;D&quot;; 30 + ([.C31] - 1) * 3; IF([.F31] = &quot;E&quot;; 40 + ([.C31] - 1) * 4; IF ([.F31] = &quot;F&quot;; 45 + ([.C31] - 1) * 4; IF ([.F31] = &quot;E+&quot;; 35 + ([.C31] - 1) * 3; IF([.F31] = &quot;G&quot;; 50 + ([.C31] - 1) * 5; 60 + ([.C31] - 1) * 5)))))))))" office:value-type="float" office:value="36" calcext:value-type="float">
            <text:p>36</text:p>
          </table:table-cell>
          <table:table-cell table:formula="of:=COM.MICROSOFT.CONCAT([.A31];&quot;: { &quot;&quot;idMostSigNib&quot;&quot;: &quot;;BITAND(ROW()-2;65280)/256;&quot;, &quot;&quot;idLeastSigByte&quot;&quot;: &quot;;&quot;0x&quot;&amp;DEC2HEX(BITAND(ROW()-2;255));&quot;, &quot;&quot;name&quot;&quot;: &quot;&quot;&quot;;[.B31];&quot;&quot;&quot;, &quot;&quot;value&quot;&quot;: &quot;;IF([.C31] &gt; 0; MOD([.C31]; 10); -1);&quot;, &quot;&quot;type&quot;&quot;: &quot;&quot;&quot;;[.D31];&quot;&quot;&quot;, &quot;&quot;cpCost&quot;&quot;: &quot;;[.G31];&quot;, &quot;&quot;element&quot;&quot;: &quot;&quot;&quot;;[.E31];&quot;&quot;&quot;, },&quot;)" office:value-type="string" office:string-value="0x1D: { &quot;idMostSigNib&quot;: 0, &quot;idLeastSigByte&quot;: 0x1D, &quot;name&quot;: &quot;Crabclaw&quot;, &quot;value&quot;: 9, &quot;type&quot;: &quot;Attack&quot;, &quot;cpCost&quot;: 36, &quot;element&quot;: &quot;Physical&quot;, }," calcext:value-type="string">
            <text:p>0x1D: { "idMostSigNib": 0, "idLeastSigByte": 0x1D, "name": "Crabclaw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1E" calcext:value-type="string">
            <text:p>0x1E</text:p>
          </table:table-cell>
          <table:table-cell office:value-type="string" calcext:value-type="string">
            <text:p>Pumpkinhe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2] = &quot;S&quot;; 10 + [.C32] - 1; IF ([.F32] = &quot;A&quot;; 15 + [.C32] - 1; IF ([.F32] = &quot;B&quot;; 20 + ([.C32] - 1) * 2; IF ([.F32] = &quot;C&quot;; 25 + ([.C32] - 1) * 2; IF ([.F32] = &quot;D&quot;; 30 + ([.C32] - 1) * 3; IF([.F32] = &quot;E&quot;; 40 + ([.C32] - 1) * 4; IF ([.F32] = &quot;F&quot;; 45 + ([.C32] - 1) * 4; IF ([.F32] = &quot;E+&quot;; 35 + ([.C32] - 1) * 3; IF([.F32] = &quot;G&quot;; 50 + ([.C32] - 1) * 5; 60 + ([.C32] - 1) * 5)))))))))" office:value-type="float" office:value="24" calcext:value-type="float">
            <text:p>24</text:p>
          </table:table-cell>
          <table:table-cell table:formula="of:=COM.MICROSOFT.CONCAT([.A32];&quot;: { &quot;&quot;idMostSigNib&quot;&quot;: &quot;;BITAND(ROW()-2;65280)/256;&quot;, &quot;&quot;idLeastSigByte&quot;&quot;: &quot;;&quot;0x&quot;&amp;DEC2HEX(BITAND(ROW()-2;255));&quot;, &quot;&quot;name&quot;&quot;: &quot;&quot;&quot;;[.B32];&quot;&quot;&quot;, &quot;&quot;value&quot;&quot;: &quot;;IF([.C32] &gt; 0; MOD([.C32]; 10); -1);&quot;, &quot;&quot;type&quot;&quot;: &quot;&quot;&quot;;[.D32];&quot;&quot;&quot;, &quot;&quot;cpCost&quot;&quot;: &quot;;[.G32];&quot;, &quot;&quot;element&quot;&quot;: &quot;&quot;&quot;;[.E32];&quot;&quot;&quot;, },&quot;)" office:value-type="string" office:string-value="0x1E: { &quot;idMostSigNib&quot;: 0, &quot;idLeastSigByte&quot;: 0x1E, &quot;name&quot;: &quot;Pumpkinhead&quot;, &quot;value&quot;: 0, &quot;type&quot;: &quot;Attack&quot;, &quot;cpCost&quot;: 24, &quot;element&quot;: &quot;Physical&quot;, }," calcext:value-type="string">
            <text:p>0x1E: { "idMostSigNib": 0, "idLeastSigByte": 0x1E, "name": "Pumpkinhead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1F" calcext:value-type="string">
            <text:p>0x1F</text:p>
          </table:table-cell>
          <table:table-cell office:value-type="string" calcext:value-type="string">
            <text:p>Pumpkin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3] = &quot;S&quot;; 10 + [.C33] - 1; IF ([.F33] = &quot;A&quot;; 15 + [.C33] - 1; IF ([.F33] = &quot;B&quot;; 20 + ([.C33] - 1) * 2; IF ([.F33] = &quot;C&quot;; 25 + ([.C33] - 1) * 2; IF ([.F33] = &quot;D&quot;; 30 + ([.C33] - 1) * 3; IF([.F33] = &quot;E&quot;; 40 + ([.C33] - 1) * 4; IF ([.F33] = &quot;F&quot;; 45 + ([.C33] - 1) * 4; IF ([.F33] = &quot;E+&quot;; 35 + ([.C33] - 1) * 3; IF([.F33] = &quot;G&quot;; 50 + ([.C33] - 1) * 5; 60 + ([.C33] - 1) * 5)))))))))" office:value-type="float" office:value="15" calcext:value-type="float">
            <text:p>15</text:p>
          </table:table-cell>
          <table:table-cell table:formula="of:=COM.MICROSOFT.CONCAT([.A33];&quot;: { &quot;&quot;idMostSigNib&quot;&quot;: &quot;;BITAND(ROW()-2;65280)/256;&quot;, &quot;&quot;idLeastSigByte&quot;&quot;: &quot;;&quot;0x&quot;&amp;DEC2HEX(BITAND(ROW()-2;255));&quot;, &quot;&quot;name&quot;&quot;: &quot;&quot;&quot;;[.B33];&quot;&quot;&quot;, &quot;&quot;value&quot;&quot;: &quot;;IF([.C33] &gt; 0; MOD([.C33]; 10); -1);&quot;, &quot;&quot;type&quot;&quot;: &quot;&quot;&quot;;[.D33];&quot;&quot;&quot;, &quot;&quot;cpCost&quot;&quot;: &quot;;[.G33];&quot;, &quot;&quot;element&quot;&quot;: &quot;&quot;&quot;;[.E33];&quot;&quot;&quot;, },&quot;)" office:value-type="string" office:string-value="0x1F: { &quot;idMostSigNib&quot;: 0, &quot;idLeastSigByte&quot;: 0x1F, &quot;name&quot;: &quot;Pumpkinhead&quot;, &quot;value&quot;: 1, &quot;type&quot;: &quot;Attack&quot;, &quot;cpCost&quot;: 15, &quot;element&quot;: &quot;Physical&quot;, }," calcext:value-type="string">
            <text:p>0x1F: { "idMostSigNib": 0, "idLeastSigByte": 0x1F, "name": "Pumpkinhead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20" calcext:value-type="string">
            <text:p>0x20</text:p>
          </table:table-cell>
          <table:table-cell office:value-type="string" calcext:value-type="string">
            <text:p>Pumpkinh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4] = &quot;S&quot;; 10 + [.C34] - 1; IF ([.F34] = &quot;A&quot;; 15 + [.C34] - 1; IF ([.F34] = &quot;B&quot;; 20 + ([.C34] - 1) * 2; IF ([.F34] = &quot;C&quot;; 25 + ([.C34] - 1) * 2; IF ([.F34] = &quot;D&quot;; 30 + ([.C34] - 1) * 3; IF([.F34] = &quot;E&quot;; 40 + ([.C34] - 1) * 4; IF ([.F34] = &quot;F&quot;; 45 + ([.C34] - 1) * 4; IF ([.F34] = &quot;E+&quot;; 35 + ([.C34] - 1) * 3; IF([.F34] = &quot;G&quot;; 50 + ([.C34] - 1) * 5; 60 + ([.C34] - 1) * 5)))))))))" office:value-type="float" office:value="16" calcext:value-type="float">
            <text:p>16</text:p>
          </table:table-cell>
          <table:table-cell table:formula="of:=COM.MICROSOFT.CONCAT([.A34];&quot;: { &quot;&quot;idMostSigNib&quot;&quot;: &quot;;BITAND(ROW()-2;65280)/256;&quot;, &quot;&quot;idLeastSigByte&quot;&quot;: &quot;;&quot;0x&quot;&amp;DEC2HEX(BITAND(ROW()-2;255));&quot;, &quot;&quot;name&quot;&quot;: &quot;&quot;&quot;;[.B34];&quot;&quot;&quot;, &quot;&quot;value&quot;&quot;: &quot;;IF([.C34] &gt; 0; MOD([.C34]; 10); -1);&quot;, &quot;&quot;type&quot;&quot;: &quot;&quot;&quot;;[.D34];&quot;&quot;&quot;, &quot;&quot;cpCost&quot;&quot;: &quot;;[.G34];&quot;, &quot;&quot;element&quot;&quot;: &quot;&quot;&quot;;[.E34];&quot;&quot;&quot;, },&quot;)" office:value-type="string" office:string-value="0x20: { &quot;idMostSigNib&quot;: 0, &quot;idLeastSigByte&quot;: 0x20, &quot;name&quot;: &quot;Pumpkinhead&quot;, &quot;value&quot;: 2, &quot;type&quot;: &quot;Attack&quot;, &quot;cpCost&quot;: 16, &quot;element&quot;: &quot;Physical&quot;, }," calcext:value-type="string">
            <text:p>0x20: { "idMostSigNib": 0, "idLeastSigByte": 0x20, "name": "Pumpkinhead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21" calcext:value-type="string">
            <text:p>0x21</text:p>
          </table:table-cell>
          <table:table-cell office:value-type="string" calcext:value-type="string">
            <text:p>Pumpkinhe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5] = &quot;S&quot;; 10 + [.C35] - 1; IF ([.F35] = &quot;A&quot;; 15 + [.C35] - 1; IF ([.F35] = &quot;B&quot;; 20 + ([.C35] - 1) * 2; IF ([.F35] = &quot;C&quot;; 25 + ([.C35] - 1) * 2; IF ([.F35] = &quot;D&quot;; 30 + ([.C35] - 1) * 3; IF([.F35] = &quot;E&quot;; 40 + ([.C35] - 1) * 4; IF ([.F35] = &quot;F&quot;; 45 + ([.C35] - 1) * 4; IF ([.F35] = &quot;E+&quot;; 35 + ([.C35] - 1) * 3; IF([.F35] = &quot;G&quot;; 50 + ([.C35] - 1) * 5; 60 + ([.C35] - 1) * 5)))))))))" office:value-type="float" office:value="17" calcext:value-type="float">
            <text:p>17</text:p>
          </table:table-cell>
          <table:table-cell table:formula="of:=COM.MICROSOFT.CONCAT([.A35];&quot;: { &quot;&quot;idMostSigNib&quot;&quot;: &quot;;BITAND(ROW()-2;65280)/256;&quot;, &quot;&quot;idLeastSigByte&quot;&quot;: &quot;;&quot;0x&quot;&amp;DEC2HEX(BITAND(ROW()-2;255));&quot;, &quot;&quot;name&quot;&quot;: &quot;&quot;&quot;;[.B35];&quot;&quot;&quot;, &quot;&quot;value&quot;&quot;: &quot;;IF([.C35] &gt; 0; MOD([.C35]; 10); -1);&quot;, &quot;&quot;type&quot;&quot;: &quot;&quot;&quot;;[.D35];&quot;&quot;&quot;, &quot;&quot;cpCost&quot;&quot;: &quot;;[.G35];&quot;, &quot;&quot;element&quot;&quot;: &quot;&quot;&quot;;[.E35];&quot;&quot;&quot;, },&quot;)" office:value-type="string" office:string-value="0x21: { &quot;idMostSigNib&quot;: 0, &quot;idLeastSigByte&quot;: 0x21, &quot;name&quot;: &quot;Pumpkinhead&quot;, &quot;value&quot;: 3, &quot;type&quot;: &quot;Attack&quot;, &quot;cpCost&quot;: 17, &quot;element&quot;: &quot;Physical&quot;, }," calcext:value-type="string">
            <text:p>0x21: { "idMostSigNib": 0, "idLeastSigByte": 0x21, "name": "Pumpkinhead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22" calcext:value-type="string">
            <text:p>0x22</text:p>
          </table:table-cell>
          <table:table-cell office:value-type="string" calcext:value-type="string">
            <text:p>Pumpkinh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6] = &quot;S&quot;; 10 + [.C36] - 1; IF ([.F36] = &quot;A&quot;; 15 + [.C36] - 1; IF ([.F36] = &quot;B&quot;; 20 + ([.C36] - 1) * 2; IF ([.F36] = &quot;C&quot;; 25 + ([.C36] - 1) * 2; IF ([.F36] = &quot;D&quot;; 30 + ([.C36] - 1) * 3; IF([.F36] = &quot;E&quot;; 40 + ([.C36] - 1) * 4; IF ([.F36] = &quot;F&quot;; 45 + ([.C36] - 1) * 4; IF ([.F36] = &quot;E+&quot;; 35 + ([.C36] - 1) * 3; IF([.F36] = &quot;G&quot;; 50 + ([.C36] - 1) * 5; 60 + ([.C36] - 1) * 5)))))))))" office:value-type="float" office:value="18" calcext:value-type="float">
            <text:p>18</text:p>
          </table:table-cell>
          <table:table-cell table:formula="of:=COM.MICROSOFT.CONCAT([.A36];&quot;: { &quot;&quot;idMostSigNib&quot;&quot;: &quot;;BITAND(ROW()-2;65280)/256;&quot;, &quot;&quot;idLeastSigByte&quot;&quot;: &quot;;&quot;0x&quot;&amp;DEC2HEX(BITAND(ROW()-2;255));&quot;, &quot;&quot;name&quot;&quot;: &quot;&quot;&quot;;[.B36];&quot;&quot;&quot;, &quot;&quot;value&quot;&quot;: &quot;;IF([.C36] &gt; 0; MOD([.C36]; 10); -1);&quot;, &quot;&quot;type&quot;&quot;: &quot;&quot;&quot;;[.D36];&quot;&quot;&quot;, &quot;&quot;cpCost&quot;&quot;: &quot;;[.G36];&quot;, &quot;&quot;element&quot;&quot;: &quot;&quot;&quot;;[.E36];&quot;&quot;&quot;, },&quot;)" office:value-type="string" office:string-value="0x22: { &quot;idMostSigNib&quot;: 0, &quot;idLeastSigByte&quot;: 0x22, &quot;name&quot;: &quot;Pumpkinhead&quot;, &quot;value&quot;: 4, &quot;type&quot;: &quot;Attack&quot;, &quot;cpCost&quot;: 18, &quot;element&quot;: &quot;Physical&quot;, }," calcext:value-type="string">
            <text:p>0x22: { "idMostSigNib": 0, "idLeastSigByte": 0x22, "name": "Pumpkinhead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23" calcext:value-type="string">
            <text:p>0x23</text:p>
          </table:table-cell>
          <table:table-cell office:value-type="string" calcext:value-type="string">
            <text:p>Pumpkinhe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7] = &quot;S&quot;; 10 + [.C37] - 1; IF ([.F37] = &quot;A&quot;; 15 + [.C37] - 1; IF ([.F37] = &quot;B&quot;; 20 + ([.C37] - 1) * 2; IF ([.F37] = &quot;C&quot;; 25 + ([.C37] - 1) * 2; IF ([.F37] = &quot;D&quot;; 30 + ([.C37] - 1) * 3; IF([.F37] = &quot;E&quot;; 40 + ([.C37] - 1) * 4; IF ([.F37] = &quot;F&quot;; 45 + ([.C37] - 1) * 4; IF ([.F37] = &quot;E+&quot;; 35 + ([.C37] - 1) * 3; IF([.F37] = &quot;G&quot;; 50 + ([.C37] - 1) * 5; 60 + ([.C37] - 1) * 5)))))))))" office:value-type="float" office:value="19" calcext:value-type="float">
            <text:p>19</text:p>
          </table:table-cell>
          <table:table-cell table:formula="of:=COM.MICROSOFT.CONCAT([.A37];&quot;: { &quot;&quot;idMostSigNib&quot;&quot;: &quot;;BITAND(ROW()-2;65280)/256;&quot;, &quot;&quot;idLeastSigByte&quot;&quot;: &quot;;&quot;0x&quot;&amp;DEC2HEX(BITAND(ROW()-2;255));&quot;, &quot;&quot;name&quot;&quot;: &quot;&quot;&quot;;[.B37];&quot;&quot;&quot;, &quot;&quot;value&quot;&quot;: &quot;;IF([.C37] &gt; 0; MOD([.C37]; 10); -1);&quot;, &quot;&quot;type&quot;&quot;: &quot;&quot;&quot;;[.D37];&quot;&quot;&quot;, &quot;&quot;cpCost&quot;&quot;: &quot;;[.G37];&quot;, &quot;&quot;element&quot;&quot;: &quot;&quot;&quot;;[.E37];&quot;&quot;&quot;, },&quot;)" office:value-type="string" office:string-value="0x23: { &quot;idMostSigNib&quot;: 0, &quot;idLeastSigByte&quot;: 0x23, &quot;name&quot;: &quot;Pumpkinhead&quot;, &quot;value&quot;: 5, &quot;type&quot;: &quot;Attack&quot;, &quot;cpCost&quot;: 19, &quot;element&quot;: &quot;Physical&quot;, }," calcext:value-type="string">
            <text:p>0x23: { "idMostSigNib": 0, "idLeastSigByte": 0x23, "name": "Pumpkinhead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24" calcext:value-type="string">
            <text:p>0x24</text:p>
          </table:table-cell>
          <table:table-cell office:value-type="string" calcext:value-type="string">
            <text:p>Pumpkinhe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8] = &quot;S&quot;; 10 + [.C38] - 1; IF ([.F38] = &quot;A&quot;; 15 + [.C38] - 1; IF ([.F38] = &quot;B&quot;; 20 + ([.C38] - 1) * 2; IF ([.F38] = &quot;C&quot;; 25 + ([.C38] - 1) * 2; IF ([.F38] = &quot;D&quot;; 30 + ([.C38] - 1) * 3; IF([.F38] = &quot;E&quot;; 40 + ([.C38] - 1) * 4; IF ([.F38] = &quot;F&quot;; 45 + ([.C38] - 1) * 4; IF ([.F38] = &quot;E+&quot;; 35 + ([.C38] - 1) * 3; IF([.F38] = &quot;G&quot;; 50 + ([.C38] - 1) * 5; 60 + ([.C38] - 1) * 5)))))))))" office:value-type="float" office:value="20" calcext:value-type="float">
            <text:p>20</text:p>
          </table:table-cell>
          <table:table-cell table:formula="of:=COM.MICROSOFT.CONCAT([.A38];&quot;: { &quot;&quot;idMostSigNib&quot;&quot;: &quot;;BITAND(ROW()-2;65280)/256;&quot;, &quot;&quot;idLeastSigByte&quot;&quot;: &quot;;&quot;0x&quot;&amp;DEC2HEX(BITAND(ROW()-2;255));&quot;, &quot;&quot;name&quot;&quot;: &quot;&quot;&quot;;[.B38];&quot;&quot;&quot;, &quot;&quot;value&quot;&quot;: &quot;;IF([.C38] &gt; 0; MOD([.C38]; 10); -1);&quot;, &quot;&quot;type&quot;&quot;: &quot;&quot;&quot;;[.D38];&quot;&quot;&quot;, &quot;&quot;cpCost&quot;&quot;: &quot;;[.G38];&quot;, &quot;&quot;element&quot;&quot;: &quot;&quot;&quot;;[.E38];&quot;&quot;&quot;, },&quot;)" office:value-type="string" office:string-value="0x24: { &quot;idMostSigNib&quot;: 0, &quot;idLeastSigByte&quot;: 0x24, &quot;name&quot;: &quot;Pumpkinhead&quot;, &quot;value&quot;: 6, &quot;type&quot;: &quot;Attack&quot;, &quot;cpCost&quot;: 20, &quot;element&quot;: &quot;Physical&quot;, }," calcext:value-type="string">
            <text:p>0x24: { "idMostSigNib": 0, "idLeastSigByte": 0x24, "name": "Pumpkinhead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25" calcext:value-type="string">
            <text:p>0x25</text:p>
          </table:table-cell>
          <table:table-cell office:value-type="string" calcext:value-type="string">
            <text:p>Pumpkinhe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39] = &quot;S&quot;; 10 + [.C39] - 1; IF ([.F39] = &quot;A&quot;; 15 + [.C39] - 1; IF ([.F39] = &quot;B&quot;; 20 + ([.C39] - 1) * 2; IF ([.F39] = &quot;C&quot;; 25 + ([.C39] - 1) * 2; IF ([.F39] = &quot;D&quot;; 30 + ([.C39] - 1) * 3; IF([.F39] = &quot;E&quot;; 40 + ([.C39] - 1) * 4; IF ([.F39] = &quot;F&quot;; 45 + ([.C39] - 1) * 4; IF ([.F39] = &quot;E+&quot;; 35 + ([.C39] - 1) * 3; IF([.F39] = &quot;G&quot;; 50 + ([.C39] - 1) * 5; 60 + ([.C39] - 1) * 5)))))))))" office:value-type="float" office:value="21" calcext:value-type="float">
            <text:p>21</text:p>
          </table:table-cell>
          <table:table-cell table:formula="of:=COM.MICROSOFT.CONCAT([.A39];&quot;: { &quot;&quot;idMostSigNib&quot;&quot;: &quot;;BITAND(ROW()-2;65280)/256;&quot;, &quot;&quot;idLeastSigByte&quot;&quot;: &quot;;&quot;0x&quot;&amp;DEC2HEX(BITAND(ROW()-2;255));&quot;, &quot;&quot;name&quot;&quot;: &quot;&quot;&quot;;[.B39];&quot;&quot;&quot;, &quot;&quot;value&quot;&quot;: &quot;;IF([.C39] &gt; 0; MOD([.C39]; 10); -1);&quot;, &quot;&quot;type&quot;&quot;: &quot;&quot;&quot;;[.D39];&quot;&quot;&quot;, &quot;&quot;cpCost&quot;&quot;: &quot;;[.G39];&quot;, &quot;&quot;element&quot;&quot;: &quot;&quot;&quot;;[.E39];&quot;&quot;&quot;, },&quot;)" office:value-type="string" office:string-value="0x25: { &quot;idMostSigNib&quot;: 0, &quot;idLeastSigByte&quot;: 0x25, &quot;name&quot;: &quot;Pumpkinhead&quot;, &quot;value&quot;: 7, &quot;type&quot;: &quot;Attack&quot;, &quot;cpCost&quot;: 21, &quot;element&quot;: &quot;Physical&quot;, }," calcext:value-type="string">
            <text:p>0x25: { "idMostSigNib": 0, "idLeastSigByte": 0x25, "name": "Pumpkinhead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26" calcext:value-type="string">
            <text:p>0x26</text:p>
          </table:table-cell>
          <table:table-cell office:value-type="string" calcext:value-type="string">
            <text:p>Pumpkinhe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40] = &quot;S&quot;; 10 + [.C40] - 1; IF ([.F40] = &quot;A&quot;; 15 + [.C40] - 1; IF ([.F40] = &quot;B&quot;; 20 + ([.C40] - 1) * 2; IF ([.F40] = &quot;C&quot;; 25 + ([.C40] - 1) * 2; IF ([.F40] = &quot;D&quot;; 30 + ([.C40] - 1) * 3; IF([.F40] = &quot;E&quot;; 40 + ([.C40] - 1) * 4; IF ([.F40] = &quot;F&quot;; 45 + ([.C40] - 1) * 4; IF ([.F40] = &quot;E+&quot;; 35 + ([.C40] - 1) * 3; IF([.F40] = &quot;G&quot;; 50 + ([.C40] - 1) * 5; 60 + ([.C40] - 1) * 5)))))))))" office:value-type="float" office:value="22" calcext:value-type="float">
            <text:p>22</text:p>
          </table:table-cell>
          <table:table-cell table:formula="of:=COM.MICROSOFT.CONCAT([.A40];&quot;: { &quot;&quot;idMostSigNib&quot;&quot;: &quot;;BITAND(ROW()-2;65280)/256;&quot;, &quot;&quot;idLeastSigByte&quot;&quot;: &quot;;&quot;0x&quot;&amp;DEC2HEX(BITAND(ROW()-2;255));&quot;, &quot;&quot;name&quot;&quot;: &quot;&quot;&quot;;[.B40];&quot;&quot;&quot;, &quot;&quot;value&quot;&quot;: &quot;;IF([.C40] &gt; 0; MOD([.C40]; 10); -1);&quot;, &quot;&quot;type&quot;&quot;: &quot;&quot;&quot;;[.D40];&quot;&quot;&quot;, &quot;&quot;cpCost&quot;&quot;: &quot;;[.G40];&quot;, &quot;&quot;element&quot;&quot;: &quot;&quot;&quot;;[.E40];&quot;&quot;&quot;, },&quot;)" office:value-type="string" office:string-value="0x26: { &quot;idMostSigNib&quot;: 0, &quot;idLeastSigByte&quot;: 0x26, &quot;name&quot;: &quot;Pumpkinhead&quot;, &quot;value&quot;: 8, &quot;type&quot;: &quot;Attack&quot;, &quot;cpCost&quot;: 22, &quot;element&quot;: &quot;Physical&quot;, }," calcext:value-type="string">
            <text:p>0x26: { "idMostSigNib": 0, "idLeastSigByte": 0x26, "name": "Pumpkinhead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27" calcext:value-type="string">
            <text:p>0x27</text:p>
          </table:table-cell>
          <table:table-cell office:value-type="string" calcext:value-type="string">
            <text:p>Pumpkinhe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41] = &quot;S&quot;; 10 + [.C41] - 1; IF ([.F41] = &quot;A&quot;; 15 + [.C41] - 1; IF ([.F41] = &quot;B&quot;; 20 + ([.C41] - 1) * 2; IF ([.F41] = &quot;C&quot;; 25 + ([.C41] - 1) * 2; IF ([.F41] = &quot;D&quot;; 30 + ([.C41] - 1) * 3; IF([.F41] = &quot;E&quot;; 40 + ([.C41] - 1) * 4; IF ([.F41] = &quot;F&quot;; 45 + ([.C41] - 1) * 4; IF ([.F41] = &quot;E+&quot;; 35 + ([.C41] - 1) * 3; IF([.F41] = &quot;G&quot;; 50 + ([.C41] - 1) * 5; 60 + ([.C41] - 1) * 5)))))))))" office:value-type="float" office:value="23" calcext:value-type="float">
            <text:p>23</text:p>
          </table:table-cell>
          <table:table-cell table:formula="of:=COM.MICROSOFT.CONCAT([.A41];&quot;: { &quot;&quot;idMostSigNib&quot;&quot;: &quot;;BITAND(ROW()-2;65280)/256;&quot;, &quot;&quot;idLeastSigByte&quot;&quot;: &quot;;&quot;0x&quot;&amp;DEC2HEX(BITAND(ROW()-2;255));&quot;, &quot;&quot;name&quot;&quot;: &quot;&quot;&quot;;[.B41];&quot;&quot;&quot;, &quot;&quot;value&quot;&quot;: &quot;;IF([.C41] &gt; 0; MOD([.C41]; 10); -1);&quot;, &quot;&quot;type&quot;&quot;: &quot;&quot;&quot;;[.D41];&quot;&quot;&quot;, &quot;&quot;cpCost&quot;&quot;: &quot;;[.G41];&quot;, &quot;&quot;element&quot;&quot;: &quot;&quot;&quot;;[.E41];&quot;&quot;&quot;, },&quot;)" office:value-type="string" office:string-value="0x27: { &quot;idMostSigNib&quot;: 0, &quot;idLeastSigByte&quot;: 0x27, &quot;name&quot;: &quot;Pumpkinhead&quot;, &quot;value&quot;: 9, &quot;type&quot;: &quot;Attack&quot;, &quot;cpCost&quot;: 23, &quot;element&quot;: &quot;Physical&quot;, }," calcext:value-type="string">
            <text:p>0x27: { "idMostSigNib": 0, "idLeastSigByte": 0x27, "name": "Pumpkinhead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28" calcext:value-type="string">
            <text:p>0x28</text:p>
          </table:table-cell>
          <table:table-cell office:value-type="string" calcext:value-type="string">
            <text:p>Fairy Har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2] = &quot;S&quot;; 10 + [.C42] - 1; IF ([.F42] = &quot;A&quot;; 15 + [.C42] - 1; IF ([.F42] = &quot;B&quot;; 20 + ([.C42] - 1) * 2; IF ([.F42] = &quot;C&quot;; 25 + ([.C42] - 1) * 2; IF ([.F42] = &quot;D&quot;; 30 + ([.C42] - 1) * 3; IF([.F42] = &quot;E&quot;; 40 + ([.C42] - 1) * 4; IF ([.F42] = &quot;F&quot;; 45 + ([.C42] - 1) * 4; IF ([.F42] = &quot;E+&quot;; 35 + ([.C42] - 1) * 3; IF([.F42] = &quot;G&quot;; 50 + ([.C42] - 1) * 5; 60 + ([.C42] - 1) * 5)))))))))" office:value-type="float" office:value="38" calcext:value-type="float">
            <text:p>38</text:p>
          </table:table-cell>
          <table:table-cell table:formula="of:=COM.MICROSOFT.CONCAT([.A42];&quot;: { &quot;&quot;idMostSigNib&quot;&quot;: &quot;;BITAND(ROW()-2;65280)/256;&quot;, &quot;&quot;idLeastSigByte&quot;&quot;: &quot;;&quot;0x&quot;&amp;DEC2HEX(BITAND(ROW()-2;255));&quot;, &quot;&quot;name&quot;&quot;: &quot;&quot;&quot;;[.B42];&quot;&quot;&quot;, &quot;&quot;value&quot;&quot;: &quot;;IF([.C42] &gt; 0; MOD([.C42]; 10); -1);&quot;, &quot;&quot;type&quot;&quot;: &quot;&quot;&quot;;[.D42];&quot;&quot;&quot;, &quot;&quot;cpCost&quot;&quot;: &quot;;[.G42];&quot;, &quot;&quot;element&quot;&quot;: &quot;&quot;&quot;;[.E42];&quot;&quot;&quot;, },&quot;)" office:value-type="string" office:string-value="0x28: { &quot;idMostSigNib&quot;: 0, &quot;idLeastSigByte&quot;: 0x28, &quot;name&quot;: &quot;Fairy Harp&quot;, &quot;value&quot;: 0, &quot;type&quot;: &quot;Attack&quot;, &quot;cpCost&quot;: 38, &quot;element&quot;: &quot;Physical&quot;, }," calcext:value-type="string">
            <text:p>0x28: { "idMostSigNib": 0, "idLeastSigByte": 0x28, "name": "Fairy Harp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29" calcext:value-type="string">
            <text:p>0x29</text:p>
          </table:table-cell>
          <table:table-cell office:value-type="string" calcext:value-type="string">
            <text:p>Fairy Ha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3] = &quot;S&quot;; 10 + [.C43] - 1; IF ([.F43] = &quot;A&quot;; 15 + [.C43] - 1; IF ([.F43] = &quot;B&quot;; 20 + ([.C43] - 1) * 2; IF ([.F43] = &quot;C&quot;; 25 + ([.C43] - 1) * 2; IF ([.F43] = &quot;D&quot;; 30 + ([.C43] - 1) * 3; IF([.F43] = &quot;E&quot;; 40 + ([.C43] - 1) * 4; IF ([.F43] = &quot;F&quot;; 45 + ([.C43] - 1) * 4; IF ([.F43] = &quot;E+&quot;; 35 + ([.C43] - 1) * 3; IF([.F43] = &quot;G&quot;; 50 + ([.C43] - 1) * 5; 60 + ([.C43] - 1) * 5)))))))))" office:value-type="float" office:value="20" calcext:value-type="float">
            <text:p>20</text:p>
          </table:table-cell>
          <table:table-cell table:formula="of:=COM.MICROSOFT.CONCAT([.A43];&quot;: { &quot;&quot;idMostSigNib&quot;&quot;: &quot;;BITAND(ROW()-2;65280)/256;&quot;, &quot;&quot;idLeastSigByte&quot;&quot;: &quot;;&quot;0x&quot;&amp;DEC2HEX(BITAND(ROW()-2;255));&quot;, &quot;&quot;name&quot;&quot;: &quot;&quot;&quot;;[.B43];&quot;&quot;&quot;, &quot;&quot;value&quot;&quot;: &quot;;IF([.C43] &gt; 0; MOD([.C43]; 10); -1);&quot;, &quot;&quot;type&quot;&quot;: &quot;&quot;&quot;;[.D43];&quot;&quot;&quot;, &quot;&quot;cpCost&quot;&quot;: &quot;;[.G43];&quot;, &quot;&quot;element&quot;&quot;: &quot;&quot;&quot;;[.E43];&quot;&quot;&quot;, },&quot;)" office:value-type="string" office:string-value="0x29: { &quot;idMostSigNib&quot;: 0, &quot;idLeastSigByte&quot;: 0x29, &quot;name&quot;: &quot;Fairy Harp&quot;, &quot;value&quot;: 1, &quot;type&quot;: &quot;Attack&quot;, &quot;cpCost&quot;: 20, &quot;element&quot;: &quot;Physical&quot;, }," calcext:value-type="string">
            <text:p>0x29: { "idMostSigNib": 0, "idLeastSigByte": 0x29, "name": "Fairy Harp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2A" calcext:value-type="string">
            <text:p>0x2A</text:p>
          </table:table-cell>
          <table:table-cell office:value-type="string" calcext:value-type="string">
            <text:p>Fairy Har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4] = &quot;S&quot;; 10 + [.C44] - 1; IF ([.F44] = &quot;A&quot;; 15 + [.C44] - 1; IF ([.F44] = &quot;B&quot;; 20 + ([.C44] - 1) * 2; IF ([.F44] = &quot;C&quot;; 25 + ([.C44] - 1) * 2; IF ([.F44] = &quot;D&quot;; 30 + ([.C44] - 1) * 3; IF([.F44] = &quot;E&quot;; 40 + ([.C44] - 1) * 4; IF ([.F44] = &quot;F&quot;; 45 + ([.C44] - 1) * 4; IF ([.F44] = &quot;E+&quot;; 35 + ([.C44] - 1) * 3; IF([.F44] = &quot;G&quot;; 50 + ([.C44] - 1) * 5; 60 + ([.C44] - 1) * 5)))))))))" office:value-type="float" office:value="22" calcext:value-type="float">
            <text:p>22</text:p>
          </table:table-cell>
          <table:table-cell table:formula="of:=COM.MICROSOFT.CONCAT([.A44];&quot;: { &quot;&quot;idMostSigNib&quot;&quot;: &quot;;BITAND(ROW()-2;65280)/256;&quot;, &quot;&quot;idLeastSigByte&quot;&quot;: &quot;;&quot;0x&quot;&amp;DEC2HEX(BITAND(ROW()-2;255));&quot;, &quot;&quot;name&quot;&quot;: &quot;&quot;&quot;;[.B44];&quot;&quot;&quot;, &quot;&quot;value&quot;&quot;: &quot;;IF([.C44] &gt; 0; MOD([.C44]; 10); -1);&quot;, &quot;&quot;type&quot;&quot;: &quot;&quot;&quot;;[.D44];&quot;&quot;&quot;, &quot;&quot;cpCost&quot;&quot;: &quot;;[.G44];&quot;, &quot;&quot;element&quot;&quot;: &quot;&quot;&quot;;[.E44];&quot;&quot;&quot;, },&quot;)" office:value-type="string" office:string-value="0x2A: { &quot;idMostSigNib&quot;: 0, &quot;idLeastSigByte&quot;: 0x2A, &quot;name&quot;: &quot;Fairy Harp&quot;, &quot;value&quot;: 2, &quot;type&quot;: &quot;Attack&quot;, &quot;cpCost&quot;: 22, &quot;element&quot;: &quot;Physical&quot;, }," calcext:value-type="string">
            <text:p>0x2A: { "idMostSigNib": 0, "idLeastSigByte": 0x2A, "name": "Fairy Harp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2B" calcext:value-type="string">
            <text:p>0x2B</text:p>
          </table:table-cell>
          <table:table-cell office:value-type="string" calcext:value-type="string">
            <text:p>Fairy Har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5] = &quot;S&quot;; 10 + [.C45] - 1; IF ([.F45] = &quot;A&quot;; 15 + [.C45] - 1; IF ([.F45] = &quot;B&quot;; 20 + ([.C45] - 1) * 2; IF ([.F45] = &quot;C&quot;; 25 + ([.C45] - 1) * 2; IF ([.F45] = &quot;D&quot;; 30 + ([.C45] - 1) * 3; IF([.F45] = &quot;E&quot;; 40 + ([.C45] - 1) * 4; IF ([.F45] = &quot;F&quot;; 45 + ([.C45] - 1) * 4; IF ([.F45] = &quot;E+&quot;; 35 + ([.C45] - 1) * 3; IF([.F45] = &quot;G&quot;; 50 + ([.C45] - 1) * 5; 60 + ([.C45] - 1) * 5)))))))))" office:value-type="float" office:value="24" calcext:value-type="float">
            <text:p>24</text:p>
          </table:table-cell>
          <table:table-cell table:formula="of:=COM.MICROSOFT.CONCAT([.A45];&quot;: { &quot;&quot;idMostSigNib&quot;&quot;: &quot;;BITAND(ROW()-2;65280)/256;&quot;, &quot;&quot;idLeastSigByte&quot;&quot;: &quot;;&quot;0x&quot;&amp;DEC2HEX(BITAND(ROW()-2;255));&quot;, &quot;&quot;name&quot;&quot;: &quot;&quot;&quot;;[.B45];&quot;&quot;&quot;, &quot;&quot;value&quot;&quot;: &quot;;IF([.C45] &gt; 0; MOD([.C45]; 10); -1);&quot;, &quot;&quot;type&quot;&quot;: &quot;&quot;&quot;;[.D45];&quot;&quot;&quot;, &quot;&quot;cpCost&quot;&quot;: &quot;;[.G45];&quot;, &quot;&quot;element&quot;&quot;: &quot;&quot;&quot;;[.E45];&quot;&quot;&quot;, },&quot;)" office:value-type="string" office:string-value="0x2B: { &quot;idMostSigNib&quot;: 0, &quot;idLeastSigByte&quot;: 0x2B, &quot;name&quot;: &quot;Fairy Harp&quot;, &quot;value&quot;: 3, &quot;type&quot;: &quot;Attack&quot;, &quot;cpCost&quot;: 24, &quot;element&quot;: &quot;Physical&quot;, }," calcext:value-type="string">
            <text:p>0x2B: { "idMostSigNib": 0, "idLeastSigByte": 0x2B, "name": "Fairy Harp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2C" calcext:value-type="string">
            <text:p>0x2C</text:p>
          </table:table-cell>
          <table:table-cell office:value-type="string" calcext:value-type="string">
            <text:p>Fairy Har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6] = &quot;S&quot;; 10 + [.C46] - 1; IF ([.F46] = &quot;A&quot;; 15 + [.C46] - 1; IF ([.F46] = &quot;B&quot;; 20 + ([.C46] - 1) * 2; IF ([.F46] = &quot;C&quot;; 25 + ([.C46] - 1) * 2; IF ([.F46] = &quot;D&quot;; 30 + ([.C46] - 1) * 3; IF([.F46] = &quot;E&quot;; 40 + ([.C46] - 1) * 4; IF ([.F46] = &quot;F&quot;; 45 + ([.C46] - 1) * 4; IF ([.F46] = &quot;E+&quot;; 35 + ([.C46] - 1) * 3; IF([.F46] = &quot;G&quot;; 50 + ([.C46] - 1) * 5; 60 + ([.C46] - 1) * 5)))))))))" office:value-type="float" office:value="26" calcext:value-type="float">
            <text:p>26</text:p>
          </table:table-cell>
          <table:table-cell table:formula="of:=COM.MICROSOFT.CONCAT([.A46];&quot;: { &quot;&quot;idMostSigNib&quot;&quot;: &quot;;BITAND(ROW()-2;65280)/256;&quot;, &quot;&quot;idLeastSigByte&quot;&quot;: &quot;;&quot;0x&quot;&amp;DEC2HEX(BITAND(ROW()-2;255));&quot;, &quot;&quot;name&quot;&quot;: &quot;&quot;&quot;;[.B46];&quot;&quot;&quot;, &quot;&quot;value&quot;&quot;: &quot;;IF([.C46] &gt; 0; MOD([.C46]; 10); -1);&quot;, &quot;&quot;type&quot;&quot;: &quot;&quot;&quot;;[.D46];&quot;&quot;&quot;, &quot;&quot;cpCost&quot;&quot;: &quot;;[.G46];&quot;, &quot;&quot;element&quot;&quot;: &quot;&quot;&quot;;[.E46];&quot;&quot;&quot;, },&quot;)" office:value-type="string" office:string-value="0x2C: { &quot;idMostSigNib&quot;: 0, &quot;idLeastSigByte&quot;: 0x2C, &quot;name&quot;: &quot;Fairy Harp&quot;, &quot;value&quot;: 4, &quot;type&quot;: &quot;Attack&quot;, &quot;cpCost&quot;: 26, &quot;element&quot;: &quot;Physical&quot;, }," calcext:value-type="string">
            <text:p>0x2C: { "idMostSigNib": 0, "idLeastSigByte": 0x2C, "name": "Fairy Harp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2D" calcext:value-type="string">
            <text:p>0x2D</text:p>
          </table:table-cell>
          <table:table-cell office:value-type="string" calcext:value-type="string">
            <text:p>Fairy Har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7] = &quot;S&quot;; 10 + [.C47] - 1; IF ([.F47] = &quot;A&quot;; 15 + [.C47] - 1; IF ([.F47] = &quot;B&quot;; 20 + ([.C47] - 1) * 2; IF ([.F47] = &quot;C&quot;; 25 + ([.C47] - 1) * 2; IF ([.F47] = &quot;D&quot;; 30 + ([.C47] - 1) * 3; IF([.F47] = &quot;E&quot;; 40 + ([.C47] - 1) * 4; IF ([.F47] = &quot;F&quot;; 45 + ([.C47] - 1) * 4; IF ([.F47] = &quot;E+&quot;; 35 + ([.C47] - 1) * 3; IF([.F47] = &quot;G&quot;; 50 + ([.C47] - 1) * 5; 60 + ([.C47] - 1) * 5)))))))))" office:value-type="float" office:value="28" calcext:value-type="float">
            <text:p>28</text:p>
          </table:table-cell>
          <table:table-cell table:formula="of:=COM.MICROSOFT.CONCAT([.A47];&quot;: { &quot;&quot;idMostSigNib&quot;&quot;: &quot;;BITAND(ROW()-2;65280)/256;&quot;, &quot;&quot;idLeastSigByte&quot;&quot;: &quot;;&quot;0x&quot;&amp;DEC2HEX(BITAND(ROW()-2;255));&quot;, &quot;&quot;name&quot;&quot;: &quot;&quot;&quot;;[.B47];&quot;&quot;&quot;, &quot;&quot;value&quot;&quot;: &quot;;IF([.C47] &gt; 0; MOD([.C47]; 10); -1);&quot;, &quot;&quot;type&quot;&quot;: &quot;&quot;&quot;;[.D47];&quot;&quot;&quot;, &quot;&quot;cpCost&quot;&quot;: &quot;;[.G47];&quot;, &quot;&quot;element&quot;&quot;: &quot;&quot;&quot;;[.E47];&quot;&quot;&quot;, },&quot;)" office:value-type="string" office:string-value="0x2D: { &quot;idMostSigNib&quot;: 0, &quot;idLeastSigByte&quot;: 0x2D, &quot;name&quot;: &quot;Fairy Harp&quot;, &quot;value&quot;: 5, &quot;type&quot;: &quot;Attack&quot;, &quot;cpCost&quot;: 28, &quot;element&quot;: &quot;Physical&quot;, }," calcext:value-type="string">
            <text:p>0x2D: { "idMostSigNib": 0, "idLeastSigByte": 0x2D, "name": "Fairy Harp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2E" calcext:value-type="string">
            <text:p>0x2E</text:p>
          </table:table-cell>
          <table:table-cell office:value-type="string" calcext:value-type="string">
            <text:p>Fairy Har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8] = &quot;S&quot;; 10 + [.C48] - 1; IF ([.F48] = &quot;A&quot;; 15 + [.C48] - 1; IF ([.F48] = &quot;B&quot;; 20 + ([.C48] - 1) * 2; IF ([.F48] = &quot;C&quot;; 25 + ([.C48] - 1) * 2; IF ([.F48] = &quot;D&quot;; 30 + ([.C48] - 1) * 3; IF([.F48] = &quot;E&quot;; 40 + ([.C48] - 1) * 4; IF ([.F48] = &quot;F&quot;; 45 + ([.C48] - 1) * 4; IF ([.F48] = &quot;E+&quot;; 35 + ([.C48] - 1) * 3; IF([.F48] = &quot;G&quot;; 50 + ([.C48] - 1) * 5; 60 + ([.C48] - 1) * 5)))))))))" office:value-type="float" office:value="30" calcext:value-type="float">
            <text:p>30</text:p>
          </table:table-cell>
          <table:table-cell table:formula="of:=COM.MICROSOFT.CONCAT([.A48];&quot;: { &quot;&quot;idMostSigNib&quot;&quot;: &quot;;BITAND(ROW()-2;65280)/256;&quot;, &quot;&quot;idLeastSigByte&quot;&quot;: &quot;;&quot;0x&quot;&amp;DEC2HEX(BITAND(ROW()-2;255));&quot;, &quot;&quot;name&quot;&quot;: &quot;&quot;&quot;;[.B48];&quot;&quot;&quot;, &quot;&quot;value&quot;&quot;: &quot;;IF([.C48] &gt; 0; MOD([.C48]; 10); -1);&quot;, &quot;&quot;type&quot;&quot;: &quot;&quot;&quot;;[.D48];&quot;&quot;&quot;, &quot;&quot;cpCost&quot;&quot;: &quot;;[.G48];&quot;, &quot;&quot;element&quot;&quot;: &quot;&quot;&quot;;[.E48];&quot;&quot;&quot;, },&quot;)" office:value-type="string" office:string-value="0x2E: { &quot;idMostSigNib&quot;: 0, &quot;idLeastSigByte&quot;: 0x2E, &quot;name&quot;: &quot;Fairy Harp&quot;, &quot;value&quot;: 6, &quot;type&quot;: &quot;Attack&quot;, &quot;cpCost&quot;: 30, &quot;element&quot;: &quot;Physical&quot;, }," calcext:value-type="string">
            <text:p>0x2E: { "idMostSigNib": 0, "idLeastSigByte": 0x2E, "name": "Fairy Harp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2F" calcext:value-type="string">
            <text:p>0x2F</text:p>
          </table:table-cell>
          <table:table-cell office:value-type="string" calcext:value-type="string">
            <text:p>Fairy Har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49] = &quot;S&quot;; 10 + [.C49] - 1; IF ([.F49] = &quot;A&quot;; 15 + [.C49] - 1; IF ([.F49] = &quot;B&quot;; 20 + ([.C49] - 1) * 2; IF ([.F49] = &quot;C&quot;; 25 + ([.C49] - 1) * 2; IF ([.F49] = &quot;D&quot;; 30 + ([.C49] - 1) * 3; IF([.F49] = &quot;E&quot;; 40 + ([.C49] - 1) * 4; IF ([.F49] = &quot;F&quot;; 45 + ([.C49] - 1) * 4; IF ([.F49] = &quot;E+&quot;; 35 + ([.C49] - 1) * 3; IF([.F49] = &quot;G&quot;; 50 + ([.C49] - 1) * 5; 60 + ([.C49] - 1) * 5)))))))))" office:value-type="float" office:value="32" calcext:value-type="float">
            <text:p>32</text:p>
          </table:table-cell>
          <table:table-cell table:formula="of:=COM.MICROSOFT.CONCAT([.A49];&quot;: { &quot;&quot;idMostSigNib&quot;&quot;: &quot;;BITAND(ROW()-2;65280)/256;&quot;, &quot;&quot;idLeastSigByte&quot;&quot;: &quot;;&quot;0x&quot;&amp;DEC2HEX(BITAND(ROW()-2;255));&quot;, &quot;&quot;name&quot;&quot;: &quot;&quot;&quot;;[.B49];&quot;&quot;&quot;, &quot;&quot;value&quot;&quot;: &quot;;IF([.C49] &gt; 0; MOD([.C49]; 10); -1);&quot;, &quot;&quot;type&quot;&quot;: &quot;&quot;&quot;;[.D49];&quot;&quot;&quot;, &quot;&quot;cpCost&quot;&quot;: &quot;;[.G49];&quot;, &quot;&quot;element&quot;&quot;: &quot;&quot;&quot;;[.E49];&quot;&quot;&quot;, },&quot;)" office:value-type="string" office:string-value="0x2F: { &quot;idMostSigNib&quot;: 0, &quot;idLeastSigByte&quot;: 0x2F, &quot;name&quot;: &quot;Fairy Harp&quot;, &quot;value&quot;: 7, &quot;type&quot;: &quot;Attack&quot;, &quot;cpCost&quot;: 32, &quot;element&quot;: &quot;Physical&quot;, }," calcext:value-type="string">
            <text:p>0x2F: { "idMostSigNib": 0, "idLeastSigByte": 0x2F, "name": "Fairy Harp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30" calcext:value-type="string">
            <text:p>0x30</text:p>
          </table:table-cell>
          <table:table-cell office:value-type="string" calcext:value-type="string">
            <text:p>Fairy Har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50] = &quot;S&quot;; 10 + [.C50] - 1; IF ([.F50] = &quot;A&quot;; 15 + [.C50] - 1; IF ([.F50] = &quot;B&quot;; 20 + ([.C50] - 1) * 2; IF ([.F50] = &quot;C&quot;; 25 + ([.C50] - 1) * 2; IF ([.F50] = &quot;D&quot;; 30 + ([.C50] - 1) * 3; IF([.F50] = &quot;E&quot;; 40 + ([.C50] - 1) * 4; IF ([.F50] = &quot;F&quot;; 45 + ([.C50] - 1) * 4; IF ([.F50] = &quot;E+&quot;; 35 + ([.C50] - 1) * 3; IF([.F50] = &quot;G&quot;; 50 + ([.C50] - 1) * 5; 60 + ([.C50] - 1) * 5)))))))))" office:value-type="float" office:value="34" calcext:value-type="float">
            <text:p>34</text:p>
          </table:table-cell>
          <table:table-cell table:formula="of:=COM.MICROSOFT.CONCAT([.A50];&quot;: { &quot;&quot;idMostSigNib&quot;&quot;: &quot;;BITAND(ROW()-2;65280)/256;&quot;, &quot;&quot;idLeastSigByte&quot;&quot;: &quot;;&quot;0x&quot;&amp;DEC2HEX(BITAND(ROW()-2;255));&quot;, &quot;&quot;name&quot;&quot;: &quot;&quot;&quot;;[.B50];&quot;&quot;&quot;, &quot;&quot;value&quot;&quot;: &quot;;IF([.C50] &gt; 0; MOD([.C50]; 10); -1);&quot;, &quot;&quot;type&quot;&quot;: &quot;&quot;&quot;;[.D50];&quot;&quot;&quot;, &quot;&quot;cpCost&quot;&quot;: &quot;;[.G50];&quot;, &quot;&quot;element&quot;&quot;: &quot;&quot;&quot;;[.E50];&quot;&quot;&quot;, },&quot;)" office:value-type="string" office:string-value="0x30: { &quot;idMostSigNib&quot;: 0, &quot;idLeastSigByte&quot;: 0x30, &quot;name&quot;: &quot;Fairy Harp&quot;, &quot;value&quot;: 8, &quot;type&quot;: &quot;Attack&quot;, &quot;cpCost&quot;: 34, &quot;element&quot;: &quot;Physical&quot;, }," calcext:value-type="string">
            <text:p>0x30: { "idMostSigNib": 0, "idLeastSigByte": 0x30, "name": "Fairy Harp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31" calcext:value-type="string">
            <text:p>0x31</text:p>
          </table:table-cell>
          <table:table-cell office:value-type="string" calcext:value-type="string">
            <text:p>Fairy Har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51] = &quot;S&quot;; 10 + [.C51] - 1; IF ([.F51] = &quot;A&quot;; 15 + [.C51] - 1; IF ([.F51] = &quot;B&quot;; 20 + ([.C51] - 1) * 2; IF ([.F51] = &quot;C&quot;; 25 + ([.C51] - 1) * 2; IF ([.F51] = &quot;D&quot;; 30 + ([.C51] - 1) * 3; IF([.F51] = &quot;E&quot;; 40 + ([.C51] - 1) * 4; IF ([.F51] = &quot;F&quot;; 45 + ([.C51] - 1) * 4; IF ([.F51] = &quot;E+&quot;; 35 + ([.C51] - 1) * 3; IF([.F51] = &quot;G&quot;; 50 + ([.C51] - 1) * 5; 60 + ([.C51] - 1) * 5)))))))))" office:value-type="float" office:value="36" calcext:value-type="float">
            <text:p>36</text:p>
          </table:table-cell>
          <table:table-cell table:formula="of:=COM.MICROSOFT.CONCAT([.A51];&quot;: { &quot;&quot;idMostSigNib&quot;&quot;: &quot;;BITAND(ROW()-2;65280)/256;&quot;, &quot;&quot;idLeastSigByte&quot;&quot;: &quot;;&quot;0x&quot;&amp;DEC2HEX(BITAND(ROW()-2;255));&quot;, &quot;&quot;name&quot;&quot;: &quot;&quot;&quot;;[.B51];&quot;&quot;&quot;, &quot;&quot;value&quot;&quot;: &quot;;IF([.C51] &gt; 0; MOD([.C51]; 10); -1);&quot;, &quot;&quot;type&quot;&quot;: &quot;&quot;&quot;;[.D51];&quot;&quot;&quot;, &quot;&quot;cpCost&quot;&quot;: &quot;;[.G51];&quot;, &quot;&quot;element&quot;&quot;: &quot;&quot;&quot;;[.E51];&quot;&quot;&quot;, },&quot;)" office:value-type="string" office:string-value="0x31: { &quot;idMostSigNib&quot;: 0, &quot;idLeastSigByte&quot;: 0x31, &quot;name&quot;: &quot;Fairy Harp&quot;, &quot;value&quot;: 9, &quot;type&quot;: &quot;Attack&quot;, &quot;cpCost&quot;: 36, &quot;element&quot;: &quot;Physical&quot;, }," calcext:value-type="string">
            <text:p>0x31: { "idMostSigNib": 0, "idLeastSigByte": 0x31, "name": "Fairy Harp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32" calcext:value-type="string">
            <text:p>0x32</text:p>
          </table:table-cell>
          <table:table-cell office:value-type="string" calcext:value-type="string">
            <text:p>Wishing St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2] = &quot;S&quot;; 10 + [.C52] - 1; IF ([.F52] = &quot;A&quot;; 15 + [.C52] - 1; IF ([.F52] = &quot;B&quot;; 20 + ([.C52] - 1) * 2; IF ([.F52] = &quot;C&quot;; 25 + ([.C52] - 1) * 2; IF ([.F52] = &quot;D&quot;; 30 + ([.C52] - 1) * 3; IF([.F52] = &quot;E&quot;; 40 + ([.C52] - 1) * 4; IF ([.F52] = &quot;F&quot;; 45 + ([.C52] - 1) * 4; IF ([.F52] = &quot;E+&quot;; 35 + ([.C52] - 1) * 3; IF([.F52] = &quot;G&quot;; 50 + ([.C52] - 1) * 5; 60 + ([.C52] - 1) * 5)))))))))" office:value-type="float" office:value="24" calcext:value-type="float">
            <text:p>24</text:p>
          </table:table-cell>
          <table:table-cell table:formula="of:=COM.MICROSOFT.CONCAT([.A52];&quot;: { &quot;&quot;idMostSigNib&quot;&quot;: &quot;;BITAND(ROW()-2;65280)/256;&quot;, &quot;&quot;idLeastSigByte&quot;&quot;: &quot;;&quot;0x&quot;&amp;DEC2HEX(BITAND(ROW()-2;255));&quot;, &quot;&quot;name&quot;&quot;: &quot;&quot;&quot;;[.B52];&quot;&quot;&quot;, &quot;&quot;value&quot;&quot;: &quot;;IF([.C52] &gt; 0; MOD([.C52]; 10); -1);&quot;, &quot;&quot;type&quot;&quot;: &quot;&quot;&quot;;[.D52];&quot;&quot;&quot;, &quot;&quot;cpCost&quot;&quot;: &quot;;[.G52];&quot;, &quot;&quot;element&quot;&quot;: &quot;&quot;&quot;;[.E52];&quot;&quot;&quot;, },&quot;)" office:value-type="string" office:string-value="0x32: { &quot;idMostSigNib&quot;: 0, &quot;idLeastSigByte&quot;: 0x32, &quot;name&quot;: &quot;Wishing Star&quot;, &quot;value&quot;: 0, &quot;type&quot;: &quot;Attack&quot;, &quot;cpCost&quot;: 24, &quot;element&quot;: &quot;Physical&quot;, }," calcext:value-type="string">
            <text:p>0x32: { "idMostSigNib": 0, "idLeastSigByte": 0x32, "name": "Wishing Star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33" calcext:value-type="string">
            <text:p>0x33</text:p>
          </table:table-cell>
          <table:table-cell office:value-type="string" calcext:value-type="string">
            <text:p>Wishing St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3] = &quot;S&quot;; 10 + [.C53] - 1; IF ([.F53] = &quot;A&quot;; 15 + [.C53] - 1; IF ([.F53] = &quot;B&quot;; 20 + ([.C53] - 1) * 2; IF ([.F53] = &quot;C&quot;; 25 + ([.C53] - 1) * 2; IF ([.F53] = &quot;D&quot;; 30 + ([.C53] - 1) * 3; IF([.F53] = &quot;E&quot;; 40 + ([.C53] - 1) * 4; IF ([.F53] = &quot;F&quot;; 45 + ([.C53] - 1) * 4; IF ([.F53] = &quot;E+&quot;; 35 + ([.C53] - 1) * 3; IF([.F53] = &quot;G&quot;; 50 + ([.C53] - 1) * 5; 60 + ([.C53] - 1) * 5)))))))))" office:value-type="float" office:value="15" calcext:value-type="float">
            <text:p>15</text:p>
          </table:table-cell>
          <table:table-cell table:formula="of:=COM.MICROSOFT.CONCAT([.A53];&quot;: { &quot;&quot;idMostSigNib&quot;&quot;: &quot;;BITAND(ROW()-2;65280)/256;&quot;, &quot;&quot;idLeastSigByte&quot;&quot;: &quot;;&quot;0x&quot;&amp;DEC2HEX(BITAND(ROW()-2;255));&quot;, &quot;&quot;name&quot;&quot;: &quot;&quot;&quot;;[.B53];&quot;&quot;&quot;, &quot;&quot;value&quot;&quot;: &quot;;IF([.C53] &gt; 0; MOD([.C53]; 10); -1);&quot;, &quot;&quot;type&quot;&quot;: &quot;&quot;&quot;;[.D53];&quot;&quot;&quot;, &quot;&quot;cpCost&quot;&quot;: &quot;;[.G53];&quot;, &quot;&quot;element&quot;&quot;: &quot;&quot;&quot;;[.E53];&quot;&quot;&quot;, },&quot;)" office:value-type="string" office:string-value="0x33: { &quot;idMostSigNib&quot;: 0, &quot;idLeastSigByte&quot;: 0x33, &quot;name&quot;: &quot;Wishing Star&quot;, &quot;value&quot;: 1, &quot;type&quot;: &quot;Attack&quot;, &quot;cpCost&quot;: 15, &quot;element&quot;: &quot;Physical&quot;, }," calcext:value-type="string">
            <text:p>0x33: { "idMostSigNib": 0, "idLeastSigByte": 0x33, "name": "Wishing Star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34" calcext:value-type="string">
            <text:p>0x34</text:p>
          </table:table-cell>
          <table:table-cell office:value-type="string" calcext:value-type="string">
            <text:p>Wishing St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4] = &quot;S&quot;; 10 + [.C54] - 1; IF ([.F54] = &quot;A&quot;; 15 + [.C54] - 1; IF ([.F54] = &quot;B&quot;; 20 + ([.C54] - 1) * 2; IF ([.F54] = &quot;C&quot;; 25 + ([.C54] - 1) * 2; IF ([.F54] = &quot;D&quot;; 30 + ([.C54] - 1) * 3; IF([.F54] = &quot;E&quot;; 40 + ([.C54] - 1) * 4; IF ([.F54] = &quot;F&quot;; 45 + ([.C54] - 1) * 4; IF ([.F54] = &quot;E+&quot;; 35 + ([.C54] - 1) * 3; IF([.F54] = &quot;G&quot;; 50 + ([.C54] - 1) * 5; 60 + ([.C54] - 1) * 5)))))))))" office:value-type="float" office:value="16" calcext:value-type="float">
            <text:p>16</text:p>
          </table:table-cell>
          <table:table-cell table:formula="of:=COM.MICROSOFT.CONCAT([.A54];&quot;: { &quot;&quot;idMostSigNib&quot;&quot;: &quot;;BITAND(ROW()-2;65280)/256;&quot;, &quot;&quot;idLeastSigByte&quot;&quot;: &quot;;&quot;0x&quot;&amp;DEC2HEX(BITAND(ROW()-2;255));&quot;, &quot;&quot;name&quot;&quot;: &quot;&quot;&quot;;[.B54];&quot;&quot;&quot;, &quot;&quot;value&quot;&quot;: &quot;;IF([.C54] &gt; 0; MOD([.C54]; 10); -1);&quot;, &quot;&quot;type&quot;&quot;: &quot;&quot;&quot;;[.D54];&quot;&quot;&quot;, &quot;&quot;cpCost&quot;&quot;: &quot;;[.G54];&quot;, &quot;&quot;element&quot;&quot;: &quot;&quot;&quot;;[.E54];&quot;&quot;&quot;, },&quot;)" office:value-type="string" office:string-value="0x34: { &quot;idMostSigNib&quot;: 0, &quot;idLeastSigByte&quot;: 0x34, &quot;name&quot;: &quot;Wishing Star&quot;, &quot;value&quot;: 2, &quot;type&quot;: &quot;Attack&quot;, &quot;cpCost&quot;: 16, &quot;element&quot;: &quot;Physical&quot;, }," calcext:value-type="string">
            <text:p>0x34: { "idMostSigNib": 0, "idLeastSigByte": 0x34, "name": "Wishing Star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35" calcext:value-type="string">
            <text:p>0x35</text:p>
          </table:table-cell>
          <table:table-cell office:value-type="string" calcext:value-type="string">
            <text:p>Wishing St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5] = &quot;S&quot;; 10 + [.C55] - 1; IF ([.F55] = &quot;A&quot;; 15 + [.C55] - 1; IF ([.F55] = &quot;B&quot;; 20 + ([.C55] - 1) * 2; IF ([.F55] = &quot;C&quot;; 25 + ([.C55] - 1) * 2; IF ([.F55] = &quot;D&quot;; 30 + ([.C55] - 1) * 3; IF([.F55] = &quot;E&quot;; 40 + ([.C55] - 1) * 4; IF ([.F55] = &quot;F&quot;; 45 + ([.C55] - 1) * 4; IF ([.F55] = &quot;E+&quot;; 35 + ([.C55] - 1) * 3; IF([.F55] = &quot;G&quot;; 50 + ([.C55] - 1) * 5; 60 + ([.C55] - 1) * 5)))))))))" office:value-type="float" office:value="17" calcext:value-type="float">
            <text:p>17</text:p>
          </table:table-cell>
          <table:table-cell table:formula="of:=COM.MICROSOFT.CONCAT([.A55];&quot;: { &quot;&quot;idMostSigNib&quot;&quot;: &quot;;BITAND(ROW()-2;65280)/256;&quot;, &quot;&quot;idLeastSigByte&quot;&quot;: &quot;;&quot;0x&quot;&amp;DEC2HEX(BITAND(ROW()-2;255));&quot;, &quot;&quot;name&quot;&quot;: &quot;&quot;&quot;;[.B55];&quot;&quot;&quot;, &quot;&quot;value&quot;&quot;: &quot;;IF([.C55] &gt; 0; MOD([.C55]; 10); -1);&quot;, &quot;&quot;type&quot;&quot;: &quot;&quot;&quot;;[.D55];&quot;&quot;&quot;, &quot;&quot;cpCost&quot;&quot;: &quot;;[.G55];&quot;, &quot;&quot;element&quot;&quot;: &quot;&quot;&quot;;[.E55];&quot;&quot;&quot;, },&quot;)" office:value-type="string" office:string-value="0x35: { &quot;idMostSigNib&quot;: 0, &quot;idLeastSigByte&quot;: 0x35, &quot;name&quot;: &quot;Wishing Star&quot;, &quot;value&quot;: 3, &quot;type&quot;: &quot;Attack&quot;, &quot;cpCost&quot;: 17, &quot;element&quot;: &quot;Physical&quot;, }," calcext:value-type="string">
            <text:p>0x35: { "idMostSigNib": 0, "idLeastSigByte": 0x35, "name": "Wishing Star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36" calcext:value-type="string">
            <text:p>0x36</text:p>
          </table:table-cell>
          <table:table-cell office:value-type="string" calcext:value-type="string">
            <text:p>Wishing St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6] = &quot;S&quot;; 10 + [.C56] - 1; IF ([.F56] = &quot;A&quot;; 15 + [.C56] - 1; IF ([.F56] = &quot;B&quot;; 20 + ([.C56] - 1) * 2; IF ([.F56] = &quot;C&quot;; 25 + ([.C56] - 1) * 2; IF ([.F56] = &quot;D&quot;; 30 + ([.C56] - 1) * 3; IF([.F56] = &quot;E&quot;; 40 + ([.C56] - 1) * 4; IF ([.F56] = &quot;F&quot;; 45 + ([.C56] - 1) * 4; IF ([.F56] = &quot;E+&quot;; 35 + ([.C56] - 1) * 3; IF([.F56] = &quot;G&quot;; 50 + ([.C56] - 1) * 5; 60 + ([.C56] - 1) * 5)))))))))" office:value-type="float" office:value="18" calcext:value-type="float">
            <text:p>18</text:p>
          </table:table-cell>
          <table:table-cell table:formula="of:=COM.MICROSOFT.CONCAT([.A56];&quot;: { &quot;&quot;idMostSigNib&quot;&quot;: &quot;;BITAND(ROW()-2;65280)/256;&quot;, &quot;&quot;idLeastSigByte&quot;&quot;: &quot;;&quot;0x&quot;&amp;DEC2HEX(BITAND(ROW()-2;255));&quot;, &quot;&quot;name&quot;&quot;: &quot;&quot;&quot;;[.B56];&quot;&quot;&quot;, &quot;&quot;value&quot;&quot;: &quot;;IF([.C56] &gt; 0; MOD([.C56]; 10); -1);&quot;, &quot;&quot;type&quot;&quot;: &quot;&quot;&quot;;[.D56];&quot;&quot;&quot;, &quot;&quot;cpCost&quot;&quot;: &quot;;[.G56];&quot;, &quot;&quot;element&quot;&quot;: &quot;&quot;&quot;;[.E56];&quot;&quot;&quot;, },&quot;)" office:value-type="string" office:string-value="0x36: { &quot;idMostSigNib&quot;: 0, &quot;idLeastSigByte&quot;: 0x36, &quot;name&quot;: &quot;Wishing Star&quot;, &quot;value&quot;: 4, &quot;type&quot;: &quot;Attack&quot;, &quot;cpCost&quot;: 18, &quot;element&quot;: &quot;Physical&quot;, }," calcext:value-type="string">
            <text:p>0x36: { "idMostSigNib": 0, "idLeastSigByte": 0x36, "name": "Wishing Star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37" calcext:value-type="string">
            <text:p>0x37</text:p>
          </table:table-cell>
          <table:table-cell office:value-type="string" calcext:value-type="string">
            <text:p>Wishing St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7] = &quot;S&quot;; 10 + [.C57] - 1; IF ([.F57] = &quot;A&quot;; 15 + [.C57] - 1; IF ([.F57] = &quot;B&quot;; 20 + ([.C57] - 1) * 2; IF ([.F57] = &quot;C&quot;; 25 + ([.C57] - 1) * 2; IF ([.F57] = &quot;D&quot;; 30 + ([.C57] - 1) * 3; IF([.F57] = &quot;E&quot;; 40 + ([.C57] - 1) * 4; IF ([.F57] = &quot;F&quot;; 45 + ([.C57] - 1) * 4; IF ([.F57] = &quot;E+&quot;; 35 + ([.C57] - 1) * 3; IF([.F57] = &quot;G&quot;; 50 + ([.C57] - 1) * 5; 60 + ([.C57] - 1) * 5)))))))))" office:value-type="float" office:value="19" calcext:value-type="float">
            <text:p>19</text:p>
          </table:table-cell>
          <table:table-cell table:formula="of:=COM.MICROSOFT.CONCAT([.A57];&quot;: { &quot;&quot;idMostSigNib&quot;&quot;: &quot;;BITAND(ROW()-2;65280)/256;&quot;, &quot;&quot;idLeastSigByte&quot;&quot;: &quot;;&quot;0x&quot;&amp;DEC2HEX(BITAND(ROW()-2;255));&quot;, &quot;&quot;name&quot;&quot;: &quot;&quot;&quot;;[.B57];&quot;&quot;&quot;, &quot;&quot;value&quot;&quot;: &quot;;IF([.C57] &gt; 0; MOD([.C57]; 10); -1);&quot;, &quot;&quot;type&quot;&quot;: &quot;&quot;&quot;;[.D57];&quot;&quot;&quot;, &quot;&quot;cpCost&quot;&quot;: &quot;;[.G57];&quot;, &quot;&quot;element&quot;&quot;: &quot;&quot;&quot;;[.E57];&quot;&quot;&quot;, },&quot;)" office:value-type="string" office:string-value="0x37: { &quot;idMostSigNib&quot;: 0, &quot;idLeastSigByte&quot;: 0x37, &quot;name&quot;: &quot;Wishing Star&quot;, &quot;value&quot;: 5, &quot;type&quot;: &quot;Attack&quot;, &quot;cpCost&quot;: 19, &quot;element&quot;: &quot;Physical&quot;, }," calcext:value-type="string">
            <text:p>0x37: { "idMostSigNib": 0, "idLeastSigByte": 0x37, "name": "Wishing Star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38" calcext:value-type="string">
            <text:p>0x38</text:p>
          </table:table-cell>
          <table:table-cell office:value-type="string" calcext:value-type="string">
            <text:p>Wishing Sta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8] = &quot;S&quot;; 10 + [.C58] - 1; IF ([.F58] = &quot;A&quot;; 15 + [.C58] - 1; IF ([.F58] = &quot;B&quot;; 20 + ([.C58] - 1) * 2; IF ([.F58] = &quot;C&quot;; 25 + ([.C58] - 1) * 2; IF ([.F58] = &quot;D&quot;; 30 + ([.C58] - 1) * 3; IF([.F58] = &quot;E&quot;; 40 + ([.C58] - 1) * 4; IF ([.F58] = &quot;F&quot;; 45 + ([.C58] - 1) * 4; IF ([.F58] = &quot;E+&quot;; 35 + ([.C58] - 1) * 3; IF([.F58] = &quot;G&quot;; 50 + ([.C58] - 1) * 5; 60 + ([.C58] - 1) * 5)))))))))" office:value-type="float" office:value="20" calcext:value-type="float">
            <text:p>20</text:p>
          </table:table-cell>
          <table:table-cell table:formula="of:=COM.MICROSOFT.CONCAT([.A58];&quot;: { &quot;&quot;idMostSigNib&quot;&quot;: &quot;;BITAND(ROW()-2;65280)/256;&quot;, &quot;&quot;idLeastSigByte&quot;&quot;: &quot;;&quot;0x&quot;&amp;DEC2HEX(BITAND(ROW()-2;255));&quot;, &quot;&quot;name&quot;&quot;: &quot;&quot;&quot;;[.B58];&quot;&quot;&quot;, &quot;&quot;value&quot;&quot;: &quot;;IF([.C58] &gt; 0; MOD([.C58]; 10); -1);&quot;, &quot;&quot;type&quot;&quot;: &quot;&quot;&quot;;[.D58];&quot;&quot;&quot;, &quot;&quot;cpCost&quot;&quot;: &quot;;[.G58];&quot;, &quot;&quot;element&quot;&quot;: &quot;&quot;&quot;;[.E58];&quot;&quot;&quot;, },&quot;)" office:value-type="string" office:string-value="0x38: { &quot;idMostSigNib&quot;: 0, &quot;idLeastSigByte&quot;: 0x38, &quot;name&quot;: &quot;Wishing Star&quot;, &quot;value&quot;: 6, &quot;type&quot;: &quot;Attack&quot;, &quot;cpCost&quot;: 20, &quot;element&quot;: &quot;Physical&quot;, }," calcext:value-type="string">
            <text:p>0x38: { "idMostSigNib": 0, "idLeastSigByte": 0x38, "name": "Wishing Star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39" calcext:value-type="string">
            <text:p>0x39</text:p>
          </table:table-cell>
          <table:table-cell office:value-type="string" calcext:value-type="string">
            <text:p>Wishing Sta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59] = &quot;S&quot;; 10 + [.C59] - 1; IF ([.F59] = &quot;A&quot;; 15 + [.C59] - 1; IF ([.F59] = &quot;B&quot;; 20 + ([.C59] - 1) * 2; IF ([.F59] = &quot;C&quot;; 25 + ([.C59] - 1) * 2; IF ([.F59] = &quot;D&quot;; 30 + ([.C59] - 1) * 3; IF([.F59] = &quot;E&quot;; 40 + ([.C59] - 1) * 4; IF ([.F59] = &quot;F&quot;; 45 + ([.C59] - 1) * 4; IF ([.F59] = &quot;E+&quot;; 35 + ([.C59] - 1) * 3; IF([.F59] = &quot;G&quot;; 50 + ([.C59] - 1) * 5; 60 + ([.C59] - 1) * 5)))))))))" office:value-type="float" office:value="21" calcext:value-type="float">
            <text:p>21</text:p>
          </table:table-cell>
          <table:table-cell table:formula="of:=COM.MICROSOFT.CONCAT([.A59];&quot;: { &quot;&quot;idMostSigNib&quot;&quot;: &quot;;BITAND(ROW()-2;65280)/256;&quot;, &quot;&quot;idLeastSigByte&quot;&quot;: &quot;;&quot;0x&quot;&amp;DEC2HEX(BITAND(ROW()-2;255));&quot;, &quot;&quot;name&quot;&quot;: &quot;&quot;&quot;;[.B59];&quot;&quot;&quot;, &quot;&quot;value&quot;&quot;: &quot;;IF([.C59] &gt; 0; MOD([.C59]; 10); -1);&quot;, &quot;&quot;type&quot;&quot;: &quot;&quot;&quot;;[.D59];&quot;&quot;&quot;, &quot;&quot;cpCost&quot;&quot;: &quot;;[.G59];&quot;, &quot;&quot;element&quot;&quot;: &quot;&quot;&quot;;[.E59];&quot;&quot;&quot;, },&quot;)" office:value-type="string" office:string-value="0x39: { &quot;idMostSigNib&quot;: 0, &quot;idLeastSigByte&quot;: 0x39, &quot;name&quot;: &quot;Wishing Star&quot;, &quot;value&quot;: 7, &quot;type&quot;: &quot;Attack&quot;, &quot;cpCost&quot;: 21, &quot;element&quot;: &quot;Physical&quot;, }," calcext:value-type="string">
            <text:p>0x39: { "idMostSigNib": 0, "idLeastSigByte": 0x39, "name": "Wishing Star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3A" calcext:value-type="string">
            <text:p>0x3A</text:p>
          </table:table-cell>
          <table:table-cell office:value-type="string" calcext:value-type="string">
            <text:p>Wishing Sta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60] = &quot;S&quot;; 10 + [.C60] - 1; IF ([.F60] = &quot;A&quot;; 15 + [.C60] - 1; IF ([.F60] = &quot;B&quot;; 20 + ([.C60] - 1) * 2; IF ([.F60] = &quot;C&quot;; 25 + ([.C60] - 1) * 2; IF ([.F60] = &quot;D&quot;; 30 + ([.C60] - 1) * 3; IF([.F60] = &quot;E&quot;; 40 + ([.C60] - 1) * 4; IF ([.F60] = &quot;F&quot;; 45 + ([.C60] - 1) * 4; IF ([.F60] = &quot;E+&quot;; 35 + ([.C60] - 1) * 3; IF([.F60] = &quot;G&quot;; 50 + ([.C60] - 1) * 5; 60 + ([.C60] - 1) * 5)))))))))" office:value-type="float" office:value="22" calcext:value-type="float">
            <text:p>22</text:p>
          </table:table-cell>
          <table:table-cell table:formula="of:=COM.MICROSOFT.CONCAT([.A60];&quot;: { &quot;&quot;idMostSigNib&quot;&quot;: &quot;;BITAND(ROW()-2;65280)/256;&quot;, &quot;&quot;idLeastSigByte&quot;&quot;: &quot;;&quot;0x&quot;&amp;DEC2HEX(BITAND(ROW()-2;255));&quot;, &quot;&quot;name&quot;&quot;: &quot;&quot;&quot;;[.B60];&quot;&quot;&quot;, &quot;&quot;value&quot;&quot;: &quot;;IF([.C60] &gt; 0; MOD([.C60]; 10); -1);&quot;, &quot;&quot;type&quot;&quot;: &quot;&quot;&quot;;[.D60];&quot;&quot;&quot;, &quot;&quot;cpCost&quot;&quot;: &quot;;[.G60];&quot;, &quot;&quot;element&quot;&quot;: &quot;&quot;&quot;;[.E60];&quot;&quot;&quot;, },&quot;)" office:value-type="string" office:string-value="0x3A: { &quot;idMostSigNib&quot;: 0, &quot;idLeastSigByte&quot;: 0x3A, &quot;name&quot;: &quot;Wishing Star&quot;, &quot;value&quot;: 8, &quot;type&quot;: &quot;Attack&quot;, &quot;cpCost&quot;: 22, &quot;element&quot;: &quot;Physical&quot;, }," calcext:value-type="string">
            <text:p>0x3A: { "idMostSigNib": 0, "idLeastSigByte": 0x3A, "name": "Wishing Star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3B" calcext:value-type="string">
            <text:p>0x3B</text:p>
          </table:table-cell>
          <table:table-cell office:value-type="string" calcext:value-type="string">
            <text:p>Wishing St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61] = &quot;S&quot;; 10 + [.C61] - 1; IF ([.F61] = &quot;A&quot;; 15 + [.C61] - 1; IF ([.F61] = &quot;B&quot;; 20 + ([.C61] - 1) * 2; IF ([.F61] = &quot;C&quot;; 25 + ([.C61] - 1) * 2; IF ([.F61] = &quot;D&quot;; 30 + ([.C61] - 1) * 3; IF([.F61] = &quot;E&quot;; 40 + ([.C61] - 1) * 4; IF ([.F61] = &quot;F&quot;; 45 + ([.C61] - 1) * 4; IF ([.F61] = &quot;E+&quot;; 35 + ([.C61] - 1) * 3; IF([.F61] = &quot;G&quot;; 50 + ([.C61] - 1) * 5; 60 + ([.C61] - 1) * 5)))))))))" office:value-type="float" office:value="23" calcext:value-type="float">
            <text:p>23</text:p>
          </table:table-cell>
          <table:table-cell table:formula="of:=COM.MICROSOFT.CONCAT([.A61];&quot;: { &quot;&quot;idMostSigNib&quot;&quot;: &quot;;BITAND(ROW()-2;65280)/256;&quot;, &quot;&quot;idLeastSigByte&quot;&quot;: &quot;;&quot;0x&quot;&amp;DEC2HEX(BITAND(ROW()-2;255));&quot;, &quot;&quot;name&quot;&quot;: &quot;&quot;&quot;;[.B61];&quot;&quot;&quot;, &quot;&quot;value&quot;&quot;: &quot;;IF([.C61] &gt; 0; MOD([.C61]; 10); -1);&quot;, &quot;&quot;type&quot;&quot;: &quot;&quot;&quot;;[.D61];&quot;&quot;&quot;, &quot;&quot;cpCost&quot;&quot;: &quot;;[.G61];&quot;, &quot;&quot;element&quot;&quot;: &quot;&quot;&quot;;[.E61];&quot;&quot;&quot;, },&quot;)" office:value-type="string" office:string-value="0x3B: { &quot;idMostSigNib&quot;: 0, &quot;idLeastSigByte&quot;: 0x3B, &quot;name&quot;: &quot;Wishing Star&quot;, &quot;value&quot;: 9, &quot;type&quot;: &quot;Attack&quot;, &quot;cpCost&quot;: 23, &quot;element&quot;: &quot;Physical&quot;, }," calcext:value-type="string">
            <text:p>0x3B: { "idMostSigNib": 0, "idLeastSigByte": 0x3B, "name": "Wishing Star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3C" calcext:value-type="string">
            <text:p>0x3C</text:p>
          </table:table-cell>
          <table:table-cell office:value-type="string" calcext:value-type="string">
            <text:p>Spellbi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2] = &quot;S&quot;; 10 + [.C62] - 1; IF ([.F62] = &quot;A&quot;; 15 + [.C62] - 1; IF ([.F62] = &quot;B&quot;; 20 + ([.C62] - 1) * 2; IF ([.F62] = &quot;C&quot;; 25 + ([.C62] - 1) * 2; IF ([.F62] = &quot;D&quot;; 30 + ([.C62] - 1) * 3; IF([.F62] = &quot;E&quot;; 40 + ([.C62] - 1) * 4; IF ([.F62] = &quot;F&quot;; 45 + ([.C62] - 1) * 4; IF ([.F62] = &quot;E+&quot;; 35 + ([.C62] - 1) * 3; IF([.F62] = &quot;G&quot;; 50 + ([.C62] - 1) * 5; 60 + ([.C62] - 1) * 5)))))))))" office:value-type="float" office:value="38" calcext:value-type="float">
            <text:p>38</text:p>
          </table:table-cell>
          <table:table-cell table:formula="of:=COM.MICROSOFT.CONCAT([.A62];&quot;: { &quot;&quot;idMostSigNib&quot;&quot;: &quot;;BITAND(ROW()-2;65280)/256;&quot;, &quot;&quot;idLeastSigByte&quot;&quot;: &quot;;&quot;0x&quot;&amp;DEC2HEX(BITAND(ROW()-2;255));&quot;, &quot;&quot;name&quot;&quot;: &quot;&quot;&quot;;[.B62];&quot;&quot;&quot;, &quot;&quot;value&quot;&quot;: &quot;;IF([.C62] &gt; 0; MOD([.C62]; 10); -1);&quot;, &quot;&quot;type&quot;&quot;: &quot;&quot;&quot;;[.D62];&quot;&quot;&quot;, &quot;&quot;cpCost&quot;&quot;: &quot;;[.G62];&quot;, &quot;&quot;element&quot;&quot;: &quot;&quot;&quot;;[.E62];&quot;&quot;&quot;, },&quot;)" office:value-type="string" office:string-value="0x3C: { &quot;idMostSigNib&quot;: 0, &quot;idLeastSigByte&quot;: 0x3C, &quot;name&quot;: &quot;Spellbinder&quot;, &quot;value&quot;: 0, &quot;type&quot;: &quot;Attack&quot;, &quot;cpCost&quot;: 38, &quot;element&quot;: &quot;Lightning&quot;, }," calcext:value-type="string">
            <text:p>0x3C: { "idMostSigNib": 0, "idLeastSigByte": 0x3C, "name": "Spellbinder", "value": 0, "type": "Attack", "cpCost": 38, "element": "Lightning", },</text:p>
          </table:table-cell>
        </table:table-row>
        <table:table-row table:style-name="ro1">
          <table:table-cell table:formula="of:=&quot;0x&quot;&amp;DEC2HEX(ROW()-2)" office:value-type="string" office:string-value="0x3D" calcext:value-type="string">
            <text:p>0x3D</text:p>
          </table:table-cell>
          <table:table-cell office:value-type="string" calcext:value-type="string">
            <text:p>Spellbi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3] = &quot;S&quot;; 10 + [.C63] - 1; IF ([.F63] = &quot;A&quot;; 15 + [.C63] - 1; IF ([.F63] = &quot;B&quot;; 20 + ([.C63] - 1) * 2; IF ([.F63] = &quot;C&quot;; 25 + ([.C63] - 1) * 2; IF ([.F63] = &quot;D&quot;; 30 + ([.C63] - 1) * 3; IF([.F63] = &quot;E&quot;; 40 + ([.C63] - 1) * 4; IF ([.F63] = &quot;F&quot;; 45 + ([.C63] - 1) * 4; IF ([.F63] = &quot;E+&quot;; 35 + ([.C63] - 1) * 3; IF([.F63] = &quot;G&quot;; 50 + ([.C63] - 1) * 5; 60 + ([.C63] - 1) * 5)))))))))" office:value-type="float" office:value="20" calcext:value-type="float">
            <text:p>20</text:p>
          </table:table-cell>
          <table:table-cell table:formula="of:=COM.MICROSOFT.CONCAT([.A63];&quot;: { &quot;&quot;idMostSigNib&quot;&quot;: &quot;;BITAND(ROW()-2;65280)/256;&quot;, &quot;&quot;idLeastSigByte&quot;&quot;: &quot;;&quot;0x&quot;&amp;DEC2HEX(BITAND(ROW()-2;255));&quot;, &quot;&quot;name&quot;&quot;: &quot;&quot;&quot;;[.B63];&quot;&quot;&quot;, &quot;&quot;value&quot;&quot;: &quot;;IF([.C63] &gt; 0; MOD([.C63]; 10); -1);&quot;, &quot;&quot;type&quot;&quot;: &quot;&quot;&quot;;[.D63];&quot;&quot;&quot;, &quot;&quot;cpCost&quot;&quot;: &quot;;[.G63];&quot;, &quot;&quot;element&quot;&quot;: &quot;&quot;&quot;;[.E63];&quot;&quot;&quot;, },&quot;)" office:value-type="string" office:string-value="0x3D: { &quot;idMostSigNib&quot;: 0, &quot;idLeastSigByte&quot;: 0x3D, &quot;name&quot;: &quot;Spellbinder&quot;, &quot;value&quot;: 1, &quot;type&quot;: &quot;Attack&quot;, &quot;cpCost&quot;: 20, &quot;element&quot;: &quot;Lightning&quot;, }," calcext:value-type="string">
            <text:p>0x3D: { "idMostSigNib": 0, "idLeastSigByte": 0x3D, "name": "Spellbinder", "value": 1, "type": "Attack", "cpCost": 20, "element": "Lightning", },</text:p>
          </table:table-cell>
        </table:table-row>
        <table:table-row table:style-name="ro1">
          <table:table-cell table:formula="of:=&quot;0x&quot;&amp;DEC2HEX(ROW()-2)" office:value-type="string" office:string-value="0x3E" calcext:value-type="string">
            <text:p>0x3E</text:p>
          </table:table-cell>
          <table:table-cell office:value-type="string" calcext:value-type="string">
            <text:p>Spellbi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4] = &quot;S&quot;; 10 + [.C64] - 1; IF ([.F64] = &quot;A&quot;; 15 + [.C64] - 1; IF ([.F64] = &quot;B&quot;; 20 + ([.C64] - 1) * 2; IF ([.F64] = &quot;C&quot;; 25 + ([.C64] - 1) * 2; IF ([.F64] = &quot;D&quot;; 30 + ([.C64] - 1) * 3; IF([.F64] = &quot;E&quot;; 40 + ([.C64] - 1) * 4; IF ([.F64] = &quot;F&quot;; 45 + ([.C64] - 1) * 4; IF ([.F64] = &quot;E+&quot;; 35 + ([.C64] - 1) * 3; IF([.F64] = &quot;G&quot;; 50 + ([.C64] - 1) * 5; 60 + ([.C64] - 1) * 5)))))))))" office:value-type="float" office:value="22" calcext:value-type="float">
            <text:p>22</text:p>
          </table:table-cell>
          <table:table-cell table:formula="of:=COM.MICROSOFT.CONCAT([.A64];&quot;: { &quot;&quot;idMostSigNib&quot;&quot;: &quot;;BITAND(ROW()-2;65280)/256;&quot;, &quot;&quot;idLeastSigByte&quot;&quot;: &quot;;&quot;0x&quot;&amp;DEC2HEX(BITAND(ROW()-2;255));&quot;, &quot;&quot;name&quot;&quot;: &quot;&quot;&quot;;[.B64];&quot;&quot;&quot;, &quot;&quot;value&quot;&quot;: &quot;;IF([.C64] &gt; 0; MOD([.C64]; 10); -1);&quot;, &quot;&quot;type&quot;&quot;: &quot;&quot;&quot;;[.D64];&quot;&quot;&quot;, &quot;&quot;cpCost&quot;&quot;: &quot;;[.G64];&quot;, &quot;&quot;element&quot;&quot;: &quot;&quot;&quot;;[.E64];&quot;&quot;&quot;, },&quot;)" office:value-type="string" office:string-value="0x3E: { &quot;idMostSigNib&quot;: 0, &quot;idLeastSigByte&quot;: 0x3E, &quot;name&quot;: &quot;Spellbinder&quot;, &quot;value&quot;: 2, &quot;type&quot;: &quot;Attack&quot;, &quot;cpCost&quot;: 22, &quot;element&quot;: &quot;Lightning&quot;, }," calcext:value-type="string">
            <text:p>0x3E: { "idMostSigNib": 0, "idLeastSigByte": 0x3E, "name": "Spellbinder", "value": 2, "type": "Attack", "cpCost": 22, "element": "Lightning", },</text:p>
          </table:table-cell>
        </table:table-row>
        <table:table-row table:style-name="ro1">
          <table:table-cell table:formula="of:=&quot;0x&quot;&amp;DEC2HEX(ROW()-2)" office:value-type="string" office:string-value="0x3F" calcext:value-type="string">
            <text:p>0x3F</text:p>
          </table:table-cell>
          <table:table-cell office:value-type="string" calcext:value-type="string">
            <text:p>Spellbi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5] = &quot;S&quot;; 10 + [.C65] - 1; IF ([.F65] = &quot;A&quot;; 15 + [.C65] - 1; IF ([.F65] = &quot;B&quot;; 20 + ([.C65] - 1) * 2; IF ([.F65] = &quot;C&quot;; 25 + ([.C65] - 1) * 2; IF ([.F65] = &quot;D&quot;; 30 + ([.C65] - 1) * 3; IF([.F65] = &quot;E&quot;; 40 + ([.C65] - 1) * 4; IF ([.F65] = &quot;F&quot;; 45 + ([.C65] - 1) * 4; IF ([.F65] = &quot;E+&quot;; 35 + ([.C65] - 1) * 3; IF([.F65] = &quot;G&quot;; 50 + ([.C65] - 1) * 5; 60 + ([.C65] - 1) * 5)))))))))" office:value-type="float" office:value="24" calcext:value-type="float">
            <text:p>24</text:p>
          </table:table-cell>
          <table:table-cell table:formula="of:=COM.MICROSOFT.CONCAT([.A65];&quot;: { &quot;&quot;idMostSigNib&quot;&quot;: &quot;;BITAND(ROW()-2;65280)/256;&quot;, &quot;&quot;idLeastSigByte&quot;&quot;: &quot;;&quot;0x&quot;&amp;DEC2HEX(BITAND(ROW()-2;255));&quot;, &quot;&quot;name&quot;&quot;: &quot;&quot;&quot;;[.B65];&quot;&quot;&quot;, &quot;&quot;value&quot;&quot;: &quot;;IF([.C65] &gt; 0; MOD([.C65]; 10); -1);&quot;, &quot;&quot;type&quot;&quot;: &quot;&quot;&quot;;[.D65];&quot;&quot;&quot;, &quot;&quot;cpCost&quot;&quot;: &quot;;[.G65];&quot;, &quot;&quot;element&quot;&quot;: &quot;&quot;&quot;;[.E65];&quot;&quot;&quot;, },&quot;)" office:value-type="string" office:string-value="0x3F: { &quot;idMostSigNib&quot;: 0, &quot;idLeastSigByte&quot;: 0x3F, &quot;name&quot;: &quot;Spellbinder&quot;, &quot;value&quot;: 3, &quot;type&quot;: &quot;Attack&quot;, &quot;cpCost&quot;: 24, &quot;element&quot;: &quot;Lightning&quot;, }," calcext:value-type="string">
            <text:p>0x3F: { "idMostSigNib": 0, "idLeastSigByte": 0x3F, "name": "Spellbinder", "value": 3, "type": "Attack", "cpCost": 24, "element": "Lightning", },</text:p>
          </table:table-cell>
        </table:table-row>
        <table:table-row table:style-name="ro1">
          <table:table-cell table:formula="of:=&quot;0x&quot;&amp;DEC2HEX(ROW()-2)" office:value-type="string" office:string-value="0x40" calcext:value-type="string">
            <text:p>0x40</text:p>
          </table:table-cell>
          <table:table-cell office:value-type="string" calcext:value-type="string">
            <text:p>Spellbi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6] = &quot;S&quot;; 10 + [.C66] - 1; IF ([.F66] = &quot;A&quot;; 15 + [.C66] - 1; IF ([.F66] = &quot;B&quot;; 20 + ([.C66] - 1) * 2; IF ([.F66] = &quot;C&quot;; 25 + ([.C66] - 1) * 2; IF ([.F66] = &quot;D&quot;; 30 + ([.C66] - 1) * 3; IF([.F66] = &quot;E&quot;; 40 + ([.C66] - 1) * 4; IF ([.F66] = &quot;F&quot;; 45 + ([.C66] - 1) * 4; IF ([.F66] = &quot;E+&quot;; 35 + ([.C66] - 1) * 3; IF([.F66] = &quot;G&quot;; 50 + ([.C66] - 1) * 5; 60 + ([.C66] - 1) * 5)))))))))" office:value-type="float" office:value="26" calcext:value-type="float">
            <text:p>26</text:p>
          </table:table-cell>
          <table:table-cell table:formula="of:=COM.MICROSOFT.CONCAT([.A66];&quot;: { &quot;&quot;idMostSigNib&quot;&quot;: &quot;;BITAND(ROW()-2;65280)/256;&quot;, &quot;&quot;idLeastSigByte&quot;&quot;: &quot;;&quot;0x&quot;&amp;DEC2HEX(BITAND(ROW()-2;255));&quot;, &quot;&quot;name&quot;&quot;: &quot;&quot;&quot;;[.B66];&quot;&quot;&quot;, &quot;&quot;value&quot;&quot;: &quot;;IF([.C66] &gt; 0; MOD([.C66]; 10); -1);&quot;, &quot;&quot;type&quot;&quot;: &quot;&quot;&quot;;[.D66];&quot;&quot;&quot;, &quot;&quot;cpCost&quot;&quot;: &quot;;[.G66];&quot;, &quot;&quot;element&quot;&quot;: &quot;&quot;&quot;;[.E66];&quot;&quot;&quot;, },&quot;)" office:value-type="string" office:string-value="0x40: { &quot;idMostSigNib&quot;: 0, &quot;idLeastSigByte&quot;: 0x40, &quot;name&quot;: &quot;Spellbinder&quot;, &quot;value&quot;: 4, &quot;type&quot;: &quot;Attack&quot;, &quot;cpCost&quot;: 26, &quot;element&quot;: &quot;Lightning&quot;, }," calcext:value-type="string">
            <text:p>0x40: { "idMostSigNib": 0, "idLeastSigByte": 0x40, "name": "Spellbinder", "value": 4, "type": "Attack", "cpCost": 26, "element": "Lightning", },</text:p>
          </table:table-cell>
        </table:table-row>
        <table:table-row table:style-name="ro1">
          <table:table-cell table:formula="of:=&quot;0x&quot;&amp;DEC2HEX(ROW()-2)" office:value-type="string" office:string-value="0x41" calcext:value-type="string">
            <text:p>0x41</text:p>
          </table:table-cell>
          <table:table-cell office:value-type="string" calcext:value-type="string">
            <text:p>Spellbi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7] = &quot;S&quot;; 10 + [.C67] - 1; IF ([.F67] = &quot;A&quot;; 15 + [.C67] - 1; IF ([.F67] = &quot;B&quot;; 20 + ([.C67] - 1) * 2; IF ([.F67] = &quot;C&quot;; 25 + ([.C67] - 1) * 2; IF ([.F67] = &quot;D&quot;; 30 + ([.C67] - 1) * 3; IF([.F67] = &quot;E&quot;; 40 + ([.C67] - 1) * 4; IF ([.F67] = &quot;F&quot;; 45 + ([.C67] - 1) * 4; IF ([.F67] = &quot;E+&quot;; 35 + ([.C67] - 1) * 3; IF([.F67] = &quot;G&quot;; 50 + ([.C67] - 1) * 5; 60 + ([.C67] - 1) * 5)))))))))" office:value-type="float" office:value="28" calcext:value-type="float">
            <text:p>28</text:p>
          </table:table-cell>
          <table:table-cell table:formula="of:=COM.MICROSOFT.CONCAT([.A67];&quot;: { &quot;&quot;idMostSigNib&quot;&quot;: &quot;;BITAND(ROW()-2;65280)/256;&quot;, &quot;&quot;idLeastSigByte&quot;&quot;: &quot;;&quot;0x&quot;&amp;DEC2HEX(BITAND(ROW()-2;255));&quot;, &quot;&quot;name&quot;&quot;: &quot;&quot;&quot;;[.B67];&quot;&quot;&quot;, &quot;&quot;value&quot;&quot;: &quot;;IF([.C67] &gt; 0; MOD([.C67]; 10); -1);&quot;, &quot;&quot;type&quot;&quot;: &quot;&quot;&quot;;[.D67];&quot;&quot;&quot;, &quot;&quot;cpCost&quot;&quot;: &quot;;[.G67];&quot;, &quot;&quot;element&quot;&quot;: &quot;&quot;&quot;;[.E67];&quot;&quot;&quot;, },&quot;)" office:value-type="string" office:string-value="0x41: { &quot;idMostSigNib&quot;: 0, &quot;idLeastSigByte&quot;: 0x41, &quot;name&quot;: &quot;Spellbinder&quot;, &quot;value&quot;: 5, &quot;type&quot;: &quot;Attack&quot;, &quot;cpCost&quot;: 28, &quot;element&quot;: &quot;Lightning&quot;, }," calcext:value-type="string">
            <text:p>0x41: { "idMostSigNib": 0, "idLeastSigByte": 0x41, "name": "Spellbinder", "value": 5, "type": "Attack", "cpCost": 28, "element": "Lightning", },</text:p>
          </table:table-cell>
        </table:table-row>
        <table:table-row table:style-name="ro1">
          <table:table-cell table:formula="of:=&quot;0x&quot;&amp;DEC2HEX(ROW()-2)" office:value-type="string" office:string-value="0x42" calcext:value-type="string">
            <text:p>0x42</text:p>
          </table:table-cell>
          <table:table-cell office:value-type="string" calcext:value-type="string">
            <text:p>Spellbi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8] = &quot;S&quot;; 10 + [.C68] - 1; IF ([.F68] = &quot;A&quot;; 15 + [.C68] - 1; IF ([.F68] = &quot;B&quot;; 20 + ([.C68] - 1) * 2; IF ([.F68] = &quot;C&quot;; 25 + ([.C68] - 1) * 2; IF ([.F68] = &quot;D&quot;; 30 + ([.C68] - 1) * 3; IF([.F68] = &quot;E&quot;; 40 + ([.C68] - 1) * 4; IF ([.F68] = &quot;F&quot;; 45 + ([.C68] - 1) * 4; IF ([.F68] = &quot;E+&quot;; 35 + ([.C68] - 1) * 3; IF([.F68] = &quot;G&quot;; 50 + ([.C68] - 1) * 5; 60 + ([.C68] - 1) * 5)))))))))" office:value-type="float" office:value="30" calcext:value-type="float">
            <text:p>30</text:p>
          </table:table-cell>
          <table:table-cell table:formula="of:=COM.MICROSOFT.CONCAT([.A68];&quot;: { &quot;&quot;idMostSigNib&quot;&quot;: &quot;;BITAND(ROW()-2;65280)/256;&quot;, &quot;&quot;idLeastSigByte&quot;&quot;: &quot;;&quot;0x&quot;&amp;DEC2HEX(BITAND(ROW()-2;255));&quot;, &quot;&quot;name&quot;&quot;: &quot;&quot;&quot;;[.B68];&quot;&quot;&quot;, &quot;&quot;value&quot;&quot;: &quot;;IF([.C68] &gt; 0; MOD([.C68]; 10); -1);&quot;, &quot;&quot;type&quot;&quot;: &quot;&quot;&quot;;[.D68];&quot;&quot;&quot;, &quot;&quot;cpCost&quot;&quot;: &quot;;[.G68];&quot;, &quot;&quot;element&quot;&quot;: &quot;&quot;&quot;;[.E68];&quot;&quot;&quot;, },&quot;)" office:value-type="string" office:string-value="0x42: { &quot;idMostSigNib&quot;: 0, &quot;idLeastSigByte&quot;: 0x42, &quot;name&quot;: &quot;Spellbinder&quot;, &quot;value&quot;: 6, &quot;type&quot;: &quot;Attack&quot;, &quot;cpCost&quot;: 30, &quot;element&quot;: &quot;Lightning&quot;, }," calcext:value-type="string">
            <text:p>0x42: { "idMostSigNib": 0, "idLeastSigByte": 0x42, "name": "Spellbinder", "value": 6, "type": "Attack", "cpCost": 30, "element": "Lightning", },</text:p>
          </table:table-cell>
        </table:table-row>
        <table:table-row table:style-name="ro1">
          <table:table-cell table:formula="of:=&quot;0x&quot;&amp;DEC2HEX(ROW()-2)" office:value-type="string" office:string-value="0x43" calcext:value-type="string">
            <text:p>0x43</text:p>
          </table:table-cell>
          <table:table-cell office:value-type="string" calcext:value-type="string">
            <text:p>Spellbi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69] = &quot;S&quot;; 10 + [.C69] - 1; IF ([.F69] = &quot;A&quot;; 15 + [.C69] - 1; IF ([.F69] = &quot;B&quot;; 20 + ([.C69] - 1) * 2; IF ([.F69] = &quot;C&quot;; 25 + ([.C69] - 1) * 2; IF ([.F69] = &quot;D&quot;; 30 + ([.C69] - 1) * 3; IF([.F69] = &quot;E&quot;; 40 + ([.C69] - 1) * 4; IF ([.F69] = &quot;F&quot;; 45 + ([.C69] - 1) * 4; IF ([.F69] = &quot;E+&quot;; 35 + ([.C69] - 1) * 3; IF([.F69] = &quot;G&quot;; 50 + ([.C69] - 1) * 5; 60 + ([.C69] - 1) * 5)))))))))" office:value-type="float" office:value="32" calcext:value-type="float">
            <text:p>32</text:p>
          </table:table-cell>
          <table:table-cell table:formula="of:=COM.MICROSOFT.CONCAT([.A69];&quot;: { &quot;&quot;idMostSigNib&quot;&quot;: &quot;;BITAND(ROW()-2;65280)/256;&quot;, &quot;&quot;idLeastSigByte&quot;&quot;: &quot;;&quot;0x&quot;&amp;DEC2HEX(BITAND(ROW()-2;255));&quot;, &quot;&quot;name&quot;&quot;: &quot;&quot;&quot;;[.B69];&quot;&quot;&quot;, &quot;&quot;value&quot;&quot;: &quot;;IF([.C69] &gt; 0; MOD([.C69]; 10); -1);&quot;, &quot;&quot;type&quot;&quot;: &quot;&quot;&quot;;[.D69];&quot;&quot;&quot;, &quot;&quot;cpCost&quot;&quot;: &quot;;[.G69];&quot;, &quot;&quot;element&quot;&quot;: &quot;&quot;&quot;;[.E69];&quot;&quot;&quot;, },&quot;)" office:value-type="string" office:string-value="0x43: { &quot;idMostSigNib&quot;: 0, &quot;idLeastSigByte&quot;: 0x43, &quot;name&quot;: &quot;Spellbinder&quot;, &quot;value&quot;: 7, &quot;type&quot;: &quot;Attack&quot;, &quot;cpCost&quot;: 32, &quot;element&quot;: &quot;Lightning&quot;, }," calcext:value-type="string">
            <text:p>0x43: { "idMostSigNib": 0, "idLeastSigByte": 0x43, "name": "Spellbinder", "value": 7, "type": "Attack", "cpCost": 32, "element": "Lightning", },</text:p>
          </table:table-cell>
        </table:table-row>
        <table:table-row table:style-name="ro1">
          <table:table-cell table:formula="of:=&quot;0x&quot;&amp;DEC2HEX(ROW()-2)" office:value-type="string" office:string-value="0x44" calcext:value-type="string">
            <text:p>0x44</text:p>
          </table:table-cell>
          <table:table-cell office:value-type="string" calcext:value-type="string">
            <text:p>Spellbi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70] = &quot;S&quot;; 10 + [.C70] - 1; IF ([.F70] = &quot;A&quot;; 15 + [.C70] - 1; IF ([.F70] = &quot;B&quot;; 20 + ([.C70] - 1) * 2; IF ([.F70] = &quot;C&quot;; 25 + ([.C70] - 1) * 2; IF ([.F70] = &quot;D&quot;; 30 + ([.C70] - 1) * 3; IF([.F70] = &quot;E&quot;; 40 + ([.C70] - 1) * 4; IF ([.F70] = &quot;F&quot;; 45 + ([.C70] - 1) * 4; IF ([.F70] = &quot;E+&quot;; 35 + ([.C70] - 1) * 3; IF([.F70] = &quot;G&quot;; 50 + ([.C70] - 1) * 5; 60 + ([.C70] - 1) * 5)))))))))" office:value-type="float" office:value="34" calcext:value-type="float">
            <text:p>34</text:p>
          </table:table-cell>
          <table:table-cell table:formula="of:=COM.MICROSOFT.CONCAT([.A70];&quot;: { &quot;&quot;idMostSigNib&quot;&quot;: &quot;;BITAND(ROW()-2;65280)/256;&quot;, &quot;&quot;idLeastSigByte&quot;&quot;: &quot;;&quot;0x&quot;&amp;DEC2HEX(BITAND(ROW()-2;255));&quot;, &quot;&quot;name&quot;&quot;: &quot;&quot;&quot;;[.B70];&quot;&quot;&quot;, &quot;&quot;value&quot;&quot;: &quot;;IF([.C70] &gt; 0; MOD([.C70]; 10); -1);&quot;, &quot;&quot;type&quot;&quot;: &quot;&quot;&quot;;[.D70];&quot;&quot;&quot;, &quot;&quot;cpCost&quot;&quot;: &quot;;[.G70];&quot;, &quot;&quot;element&quot;&quot;: &quot;&quot;&quot;;[.E70];&quot;&quot;&quot;, },&quot;)" office:value-type="string" office:string-value="0x44: { &quot;idMostSigNib&quot;: 0, &quot;idLeastSigByte&quot;: 0x44, &quot;name&quot;: &quot;Spellbinder&quot;, &quot;value&quot;: 8, &quot;type&quot;: &quot;Attack&quot;, &quot;cpCost&quot;: 34, &quot;element&quot;: &quot;Lightning&quot;, }," calcext:value-type="string">
            <text:p>0x44: { "idMostSigNib": 0, "idLeastSigByte": 0x44, "name": "Spellbinder", "value": 8, "type": "Attack", "cpCost": 34, "element": "Lightning", },</text:p>
          </table:table-cell>
        </table:table-row>
        <table:table-row table:style-name="ro1">
          <table:table-cell table:formula="of:=&quot;0x&quot;&amp;DEC2HEX(ROW()-2)" office:value-type="string" office:string-value="0x45" calcext:value-type="string">
            <text:p>0x45</text:p>
          </table:table-cell>
          <table:table-cell office:value-type="string" calcext:value-type="string">
            <text:p>Spellbi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B</text:p>
          </table:table-cell>
          <table:table-cell table:formula="of:=IF([.F71] = &quot;S&quot;; 10 + [.C71] - 1; IF ([.F71] = &quot;A&quot;; 15 + [.C71] - 1; IF ([.F71] = &quot;B&quot;; 20 + ([.C71] - 1) * 2; IF ([.F71] = &quot;C&quot;; 25 + ([.C71] - 1) * 2; IF ([.F71] = &quot;D&quot;; 30 + ([.C71] - 1) * 3; IF([.F71] = &quot;E&quot;; 40 + ([.C71] - 1) * 4; IF ([.F71] = &quot;F&quot;; 45 + ([.C71] - 1) * 4; IF ([.F71] = &quot;E+&quot;; 35 + ([.C71] - 1) * 3; IF([.F71] = &quot;G&quot;; 50 + ([.C71] - 1) * 5; 60 + ([.C71] - 1) * 5)))))))))" office:value-type="float" office:value="36" calcext:value-type="float">
            <text:p>36</text:p>
          </table:table-cell>
          <table:table-cell table:formula="of:=COM.MICROSOFT.CONCAT([.A71];&quot;: { &quot;&quot;idMostSigNib&quot;&quot;: &quot;;BITAND(ROW()-2;65280)/256;&quot;, &quot;&quot;idLeastSigByte&quot;&quot;: &quot;;&quot;0x&quot;&amp;DEC2HEX(BITAND(ROW()-2;255));&quot;, &quot;&quot;name&quot;&quot;: &quot;&quot;&quot;;[.B71];&quot;&quot;&quot;, &quot;&quot;value&quot;&quot;: &quot;;IF([.C71] &gt; 0; MOD([.C71]; 10); -1);&quot;, &quot;&quot;type&quot;&quot;: &quot;&quot;&quot;;[.D71];&quot;&quot;&quot;, &quot;&quot;cpCost&quot;&quot;: &quot;;[.G71];&quot;, &quot;&quot;element&quot;&quot;: &quot;&quot;&quot;;[.E71];&quot;&quot;&quot;, },&quot;)" office:value-type="string" office:string-value="0x45: { &quot;idMostSigNib&quot;: 0, &quot;idLeastSigByte&quot;: 0x45, &quot;name&quot;: &quot;Spellbinder&quot;, &quot;value&quot;: 9, &quot;type&quot;: &quot;Attack&quot;, &quot;cpCost&quot;: 36, &quot;element&quot;: &quot;Lightning&quot;, }," calcext:value-type="string">
            <text:p>0x45: { "idMostSigNib": 0, "idLeastSigByte": 0x45, "name": "Spellbinder", "value": 9, "type": "Attack", "cpCost": 36, "element": "Lightning", },</text:p>
          </table:table-cell>
        </table:table-row>
        <table:table-row table:style-name="ro1">
          <table:table-cell table:formula="of:=&quot;0x&quot;&amp;DEC2HEX(ROW()-2)" office:value-type="string" office:string-value="0x46" calcext:value-type="string">
            <text:p>0x46</text:p>
          </table:table-cell>
          <table:table-cell office:value-type="string" calcext:value-type="string">
            <text:p>Metal Choco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2] = &quot;S&quot;; 10 + [.C72] - 1; IF ([.F72] = &quot;A&quot;; 15 + [.C72] - 1; IF ([.F72] = &quot;B&quot;; 20 + ([.C72] - 1) * 2; IF ([.F72] = &quot;C&quot;; 25 + ([.C72] - 1) * 2; IF ([.F72] = &quot;D&quot;; 30 + ([.C72] - 1) * 3; IF([.F72] = &quot;E&quot;; 40 + ([.C72] - 1) * 4; IF ([.F72] = &quot;F&quot;; 45 + ([.C72] - 1) * 4; IF ([.F72] = &quot;E+&quot;; 35 + ([.C72] - 1) * 3; IF([.F72] = &quot;G&quot;; 50 + ([.C72] - 1) * 5; 60 + ([.C72] - 1) * 5)))))))))" office:value-type="float" office:value="38" calcext:value-type="float">
            <text:p>38</text:p>
          </table:table-cell>
          <table:table-cell table:formula="of:=COM.MICROSOFT.CONCAT([.A72];&quot;: { &quot;&quot;idMostSigNib&quot;&quot;: &quot;;BITAND(ROW()-2;65280)/256;&quot;, &quot;&quot;idLeastSigByte&quot;&quot;: &quot;;&quot;0x&quot;&amp;DEC2HEX(BITAND(ROW()-2;255));&quot;, &quot;&quot;name&quot;&quot;: &quot;&quot;&quot;;[.B72];&quot;&quot;&quot;, &quot;&quot;value&quot;&quot;: &quot;;IF([.C72] &gt; 0; MOD([.C72]; 10); -1);&quot;, &quot;&quot;type&quot;&quot;: &quot;&quot;&quot;;[.D72];&quot;&quot;&quot;, &quot;&quot;cpCost&quot;&quot;: &quot;;[.G72];&quot;, &quot;&quot;element&quot;&quot;: &quot;&quot;&quot;;[.E72];&quot;&quot;&quot;, },&quot;)" office:value-type="string" office:string-value="0x46: { &quot;idMostSigNib&quot;: 0, &quot;idLeastSigByte&quot;: 0x46, &quot;name&quot;: &quot;Metal Chocobo&quot;, &quot;value&quot;: 0, &quot;type&quot;: &quot;Attack&quot;, &quot;cpCost&quot;: 38, &quot;element&quot;: &quot;Neutral&quot;, }," calcext:value-type="string">
            <text:p>0x46: { "idMostSigNib": 0, "idLeastSigByte": 0x46, "name": "Metal Chocobo", "value": 0, "type": "Attack", "cpCost": 38, "element": "Neutral", },</text:p>
          </table:table-cell>
        </table:table-row>
        <table:table-row table:style-name="ro1">
          <table:table-cell table:formula="of:=&quot;0x&quot;&amp;DEC2HEX(ROW()-2)" office:value-type="string" office:string-value="0x47" calcext:value-type="string">
            <text:p>0x47</text:p>
          </table:table-cell>
          <table:table-cell office:value-type="string" calcext:value-type="string">
            <text:p>Metal Choc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3] = &quot;S&quot;; 10 + [.C73] - 1; IF ([.F73] = &quot;A&quot;; 15 + [.C73] - 1; IF ([.F73] = &quot;B&quot;; 20 + ([.C73] - 1) * 2; IF ([.F73] = &quot;C&quot;; 25 + ([.C73] - 1) * 2; IF ([.F73] = &quot;D&quot;; 30 + ([.C73] - 1) * 3; IF([.F73] = &quot;E&quot;; 40 + ([.C73] - 1) * 4; IF ([.F73] = &quot;F&quot;; 45 + ([.C73] - 1) * 4; IF ([.F73] = &quot;E+&quot;; 35 + ([.C73] - 1) * 3; IF([.F73] = &quot;G&quot;; 50 + ([.C73] - 1) * 5; 60 + ([.C73] - 1) * 5)))))))))" office:value-type="float" office:value="20" calcext:value-type="float">
            <text:p>20</text:p>
          </table:table-cell>
          <table:table-cell table:formula="of:=COM.MICROSOFT.CONCAT([.A73];&quot;: { &quot;&quot;idMostSigNib&quot;&quot;: &quot;;BITAND(ROW()-2;65280)/256;&quot;, &quot;&quot;idLeastSigByte&quot;&quot;: &quot;;&quot;0x&quot;&amp;DEC2HEX(BITAND(ROW()-2;255));&quot;, &quot;&quot;name&quot;&quot;: &quot;&quot;&quot;;[.B73];&quot;&quot;&quot;, &quot;&quot;value&quot;&quot;: &quot;;IF([.C73] &gt; 0; MOD([.C73]; 10); -1);&quot;, &quot;&quot;type&quot;&quot;: &quot;&quot;&quot;;[.D73];&quot;&quot;&quot;, &quot;&quot;cpCost&quot;&quot;: &quot;;[.G73];&quot;, &quot;&quot;element&quot;&quot;: &quot;&quot;&quot;;[.E73];&quot;&quot;&quot;, },&quot;)" office:value-type="string" office:string-value="0x47: { &quot;idMostSigNib&quot;: 0, &quot;idLeastSigByte&quot;: 0x47, &quot;name&quot;: &quot;Metal Chocobo&quot;, &quot;value&quot;: 1, &quot;type&quot;: &quot;Attack&quot;, &quot;cpCost&quot;: 20, &quot;element&quot;: &quot;Neutral&quot;, }," calcext:value-type="string">
            <text:p>0x47: { "idMostSigNib": 0, "idLeastSigByte": 0x47, "name": "Metal Chocobo", "value": 1, "type": "Attack", "cpCost": 20, "element": "Neutral", },</text:p>
          </table:table-cell>
        </table:table-row>
        <table:table-row table:style-name="ro1">
          <table:table-cell table:formula="of:=&quot;0x&quot;&amp;DEC2HEX(ROW()-2)" office:value-type="string" office:string-value="0x48" calcext:value-type="string">
            <text:p>0x48</text:p>
          </table:table-cell>
          <table:table-cell office:value-type="string" calcext:value-type="string">
            <text:p>Metal Choco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4] = &quot;S&quot;; 10 + [.C74] - 1; IF ([.F74] = &quot;A&quot;; 15 + [.C74] - 1; IF ([.F74] = &quot;B&quot;; 20 + ([.C74] - 1) * 2; IF ([.F74] = &quot;C&quot;; 25 + ([.C74] - 1) * 2; IF ([.F74] = &quot;D&quot;; 30 + ([.C74] - 1) * 3; IF([.F74] = &quot;E&quot;; 40 + ([.C74] - 1) * 4; IF ([.F74] = &quot;F&quot;; 45 + ([.C74] - 1) * 4; IF ([.F74] = &quot;E+&quot;; 35 + ([.C74] - 1) * 3; IF([.F74] = &quot;G&quot;; 50 + ([.C74] - 1) * 5; 60 + ([.C74] - 1) * 5)))))))))" office:value-type="float" office:value="22" calcext:value-type="float">
            <text:p>22</text:p>
          </table:table-cell>
          <table:table-cell table:formula="of:=COM.MICROSOFT.CONCAT([.A74];&quot;: { &quot;&quot;idMostSigNib&quot;&quot;: &quot;;BITAND(ROW()-2;65280)/256;&quot;, &quot;&quot;idLeastSigByte&quot;&quot;: &quot;;&quot;0x&quot;&amp;DEC2HEX(BITAND(ROW()-2;255));&quot;, &quot;&quot;name&quot;&quot;: &quot;&quot;&quot;;[.B74];&quot;&quot;&quot;, &quot;&quot;value&quot;&quot;: &quot;;IF([.C74] &gt; 0; MOD([.C74]; 10); -1);&quot;, &quot;&quot;type&quot;&quot;: &quot;&quot;&quot;;[.D74];&quot;&quot;&quot;, &quot;&quot;cpCost&quot;&quot;: &quot;;[.G74];&quot;, &quot;&quot;element&quot;&quot;: &quot;&quot;&quot;;[.E74];&quot;&quot;&quot;, },&quot;)" office:value-type="string" office:string-value="0x48: { &quot;idMostSigNib&quot;: 0, &quot;idLeastSigByte&quot;: 0x48, &quot;name&quot;: &quot;Metal Chocobo&quot;, &quot;value&quot;: 2, &quot;type&quot;: &quot;Attack&quot;, &quot;cpCost&quot;: 22, &quot;element&quot;: &quot;Neutral&quot;, }," calcext:value-type="string">
            <text:p>0x48: { "idMostSigNib": 0, "idLeastSigByte": 0x48, "name": "Metal Chocobo", "value": 2, "type": "Attack", "cpCost": 22, "element": "Neutral", },</text:p>
          </table:table-cell>
        </table:table-row>
        <table:table-row table:style-name="ro1">
          <table:table-cell table:formula="of:=&quot;0x&quot;&amp;DEC2HEX(ROW()-2)" office:value-type="string" office:string-value="0x49" calcext:value-type="string">
            <text:p>0x49</text:p>
          </table:table-cell>
          <table:table-cell office:value-type="string" calcext:value-type="string">
            <text:p>Metal Choco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5] = &quot;S&quot;; 10 + [.C75] - 1; IF ([.F75] = &quot;A&quot;; 15 + [.C75] - 1; IF ([.F75] = &quot;B&quot;; 20 + ([.C75] - 1) * 2; IF ([.F75] = &quot;C&quot;; 25 + ([.C75] - 1) * 2; IF ([.F75] = &quot;D&quot;; 30 + ([.C75] - 1) * 3; IF([.F75] = &quot;E&quot;; 40 + ([.C75] - 1) * 4; IF ([.F75] = &quot;F&quot;; 45 + ([.C75] - 1) * 4; IF ([.F75] = &quot;E+&quot;; 35 + ([.C75] - 1) * 3; IF([.F75] = &quot;G&quot;; 50 + ([.C75] - 1) * 5; 60 + ([.C75] - 1) * 5)))))))))" office:value-type="float" office:value="24" calcext:value-type="float">
            <text:p>24</text:p>
          </table:table-cell>
          <table:table-cell table:formula="of:=COM.MICROSOFT.CONCAT([.A75];&quot;: { &quot;&quot;idMostSigNib&quot;&quot;: &quot;;BITAND(ROW()-2;65280)/256;&quot;, &quot;&quot;idLeastSigByte&quot;&quot;: &quot;;&quot;0x&quot;&amp;DEC2HEX(BITAND(ROW()-2;255));&quot;, &quot;&quot;name&quot;&quot;: &quot;&quot;&quot;;[.B75];&quot;&quot;&quot;, &quot;&quot;value&quot;&quot;: &quot;;IF([.C75] &gt; 0; MOD([.C75]; 10); -1);&quot;, &quot;&quot;type&quot;&quot;: &quot;&quot;&quot;;[.D75];&quot;&quot;&quot;, &quot;&quot;cpCost&quot;&quot;: &quot;;[.G75];&quot;, &quot;&quot;element&quot;&quot;: &quot;&quot;&quot;;[.E75];&quot;&quot;&quot;, },&quot;)" office:value-type="string" office:string-value="0x49: { &quot;idMostSigNib&quot;: 0, &quot;idLeastSigByte&quot;: 0x49, &quot;name&quot;: &quot;Metal Chocobo&quot;, &quot;value&quot;: 3, &quot;type&quot;: &quot;Attack&quot;, &quot;cpCost&quot;: 24, &quot;element&quot;: &quot;Neutral&quot;, }," calcext:value-type="string">
            <text:p>0x49: { "idMostSigNib": 0, "idLeastSigByte": 0x49, "name": "Metal Chocobo", "value": 3, "type": "Attack", "cpCost": 24, "element": "Neutral", },</text:p>
          </table:table-cell>
        </table:table-row>
        <table:table-row table:style-name="ro1">
          <table:table-cell table:formula="of:=&quot;0x&quot;&amp;DEC2HEX(ROW()-2)" office:value-type="string" office:string-value="0x4A" calcext:value-type="string">
            <text:p>0x4A</text:p>
          </table:table-cell>
          <table:table-cell office:value-type="string" calcext:value-type="string">
            <text:p>Metal Choco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6] = &quot;S&quot;; 10 + [.C76] - 1; IF ([.F76] = &quot;A&quot;; 15 + [.C76] - 1; IF ([.F76] = &quot;B&quot;; 20 + ([.C76] - 1) * 2; IF ([.F76] = &quot;C&quot;; 25 + ([.C76] - 1) * 2; IF ([.F76] = &quot;D&quot;; 30 + ([.C76] - 1) * 3; IF([.F76] = &quot;E&quot;; 40 + ([.C76] - 1) * 4; IF ([.F76] = &quot;F&quot;; 45 + ([.C76] - 1) * 4; IF ([.F76] = &quot;E+&quot;; 35 + ([.C76] - 1) * 3; IF([.F76] = &quot;G&quot;; 50 + ([.C76] - 1) * 5; 60 + ([.C76] - 1) * 5)))))))))" office:value-type="float" office:value="26" calcext:value-type="float">
            <text:p>26</text:p>
          </table:table-cell>
          <table:table-cell table:formula="of:=COM.MICROSOFT.CONCAT([.A76];&quot;: { &quot;&quot;idMostSigNib&quot;&quot;: &quot;;BITAND(ROW()-2;65280)/256;&quot;, &quot;&quot;idLeastSigByte&quot;&quot;: &quot;;&quot;0x&quot;&amp;DEC2HEX(BITAND(ROW()-2;255));&quot;, &quot;&quot;name&quot;&quot;: &quot;&quot;&quot;;[.B76];&quot;&quot;&quot;, &quot;&quot;value&quot;&quot;: &quot;;IF([.C76] &gt; 0; MOD([.C76]; 10); -1);&quot;, &quot;&quot;type&quot;&quot;: &quot;&quot;&quot;;[.D76];&quot;&quot;&quot;, &quot;&quot;cpCost&quot;&quot;: &quot;;[.G76];&quot;, &quot;&quot;element&quot;&quot;: &quot;&quot;&quot;;[.E76];&quot;&quot;&quot;, },&quot;)" office:value-type="string" office:string-value="0x4A: { &quot;idMostSigNib&quot;: 0, &quot;idLeastSigByte&quot;: 0x4A, &quot;name&quot;: &quot;Metal Chocobo&quot;, &quot;value&quot;: 4, &quot;type&quot;: &quot;Attack&quot;, &quot;cpCost&quot;: 26, &quot;element&quot;: &quot;Neutral&quot;, }," calcext:value-type="string">
            <text:p>0x4A: { "idMostSigNib": 0, "idLeastSigByte": 0x4A, "name": "Metal Chocobo", "value": 4, "type": "Attack", "cpCost": 26, "element": "Neutral", },</text:p>
          </table:table-cell>
        </table:table-row>
        <table:table-row table:style-name="ro1">
          <table:table-cell table:formula="of:=&quot;0x&quot;&amp;DEC2HEX(ROW()-2)" office:value-type="string" office:string-value="0x4B" calcext:value-type="string">
            <text:p>0x4B</text:p>
          </table:table-cell>
          <table:table-cell office:value-type="string" calcext:value-type="string">
            <text:p>Metal Choco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7] = &quot;S&quot;; 10 + [.C77] - 1; IF ([.F77] = &quot;A&quot;; 15 + [.C77] - 1; IF ([.F77] = &quot;B&quot;; 20 + ([.C77] - 1) * 2; IF ([.F77] = &quot;C&quot;; 25 + ([.C77] - 1) * 2; IF ([.F77] = &quot;D&quot;; 30 + ([.C77] - 1) * 3; IF([.F77] = &quot;E&quot;; 40 + ([.C77] - 1) * 4; IF ([.F77] = &quot;F&quot;; 45 + ([.C77] - 1) * 4; IF ([.F77] = &quot;E+&quot;; 35 + ([.C77] - 1) * 3; IF([.F77] = &quot;G&quot;; 50 + ([.C77] - 1) * 5; 60 + ([.C77] - 1) * 5)))))))))" office:value-type="float" office:value="28" calcext:value-type="float">
            <text:p>28</text:p>
          </table:table-cell>
          <table:table-cell table:formula="of:=COM.MICROSOFT.CONCAT([.A77];&quot;: { &quot;&quot;idMostSigNib&quot;&quot;: &quot;;BITAND(ROW()-2;65280)/256;&quot;, &quot;&quot;idLeastSigByte&quot;&quot;: &quot;;&quot;0x&quot;&amp;DEC2HEX(BITAND(ROW()-2;255));&quot;, &quot;&quot;name&quot;&quot;: &quot;&quot;&quot;;[.B77];&quot;&quot;&quot;, &quot;&quot;value&quot;&quot;: &quot;;IF([.C77] &gt; 0; MOD([.C77]; 10); -1);&quot;, &quot;&quot;type&quot;&quot;: &quot;&quot;&quot;;[.D77];&quot;&quot;&quot;, &quot;&quot;cpCost&quot;&quot;: &quot;;[.G77];&quot;, &quot;&quot;element&quot;&quot;: &quot;&quot;&quot;;[.E77];&quot;&quot;&quot;, },&quot;)" office:value-type="string" office:string-value="0x4B: { &quot;idMostSigNib&quot;: 0, &quot;idLeastSigByte&quot;: 0x4B, &quot;name&quot;: &quot;Metal Chocobo&quot;, &quot;value&quot;: 5, &quot;type&quot;: &quot;Attack&quot;, &quot;cpCost&quot;: 28, &quot;element&quot;: &quot;Neutral&quot;, }," calcext:value-type="string">
            <text:p>0x4B: { "idMostSigNib": 0, "idLeastSigByte": 0x4B, "name": "Metal Chocobo", "value": 5, "type": "Attack", "cpCost": 28, "element": "Neutral", },</text:p>
          </table:table-cell>
        </table:table-row>
        <table:table-row table:style-name="ro1">
          <table:table-cell table:formula="of:=&quot;0x&quot;&amp;DEC2HEX(ROW()-2)" office:value-type="string" office:string-value="0x4C" calcext:value-type="string">
            <text:p>0x4C</text:p>
          </table:table-cell>
          <table:table-cell office:value-type="string" calcext:value-type="string">
            <text:p>Metal Choco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8] = &quot;S&quot;; 10 + [.C78] - 1; IF ([.F78] = &quot;A&quot;; 15 + [.C78] - 1; IF ([.F78] = &quot;B&quot;; 20 + ([.C78] - 1) * 2; IF ([.F78] = &quot;C&quot;; 25 + ([.C78] - 1) * 2; IF ([.F78] = &quot;D&quot;; 30 + ([.C78] - 1) * 3; IF([.F78] = &quot;E&quot;; 40 + ([.C78] - 1) * 4; IF ([.F78] = &quot;F&quot;; 45 + ([.C78] - 1) * 4; IF ([.F78] = &quot;E+&quot;; 35 + ([.C78] - 1) * 3; IF([.F78] = &quot;G&quot;; 50 + ([.C78] - 1) * 5; 60 + ([.C78] - 1) * 5)))))))))" office:value-type="float" office:value="30" calcext:value-type="float">
            <text:p>30</text:p>
          </table:table-cell>
          <table:table-cell table:formula="of:=COM.MICROSOFT.CONCAT([.A78];&quot;: { &quot;&quot;idMostSigNib&quot;&quot;: &quot;;BITAND(ROW()-2;65280)/256;&quot;, &quot;&quot;idLeastSigByte&quot;&quot;: &quot;;&quot;0x&quot;&amp;DEC2HEX(BITAND(ROW()-2;255));&quot;, &quot;&quot;name&quot;&quot;: &quot;&quot;&quot;;[.B78];&quot;&quot;&quot;, &quot;&quot;value&quot;&quot;: &quot;;IF([.C78] &gt; 0; MOD([.C78]; 10); -1);&quot;, &quot;&quot;type&quot;&quot;: &quot;&quot;&quot;;[.D78];&quot;&quot;&quot;, &quot;&quot;cpCost&quot;&quot;: &quot;;[.G78];&quot;, &quot;&quot;element&quot;&quot;: &quot;&quot;&quot;;[.E78];&quot;&quot;&quot;, },&quot;)" office:value-type="string" office:string-value="0x4C: { &quot;idMostSigNib&quot;: 0, &quot;idLeastSigByte&quot;: 0x4C, &quot;name&quot;: &quot;Metal Chocobo&quot;, &quot;value&quot;: 6, &quot;type&quot;: &quot;Attack&quot;, &quot;cpCost&quot;: 30, &quot;element&quot;: &quot;Neutral&quot;, }," calcext:value-type="string">
            <text:p>0x4C: { "idMostSigNib": 0, "idLeastSigByte": 0x4C, "name": "Metal Chocobo", "value": 6, "type": "Attack", "cpCost": 30, "element": "Neutral", },</text:p>
          </table:table-cell>
        </table:table-row>
        <table:table-row table:style-name="ro1">
          <table:table-cell table:formula="of:=&quot;0x&quot;&amp;DEC2HEX(ROW()-2)" office:value-type="string" office:string-value="0x4D" calcext:value-type="string">
            <text:p>0x4D</text:p>
          </table:table-cell>
          <table:table-cell office:value-type="string" calcext:value-type="string">
            <text:p>Metal Choco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79] = &quot;S&quot;; 10 + [.C79] - 1; IF ([.F79] = &quot;A&quot;; 15 + [.C79] - 1; IF ([.F79] = &quot;B&quot;; 20 + ([.C79] - 1) * 2; IF ([.F79] = &quot;C&quot;; 25 + ([.C79] - 1) * 2; IF ([.F79] = &quot;D&quot;; 30 + ([.C79] - 1) * 3; IF([.F79] = &quot;E&quot;; 40 + ([.C79] - 1) * 4; IF ([.F79] = &quot;F&quot;; 45 + ([.C79] - 1) * 4; IF ([.F79] = &quot;E+&quot;; 35 + ([.C79] - 1) * 3; IF([.F79] = &quot;G&quot;; 50 + ([.C79] - 1) * 5; 60 + ([.C79] - 1) * 5)))))))))" office:value-type="float" office:value="32" calcext:value-type="float">
            <text:p>32</text:p>
          </table:table-cell>
          <table:table-cell table:formula="of:=COM.MICROSOFT.CONCAT([.A79];&quot;: { &quot;&quot;idMostSigNib&quot;&quot;: &quot;;BITAND(ROW()-2;65280)/256;&quot;, &quot;&quot;idLeastSigByte&quot;&quot;: &quot;;&quot;0x&quot;&amp;DEC2HEX(BITAND(ROW()-2;255));&quot;, &quot;&quot;name&quot;&quot;: &quot;&quot;&quot;;[.B79];&quot;&quot;&quot;, &quot;&quot;value&quot;&quot;: &quot;;IF([.C79] &gt; 0; MOD([.C79]; 10); -1);&quot;, &quot;&quot;type&quot;&quot;: &quot;&quot;&quot;;[.D79];&quot;&quot;&quot;, &quot;&quot;cpCost&quot;&quot;: &quot;;[.G79];&quot;, &quot;&quot;element&quot;&quot;: &quot;&quot;&quot;;[.E79];&quot;&quot;&quot;, },&quot;)" office:value-type="string" office:string-value="0x4D: { &quot;idMostSigNib&quot;: 0, &quot;idLeastSigByte&quot;: 0x4D, &quot;name&quot;: &quot;Metal Chocobo&quot;, &quot;value&quot;: 7, &quot;type&quot;: &quot;Attack&quot;, &quot;cpCost&quot;: 32, &quot;element&quot;: &quot;Neutral&quot;, }," calcext:value-type="string">
            <text:p>0x4D: { "idMostSigNib": 0, "idLeastSigByte": 0x4D, "name": "Metal Chocobo", "value": 7, "type": "Attack", "cpCost": 32, "element": "Neutral", },</text:p>
          </table:table-cell>
        </table:table-row>
        <table:table-row table:style-name="ro1">
          <table:table-cell table:formula="of:=&quot;0x&quot;&amp;DEC2HEX(ROW()-2)" office:value-type="string" office:string-value="0x4E" calcext:value-type="string">
            <text:p>0x4E</text:p>
          </table:table-cell>
          <table:table-cell office:value-type="string" calcext:value-type="string">
            <text:p>Metal Choco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80] = &quot;S&quot;; 10 + [.C80] - 1; IF ([.F80] = &quot;A&quot;; 15 + [.C80] - 1; IF ([.F80] = &quot;B&quot;; 20 + ([.C80] - 1) * 2; IF ([.F80] = &quot;C&quot;; 25 + ([.C80] - 1) * 2; IF ([.F80] = &quot;D&quot;; 30 + ([.C80] - 1) * 3; IF([.F80] = &quot;E&quot;; 40 + ([.C80] - 1) * 4; IF ([.F80] = &quot;F&quot;; 45 + ([.C80] - 1) * 4; IF ([.F80] = &quot;E+&quot;; 35 + ([.C80] - 1) * 3; IF([.F80] = &quot;G&quot;; 50 + ([.C80] - 1) * 5; 60 + ([.C80] - 1) * 5)))))))))" office:value-type="float" office:value="34" calcext:value-type="float">
            <text:p>34</text:p>
          </table:table-cell>
          <table:table-cell table:formula="of:=COM.MICROSOFT.CONCAT([.A80];&quot;: { &quot;&quot;idMostSigNib&quot;&quot;: &quot;;BITAND(ROW()-2;65280)/256;&quot;, &quot;&quot;idLeastSigByte&quot;&quot;: &quot;;&quot;0x&quot;&amp;DEC2HEX(BITAND(ROW()-2;255));&quot;, &quot;&quot;name&quot;&quot;: &quot;&quot;&quot;;[.B80];&quot;&quot;&quot;, &quot;&quot;value&quot;&quot;: &quot;;IF([.C80] &gt; 0; MOD([.C80]; 10); -1);&quot;, &quot;&quot;type&quot;&quot;: &quot;&quot;&quot;;[.D80];&quot;&quot;&quot;, &quot;&quot;cpCost&quot;&quot;: &quot;;[.G80];&quot;, &quot;&quot;element&quot;&quot;: &quot;&quot;&quot;;[.E80];&quot;&quot;&quot;, },&quot;)" office:value-type="string" office:string-value="0x4E: { &quot;idMostSigNib&quot;: 0, &quot;idLeastSigByte&quot;: 0x4E, &quot;name&quot;: &quot;Metal Chocobo&quot;, &quot;value&quot;: 8, &quot;type&quot;: &quot;Attack&quot;, &quot;cpCost&quot;: 34, &quot;element&quot;: &quot;Neutral&quot;, }," calcext:value-type="string">
            <text:p>0x4E: { "idMostSigNib": 0, "idLeastSigByte": 0x4E, "name": "Metal Chocobo", "value": 8, "type": "Attack", "cpCost": 34, "element": "Neutral", },</text:p>
          </table:table-cell>
        </table:table-row>
        <table:table-row table:style-name="ro1">
          <table:table-cell table:formula="of:=&quot;0x&quot;&amp;DEC2HEX(ROW()-2)" office:value-type="string" office:string-value="0x4F" calcext:value-type="string">
            <text:p>0x4F</text:p>
          </table:table-cell>
          <table:table-cell office:value-type="string" calcext:value-type="string">
            <text:p>Metal Choco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B</text:p>
          </table:table-cell>
          <table:table-cell table:formula="of:=IF([.F81] = &quot;S&quot;; 10 + [.C81] - 1; IF ([.F81] = &quot;A&quot;; 15 + [.C81] - 1; IF ([.F81] = &quot;B&quot;; 20 + ([.C81] - 1) * 2; IF ([.F81] = &quot;C&quot;; 25 + ([.C81] - 1) * 2; IF ([.F81] = &quot;D&quot;; 30 + ([.C81] - 1) * 3; IF([.F81] = &quot;E&quot;; 40 + ([.C81] - 1) * 4; IF ([.F81] = &quot;F&quot;; 45 + ([.C81] - 1) * 4; IF ([.F81] = &quot;E+&quot;; 35 + ([.C81] - 1) * 3; IF([.F81] = &quot;G&quot;; 50 + ([.C81] - 1) * 5; 60 + ([.C81] - 1) * 5)))))))))" office:value-type="float" office:value="36" calcext:value-type="float">
            <text:p>36</text:p>
          </table:table-cell>
          <table:table-cell table:formula="of:=COM.MICROSOFT.CONCAT([.A81];&quot;: { &quot;&quot;idMostSigNib&quot;&quot;: &quot;;BITAND(ROW()-2;65280)/256;&quot;, &quot;&quot;idLeastSigByte&quot;&quot;: &quot;;&quot;0x&quot;&amp;DEC2HEX(BITAND(ROW()-2;255));&quot;, &quot;&quot;name&quot;&quot;: &quot;&quot;&quot;;[.B81];&quot;&quot;&quot;, &quot;&quot;value&quot;&quot;: &quot;;IF([.C81] &gt; 0; MOD([.C81]; 10); -1);&quot;, &quot;&quot;type&quot;&quot;: &quot;&quot;&quot;;[.D81];&quot;&quot;&quot;, &quot;&quot;cpCost&quot;&quot;: &quot;;[.G81];&quot;, &quot;&quot;element&quot;&quot;: &quot;&quot;&quot;;[.E81];&quot;&quot;&quot;, },&quot;)" office:value-type="string" office:string-value="0x4F: { &quot;idMostSigNib&quot;: 0, &quot;idLeastSigByte&quot;: 0x4F, &quot;name&quot;: &quot;Metal Chocobo&quot;, &quot;value&quot;: 9, &quot;type&quot;: &quot;Attack&quot;, &quot;cpCost&quot;: 36, &quot;element&quot;: &quot;Neutral&quot;, }," calcext:value-type="string">
            <text:p>0x4F: { "idMostSigNib": 0, "idLeastSigByte": 0x4F, "name": "Metal Chocobo", "value": 9, "type": "Attack", "cpCost": 36, "element": "Neutral", },</text:p>
          </table:table-cell>
        </table:table-row>
        <table:table-row table:style-name="ro1">
          <table:table-cell table:formula="of:=&quot;0x&quot;&amp;DEC2HEX(ROW()-2)" office:value-type="string" office:string-value="0x50" calcext:value-type="string">
            <text:p>0x50</text:p>
          </table:table-cell>
          <table:table-cell office:value-type="string" calcext:value-type="string">
            <text:p>Olymp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2] = &quot;S&quot;; 10 + [.C82] - 1; IF ([.F82] = &quot;A&quot;; 15 + [.C82] - 1; IF ([.F82] = &quot;B&quot;; 20 + ([.C82] - 1) * 2; IF ([.F82] = &quot;C&quot;; 25 + ([.C82] - 1) * 2; IF ([.F82] = &quot;D&quot;; 30 + ([.C82] - 1) * 3; IF([.F82] = &quot;E&quot;; 40 + ([.C82] - 1) * 4; IF ([.F82] = &quot;F&quot;; 45 + ([.C82] - 1) * 4; IF ([.F82] = &quot;E+&quot;; 35 + ([.C82] - 1) * 3; IF([.F82] = &quot;G&quot;; 50 + ([.C82] - 1) * 5; 60 + ([.C82] - 1) * 5)))))))))" office:value-type="float" office:value="24" calcext:value-type="float">
            <text:p>24</text:p>
          </table:table-cell>
          <table:table-cell table:formula="of:=COM.MICROSOFT.CONCAT([.A82];&quot;: { &quot;&quot;idMostSigNib&quot;&quot;: &quot;;BITAND(ROW()-2;65280)/256;&quot;, &quot;&quot;idLeastSigByte&quot;&quot;: &quot;;&quot;0x&quot;&amp;DEC2HEX(BITAND(ROW()-2;255));&quot;, &quot;&quot;name&quot;&quot;: &quot;&quot;&quot;;[.B82];&quot;&quot;&quot;, &quot;&quot;value&quot;&quot;: &quot;;IF([.C82] &gt; 0; MOD([.C82]; 10); -1);&quot;, &quot;&quot;type&quot;&quot;: &quot;&quot;&quot;;[.D82];&quot;&quot;&quot;, &quot;&quot;cpCost&quot;&quot;: &quot;;[.G82];&quot;, &quot;&quot;element&quot;&quot;: &quot;&quot;&quot;;[.E82];&quot;&quot;&quot;, },&quot;)" office:value-type="string" office:string-value="0x50: { &quot;idMostSigNib&quot;: 0, &quot;idLeastSigByte&quot;: 0x50, &quot;name&quot;: &quot;Olympia&quot;, &quot;value&quot;: 0, &quot;type&quot;: &quot;Attack&quot;, &quot;cpCost&quot;: 24, &quot;element&quot;: &quot;Physical&quot;, }," calcext:value-type="string">
            <text:p>0x50: { "idMostSigNib": 0, "idLeastSigByte": 0x50, "name": "Olympia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51" calcext:value-type="string">
            <text:p>0x51</text:p>
          </table:table-cell>
          <table:table-cell office:value-type="string" calcext:value-type="string">
            <text:p>Olymp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3] = &quot;S&quot;; 10 + [.C83] - 1; IF ([.F83] = &quot;A&quot;; 15 + [.C83] - 1; IF ([.F83] = &quot;B&quot;; 20 + ([.C83] - 1) * 2; IF ([.F83] = &quot;C&quot;; 25 + ([.C83] - 1) * 2; IF ([.F83] = &quot;D&quot;; 30 + ([.C83] - 1) * 3; IF([.F83] = &quot;E&quot;; 40 + ([.C83] - 1) * 4; IF ([.F83] = &quot;F&quot;; 45 + ([.C83] - 1) * 4; IF ([.F83] = &quot;E+&quot;; 35 + ([.C83] - 1) * 3; IF([.F83] = &quot;G&quot;; 50 + ([.C83] - 1) * 5; 60 + ([.C83] - 1) * 5)))))))))" office:value-type="float" office:value="15" calcext:value-type="float">
            <text:p>15</text:p>
          </table:table-cell>
          <table:table-cell table:formula="of:=COM.MICROSOFT.CONCAT([.A83];&quot;: { &quot;&quot;idMostSigNib&quot;&quot;: &quot;;BITAND(ROW()-2;65280)/256;&quot;, &quot;&quot;idLeastSigByte&quot;&quot;: &quot;;&quot;0x&quot;&amp;DEC2HEX(BITAND(ROW()-2;255));&quot;, &quot;&quot;name&quot;&quot;: &quot;&quot;&quot;;[.B83];&quot;&quot;&quot;, &quot;&quot;value&quot;&quot;: &quot;;IF([.C83] &gt; 0; MOD([.C83]; 10); -1);&quot;, &quot;&quot;type&quot;&quot;: &quot;&quot;&quot;;[.D83];&quot;&quot;&quot;, &quot;&quot;cpCost&quot;&quot;: &quot;;[.G83];&quot;, &quot;&quot;element&quot;&quot;: &quot;&quot;&quot;;[.E83];&quot;&quot;&quot;, },&quot;)" office:value-type="string" office:string-value="0x51: { &quot;idMostSigNib&quot;: 0, &quot;idLeastSigByte&quot;: 0x51, &quot;name&quot;: &quot;Olympia&quot;, &quot;value&quot;: 1, &quot;type&quot;: &quot;Attack&quot;, &quot;cpCost&quot;: 15, &quot;element&quot;: &quot;Physical&quot;, }," calcext:value-type="string">
            <text:p>0x51: { "idMostSigNib": 0, "idLeastSigByte": 0x51, "name": "Olympia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52" calcext:value-type="string">
            <text:p>0x52</text:p>
          </table:table-cell>
          <table:table-cell office:value-type="string" calcext:value-type="string">
            <text:p>Olymp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4] = &quot;S&quot;; 10 + [.C84] - 1; IF ([.F84] = &quot;A&quot;; 15 + [.C84] - 1; IF ([.F84] = &quot;B&quot;; 20 + ([.C84] - 1) * 2; IF ([.F84] = &quot;C&quot;; 25 + ([.C84] - 1) * 2; IF ([.F84] = &quot;D&quot;; 30 + ([.C84] - 1) * 3; IF([.F84] = &quot;E&quot;; 40 + ([.C84] - 1) * 4; IF ([.F84] = &quot;F&quot;; 45 + ([.C84] - 1) * 4; IF ([.F84] = &quot;E+&quot;; 35 + ([.C84] - 1) * 3; IF([.F84] = &quot;G&quot;; 50 + ([.C84] - 1) * 5; 60 + ([.C84] - 1) * 5)))))))))" office:value-type="float" office:value="16" calcext:value-type="float">
            <text:p>16</text:p>
          </table:table-cell>
          <table:table-cell table:formula="of:=COM.MICROSOFT.CONCAT([.A84];&quot;: { &quot;&quot;idMostSigNib&quot;&quot;: &quot;;BITAND(ROW()-2;65280)/256;&quot;, &quot;&quot;idLeastSigByte&quot;&quot;: &quot;;&quot;0x&quot;&amp;DEC2HEX(BITAND(ROW()-2;255));&quot;, &quot;&quot;name&quot;&quot;: &quot;&quot;&quot;;[.B84];&quot;&quot;&quot;, &quot;&quot;value&quot;&quot;: &quot;;IF([.C84] &gt; 0; MOD([.C84]; 10); -1);&quot;, &quot;&quot;type&quot;&quot;: &quot;&quot;&quot;;[.D84];&quot;&quot;&quot;, &quot;&quot;cpCost&quot;&quot;: &quot;;[.G84];&quot;, &quot;&quot;element&quot;&quot;: &quot;&quot;&quot;;[.E84];&quot;&quot;&quot;, },&quot;)" office:value-type="string" office:string-value="0x52: { &quot;idMostSigNib&quot;: 0, &quot;idLeastSigByte&quot;: 0x52, &quot;name&quot;: &quot;Olympia&quot;, &quot;value&quot;: 2, &quot;type&quot;: &quot;Attack&quot;, &quot;cpCost&quot;: 16, &quot;element&quot;: &quot;Physical&quot;, }," calcext:value-type="string">
            <text:p>0x52: { "idMostSigNib": 0, "idLeastSigByte": 0x52, "name": "Olympia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53" calcext:value-type="string">
            <text:p>0x53</text:p>
          </table:table-cell>
          <table:table-cell office:value-type="string" calcext:value-type="string">
            <text:p>Olympi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5] = &quot;S&quot;; 10 + [.C85] - 1; IF ([.F85] = &quot;A&quot;; 15 + [.C85] - 1; IF ([.F85] = &quot;B&quot;; 20 + ([.C85] - 1) * 2; IF ([.F85] = &quot;C&quot;; 25 + ([.C85] - 1) * 2; IF ([.F85] = &quot;D&quot;; 30 + ([.C85] - 1) * 3; IF([.F85] = &quot;E&quot;; 40 + ([.C85] - 1) * 4; IF ([.F85] = &quot;F&quot;; 45 + ([.C85] - 1) * 4; IF ([.F85] = &quot;E+&quot;; 35 + ([.C85] - 1) * 3; IF([.F85] = &quot;G&quot;; 50 + ([.C85] - 1) * 5; 60 + ([.C85] - 1) * 5)))))))))" office:value-type="float" office:value="17" calcext:value-type="float">
            <text:p>17</text:p>
          </table:table-cell>
          <table:table-cell table:formula="of:=COM.MICROSOFT.CONCAT([.A85];&quot;: { &quot;&quot;idMostSigNib&quot;&quot;: &quot;;BITAND(ROW()-2;65280)/256;&quot;, &quot;&quot;idLeastSigByte&quot;&quot;: &quot;;&quot;0x&quot;&amp;DEC2HEX(BITAND(ROW()-2;255));&quot;, &quot;&quot;name&quot;&quot;: &quot;&quot;&quot;;[.B85];&quot;&quot;&quot;, &quot;&quot;value&quot;&quot;: &quot;;IF([.C85] &gt; 0; MOD([.C85]; 10); -1);&quot;, &quot;&quot;type&quot;&quot;: &quot;&quot;&quot;;[.D85];&quot;&quot;&quot;, &quot;&quot;cpCost&quot;&quot;: &quot;;[.G85];&quot;, &quot;&quot;element&quot;&quot;: &quot;&quot;&quot;;[.E85];&quot;&quot;&quot;, },&quot;)" office:value-type="string" office:string-value="0x53: { &quot;idMostSigNib&quot;: 0, &quot;idLeastSigByte&quot;: 0x53, &quot;name&quot;: &quot;Olympia&quot;, &quot;value&quot;: 3, &quot;type&quot;: &quot;Attack&quot;, &quot;cpCost&quot;: 17, &quot;element&quot;: &quot;Physical&quot;, }," calcext:value-type="string">
            <text:p>0x53: { "idMostSigNib": 0, "idLeastSigByte": 0x53, "name": "Olympia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54" calcext:value-type="string">
            <text:p>0x54</text:p>
          </table:table-cell>
          <table:table-cell office:value-type="string" calcext:value-type="string">
            <text:p>Olympi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6] = &quot;S&quot;; 10 + [.C86] - 1; IF ([.F86] = &quot;A&quot;; 15 + [.C86] - 1; IF ([.F86] = &quot;B&quot;; 20 + ([.C86] - 1) * 2; IF ([.F86] = &quot;C&quot;; 25 + ([.C86] - 1) * 2; IF ([.F86] = &quot;D&quot;; 30 + ([.C86] - 1) * 3; IF([.F86] = &quot;E&quot;; 40 + ([.C86] - 1) * 4; IF ([.F86] = &quot;F&quot;; 45 + ([.C86] - 1) * 4; IF ([.F86] = &quot;E+&quot;; 35 + ([.C86] - 1) * 3; IF([.F86] = &quot;G&quot;; 50 + ([.C86] - 1) * 5; 60 + ([.C86] - 1) * 5)))))))))" office:value-type="float" office:value="18" calcext:value-type="float">
            <text:p>18</text:p>
          </table:table-cell>
          <table:table-cell table:formula="of:=COM.MICROSOFT.CONCAT([.A86];&quot;: { &quot;&quot;idMostSigNib&quot;&quot;: &quot;;BITAND(ROW()-2;65280)/256;&quot;, &quot;&quot;idLeastSigByte&quot;&quot;: &quot;;&quot;0x&quot;&amp;DEC2HEX(BITAND(ROW()-2;255));&quot;, &quot;&quot;name&quot;&quot;: &quot;&quot;&quot;;[.B86];&quot;&quot;&quot;, &quot;&quot;value&quot;&quot;: &quot;;IF([.C86] &gt; 0; MOD([.C86]; 10); -1);&quot;, &quot;&quot;type&quot;&quot;: &quot;&quot;&quot;;[.D86];&quot;&quot;&quot;, &quot;&quot;cpCost&quot;&quot;: &quot;;[.G86];&quot;, &quot;&quot;element&quot;&quot;: &quot;&quot;&quot;;[.E86];&quot;&quot;&quot;, },&quot;)" office:value-type="string" office:string-value="0x54: { &quot;idMostSigNib&quot;: 0, &quot;idLeastSigByte&quot;: 0x54, &quot;name&quot;: &quot;Olympia&quot;, &quot;value&quot;: 4, &quot;type&quot;: &quot;Attack&quot;, &quot;cpCost&quot;: 18, &quot;element&quot;: &quot;Physical&quot;, }," calcext:value-type="string">
            <text:p>0x54: { "idMostSigNib": 0, "idLeastSigByte": 0x54, "name": "Olympia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55" calcext:value-type="string">
            <text:p>0x55</text:p>
          </table:table-cell>
          <table:table-cell office:value-type="string" calcext:value-type="string">
            <text:p>Olympi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7] = &quot;S&quot;; 10 + [.C87] - 1; IF ([.F87] = &quot;A&quot;; 15 + [.C87] - 1; IF ([.F87] = &quot;B&quot;; 20 + ([.C87] - 1) * 2; IF ([.F87] = &quot;C&quot;; 25 + ([.C87] - 1) * 2; IF ([.F87] = &quot;D&quot;; 30 + ([.C87] - 1) * 3; IF([.F87] = &quot;E&quot;; 40 + ([.C87] - 1) * 4; IF ([.F87] = &quot;F&quot;; 45 + ([.C87] - 1) * 4; IF ([.F87] = &quot;E+&quot;; 35 + ([.C87] - 1) * 3; IF([.F87] = &quot;G&quot;; 50 + ([.C87] - 1) * 5; 60 + ([.C87] - 1) * 5)))))))))" office:value-type="float" office:value="19" calcext:value-type="float">
            <text:p>19</text:p>
          </table:table-cell>
          <table:table-cell table:formula="of:=COM.MICROSOFT.CONCAT([.A87];&quot;: { &quot;&quot;idMostSigNib&quot;&quot;: &quot;;BITAND(ROW()-2;65280)/256;&quot;, &quot;&quot;idLeastSigByte&quot;&quot;: &quot;;&quot;0x&quot;&amp;DEC2HEX(BITAND(ROW()-2;255));&quot;, &quot;&quot;name&quot;&quot;: &quot;&quot;&quot;;[.B87];&quot;&quot;&quot;, &quot;&quot;value&quot;&quot;: &quot;;IF([.C87] &gt; 0; MOD([.C87]; 10); -1);&quot;, &quot;&quot;type&quot;&quot;: &quot;&quot;&quot;;[.D87];&quot;&quot;&quot;, &quot;&quot;cpCost&quot;&quot;: &quot;;[.G87];&quot;, &quot;&quot;element&quot;&quot;: &quot;&quot;&quot;;[.E87];&quot;&quot;&quot;, },&quot;)" office:value-type="string" office:string-value="0x55: { &quot;idMostSigNib&quot;: 0, &quot;idLeastSigByte&quot;: 0x55, &quot;name&quot;: &quot;Olympia&quot;, &quot;value&quot;: 5, &quot;type&quot;: &quot;Attack&quot;, &quot;cpCost&quot;: 19, &quot;element&quot;: &quot;Physical&quot;, }," calcext:value-type="string">
            <text:p>0x55: { "idMostSigNib": 0, "idLeastSigByte": 0x55, "name": "Olympia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56" calcext:value-type="string">
            <text:p>0x56</text:p>
          </table:table-cell>
          <table:table-cell office:value-type="string" calcext:value-type="string">
            <text:p>Olympi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8] = &quot;S&quot;; 10 + [.C88] - 1; IF ([.F88] = &quot;A&quot;; 15 + [.C88] - 1; IF ([.F88] = &quot;B&quot;; 20 + ([.C88] - 1) * 2; IF ([.F88] = &quot;C&quot;; 25 + ([.C88] - 1) * 2; IF ([.F88] = &quot;D&quot;; 30 + ([.C88] - 1) * 3; IF([.F88] = &quot;E&quot;; 40 + ([.C88] - 1) * 4; IF ([.F88] = &quot;F&quot;; 45 + ([.C88] - 1) * 4; IF ([.F88] = &quot;E+&quot;; 35 + ([.C88] - 1) * 3; IF([.F88] = &quot;G&quot;; 50 + ([.C88] - 1) * 5; 60 + ([.C88] - 1) * 5)))))))))" office:value-type="float" office:value="20" calcext:value-type="float">
            <text:p>20</text:p>
          </table:table-cell>
          <table:table-cell table:formula="of:=COM.MICROSOFT.CONCAT([.A88];&quot;: { &quot;&quot;idMostSigNib&quot;&quot;: &quot;;BITAND(ROW()-2;65280)/256;&quot;, &quot;&quot;idLeastSigByte&quot;&quot;: &quot;;&quot;0x&quot;&amp;DEC2HEX(BITAND(ROW()-2;255));&quot;, &quot;&quot;name&quot;&quot;: &quot;&quot;&quot;;[.B88];&quot;&quot;&quot;, &quot;&quot;value&quot;&quot;: &quot;;IF([.C88] &gt; 0; MOD([.C88]; 10); -1);&quot;, &quot;&quot;type&quot;&quot;: &quot;&quot;&quot;;[.D88];&quot;&quot;&quot;, &quot;&quot;cpCost&quot;&quot;: &quot;;[.G88];&quot;, &quot;&quot;element&quot;&quot;: &quot;&quot;&quot;;[.E88];&quot;&quot;&quot;, },&quot;)" office:value-type="string" office:string-value="0x56: { &quot;idMostSigNib&quot;: 0, &quot;idLeastSigByte&quot;: 0x56, &quot;name&quot;: &quot;Olympia&quot;, &quot;value&quot;: 6, &quot;type&quot;: &quot;Attack&quot;, &quot;cpCost&quot;: 20, &quot;element&quot;: &quot;Physical&quot;, }," calcext:value-type="string">
            <text:p>0x56: { "idMostSigNib": 0, "idLeastSigByte": 0x56, "name": "Olympia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57" calcext:value-type="string">
            <text:p>0x57</text:p>
          </table:table-cell>
          <table:table-cell office:value-type="string" calcext:value-type="string">
            <text:p>Olympi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89] = &quot;S&quot;; 10 + [.C89] - 1; IF ([.F89] = &quot;A&quot;; 15 + [.C89] - 1; IF ([.F89] = &quot;B&quot;; 20 + ([.C89] - 1) * 2; IF ([.F89] = &quot;C&quot;; 25 + ([.C89] - 1) * 2; IF ([.F89] = &quot;D&quot;; 30 + ([.C89] - 1) * 3; IF([.F89] = &quot;E&quot;; 40 + ([.C89] - 1) * 4; IF ([.F89] = &quot;F&quot;; 45 + ([.C89] - 1) * 4; IF ([.F89] = &quot;E+&quot;; 35 + ([.C89] - 1) * 3; IF([.F89] = &quot;G&quot;; 50 + ([.C89] - 1) * 5; 60 + ([.C89] - 1) * 5)))))))))" office:value-type="float" office:value="21" calcext:value-type="float">
            <text:p>21</text:p>
          </table:table-cell>
          <table:table-cell table:formula="of:=COM.MICROSOFT.CONCAT([.A89];&quot;: { &quot;&quot;idMostSigNib&quot;&quot;: &quot;;BITAND(ROW()-2;65280)/256;&quot;, &quot;&quot;idLeastSigByte&quot;&quot;: &quot;;&quot;0x&quot;&amp;DEC2HEX(BITAND(ROW()-2;255));&quot;, &quot;&quot;name&quot;&quot;: &quot;&quot;&quot;;[.B89];&quot;&quot;&quot;, &quot;&quot;value&quot;&quot;: &quot;;IF([.C89] &gt; 0; MOD([.C89]; 10); -1);&quot;, &quot;&quot;type&quot;&quot;: &quot;&quot;&quot;;[.D89];&quot;&quot;&quot;, &quot;&quot;cpCost&quot;&quot;: &quot;;[.G89];&quot;, &quot;&quot;element&quot;&quot;: &quot;&quot;&quot;;[.E89];&quot;&quot;&quot;, },&quot;)" office:value-type="string" office:string-value="0x57: { &quot;idMostSigNib&quot;: 0, &quot;idLeastSigByte&quot;: 0x57, &quot;name&quot;: &quot;Olympia&quot;, &quot;value&quot;: 7, &quot;type&quot;: &quot;Attack&quot;, &quot;cpCost&quot;: 21, &quot;element&quot;: &quot;Physical&quot;, }," calcext:value-type="string">
            <text:p>0x57: { "idMostSigNib": 0, "idLeastSigByte": 0x57, "name": "Olympia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58" calcext:value-type="string">
            <text:p>0x58</text:p>
          </table:table-cell>
          <table:table-cell office:value-type="string" calcext:value-type="string">
            <text:p>Olympi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90] = &quot;S&quot;; 10 + [.C90] - 1; IF ([.F90] = &quot;A&quot;; 15 + [.C90] - 1; IF ([.F90] = &quot;B&quot;; 20 + ([.C90] - 1) * 2; IF ([.F90] = &quot;C&quot;; 25 + ([.C90] - 1) * 2; IF ([.F90] = &quot;D&quot;; 30 + ([.C90] - 1) * 3; IF([.F90] = &quot;E&quot;; 40 + ([.C90] - 1) * 4; IF ([.F90] = &quot;F&quot;; 45 + ([.C90] - 1) * 4; IF ([.F90] = &quot;E+&quot;; 35 + ([.C90] - 1) * 3; IF([.F90] = &quot;G&quot;; 50 + ([.C90] - 1) * 5; 60 + ([.C90] - 1) * 5)))))))))" office:value-type="float" office:value="22" calcext:value-type="float">
            <text:p>22</text:p>
          </table:table-cell>
          <table:table-cell table:formula="of:=COM.MICROSOFT.CONCAT([.A90];&quot;: { &quot;&quot;idMostSigNib&quot;&quot;: &quot;;BITAND(ROW()-2;65280)/256;&quot;, &quot;&quot;idLeastSigByte&quot;&quot;: &quot;;&quot;0x&quot;&amp;DEC2HEX(BITAND(ROW()-2;255));&quot;, &quot;&quot;name&quot;&quot;: &quot;&quot;&quot;;[.B90];&quot;&quot;&quot;, &quot;&quot;value&quot;&quot;: &quot;;IF([.C90] &gt; 0; MOD([.C90]; 10); -1);&quot;, &quot;&quot;type&quot;&quot;: &quot;&quot;&quot;;[.D90];&quot;&quot;&quot;, &quot;&quot;cpCost&quot;&quot;: &quot;;[.G90];&quot;, &quot;&quot;element&quot;&quot;: &quot;&quot;&quot;;[.E90];&quot;&quot;&quot;, },&quot;)" office:value-type="string" office:string-value="0x58: { &quot;idMostSigNib&quot;: 0, &quot;idLeastSigByte&quot;: 0x58, &quot;name&quot;: &quot;Olympia&quot;, &quot;value&quot;: 8, &quot;type&quot;: &quot;Attack&quot;, &quot;cpCost&quot;: 22, &quot;element&quot;: &quot;Physical&quot;, }," calcext:value-type="string">
            <text:p>0x58: { "idMostSigNib": 0, "idLeastSigByte": 0x58, "name": "Olympia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59" calcext:value-type="string">
            <text:p>0x59</text:p>
          </table:table-cell>
          <table:table-cell office:value-type="string" calcext:value-type="string">
            <text:p>Olympi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91] = &quot;S&quot;; 10 + [.C91] - 1; IF ([.F91] = &quot;A&quot;; 15 + [.C91] - 1; IF ([.F91] = &quot;B&quot;; 20 + ([.C91] - 1) * 2; IF ([.F91] = &quot;C&quot;; 25 + ([.C91] - 1) * 2; IF ([.F91] = &quot;D&quot;; 30 + ([.C91] - 1) * 3; IF([.F91] = &quot;E&quot;; 40 + ([.C91] - 1) * 4; IF ([.F91] = &quot;F&quot;; 45 + ([.C91] - 1) * 4; IF ([.F91] = &quot;E+&quot;; 35 + ([.C91] - 1) * 3; IF([.F91] = &quot;G&quot;; 50 + ([.C91] - 1) * 5; 60 + ([.C91] - 1) * 5)))))))))" office:value-type="float" office:value="23" calcext:value-type="float">
            <text:p>23</text:p>
          </table:table-cell>
          <table:table-cell table:formula="of:=COM.MICROSOFT.CONCAT([.A91];&quot;: { &quot;&quot;idMostSigNib&quot;&quot;: &quot;;BITAND(ROW()-2;65280)/256;&quot;, &quot;&quot;idLeastSigByte&quot;&quot;: &quot;;&quot;0x&quot;&amp;DEC2HEX(BITAND(ROW()-2;255));&quot;, &quot;&quot;name&quot;&quot;: &quot;&quot;&quot;;[.B91];&quot;&quot;&quot;, &quot;&quot;value&quot;&quot;: &quot;;IF([.C91] &gt; 0; MOD([.C91]; 10); -1);&quot;, &quot;&quot;type&quot;&quot;: &quot;&quot;&quot;;[.D91];&quot;&quot;&quot;, &quot;&quot;cpCost&quot;&quot;: &quot;;[.G91];&quot;, &quot;&quot;element&quot;&quot;: &quot;&quot;&quot;;[.E91];&quot;&quot;&quot;, },&quot;)" office:value-type="string" office:string-value="0x59: { &quot;idMostSigNib&quot;: 0, &quot;idLeastSigByte&quot;: 0x59, &quot;name&quot;: &quot;Olympia&quot;, &quot;value&quot;: 9, &quot;type&quot;: &quot;Attack&quot;, &quot;cpCost&quot;: 23, &quot;element&quot;: &quot;Physical&quot;, }," calcext:value-type="string">
            <text:p>0x59: { "idMostSigNib": 0, "idLeastSigByte": 0x59, "name": "Olympia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5A" calcext:value-type="string">
            <text:p>0x5A</text:p>
          </table:table-cell>
          <table:table-cell office:value-type="string" calcext:value-type="string">
            <text:p>Lionhear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2] = &quot;S&quot;; 10 + [.C92] - 1; IF ([.F92] = &quot;A&quot;; 15 + [.C92] - 1; IF ([.F92] = &quot;B&quot;; 20 + ([.C92] - 1) * 2; IF ([.F92] = &quot;C&quot;; 25 + ([.C92] - 1) * 2; IF ([.F92] = &quot;D&quot;; 30 + ([.C92] - 1) * 3; IF([.F92] = &quot;E&quot;; 40 + ([.C92] - 1) * 4; IF ([.F92] = &quot;F&quot;; 45 + ([.C92] - 1) * 4; IF ([.F92] = &quot;E+&quot;; 35 + ([.C92] - 1) * 3; IF([.F92] = &quot;G&quot;; 50 + ([.C92] - 1) * 5; 60 + ([.C92] - 1) * 5)))))))))" office:value-type="float" office:value="38" calcext:value-type="float">
            <text:p>38</text:p>
          </table:table-cell>
          <table:table-cell table:formula="of:=COM.MICROSOFT.CONCAT([.A92];&quot;: { &quot;&quot;idMostSigNib&quot;&quot;: &quot;;BITAND(ROW()-2;65280)/256;&quot;, &quot;&quot;idLeastSigByte&quot;&quot;: &quot;;&quot;0x&quot;&amp;DEC2HEX(BITAND(ROW()-2;255));&quot;, &quot;&quot;name&quot;&quot;: &quot;&quot;&quot;;[.B92];&quot;&quot;&quot;, &quot;&quot;value&quot;&quot;: &quot;;IF([.C92] &gt; 0; MOD([.C92]; 10); -1);&quot;, &quot;&quot;type&quot;&quot;: &quot;&quot;&quot;;[.D92];&quot;&quot;&quot;, &quot;&quot;cpCost&quot;&quot;: &quot;;[.G92];&quot;, &quot;&quot;element&quot;&quot;: &quot;&quot;&quot;;[.E92];&quot;&quot;&quot;, },&quot;)" office:value-type="string" office:string-value="0x5A: { &quot;idMostSigNib&quot;: 0, &quot;idLeastSigByte&quot;: 0x5A, &quot;name&quot;: &quot;Lionheart&quot;, &quot;value&quot;: 0, &quot;type&quot;: &quot;Attack&quot;, &quot;cpCost&quot;: 38, &quot;element&quot;: &quot;Fire&quot;, }," calcext:value-type="string">
            <text:p>0x5A: { "idMostSigNib": 0, "idLeastSigByte": 0x5A, "name": "Lionheart", "value": 0, "type": "Attack", "cpCost": 38, "element": "Fire", },</text:p>
          </table:table-cell>
        </table:table-row>
        <table:table-row table:style-name="ro1">
          <table:table-cell table:formula="of:=&quot;0x&quot;&amp;DEC2HEX(ROW()-2)" office:value-type="string" office:string-value="0x5B" calcext:value-type="string">
            <text:p>0x5B</text:p>
          </table:table-cell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3] = &quot;S&quot;; 10 + [.C93] - 1; IF ([.F93] = &quot;A&quot;; 15 + [.C93] - 1; IF ([.F93] = &quot;B&quot;; 20 + ([.C93] - 1) * 2; IF ([.F93] = &quot;C&quot;; 25 + ([.C93] - 1) * 2; IF ([.F93] = &quot;D&quot;; 30 + ([.C93] - 1) * 3; IF([.F93] = &quot;E&quot;; 40 + ([.C93] - 1) * 4; IF ([.F93] = &quot;F&quot;; 45 + ([.C93] - 1) * 4; IF ([.F93] = &quot;E+&quot;; 35 + ([.C93] - 1) * 3; IF([.F93] = &quot;G&quot;; 50 + ([.C93] - 1) * 5; 60 + ([.C93] - 1) * 5)))))))))" office:value-type="float" office:value="20" calcext:value-type="float">
            <text:p>20</text:p>
          </table:table-cell>
          <table:table-cell table:formula="of:=COM.MICROSOFT.CONCAT([.A93];&quot;: { &quot;&quot;idMostSigNib&quot;&quot;: &quot;;BITAND(ROW()-2;65280)/256;&quot;, &quot;&quot;idLeastSigByte&quot;&quot;: &quot;;&quot;0x&quot;&amp;DEC2HEX(BITAND(ROW()-2;255));&quot;, &quot;&quot;name&quot;&quot;: &quot;&quot;&quot;;[.B93];&quot;&quot;&quot;, &quot;&quot;value&quot;&quot;: &quot;;IF([.C93] &gt; 0; MOD([.C93]; 10); -1);&quot;, &quot;&quot;type&quot;&quot;: &quot;&quot;&quot;;[.D93];&quot;&quot;&quot;, &quot;&quot;cpCost&quot;&quot;: &quot;;[.G93];&quot;, &quot;&quot;element&quot;&quot;: &quot;&quot;&quot;;[.E93];&quot;&quot;&quot;, },&quot;)" office:value-type="string" office:string-value="0x5B: { &quot;idMostSigNib&quot;: 0, &quot;idLeastSigByte&quot;: 0x5B, &quot;name&quot;: &quot;Lionheart&quot;, &quot;value&quot;: 1, &quot;type&quot;: &quot;Attack&quot;, &quot;cpCost&quot;: 20, &quot;element&quot;: &quot;Fire&quot;, }," calcext:value-type="string">
            <text:p>0x5B: { "idMostSigNib": 0, "idLeastSigByte": 0x5B, "name": "Lionheart", "value": 1, "type": "Attack", "cpCost": 20, "element": "Fire", },</text:p>
          </table:table-cell>
        </table:table-row>
        <table:table-row table:style-name="ro1">
          <table:table-cell table:formula="of:=&quot;0x&quot;&amp;DEC2HEX(ROW()-2)" office:value-type="string" office:string-value="0x5C" calcext:value-type="string">
            <text:p>0x5C</text:p>
          </table:table-cell>
          <table:table-cell office:value-type="string" calcext:value-type="string">
            <text:p>Lionhe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4] = &quot;S&quot;; 10 + [.C94] - 1; IF ([.F94] = &quot;A&quot;; 15 + [.C94] - 1; IF ([.F94] = &quot;B&quot;; 20 + ([.C94] - 1) * 2; IF ([.F94] = &quot;C&quot;; 25 + ([.C94] - 1) * 2; IF ([.F94] = &quot;D&quot;; 30 + ([.C94] - 1) * 3; IF([.F94] = &quot;E&quot;; 40 + ([.C94] - 1) * 4; IF ([.F94] = &quot;F&quot;; 45 + ([.C94] - 1) * 4; IF ([.F94] = &quot;E+&quot;; 35 + ([.C94] - 1) * 3; IF([.F94] = &quot;G&quot;; 50 + ([.C94] - 1) * 5; 60 + ([.C94] - 1) * 5)))))))))" office:value-type="float" office:value="22" calcext:value-type="float">
            <text:p>22</text:p>
          </table:table-cell>
          <table:table-cell table:formula="of:=COM.MICROSOFT.CONCAT([.A94];&quot;: { &quot;&quot;idMostSigNib&quot;&quot;: &quot;;BITAND(ROW()-2;65280)/256;&quot;, &quot;&quot;idLeastSigByte&quot;&quot;: &quot;;&quot;0x&quot;&amp;DEC2HEX(BITAND(ROW()-2;255));&quot;, &quot;&quot;name&quot;&quot;: &quot;&quot;&quot;;[.B94];&quot;&quot;&quot;, &quot;&quot;value&quot;&quot;: &quot;;IF([.C94] &gt; 0; MOD([.C94]; 10); -1);&quot;, &quot;&quot;type&quot;&quot;: &quot;&quot;&quot;;[.D94];&quot;&quot;&quot;, &quot;&quot;cpCost&quot;&quot;: &quot;;[.G94];&quot;, &quot;&quot;element&quot;&quot;: &quot;&quot;&quot;;[.E94];&quot;&quot;&quot;, },&quot;)" office:value-type="string" office:string-value="0x5C: { &quot;idMostSigNib&quot;: 0, &quot;idLeastSigByte&quot;: 0x5C, &quot;name&quot;: &quot;Lionheart&quot;, &quot;value&quot;: 2, &quot;type&quot;: &quot;Attack&quot;, &quot;cpCost&quot;: 22, &quot;element&quot;: &quot;Fire&quot;, }," calcext:value-type="string">
            <text:p>0x5C: { "idMostSigNib": 0, "idLeastSigByte": 0x5C, "name": "Lionheart", "value": 2, "type": "Attack", "cpCost": 22, "element": "Fire", },</text:p>
          </table:table-cell>
        </table:table-row>
        <table:table-row table:style-name="ro1">
          <table:table-cell table:formula="of:=&quot;0x&quot;&amp;DEC2HEX(ROW()-2)" office:value-type="string" office:string-value="0x5D" calcext:value-type="string">
            <text:p>0x5D</text:p>
          </table:table-cell>
          <table:table-cell office:value-type="string" calcext:value-type="string">
            <text:p>Lionhea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5] = &quot;S&quot;; 10 + [.C95] - 1; IF ([.F95] = &quot;A&quot;; 15 + [.C95] - 1; IF ([.F95] = &quot;B&quot;; 20 + ([.C95] - 1) * 2; IF ([.F95] = &quot;C&quot;; 25 + ([.C95] - 1) * 2; IF ([.F95] = &quot;D&quot;; 30 + ([.C95] - 1) * 3; IF([.F95] = &quot;E&quot;; 40 + ([.C95] - 1) * 4; IF ([.F95] = &quot;F&quot;; 45 + ([.C95] - 1) * 4; IF ([.F95] = &quot;E+&quot;; 35 + ([.C95] - 1) * 3; IF([.F95] = &quot;G&quot;; 50 + ([.C95] - 1) * 5; 60 + ([.C95] - 1) * 5)))))))))" office:value-type="float" office:value="24" calcext:value-type="float">
            <text:p>24</text:p>
          </table:table-cell>
          <table:table-cell table:formula="of:=COM.MICROSOFT.CONCAT([.A95];&quot;: { &quot;&quot;idMostSigNib&quot;&quot;: &quot;;BITAND(ROW()-2;65280)/256;&quot;, &quot;&quot;idLeastSigByte&quot;&quot;: &quot;;&quot;0x&quot;&amp;DEC2HEX(BITAND(ROW()-2;255));&quot;, &quot;&quot;name&quot;&quot;: &quot;&quot;&quot;;[.B95];&quot;&quot;&quot;, &quot;&quot;value&quot;&quot;: &quot;;IF([.C95] &gt; 0; MOD([.C95]; 10); -1);&quot;, &quot;&quot;type&quot;&quot;: &quot;&quot;&quot;;[.D95];&quot;&quot;&quot;, &quot;&quot;cpCost&quot;&quot;: &quot;;[.G95];&quot;, &quot;&quot;element&quot;&quot;: &quot;&quot;&quot;;[.E95];&quot;&quot;&quot;, },&quot;)" office:value-type="string" office:string-value="0x5D: { &quot;idMostSigNib&quot;: 0, &quot;idLeastSigByte&quot;: 0x5D, &quot;name&quot;: &quot;Lionheart&quot;, &quot;value&quot;: 3, &quot;type&quot;: &quot;Attack&quot;, &quot;cpCost&quot;: 24, &quot;element&quot;: &quot;Fire&quot;, }," calcext:value-type="string">
            <text:p>0x5D: { "idMostSigNib": 0, "idLeastSigByte": 0x5D, "name": "Lionheart", "value": 3, "type": "Attack", "cpCost": 24, "element": "Fire", },</text:p>
          </table:table-cell>
        </table:table-row>
        <table:table-row table:style-name="ro1">
          <table:table-cell table:formula="of:=&quot;0x&quot;&amp;DEC2HEX(ROW()-2)" office:value-type="string" office:string-value="0x5E" calcext:value-type="string">
            <text:p>0x5E</text:p>
          </table:table-cell>
          <table:table-cell office:value-type="string" calcext:value-type="string">
            <text:p>Lionhea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6] = &quot;S&quot;; 10 + [.C96] - 1; IF ([.F96] = &quot;A&quot;; 15 + [.C96] - 1; IF ([.F96] = &quot;B&quot;; 20 + ([.C96] - 1) * 2; IF ([.F96] = &quot;C&quot;; 25 + ([.C96] - 1) * 2; IF ([.F96] = &quot;D&quot;; 30 + ([.C96] - 1) * 3; IF([.F96] = &quot;E&quot;; 40 + ([.C96] - 1) * 4; IF ([.F96] = &quot;F&quot;; 45 + ([.C96] - 1) * 4; IF ([.F96] = &quot;E+&quot;; 35 + ([.C96] - 1) * 3; IF([.F96] = &quot;G&quot;; 50 + ([.C96] - 1) * 5; 60 + ([.C96] - 1) * 5)))))))))" office:value-type="float" office:value="26" calcext:value-type="float">
            <text:p>26</text:p>
          </table:table-cell>
          <table:table-cell table:formula="of:=COM.MICROSOFT.CONCAT([.A96];&quot;: { &quot;&quot;idMostSigNib&quot;&quot;: &quot;;BITAND(ROW()-2;65280)/256;&quot;, &quot;&quot;idLeastSigByte&quot;&quot;: &quot;;&quot;0x&quot;&amp;DEC2HEX(BITAND(ROW()-2;255));&quot;, &quot;&quot;name&quot;&quot;: &quot;&quot;&quot;;[.B96];&quot;&quot;&quot;, &quot;&quot;value&quot;&quot;: &quot;;IF([.C96] &gt; 0; MOD([.C96]; 10); -1);&quot;, &quot;&quot;type&quot;&quot;: &quot;&quot;&quot;;[.D96];&quot;&quot;&quot;, &quot;&quot;cpCost&quot;&quot;: &quot;;[.G96];&quot;, &quot;&quot;element&quot;&quot;: &quot;&quot;&quot;;[.E96];&quot;&quot;&quot;, },&quot;)" office:value-type="string" office:string-value="0x5E: { &quot;idMostSigNib&quot;: 0, &quot;idLeastSigByte&quot;: 0x5E, &quot;name&quot;: &quot;Lionheart&quot;, &quot;value&quot;: 4, &quot;type&quot;: &quot;Attack&quot;, &quot;cpCost&quot;: 26, &quot;element&quot;: &quot;Fire&quot;, }," calcext:value-type="string">
            <text:p>0x5E: { "idMostSigNib": 0, "idLeastSigByte": 0x5E, "name": "Lionheart", "value": 4, "type": "Attack", "cpCost": 26, "element": "Fire", },</text:p>
          </table:table-cell>
        </table:table-row>
        <table:table-row table:style-name="ro1">
          <table:table-cell table:formula="of:=&quot;0x&quot;&amp;DEC2HEX(ROW()-2)" office:value-type="string" office:string-value="0x5F" calcext:value-type="string">
            <text:p>0x5F</text:p>
          </table:table-cell>
          <table:table-cell office:value-type="string" calcext:value-type="string">
            <text:p>Lionhea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7] = &quot;S&quot;; 10 + [.C97] - 1; IF ([.F97] = &quot;A&quot;; 15 + [.C97] - 1; IF ([.F97] = &quot;B&quot;; 20 + ([.C97] - 1) * 2; IF ([.F97] = &quot;C&quot;; 25 + ([.C97] - 1) * 2; IF ([.F97] = &quot;D&quot;; 30 + ([.C97] - 1) * 3; IF([.F97] = &quot;E&quot;; 40 + ([.C97] - 1) * 4; IF ([.F97] = &quot;F&quot;; 45 + ([.C97] - 1) * 4; IF ([.F97] = &quot;E+&quot;; 35 + ([.C97] - 1) * 3; IF([.F97] = &quot;G&quot;; 50 + ([.C97] - 1) * 5; 60 + ([.C97] - 1) * 5)))))))))" office:value-type="float" office:value="28" calcext:value-type="float">
            <text:p>28</text:p>
          </table:table-cell>
          <table:table-cell table:formula="of:=COM.MICROSOFT.CONCAT([.A97];&quot;: { &quot;&quot;idMostSigNib&quot;&quot;: &quot;;BITAND(ROW()-2;65280)/256;&quot;, &quot;&quot;idLeastSigByte&quot;&quot;: &quot;;&quot;0x&quot;&amp;DEC2HEX(BITAND(ROW()-2;255));&quot;, &quot;&quot;name&quot;&quot;: &quot;&quot;&quot;;[.B97];&quot;&quot;&quot;, &quot;&quot;value&quot;&quot;: &quot;;IF([.C97] &gt; 0; MOD([.C97]; 10); -1);&quot;, &quot;&quot;type&quot;&quot;: &quot;&quot;&quot;;[.D97];&quot;&quot;&quot;, &quot;&quot;cpCost&quot;&quot;: &quot;;[.G97];&quot;, &quot;&quot;element&quot;&quot;: &quot;&quot;&quot;;[.E97];&quot;&quot;&quot;, },&quot;)" office:value-type="string" office:string-value="0x5F: { &quot;idMostSigNib&quot;: 0, &quot;idLeastSigByte&quot;: 0x5F, &quot;name&quot;: &quot;Lionheart&quot;, &quot;value&quot;: 5, &quot;type&quot;: &quot;Attack&quot;, &quot;cpCost&quot;: 28, &quot;element&quot;: &quot;Fire&quot;, }," calcext:value-type="string">
            <text:p>0x5F: { "idMostSigNib": 0, "idLeastSigByte": 0x5F, "name": "Lionheart", "value": 5, "type": "Attack", "cpCost": 28, "element": "Fire", },</text:p>
          </table:table-cell>
        </table:table-row>
        <table:table-row table:style-name="ro1">
          <table:table-cell table:formula="of:=&quot;0x&quot;&amp;DEC2HEX(ROW()-2)" office:value-type="string" office:string-value="0x60" calcext:value-type="string">
            <text:p>0x60</text:p>
          </table:table-cell>
          <table:table-cell office:value-type="string" calcext:value-type="string">
            <text:p>Lionhea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8] = &quot;S&quot;; 10 + [.C98] - 1; IF ([.F98] = &quot;A&quot;; 15 + [.C98] - 1; IF ([.F98] = &quot;B&quot;; 20 + ([.C98] - 1) * 2; IF ([.F98] = &quot;C&quot;; 25 + ([.C98] - 1) * 2; IF ([.F98] = &quot;D&quot;; 30 + ([.C98] - 1) * 3; IF([.F98] = &quot;E&quot;; 40 + ([.C98] - 1) * 4; IF ([.F98] = &quot;F&quot;; 45 + ([.C98] - 1) * 4; IF ([.F98] = &quot;E+&quot;; 35 + ([.C98] - 1) * 3; IF([.F98] = &quot;G&quot;; 50 + ([.C98] - 1) * 5; 60 + ([.C98] - 1) * 5)))))))))" office:value-type="float" office:value="30" calcext:value-type="float">
            <text:p>30</text:p>
          </table:table-cell>
          <table:table-cell table:formula="of:=COM.MICROSOFT.CONCAT([.A98];&quot;: { &quot;&quot;idMostSigNib&quot;&quot;: &quot;;BITAND(ROW()-2;65280)/256;&quot;, &quot;&quot;idLeastSigByte&quot;&quot;: &quot;;&quot;0x&quot;&amp;DEC2HEX(BITAND(ROW()-2;255));&quot;, &quot;&quot;name&quot;&quot;: &quot;&quot;&quot;;[.B98];&quot;&quot;&quot;, &quot;&quot;value&quot;&quot;: &quot;;IF([.C98] &gt; 0; MOD([.C98]; 10); -1);&quot;, &quot;&quot;type&quot;&quot;: &quot;&quot;&quot;;[.D98];&quot;&quot;&quot;, &quot;&quot;cpCost&quot;&quot;: &quot;;[.G98];&quot;, &quot;&quot;element&quot;&quot;: &quot;&quot;&quot;;[.E98];&quot;&quot;&quot;, },&quot;)" office:value-type="string" office:string-value="0x60: { &quot;idMostSigNib&quot;: 0, &quot;idLeastSigByte&quot;: 0x60, &quot;name&quot;: &quot;Lionheart&quot;, &quot;value&quot;: 6, &quot;type&quot;: &quot;Attack&quot;, &quot;cpCost&quot;: 30, &quot;element&quot;: &quot;Fire&quot;, }," calcext:value-type="string">
            <text:p>0x60: { "idMostSigNib": 0, "idLeastSigByte": 0x60, "name": "Lionheart", "value": 6, "type": "Attack", "cpCost": 30, "element": "Fire", },</text:p>
          </table:table-cell>
        </table:table-row>
        <table:table-row table:style-name="ro1">
          <table:table-cell table:formula="of:=&quot;0x&quot;&amp;DEC2HEX(ROW()-2)" office:value-type="string" office:string-value="0x61" calcext:value-type="string">
            <text:p>0x61</text:p>
          </table:table-cell>
          <table:table-cell office:value-type="string" calcext:value-type="string">
            <text:p>Lionhear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99] = &quot;S&quot;; 10 + [.C99] - 1; IF ([.F99] = &quot;A&quot;; 15 + [.C99] - 1; IF ([.F99] = &quot;B&quot;; 20 + ([.C99] - 1) * 2; IF ([.F99] = &quot;C&quot;; 25 + ([.C99] - 1) * 2; IF ([.F99] = &quot;D&quot;; 30 + ([.C99] - 1) * 3; IF([.F99] = &quot;E&quot;; 40 + ([.C99] - 1) * 4; IF ([.F99] = &quot;F&quot;; 45 + ([.C99] - 1) * 4; IF ([.F99] = &quot;E+&quot;; 35 + ([.C99] - 1) * 3; IF([.F99] = &quot;G&quot;; 50 + ([.C99] - 1) * 5; 60 + ([.C99] - 1) * 5)))))))))" office:value-type="float" office:value="32" calcext:value-type="float">
            <text:p>32</text:p>
          </table:table-cell>
          <table:table-cell table:formula="of:=COM.MICROSOFT.CONCAT([.A99];&quot;: { &quot;&quot;idMostSigNib&quot;&quot;: &quot;;BITAND(ROW()-2;65280)/256;&quot;, &quot;&quot;idLeastSigByte&quot;&quot;: &quot;;&quot;0x&quot;&amp;DEC2HEX(BITAND(ROW()-2;255));&quot;, &quot;&quot;name&quot;&quot;: &quot;&quot;&quot;;[.B99];&quot;&quot;&quot;, &quot;&quot;value&quot;&quot;: &quot;;IF([.C99] &gt; 0; MOD([.C99]; 10); -1);&quot;, &quot;&quot;type&quot;&quot;: &quot;&quot;&quot;;[.D99];&quot;&quot;&quot;, &quot;&quot;cpCost&quot;&quot;: &quot;;[.G99];&quot;, &quot;&quot;element&quot;&quot;: &quot;&quot;&quot;;[.E99];&quot;&quot;&quot;, },&quot;)" office:value-type="string" office:string-value="0x61: { &quot;idMostSigNib&quot;: 0, &quot;idLeastSigByte&quot;: 0x61, &quot;name&quot;: &quot;Lionheart&quot;, &quot;value&quot;: 7, &quot;type&quot;: &quot;Attack&quot;, &quot;cpCost&quot;: 32, &quot;element&quot;: &quot;Fire&quot;, }," calcext:value-type="string">
            <text:p>0x61: { "idMostSigNib": 0, "idLeastSigByte": 0x61, "name": "Lionheart", "value": 7, "type": "Attack", "cpCost": 32, "element": "Fire", },</text:p>
          </table:table-cell>
        </table:table-row>
        <table:table-row table:style-name="ro1">
          <table:table-cell table:formula="of:=&quot;0x&quot;&amp;DEC2HEX(ROW()-2)" office:value-type="string" office:string-value="0x62" calcext:value-type="string">
            <text:p>0x62</text:p>
          </table:table-cell>
          <table:table-cell office:value-type="string" calcext:value-type="string">
            <text:p>Lionhear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100] = &quot;S&quot;; 10 + [.C100] - 1; IF ([.F100] = &quot;A&quot;; 15 + [.C100] - 1; IF ([.F100] = &quot;B&quot;; 20 + ([.C100] - 1) * 2; IF ([.F100] = &quot;C&quot;; 25 + ([.C100] - 1) * 2; IF ([.F100] = &quot;D&quot;; 30 + ([.C100] - 1) * 3; IF([.F100] = &quot;E&quot;; 40 + ([.C100] - 1) * 4; IF ([.F100] = &quot;F&quot;; 45 + ([.C100] - 1) * 4; IF ([.F100] = &quot;E+&quot;; 35 + ([.C100] - 1) * 3; IF([.F100] = &quot;G&quot;; 50 + ([.C100] - 1) * 5; 60 + ([.C100] - 1) * 5)))))))))" office:value-type="float" office:value="34" calcext:value-type="float">
            <text:p>34</text:p>
          </table:table-cell>
          <table:table-cell table:formula="of:=COM.MICROSOFT.CONCAT([.A100];&quot;: { &quot;&quot;idMostSigNib&quot;&quot;: &quot;;BITAND(ROW()-2;65280)/256;&quot;, &quot;&quot;idLeastSigByte&quot;&quot;: &quot;;&quot;0x&quot;&amp;DEC2HEX(BITAND(ROW()-2;255));&quot;, &quot;&quot;name&quot;&quot;: &quot;&quot;&quot;;[.B100];&quot;&quot;&quot;, &quot;&quot;value&quot;&quot;: &quot;;IF([.C100] &gt; 0; MOD([.C100]; 10); -1);&quot;, &quot;&quot;type&quot;&quot;: &quot;&quot;&quot;;[.D100];&quot;&quot;&quot;, &quot;&quot;cpCost&quot;&quot;: &quot;;[.G100];&quot;, &quot;&quot;element&quot;&quot;: &quot;&quot;&quot;;[.E100];&quot;&quot;&quot;, },&quot;)" office:value-type="string" office:string-value="0x62: { &quot;idMostSigNib&quot;: 0, &quot;idLeastSigByte&quot;: 0x62, &quot;name&quot;: &quot;Lionheart&quot;, &quot;value&quot;: 8, &quot;type&quot;: &quot;Attack&quot;, &quot;cpCost&quot;: 34, &quot;element&quot;: &quot;Fire&quot;, }," calcext:value-type="string">
            <text:p>0x62: { "idMostSigNib": 0, "idLeastSigByte": 0x62, "name": "Lionheart", "value": 8, "type": "Attack", "cpCost": 34, "element": "Fire", },</text:p>
          </table:table-cell>
        </table:table-row>
        <table:table-row table:style-name="ro1">
          <table:table-cell table:formula="of:=&quot;0x&quot;&amp;DEC2HEX(ROW()-2)" office:value-type="string" office:string-value="0x63" calcext:value-type="string">
            <text:p>0x63</text:p>
          </table:table-cell>
          <table:table-cell office:value-type="string" calcext:value-type="string">
            <text:p>Lionhear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</text:p>
          </table:table-cell>
          <table:table-cell table:formula="of:=IF([.F101] = &quot;S&quot;; 10 + [.C101] - 1; IF ([.F101] = &quot;A&quot;; 15 + [.C101] - 1; IF ([.F101] = &quot;B&quot;; 20 + ([.C101] - 1) * 2; IF ([.F101] = &quot;C&quot;; 25 + ([.C101] - 1) * 2; IF ([.F101] = &quot;D&quot;; 30 + ([.C101] - 1) * 3; IF([.F101] = &quot;E&quot;; 40 + ([.C101] - 1) * 4; IF ([.F101] = &quot;F&quot;; 45 + ([.C101] - 1) * 4; IF ([.F101] = &quot;E+&quot;; 35 + ([.C101] - 1) * 3; IF([.F101] = &quot;G&quot;; 50 + ([.C101] - 1) * 5; 60 + ([.C101] - 1) * 5)))))))))" office:value-type="float" office:value="36" calcext:value-type="float">
            <text:p>36</text:p>
          </table:table-cell>
          <table:table-cell table:formula="of:=COM.MICROSOFT.CONCAT([.A101];&quot;: { &quot;&quot;idMostSigNib&quot;&quot;: &quot;;BITAND(ROW()-2;65280)/256;&quot;, &quot;&quot;idLeastSigByte&quot;&quot;: &quot;;&quot;0x&quot;&amp;DEC2HEX(BITAND(ROW()-2;255));&quot;, &quot;&quot;name&quot;&quot;: &quot;&quot;&quot;;[.B101];&quot;&quot;&quot;, &quot;&quot;value&quot;&quot;: &quot;;IF([.C101] &gt; 0; MOD([.C101]; 10); -1);&quot;, &quot;&quot;type&quot;&quot;: &quot;&quot;&quot;;[.D101];&quot;&quot;&quot;, &quot;&quot;cpCost&quot;&quot;: &quot;;[.G101];&quot;, &quot;&quot;element&quot;&quot;: &quot;&quot;&quot;;[.E101];&quot;&quot;&quot;, },&quot;)" office:value-type="string" office:string-value="0x63: { &quot;idMostSigNib&quot;: 0, &quot;idLeastSigByte&quot;: 0x63, &quot;name&quot;: &quot;Lionheart&quot;, &quot;value&quot;: 9, &quot;type&quot;: &quot;Attack&quot;, &quot;cpCost&quot;: 36, &quot;element&quot;: &quot;Fire&quot;, }," calcext:value-type="string">
            <text:p>0x63: { "idMostSigNib": 0, "idLeastSigByte": 0x63, "name": "Lionheart", "value": 9, "type": "Attack", "cpCost": 36, "element": "Fire", },</text:p>
          </table:table-cell>
        </table:table-row>
        <table:table-row table:style-name="ro1">
          <table:table-cell table:formula="of:=&quot;0x&quot;&amp;DEC2HEX(ROW()-2)" office:value-type="string" office:string-value="0x64" calcext:value-type="string">
            <text:p>0x64</text:p>
          </table:table-cell>
          <table:table-cell office:value-type="string" calcext:value-type="string">
            <text:p>Lady L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2] = &quot;S&quot;; 10 + [.C102] - 1; IF ([.F102] = &quot;A&quot;; 15 + [.C102] - 1; IF ([.F102] = &quot;B&quot;; 20 + ([.C102] - 1) * 2; IF ([.F102] = &quot;C&quot;; 25 + ([.C102] - 1) * 2; IF ([.F102] = &quot;D&quot;; 30 + ([.C102] - 1) * 3; IF([.F102] = &quot;E&quot;; 40 + ([.C102] - 1) * 4; IF ([.F102] = &quot;F&quot;; 45 + ([.C102] - 1) * 4; IF ([.F102] = &quot;E+&quot;; 35 + ([.C102] - 1) * 3; IF([.F102] = &quot;G&quot;; 50 + ([.C102] - 1) * 5; 60 + ([.C102] - 1) * 5)))))))))" office:value-type="float" office:value="24" calcext:value-type="float">
            <text:p>24</text:p>
          </table:table-cell>
          <table:table-cell table:formula="of:=COM.MICROSOFT.CONCAT([.A102];&quot;: { &quot;&quot;idMostSigNib&quot;&quot;: &quot;;BITAND(ROW()-2;65280)/256;&quot;, &quot;&quot;idLeastSigByte&quot;&quot;: &quot;;&quot;0x&quot;&amp;DEC2HEX(BITAND(ROW()-2;255));&quot;, &quot;&quot;name&quot;&quot;: &quot;&quot;&quot;;[.B102];&quot;&quot;&quot;, &quot;&quot;value&quot;&quot;: &quot;;IF([.C102] &gt; 0; MOD([.C102]; 10); -1);&quot;, &quot;&quot;type&quot;&quot;: &quot;&quot;&quot;;[.D102];&quot;&quot;&quot;, &quot;&quot;cpCost&quot;&quot;: &quot;;[.G102];&quot;, &quot;&quot;element&quot;&quot;: &quot;&quot;&quot;;[.E102];&quot;&quot;&quot;, },&quot;)" office:value-type="string" office:string-value="0x64: { &quot;idMostSigNib&quot;: 0, &quot;idLeastSigByte&quot;: 0x64, &quot;name&quot;: &quot;Lady Luck&quot;, &quot;value&quot;: 0, &quot;type&quot;: &quot;Attack&quot;, &quot;cpCost&quot;: 24, &quot;element&quot;: &quot;Physical&quot;, }," calcext:value-type="string">
            <text:p>0x64: { "idMostSigNib": 0, "idLeastSigByte": 0x64, "name": "Lady Luck", "value": 0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65" calcext:value-type="string">
            <text:p>0x65</text:p>
          </table:table-cell>
          <table:table-cell office:value-type="string" calcext:value-type="string">
            <text:p>Lady L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3] = &quot;S&quot;; 10 + [.C103] - 1; IF ([.F103] = &quot;A&quot;; 15 + [.C103] - 1; IF ([.F103] = &quot;B&quot;; 20 + ([.C103] - 1) * 2; IF ([.F103] = &quot;C&quot;; 25 + ([.C103] - 1) * 2; IF ([.F103] = &quot;D&quot;; 30 + ([.C103] - 1) * 3; IF([.F103] = &quot;E&quot;; 40 + ([.C103] - 1) * 4; IF ([.F103] = &quot;F&quot;; 45 + ([.C103] - 1) * 4; IF ([.F103] = &quot;E+&quot;; 35 + ([.C103] - 1) * 3; IF([.F103] = &quot;G&quot;; 50 + ([.C103] - 1) * 5; 60 + ([.C103] - 1) * 5)))))))))" office:value-type="float" office:value="15" calcext:value-type="float">
            <text:p>15</text:p>
          </table:table-cell>
          <table:table-cell table:formula="of:=COM.MICROSOFT.CONCAT([.A103];&quot;: { &quot;&quot;idMostSigNib&quot;&quot;: &quot;;BITAND(ROW()-2;65280)/256;&quot;, &quot;&quot;idLeastSigByte&quot;&quot;: &quot;;&quot;0x&quot;&amp;DEC2HEX(BITAND(ROW()-2;255));&quot;, &quot;&quot;name&quot;&quot;: &quot;&quot;&quot;;[.B103];&quot;&quot;&quot;, &quot;&quot;value&quot;&quot;: &quot;;IF([.C103] &gt; 0; MOD([.C103]; 10); -1);&quot;, &quot;&quot;type&quot;&quot;: &quot;&quot;&quot;;[.D103];&quot;&quot;&quot;, &quot;&quot;cpCost&quot;&quot;: &quot;;[.G103];&quot;, &quot;&quot;element&quot;&quot;: &quot;&quot;&quot;;[.E103];&quot;&quot;&quot;, },&quot;)" office:value-type="string" office:string-value="0x65: { &quot;idMostSigNib&quot;: 0, &quot;idLeastSigByte&quot;: 0x65, &quot;name&quot;: &quot;Lady Luck&quot;, &quot;value&quot;: 1, &quot;type&quot;: &quot;Attack&quot;, &quot;cpCost&quot;: 15, &quot;element&quot;: &quot;Physical&quot;, }," calcext:value-type="string">
            <text:p>0x65: { "idMostSigNib": 0, "idLeastSigByte": 0x65, "name": "Lady Luck", "value": 1, "type": "Attack", "cpCost": 15, "element": "Physical", },</text:p>
          </table:table-cell>
        </table:table-row>
        <table:table-row table:style-name="ro1">
          <table:table-cell table:formula="of:=&quot;0x&quot;&amp;DEC2HEX(ROW()-2)" office:value-type="string" office:string-value="0x66" calcext:value-type="string">
            <text:p>0x66</text:p>
          </table:table-cell>
          <table:table-cell office:value-type="string" calcext:value-type="string">
            <text:p>Lady L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4] = &quot;S&quot;; 10 + [.C104] - 1; IF ([.F104] = &quot;A&quot;; 15 + [.C104] - 1; IF ([.F104] = &quot;B&quot;; 20 + ([.C104] - 1) * 2; IF ([.F104] = &quot;C&quot;; 25 + ([.C104] - 1) * 2; IF ([.F104] = &quot;D&quot;; 30 + ([.C104] - 1) * 3; IF([.F104] = &quot;E&quot;; 40 + ([.C104] - 1) * 4; IF ([.F104] = &quot;F&quot;; 45 + ([.C104] - 1) * 4; IF ([.F104] = &quot;E+&quot;; 35 + ([.C104] - 1) * 3; IF([.F104] = &quot;G&quot;; 50 + ([.C104] - 1) * 5; 60 + ([.C104] - 1) * 5)))))))))" office:value-type="float" office:value="16" calcext:value-type="float">
            <text:p>16</text:p>
          </table:table-cell>
          <table:table-cell table:formula="of:=COM.MICROSOFT.CONCAT([.A104];&quot;: { &quot;&quot;idMostSigNib&quot;&quot;: &quot;;BITAND(ROW()-2;65280)/256;&quot;, &quot;&quot;idLeastSigByte&quot;&quot;: &quot;;&quot;0x&quot;&amp;DEC2HEX(BITAND(ROW()-2;255));&quot;, &quot;&quot;name&quot;&quot;: &quot;&quot;&quot;;[.B104];&quot;&quot;&quot;, &quot;&quot;value&quot;&quot;: &quot;;IF([.C104] &gt; 0; MOD([.C104]; 10); -1);&quot;, &quot;&quot;type&quot;&quot;: &quot;&quot;&quot;;[.D104];&quot;&quot;&quot;, &quot;&quot;cpCost&quot;&quot;: &quot;;[.G104];&quot;, &quot;&quot;element&quot;&quot;: &quot;&quot;&quot;;[.E104];&quot;&quot;&quot;, },&quot;)" office:value-type="string" office:string-value="0x66: { &quot;idMostSigNib&quot;: 0, &quot;idLeastSigByte&quot;: 0x66, &quot;name&quot;: &quot;Lady Luck&quot;, &quot;value&quot;: 2, &quot;type&quot;: &quot;Attack&quot;, &quot;cpCost&quot;: 16, &quot;element&quot;: &quot;Physical&quot;, }," calcext:value-type="string">
            <text:p>0x66: { "idMostSigNib": 0, "idLeastSigByte": 0x66, "name": "Lady Luck", "value": 2, "type": "Attack", "cpCost": 16, "element": "Physical", },</text:p>
          </table:table-cell>
        </table:table-row>
        <table:table-row table:style-name="ro1">
          <table:table-cell table:formula="of:=&quot;0x&quot;&amp;DEC2HEX(ROW()-2)" office:value-type="string" office:string-value="0x67" calcext:value-type="string">
            <text:p>0x67</text:p>
          </table:table-cell>
          <table:table-cell office:value-type="string" calcext:value-type="string">
            <text:p>Lady L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5] = &quot;S&quot;; 10 + [.C105] - 1; IF ([.F105] = &quot;A&quot;; 15 + [.C105] - 1; IF ([.F105] = &quot;B&quot;; 20 + ([.C105] - 1) * 2; IF ([.F105] = &quot;C&quot;; 25 + ([.C105] - 1) * 2; IF ([.F105] = &quot;D&quot;; 30 + ([.C105] - 1) * 3; IF([.F105] = &quot;E&quot;; 40 + ([.C105] - 1) * 4; IF ([.F105] = &quot;F&quot;; 45 + ([.C105] - 1) * 4; IF ([.F105] = &quot;E+&quot;; 35 + ([.C105] - 1) * 3; IF([.F105] = &quot;G&quot;; 50 + ([.C105] - 1) * 5; 60 + ([.C105] - 1) * 5)))))))))" office:value-type="float" office:value="17" calcext:value-type="float">
            <text:p>17</text:p>
          </table:table-cell>
          <table:table-cell table:formula="of:=COM.MICROSOFT.CONCAT([.A105];&quot;: { &quot;&quot;idMostSigNib&quot;&quot;: &quot;;BITAND(ROW()-2;65280)/256;&quot;, &quot;&quot;idLeastSigByte&quot;&quot;: &quot;;&quot;0x&quot;&amp;DEC2HEX(BITAND(ROW()-2;255));&quot;, &quot;&quot;name&quot;&quot;: &quot;&quot;&quot;;[.B105];&quot;&quot;&quot;, &quot;&quot;value&quot;&quot;: &quot;;IF([.C105] &gt; 0; MOD([.C105]; 10); -1);&quot;, &quot;&quot;type&quot;&quot;: &quot;&quot;&quot;;[.D105];&quot;&quot;&quot;, &quot;&quot;cpCost&quot;&quot;: &quot;;[.G105];&quot;, &quot;&quot;element&quot;&quot;: &quot;&quot;&quot;;[.E105];&quot;&quot;&quot;, },&quot;)" office:value-type="string" office:string-value="0x67: { &quot;idMostSigNib&quot;: 0, &quot;idLeastSigByte&quot;: 0x67, &quot;name&quot;: &quot;Lady Luck&quot;, &quot;value&quot;: 3, &quot;type&quot;: &quot;Attack&quot;, &quot;cpCost&quot;: 17, &quot;element&quot;: &quot;Physical&quot;, }," calcext:value-type="string">
            <text:p>0x67: { "idMostSigNib": 0, "idLeastSigByte": 0x67, "name": "Lady Luck", "value": 3, "type": "Attack", "cpCost": 17, "element": "Physical", },</text:p>
          </table:table-cell>
        </table:table-row>
        <table:table-row table:style-name="ro1">
          <table:table-cell table:formula="of:=&quot;0x&quot;&amp;DEC2HEX(ROW()-2)" office:value-type="string" office:string-value="0x68" calcext:value-type="string">
            <text:p>0x68</text:p>
          </table:table-cell>
          <table:table-cell office:value-type="string" calcext:value-type="string">
            <text:p>Lady L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6] = &quot;S&quot;; 10 + [.C106] - 1; IF ([.F106] = &quot;A&quot;; 15 + [.C106] - 1; IF ([.F106] = &quot;B&quot;; 20 + ([.C106] - 1) * 2; IF ([.F106] = &quot;C&quot;; 25 + ([.C106] - 1) * 2; IF ([.F106] = &quot;D&quot;; 30 + ([.C106] - 1) * 3; IF([.F106] = &quot;E&quot;; 40 + ([.C106] - 1) * 4; IF ([.F106] = &quot;F&quot;; 45 + ([.C106] - 1) * 4; IF ([.F106] = &quot;E+&quot;; 35 + ([.C106] - 1) * 3; IF([.F106] = &quot;G&quot;; 50 + ([.C106] - 1) * 5; 60 + ([.C106] - 1) * 5)))))))))" office:value-type="float" office:value="18" calcext:value-type="float">
            <text:p>18</text:p>
          </table:table-cell>
          <table:table-cell table:formula="of:=COM.MICROSOFT.CONCAT([.A106];&quot;: { &quot;&quot;idMostSigNib&quot;&quot;: &quot;;BITAND(ROW()-2;65280)/256;&quot;, &quot;&quot;idLeastSigByte&quot;&quot;: &quot;;&quot;0x&quot;&amp;DEC2HEX(BITAND(ROW()-2;255));&quot;, &quot;&quot;name&quot;&quot;: &quot;&quot;&quot;;[.B106];&quot;&quot;&quot;, &quot;&quot;value&quot;&quot;: &quot;;IF([.C106] &gt; 0; MOD([.C106]; 10); -1);&quot;, &quot;&quot;type&quot;&quot;: &quot;&quot;&quot;;[.D106];&quot;&quot;&quot;, &quot;&quot;cpCost&quot;&quot;: &quot;;[.G106];&quot;, &quot;&quot;element&quot;&quot;: &quot;&quot;&quot;;[.E106];&quot;&quot;&quot;, },&quot;)" office:value-type="string" office:string-value="0x68: { &quot;idMostSigNib&quot;: 0, &quot;idLeastSigByte&quot;: 0x68, &quot;name&quot;: &quot;Lady Luck&quot;, &quot;value&quot;: 4, &quot;type&quot;: &quot;Attack&quot;, &quot;cpCost&quot;: 18, &quot;element&quot;: &quot;Physical&quot;, }," calcext:value-type="string">
            <text:p>0x68: { "idMostSigNib": 0, "idLeastSigByte": 0x68, "name": "Lady Luck", "value": 4, "type": "Attack", "cpCost": 18, "element": "Physical", },</text:p>
          </table:table-cell>
        </table:table-row>
        <table:table-row table:style-name="ro1">
          <table:table-cell table:formula="of:=&quot;0x&quot;&amp;DEC2HEX(ROW()-2)" office:value-type="string" office:string-value="0x69" calcext:value-type="string">
            <text:p>0x69</text:p>
          </table:table-cell>
          <table:table-cell office:value-type="string" calcext:value-type="string">
            <text:p>Lady L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7] = &quot;S&quot;; 10 + [.C107] - 1; IF ([.F107] = &quot;A&quot;; 15 + [.C107] - 1; IF ([.F107] = &quot;B&quot;; 20 + ([.C107] - 1) * 2; IF ([.F107] = &quot;C&quot;; 25 + ([.C107] - 1) * 2; IF ([.F107] = &quot;D&quot;; 30 + ([.C107] - 1) * 3; IF([.F107] = &quot;E&quot;; 40 + ([.C107] - 1) * 4; IF ([.F107] = &quot;F&quot;; 45 + ([.C107] - 1) * 4; IF ([.F107] = &quot;E+&quot;; 35 + ([.C107] - 1) * 3; IF([.F107] = &quot;G&quot;; 50 + ([.C107] - 1) * 5; 60 + ([.C107] - 1) * 5)))))))))" office:value-type="float" office:value="19" calcext:value-type="float">
            <text:p>19</text:p>
          </table:table-cell>
          <table:table-cell table:formula="of:=COM.MICROSOFT.CONCAT([.A107];&quot;: { &quot;&quot;idMostSigNib&quot;&quot;: &quot;;BITAND(ROW()-2;65280)/256;&quot;, &quot;&quot;idLeastSigByte&quot;&quot;: &quot;;&quot;0x&quot;&amp;DEC2HEX(BITAND(ROW()-2;255));&quot;, &quot;&quot;name&quot;&quot;: &quot;&quot;&quot;;[.B107];&quot;&quot;&quot;, &quot;&quot;value&quot;&quot;: &quot;;IF([.C107] &gt; 0; MOD([.C107]; 10); -1);&quot;, &quot;&quot;type&quot;&quot;: &quot;&quot;&quot;;[.D107];&quot;&quot;&quot;, &quot;&quot;cpCost&quot;&quot;: &quot;;[.G107];&quot;, &quot;&quot;element&quot;&quot;: &quot;&quot;&quot;;[.E107];&quot;&quot;&quot;, },&quot;)" office:value-type="string" office:string-value="0x69: { &quot;idMostSigNib&quot;: 0, &quot;idLeastSigByte&quot;: 0x69, &quot;name&quot;: &quot;Lady Luck&quot;, &quot;value&quot;: 5, &quot;type&quot;: &quot;Attack&quot;, &quot;cpCost&quot;: 19, &quot;element&quot;: &quot;Physical&quot;, }," calcext:value-type="string">
            <text:p>0x69: { "idMostSigNib": 0, "idLeastSigByte": 0x69, "name": "Lady Luck", "value": 5, "type": "Attack", "cpCost": 19, "element": "Physical", },</text:p>
          </table:table-cell>
        </table:table-row>
        <table:table-row table:style-name="ro1">
          <table:table-cell table:formula="of:=&quot;0x&quot;&amp;DEC2HEX(ROW()-2)" office:value-type="string" office:string-value="0x6A" calcext:value-type="string">
            <text:p>0x6A</text:p>
          </table:table-cell>
          <table:table-cell office:value-type="string" calcext:value-type="string">
            <text:p>Lady L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8] = &quot;S&quot;; 10 + [.C108] - 1; IF ([.F108] = &quot;A&quot;; 15 + [.C108] - 1; IF ([.F108] = &quot;B&quot;; 20 + ([.C108] - 1) * 2; IF ([.F108] = &quot;C&quot;; 25 + ([.C108] - 1) * 2; IF ([.F108] = &quot;D&quot;; 30 + ([.C108] - 1) * 3; IF([.F108] = &quot;E&quot;; 40 + ([.C108] - 1) * 4; IF ([.F108] = &quot;F&quot;; 45 + ([.C108] - 1) * 4; IF ([.F108] = &quot;E+&quot;; 35 + ([.C108] - 1) * 3; IF([.F108] = &quot;G&quot;; 50 + ([.C108] - 1) * 5; 60 + ([.C108] - 1) * 5)))))))))" office:value-type="float" office:value="20" calcext:value-type="float">
            <text:p>20</text:p>
          </table:table-cell>
          <table:table-cell table:formula="of:=COM.MICROSOFT.CONCAT([.A108];&quot;: { &quot;&quot;idMostSigNib&quot;&quot;: &quot;;BITAND(ROW()-2;65280)/256;&quot;, &quot;&quot;idLeastSigByte&quot;&quot;: &quot;;&quot;0x&quot;&amp;DEC2HEX(BITAND(ROW()-2;255));&quot;, &quot;&quot;name&quot;&quot;: &quot;&quot;&quot;;[.B108];&quot;&quot;&quot;, &quot;&quot;value&quot;&quot;: &quot;;IF([.C108] &gt; 0; MOD([.C108]; 10); -1);&quot;, &quot;&quot;type&quot;&quot;: &quot;&quot;&quot;;[.D108];&quot;&quot;&quot;, &quot;&quot;cpCost&quot;&quot;: &quot;;[.G108];&quot;, &quot;&quot;element&quot;&quot;: &quot;&quot;&quot;;[.E108];&quot;&quot;&quot;, },&quot;)" office:value-type="string" office:string-value="0x6A: { &quot;idMostSigNib&quot;: 0, &quot;idLeastSigByte&quot;: 0x6A, &quot;name&quot;: &quot;Lady Luck&quot;, &quot;value&quot;: 6, &quot;type&quot;: &quot;Attack&quot;, &quot;cpCost&quot;: 20, &quot;element&quot;: &quot;Physical&quot;, }," calcext:value-type="string">
            <text:p>0x6A: { "idMostSigNib": 0, "idLeastSigByte": 0x6A, "name": "Lady Luck", "value": 6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6B" calcext:value-type="string">
            <text:p>0x6B</text:p>
          </table:table-cell>
          <table:table-cell office:value-type="string" calcext:value-type="string">
            <text:p>Lady L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09] = &quot;S&quot;; 10 + [.C109] - 1; IF ([.F109] = &quot;A&quot;; 15 + [.C109] - 1; IF ([.F109] = &quot;B&quot;; 20 + ([.C109] - 1) * 2; IF ([.F109] = &quot;C&quot;; 25 + ([.C109] - 1) * 2; IF ([.F109] = &quot;D&quot;; 30 + ([.C109] - 1) * 3; IF([.F109] = &quot;E&quot;; 40 + ([.C109] - 1) * 4; IF ([.F109] = &quot;F&quot;; 45 + ([.C109] - 1) * 4; IF ([.F109] = &quot;E+&quot;; 35 + ([.C109] - 1) * 3; IF([.F109] = &quot;G&quot;; 50 + ([.C109] - 1) * 5; 60 + ([.C109] - 1) * 5)))))))))" office:value-type="float" office:value="21" calcext:value-type="float">
            <text:p>21</text:p>
          </table:table-cell>
          <table:table-cell table:formula="of:=COM.MICROSOFT.CONCAT([.A109];&quot;: { &quot;&quot;idMostSigNib&quot;&quot;: &quot;;BITAND(ROW()-2;65280)/256;&quot;, &quot;&quot;idLeastSigByte&quot;&quot;: &quot;;&quot;0x&quot;&amp;DEC2HEX(BITAND(ROW()-2;255));&quot;, &quot;&quot;name&quot;&quot;: &quot;&quot;&quot;;[.B109];&quot;&quot;&quot;, &quot;&quot;value&quot;&quot;: &quot;;IF([.C109] &gt; 0; MOD([.C109]; 10); -1);&quot;, &quot;&quot;type&quot;&quot;: &quot;&quot;&quot;;[.D109];&quot;&quot;&quot;, &quot;&quot;cpCost&quot;&quot;: &quot;;[.G109];&quot;, &quot;&quot;element&quot;&quot;: &quot;&quot;&quot;;[.E109];&quot;&quot;&quot;, },&quot;)" office:value-type="string" office:string-value="0x6B: { &quot;idMostSigNib&quot;: 0, &quot;idLeastSigByte&quot;: 0x6B, &quot;name&quot;: &quot;Lady Luck&quot;, &quot;value&quot;: 7, &quot;type&quot;: &quot;Attack&quot;, &quot;cpCost&quot;: 21, &quot;element&quot;: &quot;Physical&quot;, }," calcext:value-type="string">
            <text:p>0x6B: { "idMostSigNib": 0, "idLeastSigByte": 0x6B, "name": "Lady Luck", "value": 7, "type": "Attack", "cpCost": 21, "element": "Physical", },</text:p>
          </table:table-cell>
        </table:table-row>
        <table:table-row table:style-name="ro1">
          <table:table-cell table:formula="of:=&quot;0x&quot;&amp;DEC2HEX(ROW()-2)" office:value-type="string" office:string-value="0x6C" calcext:value-type="string">
            <text:p>0x6C</text:p>
          </table:table-cell>
          <table:table-cell office:value-type="string" calcext:value-type="string">
            <text:p>Lady L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10] = &quot;S&quot;; 10 + [.C110] - 1; IF ([.F110] = &quot;A&quot;; 15 + [.C110] - 1; IF ([.F110] = &quot;B&quot;; 20 + ([.C110] - 1) * 2; IF ([.F110] = &quot;C&quot;; 25 + ([.C110] - 1) * 2; IF ([.F110] = &quot;D&quot;; 30 + ([.C110] - 1) * 3; IF([.F110] = &quot;E&quot;; 40 + ([.C110] - 1) * 4; IF ([.F110] = &quot;F&quot;; 45 + ([.C110] - 1) * 4; IF ([.F110] = &quot;E+&quot;; 35 + ([.C110] - 1) * 3; IF([.F110] = &quot;G&quot;; 50 + ([.C110] - 1) * 5; 60 + ([.C110] - 1) * 5)))))))))" office:value-type="float" office:value="22" calcext:value-type="float">
            <text:p>22</text:p>
          </table:table-cell>
          <table:table-cell table:formula="of:=COM.MICROSOFT.CONCAT([.A110];&quot;: { &quot;&quot;idMostSigNib&quot;&quot;: &quot;;BITAND(ROW()-2;65280)/256;&quot;, &quot;&quot;idLeastSigByte&quot;&quot;: &quot;;&quot;0x&quot;&amp;DEC2HEX(BITAND(ROW()-2;255));&quot;, &quot;&quot;name&quot;&quot;: &quot;&quot;&quot;;[.B110];&quot;&quot;&quot;, &quot;&quot;value&quot;&quot;: &quot;;IF([.C110] &gt; 0; MOD([.C110]; 10); -1);&quot;, &quot;&quot;type&quot;&quot;: &quot;&quot;&quot;;[.D110];&quot;&quot;&quot;, &quot;&quot;cpCost&quot;&quot;: &quot;;[.G110];&quot;, &quot;&quot;element&quot;&quot;: &quot;&quot;&quot;;[.E110];&quot;&quot;&quot;, },&quot;)" office:value-type="string" office:string-value="0x6C: { &quot;idMostSigNib&quot;: 0, &quot;idLeastSigByte&quot;: 0x6C, &quot;name&quot;: &quot;Lady Luck&quot;, &quot;value&quot;: 8, &quot;type&quot;: &quot;Attack&quot;, &quot;cpCost&quot;: 22, &quot;element&quot;: &quot;Physical&quot;, }," calcext:value-type="string">
            <text:p>0x6C: { "idMostSigNib": 0, "idLeastSigByte": 0x6C, "name": "Lady Luck", "value": 8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6D" calcext:value-type="string">
            <text:p>0x6D</text:p>
          </table:table-cell>
          <table:table-cell office:value-type="string" calcext:value-type="string">
            <text:p>Lady L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A</text:p>
          </table:table-cell>
          <table:table-cell table:formula="of:=IF([.F111] = &quot;S&quot;; 10 + [.C111] - 1; IF ([.F111] = &quot;A&quot;; 15 + [.C111] - 1; IF ([.F111] = &quot;B&quot;; 20 + ([.C111] - 1) * 2; IF ([.F111] = &quot;C&quot;; 25 + ([.C111] - 1) * 2; IF ([.F111] = &quot;D&quot;; 30 + ([.C111] - 1) * 3; IF([.F111] = &quot;E&quot;; 40 + ([.C111] - 1) * 4; IF ([.F111] = &quot;F&quot;; 45 + ([.C111] - 1) * 4; IF ([.F111] = &quot;E+&quot;; 35 + ([.C111] - 1) * 3; IF([.F111] = &quot;G&quot;; 50 + ([.C111] - 1) * 5; 60 + ([.C111] - 1) * 5)))))))))" office:value-type="float" office:value="23" calcext:value-type="float">
            <text:p>23</text:p>
          </table:table-cell>
          <table:table-cell table:formula="of:=COM.MICROSOFT.CONCAT([.A111];&quot;: { &quot;&quot;idMostSigNib&quot;&quot;: &quot;;BITAND(ROW()-2;65280)/256;&quot;, &quot;&quot;idLeastSigByte&quot;&quot;: &quot;;&quot;0x&quot;&amp;DEC2HEX(BITAND(ROW()-2;255));&quot;, &quot;&quot;name&quot;&quot;: &quot;&quot;&quot;;[.B111];&quot;&quot;&quot;, &quot;&quot;value&quot;&quot;: &quot;;IF([.C111] &gt; 0; MOD([.C111]; 10); -1);&quot;, &quot;&quot;type&quot;&quot;: &quot;&quot;&quot;;[.D111];&quot;&quot;&quot;, &quot;&quot;cpCost&quot;&quot;: &quot;;[.G111];&quot;, &quot;&quot;element&quot;&quot;: &quot;&quot;&quot;;[.E111];&quot;&quot;&quot;, },&quot;)" office:value-type="string" office:string-value="0x6D: { &quot;idMostSigNib&quot;: 0, &quot;idLeastSigByte&quot;: 0x6D, &quot;name&quot;: &quot;Lady Luck&quot;, &quot;value&quot;: 9, &quot;type&quot;: &quot;Attack&quot;, &quot;cpCost&quot;: 23, &quot;element&quot;: &quot;Physical&quot;, }," calcext:value-type="string">
            <text:p>0x6D: { "idMostSigNib": 0, "idLeastSigByte": 0x6D, "name": "Lady Luck", "value": 9, "type": "Attack", "cpCost": 23, "element": "Physical", },</text:p>
          </table:table-cell>
        </table:table-row>
        <table:table-row table:style-name="ro1">
          <table:table-cell table:formula="of:=&quot;0x&quot;&amp;DEC2HEX(ROW()-2)" office:value-type="string" office:string-value="0x6E" calcext:value-type="string">
            <text:p>0x6E</text:p>
          </table:table-cell>
          <table:table-cell office:value-type="string" calcext:value-type="string">
            <text:p>Divine Ro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2] = &quot;S&quot;; 10 + [.C112] - 1; IF ([.F112] = &quot;A&quot;; 15 + [.C112] - 1; IF ([.F112] = &quot;B&quot;; 20 + ([.C112] - 1) * 2; IF ([.F112] = &quot;C&quot;; 25 + ([.C112] - 1) * 2; IF ([.F112] = &quot;D&quot;; 30 + ([.C112] - 1) * 3; IF([.F112] = &quot;E&quot;; 40 + ([.C112] - 1) * 4; IF ([.F112] = &quot;F&quot;; 45 + ([.C112] - 1) * 4; IF ([.F112] = &quot;E+&quot;; 35 + ([.C112] - 1) * 3; IF([.F112] = &quot;G&quot;; 50 + ([.C112] - 1) * 5; 60 + ([.C112] - 1) * 5)))))))))" office:value-type="float" office:value="38" calcext:value-type="float">
            <text:p>38</text:p>
          </table:table-cell>
          <table:table-cell table:formula="of:=COM.MICROSOFT.CONCAT([.A112];&quot;: { &quot;&quot;idMostSigNib&quot;&quot;: &quot;;BITAND(ROW()-2;65280)/256;&quot;, &quot;&quot;idLeastSigByte&quot;&quot;: &quot;;&quot;0x&quot;&amp;DEC2HEX(BITAND(ROW()-2;255));&quot;, &quot;&quot;name&quot;&quot;: &quot;&quot;&quot;;[.B112];&quot;&quot;&quot;, &quot;&quot;value&quot;&quot;: &quot;;IF([.C112] &gt; 0; MOD([.C112]; 10); -1);&quot;, &quot;&quot;type&quot;&quot;: &quot;&quot;&quot;;[.D112];&quot;&quot;&quot;, &quot;&quot;cpCost&quot;&quot;: &quot;;[.G112];&quot;, &quot;&quot;element&quot;&quot;: &quot;&quot;&quot;;[.E112];&quot;&quot;&quot;, },&quot;)" office:value-type="string" office:string-value="0x6E: { &quot;idMostSigNib&quot;: 0, &quot;idLeastSigByte&quot;: 0x6E, &quot;name&quot;: &quot;Divine Rose&quot;, &quot;value&quot;: 0, &quot;type&quot;: &quot;Attack&quot;, &quot;cpCost&quot;: 38, &quot;element&quot;: &quot;Physical&quot;, }," calcext:value-type="string">
            <text:p>0x6E: { "idMostSigNib": 0, "idLeastSigByte": 0x6E, "name": "Divine Rose", "value": 0, "type": "Attack", "cpCost": 38, "element": "Physical", },</text:p>
          </table:table-cell>
        </table:table-row>
        <table:table-row table:style-name="ro1">
          <table:table-cell table:formula="of:=&quot;0x&quot;&amp;DEC2HEX(ROW()-2)" office:value-type="string" office:string-value="0x6F" calcext:value-type="string">
            <text:p>0x6F</text:p>
          </table:table-cell>
          <table:table-cell office:value-type="string" calcext:value-type="string">
            <text:p>Divine R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3] = &quot;S&quot;; 10 + [.C113] - 1; IF ([.F113] = &quot;A&quot;; 15 + [.C113] - 1; IF ([.F113] = &quot;B&quot;; 20 + ([.C113] - 1) * 2; IF ([.F113] = &quot;C&quot;; 25 + ([.C113] - 1) * 2; IF ([.F113] = &quot;D&quot;; 30 + ([.C113] - 1) * 3; IF([.F113] = &quot;E&quot;; 40 + ([.C113] - 1) * 4; IF ([.F113] = &quot;F&quot;; 45 + ([.C113] - 1) * 4; IF ([.F113] = &quot;E+&quot;; 35 + ([.C113] - 1) * 3; IF([.F113] = &quot;G&quot;; 50 + ([.C113] - 1) * 5; 60 + ([.C113] - 1) * 5)))))))))" office:value-type="float" office:value="20" calcext:value-type="float">
            <text:p>20</text:p>
          </table:table-cell>
          <table:table-cell table:formula="of:=COM.MICROSOFT.CONCAT([.A113];&quot;: { &quot;&quot;idMostSigNib&quot;&quot;: &quot;;BITAND(ROW()-2;65280)/256;&quot;, &quot;&quot;idLeastSigByte&quot;&quot;: &quot;;&quot;0x&quot;&amp;DEC2HEX(BITAND(ROW()-2;255));&quot;, &quot;&quot;name&quot;&quot;: &quot;&quot;&quot;;[.B113];&quot;&quot;&quot;, &quot;&quot;value&quot;&quot;: &quot;;IF([.C113] &gt; 0; MOD([.C113]; 10); -1);&quot;, &quot;&quot;type&quot;&quot;: &quot;&quot;&quot;;[.D113];&quot;&quot;&quot;, &quot;&quot;cpCost&quot;&quot;: &quot;;[.G113];&quot;, &quot;&quot;element&quot;&quot;: &quot;&quot;&quot;;[.E113];&quot;&quot;&quot;, },&quot;)" office:value-type="string" office:string-value="0x6F: { &quot;idMostSigNib&quot;: 0, &quot;idLeastSigByte&quot;: 0x6F, &quot;name&quot;: &quot;Divine Rose&quot;, &quot;value&quot;: 1, &quot;type&quot;: &quot;Attack&quot;, &quot;cpCost&quot;: 20, &quot;element&quot;: &quot;Physical&quot;, }," calcext:value-type="string">
            <text:p>0x6F: { "idMostSigNib": 0, "idLeastSigByte": 0x6F, "name": "Divine Rose", "value": 1, "type": "Attack", "cpCost": 20, "element": "Physical", },</text:p>
          </table:table-cell>
        </table:table-row>
        <table:table-row table:style-name="ro1">
          <table:table-cell table:formula="of:=&quot;0x&quot;&amp;DEC2HEX(ROW()-2)" office:value-type="string" office:string-value="0x70" calcext:value-type="string">
            <text:p>0x70</text:p>
          </table:table-cell>
          <table:table-cell office:value-type="string" calcext:value-type="string">
            <text:p>Divine R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4] = &quot;S&quot;; 10 + [.C114] - 1; IF ([.F114] = &quot;A&quot;; 15 + [.C114] - 1; IF ([.F114] = &quot;B&quot;; 20 + ([.C114] - 1) * 2; IF ([.F114] = &quot;C&quot;; 25 + ([.C114] - 1) * 2; IF ([.F114] = &quot;D&quot;; 30 + ([.C114] - 1) * 3; IF([.F114] = &quot;E&quot;; 40 + ([.C114] - 1) * 4; IF ([.F114] = &quot;F&quot;; 45 + ([.C114] - 1) * 4; IF ([.F114] = &quot;E+&quot;; 35 + ([.C114] - 1) * 3; IF([.F114] = &quot;G&quot;; 50 + ([.C114] - 1) * 5; 60 + ([.C114] - 1) * 5)))))))))" office:value-type="float" office:value="22" calcext:value-type="float">
            <text:p>22</text:p>
          </table:table-cell>
          <table:table-cell table:formula="of:=COM.MICROSOFT.CONCAT([.A114];&quot;: { &quot;&quot;idMostSigNib&quot;&quot;: &quot;;BITAND(ROW()-2;65280)/256;&quot;, &quot;&quot;idLeastSigByte&quot;&quot;: &quot;;&quot;0x&quot;&amp;DEC2HEX(BITAND(ROW()-2;255));&quot;, &quot;&quot;name&quot;&quot;: &quot;&quot;&quot;;[.B114];&quot;&quot;&quot;, &quot;&quot;value&quot;&quot;: &quot;;IF([.C114] &gt; 0; MOD([.C114]; 10); -1);&quot;, &quot;&quot;type&quot;&quot;: &quot;&quot;&quot;;[.D114];&quot;&quot;&quot;, &quot;&quot;cpCost&quot;&quot;: &quot;;[.G114];&quot;, &quot;&quot;element&quot;&quot;: &quot;&quot;&quot;;[.E114];&quot;&quot;&quot;, },&quot;)" office:value-type="string" office:string-value="0x70: { &quot;idMostSigNib&quot;: 0, &quot;idLeastSigByte&quot;: 0x70, &quot;name&quot;: &quot;Divine Rose&quot;, &quot;value&quot;: 2, &quot;type&quot;: &quot;Attack&quot;, &quot;cpCost&quot;: 22, &quot;element&quot;: &quot;Physical&quot;, }," calcext:value-type="string">
            <text:p>0x70: { "idMostSigNib": 0, "idLeastSigByte": 0x70, "name": "Divine Rose", "value": 2, "type": "Attack", "cpCost": 22, "element": "Physical", },</text:p>
          </table:table-cell>
        </table:table-row>
        <table:table-row table:style-name="ro1">
          <table:table-cell table:formula="of:=&quot;0x&quot;&amp;DEC2HEX(ROW()-2)" office:value-type="string" office:string-value="0x71" calcext:value-type="string">
            <text:p>0x71</text:p>
          </table:table-cell>
          <table:table-cell office:value-type="string" calcext:value-type="string">
            <text:p>Divine Ro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5] = &quot;S&quot;; 10 + [.C115] - 1; IF ([.F115] = &quot;A&quot;; 15 + [.C115] - 1; IF ([.F115] = &quot;B&quot;; 20 + ([.C115] - 1) * 2; IF ([.F115] = &quot;C&quot;; 25 + ([.C115] - 1) * 2; IF ([.F115] = &quot;D&quot;; 30 + ([.C115] - 1) * 3; IF([.F115] = &quot;E&quot;; 40 + ([.C115] - 1) * 4; IF ([.F115] = &quot;F&quot;; 45 + ([.C115] - 1) * 4; IF ([.F115] = &quot;E+&quot;; 35 + ([.C115] - 1) * 3; IF([.F115] = &quot;G&quot;; 50 + ([.C115] - 1) * 5; 60 + ([.C115] - 1) * 5)))))))))" office:value-type="float" office:value="24" calcext:value-type="float">
            <text:p>24</text:p>
          </table:table-cell>
          <table:table-cell table:formula="of:=COM.MICROSOFT.CONCAT([.A115];&quot;: { &quot;&quot;idMostSigNib&quot;&quot;: &quot;;BITAND(ROW()-2;65280)/256;&quot;, &quot;&quot;idLeastSigByte&quot;&quot;: &quot;;&quot;0x&quot;&amp;DEC2HEX(BITAND(ROW()-2;255));&quot;, &quot;&quot;name&quot;&quot;: &quot;&quot;&quot;;[.B115];&quot;&quot;&quot;, &quot;&quot;value&quot;&quot;: &quot;;IF([.C115] &gt; 0; MOD([.C115]; 10); -1);&quot;, &quot;&quot;type&quot;&quot;: &quot;&quot;&quot;;[.D115];&quot;&quot;&quot;, &quot;&quot;cpCost&quot;&quot;: &quot;;[.G115];&quot;, &quot;&quot;element&quot;&quot;: &quot;&quot;&quot;;[.E115];&quot;&quot;&quot;, },&quot;)" office:value-type="string" office:string-value="0x71: { &quot;idMostSigNib&quot;: 0, &quot;idLeastSigByte&quot;: 0x71, &quot;name&quot;: &quot;Divine Rose&quot;, &quot;value&quot;: 3, &quot;type&quot;: &quot;Attack&quot;, &quot;cpCost&quot;: 24, &quot;element&quot;: &quot;Physical&quot;, }," calcext:value-type="string">
            <text:p>0x71: { "idMostSigNib": 0, "idLeastSigByte": 0x71, "name": "Divine Rose", "value": 3, "type": "Attack", "cpCost": 24, "element": "Physical", },</text:p>
          </table:table-cell>
        </table:table-row>
        <table:table-row table:style-name="ro1">
          <table:table-cell table:formula="of:=&quot;0x&quot;&amp;DEC2HEX(ROW()-2)" office:value-type="string" office:string-value="0x72" calcext:value-type="string">
            <text:p>0x72</text:p>
          </table:table-cell>
          <table:table-cell office:value-type="string" calcext:value-type="string">
            <text:p>Divine Ro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6] = &quot;S&quot;; 10 + [.C116] - 1; IF ([.F116] = &quot;A&quot;; 15 + [.C116] - 1; IF ([.F116] = &quot;B&quot;; 20 + ([.C116] - 1) * 2; IF ([.F116] = &quot;C&quot;; 25 + ([.C116] - 1) * 2; IF ([.F116] = &quot;D&quot;; 30 + ([.C116] - 1) * 3; IF([.F116] = &quot;E&quot;; 40 + ([.C116] - 1) * 4; IF ([.F116] = &quot;F&quot;; 45 + ([.C116] - 1) * 4; IF ([.F116] = &quot;E+&quot;; 35 + ([.C116] - 1) * 3; IF([.F116] = &quot;G&quot;; 50 + ([.C116] - 1) * 5; 60 + ([.C116] - 1) * 5)))))))))" office:value-type="float" office:value="26" calcext:value-type="float">
            <text:p>26</text:p>
          </table:table-cell>
          <table:table-cell table:formula="of:=COM.MICROSOFT.CONCAT([.A116];&quot;: { &quot;&quot;idMostSigNib&quot;&quot;: &quot;;BITAND(ROW()-2;65280)/256;&quot;, &quot;&quot;idLeastSigByte&quot;&quot;: &quot;;&quot;0x&quot;&amp;DEC2HEX(BITAND(ROW()-2;255));&quot;, &quot;&quot;name&quot;&quot;: &quot;&quot;&quot;;[.B116];&quot;&quot;&quot;, &quot;&quot;value&quot;&quot;: &quot;;IF([.C116] &gt; 0; MOD([.C116]; 10); -1);&quot;, &quot;&quot;type&quot;&quot;: &quot;&quot;&quot;;[.D116];&quot;&quot;&quot;, &quot;&quot;cpCost&quot;&quot;: &quot;;[.G116];&quot;, &quot;&quot;element&quot;&quot;: &quot;&quot;&quot;;[.E116];&quot;&quot;&quot;, },&quot;)" office:value-type="string" office:string-value="0x72: { &quot;idMostSigNib&quot;: 0, &quot;idLeastSigByte&quot;: 0x72, &quot;name&quot;: &quot;Divine Rose&quot;, &quot;value&quot;: 4, &quot;type&quot;: &quot;Attack&quot;, &quot;cpCost&quot;: 26, &quot;element&quot;: &quot;Physical&quot;, }," calcext:value-type="string">
            <text:p>0x72: { "idMostSigNib": 0, "idLeastSigByte": 0x72, "name": "Divine Rose", "value": 4, "type": "Attack", "cpCost": 26, "element": "Physical", },</text:p>
          </table:table-cell>
        </table:table-row>
        <table:table-row table:style-name="ro1">
          <table:table-cell table:formula="of:=&quot;0x&quot;&amp;DEC2HEX(ROW()-2)" office:value-type="string" office:string-value="0x73" calcext:value-type="string">
            <text:p>0x73</text:p>
          </table:table-cell>
          <table:table-cell office:value-type="string" calcext:value-type="string">
            <text:p>Divine Ro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7] = &quot;S&quot;; 10 + [.C117] - 1; IF ([.F117] = &quot;A&quot;; 15 + [.C117] - 1; IF ([.F117] = &quot;B&quot;; 20 + ([.C117] - 1) * 2; IF ([.F117] = &quot;C&quot;; 25 + ([.C117] - 1) * 2; IF ([.F117] = &quot;D&quot;; 30 + ([.C117] - 1) * 3; IF([.F117] = &quot;E&quot;; 40 + ([.C117] - 1) * 4; IF ([.F117] = &quot;F&quot;; 45 + ([.C117] - 1) * 4; IF ([.F117] = &quot;E+&quot;; 35 + ([.C117] - 1) * 3; IF([.F117] = &quot;G&quot;; 50 + ([.C117] - 1) * 5; 60 + ([.C117] - 1) * 5)))))))))" office:value-type="float" office:value="28" calcext:value-type="float">
            <text:p>28</text:p>
          </table:table-cell>
          <table:table-cell table:formula="of:=COM.MICROSOFT.CONCAT([.A117];&quot;: { &quot;&quot;idMostSigNib&quot;&quot;: &quot;;BITAND(ROW()-2;65280)/256;&quot;, &quot;&quot;idLeastSigByte&quot;&quot;: &quot;;&quot;0x&quot;&amp;DEC2HEX(BITAND(ROW()-2;255));&quot;, &quot;&quot;name&quot;&quot;: &quot;&quot;&quot;;[.B117];&quot;&quot;&quot;, &quot;&quot;value&quot;&quot;: &quot;;IF([.C117] &gt; 0; MOD([.C117]; 10); -1);&quot;, &quot;&quot;type&quot;&quot;: &quot;&quot;&quot;;[.D117];&quot;&quot;&quot;, &quot;&quot;cpCost&quot;&quot;: &quot;;[.G117];&quot;, &quot;&quot;element&quot;&quot;: &quot;&quot;&quot;;[.E117];&quot;&quot;&quot;, },&quot;)" office:value-type="string" office:string-value="0x73: { &quot;idMostSigNib&quot;: 0, &quot;idLeastSigByte&quot;: 0x73, &quot;name&quot;: &quot;Divine Rose&quot;, &quot;value&quot;: 5, &quot;type&quot;: &quot;Attack&quot;, &quot;cpCost&quot;: 28, &quot;element&quot;: &quot;Physical&quot;, }," calcext:value-type="string">
            <text:p>0x73: { "idMostSigNib": 0, "idLeastSigByte": 0x73, "name": "Divine Rose", "value": 5, "type": "Attack", "cpCost": 28, "element": "Physical", },</text:p>
          </table:table-cell>
        </table:table-row>
        <table:table-row table:style-name="ro1">
          <table:table-cell table:formula="of:=&quot;0x&quot;&amp;DEC2HEX(ROW()-2)" office:value-type="string" office:string-value="0x74" calcext:value-type="string">
            <text:p>0x74</text:p>
          </table:table-cell>
          <table:table-cell office:value-type="string" calcext:value-type="string">
            <text:p>Divine Ro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8] = &quot;S&quot;; 10 + [.C118] - 1; IF ([.F118] = &quot;A&quot;; 15 + [.C118] - 1; IF ([.F118] = &quot;B&quot;; 20 + ([.C118] - 1) * 2; IF ([.F118] = &quot;C&quot;; 25 + ([.C118] - 1) * 2; IF ([.F118] = &quot;D&quot;; 30 + ([.C118] - 1) * 3; IF([.F118] = &quot;E&quot;; 40 + ([.C118] - 1) * 4; IF ([.F118] = &quot;F&quot;; 45 + ([.C118] - 1) * 4; IF ([.F118] = &quot;E+&quot;; 35 + ([.C118] - 1) * 3; IF([.F118] = &quot;G&quot;; 50 + ([.C118] - 1) * 5; 60 + ([.C118] - 1) * 5)))))))))" office:value-type="float" office:value="30" calcext:value-type="float">
            <text:p>30</text:p>
          </table:table-cell>
          <table:table-cell table:formula="of:=COM.MICROSOFT.CONCAT([.A118];&quot;: { &quot;&quot;idMostSigNib&quot;&quot;: &quot;;BITAND(ROW()-2;65280)/256;&quot;, &quot;&quot;idLeastSigByte&quot;&quot;: &quot;;&quot;0x&quot;&amp;DEC2HEX(BITAND(ROW()-2;255));&quot;, &quot;&quot;name&quot;&quot;: &quot;&quot;&quot;;[.B118];&quot;&quot;&quot;, &quot;&quot;value&quot;&quot;: &quot;;IF([.C118] &gt; 0; MOD([.C118]; 10); -1);&quot;, &quot;&quot;type&quot;&quot;: &quot;&quot;&quot;;[.D118];&quot;&quot;&quot;, &quot;&quot;cpCost&quot;&quot;: &quot;;[.G118];&quot;, &quot;&quot;element&quot;&quot;: &quot;&quot;&quot;;[.E118];&quot;&quot;&quot;, },&quot;)" office:value-type="string" office:string-value="0x74: { &quot;idMostSigNib&quot;: 0, &quot;idLeastSigByte&quot;: 0x74, &quot;name&quot;: &quot;Divine Rose&quot;, &quot;value&quot;: 6, &quot;type&quot;: &quot;Attack&quot;, &quot;cpCost&quot;: 30, &quot;element&quot;: &quot;Physical&quot;, }," calcext:value-type="string">
            <text:p>0x74: { "idMostSigNib": 0, "idLeastSigByte": 0x74, "name": "Divine Rose", "value": 6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75" calcext:value-type="string">
            <text:p>0x75</text:p>
          </table:table-cell>
          <table:table-cell office:value-type="string" calcext:value-type="string">
            <text:p>Divine Ro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19] = &quot;S&quot;; 10 + [.C119] - 1; IF ([.F119] = &quot;A&quot;; 15 + [.C119] - 1; IF ([.F119] = &quot;B&quot;; 20 + ([.C119] - 1) * 2; IF ([.F119] = &quot;C&quot;; 25 + ([.C119] - 1) * 2; IF ([.F119] = &quot;D&quot;; 30 + ([.C119] - 1) * 3; IF([.F119] = &quot;E&quot;; 40 + ([.C119] - 1) * 4; IF ([.F119] = &quot;F&quot;; 45 + ([.C119] - 1) * 4; IF ([.F119] = &quot;E+&quot;; 35 + ([.C119] - 1) * 3; IF([.F119] = &quot;G&quot;; 50 + ([.C119] - 1) * 5; 60 + ([.C119] - 1) * 5)))))))))" office:value-type="float" office:value="32" calcext:value-type="float">
            <text:p>32</text:p>
          </table:table-cell>
          <table:table-cell table:formula="of:=COM.MICROSOFT.CONCAT([.A119];&quot;: { &quot;&quot;idMostSigNib&quot;&quot;: &quot;;BITAND(ROW()-2;65280)/256;&quot;, &quot;&quot;idLeastSigByte&quot;&quot;: &quot;;&quot;0x&quot;&amp;DEC2HEX(BITAND(ROW()-2;255));&quot;, &quot;&quot;name&quot;&quot;: &quot;&quot;&quot;;[.B119];&quot;&quot;&quot;, &quot;&quot;value&quot;&quot;: &quot;;IF([.C119] &gt; 0; MOD([.C119]; 10); -1);&quot;, &quot;&quot;type&quot;&quot;: &quot;&quot;&quot;;[.D119];&quot;&quot;&quot;, &quot;&quot;cpCost&quot;&quot;: &quot;;[.G119];&quot;, &quot;&quot;element&quot;&quot;: &quot;&quot;&quot;;[.E119];&quot;&quot;&quot;, },&quot;)" office:value-type="string" office:string-value="0x75: { &quot;idMostSigNib&quot;: 0, &quot;idLeastSigByte&quot;: 0x75, &quot;name&quot;: &quot;Divine Rose&quot;, &quot;value&quot;: 7, &quot;type&quot;: &quot;Attack&quot;, &quot;cpCost&quot;: 32, &quot;element&quot;: &quot;Physical&quot;, }," calcext:value-type="string">
            <text:p>0x75: { "idMostSigNib": 0, "idLeastSigByte": 0x75, "name": "Divine Rose", "value": 7, "type": "Attack", "cpCost": 32, "element": "Physical", },</text:p>
          </table:table-cell>
        </table:table-row>
        <table:table-row table:style-name="ro1">
          <table:table-cell table:formula="of:=&quot;0x&quot;&amp;DEC2HEX(ROW()-2)" office:value-type="string" office:string-value="0x76" calcext:value-type="string">
            <text:p>0x76</text:p>
          </table:table-cell>
          <table:table-cell office:value-type="string" calcext:value-type="string">
            <text:p>Divine Ro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20] = &quot;S&quot;; 10 + [.C120] - 1; IF ([.F120] = &quot;A&quot;; 15 + [.C120] - 1; IF ([.F120] = &quot;B&quot;; 20 + ([.C120] - 1) * 2; IF ([.F120] = &quot;C&quot;; 25 + ([.C120] - 1) * 2; IF ([.F120] = &quot;D&quot;; 30 + ([.C120] - 1) * 3; IF([.F120] = &quot;E&quot;; 40 + ([.C120] - 1) * 4; IF ([.F120] = &quot;F&quot;; 45 + ([.C120] - 1) * 4; IF ([.F120] = &quot;E+&quot;; 35 + ([.C120] - 1) * 3; IF([.F120] = &quot;G&quot;; 50 + ([.C120] - 1) * 5; 60 + ([.C120] - 1) * 5)))))))))" office:value-type="float" office:value="34" calcext:value-type="float">
            <text:p>34</text:p>
          </table:table-cell>
          <table:table-cell table:formula="of:=COM.MICROSOFT.CONCAT([.A120];&quot;: { &quot;&quot;idMostSigNib&quot;&quot;: &quot;;BITAND(ROW()-2;65280)/256;&quot;, &quot;&quot;idLeastSigByte&quot;&quot;: &quot;;&quot;0x&quot;&amp;DEC2HEX(BITAND(ROW()-2;255));&quot;, &quot;&quot;name&quot;&quot;: &quot;&quot;&quot;;[.B120];&quot;&quot;&quot;, &quot;&quot;value&quot;&quot;: &quot;;IF([.C120] &gt; 0; MOD([.C120]; 10); -1);&quot;, &quot;&quot;type&quot;&quot;: &quot;&quot;&quot;;[.D120];&quot;&quot;&quot;, &quot;&quot;cpCost&quot;&quot;: &quot;;[.G120];&quot;, &quot;&quot;element&quot;&quot;: &quot;&quot;&quot;;[.E120];&quot;&quot;&quot;, },&quot;)" office:value-type="string" office:string-value="0x76: { &quot;idMostSigNib&quot;: 0, &quot;idLeastSigByte&quot;: 0x76, &quot;name&quot;: &quot;Divine Rose&quot;, &quot;value&quot;: 8, &quot;type&quot;: &quot;Attack&quot;, &quot;cpCost&quot;: 34, &quot;element&quot;: &quot;Physical&quot;, }," calcext:value-type="string">
            <text:p>0x76: { "idMostSigNib": 0, "idLeastSigByte": 0x76, "name": "Divine Rose", "value": 8, "type": "Attack", "cpCost": 34, "element": "Physical", },</text:p>
          </table:table-cell>
        </table:table-row>
        <table:table-row table:style-name="ro1">
          <table:table-cell table:formula="of:=&quot;0x&quot;&amp;DEC2HEX(ROW()-2)" office:value-type="string" office:string-value="0x77" calcext:value-type="string">
            <text:p>0x77</text:p>
          </table:table-cell>
          <table:table-cell office:value-type="string" calcext:value-type="string">
            <text:p>Divine Ros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B</text:p>
          </table:table-cell>
          <table:table-cell table:formula="of:=IF([.F121] = &quot;S&quot;; 10 + [.C121] - 1; IF ([.F121] = &quot;A&quot;; 15 + [.C121] - 1; IF ([.F121] = &quot;B&quot;; 20 + ([.C121] - 1) * 2; IF ([.F121] = &quot;C&quot;; 25 + ([.C121] - 1) * 2; IF ([.F121] = &quot;D&quot;; 30 + ([.C121] - 1) * 3; IF([.F121] = &quot;E&quot;; 40 + ([.C121] - 1) * 4; IF ([.F121] = &quot;F&quot;; 45 + ([.C121] - 1) * 4; IF ([.F121] = &quot;E+&quot;; 35 + ([.C121] - 1) * 3; IF([.F121] = &quot;G&quot;; 50 + ([.C121] - 1) * 5; 60 + ([.C121] - 1) * 5)))))))))" office:value-type="float" office:value="36" calcext:value-type="float">
            <text:p>36</text:p>
          </table:table-cell>
          <table:table-cell table:formula="of:=COM.MICROSOFT.CONCAT([.A121];&quot;: { &quot;&quot;idMostSigNib&quot;&quot;: &quot;;BITAND(ROW()-2;65280)/256;&quot;, &quot;&quot;idLeastSigByte&quot;&quot;: &quot;;&quot;0x&quot;&amp;DEC2HEX(BITAND(ROW()-2;255));&quot;, &quot;&quot;name&quot;&quot;: &quot;&quot;&quot;;[.B121];&quot;&quot;&quot;, &quot;&quot;value&quot;&quot;: &quot;;IF([.C121] &gt; 0; MOD([.C121]; 10); -1);&quot;, &quot;&quot;type&quot;&quot;: &quot;&quot;&quot;;[.D121];&quot;&quot;&quot;, &quot;&quot;cpCost&quot;&quot;: &quot;;[.G121];&quot;, &quot;&quot;element&quot;&quot;: &quot;&quot;&quot;;[.E121];&quot;&quot;&quot;, },&quot;)" office:value-type="string" office:string-value="0x77: { &quot;idMostSigNib&quot;: 0, &quot;idLeastSigByte&quot;: 0x77, &quot;name&quot;: &quot;Divine Rose&quot;, &quot;value&quot;: 9, &quot;type&quot;: &quot;Attack&quot;, &quot;cpCost&quot;: 36, &quot;element&quot;: &quot;Physical&quot;, }," calcext:value-type="string">
            <text:p>0x77: { "idMostSigNib": 0, "idLeastSigByte": 0x77, "name": "Divine Rose", "value": 9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78" calcext:value-type="string">
            <text:p>0x78</text:p>
          </table:table-cell>
          <table:table-cell office:value-type="string" calcext:value-type="string">
            <text:p>Oathkeep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2] = &quot;S&quot;; 10 + [.C122] - 1; IF ([.F122] = &quot;A&quot;; 15 + [.C122] - 1; IF ([.F122] = &quot;B&quot;; 20 + ([.C122] - 1) * 2; IF ([.F122] = &quot;C&quot;; 25 + ([.C122] - 1) * 2; IF ([.F122] = &quot;D&quot;; 30 + ([.C122] - 1) * 3; IF([.F122] = &quot;E&quot;; 40 + ([.C122] - 1) * 4; IF ([.F122] = &quot;F&quot;; 45 + ([.C122] - 1) * 4; IF ([.F122] = &quot;E+&quot;; 35 + ([.C122] - 1) * 3; IF([.F122] = &quot;G&quot;; 50 + ([.C122] - 1) * 5; 60 + ([.C122] - 1) * 5)))))))))" office:value-type="float" office:value="43" calcext:value-type="float">
            <text:p>43</text:p>
          </table:table-cell>
          <table:table-cell table:formula="of:=COM.MICROSOFT.CONCAT([.A122];&quot;: { &quot;&quot;idMostSigNib&quot;&quot;: &quot;;BITAND(ROW()-2;65280)/256;&quot;, &quot;&quot;idLeastSigByte&quot;&quot;: &quot;;&quot;0x&quot;&amp;DEC2HEX(BITAND(ROW()-2;255));&quot;, &quot;&quot;name&quot;&quot;: &quot;&quot;&quot;;[.B122];&quot;&quot;&quot;, &quot;&quot;value&quot;&quot;: &quot;;IF([.C122] &gt; 0; MOD([.C122]; 10); -1);&quot;, &quot;&quot;type&quot;&quot;: &quot;&quot;&quot;;[.D122];&quot;&quot;&quot;, &quot;&quot;cpCost&quot;&quot;: &quot;;[.G122];&quot;, &quot;&quot;element&quot;&quot;: &quot;&quot;&quot;;[.E122];&quot;&quot;&quot;, },&quot;)" office:value-type="string" office:string-value="0x78: { &quot;idMostSigNib&quot;: 0, &quot;idLeastSigByte&quot;: 0x78, &quot;name&quot;: &quot;Oathkeeper&quot;, &quot;value&quot;: 0, &quot;type&quot;: &quot;Attack&quot;, &quot;cpCost&quot;: 43, &quot;element&quot;: &quot;Physical&quot;, }," calcext:value-type="string">
            <text:p>0x78: { "idMostSigNib": 0, "idLeastSigByte": 0x78, "name": "Oathkeeper", "value": 0, "type": "Attack", "cpCost": 43, "element": "Physical", },</text:p>
          </table:table-cell>
        </table:table-row>
        <table:table-row table:style-name="ro1">
          <table:table-cell table:formula="of:=&quot;0x&quot;&amp;DEC2HEX(ROW()-2)" office:value-type="string" office:string-value="0x79" calcext:value-type="string">
            <text:p>0x79</text:p>
          </table:table-cell>
          <table:table-cell office:value-type="string" calcext:value-type="string">
            <text:p>Oathkee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3] = &quot;S&quot;; 10 + [.C123] - 1; IF ([.F123] = &quot;A&quot;; 15 + [.C123] - 1; IF ([.F123] = &quot;B&quot;; 20 + ([.C123] - 1) * 2; IF ([.F123] = &quot;C&quot;; 25 + ([.C123] - 1) * 2; IF ([.F123] = &quot;D&quot;; 30 + ([.C123] - 1) * 3; IF([.F123] = &quot;E&quot;; 40 + ([.C123] - 1) * 4; IF ([.F123] = &quot;F&quot;; 45 + ([.C123] - 1) * 4; IF ([.F123] = &quot;E+&quot;; 35 + ([.C123] - 1) * 3; IF([.F123] = &quot;G&quot;; 50 + ([.C123] - 1) * 5; 60 + ([.C123] - 1) * 5)))))))))" office:value-type="float" office:value="25" calcext:value-type="float">
            <text:p>25</text:p>
          </table:table-cell>
          <table:table-cell table:formula="of:=COM.MICROSOFT.CONCAT([.A123];&quot;: { &quot;&quot;idMostSigNib&quot;&quot;: &quot;;BITAND(ROW()-2;65280)/256;&quot;, &quot;&quot;idLeastSigByte&quot;&quot;: &quot;;&quot;0x&quot;&amp;DEC2HEX(BITAND(ROW()-2;255));&quot;, &quot;&quot;name&quot;&quot;: &quot;&quot;&quot;;[.B123];&quot;&quot;&quot;, &quot;&quot;value&quot;&quot;: &quot;;IF([.C123] &gt; 0; MOD([.C123]; 10); -1);&quot;, &quot;&quot;type&quot;&quot;: &quot;&quot;&quot;;[.D123];&quot;&quot;&quot;, &quot;&quot;cpCost&quot;&quot;: &quot;;[.G123];&quot;, &quot;&quot;element&quot;&quot;: &quot;&quot;&quot;;[.E123];&quot;&quot;&quot;, },&quot;)" office:value-type="string" office:string-value="0x79: { &quot;idMostSigNib&quot;: 0, &quot;idLeastSigByte&quot;: 0x79, &quot;name&quot;: &quot;Oathkeeper&quot;, &quot;value&quot;: 1, &quot;type&quot;: &quot;Attack&quot;, &quot;cpCost&quot;: 25, &quot;element&quot;: &quot;Physical&quot;, }," calcext:value-type="string">
            <text:p>0x79: { "idMostSigNib": 0, "idLeastSigByte": 0x79, "name": "Oathkeeper", "value": 1, "type": "Attack", "cpCost": 25, "element": "Physical", },</text:p>
          </table:table-cell>
        </table:table-row>
        <table:table-row table:style-name="ro1">
          <table:table-cell table:formula="of:=&quot;0x&quot;&amp;DEC2HEX(ROW()-2)" office:value-type="string" office:string-value="0x7A" calcext:value-type="string">
            <text:p>0x7A</text:p>
          </table:table-cell>
          <table:table-cell office:value-type="string" calcext:value-type="string">
            <text:p>Oathkeep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4] = &quot;S&quot;; 10 + [.C124] - 1; IF ([.F124] = &quot;A&quot;; 15 + [.C124] - 1; IF ([.F124] = &quot;B&quot;; 20 + ([.C124] - 1) * 2; IF ([.F124] = &quot;C&quot;; 25 + ([.C124] - 1) * 2; IF ([.F124] = &quot;D&quot;; 30 + ([.C124] - 1) * 3; IF([.F124] = &quot;E&quot;; 40 + ([.C124] - 1) * 4; IF ([.F124] = &quot;F&quot;; 45 + ([.C124] - 1) * 4; IF ([.F124] = &quot;E+&quot;; 35 + ([.C124] - 1) * 3; IF([.F124] = &quot;G&quot;; 50 + ([.C124] - 1) * 5; 60 + ([.C124] - 1) * 5)))))))))" office:value-type="float" office:value="27" calcext:value-type="float">
            <text:p>27</text:p>
          </table:table-cell>
          <table:table-cell table:formula="of:=COM.MICROSOFT.CONCAT([.A124];&quot;: { &quot;&quot;idMostSigNib&quot;&quot;: &quot;;BITAND(ROW()-2;65280)/256;&quot;, &quot;&quot;idLeastSigByte&quot;&quot;: &quot;;&quot;0x&quot;&amp;DEC2HEX(BITAND(ROW()-2;255));&quot;, &quot;&quot;name&quot;&quot;: &quot;&quot;&quot;;[.B124];&quot;&quot;&quot;, &quot;&quot;value&quot;&quot;: &quot;;IF([.C124] &gt; 0; MOD([.C124]; 10); -1);&quot;, &quot;&quot;type&quot;&quot;: &quot;&quot;&quot;;[.D124];&quot;&quot;&quot;, &quot;&quot;cpCost&quot;&quot;: &quot;;[.G124];&quot;, &quot;&quot;element&quot;&quot;: &quot;&quot;&quot;;[.E124];&quot;&quot;&quot;, },&quot;)" office:value-type="string" office:string-value="0x7A: { &quot;idMostSigNib&quot;: 0, &quot;idLeastSigByte&quot;: 0x7A, &quot;name&quot;: &quot;Oathkeeper&quot;, &quot;value&quot;: 2, &quot;type&quot;: &quot;Attack&quot;, &quot;cpCost&quot;: 27, &quot;element&quot;: &quot;Physical&quot;, }," calcext:value-type="string">
            <text:p>0x7A: { "idMostSigNib": 0, "idLeastSigByte": 0x7A, "name": "Oathkeeper", "value": 2, "type": "Attack", "cpCost": 27, "element": "Physical", },</text:p>
          </table:table-cell>
        </table:table-row>
        <table:table-row table:style-name="ro1">
          <table:table-cell table:formula="of:=&quot;0x&quot;&amp;DEC2HEX(ROW()-2)" office:value-type="string" office:string-value="0x7B" calcext:value-type="string">
            <text:p>0x7B</text:p>
          </table:table-cell>
          <table:table-cell office:value-type="string" calcext:value-type="string">
            <text:p>Oathkeep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5] = &quot;S&quot;; 10 + [.C125] - 1; IF ([.F125] = &quot;A&quot;; 15 + [.C125] - 1; IF ([.F125] = &quot;B&quot;; 20 + ([.C125] - 1) * 2; IF ([.F125] = &quot;C&quot;; 25 + ([.C125] - 1) * 2; IF ([.F125] = &quot;D&quot;; 30 + ([.C125] - 1) * 3; IF([.F125] = &quot;E&quot;; 40 + ([.C125] - 1) * 4; IF ([.F125] = &quot;F&quot;; 45 + ([.C125] - 1) * 4; IF ([.F125] = &quot;E+&quot;; 35 + ([.C125] - 1) * 3; IF([.F125] = &quot;G&quot;; 50 + ([.C125] - 1) * 5; 60 + ([.C125] - 1) * 5)))))))))" office:value-type="float" office:value="29" calcext:value-type="float">
            <text:p>29</text:p>
          </table:table-cell>
          <table:table-cell table:formula="of:=COM.MICROSOFT.CONCAT([.A125];&quot;: { &quot;&quot;idMostSigNib&quot;&quot;: &quot;;BITAND(ROW()-2;65280)/256;&quot;, &quot;&quot;idLeastSigByte&quot;&quot;: &quot;;&quot;0x&quot;&amp;DEC2HEX(BITAND(ROW()-2;255));&quot;, &quot;&quot;name&quot;&quot;: &quot;&quot;&quot;;[.B125];&quot;&quot;&quot;, &quot;&quot;value&quot;&quot;: &quot;;IF([.C125] &gt; 0; MOD([.C125]; 10); -1);&quot;, &quot;&quot;type&quot;&quot;: &quot;&quot;&quot;;[.D125];&quot;&quot;&quot;, &quot;&quot;cpCost&quot;&quot;: &quot;;[.G125];&quot;, &quot;&quot;element&quot;&quot;: &quot;&quot;&quot;;[.E125];&quot;&quot;&quot;, },&quot;)" office:value-type="string" office:string-value="0x7B: { &quot;idMostSigNib&quot;: 0, &quot;idLeastSigByte&quot;: 0x7B, &quot;name&quot;: &quot;Oathkeeper&quot;, &quot;value&quot;: 3, &quot;type&quot;: &quot;Attack&quot;, &quot;cpCost&quot;: 29, &quot;element&quot;: &quot;Physical&quot;, }," calcext:value-type="string">
            <text:p>0x7B: { "idMostSigNib": 0, "idLeastSigByte": 0x7B, "name": "Oathkeeper", "value": 3, "type": "Attack", "cpCost": 29, "element": "Physical", },</text:p>
          </table:table-cell>
        </table:table-row>
        <table:table-row table:style-name="ro1">
          <table:table-cell table:formula="of:=&quot;0x&quot;&amp;DEC2HEX(ROW()-2)" office:value-type="string" office:string-value="0x7C" calcext:value-type="string">
            <text:p>0x7C</text:p>
          </table:table-cell>
          <table:table-cell office:value-type="string" calcext:value-type="string">
            <text:p>Oathkee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6] = &quot;S&quot;; 10 + [.C126] - 1; IF ([.F126] = &quot;A&quot;; 15 + [.C126] - 1; IF ([.F126] = &quot;B&quot;; 20 + ([.C126] - 1) * 2; IF ([.F126] = &quot;C&quot;; 25 + ([.C126] - 1) * 2; IF ([.F126] = &quot;D&quot;; 30 + ([.C126] - 1) * 3; IF([.F126] = &quot;E&quot;; 40 + ([.C126] - 1) * 4; IF ([.F126] = &quot;F&quot;; 45 + ([.C126] - 1) * 4; IF ([.F126] = &quot;E+&quot;; 35 + ([.C126] - 1) * 3; IF([.F126] = &quot;G&quot;; 50 + ([.C126] - 1) * 5; 60 + ([.C126] - 1) * 5)))))))))" office:value-type="float" office:value="31" calcext:value-type="float">
            <text:p>31</text:p>
          </table:table-cell>
          <table:table-cell table:formula="of:=COM.MICROSOFT.CONCAT([.A126];&quot;: { &quot;&quot;idMostSigNib&quot;&quot;: &quot;;BITAND(ROW()-2;65280)/256;&quot;, &quot;&quot;idLeastSigByte&quot;&quot;: &quot;;&quot;0x&quot;&amp;DEC2HEX(BITAND(ROW()-2;255));&quot;, &quot;&quot;name&quot;&quot;: &quot;&quot;&quot;;[.B126];&quot;&quot;&quot;, &quot;&quot;value&quot;&quot;: &quot;;IF([.C126] &gt; 0; MOD([.C126]; 10); -1);&quot;, &quot;&quot;type&quot;&quot;: &quot;&quot;&quot;;[.D126];&quot;&quot;&quot;, &quot;&quot;cpCost&quot;&quot;: &quot;;[.G126];&quot;, &quot;&quot;element&quot;&quot;: &quot;&quot;&quot;;[.E126];&quot;&quot;&quot;, },&quot;)" office:value-type="string" office:string-value="0x7C: { &quot;idMostSigNib&quot;: 0, &quot;idLeastSigByte&quot;: 0x7C, &quot;name&quot;: &quot;Oathkeeper&quot;, &quot;value&quot;: 4, &quot;type&quot;: &quot;Attack&quot;, &quot;cpCost&quot;: 31, &quot;element&quot;: &quot;Physical&quot;, }," calcext:value-type="string">
            <text:p>0x7C: { "idMostSigNib": 0, "idLeastSigByte": 0x7C, "name": "Oathkeeper", "value": 4, "type": "Attack", "cpCost": 31, "element": "Physical", },</text:p>
          </table:table-cell>
        </table:table-row>
        <table:table-row table:style-name="ro1">
          <table:table-cell table:formula="of:=&quot;0x&quot;&amp;DEC2HEX(ROW()-2)" office:value-type="string" office:string-value="0x7D" calcext:value-type="string">
            <text:p>0x7D</text:p>
          </table:table-cell>
          <table:table-cell office:value-type="string" calcext:value-type="string">
            <text:p>Oathkeep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7] = &quot;S&quot;; 10 + [.C127] - 1; IF ([.F127] = &quot;A&quot;; 15 + [.C127] - 1; IF ([.F127] = &quot;B&quot;; 20 + ([.C127] - 1) * 2; IF ([.F127] = &quot;C&quot;; 25 + ([.C127] - 1) * 2; IF ([.F127] = &quot;D&quot;; 30 + ([.C127] - 1) * 3; IF([.F127] = &quot;E&quot;; 40 + ([.C127] - 1) * 4; IF ([.F127] = &quot;F&quot;; 45 + ([.C127] - 1) * 4; IF ([.F127] = &quot;E+&quot;; 35 + ([.C127] - 1) * 3; IF([.F127] = &quot;G&quot;; 50 + ([.C127] - 1) * 5; 60 + ([.C127] - 1) * 5)))))))))" office:value-type="float" office:value="33" calcext:value-type="float">
            <text:p>33</text:p>
          </table:table-cell>
          <table:table-cell table:formula="of:=COM.MICROSOFT.CONCAT([.A127];&quot;: { &quot;&quot;idMostSigNib&quot;&quot;: &quot;;BITAND(ROW()-2;65280)/256;&quot;, &quot;&quot;idLeastSigByte&quot;&quot;: &quot;;&quot;0x&quot;&amp;DEC2HEX(BITAND(ROW()-2;255));&quot;, &quot;&quot;name&quot;&quot;: &quot;&quot;&quot;;[.B127];&quot;&quot;&quot;, &quot;&quot;value&quot;&quot;: &quot;;IF([.C127] &gt; 0; MOD([.C127]; 10); -1);&quot;, &quot;&quot;type&quot;&quot;: &quot;&quot;&quot;;[.D127];&quot;&quot;&quot;, &quot;&quot;cpCost&quot;&quot;: &quot;;[.G127];&quot;, &quot;&quot;element&quot;&quot;: &quot;&quot;&quot;;[.E127];&quot;&quot;&quot;, },&quot;)" office:value-type="string" office:string-value="0x7D: { &quot;idMostSigNib&quot;: 0, &quot;idLeastSigByte&quot;: 0x7D, &quot;name&quot;: &quot;Oathkeeper&quot;, &quot;value&quot;: 5, &quot;type&quot;: &quot;Attack&quot;, &quot;cpCost&quot;: 33, &quot;element&quot;: &quot;Physical&quot;, }," calcext:value-type="string">
            <text:p>0x7D: { "idMostSigNib": 0, "idLeastSigByte": 0x7D, "name": "Oathkeeper", "value": 5, "type": "Attack", "cpCost": 33, "element": "Physical", },</text:p>
          </table:table-cell>
        </table:table-row>
        <table:table-row table:style-name="ro1">
          <table:table-cell table:formula="of:=&quot;0x&quot;&amp;DEC2HEX(ROW()-2)" office:value-type="string" office:string-value="0x7E" calcext:value-type="string">
            <text:p>0x7E</text:p>
          </table:table-cell>
          <table:table-cell office:value-type="string" calcext:value-type="string">
            <text:p>Oathkeep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8] = &quot;S&quot;; 10 + [.C128] - 1; IF ([.F128] = &quot;A&quot;; 15 + [.C128] - 1; IF ([.F128] = &quot;B&quot;; 20 + ([.C128] - 1) * 2; IF ([.F128] = &quot;C&quot;; 25 + ([.C128] - 1) * 2; IF ([.F128] = &quot;D&quot;; 30 + ([.C128] - 1) * 3; IF([.F128] = &quot;E&quot;; 40 + ([.C128] - 1) * 4; IF ([.F128] = &quot;F&quot;; 45 + ([.C128] - 1) * 4; IF ([.F128] = &quot;E+&quot;; 35 + ([.C128] - 1) * 3; IF([.F128] = &quot;G&quot;; 50 + ([.C128] - 1) * 5; 60 + ([.C128] - 1) * 5)))))))))" office:value-type="float" office:value="35" calcext:value-type="float">
            <text:p>35</text:p>
          </table:table-cell>
          <table:table-cell table:formula="of:=COM.MICROSOFT.CONCAT([.A128];&quot;: { &quot;&quot;idMostSigNib&quot;&quot;: &quot;;BITAND(ROW()-2;65280)/256;&quot;, &quot;&quot;idLeastSigByte&quot;&quot;: &quot;;&quot;0x&quot;&amp;DEC2HEX(BITAND(ROW()-2;255));&quot;, &quot;&quot;name&quot;&quot;: &quot;&quot;&quot;;[.B128];&quot;&quot;&quot;, &quot;&quot;value&quot;&quot;: &quot;;IF([.C128] &gt; 0; MOD([.C128]; 10); -1);&quot;, &quot;&quot;type&quot;&quot;: &quot;&quot;&quot;;[.D128];&quot;&quot;&quot;, &quot;&quot;cpCost&quot;&quot;: &quot;;[.G128];&quot;, &quot;&quot;element&quot;&quot;: &quot;&quot;&quot;;[.E128];&quot;&quot;&quot;, },&quot;)" office:value-type="string" office:string-value="0x7E: { &quot;idMostSigNib&quot;: 0, &quot;idLeastSigByte&quot;: 0x7E, &quot;name&quot;: &quot;Oathkeeper&quot;, &quot;value&quot;: 6, &quot;type&quot;: &quot;Attack&quot;, &quot;cpCost&quot;: 35, &quot;element&quot;: &quot;Physical&quot;, }," calcext:value-type="string">
            <text:p>0x7E: { "idMostSigNib": 0, "idLeastSigByte": 0x7E, "name": "Oathkeeper", "value": 6, "type": "Attack", "cpCost": 35, "element": "Physical", },</text:p>
          </table:table-cell>
        </table:table-row>
        <table:table-row table:style-name="ro1">
          <table:table-cell table:formula="of:=&quot;0x&quot;&amp;DEC2HEX(ROW()-2)" office:value-type="string" office:string-value="0x7F" calcext:value-type="string">
            <text:p>0x7F</text:p>
          </table:table-cell>
          <table:table-cell office:value-type="string" calcext:value-type="string">
            <text:p>Oathkeep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29] = &quot;S&quot;; 10 + [.C129] - 1; IF ([.F129] = &quot;A&quot;; 15 + [.C129] - 1; IF ([.F129] = &quot;B&quot;; 20 + ([.C129] - 1) * 2; IF ([.F129] = &quot;C&quot;; 25 + ([.C129] - 1) * 2; IF ([.F129] = &quot;D&quot;; 30 + ([.C129] - 1) * 3; IF([.F129] = &quot;E&quot;; 40 + ([.C129] - 1) * 4; IF ([.F129] = &quot;F&quot;; 45 + ([.C129] - 1) * 4; IF ([.F129] = &quot;E+&quot;; 35 + ([.C129] - 1) * 3; IF([.F129] = &quot;G&quot;; 50 + ([.C129] - 1) * 5; 60 + ([.C129] - 1) * 5)))))))))" office:value-type="float" office:value="37" calcext:value-type="float">
            <text:p>37</text:p>
          </table:table-cell>
          <table:table-cell table:formula="of:=COM.MICROSOFT.CONCAT([.A129];&quot;: { &quot;&quot;idMostSigNib&quot;&quot;: &quot;;BITAND(ROW()-2;65280)/256;&quot;, &quot;&quot;idLeastSigByte&quot;&quot;: &quot;;&quot;0x&quot;&amp;DEC2HEX(BITAND(ROW()-2;255));&quot;, &quot;&quot;name&quot;&quot;: &quot;&quot;&quot;;[.B129];&quot;&quot;&quot;, &quot;&quot;value&quot;&quot;: &quot;;IF([.C129] &gt; 0; MOD([.C129]; 10); -1);&quot;, &quot;&quot;type&quot;&quot;: &quot;&quot;&quot;;[.D129];&quot;&quot;&quot;, &quot;&quot;cpCost&quot;&quot;: &quot;;[.G129];&quot;, &quot;&quot;element&quot;&quot;: &quot;&quot;&quot;;[.E129];&quot;&quot;&quot;, },&quot;)" office:value-type="string" office:string-value="0x7F: { &quot;idMostSigNib&quot;: 0, &quot;idLeastSigByte&quot;: 0x7F, &quot;name&quot;: &quot;Oathkeeper&quot;, &quot;value&quot;: 7, &quot;type&quot;: &quot;Attack&quot;, &quot;cpCost&quot;: 37, &quot;element&quot;: &quot;Physical&quot;, }," calcext:value-type="string">
            <text:p>0x7F: { "idMostSigNib": 0, "idLeastSigByte": 0x7F, "name": "Oathkeeper", "value": 7, "type": "Attack", "cpCost": 37, "element": "Physical", },</text:p>
          </table:table-cell>
        </table:table-row>
        <table:table-row table:style-name="ro1">
          <table:table-cell table:formula="of:=&quot;0x&quot;&amp;DEC2HEX(ROW()-2)" office:value-type="string" office:string-value="0x80" calcext:value-type="string">
            <text:p>0x80</text:p>
          </table:table-cell>
          <table:table-cell office:value-type="string" calcext:value-type="string">
            <text:p>Oathkeep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30] = &quot;S&quot;; 10 + [.C130] - 1; IF ([.F130] = &quot;A&quot;; 15 + [.C130] - 1; IF ([.F130] = &quot;B&quot;; 20 + ([.C130] - 1) * 2; IF ([.F130] = &quot;C&quot;; 25 + ([.C130] - 1) * 2; IF ([.F130] = &quot;D&quot;; 30 + ([.C130] - 1) * 3; IF([.F130] = &quot;E&quot;; 40 + ([.C130] - 1) * 4; IF ([.F130] = &quot;F&quot;; 45 + ([.C130] - 1) * 4; IF ([.F130] = &quot;E+&quot;; 35 + ([.C130] - 1) * 3; IF([.F130] = &quot;G&quot;; 50 + ([.C130] - 1) * 5; 60 + ([.C130] - 1) * 5)))))))))" office:value-type="float" office:value="39" calcext:value-type="float">
            <text:p>39</text:p>
          </table:table-cell>
          <table:table-cell table:formula="of:=COM.MICROSOFT.CONCAT([.A130];&quot;: { &quot;&quot;idMostSigNib&quot;&quot;: &quot;;BITAND(ROW()-2;65280)/256;&quot;, &quot;&quot;idLeastSigByte&quot;&quot;: &quot;;&quot;0x&quot;&amp;DEC2HEX(BITAND(ROW()-2;255));&quot;, &quot;&quot;name&quot;&quot;: &quot;&quot;&quot;;[.B130];&quot;&quot;&quot;, &quot;&quot;value&quot;&quot;: &quot;;IF([.C130] &gt; 0; MOD([.C130]; 10); -1);&quot;, &quot;&quot;type&quot;&quot;: &quot;&quot;&quot;;[.D130];&quot;&quot;&quot;, &quot;&quot;cpCost&quot;&quot;: &quot;;[.G130];&quot;, &quot;&quot;element&quot;&quot;: &quot;&quot;&quot;;[.E130];&quot;&quot;&quot;, },&quot;)" office:value-type="string" office:string-value="0x80: { &quot;idMostSigNib&quot;: 0, &quot;idLeastSigByte&quot;: 0x80, &quot;name&quot;: &quot;Oathkeeper&quot;, &quot;value&quot;: 8, &quot;type&quot;: &quot;Attack&quot;, &quot;cpCost&quot;: 39, &quot;element&quot;: &quot;Physical&quot;, }," calcext:value-type="string">
            <text:p>0x80: { "idMostSigNib": 0, "idLeastSigByte": 0x80, "name": "Oathkeeper", "value": 8, "type": "Attack", "cpCost": 39, "element": "Physical", },</text:p>
          </table:table-cell>
        </table:table-row>
        <table:table-row table:style-name="ro1">
          <table:table-cell table:formula="of:=&quot;0x&quot;&amp;DEC2HEX(ROW()-2)" office:value-type="string" office:string-value="0x81" calcext:value-type="string">
            <text:p>0x81</text:p>
          </table:table-cell>
          <table:table-cell office:value-type="string" calcext:value-type="string">
            <text:p>Oathkeep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C</text:p>
          </table:table-cell>
          <table:table-cell table:formula="of:=IF([.F131] = &quot;S&quot;; 10 + [.C131] - 1; IF ([.F131] = &quot;A&quot;; 15 + [.C131] - 1; IF ([.F131] = &quot;B&quot;; 20 + ([.C131] - 1) * 2; IF ([.F131] = &quot;C&quot;; 25 + ([.C131] - 1) * 2; IF ([.F131] = &quot;D&quot;; 30 + ([.C131] - 1) * 3; IF([.F131] = &quot;E&quot;; 40 + ([.C131] - 1) * 4; IF ([.F131] = &quot;F&quot;; 45 + ([.C131] - 1) * 4; IF ([.F131] = &quot;E+&quot;; 35 + ([.C131] - 1) * 3; IF([.F131] = &quot;G&quot;; 50 + ([.C131] - 1) * 5; 60 + ([.C131] - 1) * 5)))))))))" office:value-type="float" office:value="41" calcext:value-type="float">
            <text:p>41</text:p>
          </table:table-cell>
          <table:table-cell table:formula="of:=COM.MICROSOFT.CONCAT([.A131];&quot;: { &quot;&quot;idMostSigNib&quot;&quot;: &quot;;BITAND(ROW()-2;65280)/256;&quot;, &quot;&quot;idLeastSigByte&quot;&quot;: &quot;;&quot;0x&quot;&amp;DEC2HEX(BITAND(ROW()-2;255));&quot;, &quot;&quot;name&quot;&quot;: &quot;&quot;&quot;;[.B131];&quot;&quot;&quot;, &quot;&quot;value&quot;&quot;: &quot;;IF([.C131] &gt; 0; MOD([.C131]; 10); -1);&quot;, &quot;&quot;type&quot;&quot;: &quot;&quot;&quot;;[.D131];&quot;&quot;&quot;, &quot;&quot;cpCost&quot;&quot;: &quot;;[.G131];&quot;, &quot;&quot;element&quot;&quot;: &quot;&quot;&quot;;[.E131];&quot;&quot;&quot;, },&quot;)" office:value-type="string" office:string-value="0x81: { &quot;idMostSigNib&quot;: 0, &quot;idLeastSigByte&quot;: 0x81, &quot;name&quot;: &quot;Oathkeeper&quot;, &quot;value&quot;: 9, &quot;type&quot;: &quot;Attack&quot;, &quot;cpCost&quot;: 41, &quot;element&quot;: &quot;Physical&quot;, }," calcext:value-type="string">
            <text:p>0x81: { "idMostSigNib": 0, "idLeastSigByte": 0x81, "name": "Oathkeeper", "value": 9, "type": "Attack", "cpCost": 41, "element": "Physical", },</text:p>
          </table:table-cell>
        </table:table-row>
        <table:table-row table:style-name="ro1">
          <table:table-cell table:formula="of:=&quot;0x&quot;&amp;DEC2HEX(ROW()-2)" office:value-type="string" office:string-value="0x82" calcext:value-type="string">
            <text:p>0x82</text:p>
          </table:table-cell>
          <table:table-cell office:value-type="string" calcext:value-type="string">
            <text:p>Obliv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2] = &quot;S&quot;; 10 + [.C132] - 1; IF ([.F132] = &quot;A&quot;; 15 + [.C132] - 1; IF ([.F132] = &quot;B&quot;; 20 + ([.C132] - 1) * 2; IF ([.F132] = &quot;C&quot;; 25 + ([.C132] - 1) * 2; IF ([.F132] = &quot;D&quot;; 30 + ([.C132] - 1) * 3; IF([.F132] = &quot;E&quot;; 40 + ([.C132] - 1) * 4; IF ([.F132] = &quot;F&quot;; 45 + ([.C132] - 1) * 4; IF ([.F132] = &quot;E+&quot;; 35 + ([.C132] - 1) * 3; IF([.F132] = &quot;G&quot;; 50 + ([.C132] - 1) * 5; 60 + ([.C132] - 1) * 5)))))))))" office:value-type="float" office:value="43" calcext:value-type="float">
            <text:p>43</text:p>
          </table:table-cell>
          <table:table-cell table:formula="of:=COM.MICROSOFT.CONCAT([.A132];&quot;: { &quot;&quot;idMostSigNib&quot;&quot;: &quot;;BITAND(ROW()-2;65280)/256;&quot;, &quot;&quot;idLeastSigByte&quot;&quot;: &quot;;&quot;0x&quot;&amp;DEC2HEX(BITAND(ROW()-2;255));&quot;, &quot;&quot;name&quot;&quot;: &quot;&quot;&quot;;[.B132];&quot;&quot;&quot;, &quot;&quot;value&quot;&quot;: &quot;;IF([.C132] &gt; 0; MOD([.C132]; 10); -1);&quot;, &quot;&quot;type&quot;&quot;: &quot;&quot;&quot;;[.D132];&quot;&quot;&quot;, &quot;&quot;cpCost&quot;&quot;: &quot;;[.G132];&quot;, &quot;&quot;element&quot;&quot;: &quot;&quot;&quot;;[.E132];&quot;&quot;&quot;, },&quot;)" office:value-type="string" office:string-value="0x82: { &quot;idMostSigNib&quot;: 0, &quot;idLeastSigByte&quot;: 0x82, &quot;name&quot;: &quot;Oblivion&quot;, &quot;value&quot;: 0, &quot;type&quot;: &quot;Attack&quot;, &quot;cpCost&quot;: 43, &quot;element&quot;: &quot;Neutral&quot;, }," calcext:value-type="string">
            <text:p>0x82: { "idMostSigNib": 0, "idLeastSigByte": 0x82, "name": "Oblivion", "value": 0, "type": "Attack", "cpCost": 43, "element": "Neutral", },</text:p>
          </table:table-cell>
        </table:table-row>
        <table:table-row table:style-name="ro1">
          <table:table-cell table:formula="of:=&quot;0x&quot;&amp;DEC2HEX(ROW()-2)" office:value-type="string" office:string-value="0x83" calcext:value-type="string">
            <text:p>0x83</text:p>
          </table:table-cell>
          <table:table-cell office:value-type="string" calcext:value-type="string">
            <text:p>Obliv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3] = &quot;S&quot;; 10 + [.C133] - 1; IF ([.F133] = &quot;A&quot;; 15 + [.C133] - 1; IF ([.F133] = &quot;B&quot;; 20 + ([.C133] - 1) * 2; IF ([.F133] = &quot;C&quot;; 25 + ([.C133] - 1) * 2; IF ([.F133] = &quot;D&quot;; 30 + ([.C133] - 1) * 3; IF([.F133] = &quot;E&quot;; 40 + ([.C133] - 1) * 4; IF ([.F133] = &quot;F&quot;; 45 + ([.C133] - 1) * 4; IF ([.F133] = &quot;E+&quot;; 35 + ([.C133] - 1) * 3; IF([.F133] = &quot;G&quot;; 50 + ([.C133] - 1) * 5; 60 + ([.C133] - 1) * 5)))))))))" office:value-type="float" office:value="25" calcext:value-type="float">
            <text:p>25</text:p>
          </table:table-cell>
          <table:table-cell table:formula="of:=COM.MICROSOFT.CONCAT([.A133];&quot;: { &quot;&quot;idMostSigNib&quot;&quot;: &quot;;BITAND(ROW()-2;65280)/256;&quot;, &quot;&quot;idLeastSigByte&quot;&quot;: &quot;;&quot;0x&quot;&amp;DEC2HEX(BITAND(ROW()-2;255));&quot;, &quot;&quot;name&quot;&quot;: &quot;&quot;&quot;;[.B133];&quot;&quot;&quot;, &quot;&quot;value&quot;&quot;: &quot;;IF([.C133] &gt; 0; MOD([.C133]; 10); -1);&quot;, &quot;&quot;type&quot;&quot;: &quot;&quot;&quot;;[.D133];&quot;&quot;&quot;, &quot;&quot;cpCost&quot;&quot;: &quot;;[.G133];&quot;, &quot;&quot;element&quot;&quot;: &quot;&quot;&quot;;[.E133];&quot;&quot;&quot;, },&quot;)" office:value-type="string" office:string-value="0x83: { &quot;idMostSigNib&quot;: 0, &quot;idLeastSigByte&quot;: 0x83, &quot;name&quot;: &quot;Oblivion&quot;, &quot;value&quot;: 1, &quot;type&quot;: &quot;Attack&quot;, &quot;cpCost&quot;: 25, &quot;element&quot;: &quot;Neutral&quot;, }," calcext:value-type="string">
            <text:p>0x83: { "idMostSigNib": 0, "idLeastSigByte": 0x83, "name": "Oblivion", "value": 1, "type": "Attack", "cpCost": 25, "element": "Neutral", },</text:p>
          </table:table-cell>
        </table:table-row>
        <table:table-row table:style-name="ro1">
          <table:table-cell table:formula="of:=&quot;0x&quot;&amp;DEC2HEX(ROW()-2)" office:value-type="string" office:string-value="0x84" calcext:value-type="string">
            <text:p>0x84</text:p>
          </table:table-cell>
          <table:table-cell office:value-type="string" calcext:value-type="string">
            <text:p>Obliv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4] = &quot;S&quot;; 10 + [.C134] - 1; IF ([.F134] = &quot;A&quot;; 15 + [.C134] - 1; IF ([.F134] = &quot;B&quot;; 20 + ([.C134] - 1) * 2; IF ([.F134] = &quot;C&quot;; 25 + ([.C134] - 1) * 2; IF ([.F134] = &quot;D&quot;; 30 + ([.C134] - 1) * 3; IF([.F134] = &quot;E&quot;; 40 + ([.C134] - 1) * 4; IF ([.F134] = &quot;F&quot;; 45 + ([.C134] - 1) * 4; IF ([.F134] = &quot;E+&quot;; 35 + ([.C134] - 1) * 3; IF([.F134] = &quot;G&quot;; 50 + ([.C134] - 1) * 5; 60 + ([.C134] - 1) * 5)))))))))" office:value-type="float" office:value="27" calcext:value-type="float">
            <text:p>27</text:p>
          </table:table-cell>
          <table:table-cell table:formula="of:=COM.MICROSOFT.CONCAT([.A134];&quot;: { &quot;&quot;idMostSigNib&quot;&quot;: &quot;;BITAND(ROW()-2;65280)/256;&quot;, &quot;&quot;idLeastSigByte&quot;&quot;: &quot;;&quot;0x&quot;&amp;DEC2HEX(BITAND(ROW()-2;255));&quot;, &quot;&quot;name&quot;&quot;: &quot;&quot;&quot;;[.B134];&quot;&quot;&quot;, &quot;&quot;value&quot;&quot;: &quot;;IF([.C134] &gt; 0; MOD([.C134]; 10); -1);&quot;, &quot;&quot;type&quot;&quot;: &quot;&quot;&quot;;[.D134];&quot;&quot;&quot;, &quot;&quot;cpCost&quot;&quot;: &quot;;[.G134];&quot;, &quot;&quot;element&quot;&quot;: &quot;&quot;&quot;;[.E134];&quot;&quot;&quot;, },&quot;)" office:value-type="string" office:string-value="0x84: { &quot;idMostSigNib&quot;: 0, &quot;idLeastSigByte&quot;: 0x84, &quot;name&quot;: &quot;Oblivion&quot;, &quot;value&quot;: 2, &quot;type&quot;: &quot;Attack&quot;, &quot;cpCost&quot;: 27, &quot;element&quot;: &quot;Neutral&quot;, }," calcext:value-type="string">
            <text:p>0x84: { "idMostSigNib": 0, "idLeastSigByte": 0x84, "name": "Oblivion", "value": 2, "type": "Attack", "cpCost": 27, "element": "Neutral", },</text:p>
          </table:table-cell>
        </table:table-row>
        <table:table-row table:style-name="ro1">
          <table:table-cell table:formula="of:=&quot;0x&quot;&amp;DEC2HEX(ROW()-2)" office:value-type="string" office:string-value="0x85" calcext:value-type="string">
            <text:p>0x85</text:p>
          </table:table-cell>
          <table:table-cell office:value-type="string" calcext:value-type="string">
            <text:p>Obliv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5] = &quot;S&quot;; 10 + [.C135] - 1; IF ([.F135] = &quot;A&quot;; 15 + [.C135] - 1; IF ([.F135] = &quot;B&quot;; 20 + ([.C135] - 1) * 2; IF ([.F135] = &quot;C&quot;; 25 + ([.C135] - 1) * 2; IF ([.F135] = &quot;D&quot;; 30 + ([.C135] - 1) * 3; IF([.F135] = &quot;E&quot;; 40 + ([.C135] - 1) * 4; IF ([.F135] = &quot;F&quot;; 45 + ([.C135] - 1) * 4; IF ([.F135] = &quot;E+&quot;; 35 + ([.C135] - 1) * 3; IF([.F135] = &quot;G&quot;; 50 + ([.C135] - 1) * 5; 60 + ([.C135] - 1) * 5)))))))))" office:value-type="float" office:value="29" calcext:value-type="float">
            <text:p>29</text:p>
          </table:table-cell>
          <table:table-cell table:formula="of:=COM.MICROSOFT.CONCAT([.A135];&quot;: { &quot;&quot;idMostSigNib&quot;&quot;: &quot;;BITAND(ROW()-2;65280)/256;&quot;, &quot;&quot;idLeastSigByte&quot;&quot;: &quot;;&quot;0x&quot;&amp;DEC2HEX(BITAND(ROW()-2;255));&quot;, &quot;&quot;name&quot;&quot;: &quot;&quot;&quot;;[.B135];&quot;&quot;&quot;, &quot;&quot;value&quot;&quot;: &quot;;IF([.C135] &gt; 0; MOD([.C135]; 10); -1);&quot;, &quot;&quot;type&quot;&quot;: &quot;&quot;&quot;;[.D135];&quot;&quot;&quot;, &quot;&quot;cpCost&quot;&quot;: &quot;;[.G135];&quot;, &quot;&quot;element&quot;&quot;: &quot;&quot;&quot;;[.E135];&quot;&quot;&quot;, },&quot;)" office:value-type="string" office:string-value="0x85: { &quot;idMostSigNib&quot;: 0, &quot;idLeastSigByte&quot;: 0x85, &quot;name&quot;: &quot;Oblivion&quot;, &quot;value&quot;: 3, &quot;type&quot;: &quot;Attack&quot;, &quot;cpCost&quot;: 29, &quot;element&quot;: &quot;Neutral&quot;, }," calcext:value-type="string">
            <text:p>0x85: { "idMostSigNib": 0, "idLeastSigByte": 0x85, "name": "Oblivion", "value": 3, "type": "Attack", "cpCost": 29, "element": "Neutral", },</text:p>
          </table:table-cell>
        </table:table-row>
        <table:table-row table:style-name="ro1">
          <table:table-cell table:formula="of:=&quot;0x&quot;&amp;DEC2HEX(ROW()-2)" office:value-type="string" office:string-value="0x86" calcext:value-type="string">
            <text:p>0x86</text:p>
          </table:table-cell>
          <table:table-cell office:value-type="string" calcext:value-type="string">
            <text:p>Obliv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6] = &quot;S&quot;; 10 + [.C136] - 1; IF ([.F136] = &quot;A&quot;; 15 + [.C136] - 1; IF ([.F136] = &quot;B&quot;; 20 + ([.C136] - 1) * 2; IF ([.F136] = &quot;C&quot;; 25 + ([.C136] - 1) * 2; IF ([.F136] = &quot;D&quot;; 30 + ([.C136] - 1) * 3; IF([.F136] = &quot;E&quot;; 40 + ([.C136] - 1) * 4; IF ([.F136] = &quot;F&quot;; 45 + ([.C136] - 1) * 4; IF ([.F136] = &quot;E+&quot;; 35 + ([.C136] - 1) * 3; IF([.F136] = &quot;G&quot;; 50 + ([.C136] - 1) * 5; 60 + ([.C136] - 1) * 5)))))))))" office:value-type="float" office:value="31" calcext:value-type="float">
            <text:p>31</text:p>
          </table:table-cell>
          <table:table-cell table:formula="of:=COM.MICROSOFT.CONCAT([.A136];&quot;: { &quot;&quot;idMostSigNib&quot;&quot;: &quot;;BITAND(ROW()-2;65280)/256;&quot;, &quot;&quot;idLeastSigByte&quot;&quot;: &quot;;&quot;0x&quot;&amp;DEC2HEX(BITAND(ROW()-2;255));&quot;, &quot;&quot;name&quot;&quot;: &quot;&quot;&quot;;[.B136];&quot;&quot;&quot;, &quot;&quot;value&quot;&quot;: &quot;;IF([.C136] &gt; 0; MOD([.C136]; 10); -1);&quot;, &quot;&quot;type&quot;&quot;: &quot;&quot;&quot;;[.D136];&quot;&quot;&quot;, &quot;&quot;cpCost&quot;&quot;: &quot;;[.G136];&quot;, &quot;&quot;element&quot;&quot;: &quot;&quot;&quot;;[.E136];&quot;&quot;&quot;, },&quot;)" office:value-type="string" office:string-value="0x86: { &quot;idMostSigNib&quot;: 0, &quot;idLeastSigByte&quot;: 0x86, &quot;name&quot;: &quot;Oblivion&quot;, &quot;value&quot;: 4, &quot;type&quot;: &quot;Attack&quot;, &quot;cpCost&quot;: 31, &quot;element&quot;: &quot;Neutral&quot;, }," calcext:value-type="string">
            <text:p>0x86: { "idMostSigNib": 0, "idLeastSigByte": 0x86, "name": "Oblivion", "value": 4, "type": "Attack", "cpCost": 31, "element": "Neutral", },</text:p>
          </table:table-cell>
        </table:table-row>
        <table:table-row table:style-name="ro1">
          <table:table-cell table:formula="of:=&quot;0x&quot;&amp;DEC2HEX(ROW()-2)" office:value-type="string" office:string-value="0x87" calcext:value-type="string">
            <text:p>0x87</text:p>
          </table:table-cell>
          <table:table-cell office:value-type="string" calcext:value-type="string">
            <text:p>Obliv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7] = &quot;S&quot;; 10 + [.C137] - 1; IF ([.F137] = &quot;A&quot;; 15 + [.C137] - 1; IF ([.F137] = &quot;B&quot;; 20 + ([.C137] - 1) * 2; IF ([.F137] = &quot;C&quot;; 25 + ([.C137] - 1) * 2; IF ([.F137] = &quot;D&quot;; 30 + ([.C137] - 1) * 3; IF([.F137] = &quot;E&quot;; 40 + ([.C137] - 1) * 4; IF ([.F137] = &quot;F&quot;; 45 + ([.C137] - 1) * 4; IF ([.F137] = &quot;E+&quot;; 35 + ([.C137] - 1) * 3; IF([.F137] = &quot;G&quot;; 50 + ([.C137] - 1) * 5; 60 + ([.C137] - 1) * 5)))))))))" office:value-type="float" office:value="33" calcext:value-type="float">
            <text:p>33</text:p>
          </table:table-cell>
          <table:table-cell table:formula="of:=COM.MICROSOFT.CONCAT([.A137];&quot;: { &quot;&quot;idMostSigNib&quot;&quot;: &quot;;BITAND(ROW()-2;65280)/256;&quot;, &quot;&quot;idLeastSigByte&quot;&quot;: &quot;;&quot;0x&quot;&amp;DEC2HEX(BITAND(ROW()-2;255));&quot;, &quot;&quot;name&quot;&quot;: &quot;&quot;&quot;;[.B137];&quot;&quot;&quot;, &quot;&quot;value&quot;&quot;: &quot;;IF([.C137] &gt; 0; MOD([.C137]; 10); -1);&quot;, &quot;&quot;type&quot;&quot;: &quot;&quot;&quot;;[.D137];&quot;&quot;&quot;, &quot;&quot;cpCost&quot;&quot;: &quot;;[.G137];&quot;, &quot;&quot;element&quot;&quot;: &quot;&quot;&quot;;[.E137];&quot;&quot;&quot;, },&quot;)" office:value-type="string" office:string-value="0x87: { &quot;idMostSigNib&quot;: 0, &quot;idLeastSigByte&quot;: 0x87, &quot;name&quot;: &quot;Oblivion&quot;, &quot;value&quot;: 5, &quot;type&quot;: &quot;Attack&quot;, &quot;cpCost&quot;: 33, &quot;element&quot;: &quot;Neutral&quot;, }," calcext:value-type="string">
            <text:p>0x87: { "idMostSigNib": 0, "idLeastSigByte": 0x87, "name": "Oblivion", "value": 5, "type": "Attack", "cpCost": 33, "element": "Neutral", },</text:p>
          </table:table-cell>
        </table:table-row>
        <table:table-row table:style-name="ro1">
          <table:table-cell table:formula="of:=&quot;0x&quot;&amp;DEC2HEX(ROW()-2)" office:value-type="string" office:string-value="0x88" calcext:value-type="string">
            <text:p>0x88</text:p>
          </table:table-cell>
          <table:table-cell office:value-type="string" calcext:value-type="string">
            <text:p>Obliv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8] = &quot;S&quot;; 10 + [.C138] - 1; IF ([.F138] = &quot;A&quot;; 15 + [.C138] - 1; IF ([.F138] = &quot;B&quot;; 20 + ([.C138] - 1) * 2; IF ([.F138] = &quot;C&quot;; 25 + ([.C138] - 1) * 2; IF ([.F138] = &quot;D&quot;; 30 + ([.C138] - 1) * 3; IF([.F138] = &quot;E&quot;; 40 + ([.C138] - 1) * 4; IF ([.F138] = &quot;F&quot;; 45 + ([.C138] - 1) * 4; IF ([.F138] = &quot;E+&quot;; 35 + ([.C138] - 1) * 3; IF([.F138] = &quot;G&quot;; 50 + ([.C138] - 1) * 5; 60 + ([.C138] - 1) * 5)))))))))" office:value-type="float" office:value="35" calcext:value-type="float">
            <text:p>35</text:p>
          </table:table-cell>
          <table:table-cell table:formula="of:=COM.MICROSOFT.CONCAT([.A138];&quot;: { &quot;&quot;idMostSigNib&quot;&quot;: &quot;;BITAND(ROW()-2;65280)/256;&quot;, &quot;&quot;idLeastSigByte&quot;&quot;: &quot;;&quot;0x&quot;&amp;DEC2HEX(BITAND(ROW()-2;255));&quot;, &quot;&quot;name&quot;&quot;: &quot;&quot;&quot;;[.B138];&quot;&quot;&quot;, &quot;&quot;value&quot;&quot;: &quot;;IF([.C138] &gt; 0; MOD([.C138]; 10); -1);&quot;, &quot;&quot;type&quot;&quot;: &quot;&quot;&quot;;[.D138];&quot;&quot;&quot;, &quot;&quot;cpCost&quot;&quot;: &quot;;[.G138];&quot;, &quot;&quot;element&quot;&quot;: &quot;&quot;&quot;;[.E138];&quot;&quot;&quot;, },&quot;)" office:value-type="string" office:string-value="0x88: { &quot;idMostSigNib&quot;: 0, &quot;idLeastSigByte&quot;: 0x88, &quot;name&quot;: &quot;Oblivion&quot;, &quot;value&quot;: 6, &quot;type&quot;: &quot;Attack&quot;, &quot;cpCost&quot;: 35, &quot;element&quot;: &quot;Neutral&quot;, }," calcext:value-type="string">
            <text:p>0x88: { "idMostSigNib": 0, "idLeastSigByte": 0x88, "name": "Oblivion", "value": 6, "type": "Attack", "cpCost": 35, "element": "Neutral", },</text:p>
          </table:table-cell>
        </table:table-row>
        <table:table-row table:style-name="ro1">
          <table:table-cell table:formula="of:=&quot;0x&quot;&amp;DEC2HEX(ROW()-2)" office:value-type="string" office:string-value="0x89" calcext:value-type="string">
            <text:p>0x89</text:p>
          </table:table-cell>
          <table:table-cell office:value-type="string" calcext:value-type="string">
            <text:p>Obliv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39] = &quot;S&quot;; 10 + [.C139] - 1; IF ([.F139] = &quot;A&quot;; 15 + [.C139] - 1; IF ([.F139] = &quot;B&quot;; 20 + ([.C139] - 1) * 2; IF ([.F139] = &quot;C&quot;; 25 + ([.C139] - 1) * 2; IF ([.F139] = &quot;D&quot;; 30 + ([.C139] - 1) * 3; IF([.F139] = &quot;E&quot;; 40 + ([.C139] - 1) * 4; IF ([.F139] = &quot;F&quot;; 45 + ([.C139] - 1) * 4; IF ([.F139] = &quot;E+&quot;; 35 + ([.C139] - 1) * 3; IF([.F139] = &quot;G&quot;; 50 + ([.C139] - 1) * 5; 60 + ([.C139] - 1) * 5)))))))))" office:value-type="float" office:value="37" calcext:value-type="float">
            <text:p>37</text:p>
          </table:table-cell>
          <table:table-cell table:formula="of:=COM.MICROSOFT.CONCAT([.A139];&quot;: { &quot;&quot;idMostSigNib&quot;&quot;: &quot;;BITAND(ROW()-2;65280)/256;&quot;, &quot;&quot;idLeastSigByte&quot;&quot;: &quot;;&quot;0x&quot;&amp;DEC2HEX(BITAND(ROW()-2;255));&quot;, &quot;&quot;name&quot;&quot;: &quot;&quot;&quot;;[.B139];&quot;&quot;&quot;, &quot;&quot;value&quot;&quot;: &quot;;IF([.C139] &gt; 0; MOD([.C139]; 10); -1);&quot;, &quot;&quot;type&quot;&quot;: &quot;&quot;&quot;;[.D139];&quot;&quot;&quot;, &quot;&quot;cpCost&quot;&quot;: &quot;;[.G139];&quot;, &quot;&quot;element&quot;&quot;: &quot;&quot;&quot;;[.E139];&quot;&quot;&quot;, },&quot;)" office:value-type="string" office:string-value="0x89: { &quot;idMostSigNib&quot;: 0, &quot;idLeastSigByte&quot;: 0x89, &quot;name&quot;: &quot;Oblivion&quot;, &quot;value&quot;: 7, &quot;type&quot;: &quot;Attack&quot;, &quot;cpCost&quot;: 37, &quot;element&quot;: &quot;Neutral&quot;, }," calcext:value-type="string">
            <text:p>0x89: { "idMostSigNib": 0, "idLeastSigByte": 0x89, "name": "Oblivion", "value": 7, "type": "Attack", "cpCost": 37, "element": "Neutral", },</text:p>
          </table:table-cell>
        </table:table-row>
        <table:table-row table:style-name="ro1">
          <table:table-cell table:formula="of:=&quot;0x&quot;&amp;DEC2HEX(ROW()-2)" office:value-type="string" office:string-value="0x8A" calcext:value-type="string">
            <text:p>0x8A</text:p>
          </table:table-cell>
          <table:table-cell office:value-type="string" calcext:value-type="string">
            <text:p>Obliv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40] = &quot;S&quot;; 10 + [.C140] - 1; IF ([.F140] = &quot;A&quot;; 15 + [.C140] - 1; IF ([.F140] = &quot;B&quot;; 20 + ([.C140] - 1) * 2; IF ([.F140] = &quot;C&quot;; 25 + ([.C140] - 1) * 2; IF ([.F140] = &quot;D&quot;; 30 + ([.C140] - 1) * 3; IF([.F140] = &quot;E&quot;; 40 + ([.C140] - 1) * 4; IF ([.F140] = &quot;F&quot;; 45 + ([.C140] - 1) * 4; IF ([.F140] = &quot;E+&quot;; 35 + ([.C140] - 1) * 3; IF([.F140] = &quot;G&quot;; 50 + ([.C140] - 1) * 5; 60 + ([.C140] - 1) * 5)))))))))" office:value-type="float" office:value="39" calcext:value-type="float">
            <text:p>39</text:p>
          </table:table-cell>
          <table:table-cell table:formula="of:=COM.MICROSOFT.CONCAT([.A140];&quot;: { &quot;&quot;idMostSigNib&quot;&quot;: &quot;;BITAND(ROW()-2;65280)/256;&quot;, &quot;&quot;idLeastSigByte&quot;&quot;: &quot;;&quot;0x&quot;&amp;DEC2HEX(BITAND(ROW()-2;255));&quot;, &quot;&quot;name&quot;&quot;: &quot;&quot;&quot;;[.B140];&quot;&quot;&quot;, &quot;&quot;value&quot;&quot;: &quot;;IF([.C140] &gt; 0; MOD([.C140]; 10); -1);&quot;, &quot;&quot;type&quot;&quot;: &quot;&quot;&quot;;[.D140];&quot;&quot;&quot;, &quot;&quot;cpCost&quot;&quot;: &quot;;[.G140];&quot;, &quot;&quot;element&quot;&quot;: &quot;&quot;&quot;;[.E140];&quot;&quot;&quot;, },&quot;)" office:value-type="string" office:string-value="0x8A: { &quot;idMostSigNib&quot;: 0, &quot;idLeastSigByte&quot;: 0x8A, &quot;name&quot;: &quot;Oblivion&quot;, &quot;value&quot;: 8, &quot;type&quot;: &quot;Attack&quot;, &quot;cpCost&quot;: 39, &quot;element&quot;: &quot;Neutral&quot;, }," calcext:value-type="string">
            <text:p>0x8A: { "idMostSigNib": 0, "idLeastSigByte": 0x8A, "name": "Oblivion", "value": 8, "type": "Attack", "cpCost": 39, "element": "Neutral", },</text:p>
          </table:table-cell>
        </table:table-row>
        <table:table-row table:style-name="ro1">
          <table:table-cell table:formula="of:=&quot;0x&quot;&amp;DEC2HEX(ROW()-2)" office:value-type="string" office:string-value="0x8B" calcext:value-type="string">
            <text:p>0x8B</text:p>
          </table:table-cell>
          <table:table-cell office:value-type="string" calcext:value-type="string">
            <text:p>Obliv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C</text:p>
          </table:table-cell>
          <table:table-cell table:formula="of:=IF([.F141] = &quot;S&quot;; 10 + [.C141] - 1; IF ([.F141] = &quot;A&quot;; 15 + [.C141] - 1; IF ([.F141] = &quot;B&quot;; 20 + ([.C141] - 1) * 2; IF ([.F141] = &quot;C&quot;; 25 + ([.C141] - 1) * 2; IF ([.F141] = &quot;D&quot;; 30 + ([.C141] - 1) * 3; IF([.F141] = &quot;E&quot;; 40 + ([.C141] - 1) * 4; IF ([.F141] = &quot;F&quot;; 45 + ([.C141] - 1) * 4; IF ([.F141] = &quot;E+&quot;; 35 + ([.C141] - 1) * 3; IF([.F141] = &quot;G&quot;; 50 + ([.C141] - 1) * 5; 60 + ([.C141] - 1) * 5)))))))))" office:value-type="float" office:value="41" calcext:value-type="float">
            <text:p>41</text:p>
          </table:table-cell>
          <table:table-cell table:formula="of:=COM.MICROSOFT.CONCAT([.A141];&quot;: { &quot;&quot;idMostSigNib&quot;&quot;: &quot;;BITAND(ROW()-2;65280)/256;&quot;, &quot;&quot;idLeastSigByte&quot;&quot;: &quot;;&quot;0x&quot;&amp;DEC2HEX(BITAND(ROW()-2;255));&quot;, &quot;&quot;name&quot;&quot;: &quot;&quot;&quot;;[.B141];&quot;&quot;&quot;, &quot;&quot;value&quot;&quot;: &quot;;IF([.C141] &gt; 0; MOD([.C141]; 10); -1);&quot;, &quot;&quot;type&quot;&quot;: &quot;&quot;&quot;;[.D141];&quot;&quot;&quot;, &quot;&quot;cpCost&quot;&quot;: &quot;;[.G141];&quot;, &quot;&quot;element&quot;&quot;: &quot;&quot;&quot;;[.E141];&quot;&quot;&quot;, },&quot;)" office:value-type="string" office:string-value="0x8B: { &quot;idMostSigNib&quot;: 0, &quot;idLeastSigByte&quot;: 0x8B, &quot;name&quot;: &quot;Oblivion&quot;, &quot;value&quot;: 9, &quot;type&quot;: &quot;Attack&quot;, &quot;cpCost&quot;: 41, &quot;element&quot;: &quot;Neutral&quot;, }," calcext:value-type="string">
            <text:p>0x8B: { "idMostSigNib": 0, "idLeastSigByte": 0x8B, "name": "Oblivion", "value": 9, "type": "Attack", "cpCost": 41, "element": "Neutral", },</text:p>
          </table:table-cell>
        </table:table-row>
        <table:table-row table:style-name="ro1">
          <table:table-cell table:formula="of:=&quot;0x&quot;&amp;DEC2HEX(ROW()-2)" office:value-type="string" office:string-value="0x8C" calcext:value-type="string">
            <text:p>0x8C</text:p>
          </table:table-cell>
          <table:table-cell office:value-type="string" calcext:value-type="string">
            <text:p>Diamond Du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2] = &quot;S&quot;; 10 + [.C142] - 1; IF ([.F142] = &quot;A&quot;; 15 + [.C142] - 1; IF ([.F142] = &quot;B&quot;; 20 + ([.C142] - 1) * 2; IF ([.F142] = &quot;C&quot;; 25 + ([.C142] - 1) * 2; IF ([.F142] = &quot;D&quot;; 30 + ([.C142] - 1) * 3; IF([.F142] = &quot;E&quot;; 40 + ([.C142] - 1) * 4; IF ([.F142] = &quot;F&quot;; 45 + ([.C142] - 1) * 4; IF ([.F142] = &quot;E+&quot;; 35 + ([.C142] - 1) * 3; IF([.F142] = &quot;G&quot;; 50 + ([.C142] - 1) * 5; 60 + ([.C142] - 1) * 5)))))))))" office:value-type="float" office:value="43" calcext:value-type="float">
            <text:p>43</text:p>
          </table:table-cell>
          <table:table-cell table:formula="of:=COM.MICROSOFT.CONCAT([.A142];&quot;: { &quot;&quot;idMostSigNib&quot;&quot;: &quot;;BITAND(ROW()-2;65280)/256;&quot;, &quot;&quot;idLeastSigByte&quot;&quot;: &quot;;&quot;0x&quot;&amp;DEC2HEX(BITAND(ROW()-2;255));&quot;, &quot;&quot;name&quot;&quot;: &quot;&quot;&quot;;[.B142];&quot;&quot;&quot;, &quot;&quot;value&quot;&quot;: &quot;;IF([.C142] &gt; 0; MOD([.C142]; 10); -1);&quot;, &quot;&quot;type&quot;&quot;: &quot;&quot;&quot;;[.D142];&quot;&quot;&quot;, &quot;&quot;cpCost&quot;&quot;: &quot;;[.G142];&quot;, &quot;&quot;element&quot;&quot;: &quot;&quot;&quot;;[.E142];&quot;&quot;&quot;, },&quot;)" office:value-type="string" office:string-value="0x8C: { &quot;idMostSigNib&quot;: 0, &quot;idLeastSigByte&quot;: 0x8C, &quot;name&quot;: &quot;Diamond Dust&quot;, &quot;value&quot;: 0, &quot;type&quot;: &quot;Attack&quot;, &quot;cpCost&quot;: 43, &quot;element&quot;: &quot;Ice&quot;, }," calcext:value-type="string">
            <text:p>0x8C: { "idMostSigNib": 0, "idLeastSigByte": 0x8C, "name": "Diamond Dust", "value": 0, "type": "Attack", "cpCost": 43, "element": "Ice", },</text:p>
          </table:table-cell>
        </table:table-row>
        <table:table-row table:style-name="ro1">
          <table:table-cell table:formula="of:=&quot;0x&quot;&amp;DEC2HEX(ROW()-2)" office:value-type="string" office:string-value="0x8D" calcext:value-type="string">
            <text:p>0x8D</text:p>
          </table:table-cell>
          <table:table-cell office:value-type="string" calcext:value-type="string">
            <text:p>Diamond D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3] = &quot;S&quot;; 10 + [.C143] - 1; IF ([.F143] = &quot;A&quot;; 15 + [.C143] - 1; IF ([.F143] = &quot;B&quot;; 20 + ([.C143] - 1) * 2; IF ([.F143] = &quot;C&quot;; 25 + ([.C143] - 1) * 2; IF ([.F143] = &quot;D&quot;; 30 + ([.C143] - 1) * 3; IF([.F143] = &quot;E&quot;; 40 + ([.C143] - 1) * 4; IF ([.F143] = &quot;F&quot;; 45 + ([.C143] - 1) * 4; IF ([.F143] = &quot;E+&quot;; 35 + ([.C143] - 1) * 3; IF([.F143] = &quot;G&quot;; 50 + ([.C143] - 1) * 5; 60 + ([.C143] - 1) * 5)))))))))" office:value-type="float" office:value="25" calcext:value-type="float">
            <text:p>25</text:p>
          </table:table-cell>
          <table:table-cell table:formula="of:=COM.MICROSOFT.CONCAT([.A143];&quot;: { &quot;&quot;idMostSigNib&quot;&quot;: &quot;;BITAND(ROW()-2;65280)/256;&quot;, &quot;&quot;idLeastSigByte&quot;&quot;: &quot;;&quot;0x&quot;&amp;DEC2HEX(BITAND(ROW()-2;255));&quot;, &quot;&quot;name&quot;&quot;: &quot;&quot;&quot;;[.B143];&quot;&quot;&quot;, &quot;&quot;value&quot;&quot;: &quot;;IF([.C143] &gt; 0; MOD([.C143]; 10); -1);&quot;, &quot;&quot;type&quot;&quot;: &quot;&quot;&quot;;[.D143];&quot;&quot;&quot;, &quot;&quot;cpCost&quot;&quot;: &quot;;[.G143];&quot;, &quot;&quot;element&quot;&quot;: &quot;&quot;&quot;;[.E143];&quot;&quot;&quot;, },&quot;)" office:value-type="string" office:string-value="0x8D: { &quot;idMostSigNib&quot;: 0, &quot;idLeastSigByte&quot;: 0x8D, &quot;name&quot;: &quot;Diamond Dust&quot;, &quot;value&quot;: 1, &quot;type&quot;: &quot;Attack&quot;, &quot;cpCost&quot;: 25, &quot;element&quot;: &quot;Ice&quot;, }," calcext:value-type="string">
            <text:p>0x8D: { "idMostSigNib": 0, "idLeastSigByte": 0x8D, "name": "Diamond Dust", "value": 1, "type": "Attack", "cpCost": 25, "element": "Ice", },</text:p>
          </table:table-cell>
        </table:table-row>
        <table:table-row table:style-name="ro1">
          <table:table-cell table:formula="of:=&quot;0x&quot;&amp;DEC2HEX(ROW()-2)" office:value-type="string" office:string-value="0x8E" calcext:value-type="string">
            <text:p>0x8E</text:p>
          </table:table-cell>
          <table:table-cell office:value-type="string" calcext:value-type="string">
            <text:p>Diamond Du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4] = &quot;S&quot;; 10 + [.C144] - 1; IF ([.F144] = &quot;A&quot;; 15 + [.C144] - 1; IF ([.F144] = &quot;B&quot;; 20 + ([.C144] - 1) * 2; IF ([.F144] = &quot;C&quot;; 25 + ([.C144] - 1) * 2; IF ([.F144] = &quot;D&quot;; 30 + ([.C144] - 1) * 3; IF([.F144] = &quot;E&quot;; 40 + ([.C144] - 1) * 4; IF ([.F144] = &quot;F&quot;; 45 + ([.C144] - 1) * 4; IF ([.F144] = &quot;E+&quot;; 35 + ([.C144] - 1) * 3; IF([.F144] = &quot;G&quot;; 50 + ([.C144] - 1) * 5; 60 + ([.C144] - 1) * 5)))))))))" office:value-type="float" office:value="27" calcext:value-type="float">
            <text:p>27</text:p>
          </table:table-cell>
          <table:table-cell table:formula="of:=COM.MICROSOFT.CONCAT([.A144];&quot;: { &quot;&quot;idMostSigNib&quot;&quot;: &quot;;BITAND(ROW()-2;65280)/256;&quot;, &quot;&quot;idLeastSigByte&quot;&quot;: &quot;;&quot;0x&quot;&amp;DEC2HEX(BITAND(ROW()-2;255));&quot;, &quot;&quot;name&quot;&quot;: &quot;&quot;&quot;;[.B144];&quot;&quot;&quot;, &quot;&quot;value&quot;&quot;: &quot;;IF([.C144] &gt; 0; MOD([.C144]; 10); -1);&quot;, &quot;&quot;type&quot;&quot;: &quot;&quot;&quot;;[.D144];&quot;&quot;&quot;, &quot;&quot;cpCost&quot;&quot;: &quot;;[.G144];&quot;, &quot;&quot;element&quot;&quot;: &quot;&quot;&quot;;[.E144];&quot;&quot;&quot;, },&quot;)" office:value-type="string" office:string-value="0x8E: { &quot;idMostSigNib&quot;: 0, &quot;idLeastSigByte&quot;: 0x8E, &quot;name&quot;: &quot;Diamond Dust&quot;, &quot;value&quot;: 2, &quot;type&quot;: &quot;Attack&quot;, &quot;cpCost&quot;: 27, &quot;element&quot;: &quot;Ice&quot;, }," calcext:value-type="string">
            <text:p>0x8E: { "idMostSigNib": 0, "idLeastSigByte": 0x8E, "name": "Diamond Dust", "value": 2, "type": "Attack", "cpCost": 27, "element": "Ice", },</text:p>
          </table:table-cell>
        </table:table-row>
        <table:table-row table:style-name="ro1">
          <table:table-cell table:formula="of:=&quot;0x&quot;&amp;DEC2HEX(ROW()-2)" office:value-type="string" office:string-value="0x8F" calcext:value-type="string">
            <text:p>0x8F</text:p>
          </table:table-cell>
          <table:table-cell office:value-type="string" calcext:value-type="string">
            <text:p>Diamond Du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5] = &quot;S&quot;; 10 + [.C145] - 1; IF ([.F145] = &quot;A&quot;; 15 + [.C145] - 1; IF ([.F145] = &quot;B&quot;; 20 + ([.C145] - 1) * 2; IF ([.F145] = &quot;C&quot;; 25 + ([.C145] - 1) * 2; IF ([.F145] = &quot;D&quot;; 30 + ([.C145] - 1) * 3; IF([.F145] = &quot;E&quot;; 40 + ([.C145] - 1) * 4; IF ([.F145] = &quot;F&quot;; 45 + ([.C145] - 1) * 4; IF ([.F145] = &quot;E+&quot;; 35 + ([.C145] - 1) * 3; IF([.F145] = &quot;G&quot;; 50 + ([.C145] - 1) * 5; 60 + ([.C145] - 1) * 5)))))))))" office:value-type="float" office:value="29" calcext:value-type="float">
            <text:p>29</text:p>
          </table:table-cell>
          <table:table-cell table:formula="of:=COM.MICROSOFT.CONCAT([.A145];&quot;: { &quot;&quot;idMostSigNib&quot;&quot;: &quot;;BITAND(ROW()-2;65280)/256;&quot;, &quot;&quot;idLeastSigByte&quot;&quot;: &quot;;&quot;0x&quot;&amp;DEC2HEX(BITAND(ROW()-2;255));&quot;, &quot;&quot;name&quot;&quot;: &quot;&quot;&quot;;[.B145];&quot;&quot;&quot;, &quot;&quot;value&quot;&quot;: &quot;;IF([.C145] &gt; 0; MOD([.C145]; 10); -1);&quot;, &quot;&quot;type&quot;&quot;: &quot;&quot;&quot;;[.D145];&quot;&quot;&quot;, &quot;&quot;cpCost&quot;&quot;: &quot;;[.G145];&quot;, &quot;&quot;element&quot;&quot;: &quot;&quot;&quot;;[.E145];&quot;&quot;&quot;, },&quot;)" office:value-type="string" office:string-value="0x8F: { &quot;idMostSigNib&quot;: 0, &quot;idLeastSigByte&quot;: 0x8F, &quot;name&quot;: &quot;Diamond Dust&quot;, &quot;value&quot;: 3, &quot;type&quot;: &quot;Attack&quot;, &quot;cpCost&quot;: 29, &quot;element&quot;: &quot;Ice&quot;, }," calcext:value-type="string">
            <text:p>0x8F: { "idMostSigNib": 0, "idLeastSigByte": 0x8F, "name": "Diamond Dust", "value": 3, "type": "Attack", "cpCost": 29, "element": "Ice", },</text:p>
          </table:table-cell>
        </table:table-row>
        <table:table-row table:style-name="ro1">
          <table:table-cell table:formula="of:=&quot;0x&quot;&amp;DEC2HEX(ROW()-2)" office:value-type="string" office:string-value="0x90" calcext:value-type="string">
            <text:p>0x90</text:p>
          </table:table-cell>
          <table:table-cell office:value-type="string" calcext:value-type="string">
            <text:p>Diamond Du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6] = &quot;S&quot;; 10 + [.C146] - 1; IF ([.F146] = &quot;A&quot;; 15 + [.C146] - 1; IF ([.F146] = &quot;B&quot;; 20 + ([.C146] - 1) * 2; IF ([.F146] = &quot;C&quot;; 25 + ([.C146] - 1) * 2; IF ([.F146] = &quot;D&quot;; 30 + ([.C146] - 1) * 3; IF([.F146] = &quot;E&quot;; 40 + ([.C146] - 1) * 4; IF ([.F146] = &quot;F&quot;; 45 + ([.C146] - 1) * 4; IF ([.F146] = &quot;E+&quot;; 35 + ([.C146] - 1) * 3; IF([.F146] = &quot;G&quot;; 50 + ([.C146] - 1) * 5; 60 + ([.C146] - 1) * 5)))))))))" office:value-type="float" office:value="31" calcext:value-type="float">
            <text:p>31</text:p>
          </table:table-cell>
          <table:table-cell table:formula="of:=COM.MICROSOFT.CONCAT([.A146];&quot;: { &quot;&quot;idMostSigNib&quot;&quot;: &quot;;BITAND(ROW()-2;65280)/256;&quot;, &quot;&quot;idLeastSigByte&quot;&quot;: &quot;;&quot;0x&quot;&amp;DEC2HEX(BITAND(ROW()-2;255));&quot;, &quot;&quot;name&quot;&quot;: &quot;&quot;&quot;;[.B146];&quot;&quot;&quot;, &quot;&quot;value&quot;&quot;: &quot;;IF([.C146] &gt; 0; MOD([.C146]; 10); -1);&quot;, &quot;&quot;type&quot;&quot;: &quot;&quot;&quot;;[.D146];&quot;&quot;&quot;, &quot;&quot;cpCost&quot;&quot;: &quot;;[.G146];&quot;, &quot;&quot;element&quot;&quot;: &quot;&quot;&quot;;[.E146];&quot;&quot;&quot;, },&quot;)" office:value-type="string" office:string-value="0x90: { &quot;idMostSigNib&quot;: 0, &quot;idLeastSigByte&quot;: 0x90, &quot;name&quot;: &quot;Diamond Dust&quot;, &quot;value&quot;: 4, &quot;type&quot;: &quot;Attack&quot;, &quot;cpCost&quot;: 31, &quot;element&quot;: &quot;Ice&quot;, }," calcext:value-type="string">
            <text:p>0x90: { "idMostSigNib": 0, "idLeastSigByte": 0x90, "name": "Diamond Dust", "value": 4, "type": "Attack", "cpCost": 31, "element": "Ice", },</text:p>
          </table:table-cell>
        </table:table-row>
        <table:table-row table:style-name="ro1">
          <table:table-cell table:formula="of:=&quot;0x&quot;&amp;DEC2HEX(ROW()-2)" office:value-type="string" office:string-value="0x91" calcext:value-type="string">
            <text:p>0x91</text:p>
          </table:table-cell>
          <table:table-cell office:value-type="string" calcext:value-type="string">
            <text:p>Diamond Du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7] = &quot;S&quot;; 10 + [.C147] - 1; IF ([.F147] = &quot;A&quot;; 15 + [.C147] - 1; IF ([.F147] = &quot;B&quot;; 20 + ([.C147] - 1) * 2; IF ([.F147] = &quot;C&quot;; 25 + ([.C147] - 1) * 2; IF ([.F147] = &quot;D&quot;; 30 + ([.C147] - 1) * 3; IF([.F147] = &quot;E&quot;; 40 + ([.C147] - 1) * 4; IF ([.F147] = &quot;F&quot;; 45 + ([.C147] - 1) * 4; IF ([.F147] = &quot;E+&quot;; 35 + ([.C147] - 1) * 3; IF([.F147] = &quot;G&quot;; 50 + ([.C147] - 1) * 5; 60 + ([.C147] - 1) * 5)))))))))" office:value-type="float" office:value="33" calcext:value-type="float">
            <text:p>33</text:p>
          </table:table-cell>
          <table:table-cell table:formula="of:=COM.MICROSOFT.CONCAT([.A147];&quot;: { &quot;&quot;idMostSigNib&quot;&quot;: &quot;;BITAND(ROW()-2;65280)/256;&quot;, &quot;&quot;idLeastSigByte&quot;&quot;: &quot;;&quot;0x&quot;&amp;DEC2HEX(BITAND(ROW()-2;255));&quot;, &quot;&quot;name&quot;&quot;: &quot;&quot;&quot;;[.B147];&quot;&quot;&quot;, &quot;&quot;value&quot;&quot;: &quot;;IF([.C147] &gt; 0; MOD([.C147]; 10); -1);&quot;, &quot;&quot;type&quot;&quot;: &quot;&quot;&quot;;[.D147];&quot;&quot;&quot;, &quot;&quot;cpCost&quot;&quot;: &quot;;[.G147];&quot;, &quot;&quot;element&quot;&quot;: &quot;&quot;&quot;;[.E147];&quot;&quot;&quot;, },&quot;)" office:value-type="string" office:string-value="0x91: { &quot;idMostSigNib&quot;: 0, &quot;idLeastSigByte&quot;: 0x91, &quot;name&quot;: &quot;Diamond Dust&quot;, &quot;value&quot;: 5, &quot;type&quot;: &quot;Attack&quot;, &quot;cpCost&quot;: 33, &quot;element&quot;: &quot;Ice&quot;, }," calcext:value-type="string">
            <text:p>0x91: { "idMostSigNib": 0, "idLeastSigByte": 0x91, "name": "Diamond Dust", "value": 5, "type": "Attack", "cpCost": 33, "element": "Ice", },</text:p>
          </table:table-cell>
        </table:table-row>
        <table:table-row table:style-name="ro1">
          <table:table-cell table:formula="of:=&quot;0x&quot;&amp;DEC2HEX(ROW()-2)" office:value-type="string" office:string-value="0x92" calcext:value-type="string">
            <text:p>0x92</text:p>
          </table:table-cell>
          <table:table-cell office:value-type="string" calcext:value-type="string">
            <text:p>Diamond Du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8] = &quot;S&quot;; 10 + [.C148] - 1; IF ([.F148] = &quot;A&quot;; 15 + [.C148] - 1; IF ([.F148] = &quot;B&quot;; 20 + ([.C148] - 1) * 2; IF ([.F148] = &quot;C&quot;; 25 + ([.C148] - 1) * 2; IF ([.F148] = &quot;D&quot;; 30 + ([.C148] - 1) * 3; IF([.F148] = &quot;E&quot;; 40 + ([.C148] - 1) * 4; IF ([.F148] = &quot;F&quot;; 45 + ([.C148] - 1) * 4; IF ([.F148] = &quot;E+&quot;; 35 + ([.C148] - 1) * 3; IF([.F148] = &quot;G&quot;; 50 + ([.C148] - 1) * 5; 60 + ([.C148] - 1) * 5)))))))))" office:value-type="float" office:value="35" calcext:value-type="float">
            <text:p>35</text:p>
          </table:table-cell>
          <table:table-cell table:formula="of:=COM.MICROSOFT.CONCAT([.A148];&quot;: { &quot;&quot;idMostSigNib&quot;&quot;: &quot;;BITAND(ROW()-2;65280)/256;&quot;, &quot;&quot;idLeastSigByte&quot;&quot;: &quot;;&quot;0x&quot;&amp;DEC2HEX(BITAND(ROW()-2;255));&quot;, &quot;&quot;name&quot;&quot;: &quot;&quot;&quot;;[.B148];&quot;&quot;&quot;, &quot;&quot;value&quot;&quot;: &quot;;IF([.C148] &gt; 0; MOD([.C148]; 10); -1);&quot;, &quot;&quot;type&quot;&quot;: &quot;&quot;&quot;;[.D148];&quot;&quot;&quot;, &quot;&quot;cpCost&quot;&quot;: &quot;;[.G148];&quot;, &quot;&quot;element&quot;&quot;: &quot;&quot;&quot;;[.E148];&quot;&quot;&quot;, },&quot;)" office:value-type="string" office:string-value="0x92: { &quot;idMostSigNib&quot;: 0, &quot;idLeastSigByte&quot;: 0x92, &quot;name&quot;: &quot;Diamond Dust&quot;, &quot;value&quot;: 6, &quot;type&quot;: &quot;Attack&quot;, &quot;cpCost&quot;: 35, &quot;element&quot;: &quot;Ice&quot;, }," calcext:value-type="string">
            <text:p>0x92: { "idMostSigNib": 0, "idLeastSigByte": 0x92, "name": "Diamond Dust", "value": 6, "type": "Attack", "cpCost": 35, "element": "Ice", },</text:p>
          </table:table-cell>
        </table:table-row>
        <table:table-row table:style-name="ro1">
          <table:table-cell table:formula="of:=&quot;0x&quot;&amp;DEC2HEX(ROW()-2)" office:value-type="string" office:string-value="0x93" calcext:value-type="string">
            <text:p>0x93</text:p>
          </table:table-cell>
          <table:table-cell office:value-type="string" calcext:value-type="string">
            <text:p>Diamond Du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49] = &quot;S&quot;; 10 + [.C149] - 1; IF ([.F149] = &quot;A&quot;; 15 + [.C149] - 1; IF ([.F149] = &quot;B&quot;; 20 + ([.C149] - 1) * 2; IF ([.F149] = &quot;C&quot;; 25 + ([.C149] - 1) * 2; IF ([.F149] = &quot;D&quot;; 30 + ([.C149] - 1) * 3; IF([.F149] = &quot;E&quot;; 40 + ([.C149] - 1) * 4; IF ([.F149] = &quot;F&quot;; 45 + ([.C149] - 1) * 4; IF ([.F149] = &quot;E+&quot;; 35 + ([.C149] - 1) * 3; IF([.F149] = &quot;G&quot;; 50 + ([.C149] - 1) * 5; 60 + ([.C149] - 1) * 5)))))))))" office:value-type="float" office:value="37" calcext:value-type="float">
            <text:p>37</text:p>
          </table:table-cell>
          <table:table-cell table:formula="of:=COM.MICROSOFT.CONCAT([.A149];&quot;: { &quot;&quot;idMostSigNib&quot;&quot;: &quot;;BITAND(ROW()-2;65280)/256;&quot;, &quot;&quot;idLeastSigByte&quot;&quot;: &quot;;&quot;0x&quot;&amp;DEC2HEX(BITAND(ROW()-2;255));&quot;, &quot;&quot;name&quot;&quot;: &quot;&quot;&quot;;[.B149];&quot;&quot;&quot;, &quot;&quot;value&quot;&quot;: &quot;;IF([.C149] &gt; 0; MOD([.C149]; 10); -1);&quot;, &quot;&quot;type&quot;&quot;: &quot;&quot;&quot;;[.D149];&quot;&quot;&quot;, &quot;&quot;cpCost&quot;&quot;: &quot;;[.G149];&quot;, &quot;&quot;element&quot;&quot;: &quot;&quot;&quot;;[.E149];&quot;&quot;&quot;, },&quot;)" office:value-type="string" office:string-value="0x93: { &quot;idMostSigNib&quot;: 0, &quot;idLeastSigByte&quot;: 0x93, &quot;name&quot;: &quot;Diamond Dust&quot;, &quot;value&quot;: 7, &quot;type&quot;: &quot;Attack&quot;, &quot;cpCost&quot;: 37, &quot;element&quot;: &quot;Ice&quot;, }," calcext:value-type="string">
            <text:p>0x93: { "idMostSigNib": 0, "idLeastSigByte": 0x93, "name": "Diamond Dust", "value": 7, "type": "Attack", "cpCost": 37, "element": "Ice", },</text:p>
          </table:table-cell>
        </table:table-row>
        <table:table-row table:style-name="ro1">
          <table:table-cell table:formula="of:=&quot;0x&quot;&amp;DEC2HEX(ROW()-2)" office:value-type="string" office:string-value="0x94" calcext:value-type="string">
            <text:p>0x94</text:p>
          </table:table-cell>
          <table:table-cell office:value-type="string" calcext:value-type="string">
            <text:p>Diamond Du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50] = &quot;S&quot;; 10 + [.C150] - 1; IF ([.F150] = &quot;A&quot;; 15 + [.C150] - 1; IF ([.F150] = &quot;B&quot;; 20 + ([.C150] - 1) * 2; IF ([.F150] = &quot;C&quot;; 25 + ([.C150] - 1) * 2; IF ([.F150] = &quot;D&quot;; 30 + ([.C150] - 1) * 3; IF([.F150] = &quot;E&quot;; 40 + ([.C150] - 1) * 4; IF ([.F150] = &quot;F&quot;; 45 + ([.C150] - 1) * 4; IF ([.F150] = &quot;E+&quot;; 35 + ([.C150] - 1) * 3; IF([.F150] = &quot;G&quot;; 50 + ([.C150] - 1) * 5; 60 + ([.C150] - 1) * 5)))))))))" office:value-type="float" office:value="39" calcext:value-type="float">
            <text:p>39</text:p>
          </table:table-cell>
          <table:table-cell table:formula="of:=COM.MICROSOFT.CONCAT([.A150];&quot;: { &quot;&quot;idMostSigNib&quot;&quot;: &quot;;BITAND(ROW()-2;65280)/256;&quot;, &quot;&quot;idLeastSigByte&quot;&quot;: &quot;;&quot;0x&quot;&amp;DEC2HEX(BITAND(ROW()-2;255));&quot;, &quot;&quot;name&quot;&quot;: &quot;&quot;&quot;;[.B150];&quot;&quot;&quot;, &quot;&quot;value&quot;&quot;: &quot;;IF([.C150] &gt; 0; MOD([.C150]; 10); -1);&quot;, &quot;&quot;type&quot;&quot;: &quot;&quot;&quot;;[.D150];&quot;&quot;&quot;, &quot;&quot;cpCost&quot;&quot;: &quot;;[.G150];&quot;, &quot;&quot;element&quot;&quot;: &quot;&quot;&quot;;[.E150];&quot;&quot;&quot;, },&quot;)" office:value-type="string" office:string-value="0x94: { &quot;idMostSigNib&quot;: 0, &quot;idLeastSigByte&quot;: 0x94, &quot;name&quot;: &quot;Diamond Dust&quot;, &quot;value&quot;: 8, &quot;type&quot;: &quot;Attack&quot;, &quot;cpCost&quot;: 39, &quot;element&quot;: &quot;Ice&quot;, }," calcext:value-type="string">
            <text:p>0x94: { "idMostSigNib": 0, "idLeastSigByte": 0x94, "name": "Diamond Dust", "value": 8, "type": "Attack", "cpCost": 39, "element": "Ice", },</text:p>
          </table:table-cell>
        </table:table-row>
        <table:table-row table:style-name="ro1">
          <table:table-cell table:formula="of:=&quot;0x&quot;&amp;DEC2HEX(ROW()-2)" office:value-type="string" office:string-value="0x95" calcext:value-type="string">
            <text:p>0x95</text:p>
          </table:table-cell>
          <table:table-cell office:value-type="string" calcext:value-type="string">
            <text:p>Diamond Du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</text:p>
          </table:table-cell>
          <table:table-cell table:formula="of:=IF([.F151] = &quot;S&quot;; 10 + [.C151] - 1; IF ([.F151] = &quot;A&quot;; 15 + [.C151] - 1; IF ([.F151] = &quot;B&quot;; 20 + ([.C151] - 1) * 2; IF ([.F151] = &quot;C&quot;; 25 + ([.C151] - 1) * 2; IF ([.F151] = &quot;D&quot;; 30 + ([.C151] - 1) * 3; IF([.F151] = &quot;E&quot;; 40 + ([.C151] - 1) * 4; IF ([.F151] = &quot;F&quot;; 45 + ([.C151] - 1) * 4; IF ([.F151] = &quot;E+&quot;; 35 + ([.C151] - 1) * 3; IF([.F151] = &quot;G&quot;; 50 + ([.C151] - 1) * 5; 60 + ([.C151] - 1) * 5)))))))))" office:value-type="float" office:value="41" calcext:value-type="float">
            <text:p>41</text:p>
          </table:table-cell>
          <table:table-cell table:formula="of:=COM.MICROSOFT.CONCAT([.A151];&quot;: { &quot;&quot;idMostSigNib&quot;&quot;: &quot;;BITAND(ROW()-2;65280)/256;&quot;, &quot;&quot;idLeastSigByte&quot;&quot;: &quot;;&quot;0x&quot;&amp;DEC2HEX(BITAND(ROW()-2;255));&quot;, &quot;&quot;name&quot;&quot;: &quot;&quot;&quot;;[.B151];&quot;&quot;&quot;, &quot;&quot;value&quot;&quot;: &quot;;IF([.C151] &gt; 0; MOD([.C151]; 10); -1);&quot;, &quot;&quot;type&quot;&quot;: &quot;&quot;&quot;;[.D151];&quot;&quot;&quot;, &quot;&quot;cpCost&quot;&quot;: &quot;;[.G151];&quot;, &quot;&quot;element&quot;&quot;: &quot;&quot;&quot;;[.E151];&quot;&quot;&quot;, },&quot;)" office:value-type="string" office:string-value="0x95: { &quot;idMostSigNib&quot;: 0, &quot;idLeastSigByte&quot;: 0x95, &quot;name&quot;: &quot;Diamond Dust&quot;, &quot;value&quot;: 9, &quot;type&quot;: &quot;Attack&quot;, &quot;cpCost&quot;: 41, &quot;element&quot;: &quot;Ice&quot;, }," calcext:value-type="string">
            <text:p>0x95: { "idMostSigNib": 0, "idLeastSigByte": 0x95, "name": "Diamond Dust", "value": 9, "type": "Attack", "cpCost": 41, "element": "Ice", },</text:p>
          </table:table-cell>
        </table:table-row>
        <table:table-row table:style-name="ro1">
          <table:table-cell table:formula="of:=&quot;0x&quot;&amp;DEC2HEX(ROW()-2)" office:value-type="string" office:string-value="0x96" calcext:value-type="string">
            <text:p>0x96</text:p>
          </table:table-cell>
          <table:table-cell office:value-type="string" calcext:value-type="string">
            <text:p>One-Winged Ang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2] = &quot;S&quot;; 10 + [.C152] - 1; IF ([.F152] = &quot;A&quot;; 15 + [.C152] - 1; IF ([.F152] = &quot;B&quot;; 20 + ([.C152] - 1) * 2; IF ([.F152] = &quot;C&quot;; 25 + ([.C152] - 1) * 2; IF ([.F152] = &quot;D&quot;; 30 + ([.C152] - 1) * 3; IF([.F152] = &quot;E&quot;; 40 + ([.C152] - 1) * 4; IF ([.F152] = &quot;F&quot;; 45 + ([.C152] - 1) * 4; IF ([.F152] = &quot;E+&quot;; 35 + ([.C152] - 1) * 3; IF([.F152] = &quot;G&quot;; 50 + ([.C152] - 1) * 5; 60 + ([.C152] - 1) * 5)))))))))" office:value-type="float" office:value="43" calcext:value-type="float">
            <text:p>43</text:p>
          </table:table-cell>
          <table:table-cell table:formula="of:=COM.MICROSOFT.CONCAT([.A152];&quot;: { &quot;&quot;idMostSigNib&quot;&quot;: &quot;;BITAND(ROW()-2;65280)/256;&quot;, &quot;&quot;idLeastSigByte&quot;&quot;: &quot;;&quot;0x&quot;&amp;DEC2HEX(BITAND(ROW()-2;255));&quot;, &quot;&quot;name&quot;&quot;: &quot;&quot;&quot;;[.B152];&quot;&quot;&quot;, &quot;&quot;value&quot;&quot;: &quot;;IF([.C152] &gt; 0; MOD([.C152]; 10); -1);&quot;, &quot;&quot;type&quot;&quot;: &quot;&quot;&quot;;[.D152];&quot;&quot;&quot;, &quot;&quot;cpCost&quot;&quot;: &quot;;[.G152];&quot;, &quot;&quot;element&quot;&quot;: &quot;&quot;&quot;;[.E152];&quot;&quot;&quot;, },&quot;)" office:value-type="string" office:string-value="0x96: { &quot;idMostSigNib&quot;: 0, &quot;idLeastSigByte&quot;: 0x96, &quot;name&quot;: &quot;One-Winged Angel&quot;, &quot;value&quot;: 0, &quot;type&quot;: &quot;Attack&quot;, &quot;cpCost&quot;: 43, &quot;element&quot;: &quot;Fire&quot;, }," calcext:value-type="string">
            <text:p>0x96: { "idMostSigNib": 0, "idLeastSigByte": 0x96, "name": "One-Winged Angel", "value": 0, "type": "Attack", "cpCost": 43, "element": "Fire", },</text:p>
          </table:table-cell>
        </table:table-row>
        <table:table-row table:style-name="ro1">
          <table:table-cell table:formula="of:=&quot;0x&quot;&amp;DEC2HEX(ROW()-2)" office:value-type="string" office:string-value="0x97" calcext:value-type="string">
            <text:p>0x97</text:p>
          </table:table-cell>
          <table:table-cell office:value-type="string" calcext:value-type="string">
            <text:p>One-Winged Ang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3] = &quot;S&quot;; 10 + [.C153] - 1; IF ([.F153] = &quot;A&quot;; 15 + [.C153] - 1; IF ([.F153] = &quot;B&quot;; 20 + ([.C153] - 1) * 2; IF ([.F153] = &quot;C&quot;; 25 + ([.C153] - 1) * 2; IF ([.F153] = &quot;D&quot;; 30 + ([.C153] - 1) * 3; IF([.F153] = &quot;E&quot;; 40 + ([.C153] - 1) * 4; IF ([.F153] = &quot;F&quot;; 45 + ([.C153] - 1) * 4; IF ([.F153] = &quot;E+&quot;; 35 + ([.C153] - 1) * 3; IF([.F153] = &quot;G&quot;; 50 + ([.C153] - 1) * 5; 60 + ([.C153] - 1) * 5)))))))))" office:value-type="float" office:value="25" calcext:value-type="float">
            <text:p>25</text:p>
          </table:table-cell>
          <table:table-cell table:formula="of:=COM.MICROSOFT.CONCAT([.A153];&quot;: { &quot;&quot;idMostSigNib&quot;&quot;: &quot;;BITAND(ROW()-2;65280)/256;&quot;, &quot;&quot;idLeastSigByte&quot;&quot;: &quot;;&quot;0x&quot;&amp;DEC2HEX(BITAND(ROW()-2;255));&quot;, &quot;&quot;name&quot;&quot;: &quot;&quot;&quot;;[.B153];&quot;&quot;&quot;, &quot;&quot;value&quot;&quot;: &quot;;IF([.C153] &gt; 0; MOD([.C153]; 10); -1);&quot;, &quot;&quot;type&quot;&quot;: &quot;&quot;&quot;;[.D153];&quot;&quot;&quot;, &quot;&quot;cpCost&quot;&quot;: &quot;;[.G153];&quot;, &quot;&quot;element&quot;&quot;: &quot;&quot;&quot;;[.E153];&quot;&quot;&quot;, },&quot;)" office:value-type="string" office:string-value="0x97: { &quot;idMostSigNib&quot;: 0, &quot;idLeastSigByte&quot;: 0x97, &quot;name&quot;: &quot;One-Winged Angel&quot;, &quot;value&quot;: 1, &quot;type&quot;: &quot;Attack&quot;, &quot;cpCost&quot;: 25, &quot;element&quot;: &quot;Fire&quot;, }," calcext:value-type="string">
            <text:p>0x97: { "idMostSigNib": 0, "idLeastSigByte": 0x97, "name": "One-Winged Angel", "value": 1, "type": "Attack", "cpCost": 25, "element": "Fire", },</text:p>
          </table:table-cell>
        </table:table-row>
        <table:table-row table:style-name="ro1">
          <table:table-cell table:formula="of:=&quot;0x&quot;&amp;DEC2HEX(ROW()-2)" office:value-type="string" office:string-value="0x98" calcext:value-type="string">
            <text:p>0x98</text:p>
          </table:table-cell>
          <table:table-cell office:value-type="string" calcext:value-type="string">
            <text:p>One-Winged Ang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4] = &quot;S&quot;; 10 + [.C154] - 1; IF ([.F154] = &quot;A&quot;; 15 + [.C154] - 1; IF ([.F154] = &quot;B&quot;; 20 + ([.C154] - 1) * 2; IF ([.F154] = &quot;C&quot;; 25 + ([.C154] - 1) * 2; IF ([.F154] = &quot;D&quot;; 30 + ([.C154] - 1) * 3; IF([.F154] = &quot;E&quot;; 40 + ([.C154] - 1) * 4; IF ([.F154] = &quot;F&quot;; 45 + ([.C154] - 1) * 4; IF ([.F154] = &quot;E+&quot;; 35 + ([.C154] - 1) * 3; IF([.F154] = &quot;G&quot;; 50 + ([.C154] - 1) * 5; 60 + ([.C154] - 1) * 5)))))))))" office:value-type="float" office:value="27" calcext:value-type="float">
            <text:p>27</text:p>
          </table:table-cell>
          <table:table-cell table:formula="of:=COM.MICROSOFT.CONCAT([.A154];&quot;: { &quot;&quot;idMostSigNib&quot;&quot;: &quot;;BITAND(ROW()-2;65280)/256;&quot;, &quot;&quot;idLeastSigByte&quot;&quot;: &quot;;&quot;0x&quot;&amp;DEC2HEX(BITAND(ROW()-2;255));&quot;, &quot;&quot;name&quot;&quot;: &quot;&quot;&quot;;[.B154];&quot;&quot;&quot;, &quot;&quot;value&quot;&quot;: &quot;;IF([.C154] &gt; 0; MOD([.C154]; 10); -1);&quot;, &quot;&quot;type&quot;&quot;: &quot;&quot;&quot;;[.D154];&quot;&quot;&quot;, &quot;&quot;cpCost&quot;&quot;: &quot;;[.G154];&quot;, &quot;&quot;element&quot;&quot;: &quot;&quot;&quot;;[.E154];&quot;&quot;&quot;, },&quot;)" office:value-type="string" office:string-value="0x98: { &quot;idMostSigNib&quot;: 0, &quot;idLeastSigByte&quot;: 0x98, &quot;name&quot;: &quot;One-Winged Angel&quot;, &quot;value&quot;: 2, &quot;type&quot;: &quot;Attack&quot;, &quot;cpCost&quot;: 27, &quot;element&quot;: &quot;Fire&quot;, }," calcext:value-type="string">
            <text:p>0x98: { "idMostSigNib": 0, "idLeastSigByte": 0x98, "name": "One-Winged Angel", "value": 2, "type": "Attack", "cpCost": 27, "element": "Fire", },</text:p>
          </table:table-cell>
        </table:table-row>
        <table:table-row table:style-name="ro1">
          <table:table-cell table:formula="of:=&quot;0x&quot;&amp;DEC2HEX(ROW()-2)" office:value-type="string" office:string-value="0x99" calcext:value-type="string">
            <text:p>0x99</text:p>
          </table:table-cell>
          <table:table-cell office:value-type="string" calcext:value-type="string">
            <text:p>One-Winged Ang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5] = &quot;S&quot;; 10 + [.C155] - 1; IF ([.F155] = &quot;A&quot;; 15 + [.C155] - 1; IF ([.F155] = &quot;B&quot;; 20 + ([.C155] - 1) * 2; IF ([.F155] = &quot;C&quot;; 25 + ([.C155] - 1) * 2; IF ([.F155] = &quot;D&quot;; 30 + ([.C155] - 1) * 3; IF([.F155] = &quot;E&quot;; 40 + ([.C155] - 1) * 4; IF ([.F155] = &quot;F&quot;; 45 + ([.C155] - 1) * 4; IF ([.F155] = &quot;E+&quot;; 35 + ([.C155] - 1) * 3; IF([.F155] = &quot;G&quot;; 50 + ([.C155] - 1) * 5; 60 + ([.C155] - 1) * 5)))))))))" office:value-type="float" office:value="29" calcext:value-type="float">
            <text:p>29</text:p>
          </table:table-cell>
          <table:table-cell table:formula="of:=COM.MICROSOFT.CONCAT([.A155];&quot;: { &quot;&quot;idMostSigNib&quot;&quot;: &quot;;BITAND(ROW()-2;65280)/256;&quot;, &quot;&quot;idLeastSigByte&quot;&quot;: &quot;;&quot;0x&quot;&amp;DEC2HEX(BITAND(ROW()-2;255));&quot;, &quot;&quot;name&quot;&quot;: &quot;&quot;&quot;;[.B155];&quot;&quot;&quot;, &quot;&quot;value&quot;&quot;: &quot;;IF([.C155] &gt; 0; MOD([.C155]; 10); -1);&quot;, &quot;&quot;type&quot;&quot;: &quot;&quot;&quot;;[.D155];&quot;&quot;&quot;, &quot;&quot;cpCost&quot;&quot;: &quot;;[.G155];&quot;, &quot;&quot;element&quot;&quot;: &quot;&quot;&quot;;[.E155];&quot;&quot;&quot;, },&quot;)" office:value-type="string" office:string-value="0x99: { &quot;idMostSigNib&quot;: 0, &quot;idLeastSigByte&quot;: 0x99, &quot;name&quot;: &quot;One-Winged Angel&quot;, &quot;value&quot;: 3, &quot;type&quot;: &quot;Attack&quot;, &quot;cpCost&quot;: 29, &quot;element&quot;: &quot;Fire&quot;, }," calcext:value-type="string">
            <text:p>0x99: { "idMostSigNib": 0, "idLeastSigByte": 0x99, "name": "One-Winged Angel", "value": 3, "type": "Attack", "cpCost": 29, "element": "Fire", },</text:p>
          </table:table-cell>
        </table:table-row>
        <table:table-row table:style-name="ro1">
          <table:table-cell table:formula="of:=&quot;0x&quot;&amp;DEC2HEX(ROW()-2)" office:value-type="string" office:string-value="0x9A" calcext:value-type="string">
            <text:p>0x9A</text:p>
          </table:table-cell>
          <table:table-cell office:value-type="string" calcext:value-type="string">
            <text:p>One-Winged Ang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6] = &quot;S&quot;; 10 + [.C156] - 1; IF ([.F156] = &quot;A&quot;; 15 + [.C156] - 1; IF ([.F156] = &quot;B&quot;; 20 + ([.C156] - 1) * 2; IF ([.F156] = &quot;C&quot;; 25 + ([.C156] - 1) * 2; IF ([.F156] = &quot;D&quot;; 30 + ([.C156] - 1) * 3; IF([.F156] = &quot;E&quot;; 40 + ([.C156] - 1) * 4; IF ([.F156] = &quot;F&quot;; 45 + ([.C156] - 1) * 4; IF ([.F156] = &quot;E+&quot;; 35 + ([.C156] - 1) * 3; IF([.F156] = &quot;G&quot;; 50 + ([.C156] - 1) * 5; 60 + ([.C156] - 1) * 5)))))))))" office:value-type="float" office:value="31" calcext:value-type="float">
            <text:p>31</text:p>
          </table:table-cell>
          <table:table-cell table:formula="of:=COM.MICROSOFT.CONCAT([.A156];&quot;: { &quot;&quot;idMostSigNib&quot;&quot;: &quot;;BITAND(ROW()-2;65280)/256;&quot;, &quot;&quot;idLeastSigByte&quot;&quot;: &quot;;&quot;0x&quot;&amp;DEC2HEX(BITAND(ROW()-2;255));&quot;, &quot;&quot;name&quot;&quot;: &quot;&quot;&quot;;[.B156];&quot;&quot;&quot;, &quot;&quot;value&quot;&quot;: &quot;;IF([.C156] &gt; 0; MOD([.C156]; 10); -1);&quot;, &quot;&quot;type&quot;&quot;: &quot;&quot;&quot;;[.D156];&quot;&quot;&quot;, &quot;&quot;cpCost&quot;&quot;: &quot;;[.G156];&quot;, &quot;&quot;element&quot;&quot;: &quot;&quot;&quot;;[.E156];&quot;&quot;&quot;, },&quot;)" office:value-type="string" office:string-value="0x9A: { &quot;idMostSigNib&quot;: 0, &quot;idLeastSigByte&quot;: 0x9A, &quot;name&quot;: &quot;One-Winged Angel&quot;, &quot;value&quot;: 4, &quot;type&quot;: &quot;Attack&quot;, &quot;cpCost&quot;: 31, &quot;element&quot;: &quot;Fire&quot;, }," calcext:value-type="string">
            <text:p>0x9A: { "idMostSigNib": 0, "idLeastSigByte": 0x9A, "name": "One-Winged Angel", "value": 4, "type": "Attack", "cpCost": 31, "element": "Fire", },</text:p>
          </table:table-cell>
        </table:table-row>
        <table:table-row table:style-name="ro1">
          <table:table-cell table:formula="of:=&quot;0x&quot;&amp;DEC2HEX(ROW()-2)" office:value-type="string" office:string-value="0x9B" calcext:value-type="string">
            <text:p>0x9B</text:p>
          </table:table-cell>
          <table:table-cell office:value-type="string" calcext:value-type="string">
            <text:p>One-Winged Ang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7] = &quot;S&quot;; 10 + [.C157] - 1; IF ([.F157] = &quot;A&quot;; 15 + [.C157] - 1; IF ([.F157] = &quot;B&quot;; 20 + ([.C157] - 1) * 2; IF ([.F157] = &quot;C&quot;; 25 + ([.C157] - 1) * 2; IF ([.F157] = &quot;D&quot;; 30 + ([.C157] - 1) * 3; IF([.F157] = &quot;E&quot;; 40 + ([.C157] - 1) * 4; IF ([.F157] = &quot;F&quot;; 45 + ([.C157] - 1) * 4; IF ([.F157] = &quot;E+&quot;; 35 + ([.C157] - 1) * 3; IF([.F157] = &quot;G&quot;; 50 + ([.C157] - 1) * 5; 60 + ([.C157] - 1) * 5)))))))))" office:value-type="float" office:value="33" calcext:value-type="float">
            <text:p>33</text:p>
          </table:table-cell>
          <table:table-cell table:formula="of:=COM.MICROSOFT.CONCAT([.A157];&quot;: { &quot;&quot;idMostSigNib&quot;&quot;: &quot;;BITAND(ROW()-2;65280)/256;&quot;, &quot;&quot;idLeastSigByte&quot;&quot;: &quot;;&quot;0x&quot;&amp;DEC2HEX(BITAND(ROW()-2;255));&quot;, &quot;&quot;name&quot;&quot;: &quot;&quot;&quot;;[.B157];&quot;&quot;&quot;, &quot;&quot;value&quot;&quot;: &quot;;IF([.C157] &gt; 0; MOD([.C157]; 10); -1);&quot;, &quot;&quot;type&quot;&quot;: &quot;&quot;&quot;;[.D157];&quot;&quot;&quot;, &quot;&quot;cpCost&quot;&quot;: &quot;;[.G157];&quot;, &quot;&quot;element&quot;&quot;: &quot;&quot;&quot;;[.E157];&quot;&quot;&quot;, },&quot;)" office:value-type="string" office:string-value="0x9B: { &quot;idMostSigNib&quot;: 0, &quot;idLeastSigByte&quot;: 0x9B, &quot;name&quot;: &quot;One-Winged Angel&quot;, &quot;value&quot;: 5, &quot;type&quot;: &quot;Attack&quot;, &quot;cpCost&quot;: 33, &quot;element&quot;: &quot;Fire&quot;, }," calcext:value-type="string">
            <text:p>0x9B: { "idMostSigNib": 0, "idLeastSigByte": 0x9B, "name": "One-Winged Angel", "value": 5, "type": "Attack", "cpCost": 33, "element": "Fire", },</text:p>
          </table:table-cell>
        </table:table-row>
        <table:table-row table:style-name="ro1">
          <table:table-cell table:formula="of:=&quot;0x&quot;&amp;DEC2HEX(ROW()-2)" office:value-type="string" office:string-value="0x9C" calcext:value-type="string">
            <text:p>0x9C</text:p>
          </table:table-cell>
          <table:table-cell office:value-type="string" calcext:value-type="string">
            <text:p>One-Winged Ang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8] = &quot;S&quot;; 10 + [.C158] - 1; IF ([.F158] = &quot;A&quot;; 15 + [.C158] - 1; IF ([.F158] = &quot;B&quot;; 20 + ([.C158] - 1) * 2; IF ([.F158] = &quot;C&quot;; 25 + ([.C158] - 1) * 2; IF ([.F158] = &quot;D&quot;; 30 + ([.C158] - 1) * 3; IF([.F158] = &quot;E&quot;; 40 + ([.C158] - 1) * 4; IF ([.F158] = &quot;F&quot;; 45 + ([.C158] - 1) * 4; IF ([.F158] = &quot;E+&quot;; 35 + ([.C158] - 1) * 3; IF([.F158] = &quot;G&quot;; 50 + ([.C158] - 1) * 5; 60 + ([.C158] - 1) * 5)))))))))" office:value-type="float" office:value="35" calcext:value-type="float">
            <text:p>35</text:p>
          </table:table-cell>
          <table:table-cell table:formula="of:=COM.MICROSOFT.CONCAT([.A158];&quot;: { &quot;&quot;idMostSigNib&quot;&quot;: &quot;;BITAND(ROW()-2;65280)/256;&quot;, &quot;&quot;idLeastSigByte&quot;&quot;: &quot;;&quot;0x&quot;&amp;DEC2HEX(BITAND(ROW()-2;255));&quot;, &quot;&quot;name&quot;&quot;: &quot;&quot;&quot;;[.B158];&quot;&quot;&quot;, &quot;&quot;value&quot;&quot;: &quot;;IF([.C158] &gt; 0; MOD([.C158]; 10); -1);&quot;, &quot;&quot;type&quot;&quot;: &quot;&quot;&quot;;[.D158];&quot;&quot;&quot;, &quot;&quot;cpCost&quot;&quot;: &quot;;[.G158];&quot;, &quot;&quot;element&quot;&quot;: &quot;&quot;&quot;;[.E158];&quot;&quot;&quot;, },&quot;)" office:value-type="string" office:string-value="0x9C: { &quot;idMostSigNib&quot;: 0, &quot;idLeastSigByte&quot;: 0x9C, &quot;name&quot;: &quot;One-Winged Angel&quot;, &quot;value&quot;: 6, &quot;type&quot;: &quot;Attack&quot;, &quot;cpCost&quot;: 35, &quot;element&quot;: &quot;Fire&quot;, }," calcext:value-type="string">
            <text:p>0x9C: { "idMostSigNib": 0, "idLeastSigByte": 0x9C, "name": "One-Winged Angel", "value": 6, "type": "Attack", "cpCost": 35, "element": "Fire", },</text:p>
          </table:table-cell>
        </table:table-row>
        <table:table-row table:style-name="ro1">
          <table:table-cell table:formula="of:=&quot;0x&quot;&amp;DEC2HEX(ROW()-2)" office:value-type="string" office:string-value="0x9D" calcext:value-type="string">
            <text:p>0x9D</text:p>
          </table:table-cell>
          <table:table-cell office:value-type="string" calcext:value-type="string">
            <text:p>One-Winged Ang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59] = &quot;S&quot;; 10 + [.C159] - 1; IF ([.F159] = &quot;A&quot;; 15 + [.C159] - 1; IF ([.F159] = &quot;B&quot;; 20 + ([.C159] - 1) * 2; IF ([.F159] = &quot;C&quot;; 25 + ([.C159] - 1) * 2; IF ([.F159] = &quot;D&quot;; 30 + ([.C159] - 1) * 3; IF([.F159] = &quot;E&quot;; 40 + ([.C159] - 1) * 4; IF ([.F159] = &quot;F&quot;; 45 + ([.C159] - 1) * 4; IF ([.F159] = &quot;E+&quot;; 35 + ([.C159] - 1) * 3; IF([.F159] = &quot;G&quot;; 50 + ([.C159] - 1) * 5; 60 + ([.C159] - 1) * 5)))))))))" office:value-type="float" office:value="37" calcext:value-type="float">
            <text:p>37</text:p>
          </table:table-cell>
          <table:table-cell table:formula="of:=COM.MICROSOFT.CONCAT([.A159];&quot;: { &quot;&quot;idMostSigNib&quot;&quot;: &quot;;BITAND(ROW()-2;65280)/256;&quot;, &quot;&quot;idLeastSigByte&quot;&quot;: &quot;;&quot;0x&quot;&amp;DEC2HEX(BITAND(ROW()-2;255));&quot;, &quot;&quot;name&quot;&quot;: &quot;&quot;&quot;;[.B159];&quot;&quot;&quot;, &quot;&quot;value&quot;&quot;: &quot;;IF([.C159] &gt; 0; MOD([.C159]; 10); -1);&quot;, &quot;&quot;type&quot;&quot;: &quot;&quot;&quot;;[.D159];&quot;&quot;&quot;, &quot;&quot;cpCost&quot;&quot;: &quot;;[.G159];&quot;, &quot;&quot;element&quot;&quot;: &quot;&quot;&quot;;[.E159];&quot;&quot;&quot;, },&quot;)" office:value-type="string" office:string-value="0x9D: { &quot;idMostSigNib&quot;: 0, &quot;idLeastSigByte&quot;: 0x9D, &quot;name&quot;: &quot;One-Winged Angel&quot;, &quot;value&quot;: 7, &quot;type&quot;: &quot;Attack&quot;, &quot;cpCost&quot;: 37, &quot;element&quot;: &quot;Fire&quot;, }," calcext:value-type="string">
            <text:p>0x9D: { "idMostSigNib": 0, "idLeastSigByte": 0x9D, "name": "One-Winged Angel", "value": 7, "type": "Attack", "cpCost": 37, "element": "Fire", },</text:p>
          </table:table-cell>
        </table:table-row>
        <table:table-row table:style-name="ro1">
          <table:table-cell table:formula="of:=&quot;0x&quot;&amp;DEC2HEX(ROW()-2)" office:value-type="string" office:string-value="0x9E" calcext:value-type="string">
            <text:p>0x9E</text:p>
          </table:table-cell>
          <table:table-cell office:value-type="string" calcext:value-type="string">
            <text:p>One-Winged Ang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60] = &quot;S&quot;; 10 + [.C160] - 1; IF ([.F160] = &quot;A&quot;; 15 + [.C160] - 1; IF ([.F160] = &quot;B&quot;; 20 + ([.C160] - 1) * 2; IF ([.F160] = &quot;C&quot;; 25 + ([.C160] - 1) * 2; IF ([.F160] = &quot;D&quot;; 30 + ([.C160] - 1) * 3; IF([.F160] = &quot;E&quot;; 40 + ([.C160] - 1) * 4; IF ([.F160] = &quot;F&quot;; 45 + ([.C160] - 1) * 4; IF ([.F160] = &quot;E+&quot;; 35 + ([.C160] - 1) * 3; IF([.F160] = &quot;G&quot;; 50 + ([.C160] - 1) * 5; 60 + ([.C160] - 1) * 5)))))))))" office:value-type="float" office:value="39" calcext:value-type="float">
            <text:p>39</text:p>
          </table:table-cell>
          <table:table-cell table:formula="of:=COM.MICROSOFT.CONCAT([.A160];&quot;: { &quot;&quot;idMostSigNib&quot;&quot;: &quot;;BITAND(ROW()-2;65280)/256;&quot;, &quot;&quot;idLeastSigByte&quot;&quot;: &quot;;&quot;0x&quot;&amp;DEC2HEX(BITAND(ROW()-2;255));&quot;, &quot;&quot;name&quot;&quot;: &quot;&quot;&quot;;[.B160];&quot;&quot;&quot;, &quot;&quot;value&quot;&quot;: &quot;;IF([.C160] &gt; 0; MOD([.C160]; 10); -1);&quot;, &quot;&quot;type&quot;&quot;: &quot;&quot;&quot;;[.D160];&quot;&quot;&quot;, &quot;&quot;cpCost&quot;&quot;: &quot;;[.G160];&quot;, &quot;&quot;element&quot;&quot;: &quot;&quot;&quot;;[.E160];&quot;&quot;&quot;, },&quot;)" office:value-type="string" office:string-value="0x9E: { &quot;idMostSigNib&quot;: 0, &quot;idLeastSigByte&quot;: 0x9E, &quot;name&quot;: &quot;One-Winged Angel&quot;, &quot;value&quot;: 8, &quot;type&quot;: &quot;Attack&quot;, &quot;cpCost&quot;: 39, &quot;element&quot;: &quot;Fire&quot;, }," calcext:value-type="string">
            <text:p>0x9E: { "idMostSigNib": 0, "idLeastSigByte": 0x9E, "name": "One-Winged Angel", "value": 8, "type": "Attack", "cpCost": 39, "element": "Fire", },</text:p>
          </table:table-cell>
        </table:table-row>
        <table:table-row table:style-name="ro1">
          <table:table-cell table:formula="of:=&quot;0x&quot;&amp;DEC2HEX(ROW()-2)" office:value-type="string" office:string-value="0x9F" calcext:value-type="string">
            <text:p>0x9F</text:p>
          </table:table-cell>
          <table:table-cell office:value-type="string" calcext:value-type="string">
            <text:p>One-Winged Ang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161] = &quot;S&quot;; 10 + [.C161] - 1; IF ([.F161] = &quot;A&quot;; 15 + [.C161] - 1; IF ([.F161] = &quot;B&quot;; 20 + ([.C161] - 1) * 2; IF ([.F161] = &quot;C&quot;; 25 + ([.C161] - 1) * 2; IF ([.F161] = &quot;D&quot;; 30 + ([.C161] - 1) * 3; IF([.F161] = &quot;E&quot;; 40 + ([.C161] - 1) * 4; IF ([.F161] = &quot;F&quot;; 45 + ([.C161] - 1) * 4; IF ([.F161] = &quot;E+&quot;; 35 + ([.C161] - 1) * 3; IF([.F161] = &quot;G&quot;; 50 + ([.C161] - 1) * 5; 60 + ([.C161] - 1) * 5)))))))))" office:value-type="float" office:value="41" calcext:value-type="float">
            <text:p>41</text:p>
          </table:table-cell>
          <table:table-cell table:formula="of:=COM.MICROSOFT.CONCAT([.A161];&quot;: { &quot;&quot;idMostSigNib&quot;&quot;: &quot;;BITAND(ROW()-2;65280)/256;&quot;, &quot;&quot;idLeastSigByte&quot;&quot;: &quot;;&quot;0x&quot;&amp;DEC2HEX(BITAND(ROW()-2;255));&quot;, &quot;&quot;name&quot;&quot;: &quot;&quot;&quot;;[.B161];&quot;&quot;&quot;, &quot;&quot;value&quot;&quot;: &quot;;IF([.C161] &gt; 0; MOD([.C161]; 10); -1);&quot;, &quot;&quot;type&quot;&quot;: &quot;&quot;&quot;;[.D161];&quot;&quot;&quot;, &quot;&quot;cpCost&quot;&quot;: &quot;;[.G161];&quot;, &quot;&quot;element&quot;&quot;: &quot;&quot;&quot;;[.E161];&quot;&quot;&quot;, },&quot;)" office:value-type="string" office:string-value="0x9F: { &quot;idMostSigNib&quot;: 0, &quot;idLeastSigByte&quot;: 0x9F, &quot;name&quot;: &quot;One-Winged Angel&quot;, &quot;value&quot;: 9, &quot;type&quot;: &quot;Attack&quot;, &quot;cpCost&quot;: 41, &quot;element&quot;: &quot;Fire&quot;, }," calcext:value-type="string">
            <text:p>0x9F: { "idMostSigNib": 0, "idLeastSigByte": 0x9F, "name": "One-Winged Angel", "value": 9, "type": "Attack", "cpCost": 41, "element": "Fire", },</text:p>
          </table:table-cell>
        </table:table-row>
        <table:table-row table:style-name="ro1">
          <table:table-cell table:formula="of:=&quot;0x&quot;&amp;DEC2HEX(ROW()-2)" office:value-type="string" office:string-value="0xA0" calcext:value-type="string">
            <text:p>0xA0</text:p>
          </table:table-cell>
          <table:table-cell office:value-type="string" calcext:value-type="string">
            <text:p>Ultima Weap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2] = &quot;S&quot;; 10 + [.C162] - 1; IF ([.F162] = &quot;A&quot;; 15 + [.C162] - 1; IF ([.F162] = &quot;B&quot;; 20 + ([.C162] - 1) * 2; IF ([.F162] = &quot;C&quot;; 25 + ([.C162] - 1) * 2; IF ([.F162] = &quot;D&quot;; 30 + ([.C162] - 1) * 3; IF([.F162] = &quot;E&quot;; 40 + ([.C162] - 1) * 4; IF ([.F162] = &quot;F&quot;; 45 + ([.C162] - 1) * 4; IF ([.F162] = &quot;E+&quot;; 35 + ([.C162] - 1) * 3; IF([.F162] = &quot;G&quot;; 50 + ([.C162] - 1) * 5; 60 + ([.C162] - 1) * 5)))))))))" office:value-type="float" office:value="57" calcext:value-type="float">
            <text:p>57</text:p>
          </table:table-cell>
          <table:table-cell table:formula="of:=COM.MICROSOFT.CONCAT([.A162];&quot;: { &quot;&quot;idMostSigNib&quot;&quot;: &quot;;BITAND(ROW()-2;65280)/256;&quot;, &quot;&quot;idLeastSigByte&quot;&quot;: &quot;;&quot;0x&quot;&amp;DEC2HEX(BITAND(ROW()-2;255));&quot;, &quot;&quot;name&quot;&quot;: &quot;&quot;&quot;;[.B162];&quot;&quot;&quot;, &quot;&quot;value&quot;&quot;: &quot;;IF([.C162] &gt; 0; MOD([.C162]; 10); -1);&quot;, &quot;&quot;type&quot;&quot;: &quot;&quot;&quot;;[.D162];&quot;&quot;&quot;, &quot;&quot;cpCost&quot;&quot;: &quot;;[.G162];&quot;, &quot;&quot;element&quot;&quot;: &quot;&quot;&quot;;[.E162];&quot;&quot;&quot;, },&quot;)" office:value-type="string" office:string-value="0xA0: { &quot;idMostSigNib&quot;: 0, &quot;idLeastSigByte&quot;: 0xA0, &quot;name&quot;: &quot;Ultima Weapon&quot;, &quot;value&quot;: 0, &quot;type&quot;: &quot;Attack&quot;, &quot;cpCost&quot;: 57, &quot;element&quot;: &quot;Physical&quot;, }," calcext:value-type="string">
            <text:p>0xA0: { "idMostSigNib": 0, "idLeastSigByte": 0xA0, "name": "Ultima Weapon", "value": 0, "type": "Attack", "cpCost": 57, "element": "Physical", },</text:p>
          </table:table-cell>
        </table:table-row>
        <table:table-row table:style-name="ro1">
          <table:table-cell table:formula="of:=&quot;0x&quot;&amp;DEC2HEX(ROW()-2)" office:value-type="string" office:string-value="0xA1" calcext:value-type="string">
            <text:p>0xA1</text:p>
          </table:table-cell>
          <table:table-cell office:value-type="string" calcext:value-type="string">
            <text:p>Ultima Weap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3] = &quot;S&quot;; 10 + [.C163] - 1; IF ([.F163] = &quot;A&quot;; 15 + [.C163] - 1; IF ([.F163] = &quot;B&quot;; 20 + ([.C163] - 1) * 2; IF ([.F163] = &quot;C&quot;; 25 + ([.C163] - 1) * 2; IF ([.F163] = &quot;D&quot;; 30 + ([.C163] - 1) * 3; IF([.F163] = &quot;E&quot;; 40 + ([.C163] - 1) * 4; IF ([.F163] = &quot;F&quot;; 45 + ([.C163] - 1) * 4; IF ([.F163] = &quot;E+&quot;; 35 + ([.C163] - 1) * 3; IF([.F163] = &quot;G&quot;; 50 + ([.C163] - 1) * 5; 60 + ([.C163] - 1) * 5)))))))))" office:value-type="float" office:value="30" calcext:value-type="float">
            <text:p>30</text:p>
          </table:table-cell>
          <table:table-cell table:formula="of:=COM.MICROSOFT.CONCAT([.A163];&quot;: { &quot;&quot;idMostSigNib&quot;&quot;: &quot;;BITAND(ROW()-2;65280)/256;&quot;, &quot;&quot;idLeastSigByte&quot;&quot;: &quot;;&quot;0x&quot;&amp;DEC2HEX(BITAND(ROW()-2;255));&quot;, &quot;&quot;name&quot;&quot;: &quot;&quot;&quot;;[.B163];&quot;&quot;&quot;, &quot;&quot;value&quot;&quot;: &quot;;IF([.C163] &gt; 0; MOD([.C163]; 10); -1);&quot;, &quot;&quot;type&quot;&quot;: &quot;&quot;&quot;;[.D163];&quot;&quot;&quot;, &quot;&quot;cpCost&quot;&quot;: &quot;;[.G163];&quot;, &quot;&quot;element&quot;&quot;: &quot;&quot;&quot;;[.E163];&quot;&quot;&quot;, },&quot;)" office:value-type="string" office:string-value="0xA1: { &quot;idMostSigNib&quot;: 0, &quot;idLeastSigByte&quot;: 0xA1, &quot;name&quot;: &quot;Ultima Weapon&quot;, &quot;value&quot;: 1, &quot;type&quot;: &quot;Attack&quot;, &quot;cpCost&quot;: 30, &quot;element&quot;: &quot;Physical&quot;, }," calcext:value-type="string">
            <text:p>0xA1: { "idMostSigNib": 0, "idLeastSigByte": 0xA1, "name": "Ultima Weapon", "value": 1, "type": "Attack", "cpCost": 30, "element": "Physical", },</text:p>
          </table:table-cell>
        </table:table-row>
        <table:table-row table:style-name="ro1">
          <table:table-cell table:formula="of:=&quot;0x&quot;&amp;DEC2HEX(ROW()-2)" office:value-type="string" office:string-value="0xA2" calcext:value-type="string">
            <text:p>0xA2</text:p>
          </table:table-cell>
          <table:table-cell office:value-type="string" calcext:value-type="string">
            <text:p>Ultima Weap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4] = &quot;S&quot;; 10 + [.C164] - 1; IF ([.F164] = &quot;A&quot;; 15 + [.C164] - 1; IF ([.F164] = &quot;B&quot;; 20 + ([.C164] - 1) * 2; IF ([.F164] = &quot;C&quot;; 25 + ([.C164] - 1) * 2; IF ([.F164] = &quot;D&quot;; 30 + ([.C164] - 1) * 3; IF([.F164] = &quot;E&quot;; 40 + ([.C164] - 1) * 4; IF ([.F164] = &quot;F&quot;; 45 + ([.C164] - 1) * 4; IF ([.F164] = &quot;E+&quot;; 35 + ([.C164] - 1) * 3; IF([.F164] = &quot;G&quot;; 50 + ([.C164] - 1) * 5; 60 + ([.C164] - 1) * 5)))))))))" office:value-type="float" office:value="33" calcext:value-type="float">
            <text:p>33</text:p>
          </table:table-cell>
          <table:table-cell table:formula="of:=COM.MICROSOFT.CONCAT([.A164];&quot;: { &quot;&quot;idMostSigNib&quot;&quot;: &quot;;BITAND(ROW()-2;65280)/256;&quot;, &quot;&quot;idLeastSigByte&quot;&quot;: &quot;;&quot;0x&quot;&amp;DEC2HEX(BITAND(ROW()-2;255));&quot;, &quot;&quot;name&quot;&quot;: &quot;&quot;&quot;;[.B164];&quot;&quot;&quot;, &quot;&quot;value&quot;&quot;: &quot;;IF([.C164] &gt; 0; MOD([.C164]; 10); -1);&quot;, &quot;&quot;type&quot;&quot;: &quot;&quot;&quot;;[.D164];&quot;&quot;&quot;, &quot;&quot;cpCost&quot;&quot;: &quot;;[.G164];&quot;, &quot;&quot;element&quot;&quot;: &quot;&quot;&quot;;[.E164];&quot;&quot;&quot;, },&quot;)" office:value-type="string" office:string-value="0xA2: { &quot;idMostSigNib&quot;: 0, &quot;idLeastSigByte&quot;: 0xA2, &quot;name&quot;: &quot;Ultima Weapon&quot;, &quot;value&quot;: 2, &quot;type&quot;: &quot;Attack&quot;, &quot;cpCost&quot;: 33, &quot;element&quot;: &quot;Physical&quot;, }," calcext:value-type="string">
            <text:p>0xA2: { "idMostSigNib": 0, "idLeastSigByte": 0xA2, "name": "Ultima Weapon", "value": 2, "type": "Attack", "cpCost": 33, "element": "Physical", },</text:p>
          </table:table-cell>
        </table:table-row>
        <table:table-row table:style-name="ro1">
          <table:table-cell table:formula="of:=&quot;0x&quot;&amp;DEC2HEX(ROW()-2)" office:value-type="string" office:string-value="0xA3" calcext:value-type="string">
            <text:p>0xA3</text:p>
          </table:table-cell>
          <table:table-cell office:value-type="string" calcext:value-type="string">
            <text:p>Ultima Weap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5] = &quot;S&quot;; 10 + [.C165] - 1; IF ([.F165] = &quot;A&quot;; 15 + [.C165] - 1; IF ([.F165] = &quot;B&quot;; 20 + ([.C165] - 1) * 2; IF ([.F165] = &quot;C&quot;; 25 + ([.C165] - 1) * 2; IF ([.F165] = &quot;D&quot;; 30 + ([.C165] - 1) * 3; IF([.F165] = &quot;E&quot;; 40 + ([.C165] - 1) * 4; IF ([.F165] = &quot;F&quot;; 45 + ([.C165] - 1) * 4; IF ([.F165] = &quot;E+&quot;; 35 + ([.C165] - 1) * 3; IF([.F165] = &quot;G&quot;; 50 + ([.C165] - 1) * 5; 60 + ([.C165] - 1) * 5)))))))))" office:value-type="float" office:value="36" calcext:value-type="float">
            <text:p>36</text:p>
          </table:table-cell>
          <table:table-cell table:formula="of:=COM.MICROSOFT.CONCAT([.A165];&quot;: { &quot;&quot;idMostSigNib&quot;&quot;: &quot;;BITAND(ROW()-2;65280)/256;&quot;, &quot;&quot;idLeastSigByte&quot;&quot;: &quot;;&quot;0x&quot;&amp;DEC2HEX(BITAND(ROW()-2;255));&quot;, &quot;&quot;name&quot;&quot;: &quot;&quot;&quot;;[.B165];&quot;&quot;&quot;, &quot;&quot;value&quot;&quot;: &quot;;IF([.C165] &gt; 0; MOD([.C165]; 10); -1);&quot;, &quot;&quot;type&quot;&quot;: &quot;&quot;&quot;;[.D165];&quot;&quot;&quot;, &quot;&quot;cpCost&quot;&quot;: &quot;;[.G165];&quot;, &quot;&quot;element&quot;&quot;: &quot;&quot;&quot;;[.E165];&quot;&quot;&quot;, },&quot;)" office:value-type="string" office:string-value="0xA3: { &quot;idMostSigNib&quot;: 0, &quot;idLeastSigByte&quot;: 0xA3, &quot;name&quot;: &quot;Ultima Weapon&quot;, &quot;value&quot;: 3, &quot;type&quot;: &quot;Attack&quot;, &quot;cpCost&quot;: 36, &quot;element&quot;: &quot;Physical&quot;, }," calcext:value-type="string">
            <text:p>0xA3: { "idMostSigNib": 0, "idLeastSigByte": 0xA3, "name": "Ultima Weapon", "value": 3, "type": "Attack", "cpCost": 36, "element": "Physical", },</text:p>
          </table:table-cell>
        </table:table-row>
        <table:table-row table:style-name="ro1">
          <table:table-cell table:formula="of:=&quot;0x&quot;&amp;DEC2HEX(ROW()-2)" office:value-type="string" office:string-value="0xA4" calcext:value-type="string">
            <text:p>0xA4</text:p>
          </table:table-cell>
          <table:table-cell office:value-type="string" calcext:value-type="string">
            <text:p>Ultima Weap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6] = &quot;S&quot;; 10 + [.C166] - 1; IF ([.F166] = &quot;A&quot;; 15 + [.C166] - 1; IF ([.F166] = &quot;B&quot;; 20 + ([.C166] - 1) * 2; IF ([.F166] = &quot;C&quot;; 25 + ([.C166] - 1) * 2; IF ([.F166] = &quot;D&quot;; 30 + ([.C166] - 1) * 3; IF([.F166] = &quot;E&quot;; 40 + ([.C166] - 1) * 4; IF ([.F166] = &quot;F&quot;; 45 + ([.C166] - 1) * 4; IF ([.F166] = &quot;E+&quot;; 35 + ([.C166] - 1) * 3; IF([.F166] = &quot;G&quot;; 50 + ([.C166] - 1) * 5; 60 + ([.C166] - 1) * 5)))))))))" office:value-type="float" office:value="39" calcext:value-type="float">
            <text:p>39</text:p>
          </table:table-cell>
          <table:table-cell table:formula="of:=COM.MICROSOFT.CONCAT([.A166];&quot;: { &quot;&quot;idMostSigNib&quot;&quot;: &quot;;BITAND(ROW()-2;65280)/256;&quot;, &quot;&quot;idLeastSigByte&quot;&quot;: &quot;;&quot;0x&quot;&amp;DEC2HEX(BITAND(ROW()-2;255));&quot;, &quot;&quot;name&quot;&quot;: &quot;&quot;&quot;;[.B166];&quot;&quot;&quot;, &quot;&quot;value&quot;&quot;: &quot;;IF([.C166] &gt; 0; MOD([.C166]; 10); -1);&quot;, &quot;&quot;type&quot;&quot;: &quot;&quot;&quot;;[.D166];&quot;&quot;&quot;, &quot;&quot;cpCost&quot;&quot;: &quot;;[.G166];&quot;, &quot;&quot;element&quot;&quot;: &quot;&quot;&quot;;[.E166];&quot;&quot;&quot;, },&quot;)" office:value-type="string" office:string-value="0xA4: { &quot;idMostSigNib&quot;: 0, &quot;idLeastSigByte&quot;: 0xA4, &quot;name&quot;: &quot;Ultima Weapon&quot;, &quot;value&quot;: 4, &quot;type&quot;: &quot;Attack&quot;, &quot;cpCost&quot;: 39, &quot;element&quot;: &quot;Physical&quot;, }," calcext:value-type="string">
            <text:p>0xA4: { "idMostSigNib": 0, "idLeastSigByte": 0xA4, "name": "Ultima Weapon", "value": 4, "type": "Attack", "cpCost": 39, "element": "Physical", },</text:p>
          </table:table-cell>
        </table:table-row>
        <table:table-row table:style-name="ro1">
          <table:table-cell table:formula="of:=&quot;0x&quot;&amp;DEC2HEX(ROW()-2)" office:value-type="string" office:string-value="0xA5" calcext:value-type="string">
            <text:p>0xA5</text:p>
          </table:table-cell>
          <table:table-cell office:value-type="string" calcext:value-type="string">
            <text:p>Ultima Weap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7] = &quot;S&quot;; 10 + [.C167] - 1; IF ([.F167] = &quot;A&quot;; 15 + [.C167] - 1; IF ([.F167] = &quot;B&quot;; 20 + ([.C167] - 1) * 2; IF ([.F167] = &quot;C&quot;; 25 + ([.C167] - 1) * 2; IF ([.F167] = &quot;D&quot;; 30 + ([.C167] - 1) * 3; IF([.F167] = &quot;E&quot;; 40 + ([.C167] - 1) * 4; IF ([.F167] = &quot;F&quot;; 45 + ([.C167] - 1) * 4; IF ([.F167] = &quot;E+&quot;; 35 + ([.C167] - 1) * 3; IF([.F167] = &quot;G&quot;; 50 + ([.C167] - 1) * 5; 60 + ([.C167] - 1) * 5)))))))))" office:value-type="float" office:value="42" calcext:value-type="float">
            <text:p>42</text:p>
          </table:table-cell>
          <table:table-cell table:formula="of:=COM.MICROSOFT.CONCAT([.A167];&quot;: { &quot;&quot;idMostSigNib&quot;&quot;: &quot;;BITAND(ROW()-2;65280)/256;&quot;, &quot;&quot;idLeastSigByte&quot;&quot;: &quot;;&quot;0x&quot;&amp;DEC2HEX(BITAND(ROW()-2;255));&quot;, &quot;&quot;name&quot;&quot;: &quot;&quot;&quot;;[.B167];&quot;&quot;&quot;, &quot;&quot;value&quot;&quot;: &quot;;IF([.C167] &gt; 0; MOD([.C167]; 10); -1);&quot;, &quot;&quot;type&quot;&quot;: &quot;&quot;&quot;;[.D167];&quot;&quot;&quot;, &quot;&quot;cpCost&quot;&quot;: &quot;;[.G167];&quot;, &quot;&quot;element&quot;&quot;: &quot;&quot;&quot;;[.E167];&quot;&quot;&quot;, },&quot;)" office:value-type="string" office:string-value="0xA5: { &quot;idMostSigNib&quot;: 0, &quot;idLeastSigByte&quot;: 0xA5, &quot;name&quot;: &quot;Ultima Weapon&quot;, &quot;value&quot;: 5, &quot;type&quot;: &quot;Attack&quot;, &quot;cpCost&quot;: 42, &quot;element&quot;: &quot;Physical&quot;, }," calcext:value-type="string">
            <text:p>0xA5: { "idMostSigNib": 0, "idLeastSigByte": 0xA5, "name": "Ultima Weapon", "value": 5, "type": "Attack", "cpCost": 42, "element": "Physical", },</text:p>
          </table:table-cell>
        </table:table-row>
        <table:table-row table:style-name="ro1">
          <table:table-cell table:formula="of:=&quot;0x&quot;&amp;DEC2HEX(ROW()-2)" office:value-type="string" office:string-value="0xA6" calcext:value-type="string">
            <text:p>0xA6</text:p>
          </table:table-cell>
          <table:table-cell office:value-type="string" calcext:value-type="string">
            <text:p>Ultima Weap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8] = &quot;S&quot;; 10 + [.C168] - 1; IF ([.F168] = &quot;A&quot;; 15 + [.C168] - 1; IF ([.F168] = &quot;B&quot;; 20 + ([.C168] - 1) * 2; IF ([.F168] = &quot;C&quot;; 25 + ([.C168] - 1) * 2; IF ([.F168] = &quot;D&quot;; 30 + ([.C168] - 1) * 3; IF([.F168] = &quot;E&quot;; 40 + ([.C168] - 1) * 4; IF ([.F168] = &quot;F&quot;; 45 + ([.C168] - 1) * 4; IF ([.F168] = &quot;E+&quot;; 35 + ([.C168] - 1) * 3; IF([.F168] = &quot;G&quot;; 50 + ([.C168] - 1) * 5; 60 + ([.C168] - 1) * 5)))))))))" office:value-type="float" office:value="45" calcext:value-type="float">
            <text:p>45</text:p>
          </table:table-cell>
          <table:table-cell table:formula="of:=COM.MICROSOFT.CONCAT([.A168];&quot;: { &quot;&quot;idMostSigNib&quot;&quot;: &quot;;BITAND(ROW()-2;65280)/256;&quot;, &quot;&quot;idLeastSigByte&quot;&quot;: &quot;;&quot;0x&quot;&amp;DEC2HEX(BITAND(ROW()-2;255));&quot;, &quot;&quot;name&quot;&quot;: &quot;&quot;&quot;;[.B168];&quot;&quot;&quot;, &quot;&quot;value&quot;&quot;: &quot;;IF([.C168] &gt; 0; MOD([.C168]; 10); -1);&quot;, &quot;&quot;type&quot;&quot;: &quot;&quot;&quot;;[.D168];&quot;&quot;&quot;, &quot;&quot;cpCost&quot;&quot;: &quot;;[.G168];&quot;, &quot;&quot;element&quot;&quot;: &quot;&quot;&quot;;[.E168];&quot;&quot;&quot;, },&quot;)" office:value-type="string" office:string-value="0xA6: { &quot;idMostSigNib&quot;: 0, &quot;idLeastSigByte&quot;: 0xA6, &quot;name&quot;: &quot;Ultima Weapon&quot;, &quot;value&quot;: 6, &quot;type&quot;: &quot;Attack&quot;, &quot;cpCost&quot;: 45, &quot;element&quot;: &quot;Physical&quot;, }," calcext:value-type="string">
            <text:p>0xA6: { "idMostSigNib": 0, "idLeastSigByte": 0xA6, "name": "Ultima Weapon", "value": 6, "type": "Attack", "cpCost": 45, "element": "Physical", },</text:p>
          </table:table-cell>
        </table:table-row>
        <table:table-row table:style-name="ro1">
          <table:table-cell table:formula="of:=&quot;0x&quot;&amp;DEC2HEX(ROW()-2)" office:value-type="string" office:string-value="0xA7" calcext:value-type="string">
            <text:p>0xA7</text:p>
          </table:table-cell>
          <table:table-cell office:value-type="string" calcext:value-type="string">
            <text:p>Ultima Weap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69] = &quot;S&quot;; 10 + [.C169] - 1; IF ([.F169] = &quot;A&quot;; 15 + [.C169] - 1; IF ([.F169] = &quot;B&quot;; 20 + ([.C169] - 1) * 2; IF ([.F169] = &quot;C&quot;; 25 + ([.C169] - 1) * 2; IF ([.F169] = &quot;D&quot;; 30 + ([.C169] - 1) * 3; IF([.F169] = &quot;E&quot;; 40 + ([.C169] - 1) * 4; IF ([.F169] = &quot;F&quot;; 45 + ([.C169] - 1) * 4; IF ([.F169] = &quot;E+&quot;; 35 + ([.C169] - 1) * 3; IF([.F169] = &quot;G&quot;; 50 + ([.C169] - 1) * 5; 60 + ([.C169] - 1) * 5)))))))))" office:value-type="float" office:value="48" calcext:value-type="float">
            <text:p>48</text:p>
          </table:table-cell>
          <table:table-cell table:formula="of:=COM.MICROSOFT.CONCAT([.A169];&quot;: { &quot;&quot;idMostSigNib&quot;&quot;: &quot;;BITAND(ROW()-2;65280)/256;&quot;, &quot;&quot;idLeastSigByte&quot;&quot;: &quot;;&quot;0x&quot;&amp;DEC2HEX(BITAND(ROW()-2;255));&quot;, &quot;&quot;name&quot;&quot;: &quot;&quot;&quot;;[.B169];&quot;&quot;&quot;, &quot;&quot;value&quot;&quot;: &quot;;IF([.C169] &gt; 0; MOD([.C169]; 10); -1);&quot;, &quot;&quot;type&quot;&quot;: &quot;&quot;&quot;;[.D169];&quot;&quot;&quot;, &quot;&quot;cpCost&quot;&quot;: &quot;;[.G169];&quot;, &quot;&quot;element&quot;&quot;: &quot;&quot;&quot;;[.E169];&quot;&quot;&quot;, },&quot;)" office:value-type="string" office:string-value="0xA7: { &quot;idMostSigNib&quot;: 0, &quot;idLeastSigByte&quot;: 0xA7, &quot;name&quot;: &quot;Ultima Weapon&quot;, &quot;value&quot;: 7, &quot;type&quot;: &quot;Attack&quot;, &quot;cpCost&quot;: 48, &quot;element&quot;: &quot;Physical&quot;, }," calcext:value-type="string">
            <text:p>0xA7: { "idMostSigNib": 0, "idLeastSigByte": 0xA7, "name": "Ultima Weapon", "value": 7, "type": "Attack", "cpCost": 48, "element": "Physical", },</text:p>
          </table:table-cell>
        </table:table-row>
        <table:table-row table:style-name="ro1">
          <table:table-cell table:formula="of:=&quot;0x&quot;&amp;DEC2HEX(ROW()-2)" office:value-type="string" office:string-value="0xA8" calcext:value-type="string">
            <text:p>0xA8</text:p>
          </table:table-cell>
          <table:table-cell office:value-type="string" calcext:value-type="string">
            <text:p>Ultima Weap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70] = &quot;S&quot;; 10 + [.C170] - 1; IF ([.F170] = &quot;A&quot;; 15 + [.C170] - 1; IF ([.F170] = &quot;B&quot;; 20 + ([.C170] - 1) * 2; IF ([.F170] = &quot;C&quot;; 25 + ([.C170] - 1) * 2; IF ([.F170] = &quot;D&quot;; 30 + ([.C170] - 1) * 3; IF([.F170] = &quot;E&quot;; 40 + ([.C170] - 1) * 4; IF ([.F170] = &quot;F&quot;; 45 + ([.C170] - 1) * 4; IF ([.F170] = &quot;E+&quot;; 35 + ([.C170] - 1) * 3; IF([.F170] = &quot;G&quot;; 50 + ([.C170] - 1) * 5; 60 + ([.C170] - 1) * 5)))))))))" office:value-type="float" office:value="51" calcext:value-type="float">
            <text:p>51</text:p>
          </table:table-cell>
          <table:table-cell table:formula="of:=COM.MICROSOFT.CONCAT([.A170];&quot;: { &quot;&quot;idMostSigNib&quot;&quot;: &quot;;BITAND(ROW()-2;65280)/256;&quot;, &quot;&quot;idLeastSigByte&quot;&quot;: &quot;;&quot;0x&quot;&amp;DEC2HEX(BITAND(ROW()-2;255));&quot;, &quot;&quot;name&quot;&quot;: &quot;&quot;&quot;;[.B170];&quot;&quot;&quot;, &quot;&quot;value&quot;&quot;: &quot;;IF([.C170] &gt; 0; MOD([.C170]; 10); -1);&quot;, &quot;&quot;type&quot;&quot;: &quot;&quot;&quot;;[.D170];&quot;&quot;&quot;, &quot;&quot;cpCost&quot;&quot;: &quot;;[.G170];&quot;, &quot;&quot;element&quot;&quot;: &quot;&quot;&quot;;[.E170];&quot;&quot;&quot;, },&quot;)" office:value-type="string" office:string-value="0xA8: { &quot;idMostSigNib&quot;: 0, &quot;idLeastSigByte&quot;: 0xA8, &quot;name&quot;: &quot;Ultima Weapon&quot;, &quot;value&quot;: 8, &quot;type&quot;: &quot;Attack&quot;, &quot;cpCost&quot;: 51, &quot;element&quot;: &quot;Physical&quot;, }," calcext:value-type="string">
            <text:p>0xA8: { "idMostSigNib": 0, "idLeastSigByte": 0xA8, "name": "Ultima Weapon", "value": 8, "type": "Attack", "cpCost": 51, "element": "Physical", },</text:p>
          </table:table-cell>
        </table:table-row>
        <table:table-row table:style-name="ro1">
          <table:table-cell table:formula="of:=&quot;0x&quot;&amp;DEC2HEX(ROW()-2)" office:value-type="string" office:string-value="0xA9" calcext:value-type="string">
            <text:p>0xA9</text:p>
          </table:table-cell>
          <table:table-cell office:value-type="string" calcext:value-type="string">
            <text:p>Ultima Weap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Physical</text:p>
          </table:table-cell>
          <table:table-cell office:value-type="string" calcext:value-type="string">
            <text:p>D</text:p>
          </table:table-cell>
          <table:table-cell table:formula="of:=IF([.F171] = &quot;S&quot;; 10 + [.C171] - 1; IF ([.F171] = &quot;A&quot;; 15 + [.C171] - 1; IF ([.F171] = &quot;B&quot;; 20 + ([.C171] - 1) * 2; IF ([.F171] = &quot;C&quot;; 25 + ([.C171] - 1) * 2; IF ([.F171] = &quot;D&quot;; 30 + ([.C171] - 1) * 3; IF([.F171] = &quot;E&quot;; 40 + ([.C171] - 1) * 4; IF ([.F171] = &quot;F&quot;; 45 + ([.C171] - 1) * 4; IF ([.F171] = &quot;E+&quot;; 35 + ([.C171] - 1) * 3; IF([.F171] = &quot;G&quot;; 50 + ([.C171] - 1) * 5; 60 + ([.C171] - 1) * 5)))))))))" office:value-type="float" office:value="54" calcext:value-type="float">
            <text:p>54</text:p>
          </table:table-cell>
          <table:table-cell table:formula="of:=COM.MICROSOFT.CONCAT([.A171];&quot;: { &quot;&quot;idMostSigNib&quot;&quot;: &quot;;BITAND(ROW()-2;65280)/256;&quot;, &quot;&quot;idLeastSigByte&quot;&quot;: &quot;;&quot;0x&quot;&amp;DEC2HEX(BITAND(ROW()-2;255));&quot;, &quot;&quot;name&quot;&quot;: &quot;&quot;&quot;;[.B171];&quot;&quot;&quot;, &quot;&quot;value&quot;&quot;: &quot;;IF([.C171] &gt; 0; MOD([.C171]; 10); -1);&quot;, &quot;&quot;type&quot;&quot;: &quot;&quot;&quot;;[.D171];&quot;&quot;&quot;, &quot;&quot;cpCost&quot;&quot;: &quot;;[.G171];&quot;, &quot;&quot;element&quot;&quot;: &quot;&quot;&quot;;[.E171];&quot;&quot;&quot;, },&quot;)" office:value-type="string" office:string-value="0xA9: { &quot;idMostSigNib&quot;: 0, &quot;idLeastSigByte&quot;: 0xA9, &quot;name&quot;: &quot;Ultima Weapon&quot;, &quot;value&quot;: 9, &quot;type&quot;: &quot;Attack&quot;, &quot;cpCost&quot;: 54, &quot;element&quot;: &quot;Physical&quot;, }," calcext:value-type="string">
            <text:p>0xA9: { "idMostSigNib": 0, "idLeastSigByte": 0xA9, "name": "Ultima Weapon", "value": 9, "type": "Attack", "cpCost": 54, "element": "Physical", },</text:p>
          </table:table-cell>
        </table:table-row>
        <table:table-row table:style-name="ro1">
          <table:table-cell table:formula="of:=&quot;0x&quot;&amp;DEC2HEX(ROW()-2)" office:value-type="string" office:string-value="0xAA" calcext:value-type="string">
            <text:p>0xAA</text:p>
          </table:table-cell>
          <table:table-cell office:value-type="string" calcext:value-type="string">
            <text:p>F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2] = &quot;S&quot;; 10 + [.C172] - 1; IF ([.F172] = &quot;A&quot;; 15 + [.C172] - 1; IF ([.F172] = &quot;B&quot;; 20 + ([.C172] - 1) * 2; IF ([.F172] = &quot;C&quot;; 25 + ([.C172] - 1) * 2; IF ([.F172] = &quot;D&quot;; 30 + ([.C172] - 1) * 3; IF([.F172] = &quot;E&quot;; 40 + ([.C172] - 1) * 4; IF ([.F172] = &quot;F&quot;; 45 + ([.C172] - 1) * 4; IF ([.F172] = &quot;E+&quot;; 35 + ([.C172] - 1) * 3; IF([.F172] = &quot;G&quot;; 50 + ([.C172] - 1) * 5; 60 + ([.C172] - 1) * 5)))))))))" office:value-type="float" office:value="24" calcext:value-type="float">
            <text:p>24</text:p>
          </table:table-cell>
          <table:table-cell table:formula="of:=COM.MICROSOFT.CONCAT([.A172];&quot;: { &quot;&quot;idMostSigNib&quot;&quot;: &quot;;BITAND(ROW()-2;65280)/256;&quot;, &quot;&quot;idLeastSigByte&quot;&quot;: &quot;;&quot;0x&quot;&amp;DEC2HEX(BITAND(ROW()-2;255));&quot;, &quot;&quot;name&quot;&quot;: &quot;&quot;&quot;;[.B172];&quot;&quot;&quot;, &quot;&quot;value&quot;&quot;: &quot;;IF([.C172] &gt; 0; MOD([.C172]; 10); -1);&quot;, &quot;&quot;type&quot;&quot;: &quot;&quot;&quot;;[.D172];&quot;&quot;&quot;, &quot;&quot;cpCost&quot;&quot;: &quot;;[.G172];&quot;, &quot;&quot;element&quot;&quot;: &quot;&quot;&quot;;[.E172];&quot;&quot;&quot;, },&quot;)" office:value-type="string" office:string-value="0xAA: { &quot;idMostSigNib&quot;: 0, &quot;idLeastSigByte&quot;: 0xAA, &quot;name&quot;: &quot;Fire&quot;, &quot;value&quot;: 0, &quot;type&quot;: &quot;Magic&quot;, &quot;cpCost&quot;: 24, &quot;element&quot;: &quot;Fire&quot;, }," calcext:value-type="string">
            <text:p>0xAA: { "idMostSigNib": 0, "idLeastSigByte": 0xAA, "name": "Fire", "value": 0, "type": "Magic", "cpCost": 24, "element": "Fire", },</text:p>
          </table:table-cell>
        </table:table-row>
        <table:table-row table:style-name="ro1">
          <table:table-cell table:formula="of:=&quot;0x&quot;&amp;DEC2HEX(ROW()-2)" office:value-type="string" office:string-value="0xAB" calcext:value-type="string">
            <text:p>0xAB</text:p>
          </table:table-cell>
          <table:table-cell office:value-type="string" calcext:value-type="string">
            <text:p>F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3] = &quot;S&quot;; 10 + [.C173] - 1; IF ([.F173] = &quot;A&quot;; 15 + [.C173] - 1; IF ([.F173] = &quot;B&quot;; 20 + ([.C173] - 1) * 2; IF ([.F173] = &quot;C&quot;; 25 + ([.C173] - 1) * 2; IF ([.F173] = &quot;D&quot;; 30 + ([.C173] - 1) * 3; IF([.F173] = &quot;E&quot;; 40 + ([.C173] - 1) * 4; IF ([.F173] = &quot;F&quot;; 45 + ([.C173] - 1) * 4; IF ([.F173] = &quot;E+&quot;; 35 + ([.C173] - 1) * 3; IF([.F173] = &quot;G&quot;; 50 + ([.C173] - 1) * 5; 60 + ([.C173] - 1) * 5)))))))))" office:value-type="float" office:value="15" calcext:value-type="float">
            <text:p>15</text:p>
          </table:table-cell>
          <table:table-cell table:formula="of:=COM.MICROSOFT.CONCAT([.A173];&quot;: { &quot;&quot;idMostSigNib&quot;&quot;: &quot;;BITAND(ROW()-2;65280)/256;&quot;, &quot;&quot;idLeastSigByte&quot;&quot;: &quot;;&quot;0x&quot;&amp;DEC2HEX(BITAND(ROW()-2;255));&quot;, &quot;&quot;name&quot;&quot;: &quot;&quot;&quot;;[.B173];&quot;&quot;&quot;, &quot;&quot;value&quot;&quot;: &quot;;IF([.C173] &gt; 0; MOD([.C173]; 10); -1);&quot;, &quot;&quot;type&quot;&quot;: &quot;&quot;&quot;;[.D173];&quot;&quot;&quot;, &quot;&quot;cpCost&quot;&quot;: &quot;;[.G173];&quot;, &quot;&quot;element&quot;&quot;: &quot;&quot;&quot;;[.E173];&quot;&quot;&quot;, },&quot;)" office:value-type="string" office:string-value="0xAB: { &quot;idMostSigNib&quot;: 0, &quot;idLeastSigByte&quot;: 0xAB, &quot;name&quot;: &quot;Fire&quot;, &quot;value&quot;: 1, &quot;type&quot;: &quot;Magic&quot;, &quot;cpCost&quot;: 15, &quot;element&quot;: &quot;Fire&quot;, }," calcext:value-type="string">
            <text:p>0xAB: { "idMostSigNib": 0, "idLeastSigByte": 0xAB, "name": "Fire", "value": 1, "type": "Magic", "cpCost": 15, "element": "Fire", },</text:p>
          </table:table-cell>
        </table:table-row>
        <table:table-row table:style-name="ro1">
          <table:table-cell table:formula="of:=&quot;0x&quot;&amp;DEC2HEX(ROW()-2)" office:value-type="string" office:string-value="0xAC" calcext:value-type="string">
            <text:p>0xAC</text:p>
          </table:table-cell>
          <table:table-cell office:value-type="string" calcext:value-type="string">
            <text:p>F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4] = &quot;S&quot;; 10 + [.C174] - 1; IF ([.F174] = &quot;A&quot;; 15 + [.C174] - 1; IF ([.F174] = &quot;B&quot;; 20 + ([.C174] - 1) * 2; IF ([.F174] = &quot;C&quot;; 25 + ([.C174] - 1) * 2; IF ([.F174] = &quot;D&quot;; 30 + ([.C174] - 1) * 3; IF([.F174] = &quot;E&quot;; 40 + ([.C174] - 1) * 4; IF ([.F174] = &quot;F&quot;; 45 + ([.C174] - 1) * 4; IF ([.F174] = &quot;E+&quot;; 35 + ([.C174] - 1) * 3; IF([.F174] = &quot;G&quot;; 50 + ([.C174] - 1) * 5; 60 + ([.C174] - 1) * 5)))))))))" office:value-type="float" office:value="16" calcext:value-type="float">
            <text:p>16</text:p>
          </table:table-cell>
          <table:table-cell table:formula="of:=COM.MICROSOFT.CONCAT([.A174];&quot;: { &quot;&quot;idMostSigNib&quot;&quot;: &quot;;BITAND(ROW()-2;65280)/256;&quot;, &quot;&quot;idLeastSigByte&quot;&quot;: &quot;;&quot;0x&quot;&amp;DEC2HEX(BITAND(ROW()-2;255));&quot;, &quot;&quot;name&quot;&quot;: &quot;&quot;&quot;;[.B174];&quot;&quot;&quot;, &quot;&quot;value&quot;&quot;: &quot;;IF([.C174] &gt; 0; MOD([.C174]; 10); -1);&quot;, &quot;&quot;type&quot;&quot;: &quot;&quot;&quot;;[.D174];&quot;&quot;&quot;, &quot;&quot;cpCost&quot;&quot;: &quot;;[.G174];&quot;, &quot;&quot;element&quot;&quot;: &quot;&quot;&quot;;[.E174];&quot;&quot;&quot;, },&quot;)" office:value-type="string" office:string-value="0xAC: { &quot;idMostSigNib&quot;: 0, &quot;idLeastSigByte&quot;: 0xAC, &quot;name&quot;: &quot;Fire&quot;, &quot;value&quot;: 2, &quot;type&quot;: &quot;Magic&quot;, &quot;cpCost&quot;: 16, &quot;element&quot;: &quot;Fire&quot;, }," calcext:value-type="string">
            <text:p>0xAC: { "idMostSigNib": 0, "idLeastSigByte": 0xAC, "name": "Fire", "value": 2, "type": "Magic", "cpCost": 16, "element": "Fire", },</text:p>
          </table:table-cell>
        </table:table-row>
        <table:table-row table:style-name="ro1">
          <table:table-cell table:formula="of:=&quot;0x&quot;&amp;DEC2HEX(ROW()-2)" office:value-type="string" office:string-value="0xAD" calcext:value-type="string">
            <text:p>0xAD</text:p>
          </table:table-cell>
          <table:table-cell office:value-type="string" calcext:value-type="string">
            <text:p>F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5] = &quot;S&quot;; 10 + [.C175] - 1; IF ([.F175] = &quot;A&quot;; 15 + [.C175] - 1; IF ([.F175] = &quot;B&quot;; 20 + ([.C175] - 1) * 2; IF ([.F175] = &quot;C&quot;; 25 + ([.C175] - 1) * 2; IF ([.F175] = &quot;D&quot;; 30 + ([.C175] - 1) * 3; IF([.F175] = &quot;E&quot;; 40 + ([.C175] - 1) * 4; IF ([.F175] = &quot;F&quot;; 45 + ([.C175] - 1) * 4; IF ([.F175] = &quot;E+&quot;; 35 + ([.C175] - 1) * 3; IF([.F175] = &quot;G&quot;; 50 + ([.C175] - 1) * 5; 60 + ([.C175] - 1) * 5)))))))))" office:value-type="float" office:value="17" calcext:value-type="float">
            <text:p>17</text:p>
          </table:table-cell>
          <table:table-cell table:formula="of:=COM.MICROSOFT.CONCAT([.A175];&quot;: { &quot;&quot;idMostSigNib&quot;&quot;: &quot;;BITAND(ROW()-2;65280)/256;&quot;, &quot;&quot;idLeastSigByte&quot;&quot;: &quot;;&quot;0x&quot;&amp;DEC2HEX(BITAND(ROW()-2;255));&quot;, &quot;&quot;name&quot;&quot;: &quot;&quot;&quot;;[.B175];&quot;&quot;&quot;, &quot;&quot;value&quot;&quot;: &quot;;IF([.C175] &gt; 0; MOD([.C175]; 10); -1);&quot;, &quot;&quot;type&quot;&quot;: &quot;&quot;&quot;;[.D175];&quot;&quot;&quot;, &quot;&quot;cpCost&quot;&quot;: &quot;;[.G175];&quot;, &quot;&quot;element&quot;&quot;: &quot;&quot;&quot;;[.E175];&quot;&quot;&quot;, },&quot;)" office:value-type="string" office:string-value="0xAD: { &quot;idMostSigNib&quot;: 0, &quot;idLeastSigByte&quot;: 0xAD, &quot;name&quot;: &quot;Fire&quot;, &quot;value&quot;: 3, &quot;type&quot;: &quot;Magic&quot;, &quot;cpCost&quot;: 17, &quot;element&quot;: &quot;Fire&quot;, }," calcext:value-type="string">
            <text:p>0xAD: { "idMostSigNib": 0, "idLeastSigByte": 0xAD, "name": "Fire", "value": 3, "type": "Magic", "cpCost": 17, "element": "Fire", },</text:p>
          </table:table-cell>
        </table:table-row>
        <table:table-row table:style-name="ro1">
          <table:table-cell table:formula="of:=&quot;0x&quot;&amp;DEC2HEX(ROW()-2)" office:value-type="string" office:string-value="0xAE" calcext:value-type="string">
            <text:p>0xAE</text:p>
          </table:table-cell>
          <table:table-cell office:value-type="string" calcext:value-type="string">
            <text:p>F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6] = &quot;S&quot;; 10 + [.C176] - 1; IF ([.F176] = &quot;A&quot;; 15 + [.C176] - 1; IF ([.F176] = &quot;B&quot;; 20 + ([.C176] - 1) * 2; IF ([.F176] = &quot;C&quot;; 25 + ([.C176] - 1) * 2; IF ([.F176] = &quot;D&quot;; 30 + ([.C176] - 1) * 3; IF([.F176] = &quot;E&quot;; 40 + ([.C176] - 1) * 4; IF ([.F176] = &quot;F&quot;; 45 + ([.C176] - 1) * 4; IF ([.F176] = &quot;E+&quot;; 35 + ([.C176] - 1) * 3; IF([.F176] = &quot;G&quot;; 50 + ([.C176] - 1) * 5; 60 + ([.C176] - 1) * 5)))))))))" office:value-type="float" office:value="18" calcext:value-type="float">
            <text:p>18</text:p>
          </table:table-cell>
          <table:table-cell table:formula="of:=COM.MICROSOFT.CONCAT([.A176];&quot;: { &quot;&quot;idMostSigNib&quot;&quot;: &quot;;BITAND(ROW()-2;65280)/256;&quot;, &quot;&quot;idLeastSigByte&quot;&quot;: &quot;;&quot;0x&quot;&amp;DEC2HEX(BITAND(ROW()-2;255));&quot;, &quot;&quot;name&quot;&quot;: &quot;&quot;&quot;;[.B176];&quot;&quot;&quot;, &quot;&quot;value&quot;&quot;: &quot;;IF([.C176] &gt; 0; MOD([.C176]; 10); -1);&quot;, &quot;&quot;type&quot;&quot;: &quot;&quot;&quot;;[.D176];&quot;&quot;&quot;, &quot;&quot;cpCost&quot;&quot;: &quot;;[.G176];&quot;, &quot;&quot;element&quot;&quot;: &quot;&quot;&quot;;[.E176];&quot;&quot;&quot;, },&quot;)" office:value-type="string" office:string-value="0xAE: { &quot;idMostSigNib&quot;: 0, &quot;idLeastSigByte&quot;: 0xAE, &quot;name&quot;: &quot;Fire&quot;, &quot;value&quot;: 4, &quot;type&quot;: &quot;Magic&quot;, &quot;cpCost&quot;: 18, &quot;element&quot;: &quot;Fire&quot;, }," calcext:value-type="string">
            <text:p>0xAE: { "idMostSigNib": 0, "idLeastSigByte": 0xAE, "name": "Fire", "value": 4, "type": "Magic", "cpCost": 18, "element": "Fire", },</text:p>
          </table:table-cell>
        </table:table-row>
        <table:table-row table:style-name="ro1">
          <table:table-cell table:formula="of:=&quot;0x&quot;&amp;DEC2HEX(ROW()-2)" office:value-type="string" office:string-value="0xAF" calcext:value-type="string">
            <text:p>0xAF</text:p>
          </table:table-cell>
          <table:table-cell office:value-type="string" calcext:value-type="string">
            <text:p>F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7] = &quot;S&quot;; 10 + [.C177] - 1; IF ([.F177] = &quot;A&quot;; 15 + [.C177] - 1; IF ([.F177] = &quot;B&quot;; 20 + ([.C177] - 1) * 2; IF ([.F177] = &quot;C&quot;; 25 + ([.C177] - 1) * 2; IF ([.F177] = &quot;D&quot;; 30 + ([.C177] - 1) * 3; IF([.F177] = &quot;E&quot;; 40 + ([.C177] - 1) * 4; IF ([.F177] = &quot;F&quot;; 45 + ([.C177] - 1) * 4; IF ([.F177] = &quot;E+&quot;; 35 + ([.C177] - 1) * 3; IF([.F177] = &quot;G&quot;; 50 + ([.C177] - 1) * 5; 60 + ([.C177] - 1) * 5)))))))))" office:value-type="float" office:value="19" calcext:value-type="float">
            <text:p>19</text:p>
          </table:table-cell>
          <table:table-cell table:formula="of:=COM.MICROSOFT.CONCAT([.A177];&quot;: { &quot;&quot;idMostSigNib&quot;&quot;: &quot;;BITAND(ROW()-2;65280)/256;&quot;, &quot;&quot;idLeastSigByte&quot;&quot;: &quot;;&quot;0x&quot;&amp;DEC2HEX(BITAND(ROW()-2;255));&quot;, &quot;&quot;name&quot;&quot;: &quot;&quot;&quot;;[.B177];&quot;&quot;&quot;, &quot;&quot;value&quot;&quot;: &quot;;IF([.C177] &gt; 0; MOD([.C177]; 10); -1);&quot;, &quot;&quot;type&quot;&quot;: &quot;&quot;&quot;;[.D177];&quot;&quot;&quot;, &quot;&quot;cpCost&quot;&quot;: &quot;;[.G177];&quot;, &quot;&quot;element&quot;&quot;: &quot;&quot;&quot;;[.E177];&quot;&quot;&quot;, },&quot;)" office:value-type="string" office:string-value="0xAF: { &quot;idMostSigNib&quot;: 0, &quot;idLeastSigByte&quot;: 0xAF, &quot;name&quot;: &quot;Fire&quot;, &quot;value&quot;: 5, &quot;type&quot;: &quot;Magic&quot;, &quot;cpCost&quot;: 19, &quot;element&quot;: &quot;Fire&quot;, }," calcext:value-type="string">
            <text:p>0xAF: { "idMostSigNib": 0, "idLeastSigByte": 0xAF, "name": "Fire", "value": 5, "type": "Magic", "cpCost": 19, "element": "Fire", },</text:p>
          </table:table-cell>
        </table:table-row>
        <table:table-row table:style-name="ro1">
          <table:table-cell table:formula="of:=&quot;0x&quot;&amp;DEC2HEX(ROW()-2)" office:value-type="string" office:string-value="0xB0" calcext:value-type="string">
            <text:p>0xB0</text:p>
          </table:table-cell>
          <table:table-cell office:value-type="string" calcext:value-type="string">
            <text:p>F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8] = &quot;S&quot;; 10 + [.C178] - 1; IF ([.F178] = &quot;A&quot;; 15 + [.C178] - 1; IF ([.F178] = &quot;B&quot;; 20 + ([.C178] - 1) * 2; IF ([.F178] = &quot;C&quot;; 25 + ([.C178] - 1) * 2; IF ([.F178] = &quot;D&quot;; 30 + ([.C178] - 1) * 3; IF([.F178] = &quot;E&quot;; 40 + ([.C178] - 1) * 4; IF ([.F178] = &quot;F&quot;; 45 + ([.C178] - 1) * 4; IF ([.F178] = &quot;E+&quot;; 35 + ([.C178] - 1) * 3; IF([.F178] = &quot;G&quot;; 50 + ([.C178] - 1) * 5; 60 + ([.C178] - 1) * 5)))))))))" office:value-type="float" office:value="20" calcext:value-type="float">
            <text:p>20</text:p>
          </table:table-cell>
          <table:table-cell table:formula="of:=COM.MICROSOFT.CONCAT([.A178];&quot;: { &quot;&quot;idMostSigNib&quot;&quot;: &quot;;BITAND(ROW()-2;65280)/256;&quot;, &quot;&quot;idLeastSigByte&quot;&quot;: &quot;;&quot;0x&quot;&amp;DEC2HEX(BITAND(ROW()-2;255));&quot;, &quot;&quot;name&quot;&quot;: &quot;&quot;&quot;;[.B178];&quot;&quot;&quot;, &quot;&quot;value&quot;&quot;: &quot;;IF([.C178] &gt; 0; MOD([.C178]; 10); -1);&quot;, &quot;&quot;type&quot;&quot;: &quot;&quot;&quot;;[.D178];&quot;&quot;&quot;, &quot;&quot;cpCost&quot;&quot;: &quot;;[.G178];&quot;, &quot;&quot;element&quot;&quot;: &quot;&quot;&quot;;[.E178];&quot;&quot;&quot;, },&quot;)" office:value-type="string" office:string-value="0xB0: { &quot;idMostSigNib&quot;: 0, &quot;idLeastSigByte&quot;: 0xB0, &quot;name&quot;: &quot;Fire&quot;, &quot;value&quot;: 6, &quot;type&quot;: &quot;Magic&quot;, &quot;cpCost&quot;: 20, &quot;element&quot;: &quot;Fire&quot;, }," calcext:value-type="string">
            <text:p>0xB0: { "idMostSigNib": 0, "idLeastSigByte": 0xB0, "name": "Fire", "value": 6, "type": "Magic", "cpCost": 20, "element": "Fire", },</text:p>
          </table:table-cell>
        </table:table-row>
        <table:table-row table:style-name="ro1">
          <table:table-cell table:formula="of:=&quot;0x&quot;&amp;DEC2HEX(ROW()-2)" office:value-type="string" office:string-value="0xB1" calcext:value-type="string">
            <text:p>0xB1</text:p>
          </table:table-cell>
          <table:table-cell office:value-type="string" calcext:value-type="string">
            <text:p>F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79] = &quot;S&quot;; 10 + [.C179] - 1; IF ([.F179] = &quot;A&quot;; 15 + [.C179] - 1; IF ([.F179] = &quot;B&quot;; 20 + ([.C179] - 1) * 2; IF ([.F179] = &quot;C&quot;; 25 + ([.C179] - 1) * 2; IF ([.F179] = &quot;D&quot;; 30 + ([.C179] - 1) * 3; IF([.F179] = &quot;E&quot;; 40 + ([.C179] - 1) * 4; IF ([.F179] = &quot;F&quot;; 45 + ([.C179] - 1) * 4; IF ([.F179] = &quot;E+&quot;; 35 + ([.C179] - 1) * 3; IF([.F179] = &quot;G&quot;; 50 + ([.C179] - 1) * 5; 60 + ([.C179] - 1) * 5)))))))))" office:value-type="float" office:value="21" calcext:value-type="float">
            <text:p>21</text:p>
          </table:table-cell>
          <table:table-cell table:formula="of:=COM.MICROSOFT.CONCAT([.A179];&quot;: { &quot;&quot;idMostSigNib&quot;&quot;: &quot;;BITAND(ROW()-2;65280)/256;&quot;, &quot;&quot;idLeastSigByte&quot;&quot;: &quot;;&quot;0x&quot;&amp;DEC2HEX(BITAND(ROW()-2;255));&quot;, &quot;&quot;name&quot;&quot;: &quot;&quot;&quot;;[.B179];&quot;&quot;&quot;, &quot;&quot;value&quot;&quot;: &quot;;IF([.C179] &gt; 0; MOD([.C179]; 10); -1);&quot;, &quot;&quot;type&quot;&quot;: &quot;&quot;&quot;;[.D179];&quot;&quot;&quot;, &quot;&quot;cpCost&quot;&quot;: &quot;;[.G179];&quot;, &quot;&quot;element&quot;&quot;: &quot;&quot;&quot;;[.E179];&quot;&quot;&quot;, },&quot;)" office:value-type="string" office:string-value="0xB1: { &quot;idMostSigNib&quot;: 0, &quot;idLeastSigByte&quot;: 0xB1, &quot;name&quot;: &quot;Fire&quot;, &quot;value&quot;: 7, &quot;type&quot;: &quot;Magic&quot;, &quot;cpCost&quot;: 21, &quot;element&quot;: &quot;Fire&quot;, }," calcext:value-type="string">
            <text:p>0xB1: { "idMostSigNib": 0, "idLeastSigByte": 0xB1, "name": "Fire", "value": 7, "type": "Magic", "cpCost": 21, "element": "Fire", },</text:p>
          </table:table-cell>
        </table:table-row>
        <table:table-row table:style-name="ro1">
          <table:table-cell table:formula="of:=&quot;0x&quot;&amp;DEC2HEX(ROW()-2)" office:value-type="string" office:string-value="0xB2" calcext:value-type="string">
            <text:p>0xB2</text:p>
          </table:table-cell>
          <table:table-cell office:value-type="string" calcext:value-type="string">
            <text:p>Fi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80] = &quot;S&quot;; 10 + [.C180] - 1; IF ([.F180] = &quot;A&quot;; 15 + [.C180] - 1; IF ([.F180] = &quot;B&quot;; 20 + ([.C180] - 1) * 2; IF ([.F180] = &quot;C&quot;; 25 + ([.C180] - 1) * 2; IF ([.F180] = &quot;D&quot;; 30 + ([.C180] - 1) * 3; IF([.F180] = &quot;E&quot;; 40 + ([.C180] - 1) * 4; IF ([.F180] = &quot;F&quot;; 45 + ([.C180] - 1) * 4; IF ([.F180] = &quot;E+&quot;; 35 + ([.C180] - 1) * 3; IF([.F180] = &quot;G&quot;; 50 + ([.C180] - 1) * 5; 60 + ([.C180] - 1) * 5)))))))))" office:value-type="float" office:value="22" calcext:value-type="float">
            <text:p>22</text:p>
          </table:table-cell>
          <table:table-cell table:formula="of:=COM.MICROSOFT.CONCAT([.A180];&quot;: { &quot;&quot;idMostSigNib&quot;&quot;: &quot;;BITAND(ROW()-2;65280)/256;&quot;, &quot;&quot;idLeastSigByte&quot;&quot;: &quot;;&quot;0x&quot;&amp;DEC2HEX(BITAND(ROW()-2;255));&quot;, &quot;&quot;name&quot;&quot;: &quot;&quot;&quot;;[.B180];&quot;&quot;&quot;, &quot;&quot;value&quot;&quot;: &quot;;IF([.C180] &gt; 0; MOD([.C180]; 10); -1);&quot;, &quot;&quot;type&quot;&quot;: &quot;&quot;&quot;;[.D180];&quot;&quot;&quot;, &quot;&quot;cpCost&quot;&quot;: &quot;;[.G180];&quot;, &quot;&quot;element&quot;&quot;: &quot;&quot;&quot;;[.E180];&quot;&quot;&quot;, },&quot;)" office:value-type="string" office:string-value="0xB2: { &quot;idMostSigNib&quot;: 0, &quot;idLeastSigByte&quot;: 0xB2, &quot;name&quot;: &quot;Fire&quot;, &quot;value&quot;: 8, &quot;type&quot;: &quot;Magic&quot;, &quot;cpCost&quot;: 22, &quot;element&quot;: &quot;Fire&quot;, }," calcext:value-type="string">
            <text:p>0xB2: { "idMostSigNib": 0, "idLeastSigByte": 0xB2, "name": "Fire", "value": 8, "type": "Magic", "cpCost": 22, "element": "Fire", },</text:p>
          </table:table-cell>
        </table:table-row>
        <table:table-row table:style-name="ro1">
          <table:table-cell table:formula="of:=&quot;0x&quot;&amp;DEC2HEX(ROW()-2)" office:value-type="string" office:string-value="0xB3" calcext:value-type="string">
            <text:p>0xB3</text:p>
          </table:table-cell>
          <table:table-cell office:value-type="string" calcext:value-type="string">
            <text:p>F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A</text:p>
          </table:table-cell>
          <table:table-cell table:formula="of:=IF([.F181] = &quot;S&quot;; 10 + [.C181] - 1; IF ([.F181] = &quot;A&quot;; 15 + [.C181] - 1; IF ([.F181] = &quot;B&quot;; 20 + ([.C181] - 1) * 2; IF ([.F181] = &quot;C&quot;; 25 + ([.C181] - 1) * 2; IF ([.F181] = &quot;D&quot;; 30 + ([.C181] - 1) * 3; IF([.F181] = &quot;E&quot;; 40 + ([.C181] - 1) * 4; IF ([.F181] = &quot;F&quot;; 45 + ([.C181] - 1) * 4; IF ([.F181] = &quot;E+&quot;; 35 + ([.C181] - 1) * 3; IF([.F181] = &quot;G&quot;; 50 + ([.C181] - 1) * 5; 60 + ([.C181] - 1) * 5)))))))))" office:value-type="float" office:value="23" calcext:value-type="float">
            <text:p>23</text:p>
          </table:table-cell>
          <table:table-cell table:formula="of:=COM.MICROSOFT.CONCAT([.A181];&quot;: { &quot;&quot;idMostSigNib&quot;&quot;: &quot;;BITAND(ROW()-2;65280)/256;&quot;, &quot;&quot;idLeastSigByte&quot;&quot;: &quot;;&quot;0x&quot;&amp;DEC2HEX(BITAND(ROW()-2;255));&quot;, &quot;&quot;name&quot;&quot;: &quot;&quot;&quot;;[.B181];&quot;&quot;&quot;, &quot;&quot;value&quot;&quot;: &quot;;IF([.C181] &gt; 0; MOD([.C181]; 10); -1);&quot;, &quot;&quot;type&quot;&quot;: &quot;&quot;&quot;;[.D181];&quot;&quot;&quot;, &quot;&quot;cpCost&quot;&quot;: &quot;;[.G181];&quot;, &quot;&quot;element&quot;&quot;: &quot;&quot;&quot;;[.E181];&quot;&quot;&quot;, },&quot;)" office:value-type="string" office:string-value="0xB3: { &quot;idMostSigNib&quot;: 0, &quot;idLeastSigByte&quot;: 0xB3, &quot;name&quot;: &quot;Fire&quot;, &quot;value&quot;: 9, &quot;type&quot;: &quot;Magic&quot;, &quot;cpCost&quot;: 23, &quot;element&quot;: &quot;Fire&quot;, }," calcext:value-type="string">
            <text:p>0xB3: { "idMostSigNib": 0, "idLeastSigByte": 0xB3, "name": "Fire", "value": 9, "type": "Magic", "cpCost": 23, "element": "Fire", },</text:p>
          </table:table-cell>
        </table:table-row>
        <table:table-row table:style-name="ro1">
          <table:table-cell table:formula="of:=&quot;0x&quot;&amp;DEC2HEX(ROW()-2)" office:value-type="string" office:string-value="0xB4" calcext:value-type="string">
            <text:p>0xB4</text:p>
          </table:table-cell>
          <table:table-cell office:value-type="string" calcext:value-type="string">
            <text:p>Blizzar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2] = &quot;S&quot;; 10 + [.C182] - 1; IF ([.F182] = &quot;A&quot;; 15 + [.C182] - 1; IF ([.F182] = &quot;B&quot;; 20 + ([.C182] - 1) * 2; IF ([.F182] = &quot;C&quot;; 25 + ([.C182] - 1) * 2; IF ([.F182] = &quot;D&quot;; 30 + ([.C182] - 1) * 3; IF([.F182] = &quot;E&quot;; 40 + ([.C182] - 1) * 4; IF ([.F182] = &quot;F&quot;; 45 + ([.C182] - 1) * 4; IF ([.F182] = &quot;E+&quot;; 35 + ([.C182] - 1) * 3; IF([.F182] = &quot;G&quot;; 50 + ([.C182] - 1) * 5; 60 + ([.C182] - 1) * 5)))))))))" office:value-type="float" office:value="24" calcext:value-type="float">
            <text:p>24</text:p>
          </table:table-cell>
          <table:table-cell table:formula="of:=COM.MICROSOFT.CONCAT([.A182];&quot;: { &quot;&quot;idMostSigNib&quot;&quot;: &quot;;BITAND(ROW()-2;65280)/256;&quot;, &quot;&quot;idLeastSigByte&quot;&quot;: &quot;;&quot;0x&quot;&amp;DEC2HEX(BITAND(ROW()-2;255));&quot;, &quot;&quot;name&quot;&quot;: &quot;&quot;&quot;;[.B182];&quot;&quot;&quot;, &quot;&quot;value&quot;&quot;: &quot;;IF([.C182] &gt; 0; MOD([.C182]; 10); -1);&quot;, &quot;&quot;type&quot;&quot;: &quot;&quot;&quot;;[.D182];&quot;&quot;&quot;, &quot;&quot;cpCost&quot;&quot;: &quot;;[.G182];&quot;, &quot;&quot;element&quot;&quot;: &quot;&quot;&quot;;[.E182];&quot;&quot;&quot;, },&quot;)" office:value-type="string" office:string-value="0xB4: { &quot;idMostSigNib&quot;: 0, &quot;idLeastSigByte&quot;: 0xB4, &quot;name&quot;: &quot;Blizzard&quot;, &quot;value&quot;: 0, &quot;type&quot;: &quot;Magic&quot;, &quot;cpCost&quot;: 24, &quot;element&quot;: &quot;Ice&quot;, }," calcext:value-type="string">
            <text:p>0xB4: { "idMostSigNib": 0, "idLeastSigByte": 0xB4, "name": "Blizzard", "value": 0, "type": "Magic", "cpCost": 24, "element": "Ice", },</text:p>
          </table:table-cell>
        </table:table-row>
        <table:table-row table:style-name="ro1">
          <table:table-cell table:formula="of:=&quot;0x&quot;&amp;DEC2HEX(ROW()-2)" office:value-type="string" office:string-value="0xB5" calcext:value-type="string">
            <text:p>0xB5</text:p>
          </table:table-cell>
          <table:table-cell office:value-type="string" calcext:value-type="string">
            <text:p>Blizz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3] = &quot;S&quot;; 10 + [.C183] - 1; IF ([.F183] = &quot;A&quot;; 15 + [.C183] - 1; IF ([.F183] = &quot;B&quot;; 20 + ([.C183] - 1) * 2; IF ([.F183] = &quot;C&quot;; 25 + ([.C183] - 1) * 2; IF ([.F183] = &quot;D&quot;; 30 + ([.C183] - 1) * 3; IF([.F183] = &quot;E&quot;; 40 + ([.C183] - 1) * 4; IF ([.F183] = &quot;F&quot;; 45 + ([.C183] - 1) * 4; IF ([.F183] = &quot;E+&quot;; 35 + ([.C183] - 1) * 3; IF([.F183] = &quot;G&quot;; 50 + ([.C183] - 1) * 5; 60 + ([.C183] - 1) * 5)))))))))" office:value-type="float" office:value="15" calcext:value-type="float">
            <text:p>15</text:p>
          </table:table-cell>
          <table:table-cell table:formula="of:=COM.MICROSOFT.CONCAT([.A183];&quot;: { &quot;&quot;idMostSigNib&quot;&quot;: &quot;;BITAND(ROW()-2;65280)/256;&quot;, &quot;&quot;idLeastSigByte&quot;&quot;: &quot;;&quot;0x&quot;&amp;DEC2HEX(BITAND(ROW()-2;255));&quot;, &quot;&quot;name&quot;&quot;: &quot;&quot;&quot;;[.B183];&quot;&quot;&quot;, &quot;&quot;value&quot;&quot;: &quot;;IF([.C183] &gt; 0; MOD([.C183]; 10); -1);&quot;, &quot;&quot;type&quot;&quot;: &quot;&quot;&quot;;[.D183];&quot;&quot;&quot;, &quot;&quot;cpCost&quot;&quot;: &quot;;[.G183];&quot;, &quot;&quot;element&quot;&quot;: &quot;&quot;&quot;;[.E183];&quot;&quot;&quot;, },&quot;)" office:value-type="string" office:string-value="0xB5: { &quot;idMostSigNib&quot;: 0, &quot;idLeastSigByte&quot;: 0xB5, &quot;name&quot;: &quot;Blizzard&quot;, &quot;value&quot;: 1, &quot;type&quot;: &quot;Magic&quot;, &quot;cpCost&quot;: 15, &quot;element&quot;: &quot;Ice&quot;, }," calcext:value-type="string">
            <text:p>0xB5: { "idMostSigNib": 0, "idLeastSigByte": 0xB5, "name": "Blizzard", "value": 1, "type": "Magic", "cpCost": 15, "element": "Ice", },</text:p>
          </table:table-cell>
        </table:table-row>
        <table:table-row table:style-name="ro1">
          <table:table-cell table:formula="of:=&quot;0x&quot;&amp;DEC2HEX(ROW()-2)" office:value-type="string" office:string-value="0xB6" calcext:value-type="string">
            <text:p>0xB6</text:p>
          </table:table-cell>
          <table:table-cell office:value-type="string" calcext:value-type="string">
            <text:p>Blizz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4] = &quot;S&quot;; 10 + [.C184] - 1; IF ([.F184] = &quot;A&quot;; 15 + [.C184] - 1; IF ([.F184] = &quot;B&quot;; 20 + ([.C184] - 1) * 2; IF ([.F184] = &quot;C&quot;; 25 + ([.C184] - 1) * 2; IF ([.F184] = &quot;D&quot;; 30 + ([.C184] - 1) * 3; IF([.F184] = &quot;E&quot;; 40 + ([.C184] - 1) * 4; IF ([.F184] = &quot;F&quot;; 45 + ([.C184] - 1) * 4; IF ([.F184] = &quot;E+&quot;; 35 + ([.C184] - 1) * 3; IF([.F184] = &quot;G&quot;; 50 + ([.C184] - 1) * 5; 60 + ([.C184] - 1) * 5)))))))))" office:value-type="float" office:value="16" calcext:value-type="float">
            <text:p>16</text:p>
          </table:table-cell>
          <table:table-cell table:formula="of:=COM.MICROSOFT.CONCAT([.A184];&quot;: { &quot;&quot;idMostSigNib&quot;&quot;: &quot;;BITAND(ROW()-2;65280)/256;&quot;, &quot;&quot;idLeastSigByte&quot;&quot;: &quot;;&quot;0x&quot;&amp;DEC2HEX(BITAND(ROW()-2;255));&quot;, &quot;&quot;name&quot;&quot;: &quot;&quot;&quot;;[.B184];&quot;&quot;&quot;, &quot;&quot;value&quot;&quot;: &quot;;IF([.C184] &gt; 0; MOD([.C184]; 10); -1);&quot;, &quot;&quot;type&quot;&quot;: &quot;&quot;&quot;;[.D184];&quot;&quot;&quot;, &quot;&quot;cpCost&quot;&quot;: &quot;;[.G184];&quot;, &quot;&quot;element&quot;&quot;: &quot;&quot;&quot;;[.E184];&quot;&quot;&quot;, },&quot;)" office:value-type="string" office:string-value="0xB6: { &quot;idMostSigNib&quot;: 0, &quot;idLeastSigByte&quot;: 0xB6, &quot;name&quot;: &quot;Blizzard&quot;, &quot;value&quot;: 2, &quot;type&quot;: &quot;Magic&quot;, &quot;cpCost&quot;: 16, &quot;element&quot;: &quot;Ice&quot;, }," calcext:value-type="string">
            <text:p>0xB6: { "idMostSigNib": 0, "idLeastSigByte": 0xB6, "name": "Blizzard", "value": 2, "type": "Magic", "cpCost": 16, "element": "Ice", },</text:p>
          </table:table-cell>
        </table:table-row>
        <table:table-row table:style-name="ro1">
          <table:table-cell table:formula="of:=&quot;0x&quot;&amp;DEC2HEX(ROW()-2)" office:value-type="string" office:string-value="0xB7" calcext:value-type="string">
            <text:p>0xB7</text:p>
          </table:table-cell>
          <table:table-cell office:value-type="string" calcext:value-type="string">
            <text:p>Blizz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5] = &quot;S&quot;; 10 + [.C185] - 1; IF ([.F185] = &quot;A&quot;; 15 + [.C185] - 1; IF ([.F185] = &quot;B&quot;; 20 + ([.C185] - 1) * 2; IF ([.F185] = &quot;C&quot;; 25 + ([.C185] - 1) * 2; IF ([.F185] = &quot;D&quot;; 30 + ([.C185] - 1) * 3; IF([.F185] = &quot;E&quot;; 40 + ([.C185] - 1) * 4; IF ([.F185] = &quot;F&quot;; 45 + ([.C185] - 1) * 4; IF ([.F185] = &quot;E+&quot;; 35 + ([.C185] - 1) * 3; IF([.F185] = &quot;G&quot;; 50 + ([.C185] - 1) * 5; 60 + ([.C185] - 1) * 5)))))))))" office:value-type="float" office:value="17" calcext:value-type="float">
            <text:p>17</text:p>
          </table:table-cell>
          <table:table-cell table:formula="of:=COM.MICROSOFT.CONCAT([.A185];&quot;: { &quot;&quot;idMostSigNib&quot;&quot;: &quot;;BITAND(ROW()-2;65280)/256;&quot;, &quot;&quot;idLeastSigByte&quot;&quot;: &quot;;&quot;0x&quot;&amp;DEC2HEX(BITAND(ROW()-2;255));&quot;, &quot;&quot;name&quot;&quot;: &quot;&quot;&quot;;[.B185];&quot;&quot;&quot;, &quot;&quot;value&quot;&quot;: &quot;;IF([.C185] &gt; 0; MOD([.C185]; 10); -1);&quot;, &quot;&quot;type&quot;&quot;: &quot;&quot;&quot;;[.D185];&quot;&quot;&quot;, &quot;&quot;cpCost&quot;&quot;: &quot;;[.G185];&quot;, &quot;&quot;element&quot;&quot;: &quot;&quot;&quot;;[.E185];&quot;&quot;&quot;, },&quot;)" office:value-type="string" office:string-value="0xB7: { &quot;idMostSigNib&quot;: 0, &quot;idLeastSigByte&quot;: 0xB7, &quot;name&quot;: &quot;Blizzard&quot;, &quot;value&quot;: 3, &quot;type&quot;: &quot;Magic&quot;, &quot;cpCost&quot;: 17, &quot;element&quot;: &quot;Ice&quot;, }," calcext:value-type="string">
            <text:p>0xB7: { "idMostSigNib": 0, "idLeastSigByte": 0xB7, "name": "Blizzard", "value": 3, "type": "Magic", "cpCost": 17, "element": "Ice", },</text:p>
          </table:table-cell>
        </table:table-row>
        <table:table-row table:style-name="ro1">
          <table:table-cell table:formula="of:=&quot;0x&quot;&amp;DEC2HEX(ROW()-2)" office:value-type="string" office:string-value="0xB8" calcext:value-type="string">
            <text:p>0xB8</text:p>
          </table:table-cell>
          <table:table-cell office:value-type="string" calcext:value-type="string">
            <text:p>Blizz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6] = &quot;S&quot;; 10 + [.C186] - 1; IF ([.F186] = &quot;A&quot;; 15 + [.C186] - 1; IF ([.F186] = &quot;B&quot;; 20 + ([.C186] - 1) * 2; IF ([.F186] = &quot;C&quot;; 25 + ([.C186] - 1) * 2; IF ([.F186] = &quot;D&quot;; 30 + ([.C186] - 1) * 3; IF([.F186] = &quot;E&quot;; 40 + ([.C186] - 1) * 4; IF ([.F186] = &quot;F&quot;; 45 + ([.C186] - 1) * 4; IF ([.F186] = &quot;E+&quot;; 35 + ([.C186] - 1) * 3; IF([.F186] = &quot;G&quot;; 50 + ([.C186] - 1) * 5; 60 + ([.C186] - 1) * 5)))))))))" office:value-type="float" office:value="18" calcext:value-type="float">
            <text:p>18</text:p>
          </table:table-cell>
          <table:table-cell table:formula="of:=COM.MICROSOFT.CONCAT([.A186];&quot;: { &quot;&quot;idMostSigNib&quot;&quot;: &quot;;BITAND(ROW()-2;65280)/256;&quot;, &quot;&quot;idLeastSigByte&quot;&quot;: &quot;;&quot;0x&quot;&amp;DEC2HEX(BITAND(ROW()-2;255));&quot;, &quot;&quot;name&quot;&quot;: &quot;&quot;&quot;;[.B186];&quot;&quot;&quot;, &quot;&quot;value&quot;&quot;: &quot;;IF([.C186] &gt; 0; MOD([.C186]; 10); -1);&quot;, &quot;&quot;type&quot;&quot;: &quot;&quot;&quot;;[.D186];&quot;&quot;&quot;, &quot;&quot;cpCost&quot;&quot;: &quot;;[.G186];&quot;, &quot;&quot;element&quot;&quot;: &quot;&quot;&quot;;[.E186];&quot;&quot;&quot;, },&quot;)" office:value-type="string" office:string-value="0xB8: { &quot;idMostSigNib&quot;: 0, &quot;idLeastSigByte&quot;: 0xB8, &quot;name&quot;: &quot;Blizzard&quot;, &quot;value&quot;: 4, &quot;type&quot;: &quot;Magic&quot;, &quot;cpCost&quot;: 18, &quot;element&quot;: &quot;Ice&quot;, }," calcext:value-type="string">
            <text:p>0xB8: { "idMostSigNib": 0, "idLeastSigByte": 0xB8, "name": "Blizzard", "value": 4, "type": "Magic", "cpCost": 18, "element": "Ice", },</text:p>
          </table:table-cell>
        </table:table-row>
        <table:table-row table:style-name="ro1">
          <table:table-cell table:formula="of:=&quot;0x&quot;&amp;DEC2HEX(ROW()-2)" office:value-type="string" office:string-value="0xB9" calcext:value-type="string">
            <text:p>0xB9</text:p>
          </table:table-cell>
          <table:table-cell office:value-type="string" calcext:value-type="string">
            <text:p>Blizza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7] = &quot;S&quot;; 10 + [.C187] - 1; IF ([.F187] = &quot;A&quot;; 15 + [.C187] - 1; IF ([.F187] = &quot;B&quot;; 20 + ([.C187] - 1) * 2; IF ([.F187] = &quot;C&quot;; 25 + ([.C187] - 1) * 2; IF ([.F187] = &quot;D&quot;; 30 + ([.C187] - 1) * 3; IF([.F187] = &quot;E&quot;; 40 + ([.C187] - 1) * 4; IF ([.F187] = &quot;F&quot;; 45 + ([.C187] - 1) * 4; IF ([.F187] = &quot;E+&quot;; 35 + ([.C187] - 1) * 3; IF([.F187] = &quot;G&quot;; 50 + ([.C187] - 1) * 5; 60 + ([.C187] - 1) * 5)))))))))" office:value-type="float" office:value="19" calcext:value-type="float">
            <text:p>19</text:p>
          </table:table-cell>
          <table:table-cell table:formula="of:=COM.MICROSOFT.CONCAT([.A187];&quot;: { &quot;&quot;idMostSigNib&quot;&quot;: &quot;;BITAND(ROW()-2;65280)/256;&quot;, &quot;&quot;idLeastSigByte&quot;&quot;: &quot;;&quot;0x&quot;&amp;DEC2HEX(BITAND(ROW()-2;255));&quot;, &quot;&quot;name&quot;&quot;: &quot;&quot;&quot;;[.B187];&quot;&quot;&quot;, &quot;&quot;value&quot;&quot;: &quot;;IF([.C187] &gt; 0; MOD([.C187]; 10); -1);&quot;, &quot;&quot;type&quot;&quot;: &quot;&quot;&quot;;[.D187];&quot;&quot;&quot;, &quot;&quot;cpCost&quot;&quot;: &quot;;[.G187];&quot;, &quot;&quot;element&quot;&quot;: &quot;&quot;&quot;;[.E187];&quot;&quot;&quot;, },&quot;)" office:value-type="string" office:string-value="0xB9: { &quot;idMostSigNib&quot;: 0, &quot;idLeastSigByte&quot;: 0xB9, &quot;name&quot;: &quot;Blizzard&quot;, &quot;value&quot;: 5, &quot;type&quot;: &quot;Magic&quot;, &quot;cpCost&quot;: 19, &quot;element&quot;: &quot;Ice&quot;, }," calcext:value-type="string">
            <text:p>0xB9: { "idMostSigNib": 0, "idLeastSigByte": 0xB9, "name": "Blizzard", "value": 5, "type": "Magic", "cpCost": 19, "element": "Ice", },</text:p>
          </table:table-cell>
        </table:table-row>
        <table:table-row table:style-name="ro1">
          <table:table-cell table:formula="of:=&quot;0x&quot;&amp;DEC2HEX(ROW()-2)" office:value-type="string" office:string-value="0xBA" calcext:value-type="string">
            <text:p>0xBA</text:p>
          </table:table-cell>
          <table:table-cell office:value-type="string" calcext:value-type="string">
            <text:p>Blizza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8] = &quot;S&quot;; 10 + [.C188] - 1; IF ([.F188] = &quot;A&quot;; 15 + [.C188] - 1; IF ([.F188] = &quot;B&quot;; 20 + ([.C188] - 1) * 2; IF ([.F188] = &quot;C&quot;; 25 + ([.C188] - 1) * 2; IF ([.F188] = &quot;D&quot;; 30 + ([.C188] - 1) * 3; IF([.F188] = &quot;E&quot;; 40 + ([.C188] - 1) * 4; IF ([.F188] = &quot;F&quot;; 45 + ([.C188] - 1) * 4; IF ([.F188] = &quot;E+&quot;; 35 + ([.C188] - 1) * 3; IF([.F188] = &quot;G&quot;; 50 + ([.C188] - 1) * 5; 60 + ([.C188] - 1) * 5)))))))))" office:value-type="float" office:value="20" calcext:value-type="float">
            <text:p>20</text:p>
          </table:table-cell>
          <table:table-cell table:formula="of:=COM.MICROSOFT.CONCAT([.A188];&quot;: { &quot;&quot;idMostSigNib&quot;&quot;: &quot;;BITAND(ROW()-2;65280)/256;&quot;, &quot;&quot;idLeastSigByte&quot;&quot;: &quot;;&quot;0x&quot;&amp;DEC2HEX(BITAND(ROW()-2;255));&quot;, &quot;&quot;name&quot;&quot;: &quot;&quot;&quot;;[.B188];&quot;&quot;&quot;, &quot;&quot;value&quot;&quot;: &quot;;IF([.C188] &gt; 0; MOD([.C188]; 10); -1);&quot;, &quot;&quot;type&quot;&quot;: &quot;&quot;&quot;;[.D188];&quot;&quot;&quot;, &quot;&quot;cpCost&quot;&quot;: &quot;;[.G188];&quot;, &quot;&quot;element&quot;&quot;: &quot;&quot;&quot;;[.E188];&quot;&quot;&quot;, },&quot;)" office:value-type="string" office:string-value="0xBA: { &quot;idMostSigNib&quot;: 0, &quot;idLeastSigByte&quot;: 0xBA, &quot;name&quot;: &quot;Blizzard&quot;, &quot;value&quot;: 6, &quot;type&quot;: &quot;Magic&quot;, &quot;cpCost&quot;: 20, &quot;element&quot;: &quot;Ice&quot;, }," calcext:value-type="string">
            <text:p>0xBA: { "idMostSigNib": 0, "idLeastSigByte": 0xBA, "name": "Blizzard", "value": 6, "type": "Magic", "cpCost": 20, "element": "Ice", },</text:p>
          </table:table-cell>
        </table:table-row>
        <table:table-row table:style-name="ro1">
          <table:table-cell table:formula="of:=&quot;0x&quot;&amp;DEC2HEX(ROW()-2)" office:value-type="string" office:string-value="0xBB" calcext:value-type="string">
            <text:p>0xBB</text:p>
          </table:table-cell>
          <table:table-cell office:value-type="string" calcext:value-type="string">
            <text:p>Blizza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89] = &quot;S&quot;; 10 + [.C189] - 1; IF ([.F189] = &quot;A&quot;; 15 + [.C189] - 1; IF ([.F189] = &quot;B&quot;; 20 + ([.C189] - 1) * 2; IF ([.F189] = &quot;C&quot;; 25 + ([.C189] - 1) * 2; IF ([.F189] = &quot;D&quot;; 30 + ([.C189] - 1) * 3; IF([.F189] = &quot;E&quot;; 40 + ([.C189] - 1) * 4; IF ([.F189] = &quot;F&quot;; 45 + ([.C189] - 1) * 4; IF ([.F189] = &quot;E+&quot;; 35 + ([.C189] - 1) * 3; IF([.F189] = &quot;G&quot;; 50 + ([.C189] - 1) * 5; 60 + ([.C189] - 1) * 5)))))))))" office:value-type="float" office:value="21" calcext:value-type="float">
            <text:p>21</text:p>
          </table:table-cell>
          <table:table-cell table:formula="of:=COM.MICROSOFT.CONCAT([.A189];&quot;: { &quot;&quot;idMostSigNib&quot;&quot;: &quot;;BITAND(ROW()-2;65280)/256;&quot;, &quot;&quot;idLeastSigByte&quot;&quot;: &quot;;&quot;0x&quot;&amp;DEC2HEX(BITAND(ROW()-2;255));&quot;, &quot;&quot;name&quot;&quot;: &quot;&quot;&quot;;[.B189];&quot;&quot;&quot;, &quot;&quot;value&quot;&quot;: &quot;;IF([.C189] &gt; 0; MOD([.C189]; 10); -1);&quot;, &quot;&quot;type&quot;&quot;: &quot;&quot;&quot;;[.D189];&quot;&quot;&quot;, &quot;&quot;cpCost&quot;&quot;: &quot;;[.G189];&quot;, &quot;&quot;element&quot;&quot;: &quot;&quot;&quot;;[.E189];&quot;&quot;&quot;, },&quot;)" office:value-type="string" office:string-value="0xBB: { &quot;idMostSigNib&quot;: 0, &quot;idLeastSigByte&quot;: 0xBB, &quot;name&quot;: &quot;Blizzard&quot;, &quot;value&quot;: 7, &quot;type&quot;: &quot;Magic&quot;, &quot;cpCost&quot;: 21, &quot;element&quot;: &quot;Ice&quot;, }," calcext:value-type="string">
            <text:p>0xBB: { "idMostSigNib": 0, "idLeastSigByte": 0xBB, "name": "Blizzard", "value": 7, "type": "Magic", "cpCost": 21, "element": "Ice", },</text:p>
          </table:table-cell>
        </table:table-row>
        <table:table-row table:style-name="ro1">
          <table:table-cell table:formula="of:=&quot;0x&quot;&amp;DEC2HEX(ROW()-2)" office:value-type="string" office:string-value="0xBC" calcext:value-type="string">
            <text:p>0xBC</text:p>
          </table:table-cell>
          <table:table-cell office:value-type="string" calcext:value-type="string">
            <text:p>Blizzar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90] = &quot;S&quot;; 10 + [.C190] - 1; IF ([.F190] = &quot;A&quot;; 15 + [.C190] - 1; IF ([.F190] = &quot;B&quot;; 20 + ([.C190] - 1) * 2; IF ([.F190] = &quot;C&quot;; 25 + ([.C190] - 1) * 2; IF ([.F190] = &quot;D&quot;; 30 + ([.C190] - 1) * 3; IF([.F190] = &quot;E&quot;; 40 + ([.C190] - 1) * 4; IF ([.F190] = &quot;F&quot;; 45 + ([.C190] - 1) * 4; IF ([.F190] = &quot;E+&quot;; 35 + ([.C190] - 1) * 3; IF([.F190] = &quot;G&quot;; 50 + ([.C190] - 1) * 5; 60 + ([.C190] - 1) * 5)))))))))" office:value-type="float" office:value="22" calcext:value-type="float">
            <text:p>22</text:p>
          </table:table-cell>
          <table:table-cell table:formula="of:=COM.MICROSOFT.CONCAT([.A190];&quot;: { &quot;&quot;idMostSigNib&quot;&quot;: &quot;;BITAND(ROW()-2;65280)/256;&quot;, &quot;&quot;idLeastSigByte&quot;&quot;: &quot;;&quot;0x&quot;&amp;DEC2HEX(BITAND(ROW()-2;255));&quot;, &quot;&quot;name&quot;&quot;: &quot;&quot;&quot;;[.B190];&quot;&quot;&quot;, &quot;&quot;value&quot;&quot;: &quot;;IF([.C190] &gt; 0; MOD([.C190]; 10); -1);&quot;, &quot;&quot;type&quot;&quot;: &quot;&quot;&quot;;[.D190];&quot;&quot;&quot;, &quot;&quot;cpCost&quot;&quot;: &quot;;[.G190];&quot;, &quot;&quot;element&quot;&quot;: &quot;&quot;&quot;;[.E190];&quot;&quot;&quot;, },&quot;)" office:value-type="string" office:string-value="0xBC: { &quot;idMostSigNib&quot;: 0, &quot;idLeastSigByte&quot;: 0xBC, &quot;name&quot;: &quot;Blizzard&quot;, &quot;value&quot;: 8, &quot;type&quot;: &quot;Magic&quot;, &quot;cpCost&quot;: 22, &quot;element&quot;: &quot;Ice&quot;, }," calcext:value-type="string">
            <text:p>0xBC: { "idMostSigNib": 0, "idLeastSigByte": 0xBC, "name": "Blizzard", "value": 8, "type": "Magic", "cpCost": 22, "element": "Ice", },</text:p>
          </table:table-cell>
        </table:table-row>
        <table:table-row table:style-name="ro1">
          <table:table-cell table:formula="of:=&quot;0x&quot;&amp;DEC2HEX(ROW()-2)" office:value-type="string" office:string-value="0xBD" calcext:value-type="string">
            <text:p>0xBD</text:p>
          </table:table-cell>
          <table:table-cell office:value-type="string" calcext:value-type="string">
            <text:p>Blizzar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A</text:p>
          </table:table-cell>
          <table:table-cell table:formula="of:=IF([.F191] = &quot;S&quot;; 10 + [.C191] - 1; IF ([.F191] = &quot;A&quot;; 15 + [.C191] - 1; IF ([.F191] = &quot;B&quot;; 20 + ([.C191] - 1) * 2; IF ([.F191] = &quot;C&quot;; 25 + ([.C191] - 1) * 2; IF ([.F191] = &quot;D&quot;; 30 + ([.C191] - 1) * 3; IF([.F191] = &quot;E&quot;; 40 + ([.C191] - 1) * 4; IF ([.F191] = &quot;F&quot;; 45 + ([.C191] - 1) * 4; IF ([.F191] = &quot;E+&quot;; 35 + ([.C191] - 1) * 3; IF([.F191] = &quot;G&quot;; 50 + ([.C191] - 1) * 5; 60 + ([.C191] - 1) * 5)))))))))" office:value-type="float" office:value="23" calcext:value-type="float">
            <text:p>23</text:p>
          </table:table-cell>
          <table:table-cell table:formula="of:=COM.MICROSOFT.CONCAT([.A191];&quot;: { &quot;&quot;idMostSigNib&quot;&quot;: &quot;;BITAND(ROW()-2;65280)/256;&quot;, &quot;&quot;idLeastSigByte&quot;&quot;: &quot;;&quot;0x&quot;&amp;DEC2HEX(BITAND(ROW()-2;255));&quot;, &quot;&quot;name&quot;&quot;: &quot;&quot;&quot;;[.B191];&quot;&quot;&quot;, &quot;&quot;value&quot;&quot;: &quot;;IF([.C191] &gt; 0; MOD([.C191]; 10); -1);&quot;, &quot;&quot;type&quot;&quot;: &quot;&quot;&quot;;[.D191];&quot;&quot;&quot;, &quot;&quot;cpCost&quot;&quot;: &quot;;[.G191];&quot;, &quot;&quot;element&quot;&quot;: &quot;&quot;&quot;;[.E191];&quot;&quot;&quot;, },&quot;)" office:value-type="string" office:string-value="0xBD: { &quot;idMostSigNib&quot;: 0, &quot;idLeastSigByte&quot;: 0xBD, &quot;name&quot;: &quot;Blizzard&quot;, &quot;value&quot;: 9, &quot;type&quot;: &quot;Magic&quot;, &quot;cpCost&quot;: 23, &quot;element&quot;: &quot;Ice&quot;, }," calcext:value-type="string">
            <text:p>0xBD: { "idMostSigNib": 0, "idLeastSigByte": 0xBD, "name": "Blizzard", "value": 9, "type": "Magic", "cpCost": 23, "element": "Ice", },</text:p>
          </table:table-cell>
        </table:table-row>
        <table:table-row table:style-name="ro1">
          <table:table-cell table:formula="of:=&quot;0x&quot;&amp;DEC2HEX(ROW()-2)" office:value-type="string" office:string-value="0xBE" calcext:value-type="string">
            <text:p>0xBE</text:p>
          </table:table-cell>
          <table:table-cell office:value-type="string" calcext:value-type="string">
            <text:p>Thund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2] = &quot;S&quot;; 10 + [.C192] - 1; IF ([.F192] = &quot;A&quot;; 15 + [.C192] - 1; IF ([.F192] = &quot;B&quot;; 20 + ([.C192] - 1) * 2; IF ([.F192] = &quot;C&quot;; 25 + ([.C192] - 1) * 2; IF ([.F192] = &quot;D&quot;; 30 + ([.C192] - 1) * 3; IF([.F192] = &quot;E&quot;; 40 + ([.C192] - 1) * 4; IF ([.F192] = &quot;F&quot;; 45 + ([.C192] - 1) * 4; IF ([.F192] = &quot;E+&quot;; 35 + ([.C192] - 1) * 3; IF([.F192] = &quot;G&quot;; 50 + ([.C192] - 1) * 5; 60 + ([.C192] - 1) * 5)))))))))" office:value-type="float" office:value="24" calcext:value-type="float">
            <text:p>24</text:p>
          </table:table-cell>
          <table:table-cell table:formula="of:=COM.MICROSOFT.CONCAT([.A192];&quot;: { &quot;&quot;idMostSigNib&quot;&quot;: &quot;;BITAND(ROW()-2;65280)/256;&quot;, &quot;&quot;idLeastSigByte&quot;&quot;: &quot;;&quot;0x&quot;&amp;DEC2HEX(BITAND(ROW()-2;255));&quot;, &quot;&quot;name&quot;&quot;: &quot;&quot;&quot;;[.B192];&quot;&quot;&quot;, &quot;&quot;value&quot;&quot;: &quot;;IF([.C192] &gt; 0; MOD([.C192]; 10); -1);&quot;, &quot;&quot;type&quot;&quot;: &quot;&quot;&quot;;[.D192];&quot;&quot;&quot;, &quot;&quot;cpCost&quot;&quot;: &quot;;[.G192];&quot;, &quot;&quot;element&quot;&quot;: &quot;&quot;&quot;;[.E192];&quot;&quot;&quot;, },&quot;)" office:value-type="string" office:string-value="0xBE: { &quot;idMostSigNib&quot;: 0, &quot;idLeastSigByte&quot;: 0xBE, &quot;name&quot;: &quot;Thunder&quot;, &quot;value&quot;: 0, &quot;type&quot;: &quot;Magic&quot;, &quot;cpCost&quot;: 24, &quot;element&quot;: &quot;Lightning&quot;, }," calcext:value-type="string">
            <text:p>0xBE: { "idMostSigNib": 0, "idLeastSigByte": 0xBE, "name": "Thunder", "value": 0, "type": "Magic", "cpCost": 24, "element": "Lightning", },</text:p>
          </table:table-cell>
        </table:table-row>
        <table:table-row table:style-name="ro1">
          <table:table-cell table:formula="of:=&quot;0x&quot;&amp;DEC2HEX(ROW()-2)" office:value-type="string" office:string-value="0xBF" calcext:value-type="string">
            <text:p>0xBF</text:p>
          </table:table-cell>
          <table:table-cell office:value-type="string" calcext:value-type="string">
            <text:p>Thun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3] = &quot;S&quot;; 10 + [.C193] - 1; IF ([.F193] = &quot;A&quot;; 15 + [.C193] - 1; IF ([.F193] = &quot;B&quot;; 20 + ([.C193] - 1) * 2; IF ([.F193] = &quot;C&quot;; 25 + ([.C193] - 1) * 2; IF ([.F193] = &quot;D&quot;; 30 + ([.C193] - 1) * 3; IF([.F193] = &quot;E&quot;; 40 + ([.C193] - 1) * 4; IF ([.F193] = &quot;F&quot;; 45 + ([.C193] - 1) * 4; IF ([.F193] = &quot;E+&quot;; 35 + ([.C193] - 1) * 3; IF([.F193] = &quot;G&quot;; 50 + ([.C193] - 1) * 5; 60 + ([.C193] - 1) * 5)))))))))" office:value-type="float" office:value="15" calcext:value-type="float">
            <text:p>15</text:p>
          </table:table-cell>
          <table:table-cell table:formula="of:=COM.MICROSOFT.CONCAT([.A193];&quot;: { &quot;&quot;idMostSigNib&quot;&quot;: &quot;;BITAND(ROW()-2;65280)/256;&quot;, &quot;&quot;idLeastSigByte&quot;&quot;: &quot;;&quot;0x&quot;&amp;DEC2HEX(BITAND(ROW()-2;255));&quot;, &quot;&quot;name&quot;&quot;: &quot;&quot;&quot;;[.B193];&quot;&quot;&quot;, &quot;&quot;value&quot;&quot;: &quot;;IF([.C193] &gt; 0; MOD([.C193]; 10); -1);&quot;, &quot;&quot;type&quot;&quot;: &quot;&quot;&quot;;[.D193];&quot;&quot;&quot;, &quot;&quot;cpCost&quot;&quot;: &quot;;[.G193];&quot;, &quot;&quot;element&quot;&quot;: &quot;&quot;&quot;;[.E193];&quot;&quot;&quot;, },&quot;)" office:value-type="string" office:string-value="0xBF: { &quot;idMostSigNib&quot;: 0, &quot;idLeastSigByte&quot;: 0xBF, &quot;name&quot;: &quot;Thunder&quot;, &quot;value&quot;: 1, &quot;type&quot;: &quot;Magic&quot;, &quot;cpCost&quot;: 15, &quot;element&quot;: &quot;Lightning&quot;, }," calcext:value-type="string">
            <text:p>0xBF: { "idMostSigNib": 0, "idLeastSigByte": 0xBF, "name": "Thunder", "value": 1, "type": "Magic", "cpCost": 15, "element": "Lightning", },</text:p>
          </table:table-cell>
        </table:table-row>
        <table:table-row table:style-name="ro1">
          <table:table-cell table:formula="of:=&quot;0x&quot;&amp;DEC2HEX(ROW()-2)" office:value-type="string" office:string-value="0xC0" calcext:value-type="string">
            <text:p>0xC0</text:p>
          </table:table-cell>
          <table:table-cell office:value-type="string" calcext:value-type="string">
            <text:p>Thu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4] = &quot;S&quot;; 10 + [.C194] - 1; IF ([.F194] = &quot;A&quot;; 15 + [.C194] - 1; IF ([.F194] = &quot;B&quot;; 20 + ([.C194] - 1) * 2; IF ([.F194] = &quot;C&quot;; 25 + ([.C194] - 1) * 2; IF ([.F194] = &quot;D&quot;; 30 + ([.C194] - 1) * 3; IF([.F194] = &quot;E&quot;; 40 + ([.C194] - 1) * 4; IF ([.F194] = &quot;F&quot;; 45 + ([.C194] - 1) * 4; IF ([.F194] = &quot;E+&quot;; 35 + ([.C194] - 1) * 3; IF([.F194] = &quot;G&quot;; 50 + ([.C194] - 1) * 5; 60 + ([.C194] - 1) * 5)))))))))" office:value-type="float" office:value="16" calcext:value-type="float">
            <text:p>16</text:p>
          </table:table-cell>
          <table:table-cell table:formula="of:=COM.MICROSOFT.CONCAT([.A194];&quot;: { &quot;&quot;idMostSigNib&quot;&quot;: &quot;;BITAND(ROW()-2;65280)/256;&quot;, &quot;&quot;idLeastSigByte&quot;&quot;: &quot;;&quot;0x&quot;&amp;DEC2HEX(BITAND(ROW()-2;255));&quot;, &quot;&quot;name&quot;&quot;: &quot;&quot;&quot;;[.B194];&quot;&quot;&quot;, &quot;&quot;value&quot;&quot;: &quot;;IF([.C194] &gt; 0; MOD([.C194]; 10); -1);&quot;, &quot;&quot;type&quot;&quot;: &quot;&quot;&quot;;[.D194];&quot;&quot;&quot;, &quot;&quot;cpCost&quot;&quot;: &quot;;[.G194];&quot;, &quot;&quot;element&quot;&quot;: &quot;&quot;&quot;;[.E194];&quot;&quot;&quot;, },&quot;)" office:value-type="string" office:string-value="0xC0: { &quot;idMostSigNib&quot;: 0, &quot;idLeastSigByte&quot;: 0xC0, &quot;name&quot;: &quot;Thunder&quot;, &quot;value&quot;: 2, &quot;type&quot;: &quot;Magic&quot;, &quot;cpCost&quot;: 16, &quot;element&quot;: &quot;Lightning&quot;, }," calcext:value-type="string">
            <text:p>0xC0: { "idMostSigNib": 0, "idLeastSigByte": 0xC0, "name": "Thunder", "value": 2, "type": "Magic", "cpCost": 16, "element": "Lightning", },</text:p>
          </table:table-cell>
        </table:table-row>
        <table:table-row table:style-name="ro1">
          <table:table-cell table:formula="of:=&quot;0x&quot;&amp;DEC2HEX(ROW()-2)" office:value-type="string" office:string-value="0xC1" calcext:value-type="string">
            <text:p>0xC1</text:p>
          </table:table-cell>
          <table:table-cell office:value-type="string" calcext:value-type="string">
            <text:p>Thund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5] = &quot;S&quot;; 10 + [.C195] - 1; IF ([.F195] = &quot;A&quot;; 15 + [.C195] - 1; IF ([.F195] = &quot;B&quot;; 20 + ([.C195] - 1) * 2; IF ([.F195] = &quot;C&quot;; 25 + ([.C195] - 1) * 2; IF ([.F195] = &quot;D&quot;; 30 + ([.C195] - 1) * 3; IF([.F195] = &quot;E&quot;; 40 + ([.C195] - 1) * 4; IF ([.F195] = &quot;F&quot;; 45 + ([.C195] - 1) * 4; IF ([.F195] = &quot;E+&quot;; 35 + ([.C195] - 1) * 3; IF([.F195] = &quot;G&quot;; 50 + ([.C195] - 1) * 5; 60 + ([.C195] - 1) * 5)))))))))" office:value-type="float" office:value="17" calcext:value-type="float">
            <text:p>17</text:p>
          </table:table-cell>
          <table:table-cell table:formula="of:=COM.MICROSOFT.CONCAT([.A195];&quot;: { &quot;&quot;idMostSigNib&quot;&quot;: &quot;;BITAND(ROW()-2;65280)/256;&quot;, &quot;&quot;idLeastSigByte&quot;&quot;: &quot;;&quot;0x&quot;&amp;DEC2HEX(BITAND(ROW()-2;255));&quot;, &quot;&quot;name&quot;&quot;: &quot;&quot;&quot;;[.B195];&quot;&quot;&quot;, &quot;&quot;value&quot;&quot;: &quot;;IF([.C195] &gt; 0; MOD([.C195]; 10); -1);&quot;, &quot;&quot;type&quot;&quot;: &quot;&quot;&quot;;[.D195];&quot;&quot;&quot;, &quot;&quot;cpCost&quot;&quot;: &quot;;[.G195];&quot;, &quot;&quot;element&quot;&quot;: &quot;&quot;&quot;;[.E195];&quot;&quot;&quot;, },&quot;)" office:value-type="string" office:string-value="0xC1: { &quot;idMostSigNib&quot;: 0, &quot;idLeastSigByte&quot;: 0xC1, &quot;name&quot;: &quot;Thunder&quot;, &quot;value&quot;: 3, &quot;type&quot;: &quot;Magic&quot;, &quot;cpCost&quot;: 17, &quot;element&quot;: &quot;Lightning&quot;, }," calcext:value-type="string">
            <text:p>0xC1: { "idMostSigNib": 0, "idLeastSigByte": 0xC1, "name": "Thunder", "value": 3, "type": "Magic", "cpCost": 17, "element": "Lightning", },</text:p>
          </table:table-cell>
        </table:table-row>
        <table:table-row table:style-name="ro1">
          <table:table-cell table:formula="of:=&quot;0x&quot;&amp;DEC2HEX(ROW()-2)" office:value-type="string" office:string-value="0xC2" calcext:value-type="string">
            <text:p>0xC2</text:p>
          </table:table-cell>
          <table:table-cell office:value-type="string" calcext:value-type="string">
            <text:p>Thun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6] = &quot;S&quot;; 10 + [.C196] - 1; IF ([.F196] = &quot;A&quot;; 15 + [.C196] - 1; IF ([.F196] = &quot;B&quot;; 20 + ([.C196] - 1) * 2; IF ([.F196] = &quot;C&quot;; 25 + ([.C196] - 1) * 2; IF ([.F196] = &quot;D&quot;; 30 + ([.C196] - 1) * 3; IF([.F196] = &quot;E&quot;; 40 + ([.C196] - 1) * 4; IF ([.F196] = &quot;F&quot;; 45 + ([.C196] - 1) * 4; IF ([.F196] = &quot;E+&quot;; 35 + ([.C196] - 1) * 3; IF([.F196] = &quot;G&quot;; 50 + ([.C196] - 1) * 5; 60 + ([.C196] - 1) * 5)))))))))" office:value-type="float" office:value="18" calcext:value-type="float">
            <text:p>18</text:p>
          </table:table-cell>
          <table:table-cell table:formula="of:=COM.MICROSOFT.CONCAT([.A196];&quot;: { &quot;&quot;idMostSigNib&quot;&quot;: &quot;;BITAND(ROW()-2;65280)/256;&quot;, &quot;&quot;idLeastSigByte&quot;&quot;: &quot;;&quot;0x&quot;&amp;DEC2HEX(BITAND(ROW()-2;255));&quot;, &quot;&quot;name&quot;&quot;: &quot;&quot;&quot;;[.B196];&quot;&quot;&quot;, &quot;&quot;value&quot;&quot;: &quot;;IF([.C196] &gt; 0; MOD([.C196]; 10); -1);&quot;, &quot;&quot;type&quot;&quot;: &quot;&quot;&quot;;[.D196];&quot;&quot;&quot;, &quot;&quot;cpCost&quot;&quot;: &quot;;[.G196];&quot;, &quot;&quot;element&quot;&quot;: &quot;&quot;&quot;;[.E196];&quot;&quot;&quot;, },&quot;)" office:value-type="string" office:string-value="0xC2: { &quot;idMostSigNib&quot;: 0, &quot;idLeastSigByte&quot;: 0xC2, &quot;name&quot;: &quot;Thunder&quot;, &quot;value&quot;: 4, &quot;type&quot;: &quot;Magic&quot;, &quot;cpCost&quot;: 18, &quot;element&quot;: &quot;Lightning&quot;, }," calcext:value-type="string">
            <text:p>0xC2: { "idMostSigNib": 0, "idLeastSigByte": 0xC2, "name": "Thunder", "value": 4, "type": "Magic", "cpCost": 18, "element": "Lightning", },</text:p>
          </table:table-cell>
        </table:table-row>
        <table:table-row table:style-name="ro1">
          <table:table-cell table:formula="of:=&quot;0x&quot;&amp;DEC2HEX(ROW()-2)" office:value-type="string" office:string-value="0xC3" calcext:value-type="string">
            <text:p>0xC3</text:p>
          </table:table-cell>
          <table:table-cell office:value-type="string" calcext:value-type="string">
            <text:p>Thun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7] = &quot;S&quot;; 10 + [.C197] - 1; IF ([.F197] = &quot;A&quot;; 15 + [.C197] - 1; IF ([.F197] = &quot;B&quot;; 20 + ([.C197] - 1) * 2; IF ([.F197] = &quot;C&quot;; 25 + ([.C197] - 1) * 2; IF ([.F197] = &quot;D&quot;; 30 + ([.C197] - 1) * 3; IF([.F197] = &quot;E&quot;; 40 + ([.C197] - 1) * 4; IF ([.F197] = &quot;F&quot;; 45 + ([.C197] - 1) * 4; IF ([.F197] = &quot;E+&quot;; 35 + ([.C197] - 1) * 3; IF([.F197] = &quot;G&quot;; 50 + ([.C197] - 1) * 5; 60 + ([.C197] - 1) * 5)))))))))" office:value-type="float" office:value="19" calcext:value-type="float">
            <text:p>19</text:p>
          </table:table-cell>
          <table:table-cell table:formula="of:=COM.MICROSOFT.CONCAT([.A197];&quot;: { &quot;&quot;idMostSigNib&quot;&quot;: &quot;;BITAND(ROW()-2;65280)/256;&quot;, &quot;&quot;idLeastSigByte&quot;&quot;: &quot;;&quot;0x&quot;&amp;DEC2HEX(BITAND(ROW()-2;255));&quot;, &quot;&quot;name&quot;&quot;: &quot;&quot;&quot;;[.B197];&quot;&quot;&quot;, &quot;&quot;value&quot;&quot;: &quot;;IF([.C197] &gt; 0; MOD([.C197]; 10); -1);&quot;, &quot;&quot;type&quot;&quot;: &quot;&quot;&quot;;[.D197];&quot;&quot;&quot;, &quot;&quot;cpCost&quot;&quot;: &quot;;[.G197];&quot;, &quot;&quot;element&quot;&quot;: &quot;&quot;&quot;;[.E197];&quot;&quot;&quot;, },&quot;)" office:value-type="string" office:string-value="0xC3: { &quot;idMostSigNib&quot;: 0, &quot;idLeastSigByte&quot;: 0xC3, &quot;name&quot;: &quot;Thunder&quot;, &quot;value&quot;: 5, &quot;type&quot;: &quot;Magic&quot;, &quot;cpCost&quot;: 19, &quot;element&quot;: &quot;Lightning&quot;, }," calcext:value-type="string">
            <text:p>0xC3: { "idMostSigNib": 0, "idLeastSigByte": 0xC3, "name": "Thunder", "value": 5, "type": "Magic", "cpCost": 19, "element": "Lightning", },</text:p>
          </table:table-cell>
        </table:table-row>
        <table:table-row table:style-name="ro1">
          <table:table-cell table:formula="of:=&quot;0x&quot;&amp;DEC2HEX(ROW()-2)" office:value-type="string" office:string-value="0xC4" calcext:value-type="string">
            <text:p>0xC4</text:p>
          </table:table-cell>
          <table:table-cell office:value-type="string" calcext:value-type="string">
            <text:p>Thund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8] = &quot;S&quot;; 10 + [.C198] - 1; IF ([.F198] = &quot;A&quot;; 15 + [.C198] - 1; IF ([.F198] = &quot;B&quot;; 20 + ([.C198] - 1) * 2; IF ([.F198] = &quot;C&quot;; 25 + ([.C198] - 1) * 2; IF ([.F198] = &quot;D&quot;; 30 + ([.C198] - 1) * 3; IF([.F198] = &quot;E&quot;; 40 + ([.C198] - 1) * 4; IF ([.F198] = &quot;F&quot;; 45 + ([.C198] - 1) * 4; IF ([.F198] = &quot;E+&quot;; 35 + ([.C198] - 1) * 3; IF([.F198] = &quot;G&quot;; 50 + ([.C198] - 1) * 5; 60 + ([.C198] - 1) * 5)))))))))" office:value-type="float" office:value="20" calcext:value-type="float">
            <text:p>20</text:p>
          </table:table-cell>
          <table:table-cell table:formula="of:=COM.MICROSOFT.CONCAT([.A198];&quot;: { &quot;&quot;idMostSigNib&quot;&quot;: &quot;;BITAND(ROW()-2;65280)/256;&quot;, &quot;&quot;idLeastSigByte&quot;&quot;: &quot;;&quot;0x&quot;&amp;DEC2HEX(BITAND(ROW()-2;255));&quot;, &quot;&quot;name&quot;&quot;: &quot;&quot;&quot;;[.B198];&quot;&quot;&quot;, &quot;&quot;value&quot;&quot;: &quot;;IF([.C198] &gt; 0; MOD([.C198]; 10); -1);&quot;, &quot;&quot;type&quot;&quot;: &quot;&quot;&quot;;[.D198];&quot;&quot;&quot;, &quot;&quot;cpCost&quot;&quot;: &quot;;[.G198];&quot;, &quot;&quot;element&quot;&quot;: &quot;&quot;&quot;;[.E198];&quot;&quot;&quot;, },&quot;)" office:value-type="string" office:string-value="0xC4: { &quot;idMostSigNib&quot;: 0, &quot;idLeastSigByte&quot;: 0xC4, &quot;name&quot;: &quot;Thunder&quot;, &quot;value&quot;: 6, &quot;type&quot;: &quot;Magic&quot;, &quot;cpCost&quot;: 20, &quot;element&quot;: &quot;Lightning&quot;, }," calcext:value-type="string">
            <text:p>0xC4: { "idMostSigNib": 0, "idLeastSigByte": 0xC4, "name": "Thunder", "value": 6, "type": "Magic", "cpCost": 20, "element": "Lightning", },</text:p>
          </table:table-cell>
        </table:table-row>
        <table:table-row table:style-name="ro1">
          <table:table-cell table:formula="of:=&quot;0x&quot;&amp;DEC2HEX(ROW()-2)" office:value-type="string" office:string-value="0xC5" calcext:value-type="string">
            <text:p>0xC5</text:p>
          </table:table-cell>
          <table:table-cell office:value-type="string" calcext:value-type="string">
            <text:p>Thu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199] = &quot;S&quot;; 10 + [.C199] - 1; IF ([.F199] = &quot;A&quot;; 15 + [.C199] - 1; IF ([.F199] = &quot;B&quot;; 20 + ([.C199] - 1) * 2; IF ([.F199] = &quot;C&quot;; 25 + ([.C199] - 1) * 2; IF ([.F199] = &quot;D&quot;; 30 + ([.C199] - 1) * 3; IF([.F199] = &quot;E&quot;; 40 + ([.C199] - 1) * 4; IF ([.F199] = &quot;F&quot;; 45 + ([.C199] - 1) * 4; IF ([.F199] = &quot;E+&quot;; 35 + ([.C199] - 1) * 3; IF([.F199] = &quot;G&quot;; 50 + ([.C199] - 1) * 5; 60 + ([.C199] - 1) * 5)))))))))" office:value-type="float" office:value="21" calcext:value-type="float">
            <text:p>21</text:p>
          </table:table-cell>
          <table:table-cell table:formula="of:=COM.MICROSOFT.CONCAT([.A199];&quot;: { &quot;&quot;idMostSigNib&quot;&quot;: &quot;;BITAND(ROW()-2;65280)/256;&quot;, &quot;&quot;idLeastSigByte&quot;&quot;: &quot;;&quot;0x&quot;&amp;DEC2HEX(BITAND(ROW()-2;255));&quot;, &quot;&quot;name&quot;&quot;: &quot;&quot;&quot;;[.B199];&quot;&quot;&quot;, &quot;&quot;value&quot;&quot;: &quot;;IF([.C199] &gt; 0; MOD([.C199]; 10); -1);&quot;, &quot;&quot;type&quot;&quot;: &quot;&quot;&quot;;[.D199];&quot;&quot;&quot;, &quot;&quot;cpCost&quot;&quot;: &quot;;[.G199];&quot;, &quot;&quot;element&quot;&quot;: &quot;&quot;&quot;;[.E199];&quot;&quot;&quot;, },&quot;)" office:value-type="string" office:string-value="0xC5: { &quot;idMostSigNib&quot;: 0, &quot;idLeastSigByte&quot;: 0xC5, &quot;name&quot;: &quot;Thunder&quot;, &quot;value&quot;: 7, &quot;type&quot;: &quot;Magic&quot;, &quot;cpCost&quot;: 21, &quot;element&quot;: &quot;Lightning&quot;, }," calcext:value-type="string">
            <text:p>0xC5: { "idMostSigNib": 0, "idLeastSigByte": 0xC5, "name": "Thunder", "value": 7, "type": "Magic", "cpCost": 21, "element": "Lightning", },</text:p>
          </table:table-cell>
        </table:table-row>
        <table:table-row table:style-name="ro1">
          <table:table-cell table:formula="of:=&quot;0x&quot;&amp;DEC2HEX(ROW()-2)" office:value-type="string" office:string-value="0xC6" calcext:value-type="string">
            <text:p>0xC6</text:p>
          </table:table-cell>
          <table:table-cell office:value-type="string" calcext:value-type="string">
            <text:p>Thund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200] = &quot;S&quot;; 10 + [.C200] - 1; IF ([.F200] = &quot;A&quot;; 15 + [.C200] - 1; IF ([.F200] = &quot;B&quot;; 20 + ([.C200] - 1) * 2; IF ([.F200] = &quot;C&quot;; 25 + ([.C200] - 1) * 2; IF ([.F200] = &quot;D&quot;; 30 + ([.C200] - 1) * 3; IF([.F200] = &quot;E&quot;; 40 + ([.C200] - 1) * 4; IF ([.F200] = &quot;F&quot;; 45 + ([.C200] - 1) * 4; IF ([.F200] = &quot;E+&quot;; 35 + ([.C200] - 1) * 3; IF([.F200] = &quot;G&quot;; 50 + ([.C200] - 1) * 5; 60 + ([.C200] - 1) * 5)))))))))" office:value-type="float" office:value="22" calcext:value-type="float">
            <text:p>22</text:p>
          </table:table-cell>
          <table:table-cell table:formula="of:=COM.MICROSOFT.CONCAT([.A200];&quot;: { &quot;&quot;idMostSigNib&quot;&quot;: &quot;;BITAND(ROW()-2;65280)/256;&quot;, &quot;&quot;idLeastSigByte&quot;&quot;: &quot;;&quot;0x&quot;&amp;DEC2HEX(BITAND(ROW()-2;255));&quot;, &quot;&quot;name&quot;&quot;: &quot;&quot;&quot;;[.B200];&quot;&quot;&quot;, &quot;&quot;value&quot;&quot;: &quot;;IF([.C200] &gt; 0; MOD([.C200]; 10); -1);&quot;, &quot;&quot;type&quot;&quot;: &quot;&quot;&quot;;[.D200];&quot;&quot;&quot;, &quot;&quot;cpCost&quot;&quot;: &quot;;[.G200];&quot;, &quot;&quot;element&quot;&quot;: &quot;&quot;&quot;;[.E200];&quot;&quot;&quot;, },&quot;)" office:value-type="string" office:string-value="0xC6: { &quot;idMostSigNib&quot;: 0, &quot;idLeastSigByte&quot;: 0xC6, &quot;name&quot;: &quot;Thunder&quot;, &quot;value&quot;: 8, &quot;type&quot;: &quot;Magic&quot;, &quot;cpCost&quot;: 22, &quot;element&quot;: &quot;Lightning&quot;, }," calcext:value-type="string">
            <text:p>0xC6: { "idMostSigNib": 0, "idLeastSigByte": 0xC6, "name": "Thunder", "value": 8, "type": "Magic", "cpCost": 22, "element": "Lightning", },</text:p>
          </table:table-cell>
        </table:table-row>
        <table:table-row table:style-name="ro1">
          <table:table-cell table:formula="of:=&quot;0x&quot;&amp;DEC2HEX(ROW()-2)" office:value-type="string" office:string-value="0xC7" calcext:value-type="string">
            <text:p>0xC7</text:p>
          </table:table-cell>
          <table:table-cell office:value-type="string" calcext:value-type="string">
            <text:p>Thun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A</text:p>
          </table:table-cell>
          <table:table-cell table:formula="of:=IF([.F201] = &quot;S&quot;; 10 + [.C201] - 1; IF ([.F201] = &quot;A&quot;; 15 + [.C201] - 1; IF ([.F201] = &quot;B&quot;; 20 + ([.C201] - 1) * 2; IF ([.F201] = &quot;C&quot;; 25 + ([.C201] - 1) * 2; IF ([.F201] = &quot;D&quot;; 30 + ([.C201] - 1) * 3; IF([.F201] = &quot;E&quot;; 40 + ([.C201] - 1) * 4; IF ([.F201] = &quot;F&quot;; 45 + ([.C201] - 1) * 4; IF ([.F201] = &quot;E+&quot;; 35 + ([.C201] - 1) * 3; IF([.F201] = &quot;G&quot;; 50 + ([.C201] - 1) * 5; 60 + ([.C201] - 1) * 5)))))))))" office:value-type="float" office:value="23" calcext:value-type="float">
            <text:p>23</text:p>
          </table:table-cell>
          <table:table-cell table:formula="of:=COM.MICROSOFT.CONCAT([.A201];&quot;: { &quot;&quot;idMostSigNib&quot;&quot;: &quot;;BITAND(ROW()-2;65280)/256;&quot;, &quot;&quot;idLeastSigByte&quot;&quot;: &quot;;&quot;0x&quot;&amp;DEC2HEX(BITAND(ROW()-2;255));&quot;, &quot;&quot;name&quot;&quot;: &quot;&quot;&quot;;[.B201];&quot;&quot;&quot;, &quot;&quot;value&quot;&quot;: &quot;;IF([.C201] &gt; 0; MOD([.C201]; 10); -1);&quot;, &quot;&quot;type&quot;&quot;: &quot;&quot;&quot;;[.D201];&quot;&quot;&quot;, &quot;&quot;cpCost&quot;&quot;: &quot;;[.G201];&quot;, &quot;&quot;element&quot;&quot;: &quot;&quot;&quot;;[.E201];&quot;&quot;&quot;, },&quot;)" office:value-type="string" office:string-value="0xC7: { &quot;idMostSigNib&quot;: 0, &quot;idLeastSigByte&quot;: 0xC7, &quot;name&quot;: &quot;Thunder&quot;, &quot;value&quot;: 9, &quot;type&quot;: &quot;Magic&quot;, &quot;cpCost&quot;: 23, &quot;element&quot;: &quot;Lightning&quot;, }," calcext:value-type="string">
            <text:p>0xC7: { "idMostSigNib": 0, "idLeastSigByte": 0xC7, "name": "Thunder", "value": 9, "type": "Magic", "cpCost": 23, "element": "Lightning", },</text:p>
          </table:table-cell>
        </table:table-row>
        <table:table-row table:style-name="ro1">
          <table:table-cell table:formula="of:=&quot;0x&quot;&amp;DEC2HEX(ROW()-2)" office:value-type="string" office:string-value="0xC8" calcext:value-type="string">
            <text:p>0xC8</text:p>
          </table:table-cell>
          <table:table-cell office:value-type="string" calcext:value-type="string">
            <text:p>C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2] = &quot;S&quot;; 10 + [.C202] - 1; IF ([.F202] = &quot;A&quot;; 15 + [.C202] - 1; IF ([.F202] = &quot;B&quot;; 20 + ([.C202] - 1) * 2; IF ([.F202] = &quot;C&quot;; 25 + ([.C202] - 1) * 2; IF ([.F202] = &quot;D&quot;; 30 + ([.C202] - 1) * 3; IF([.F202] = &quot;E&quot;; 40 + ([.C202] - 1) * 4; IF ([.F202] = &quot;F&quot;; 45 + ([.C202] - 1) * 4; IF ([.F202] = &quot;E+&quot;; 35 + ([.C202] - 1) * 3; IF([.F202] = &quot;G&quot;; 50 + ([.C202] - 1) * 5; 60 + ([.C202] - 1) * 5)))))))))" office:value-type="float" office:value="43" calcext:value-type="float">
            <text:p>43</text:p>
          </table:table-cell>
          <table:table-cell table:formula="of:=COM.MICROSOFT.CONCAT([.A202];&quot;: { &quot;&quot;idMostSigNib&quot;&quot;: &quot;;BITAND(ROW()-2;65280)/256;&quot;, &quot;&quot;idLeastSigByte&quot;&quot;: &quot;;&quot;0x&quot;&amp;DEC2HEX(BITAND(ROW()-2;255));&quot;, &quot;&quot;name&quot;&quot;: &quot;&quot;&quot;;[.B202];&quot;&quot;&quot;, &quot;&quot;value&quot;&quot;: &quot;;IF([.C202] &gt; 0; MOD([.C202]; 10); -1);&quot;, &quot;&quot;type&quot;&quot;: &quot;&quot;&quot;;[.D202];&quot;&quot;&quot;, &quot;&quot;cpCost&quot;&quot;: &quot;;[.G202];&quot;, &quot;&quot;element&quot;&quot;: &quot;&quot;&quot;;[.E202];&quot;&quot;&quot;, },&quot;)" office:value-type="string" office:string-value="0xC8: { &quot;idMostSigNib&quot;: 0, &quot;idLeastSigByte&quot;: 0xC8, &quot;name&quot;: &quot;Cure&quot;, &quot;value&quot;: 0, &quot;type&quot;: &quot;Magic&quot;, &quot;cpCost&quot;: 43, &quot;element&quot;: &quot;N/A&quot;, }," calcext:value-type="string">
            <text:p>0xC8: { "idMostSigNib": 0, "idLeastSigByte": 0xC8, "name": "Cure", "value": 0, "type": "Magic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C9" calcext:value-type="string">
            <text:p>0xC9</text:p>
          </table:table-cell>
          <table:table-cell office:value-type="string" calcext:value-type="string">
            <text:p>C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3] = &quot;S&quot;; 10 + [.C203] - 1; IF ([.F203] = &quot;A&quot;; 15 + [.C203] - 1; IF ([.F203] = &quot;B&quot;; 20 + ([.C203] - 1) * 2; IF ([.F203] = &quot;C&quot;; 25 + ([.C203] - 1) * 2; IF ([.F203] = &quot;D&quot;; 30 + ([.C203] - 1) * 3; IF([.F203] = &quot;E&quot;; 40 + ([.C203] - 1) * 4; IF ([.F203] = &quot;F&quot;; 45 + ([.C203] - 1) * 4; IF ([.F203] = &quot;E+&quot;; 35 + ([.C203] - 1) * 3; IF([.F203] = &quot;G&quot;; 50 + ([.C203] - 1) * 5; 60 + ([.C203] - 1) * 5)))))))))" office:value-type="float" office:value="25" calcext:value-type="float">
            <text:p>25</text:p>
          </table:table-cell>
          <table:table-cell table:formula="of:=COM.MICROSOFT.CONCAT([.A203];&quot;: { &quot;&quot;idMostSigNib&quot;&quot;: &quot;;BITAND(ROW()-2;65280)/256;&quot;, &quot;&quot;idLeastSigByte&quot;&quot;: &quot;;&quot;0x&quot;&amp;DEC2HEX(BITAND(ROW()-2;255));&quot;, &quot;&quot;name&quot;&quot;: &quot;&quot;&quot;;[.B203];&quot;&quot;&quot;, &quot;&quot;value&quot;&quot;: &quot;;IF([.C203] &gt; 0; MOD([.C203]; 10); -1);&quot;, &quot;&quot;type&quot;&quot;: &quot;&quot;&quot;;[.D203];&quot;&quot;&quot;, &quot;&quot;cpCost&quot;&quot;: &quot;;[.G203];&quot;, &quot;&quot;element&quot;&quot;: &quot;&quot;&quot;;[.E203];&quot;&quot;&quot;, },&quot;)" office:value-type="string" office:string-value="0xC9: { &quot;idMostSigNib&quot;: 0, &quot;idLeastSigByte&quot;: 0xC9, &quot;name&quot;: &quot;Cure&quot;, &quot;value&quot;: 1, &quot;type&quot;: &quot;Magic&quot;, &quot;cpCost&quot;: 25, &quot;element&quot;: &quot;N/A&quot;, }," calcext:value-type="string">
            <text:p>0xC9: { "idMostSigNib": 0, "idLeastSigByte": 0xC9, "name": "Cure", "value": 1, "type": "Magic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CA" calcext:value-type="string">
            <text:p>0xCA</text:p>
          </table:table-cell>
          <table:table-cell office:value-type="string" calcext:value-type="string">
            <text:p>C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4] = &quot;S&quot;; 10 + [.C204] - 1; IF ([.F204] = &quot;A&quot;; 15 + [.C204] - 1; IF ([.F204] = &quot;B&quot;; 20 + ([.C204] - 1) * 2; IF ([.F204] = &quot;C&quot;; 25 + ([.C204] - 1) * 2; IF ([.F204] = &quot;D&quot;; 30 + ([.C204] - 1) * 3; IF([.F204] = &quot;E&quot;; 40 + ([.C204] - 1) * 4; IF ([.F204] = &quot;F&quot;; 45 + ([.C204] - 1) * 4; IF ([.F204] = &quot;E+&quot;; 35 + ([.C204] - 1) * 3; IF([.F204] = &quot;G&quot;; 50 + ([.C204] - 1) * 5; 60 + ([.C204] - 1) * 5)))))))))" office:value-type="float" office:value="27" calcext:value-type="float">
            <text:p>27</text:p>
          </table:table-cell>
          <table:table-cell table:formula="of:=COM.MICROSOFT.CONCAT([.A204];&quot;: { &quot;&quot;idMostSigNib&quot;&quot;: &quot;;BITAND(ROW()-2;65280)/256;&quot;, &quot;&quot;idLeastSigByte&quot;&quot;: &quot;;&quot;0x&quot;&amp;DEC2HEX(BITAND(ROW()-2;255));&quot;, &quot;&quot;name&quot;&quot;: &quot;&quot;&quot;;[.B204];&quot;&quot;&quot;, &quot;&quot;value&quot;&quot;: &quot;;IF([.C204] &gt; 0; MOD([.C204]; 10); -1);&quot;, &quot;&quot;type&quot;&quot;: &quot;&quot;&quot;;[.D204];&quot;&quot;&quot;, &quot;&quot;cpCost&quot;&quot;: &quot;;[.G204];&quot;, &quot;&quot;element&quot;&quot;: &quot;&quot;&quot;;[.E204];&quot;&quot;&quot;, },&quot;)" office:value-type="string" office:string-value="0xCA: { &quot;idMostSigNib&quot;: 0, &quot;idLeastSigByte&quot;: 0xCA, &quot;name&quot;: &quot;Cure&quot;, &quot;value&quot;: 2, &quot;type&quot;: &quot;Magic&quot;, &quot;cpCost&quot;: 27, &quot;element&quot;: &quot;N/A&quot;, }," calcext:value-type="string">
            <text:p>0xCA: { "idMostSigNib": 0, "idLeastSigByte": 0xCA, "name": "Cure", "value": 2, "type": "Magic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CB" calcext:value-type="string">
            <text:p>0xCB</text:p>
          </table:table-cell>
          <table:table-cell office:value-type="string" calcext:value-type="string">
            <text:p>C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5] = &quot;S&quot;; 10 + [.C205] - 1; IF ([.F205] = &quot;A&quot;; 15 + [.C205] - 1; IF ([.F205] = &quot;B&quot;; 20 + ([.C205] - 1) * 2; IF ([.F205] = &quot;C&quot;; 25 + ([.C205] - 1) * 2; IF ([.F205] = &quot;D&quot;; 30 + ([.C205] - 1) * 3; IF([.F205] = &quot;E&quot;; 40 + ([.C205] - 1) * 4; IF ([.F205] = &quot;F&quot;; 45 + ([.C205] - 1) * 4; IF ([.F205] = &quot;E+&quot;; 35 + ([.C205] - 1) * 3; IF([.F205] = &quot;G&quot;; 50 + ([.C205] - 1) * 5; 60 + ([.C205] - 1) * 5)))))))))" office:value-type="float" office:value="29" calcext:value-type="float">
            <text:p>29</text:p>
          </table:table-cell>
          <table:table-cell table:formula="of:=COM.MICROSOFT.CONCAT([.A205];&quot;: { &quot;&quot;idMostSigNib&quot;&quot;: &quot;;BITAND(ROW()-2;65280)/256;&quot;, &quot;&quot;idLeastSigByte&quot;&quot;: &quot;;&quot;0x&quot;&amp;DEC2HEX(BITAND(ROW()-2;255));&quot;, &quot;&quot;name&quot;&quot;: &quot;&quot;&quot;;[.B205];&quot;&quot;&quot;, &quot;&quot;value&quot;&quot;: &quot;;IF([.C205] &gt; 0; MOD([.C205]; 10); -1);&quot;, &quot;&quot;type&quot;&quot;: &quot;&quot;&quot;;[.D205];&quot;&quot;&quot;, &quot;&quot;cpCost&quot;&quot;: &quot;;[.G205];&quot;, &quot;&quot;element&quot;&quot;: &quot;&quot;&quot;;[.E205];&quot;&quot;&quot;, },&quot;)" office:value-type="string" office:string-value="0xCB: { &quot;idMostSigNib&quot;: 0, &quot;idLeastSigByte&quot;: 0xCB, &quot;name&quot;: &quot;Cure&quot;, &quot;value&quot;: 3, &quot;type&quot;: &quot;Magic&quot;, &quot;cpCost&quot;: 29, &quot;element&quot;: &quot;N/A&quot;, }," calcext:value-type="string">
            <text:p>0xCB: { "idMostSigNib": 0, "idLeastSigByte": 0xCB, "name": "Cure", "value": 3, "type": "Magic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CC" calcext:value-type="string">
            <text:p>0xCC</text:p>
          </table:table-cell>
          <table:table-cell office:value-type="string" calcext:value-type="string">
            <text:p>C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6] = &quot;S&quot;; 10 + [.C206] - 1; IF ([.F206] = &quot;A&quot;; 15 + [.C206] - 1; IF ([.F206] = &quot;B&quot;; 20 + ([.C206] - 1) * 2; IF ([.F206] = &quot;C&quot;; 25 + ([.C206] - 1) * 2; IF ([.F206] = &quot;D&quot;; 30 + ([.C206] - 1) * 3; IF([.F206] = &quot;E&quot;; 40 + ([.C206] - 1) * 4; IF ([.F206] = &quot;F&quot;; 45 + ([.C206] - 1) * 4; IF ([.F206] = &quot;E+&quot;; 35 + ([.C206] - 1) * 3; IF([.F206] = &quot;G&quot;; 50 + ([.C206] - 1) * 5; 60 + ([.C206] - 1) * 5)))))))))" office:value-type="float" office:value="31" calcext:value-type="float">
            <text:p>31</text:p>
          </table:table-cell>
          <table:table-cell table:formula="of:=COM.MICROSOFT.CONCAT([.A206];&quot;: { &quot;&quot;idMostSigNib&quot;&quot;: &quot;;BITAND(ROW()-2;65280)/256;&quot;, &quot;&quot;idLeastSigByte&quot;&quot;: &quot;;&quot;0x&quot;&amp;DEC2HEX(BITAND(ROW()-2;255));&quot;, &quot;&quot;name&quot;&quot;: &quot;&quot;&quot;;[.B206];&quot;&quot;&quot;, &quot;&quot;value&quot;&quot;: &quot;;IF([.C206] &gt; 0; MOD([.C206]; 10); -1);&quot;, &quot;&quot;type&quot;&quot;: &quot;&quot;&quot;;[.D206];&quot;&quot;&quot;, &quot;&quot;cpCost&quot;&quot;: &quot;;[.G206];&quot;, &quot;&quot;element&quot;&quot;: &quot;&quot;&quot;;[.E206];&quot;&quot;&quot;, },&quot;)" office:value-type="string" office:string-value="0xCC: { &quot;idMostSigNib&quot;: 0, &quot;idLeastSigByte&quot;: 0xCC, &quot;name&quot;: &quot;Cure&quot;, &quot;value&quot;: 4, &quot;type&quot;: &quot;Magic&quot;, &quot;cpCost&quot;: 31, &quot;element&quot;: &quot;N/A&quot;, }," calcext:value-type="string">
            <text:p>0xCC: { "idMostSigNib": 0, "idLeastSigByte": 0xCC, "name": "Cure", "value": 4, "type": "Magic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CD" calcext:value-type="string">
            <text:p>0xCD</text:p>
          </table:table-cell>
          <table:table-cell office:value-type="string" calcext:value-type="string">
            <text:p>C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7] = &quot;S&quot;; 10 + [.C207] - 1; IF ([.F207] = &quot;A&quot;; 15 + [.C207] - 1; IF ([.F207] = &quot;B&quot;; 20 + ([.C207] - 1) * 2; IF ([.F207] = &quot;C&quot;; 25 + ([.C207] - 1) * 2; IF ([.F207] = &quot;D&quot;; 30 + ([.C207] - 1) * 3; IF([.F207] = &quot;E&quot;; 40 + ([.C207] - 1) * 4; IF ([.F207] = &quot;F&quot;; 45 + ([.C207] - 1) * 4; IF ([.F207] = &quot;E+&quot;; 35 + ([.C207] - 1) * 3; IF([.F207] = &quot;G&quot;; 50 + ([.C207] - 1) * 5; 60 + ([.C207] - 1) * 5)))))))))" office:value-type="float" office:value="33" calcext:value-type="float">
            <text:p>33</text:p>
          </table:table-cell>
          <table:table-cell table:formula="of:=COM.MICROSOFT.CONCAT([.A207];&quot;: { &quot;&quot;idMostSigNib&quot;&quot;: &quot;;BITAND(ROW()-2;65280)/256;&quot;, &quot;&quot;idLeastSigByte&quot;&quot;: &quot;;&quot;0x&quot;&amp;DEC2HEX(BITAND(ROW()-2;255));&quot;, &quot;&quot;name&quot;&quot;: &quot;&quot;&quot;;[.B207];&quot;&quot;&quot;, &quot;&quot;value&quot;&quot;: &quot;;IF([.C207] &gt; 0; MOD([.C207]; 10); -1);&quot;, &quot;&quot;type&quot;&quot;: &quot;&quot;&quot;;[.D207];&quot;&quot;&quot;, &quot;&quot;cpCost&quot;&quot;: &quot;;[.G207];&quot;, &quot;&quot;element&quot;&quot;: &quot;&quot;&quot;;[.E207];&quot;&quot;&quot;, },&quot;)" office:value-type="string" office:string-value="0xCD: { &quot;idMostSigNib&quot;: 0, &quot;idLeastSigByte&quot;: 0xCD, &quot;name&quot;: &quot;Cure&quot;, &quot;value&quot;: 5, &quot;type&quot;: &quot;Magic&quot;, &quot;cpCost&quot;: 33, &quot;element&quot;: &quot;N/A&quot;, }," calcext:value-type="string">
            <text:p>0xCD: { "idMostSigNib": 0, "idLeastSigByte": 0xCD, "name": "Cure", "value": 5, "type": "Magic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CE" calcext:value-type="string">
            <text:p>0xCE</text:p>
          </table:table-cell>
          <table:table-cell office:value-type="string" calcext:value-type="string">
            <text:p>Cu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8] = &quot;S&quot;; 10 + [.C208] - 1; IF ([.F208] = &quot;A&quot;; 15 + [.C208] - 1; IF ([.F208] = &quot;B&quot;; 20 + ([.C208] - 1) * 2; IF ([.F208] = &quot;C&quot;; 25 + ([.C208] - 1) * 2; IF ([.F208] = &quot;D&quot;; 30 + ([.C208] - 1) * 3; IF([.F208] = &quot;E&quot;; 40 + ([.C208] - 1) * 4; IF ([.F208] = &quot;F&quot;; 45 + ([.C208] - 1) * 4; IF ([.F208] = &quot;E+&quot;; 35 + ([.C208] - 1) * 3; IF([.F208] = &quot;G&quot;; 50 + ([.C208] - 1) * 5; 60 + ([.C208] - 1) * 5)))))))))" office:value-type="float" office:value="35" calcext:value-type="float">
            <text:p>35</text:p>
          </table:table-cell>
          <table:table-cell table:formula="of:=COM.MICROSOFT.CONCAT([.A208];&quot;: { &quot;&quot;idMostSigNib&quot;&quot;: &quot;;BITAND(ROW()-2;65280)/256;&quot;, &quot;&quot;idLeastSigByte&quot;&quot;: &quot;;&quot;0x&quot;&amp;DEC2HEX(BITAND(ROW()-2;255));&quot;, &quot;&quot;name&quot;&quot;: &quot;&quot;&quot;;[.B208];&quot;&quot;&quot;, &quot;&quot;value&quot;&quot;: &quot;;IF([.C208] &gt; 0; MOD([.C208]; 10); -1);&quot;, &quot;&quot;type&quot;&quot;: &quot;&quot;&quot;;[.D208];&quot;&quot;&quot;, &quot;&quot;cpCost&quot;&quot;: &quot;;[.G208];&quot;, &quot;&quot;element&quot;&quot;: &quot;&quot;&quot;;[.E208];&quot;&quot;&quot;, },&quot;)" office:value-type="string" office:string-value="0xCE: { &quot;idMostSigNib&quot;: 0, &quot;idLeastSigByte&quot;: 0xCE, &quot;name&quot;: &quot;Cure&quot;, &quot;value&quot;: 6, &quot;type&quot;: &quot;Magic&quot;, &quot;cpCost&quot;: 35, &quot;element&quot;: &quot;N/A&quot;, }," calcext:value-type="string">
            <text:p>0xCE: { "idMostSigNib": 0, "idLeastSigByte": 0xCE, "name": "Cure", "value": 6, "type": "Magic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CF" calcext:value-type="string">
            <text:p>0xCF</text:p>
          </table:table-cell>
          <table:table-cell office:value-type="string" calcext:value-type="string">
            <text:p>Cu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09] = &quot;S&quot;; 10 + [.C209] - 1; IF ([.F209] = &quot;A&quot;; 15 + [.C209] - 1; IF ([.F209] = &quot;B&quot;; 20 + ([.C209] - 1) * 2; IF ([.F209] = &quot;C&quot;; 25 + ([.C209] - 1) * 2; IF ([.F209] = &quot;D&quot;; 30 + ([.C209] - 1) * 3; IF([.F209] = &quot;E&quot;; 40 + ([.C209] - 1) * 4; IF ([.F209] = &quot;F&quot;; 45 + ([.C209] - 1) * 4; IF ([.F209] = &quot;E+&quot;; 35 + ([.C209] - 1) * 3; IF([.F209] = &quot;G&quot;; 50 + ([.C209] - 1) * 5; 60 + ([.C209] - 1) * 5)))))))))" office:value-type="float" office:value="37" calcext:value-type="float">
            <text:p>37</text:p>
          </table:table-cell>
          <table:table-cell table:formula="of:=COM.MICROSOFT.CONCAT([.A209];&quot;: { &quot;&quot;idMostSigNib&quot;&quot;: &quot;;BITAND(ROW()-2;65280)/256;&quot;, &quot;&quot;idLeastSigByte&quot;&quot;: &quot;;&quot;0x&quot;&amp;DEC2HEX(BITAND(ROW()-2;255));&quot;, &quot;&quot;name&quot;&quot;: &quot;&quot;&quot;;[.B209];&quot;&quot;&quot;, &quot;&quot;value&quot;&quot;: &quot;;IF([.C209] &gt; 0; MOD([.C209]; 10); -1);&quot;, &quot;&quot;type&quot;&quot;: &quot;&quot;&quot;;[.D209];&quot;&quot;&quot;, &quot;&quot;cpCost&quot;&quot;: &quot;;[.G209];&quot;, &quot;&quot;element&quot;&quot;: &quot;&quot;&quot;;[.E209];&quot;&quot;&quot;, },&quot;)" office:value-type="string" office:string-value="0xCF: { &quot;idMostSigNib&quot;: 0, &quot;idLeastSigByte&quot;: 0xCF, &quot;name&quot;: &quot;Cure&quot;, &quot;value&quot;: 7, &quot;type&quot;: &quot;Magic&quot;, &quot;cpCost&quot;: 37, &quot;element&quot;: &quot;N/A&quot;, }," calcext:value-type="string">
            <text:p>0xCF: { "idMostSigNib": 0, "idLeastSigByte": 0xCF, "name": "Cure", "value": 7, "type": "Magic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D0" calcext:value-type="string">
            <text:p>0xD0</text:p>
          </table:table-cell>
          <table:table-cell office:value-type="string" calcext:value-type="string">
            <text:p>Cur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10] = &quot;S&quot;; 10 + [.C210] - 1; IF ([.F210] = &quot;A&quot;; 15 + [.C210] - 1; IF ([.F210] = &quot;B&quot;; 20 + ([.C210] - 1) * 2; IF ([.F210] = &quot;C&quot;; 25 + ([.C210] - 1) * 2; IF ([.F210] = &quot;D&quot;; 30 + ([.C210] - 1) * 3; IF([.F210] = &quot;E&quot;; 40 + ([.C210] - 1) * 4; IF ([.F210] = &quot;F&quot;; 45 + ([.C210] - 1) * 4; IF ([.F210] = &quot;E+&quot;; 35 + ([.C210] - 1) * 3; IF([.F210] = &quot;G&quot;; 50 + ([.C210] - 1) * 5; 60 + ([.C210] - 1) * 5)))))))))" office:value-type="float" office:value="39" calcext:value-type="float">
            <text:p>39</text:p>
          </table:table-cell>
          <table:table-cell table:formula="of:=COM.MICROSOFT.CONCAT([.A210];&quot;: { &quot;&quot;idMostSigNib&quot;&quot;: &quot;;BITAND(ROW()-2;65280)/256;&quot;, &quot;&quot;idLeastSigByte&quot;&quot;: &quot;;&quot;0x&quot;&amp;DEC2HEX(BITAND(ROW()-2;255));&quot;, &quot;&quot;name&quot;&quot;: &quot;&quot;&quot;;[.B210];&quot;&quot;&quot;, &quot;&quot;value&quot;&quot;: &quot;;IF([.C210] &gt; 0; MOD([.C210]; 10); -1);&quot;, &quot;&quot;type&quot;&quot;: &quot;&quot;&quot;;[.D210];&quot;&quot;&quot;, &quot;&quot;cpCost&quot;&quot;: &quot;;[.G210];&quot;, &quot;&quot;element&quot;&quot;: &quot;&quot;&quot;;[.E210];&quot;&quot;&quot;, },&quot;)" office:value-type="string" office:string-value="0xD0: { &quot;idMostSigNib&quot;: 0, &quot;idLeastSigByte&quot;: 0xD0, &quot;name&quot;: &quot;Cure&quot;, &quot;value&quot;: 8, &quot;type&quot;: &quot;Magic&quot;, &quot;cpCost&quot;: 39, &quot;element&quot;: &quot;N/A&quot;, }," calcext:value-type="string">
            <text:p>0xD0: { "idMostSigNib": 0, "idLeastSigByte": 0xD0, "name": "Cure", "value": 8, "type": "Magic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D1" calcext:value-type="string">
            <text:p>0xD1</text:p>
          </table:table-cell>
          <table:table-cell office:value-type="string" calcext:value-type="string">
            <text:p>Cu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211] = &quot;S&quot;; 10 + [.C211] - 1; IF ([.F211] = &quot;A&quot;; 15 + [.C211] - 1; IF ([.F211] = &quot;B&quot;; 20 + ([.C211] - 1) * 2; IF ([.F211] = &quot;C&quot;; 25 + ([.C211] - 1) * 2; IF ([.F211] = &quot;D&quot;; 30 + ([.C211] - 1) * 3; IF([.F211] = &quot;E&quot;; 40 + ([.C211] - 1) * 4; IF ([.F211] = &quot;F&quot;; 45 + ([.C211] - 1) * 4; IF ([.F211] = &quot;E+&quot;; 35 + ([.C211] - 1) * 3; IF([.F211] = &quot;G&quot;; 50 + ([.C211] - 1) * 5; 60 + ([.C211] - 1) * 5)))))))))" office:value-type="float" office:value="41" calcext:value-type="float">
            <text:p>41</text:p>
          </table:table-cell>
          <table:table-cell table:formula="of:=COM.MICROSOFT.CONCAT([.A211];&quot;: { &quot;&quot;idMostSigNib&quot;&quot;: &quot;;BITAND(ROW()-2;65280)/256;&quot;, &quot;&quot;idLeastSigByte&quot;&quot;: &quot;;&quot;0x&quot;&amp;DEC2HEX(BITAND(ROW()-2;255));&quot;, &quot;&quot;name&quot;&quot;: &quot;&quot;&quot;;[.B211];&quot;&quot;&quot;, &quot;&quot;value&quot;&quot;: &quot;;IF([.C211] &gt; 0; MOD([.C211]; 10); -1);&quot;, &quot;&quot;type&quot;&quot;: &quot;&quot;&quot;;[.D211];&quot;&quot;&quot;, &quot;&quot;cpCost&quot;&quot;: &quot;;[.G211];&quot;, &quot;&quot;element&quot;&quot;: &quot;&quot;&quot;;[.E211];&quot;&quot;&quot;, },&quot;)" office:value-type="string" office:string-value="0xD1: { &quot;idMostSigNib&quot;: 0, &quot;idLeastSigByte&quot;: 0xD1, &quot;name&quot;: &quot;Cure&quot;, &quot;value&quot;: 9, &quot;type&quot;: &quot;Magic&quot;, &quot;cpCost&quot;: 41, &quot;element&quot;: &quot;N/A&quot;, }," calcext:value-type="string">
            <text:p>0xD1: { "idMostSigNib": 0, "idLeastSigByte": 0xD1, "name": "Cure", "value": 9, "type": "Magic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D2" calcext:value-type="string">
            <text:p>0xD2</text:p>
          </table:table-cell>
          <table:table-cell office:value-type="string" calcext:value-type="string">
            <text:p>Grav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2] = &quot;S&quot;; 10 + [.C212] - 1; IF ([.F212] = &quot;A&quot;; 15 + [.C212] - 1; IF ([.F212] = &quot;B&quot;; 20 + ([.C212] - 1) * 2; IF ([.F212] = &quot;C&quot;; 25 + ([.C212] - 1) * 2; IF ([.F212] = &quot;D&quot;; 30 + ([.C212] - 1) * 3; IF([.F212] = &quot;E&quot;; 40 + ([.C212] - 1) * 4; IF ([.F212] = &quot;F&quot;; 45 + ([.C212] - 1) * 4; IF ([.F212] = &quot;E+&quot;; 35 + ([.C212] - 1) * 3; IF([.F212] = &quot;G&quot;; 50 + ([.C212] - 1) * 5; 60 + ([.C212] - 1) * 5)))))))))" office:value-type="float" office:value="38" calcext:value-type="float">
            <text:p>38</text:p>
          </table:table-cell>
          <table:table-cell table:formula="of:=COM.MICROSOFT.CONCAT([.A212];&quot;: { &quot;&quot;idMostSigNib&quot;&quot;: &quot;;BITAND(ROW()-2;65280)/256;&quot;, &quot;&quot;idLeastSigByte&quot;&quot;: &quot;;&quot;0x&quot;&amp;DEC2HEX(BITAND(ROW()-2;255));&quot;, &quot;&quot;name&quot;&quot;: &quot;&quot;&quot;;[.B212];&quot;&quot;&quot;, &quot;&quot;value&quot;&quot;: &quot;;IF([.C212] &gt; 0; MOD([.C212]; 10); -1);&quot;, &quot;&quot;type&quot;&quot;: &quot;&quot;&quot;;[.D212];&quot;&quot;&quot;, &quot;&quot;cpCost&quot;&quot;: &quot;;[.G212];&quot;, &quot;&quot;element&quot;&quot;: &quot;&quot;&quot;;[.E212];&quot;&quot;&quot;, },&quot;)" office:value-type="string" office:string-value="0xD2: { &quot;idMostSigNib&quot;: 0, &quot;idLeastSigByte&quot;: 0xD2, &quot;name&quot;: &quot;Gravity&quot;, &quot;value&quot;: 0, &quot;type&quot;: &quot;Magic&quot;, &quot;cpCost&quot;: 38, &quot;element&quot;: &quot;N/A&quot;, }," calcext:value-type="string">
            <text:p>0xD2: { "idMostSigNib": 0, "idLeastSigByte": 0xD2, "name": "Gravity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D3" calcext:value-type="string">
            <text:p>0xD3</text:p>
          </table:table-cell>
          <table:table-cell office:value-type="string" calcext:value-type="string">
            <text:p>Grav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3] = &quot;S&quot;; 10 + [.C213] - 1; IF ([.F213] = &quot;A&quot;; 15 + [.C213] - 1; IF ([.F213] = &quot;B&quot;; 20 + ([.C213] - 1) * 2; IF ([.F213] = &quot;C&quot;; 25 + ([.C213] - 1) * 2; IF ([.F213] = &quot;D&quot;; 30 + ([.C213] - 1) * 3; IF([.F213] = &quot;E&quot;; 40 + ([.C213] - 1) * 4; IF ([.F213] = &quot;F&quot;; 45 + ([.C213] - 1) * 4; IF ([.F213] = &quot;E+&quot;; 35 + ([.C213] - 1) * 3; IF([.F213] = &quot;G&quot;; 50 + ([.C213] - 1) * 5; 60 + ([.C213] - 1) * 5)))))))))" office:value-type="float" office:value="20" calcext:value-type="float">
            <text:p>20</text:p>
          </table:table-cell>
          <table:table-cell table:formula="of:=COM.MICROSOFT.CONCAT([.A213];&quot;: { &quot;&quot;idMostSigNib&quot;&quot;: &quot;;BITAND(ROW()-2;65280)/256;&quot;, &quot;&quot;idLeastSigByte&quot;&quot;: &quot;;&quot;0x&quot;&amp;DEC2HEX(BITAND(ROW()-2;255));&quot;, &quot;&quot;name&quot;&quot;: &quot;&quot;&quot;;[.B213];&quot;&quot;&quot;, &quot;&quot;value&quot;&quot;: &quot;;IF([.C213] &gt; 0; MOD([.C213]; 10); -1);&quot;, &quot;&quot;type&quot;&quot;: &quot;&quot;&quot;;[.D213];&quot;&quot;&quot;, &quot;&quot;cpCost&quot;&quot;: &quot;;[.G213];&quot;, &quot;&quot;element&quot;&quot;: &quot;&quot;&quot;;[.E213];&quot;&quot;&quot;, },&quot;)" office:value-type="string" office:string-value="0xD3: { &quot;idMostSigNib&quot;: 0, &quot;idLeastSigByte&quot;: 0xD3, &quot;name&quot;: &quot;Gravity&quot;, &quot;value&quot;: 1, &quot;type&quot;: &quot;Magic&quot;, &quot;cpCost&quot;: 20, &quot;element&quot;: &quot;N/A&quot;, }," calcext:value-type="string">
            <text:p>0xD3: { "idMostSigNib": 0, "idLeastSigByte": 0xD3, "name": "Gravity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D4" calcext:value-type="string">
            <text:p>0xD4</text:p>
          </table:table-cell>
          <table:table-cell office:value-type="string" calcext:value-type="string">
            <text:p>Grav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4] = &quot;S&quot;; 10 + [.C214] - 1; IF ([.F214] = &quot;A&quot;; 15 + [.C214] - 1; IF ([.F214] = &quot;B&quot;; 20 + ([.C214] - 1) * 2; IF ([.F214] = &quot;C&quot;; 25 + ([.C214] - 1) * 2; IF ([.F214] = &quot;D&quot;; 30 + ([.C214] - 1) * 3; IF([.F214] = &quot;E&quot;; 40 + ([.C214] - 1) * 4; IF ([.F214] = &quot;F&quot;; 45 + ([.C214] - 1) * 4; IF ([.F214] = &quot;E+&quot;; 35 + ([.C214] - 1) * 3; IF([.F214] = &quot;G&quot;; 50 + ([.C214] - 1) * 5; 60 + ([.C214] - 1) * 5)))))))))" office:value-type="float" office:value="22" calcext:value-type="float">
            <text:p>22</text:p>
          </table:table-cell>
          <table:table-cell table:formula="of:=COM.MICROSOFT.CONCAT([.A214];&quot;: { &quot;&quot;idMostSigNib&quot;&quot;: &quot;;BITAND(ROW()-2;65280)/256;&quot;, &quot;&quot;idLeastSigByte&quot;&quot;: &quot;;&quot;0x&quot;&amp;DEC2HEX(BITAND(ROW()-2;255));&quot;, &quot;&quot;name&quot;&quot;: &quot;&quot;&quot;;[.B214];&quot;&quot;&quot;, &quot;&quot;value&quot;&quot;: &quot;;IF([.C214] &gt; 0; MOD([.C214]; 10); -1);&quot;, &quot;&quot;type&quot;&quot;: &quot;&quot;&quot;;[.D214];&quot;&quot;&quot;, &quot;&quot;cpCost&quot;&quot;: &quot;;[.G214];&quot;, &quot;&quot;element&quot;&quot;: &quot;&quot;&quot;;[.E214];&quot;&quot;&quot;, },&quot;)" office:value-type="string" office:string-value="0xD4: { &quot;idMostSigNib&quot;: 0, &quot;idLeastSigByte&quot;: 0xD4, &quot;name&quot;: &quot;Gravity&quot;, &quot;value&quot;: 2, &quot;type&quot;: &quot;Magic&quot;, &quot;cpCost&quot;: 22, &quot;element&quot;: &quot;N/A&quot;, }," calcext:value-type="string">
            <text:p>0xD4: { "idMostSigNib": 0, "idLeastSigByte": 0xD4, "name": "Gravity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D5" calcext:value-type="string">
            <text:p>0xD5</text:p>
          </table:table-cell>
          <table:table-cell office:value-type="string" calcext:value-type="string">
            <text:p>Grav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5] = &quot;S&quot;; 10 + [.C215] - 1; IF ([.F215] = &quot;A&quot;; 15 + [.C215] - 1; IF ([.F215] = &quot;B&quot;; 20 + ([.C215] - 1) * 2; IF ([.F215] = &quot;C&quot;; 25 + ([.C215] - 1) * 2; IF ([.F215] = &quot;D&quot;; 30 + ([.C215] - 1) * 3; IF([.F215] = &quot;E&quot;; 40 + ([.C215] - 1) * 4; IF ([.F215] = &quot;F&quot;; 45 + ([.C215] - 1) * 4; IF ([.F215] = &quot;E+&quot;; 35 + ([.C215] - 1) * 3; IF([.F215] = &quot;G&quot;; 50 + ([.C215] - 1) * 5; 60 + ([.C215] - 1) * 5)))))))))" office:value-type="float" office:value="24" calcext:value-type="float">
            <text:p>24</text:p>
          </table:table-cell>
          <table:table-cell table:formula="of:=COM.MICROSOFT.CONCAT([.A215];&quot;: { &quot;&quot;idMostSigNib&quot;&quot;: &quot;;BITAND(ROW()-2;65280)/256;&quot;, &quot;&quot;idLeastSigByte&quot;&quot;: &quot;;&quot;0x&quot;&amp;DEC2HEX(BITAND(ROW()-2;255));&quot;, &quot;&quot;name&quot;&quot;: &quot;&quot;&quot;;[.B215];&quot;&quot;&quot;, &quot;&quot;value&quot;&quot;: &quot;;IF([.C215] &gt; 0; MOD([.C215]; 10); -1);&quot;, &quot;&quot;type&quot;&quot;: &quot;&quot;&quot;;[.D215];&quot;&quot;&quot;, &quot;&quot;cpCost&quot;&quot;: &quot;;[.G215];&quot;, &quot;&quot;element&quot;&quot;: &quot;&quot;&quot;;[.E215];&quot;&quot;&quot;, },&quot;)" office:value-type="string" office:string-value="0xD5: { &quot;idMostSigNib&quot;: 0, &quot;idLeastSigByte&quot;: 0xD5, &quot;name&quot;: &quot;Gravity&quot;, &quot;value&quot;: 3, &quot;type&quot;: &quot;Magic&quot;, &quot;cpCost&quot;: 24, &quot;element&quot;: &quot;N/A&quot;, }," calcext:value-type="string">
            <text:p>0xD5: { "idMostSigNib": 0, "idLeastSigByte": 0xD5, "name": "Gravity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D6" calcext:value-type="string">
            <text:p>0xD6</text:p>
          </table:table-cell>
          <table:table-cell office:value-type="string" calcext:value-type="string">
            <text:p>Grav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6] = &quot;S&quot;; 10 + [.C216] - 1; IF ([.F216] = &quot;A&quot;; 15 + [.C216] - 1; IF ([.F216] = &quot;B&quot;; 20 + ([.C216] - 1) * 2; IF ([.F216] = &quot;C&quot;; 25 + ([.C216] - 1) * 2; IF ([.F216] = &quot;D&quot;; 30 + ([.C216] - 1) * 3; IF([.F216] = &quot;E&quot;; 40 + ([.C216] - 1) * 4; IF ([.F216] = &quot;F&quot;; 45 + ([.C216] - 1) * 4; IF ([.F216] = &quot;E+&quot;; 35 + ([.C216] - 1) * 3; IF([.F216] = &quot;G&quot;; 50 + ([.C216] - 1) * 5; 60 + ([.C216] - 1) * 5)))))))))" office:value-type="float" office:value="26" calcext:value-type="float">
            <text:p>26</text:p>
          </table:table-cell>
          <table:table-cell table:formula="of:=COM.MICROSOFT.CONCAT([.A216];&quot;: { &quot;&quot;idMostSigNib&quot;&quot;: &quot;;BITAND(ROW()-2;65280)/256;&quot;, &quot;&quot;idLeastSigByte&quot;&quot;: &quot;;&quot;0x&quot;&amp;DEC2HEX(BITAND(ROW()-2;255));&quot;, &quot;&quot;name&quot;&quot;: &quot;&quot;&quot;;[.B216];&quot;&quot;&quot;, &quot;&quot;value&quot;&quot;: &quot;;IF([.C216] &gt; 0; MOD([.C216]; 10); -1);&quot;, &quot;&quot;type&quot;&quot;: &quot;&quot;&quot;;[.D216];&quot;&quot;&quot;, &quot;&quot;cpCost&quot;&quot;: &quot;;[.G216];&quot;, &quot;&quot;element&quot;&quot;: &quot;&quot;&quot;;[.E216];&quot;&quot;&quot;, },&quot;)" office:value-type="string" office:string-value="0xD6: { &quot;idMostSigNib&quot;: 0, &quot;idLeastSigByte&quot;: 0xD6, &quot;name&quot;: &quot;Gravity&quot;, &quot;value&quot;: 4, &quot;type&quot;: &quot;Magic&quot;, &quot;cpCost&quot;: 26, &quot;element&quot;: &quot;N/A&quot;, }," calcext:value-type="string">
            <text:p>0xD6: { "idMostSigNib": 0, "idLeastSigByte": 0xD6, "name": "Gravity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D7" calcext:value-type="string">
            <text:p>0xD7</text:p>
          </table:table-cell>
          <table:table-cell office:value-type="string" calcext:value-type="string">
            <text:p>Grav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7] = &quot;S&quot;; 10 + [.C217] - 1; IF ([.F217] = &quot;A&quot;; 15 + [.C217] - 1; IF ([.F217] = &quot;B&quot;; 20 + ([.C217] - 1) * 2; IF ([.F217] = &quot;C&quot;; 25 + ([.C217] - 1) * 2; IF ([.F217] = &quot;D&quot;; 30 + ([.C217] - 1) * 3; IF([.F217] = &quot;E&quot;; 40 + ([.C217] - 1) * 4; IF ([.F217] = &quot;F&quot;; 45 + ([.C217] - 1) * 4; IF ([.F217] = &quot;E+&quot;; 35 + ([.C217] - 1) * 3; IF([.F217] = &quot;G&quot;; 50 + ([.C217] - 1) * 5; 60 + ([.C217] - 1) * 5)))))))))" office:value-type="float" office:value="28" calcext:value-type="float">
            <text:p>28</text:p>
          </table:table-cell>
          <table:table-cell table:formula="of:=COM.MICROSOFT.CONCAT([.A217];&quot;: { &quot;&quot;idMostSigNib&quot;&quot;: &quot;;BITAND(ROW()-2;65280)/256;&quot;, &quot;&quot;idLeastSigByte&quot;&quot;: &quot;;&quot;0x&quot;&amp;DEC2HEX(BITAND(ROW()-2;255));&quot;, &quot;&quot;name&quot;&quot;: &quot;&quot;&quot;;[.B217];&quot;&quot;&quot;, &quot;&quot;value&quot;&quot;: &quot;;IF([.C217] &gt; 0; MOD([.C217]; 10); -1);&quot;, &quot;&quot;type&quot;&quot;: &quot;&quot;&quot;;[.D217];&quot;&quot;&quot;, &quot;&quot;cpCost&quot;&quot;: &quot;;[.G217];&quot;, &quot;&quot;element&quot;&quot;: &quot;&quot;&quot;;[.E217];&quot;&quot;&quot;, },&quot;)" office:value-type="string" office:string-value="0xD7: { &quot;idMostSigNib&quot;: 0, &quot;idLeastSigByte&quot;: 0xD7, &quot;name&quot;: &quot;Gravity&quot;, &quot;value&quot;: 5, &quot;type&quot;: &quot;Magic&quot;, &quot;cpCost&quot;: 28, &quot;element&quot;: &quot;N/A&quot;, }," calcext:value-type="string">
            <text:p>0xD7: { "idMostSigNib": 0, "idLeastSigByte": 0xD7, "name": "Gravity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D8" calcext:value-type="string">
            <text:p>0xD8</text:p>
          </table:table-cell>
          <table:table-cell office:value-type="string" calcext:value-type="string">
            <text:p>Gravit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8] = &quot;S&quot;; 10 + [.C218] - 1; IF ([.F218] = &quot;A&quot;; 15 + [.C218] - 1; IF ([.F218] = &quot;B&quot;; 20 + ([.C218] - 1) * 2; IF ([.F218] = &quot;C&quot;; 25 + ([.C218] - 1) * 2; IF ([.F218] = &quot;D&quot;; 30 + ([.C218] - 1) * 3; IF([.F218] = &quot;E&quot;; 40 + ([.C218] - 1) * 4; IF ([.F218] = &quot;F&quot;; 45 + ([.C218] - 1) * 4; IF ([.F218] = &quot;E+&quot;; 35 + ([.C218] - 1) * 3; IF([.F218] = &quot;G&quot;; 50 + ([.C218] - 1) * 5; 60 + ([.C218] - 1) * 5)))))))))" office:value-type="float" office:value="30" calcext:value-type="float">
            <text:p>30</text:p>
          </table:table-cell>
          <table:table-cell table:formula="of:=COM.MICROSOFT.CONCAT([.A218];&quot;: { &quot;&quot;idMostSigNib&quot;&quot;: &quot;;BITAND(ROW()-2;65280)/256;&quot;, &quot;&quot;idLeastSigByte&quot;&quot;: &quot;;&quot;0x&quot;&amp;DEC2HEX(BITAND(ROW()-2;255));&quot;, &quot;&quot;name&quot;&quot;: &quot;&quot;&quot;;[.B218];&quot;&quot;&quot;, &quot;&quot;value&quot;&quot;: &quot;;IF([.C218] &gt; 0; MOD([.C218]; 10); -1);&quot;, &quot;&quot;type&quot;&quot;: &quot;&quot;&quot;;[.D218];&quot;&quot;&quot;, &quot;&quot;cpCost&quot;&quot;: &quot;;[.G218];&quot;, &quot;&quot;element&quot;&quot;: &quot;&quot;&quot;;[.E218];&quot;&quot;&quot;, },&quot;)" office:value-type="string" office:string-value="0xD8: { &quot;idMostSigNib&quot;: 0, &quot;idLeastSigByte&quot;: 0xD8, &quot;name&quot;: &quot;Gravity&quot;, &quot;value&quot;: 6, &quot;type&quot;: &quot;Magic&quot;, &quot;cpCost&quot;: 30, &quot;element&quot;: &quot;N/A&quot;, }," calcext:value-type="string">
            <text:p>0xD8: { "idMostSigNib": 0, "idLeastSigByte": 0xD8, "name": "Gravity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D9" calcext:value-type="string">
            <text:p>0xD9</text:p>
          </table:table-cell>
          <table:table-cell office:value-type="string" calcext:value-type="string">
            <text:p>Gravit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19] = &quot;S&quot;; 10 + [.C219] - 1; IF ([.F219] = &quot;A&quot;; 15 + [.C219] - 1; IF ([.F219] = &quot;B&quot;; 20 + ([.C219] - 1) * 2; IF ([.F219] = &quot;C&quot;; 25 + ([.C219] - 1) * 2; IF ([.F219] = &quot;D&quot;; 30 + ([.C219] - 1) * 3; IF([.F219] = &quot;E&quot;; 40 + ([.C219] - 1) * 4; IF ([.F219] = &quot;F&quot;; 45 + ([.C219] - 1) * 4; IF ([.F219] = &quot;E+&quot;; 35 + ([.C219] - 1) * 3; IF([.F219] = &quot;G&quot;; 50 + ([.C219] - 1) * 5; 60 + ([.C219] - 1) * 5)))))))))" office:value-type="float" office:value="32" calcext:value-type="float">
            <text:p>32</text:p>
          </table:table-cell>
          <table:table-cell table:formula="of:=COM.MICROSOFT.CONCAT([.A219];&quot;: { &quot;&quot;idMostSigNib&quot;&quot;: &quot;;BITAND(ROW()-2;65280)/256;&quot;, &quot;&quot;idLeastSigByte&quot;&quot;: &quot;;&quot;0x&quot;&amp;DEC2HEX(BITAND(ROW()-2;255));&quot;, &quot;&quot;name&quot;&quot;: &quot;&quot;&quot;;[.B219];&quot;&quot;&quot;, &quot;&quot;value&quot;&quot;: &quot;;IF([.C219] &gt; 0; MOD([.C219]; 10); -1);&quot;, &quot;&quot;type&quot;&quot;: &quot;&quot;&quot;;[.D219];&quot;&quot;&quot;, &quot;&quot;cpCost&quot;&quot;: &quot;;[.G219];&quot;, &quot;&quot;element&quot;&quot;: &quot;&quot;&quot;;[.E219];&quot;&quot;&quot;, },&quot;)" office:value-type="string" office:string-value="0xD9: { &quot;idMostSigNib&quot;: 0, &quot;idLeastSigByte&quot;: 0xD9, &quot;name&quot;: &quot;Gravity&quot;, &quot;value&quot;: 7, &quot;type&quot;: &quot;Magic&quot;, &quot;cpCost&quot;: 32, &quot;element&quot;: &quot;N/A&quot;, }," calcext:value-type="string">
            <text:p>0xD9: { "idMostSigNib": 0, "idLeastSigByte": 0xD9, "name": "Gravity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DA" calcext:value-type="string">
            <text:p>0xDA</text:p>
          </table:table-cell>
          <table:table-cell office:value-type="string" calcext:value-type="string">
            <text:p>Gravit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0] = &quot;S&quot;; 10 + [.C220] - 1; IF ([.F220] = &quot;A&quot;; 15 + [.C220] - 1; IF ([.F220] = &quot;B&quot;; 20 + ([.C220] - 1) * 2; IF ([.F220] = &quot;C&quot;; 25 + ([.C220] - 1) * 2; IF ([.F220] = &quot;D&quot;; 30 + ([.C220] - 1) * 3; IF([.F220] = &quot;E&quot;; 40 + ([.C220] - 1) * 4; IF ([.F220] = &quot;F&quot;; 45 + ([.C220] - 1) * 4; IF ([.F220] = &quot;E+&quot;; 35 + ([.C220] - 1) * 3; IF([.F220] = &quot;G&quot;; 50 + ([.C220] - 1) * 5; 60 + ([.C220] - 1) * 5)))))))))" office:value-type="float" office:value="34" calcext:value-type="float">
            <text:p>34</text:p>
          </table:table-cell>
          <table:table-cell table:formula="of:=COM.MICROSOFT.CONCAT([.A220];&quot;: { &quot;&quot;idMostSigNib&quot;&quot;: &quot;;BITAND(ROW()-2;65280)/256;&quot;, &quot;&quot;idLeastSigByte&quot;&quot;: &quot;;&quot;0x&quot;&amp;DEC2HEX(BITAND(ROW()-2;255));&quot;, &quot;&quot;name&quot;&quot;: &quot;&quot;&quot;;[.B220];&quot;&quot;&quot;, &quot;&quot;value&quot;&quot;: &quot;;IF([.C220] &gt; 0; MOD([.C220]; 10); -1);&quot;, &quot;&quot;type&quot;&quot;: &quot;&quot;&quot;;[.D220];&quot;&quot;&quot;, &quot;&quot;cpCost&quot;&quot;: &quot;;[.G220];&quot;, &quot;&quot;element&quot;&quot;: &quot;&quot;&quot;;[.E220];&quot;&quot;&quot;, },&quot;)" office:value-type="string" office:string-value="0xDA: { &quot;idMostSigNib&quot;: 0, &quot;idLeastSigByte&quot;: 0xDA, &quot;name&quot;: &quot;Gravity&quot;, &quot;value&quot;: 8, &quot;type&quot;: &quot;Magic&quot;, &quot;cpCost&quot;: 34, &quot;element&quot;: &quot;N/A&quot;, }," calcext:value-type="string">
            <text:p>0xDA: { "idMostSigNib": 0, "idLeastSigByte": 0xDA, "name": "Gravity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DB" calcext:value-type="string">
            <text:p>0xDB</text:p>
          </table:table-cell>
          <table:table-cell office:value-type="string" calcext:value-type="string">
            <text:p>Gravit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1] = &quot;S&quot;; 10 + [.C221] - 1; IF ([.F221] = &quot;A&quot;; 15 + [.C221] - 1; IF ([.F221] = &quot;B&quot;; 20 + ([.C221] - 1) * 2; IF ([.F221] = &quot;C&quot;; 25 + ([.C221] - 1) * 2; IF ([.F221] = &quot;D&quot;; 30 + ([.C221] - 1) * 3; IF([.F221] = &quot;E&quot;; 40 + ([.C221] - 1) * 4; IF ([.F221] = &quot;F&quot;; 45 + ([.C221] - 1) * 4; IF ([.F221] = &quot;E+&quot;; 35 + ([.C221] - 1) * 3; IF([.F221] = &quot;G&quot;; 50 + ([.C221] - 1) * 5; 60 + ([.C221] - 1) * 5)))))))))" office:value-type="float" office:value="36" calcext:value-type="float">
            <text:p>36</text:p>
          </table:table-cell>
          <table:table-cell table:formula="of:=COM.MICROSOFT.CONCAT([.A221];&quot;: { &quot;&quot;idMostSigNib&quot;&quot;: &quot;;BITAND(ROW()-2;65280)/256;&quot;, &quot;&quot;idLeastSigByte&quot;&quot;: &quot;;&quot;0x&quot;&amp;DEC2HEX(BITAND(ROW()-2;255));&quot;, &quot;&quot;name&quot;&quot;: &quot;&quot;&quot;;[.B221];&quot;&quot;&quot;, &quot;&quot;value&quot;&quot;: &quot;;IF([.C221] &gt; 0; MOD([.C221]; 10); -1);&quot;, &quot;&quot;type&quot;&quot;: &quot;&quot;&quot;;[.D221];&quot;&quot;&quot;, &quot;&quot;cpCost&quot;&quot;: &quot;;[.G221];&quot;, &quot;&quot;element&quot;&quot;: &quot;&quot;&quot;;[.E221];&quot;&quot;&quot;, },&quot;)" office:value-type="string" office:string-value="0xDB: { &quot;idMostSigNib&quot;: 0, &quot;idLeastSigByte&quot;: 0xDB, &quot;name&quot;: &quot;Gravity&quot;, &quot;value&quot;: 9, &quot;type&quot;: &quot;Magic&quot;, &quot;cpCost&quot;: 36, &quot;element&quot;: &quot;N/A&quot;, }," calcext:value-type="string">
            <text:p>0xDB: { "idMostSigNib": 0, "idLeastSigByte": 0xDB, "name": "Gravity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DC" calcext:value-type="string">
            <text:p>0xDC</text:p>
          </table:table-cell>
          <table:table-cell office:value-type="string" calcext:value-type="string">
            <text:p>Sto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2] = &quot;S&quot;; 10 + [.C222] - 1; IF ([.F222] = &quot;A&quot;; 15 + [.C222] - 1; IF ([.F222] = &quot;B&quot;; 20 + ([.C222] - 1) * 2; IF ([.F222] = &quot;C&quot;; 25 + ([.C222] - 1) * 2; IF ([.F222] = &quot;D&quot;; 30 + ([.C222] - 1) * 3; IF([.F222] = &quot;E&quot;; 40 + ([.C222] - 1) * 4; IF ([.F222] = &quot;F&quot;; 45 + ([.C222] - 1) * 4; IF ([.F222] = &quot;E+&quot;; 35 + ([.C222] - 1) * 3; IF([.F222] = &quot;G&quot;; 50 + ([.C222] - 1) * 5; 60 + ([.C222] - 1) * 5)))))))))" office:value-type="float" office:value="38" calcext:value-type="float">
            <text:p>38</text:p>
          </table:table-cell>
          <table:table-cell table:formula="of:=COM.MICROSOFT.CONCAT([.A222];&quot;: { &quot;&quot;idMostSigNib&quot;&quot;: &quot;;BITAND(ROW()-2;65280)/256;&quot;, &quot;&quot;idLeastSigByte&quot;&quot;: &quot;;&quot;0x&quot;&amp;DEC2HEX(BITAND(ROW()-2;255));&quot;, &quot;&quot;name&quot;&quot;: &quot;&quot;&quot;;[.B222];&quot;&quot;&quot;, &quot;&quot;value&quot;&quot;: &quot;;IF([.C222] &gt; 0; MOD([.C222]; 10); -1);&quot;, &quot;&quot;type&quot;&quot;: &quot;&quot;&quot;;[.D222];&quot;&quot;&quot;, &quot;&quot;cpCost&quot;&quot;: &quot;;[.G222];&quot;, &quot;&quot;element&quot;&quot;: &quot;&quot;&quot;;[.E222];&quot;&quot;&quot;, },&quot;)" office:value-type="string" office:string-value="0xDC: { &quot;idMostSigNib&quot;: 0, &quot;idLeastSigByte&quot;: 0xDC, &quot;name&quot;: &quot;Stop&quot;, &quot;value&quot;: 0, &quot;type&quot;: &quot;Magic&quot;, &quot;cpCost&quot;: 38, &quot;element&quot;: &quot;N/A&quot;, }," calcext:value-type="string">
            <text:p>0xDC: { "idMostSigNib": 0, "idLeastSigByte": 0xDC, "name": "Stop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DD" calcext:value-type="string">
            <text:p>0xDD</text:p>
          </table:table-cell>
          <table:table-cell office:value-type="string" calcext:value-type="string">
            <text:p>St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3] = &quot;S&quot;; 10 + [.C223] - 1; IF ([.F223] = &quot;A&quot;; 15 + [.C223] - 1; IF ([.F223] = &quot;B&quot;; 20 + ([.C223] - 1) * 2; IF ([.F223] = &quot;C&quot;; 25 + ([.C223] - 1) * 2; IF ([.F223] = &quot;D&quot;; 30 + ([.C223] - 1) * 3; IF([.F223] = &quot;E&quot;; 40 + ([.C223] - 1) * 4; IF ([.F223] = &quot;F&quot;; 45 + ([.C223] - 1) * 4; IF ([.F223] = &quot;E+&quot;; 35 + ([.C223] - 1) * 3; IF([.F223] = &quot;G&quot;; 50 + ([.C223] - 1) * 5; 60 + ([.C223] - 1) * 5)))))))))" office:value-type="float" office:value="20" calcext:value-type="float">
            <text:p>20</text:p>
          </table:table-cell>
          <table:table-cell table:formula="of:=COM.MICROSOFT.CONCAT([.A223];&quot;: { &quot;&quot;idMostSigNib&quot;&quot;: &quot;;BITAND(ROW()-2;65280)/256;&quot;, &quot;&quot;idLeastSigByte&quot;&quot;: &quot;;&quot;0x&quot;&amp;DEC2HEX(BITAND(ROW()-2;255));&quot;, &quot;&quot;name&quot;&quot;: &quot;&quot;&quot;;[.B223];&quot;&quot;&quot;, &quot;&quot;value&quot;&quot;: &quot;;IF([.C223] &gt; 0; MOD([.C223]; 10); -1);&quot;, &quot;&quot;type&quot;&quot;: &quot;&quot;&quot;;[.D223];&quot;&quot;&quot;, &quot;&quot;cpCost&quot;&quot;: &quot;;[.G223];&quot;, &quot;&quot;element&quot;&quot;: &quot;&quot;&quot;;[.E223];&quot;&quot;&quot;, },&quot;)" office:value-type="string" office:string-value="0xDD: { &quot;idMostSigNib&quot;: 0, &quot;idLeastSigByte&quot;: 0xDD, &quot;name&quot;: &quot;Stop&quot;, &quot;value&quot;: 1, &quot;type&quot;: &quot;Magic&quot;, &quot;cpCost&quot;: 20, &quot;element&quot;: &quot;N/A&quot;, }," calcext:value-type="string">
            <text:p>0xDD: { "idMostSigNib": 0, "idLeastSigByte": 0xDD, "name": "Stop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DE" calcext:value-type="string">
            <text:p>0xDE</text:p>
          </table:table-cell>
          <table:table-cell office:value-type="string" calcext:value-type="string">
            <text:p>Sto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4] = &quot;S&quot;; 10 + [.C224] - 1; IF ([.F224] = &quot;A&quot;; 15 + [.C224] - 1; IF ([.F224] = &quot;B&quot;; 20 + ([.C224] - 1) * 2; IF ([.F224] = &quot;C&quot;; 25 + ([.C224] - 1) * 2; IF ([.F224] = &quot;D&quot;; 30 + ([.C224] - 1) * 3; IF([.F224] = &quot;E&quot;; 40 + ([.C224] - 1) * 4; IF ([.F224] = &quot;F&quot;; 45 + ([.C224] - 1) * 4; IF ([.F224] = &quot;E+&quot;; 35 + ([.C224] - 1) * 3; IF([.F224] = &quot;G&quot;; 50 + ([.C224] - 1) * 5; 60 + ([.C224] - 1) * 5)))))))))" office:value-type="float" office:value="22" calcext:value-type="float">
            <text:p>22</text:p>
          </table:table-cell>
          <table:table-cell table:formula="of:=COM.MICROSOFT.CONCAT([.A224];&quot;: { &quot;&quot;idMostSigNib&quot;&quot;: &quot;;BITAND(ROW()-2;65280)/256;&quot;, &quot;&quot;idLeastSigByte&quot;&quot;: &quot;;&quot;0x&quot;&amp;DEC2HEX(BITAND(ROW()-2;255));&quot;, &quot;&quot;name&quot;&quot;: &quot;&quot;&quot;;[.B224];&quot;&quot;&quot;, &quot;&quot;value&quot;&quot;: &quot;;IF([.C224] &gt; 0; MOD([.C224]; 10); -1);&quot;, &quot;&quot;type&quot;&quot;: &quot;&quot;&quot;;[.D224];&quot;&quot;&quot;, &quot;&quot;cpCost&quot;&quot;: &quot;;[.G224];&quot;, &quot;&quot;element&quot;&quot;: &quot;&quot;&quot;;[.E224];&quot;&quot;&quot;, },&quot;)" office:value-type="string" office:string-value="0xDE: { &quot;idMostSigNib&quot;: 0, &quot;idLeastSigByte&quot;: 0xDE, &quot;name&quot;: &quot;Stop&quot;, &quot;value&quot;: 2, &quot;type&quot;: &quot;Magic&quot;, &quot;cpCost&quot;: 22, &quot;element&quot;: &quot;N/A&quot;, }," calcext:value-type="string">
            <text:p>0xDE: { "idMostSigNib": 0, "idLeastSigByte": 0xDE, "name": "Stop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DF" calcext:value-type="string">
            <text:p>0xDF</text:p>
          </table:table-cell>
          <table:table-cell office:value-type="string" calcext:value-type="string">
            <text:p>Sto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5] = &quot;S&quot;; 10 + [.C225] - 1; IF ([.F225] = &quot;A&quot;; 15 + [.C225] - 1; IF ([.F225] = &quot;B&quot;; 20 + ([.C225] - 1) * 2; IF ([.F225] = &quot;C&quot;; 25 + ([.C225] - 1) * 2; IF ([.F225] = &quot;D&quot;; 30 + ([.C225] - 1) * 3; IF([.F225] = &quot;E&quot;; 40 + ([.C225] - 1) * 4; IF ([.F225] = &quot;F&quot;; 45 + ([.C225] - 1) * 4; IF ([.F225] = &quot;E+&quot;; 35 + ([.C225] - 1) * 3; IF([.F225] = &quot;G&quot;; 50 + ([.C225] - 1) * 5; 60 + ([.C225] - 1) * 5)))))))))" office:value-type="float" office:value="24" calcext:value-type="float">
            <text:p>24</text:p>
          </table:table-cell>
          <table:table-cell table:formula="of:=COM.MICROSOFT.CONCAT([.A225];&quot;: { &quot;&quot;idMostSigNib&quot;&quot;: &quot;;BITAND(ROW()-2;65280)/256;&quot;, &quot;&quot;idLeastSigByte&quot;&quot;: &quot;;&quot;0x&quot;&amp;DEC2HEX(BITAND(ROW()-2;255));&quot;, &quot;&quot;name&quot;&quot;: &quot;&quot;&quot;;[.B225];&quot;&quot;&quot;, &quot;&quot;value&quot;&quot;: &quot;;IF([.C225] &gt; 0; MOD([.C225]; 10); -1);&quot;, &quot;&quot;type&quot;&quot;: &quot;&quot;&quot;;[.D225];&quot;&quot;&quot;, &quot;&quot;cpCost&quot;&quot;: &quot;;[.G225];&quot;, &quot;&quot;element&quot;&quot;: &quot;&quot;&quot;;[.E225];&quot;&quot;&quot;, },&quot;)" office:value-type="string" office:string-value="0xDF: { &quot;idMostSigNib&quot;: 0, &quot;idLeastSigByte&quot;: 0xDF, &quot;name&quot;: &quot;Stop&quot;, &quot;value&quot;: 3, &quot;type&quot;: &quot;Magic&quot;, &quot;cpCost&quot;: 24, &quot;element&quot;: &quot;N/A&quot;, }," calcext:value-type="string">
            <text:p>0xDF: { "idMostSigNib": 0, "idLeastSigByte": 0xDF, "name": "Stop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E0" calcext:value-type="string">
            <text:p>0xE0</text:p>
          </table:table-cell>
          <table:table-cell office:value-type="string" calcext:value-type="string">
            <text:p>Sto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6] = &quot;S&quot;; 10 + [.C226] - 1; IF ([.F226] = &quot;A&quot;; 15 + [.C226] - 1; IF ([.F226] = &quot;B&quot;; 20 + ([.C226] - 1) * 2; IF ([.F226] = &quot;C&quot;; 25 + ([.C226] - 1) * 2; IF ([.F226] = &quot;D&quot;; 30 + ([.C226] - 1) * 3; IF([.F226] = &quot;E&quot;; 40 + ([.C226] - 1) * 4; IF ([.F226] = &quot;F&quot;; 45 + ([.C226] - 1) * 4; IF ([.F226] = &quot;E+&quot;; 35 + ([.C226] - 1) * 3; IF([.F226] = &quot;G&quot;; 50 + ([.C226] - 1) * 5; 60 + ([.C226] - 1) * 5)))))))))" office:value-type="float" office:value="26" calcext:value-type="float">
            <text:p>26</text:p>
          </table:table-cell>
          <table:table-cell table:formula="of:=COM.MICROSOFT.CONCAT([.A226];&quot;: { &quot;&quot;idMostSigNib&quot;&quot;: &quot;;BITAND(ROW()-2;65280)/256;&quot;, &quot;&quot;idLeastSigByte&quot;&quot;: &quot;;&quot;0x&quot;&amp;DEC2HEX(BITAND(ROW()-2;255));&quot;, &quot;&quot;name&quot;&quot;: &quot;&quot;&quot;;[.B226];&quot;&quot;&quot;, &quot;&quot;value&quot;&quot;: &quot;;IF([.C226] &gt; 0; MOD([.C226]; 10); -1);&quot;, &quot;&quot;type&quot;&quot;: &quot;&quot;&quot;;[.D226];&quot;&quot;&quot;, &quot;&quot;cpCost&quot;&quot;: &quot;;[.G226];&quot;, &quot;&quot;element&quot;&quot;: &quot;&quot;&quot;;[.E226];&quot;&quot;&quot;, },&quot;)" office:value-type="string" office:string-value="0xE0: { &quot;idMostSigNib&quot;: 0, &quot;idLeastSigByte&quot;: 0xE0, &quot;name&quot;: &quot;Stop&quot;, &quot;value&quot;: 4, &quot;type&quot;: &quot;Magic&quot;, &quot;cpCost&quot;: 26, &quot;element&quot;: &quot;N/A&quot;, }," calcext:value-type="string">
            <text:p>0xE0: { "idMostSigNib": 0, "idLeastSigByte": 0xE0, "name": "Stop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E1" calcext:value-type="string">
            <text:p>0xE1</text:p>
          </table:table-cell>
          <table:table-cell office:value-type="string" calcext:value-type="string">
            <text:p>Sto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7] = &quot;S&quot;; 10 + [.C227] - 1; IF ([.F227] = &quot;A&quot;; 15 + [.C227] - 1; IF ([.F227] = &quot;B&quot;; 20 + ([.C227] - 1) * 2; IF ([.F227] = &quot;C&quot;; 25 + ([.C227] - 1) * 2; IF ([.F227] = &quot;D&quot;; 30 + ([.C227] - 1) * 3; IF([.F227] = &quot;E&quot;; 40 + ([.C227] - 1) * 4; IF ([.F227] = &quot;F&quot;; 45 + ([.C227] - 1) * 4; IF ([.F227] = &quot;E+&quot;; 35 + ([.C227] - 1) * 3; IF([.F227] = &quot;G&quot;; 50 + ([.C227] - 1) * 5; 60 + ([.C227] - 1) * 5)))))))))" office:value-type="float" office:value="28" calcext:value-type="float">
            <text:p>28</text:p>
          </table:table-cell>
          <table:table-cell table:formula="of:=COM.MICROSOFT.CONCAT([.A227];&quot;: { &quot;&quot;idMostSigNib&quot;&quot;: &quot;;BITAND(ROW()-2;65280)/256;&quot;, &quot;&quot;idLeastSigByte&quot;&quot;: &quot;;&quot;0x&quot;&amp;DEC2HEX(BITAND(ROW()-2;255));&quot;, &quot;&quot;name&quot;&quot;: &quot;&quot;&quot;;[.B227];&quot;&quot;&quot;, &quot;&quot;value&quot;&quot;: &quot;;IF([.C227] &gt; 0; MOD([.C227]; 10); -1);&quot;, &quot;&quot;type&quot;&quot;: &quot;&quot;&quot;;[.D227];&quot;&quot;&quot;, &quot;&quot;cpCost&quot;&quot;: &quot;;[.G227];&quot;, &quot;&quot;element&quot;&quot;: &quot;&quot;&quot;;[.E227];&quot;&quot;&quot;, },&quot;)" office:value-type="string" office:string-value="0xE1: { &quot;idMostSigNib&quot;: 0, &quot;idLeastSigByte&quot;: 0xE1, &quot;name&quot;: &quot;Stop&quot;, &quot;value&quot;: 5, &quot;type&quot;: &quot;Magic&quot;, &quot;cpCost&quot;: 28, &quot;element&quot;: &quot;N/A&quot;, }," calcext:value-type="string">
            <text:p>0xE1: { "idMostSigNib": 0, "idLeastSigByte": 0xE1, "name": "Stop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E2" calcext:value-type="string">
            <text:p>0xE2</text:p>
          </table:table-cell>
          <table:table-cell office:value-type="string" calcext:value-type="string">
            <text:p>S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8] = &quot;S&quot;; 10 + [.C228] - 1; IF ([.F228] = &quot;A&quot;; 15 + [.C228] - 1; IF ([.F228] = &quot;B&quot;; 20 + ([.C228] - 1) * 2; IF ([.F228] = &quot;C&quot;; 25 + ([.C228] - 1) * 2; IF ([.F228] = &quot;D&quot;; 30 + ([.C228] - 1) * 3; IF([.F228] = &quot;E&quot;; 40 + ([.C228] - 1) * 4; IF ([.F228] = &quot;F&quot;; 45 + ([.C228] - 1) * 4; IF ([.F228] = &quot;E+&quot;; 35 + ([.C228] - 1) * 3; IF([.F228] = &quot;G&quot;; 50 + ([.C228] - 1) * 5; 60 + ([.C228] - 1) * 5)))))))))" office:value-type="float" office:value="30" calcext:value-type="float">
            <text:p>30</text:p>
          </table:table-cell>
          <table:table-cell table:formula="of:=COM.MICROSOFT.CONCAT([.A228];&quot;: { &quot;&quot;idMostSigNib&quot;&quot;: &quot;;BITAND(ROW()-2;65280)/256;&quot;, &quot;&quot;idLeastSigByte&quot;&quot;: &quot;;&quot;0x&quot;&amp;DEC2HEX(BITAND(ROW()-2;255));&quot;, &quot;&quot;name&quot;&quot;: &quot;&quot;&quot;;[.B228];&quot;&quot;&quot;, &quot;&quot;value&quot;&quot;: &quot;;IF([.C228] &gt; 0; MOD([.C228]; 10); -1);&quot;, &quot;&quot;type&quot;&quot;: &quot;&quot;&quot;;[.D228];&quot;&quot;&quot;, &quot;&quot;cpCost&quot;&quot;: &quot;;[.G228];&quot;, &quot;&quot;element&quot;&quot;: &quot;&quot;&quot;;[.E228];&quot;&quot;&quot;, },&quot;)" office:value-type="string" office:string-value="0xE2: { &quot;idMostSigNib&quot;: 0, &quot;idLeastSigByte&quot;: 0xE2, &quot;name&quot;: &quot;Stop&quot;, &quot;value&quot;: 6, &quot;type&quot;: &quot;Magic&quot;, &quot;cpCost&quot;: 30, &quot;element&quot;: &quot;N/A&quot;, }," calcext:value-type="string">
            <text:p>0xE2: { "idMostSigNib": 0, "idLeastSigByte": 0xE2, "name": "Stop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E3" calcext:value-type="string">
            <text:p>0xE3</text:p>
          </table:table-cell>
          <table:table-cell office:value-type="string" calcext:value-type="string">
            <text:p>Sto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29] = &quot;S&quot;; 10 + [.C229] - 1; IF ([.F229] = &quot;A&quot;; 15 + [.C229] - 1; IF ([.F229] = &quot;B&quot;; 20 + ([.C229] - 1) * 2; IF ([.F229] = &quot;C&quot;; 25 + ([.C229] - 1) * 2; IF ([.F229] = &quot;D&quot;; 30 + ([.C229] - 1) * 3; IF([.F229] = &quot;E&quot;; 40 + ([.C229] - 1) * 4; IF ([.F229] = &quot;F&quot;; 45 + ([.C229] - 1) * 4; IF ([.F229] = &quot;E+&quot;; 35 + ([.C229] - 1) * 3; IF([.F229] = &quot;G&quot;; 50 + ([.C229] - 1) * 5; 60 + ([.C229] - 1) * 5)))))))))" office:value-type="float" office:value="32" calcext:value-type="float">
            <text:p>32</text:p>
          </table:table-cell>
          <table:table-cell table:formula="of:=COM.MICROSOFT.CONCAT([.A229];&quot;: { &quot;&quot;idMostSigNib&quot;&quot;: &quot;;BITAND(ROW()-2;65280)/256;&quot;, &quot;&quot;idLeastSigByte&quot;&quot;: &quot;;&quot;0x&quot;&amp;DEC2HEX(BITAND(ROW()-2;255));&quot;, &quot;&quot;name&quot;&quot;: &quot;&quot;&quot;;[.B229];&quot;&quot;&quot;, &quot;&quot;value&quot;&quot;: &quot;;IF([.C229] &gt; 0; MOD([.C229]; 10); -1);&quot;, &quot;&quot;type&quot;&quot;: &quot;&quot;&quot;;[.D229];&quot;&quot;&quot;, &quot;&quot;cpCost&quot;&quot;: &quot;;[.G229];&quot;, &quot;&quot;element&quot;&quot;: &quot;&quot;&quot;;[.E229];&quot;&quot;&quot;, },&quot;)" office:value-type="string" office:string-value="0xE3: { &quot;idMostSigNib&quot;: 0, &quot;idLeastSigByte&quot;: 0xE3, &quot;name&quot;: &quot;Stop&quot;, &quot;value&quot;: 7, &quot;type&quot;: &quot;Magic&quot;, &quot;cpCost&quot;: 32, &quot;element&quot;: &quot;N/A&quot;, }," calcext:value-type="string">
            <text:p>0xE3: { "idMostSigNib": 0, "idLeastSigByte": 0xE3, "name": "Stop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E4" calcext:value-type="string">
            <text:p>0xE4</text:p>
          </table:table-cell>
          <table:table-cell office:value-type="string" calcext:value-type="string">
            <text:p>St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0] = &quot;S&quot;; 10 + [.C230] - 1; IF ([.F230] = &quot;A&quot;; 15 + [.C230] - 1; IF ([.F230] = &quot;B&quot;; 20 + ([.C230] - 1) * 2; IF ([.F230] = &quot;C&quot;; 25 + ([.C230] - 1) * 2; IF ([.F230] = &quot;D&quot;; 30 + ([.C230] - 1) * 3; IF([.F230] = &quot;E&quot;; 40 + ([.C230] - 1) * 4; IF ([.F230] = &quot;F&quot;; 45 + ([.C230] - 1) * 4; IF ([.F230] = &quot;E+&quot;; 35 + ([.C230] - 1) * 3; IF([.F230] = &quot;G&quot;; 50 + ([.C230] - 1) * 5; 60 + ([.C230] - 1) * 5)))))))))" office:value-type="float" office:value="34" calcext:value-type="float">
            <text:p>34</text:p>
          </table:table-cell>
          <table:table-cell table:formula="of:=COM.MICROSOFT.CONCAT([.A230];&quot;: { &quot;&quot;idMostSigNib&quot;&quot;: &quot;;BITAND(ROW()-2;65280)/256;&quot;, &quot;&quot;idLeastSigByte&quot;&quot;: &quot;;&quot;0x&quot;&amp;DEC2HEX(BITAND(ROW()-2;255));&quot;, &quot;&quot;name&quot;&quot;: &quot;&quot;&quot;;[.B230];&quot;&quot;&quot;, &quot;&quot;value&quot;&quot;: &quot;;IF([.C230] &gt; 0; MOD([.C230]; 10); -1);&quot;, &quot;&quot;type&quot;&quot;: &quot;&quot;&quot;;[.D230];&quot;&quot;&quot;, &quot;&quot;cpCost&quot;&quot;: &quot;;[.G230];&quot;, &quot;&quot;element&quot;&quot;: &quot;&quot;&quot;;[.E230];&quot;&quot;&quot;, },&quot;)" office:value-type="string" office:string-value="0xE4: { &quot;idMostSigNib&quot;: 0, &quot;idLeastSigByte&quot;: 0xE4, &quot;name&quot;: &quot;Stop&quot;, &quot;value&quot;: 8, &quot;type&quot;: &quot;Magic&quot;, &quot;cpCost&quot;: 34, &quot;element&quot;: &quot;N/A&quot;, }," calcext:value-type="string">
            <text:p>0xE4: { "idMostSigNib": 0, "idLeastSigByte": 0xE4, "name": "Stop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E5" calcext:value-type="string">
            <text:p>0xE5</text:p>
          </table:table-cell>
          <table:table-cell office:value-type="string" calcext:value-type="string">
            <text:p>Stop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1] = &quot;S&quot;; 10 + [.C231] - 1; IF ([.F231] = &quot;A&quot;; 15 + [.C231] - 1; IF ([.F231] = &quot;B&quot;; 20 + ([.C231] - 1) * 2; IF ([.F231] = &quot;C&quot;; 25 + ([.C231] - 1) * 2; IF ([.F231] = &quot;D&quot;; 30 + ([.C231] - 1) * 3; IF([.F231] = &quot;E&quot;; 40 + ([.C231] - 1) * 4; IF ([.F231] = &quot;F&quot;; 45 + ([.C231] - 1) * 4; IF ([.F231] = &quot;E+&quot;; 35 + ([.C231] - 1) * 3; IF([.F231] = &quot;G&quot;; 50 + ([.C231] - 1) * 5; 60 + ([.C231] - 1) * 5)))))))))" office:value-type="float" office:value="36" calcext:value-type="float">
            <text:p>36</text:p>
          </table:table-cell>
          <table:table-cell table:formula="of:=COM.MICROSOFT.CONCAT([.A231];&quot;: { &quot;&quot;idMostSigNib&quot;&quot;: &quot;;BITAND(ROW()-2;65280)/256;&quot;, &quot;&quot;idLeastSigByte&quot;&quot;: &quot;;&quot;0x&quot;&amp;DEC2HEX(BITAND(ROW()-2;255));&quot;, &quot;&quot;name&quot;&quot;: &quot;&quot;&quot;;[.B231];&quot;&quot;&quot;, &quot;&quot;value&quot;&quot;: &quot;;IF([.C231] &gt; 0; MOD([.C231]; 10); -1);&quot;, &quot;&quot;type&quot;&quot;: &quot;&quot;&quot;;[.D231];&quot;&quot;&quot;, &quot;&quot;cpCost&quot;&quot;: &quot;;[.G231];&quot;, &quot;&quot;element&quot;&quot;: &quot;&quot;&quot;;[.E231];&quot;&quot;&quot;, },&quot;)" office:value-type="string" office:string-value="0xE5: { &quot;idMostSigNib&quot;: 0, &quot;idLeastSigByte&quot;: 0xE5, &quot;name&quot;: &quot;Stop&quot;, &quot;value&quot;: 9, &quot;type&quot;: &quot;Magic&quot;, &quot;cpCost&quot;: 36, &quot;element&quot;: &quot;N/A&quot;, }," calcext:value-type="string">
            <text:p>0xE5: { "idMostSigNib": 0, "idLeastSigByte": 0xE5, "name": "Stop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E6" calcext:value-type="string">
            <text:p>0xE6</text:p>
          </table:table-cell>
          <table:table-cell office:value-type="string" calcext:value-type="string">
            <text:p>Aer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2] = &quot;S&quot;; 10 + [.C232] - 1; IF ([.F232] = &quot;A&quot;; 15 + [.C232] - 1; IF ([.F232] = &quot;B&quot;; 20 + ([.C232] - 1) * 2; IF ([.F232] = &quot;C&quot;; 25 + ([.C232] - 1) * 2; IF ([.F232] = &quot;D&quot;; 30 + ([.C232] - 1) * 3; IF([.F232] = &quot;E&quot;; 40 + ([.C232] - 1) * 4; IF ([.F232] = &quot;F&quot;; 45 + ([.C232] - 1) * 4; IF ([.F232] = &quot;E+&quot;; 35 + ([.C232] - 1) * 3; IF([.F232] = &quot;G&quot;; 50 + ([.C232] - 1) * 5; 60 + ([.C232] - 1) * 5)))))))))" office:value-type="float" office:value="38" calcext:value-type="float">
            <text:p>38</text:p>
          </table:table-cell>
          <table:table-cell table:formula="of:=COM.MICROSOFT.CONCAT([.A232];&quot;: { &quot;&quot;idMostSigNib&quot;&quot;: &quot;;BITAND(ROW()-2;65280)/256;&quot;, &quot;&quot;idLeastSigByte&quot;&quot;: &quot;;&quot;0x&quot;&amp;DEC2HEX(BITAND(ROW()-2;255));&quot;, &quot;&quot;name&quot;&quot;: &quot;&quot;&quot;;[.B232];&quot;&quot;&quot;, &quot;&quot;value&quot;&quot;: &quot;;IF([.C232] &gt; 0; MOD([.C232]; 10); -1);&quot;, &quot;&quot;type&quot;&quot;: &quot;&quot;&quot;;[.D232];&quot;&quot;&quot;, &quot;&quot;cpCost&quot;&quot;: &quot;;[.G232];&quot;, &quot;&quot;element&quot;&quot;: &quot;&quot;&quot;;[.E232];&quot;&quot;&quot;, },&quot;)" office:value-type="string" office:string-value="0xE6: { &quot;idMostSigNib&quot;: 0, &quot;idLeastSigByte&quot;: 0xE6, &quot;name&quot;: &quot;Aero&quot;, &quot;value&quot;: 0, &quot;type&quot;: &quot;Magic&quot;, &quot;cpCost&quot;: 38, &quot;element&quot;: &quot;N/A&quot;, }," calcext:value-type="string">
            <text:p>0xE6: { "idMostSigNib": 0, "idLeastSigByte": 0xE6, "name": "Aero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E7" calcext:value-type="string">
            <text:p>0xE7</text:p>
          </table:table-cell>
          <table:table-cell office:value-type="string" calcext:value-type="string">
            <text:p>A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3] = &quot;S&quot;; 10 + [.C233] - 1; IF ([.F233] = &quot;A&quot;; 15 + [.C233] - 1; IF ([.F233] = &quot;B&quot;; 20 + ([.C233] - 1) * 2; IF ([.F233] = &quot;C&quot;; 25 + ([.C233] - 1) * 2; IF ([.F233] = &quot;D&quot;; 30 + ([.C233] - 1) * 3; IF([.F233] = &quot;E&quot;; 40 + ([.C233] - 1) * 4; IF ([.F233] = &quot;F&quot;; 45 + ([.C233] - 1) * 4; IF ([.F233] = &quot;E+&quot;; 35 + ([.C233] - 1) * 3; IF([.F233] = &quot;G&quot;; 50 + ([.C233] - 1) * 5; 60 + ([.C233] - 1) * 5)))))))))" office:value-type="float" office:value="20" calcext:value-type="float">
            <text:p>20</text:p>
          </table:table-cell>
          <table:table-cell table:formula="of:=COM.MICROSOFT.CONCAT([.A233];&quot;: { &quot;&quot;idMostSigNib&quot;&quot;: &quot;;BITAND(ROW()-2;65280)/256;&quot;, &quot;&quot;idLeastSigByte&quot;&quot;: &quot;;&quot;0x&quot;&amp;DEC2HEX(BITAND(ROW()-2;255));&quot;, &quot;&quot;name&quot;&quot;: &quot;&quot;&quot;;[.B233];&quot;&quot;&quot;, &quot;&quot;value&quot;&quot;: &quot;;IF([.C233] &gt; 0; MOD([.C233]; 10); -1);&quot;, &quot;&quot;type&quot;&quot;: &quot;&quot;&quot;;[.D233];&quot;&quot;&quot;, &quot;&quot;cpCost&quot;&quot;: &quot;;[.G233];&quot;, &quot;&quot;element&quot;&quot;: &quot;&quot;&quot;;[.E233];&quot;&quot;&quot;, },&quot;)" office:value-type="string" office:string-value="0xE7: { &quot;idMostSigNib&quot;: 0, &quot;idLeastSigByte&quot;: 0xE7, &quot;name&quot;: &quot;Aero&quot;, &quot;value&quot;: 1, &quot;type&quot;: &quot;Magic&quot;, &quot;cpCost&quot;: 20, &quot;element&quot;: &quot;N/A&quot;, }," calcext:value-type="string">
            <text:p>0xE7: { "idMostSigNib": 0, "idLeastSigByte": 0xE7, "name": "Aero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E8" calcext:value-type="string">
            <text:p>0xE8</text:p>
          </table:table-cell>
          <table:table-cell office:value-type="string" calcext:value-type="string">
            <text:p>A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4] = &quot;S&quot;; 10 + [.C234] - 1; IF ([.F234] = &quot;A&quot;; 15 + [.C234] - 1; IF ([.F234] = &quot;B&quot;; 20 + ([.C234] - 1) * 2; IF ([.F234] = &quot;C&quot;; 25 + ([.C234] - 1) * 2; IF ([.F234] = &quot;D&quot;; 30 + ([.C234] - 1) * 3; IF([.F234] = &quot;E&quot;; 40 + ([.C234] - 1) * 4; IF ([.F234] = &quot;F&quot;; 45 + ([.C234] - 1) * 4; IF ([.F234] = &quot;E+&quot;; 35 + ([.C234] - 1) * 3; IF([.F234] = &quot;G&quot;; 50 + ([.C234] - 1) * 5; 60 + ([.C234] - 1) * 5)))))))))" office:value-type="float" office:value="22" calcext:value-type="float">
            <text:p>22</text:p>
          </table:table-cell>
          <table:table-cell table:formula="of:=COM.MICROSOFT.CONCAT([.A234];&quot;: { &quot;&quot;idMostSigNib&quot;&quot;: &quot;;BITAND(ROW()-2;65280)/256;&quot;, &quot;&quot;idLeastSigByte&quot;&quot;: &quot;;&quot;0x&quot;&amp;DEC2HEX(BITAND(ROW()-2;255));&quot;, &quot;&quot;name&quot;&quot;: &quot;&quot;&quot;;[.B234];&quot;&quot;&quot;, &quot;&quot;value&quot;&quot;: &quot;;IF([.C234] &gt; 0; MOD([.C234]; 10); -1);&quot;, &quot;&quot;type&quot;&quot;: &quot;&quot;&quot;;[.D234];&quot;&quot;&quot;, &quot;&quot;cpCost&quot;&quot;: &quot;;[.G234];&quot;, &quot;&quot;element&quot;&quot;: &quot;&quot;&quot;;[.E234];&quot;&quot;&quot;, },&quot;)" office:value-type="string" office:string-value="0xE8: { &quot;idMostSigNib&quot;: 0, &quot;idLeastSigByte&quot;: 0xE8, &quot;name&quot;: &quot;Aero&quot;, &quot;value&quot;: 2, &quot;type&quot;: &quot;Magic&quot;, &quot;cpCost&quot;: 22, &quot;element&quot;: &quot;N/A&quot;, }," calcext:value-type="string">
            <text:p>0xE8: { "idMostSigNib": 0, "idLeastSigByte": 0xE8, "name": "Aero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E9" calcext:value-type="string">
            <text:p>0xE9</text:p>
          </table:table-cell>
          <table:table-cell office:value-type="string" calcext:value-type="string">
            <text:p>A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5] = &quot;S&quot;; 10 + [.C235] - 1; IF ([.F235] = &quot;A&quot;; 15 + [.C235] - 1; IF ([.F235] = &quot;B&quot;; 20 + ([.C235] - 1) * 2; IF ([.F235] = &quot;C&quot;; 25 + ([.C235] - 1) * 2; IF ([.F235] = &quot;D&quot;; 30 + ([.C235] - 1) * 3; IF([.F235] = &quot;E&quot;; 40 + ([.C235] - 1) * 4; IF ([.F235] = &quot;F&quot;; 45 + ([.C235] - 1) * 4; IF ([.F235] = &quot;E+&quot;; 35 + ([.C235] - 1) * 3; IF([.F235] = &quot;G&quot;; 50 + ([.C235] - 1) * 5; 60 + ([.C235] - 1) * 5)))))))))" office:value-type="float" office:value="24" calcext:value-type="float">
            <text:p>24</text:p>
          </table:table-cell>
          <table:table-cell table:formula="of:=COM.MICROSOFT.CONCAT([.A235];&quot;: { &quot;&quot;idMostSigNib&quot;&quot;: &quot;;BITAND(ROW()-2;65280)/256;&quot;, &quot;&quot;idLeastSigByte&quot;&quot;: &quot;;&quot;0x&quot;&amp;DEC2HEX(BITAND(ROW()-2;255));&quot;, &quot;&quot;name&quot;&quot;: &quot;&quot;&quot;;[.B235];&quot;&quot;&quot;, &quot;&quot;value&quot;&quot;: &quot;;IF([.C235] &gt; 0; MOD([.C235]; 10); -1);&quot;, &quot;&quot;type&quot;&quot;: &quot;&quot;&quot;;[.D235];&quot;&quot;&quot;, &quot;&quot;cpCost&quot;&quot;: &quot;;[.G235];&quot;, &quot;&quot;element&quot;&quot;: &quot;&quot;&quot;;[.E235];&quot;&quot;&quot;, },&quot;)" office:value-type="string" office:string-value="0xE9: { &quot;idMostSigNib&quot;: 0, &quot;idLeastSigByte&quot;: 0xE9, &quot;name&quot;: &quot;Aero&quot;, &quot;value&quot;: 3, &quot;type&quot;: &quot;Magic&quot;, &quot;cpCost&quot;: 24, &quot;element&quot;: &quot;N/A&quot;, }," calcext:value-type="string">
            <text:p>0xE9: { "idMostSigNib": 0, "idLeastSigByte": 0xE9, "name": "Aero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EA" calcext:value-type="string">
            <text:p>0xEA</text:p>
          </table:table-cell>
          <table:table-cell office:value-type="string" calcext:value-type="string">
            <text:p>A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6] = &quot;S&quot;; 10 + [.C236] - 1; IF ([.F236] = &quot;A&quot;; 15 + [.C236] - 1; IF ([.F236] = &quot;B&quot;; 20 + ([.C236] - 1) * 2; IF ([.F236] = &quot;C&quot;; 25 + ([.C236] - 1) * 2; IF ([.F236] = &quot;D&quot;; 30 + ([.C236] - 1) * 3; IF([.F236] = &quot;E&quot;; 40 + ([.C236] - 1) * 4; IF ([.F236] = &quot;F&quot;; 45 + ([.C236] - 1) * 4; IF ([.F236] = &quot;E+&quot;; 35 + ([.C236] - 1) * 3; IF([.F236] = &quot;G&quot;; 50 + ([.C236] - 1) * 5; 60 + ([.C236] - 1) * 5)))))))))" office:value-type="float" office:value="26" calcext:value-type="float">
            <text:p>26</text:p>
          </table:table-cell>
          <table:table-cell table:formula="of:=COM.MICROSOFT.CONCAT([.A236];&quot;: { &quot;&quot;idMostSigNib&quot;&quot;: &quot;;BITAND(ROW()-2;65280)/256;&quot;, &quot;&quot;idLeastSigByte&quot;&quot;: &quot;;&quot;0x&quot;&amp;DEC2HEX(BITAND(ROW()-2;255));&quot;, &quot;&quot;name&quot;&quot;: &quot;&quot;&quot;;[.B236];&quot;&quot;&quot;, &quot;&quot;value&quot;&quot;: &quot;;IF([.C236] &gt; 0; MOD([.C236]; 10); -1);&quot;, &quot;&quot;type&quot;&quot;: &quot;&quot;&quot;;[.D236];&quot;&quot;&quot;, &quot;&quot;cpCost&quot;&quot;: &quot;;[.G236];&quot;, &quot;&quot;element&quot;&quot;: &quot;&quot;&quot;;[.E236];&quot;&quot;&quot;, },&quot;)" office:value-type="string" office:string-value="0xEA: { &quot;idMostSigNib&quot;: 0, &quot;idLeastSigByte&quot;: 0xEA, &quot;name&quot;: &quot;Aero&quot;, &quot;value&quot;: 4, &quot;type&quot;: &quot;Magic&quot;, &quot;cpCost&quot;: 26, &quot;element&quot;: &quot;N/A&quot;, }," calcext:value-type="string">
            <text:p>0xEA: { "idMostSigNib": 0, "idLeastSigByte": 0xEA, "name": "Aero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EB" calcext:value-type="string">
            <text:p>0xEB</text:p>
          </table:table-cell>
          <table:table-cell office:value-type="string" calcext:value-type="string">
            <text:p>A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7] = &quot;S&quot;; 10 + [.C237] - 1; IF ([.F237] = &quot;A&quot;; 15 + [.C237] - 1; IF ([.F237] = &quot;B&quot;; 20 + ([.C237] - 1) * 2; IF ([.F237] = &quot;C&quot;; 25 + ([.C237] - 1) * 2; IF ([.F237] = &quot;D&quot;; 30 + ([.C237] - 1) * 3; IF([.F237] = &quot;E&quot;; 40 + ([.C237] - 1) * 4; IF ([.F237] = &quot;F&quot;; 45 + ([.C237] - 1) * 4; IF ([.F237] = &quot;E+&quot;; 35 + ([.C237] - 1) * 3; IF([.F237] = &quot;G&quot;; 50 + ([.C237] - 1) * 5; 60 + ([.C237] - 1) * 5)))))))))" office:value-type="float" office:value="28" calcext:value-type="float">
            <text:p>28</text:p>
          </table:table-cell>
          <table:table-cell table:formula="of:=COM.MICROSOFT.CONCAT([.A237];&quot;: { &quot;&quot;idMostSigNib&quot;&quot;: &quot;;BITAND(ROW()-2;65280)/256;&quot;, &quot;&quot;idLeastSigByte&quot;&quot;: &quot;;&quot;0x&quot;&amp;DEC2HEX(BITAND(ROW()-2;255));&quot;, &quot;&quot;name&quot;&quot;: &quot;&quot;&quot;;[.B237];&quot;&quot;&quot;, &quot;&quot;value&quot;&quot;: &quot;;IF([.C237] &gt; 0; MOD([.C237]; 10); -1);&quot;, &quot;&quot;type&quot;&quot;: &quot;&quot;&quot;;[.D237];&quot;&quot;&quot;, &quot;&quot;cpCost&quot;&quot;: &quot;;[.G237];&quot;, &quot;&quot;element&quot;&quot;: &quot;&quot;&quot;;[.E237];&quot;&quot;&quot;, },&quot;)" office:value-type="string" office:string-value="0xEB: { &quot;idMostSigNib&quot;: 0, &quot;idLeastSigByte&quot;: 0xEB, &quot;name&quot;: &quot;Aero&quot;, &quot;value&quot;: 5, &quot;type&quot;: &quot;Magic&quot;, &quot;cpCost&quot;: 28, &quot;element&quot;: &quot;N/A&quot;, }," calcext:value-type="string">
            <text:p>0xEB: { "idMostSigNib": 0, "idLeastSigByte": 0xEB, "name": "Aero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EC" calcext:value-type="string">
            <text:p>0xEC</text:p>
          </table:table-cell>
          <table:table-cell office:value-type="string" calcext:value-type="string">
            <text:p>Aer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8] = &quot;S&quot;; 10 + [.C238] - 1; IF ([.F238] = &quot;A&quot;; 15 + [.C238] - 1; IF ([.F238] = &quot;B&quot;; 20 + ([.C238] - 1) * 2; IF ([.F238] = &quot;C&quot;; 25 + ([.C238] - 1) * 2; IF ([.F238] = &quot;D&quot;; 30 + ([.C238] - 1) * 3; IF([.F238] = &quot;E&quot;; 40 + ([.C238] - 1) * 4; IF ([.F238] = &quot;F&quot;; 45 + ([.C238] - 1) * 4; IF ([.F238] = &quot;E+&quot;; 35 + ([.C238] - 1) * 3; IF([.F238] = &quot;G&quot;; 50 + ([.C238] - 1) * 5; 60 + ([.C238] - 1) * 5)))))))))" office:value-type="float" office:value="30" calcext:value-type="float">
            <text:p>30</text:p>
          </table:table-cell>
          <table:table-cell table:formula="of:=COM.MICROSOFT.CONCAT([.A238];&quot;: { &quot;&quot;idMostSigNib&quot;&quot;: &quot;;BITAND(ROW()-2;65280)/256;&quot;, &quot;&quot;idLeastSigByte&quot;&quot;: &quot;;&quot;0x&quot;&amp;DEC2HEX(BITAND(ROW()-2;255));&quot;, &quot;&quot;name&quot;&quot;: &quot;&quot;&quot;;[.B238];&quot;&quot;&quot;, &quot;&quot;value&quot;&quot;: &quot;;IF([.C238] &gt; 0; MOD([.C238]; 10); -1);&quot;, &quot;&quot;type&quot;&quot;: &quot;&quot;&quot;;[.D238];&quot;&quot;&quot;, &quot;&quot;cpCost&quot;&quot;: &quot;;[.G238];&quot;, &quot;&quot;element&quot;&quot;: &quot;&quot;&quot;;[.E238];&quot;&quot;&quot;, },&quot;)" office:value-type="string" office:string-value="0xEC: { &quot;idMostSigNib&quot;: 0, &quot;idLeastSigByte&quot;: 0xEC, &quot;name&quot;: &quot;Aero&quot;, &quot;value&quot;: 6, &quot;type&quot;: &quot;Magic&quot;, &quot;cpCost&quot;: 30, &quot;element&quot;: &quot;N/A&quot;, }," calcext:value-type="string">
            <text:p>0xEC: { "idMostSigNib": 0, "idLeastSigByte": 0xEC, "name": "Aero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ED" calcext:value-type="string">
            <text:p>0xED</text:p>
          </table:table-cell>
          <table:table-cell office:value-type="string" calcext:value-type="string">
            <text:p>Aer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39] = &quot;S&quot;; 10 + [.C239] - 1; IF ([.F239] = &quot;A&quot;; 15 + [.C239] - 1; IF ([.F239] = &quot;B&quot;; 20 + ([.C239] - 1) * 2; IF ([.F239] = &quot;C&quot;; 25 + ([.C239] - 1) * 2; IF ([.F239] = &quot;D&quot;; 30 + ([.C239] - 1) * 3; IF([.F239] = &quot;E&quot;; 40 + ([.C239] - 1) * 4; IF ([.F239] = &quot;F&quot;; 45 + ([.C239] - 1) * 4; IF ([.F239] = &quot;E+&quot;; 35 + ([.C239] - 1) * 3; IF([.F239] = &quot;G&quot;; 50 + ([.C239] - 1) * 5; 60 + ([.C239] - 1) * 5)))))))))" office:value-type="float" office:value="32" calcext:value-type="float">
            <text:p>32</text:p>
          </table:table-cell>
          <table:table-cell table:formula="of:=COM.MICROSOFT.CONCAT([.A239];&quot;: { &quot;&quot;idMostSigNib&quot;&quot;: &quot;;BITAND(ROW()-2;65280)/256;&quot;, &quot;&quot;idLeastSigByte&quot;&quot;: &quot;;&quot;0x&quot;&amp;DEC2HEX(BITAND(ROW()-2;255));&quot;, &quot;&quot;name&quot;&quot;: &quot;&quot;&quot;;[.B239];&quot;&quot;&quot;, &quot;&quot;value&quot;&quot;: &quot;;IF([.C239] &gt; 0; MOD([.C239]; 10); -1);&quot;, &quot;&quot;type&quot;&quot;: &quot;&quot;&quot;;[.D239];&quot;&quot;&quot;, &quot;&quot;cpCost&quot;&quot;: &quot;;[.G239];&quot;, &quot;&quot;element&quot;&quot;: &quot;&quot;&quot;;[.E239];&quot;&quot;&quot;, },&quot;)" office:value-type="string" office:string-value="0xED: { &quot;idMostSigNib&quot;: 0, &quot;idLeastSigByte&quot;: 0xED, &quot;name&quot;: &quot;Aero&quot;, &quot;value&quot;: 7, &quot;type&quot;: &quot;Magic&quot;, &quot;cpCost&quot;: 32, &quot;element&quot;: &quot;N/A&quot;, }," calcext:value-type="string">
            <text:p>0xED: { "idMostSigNib": 0, "idLeastSigByte": 0xED, "name": "Aero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EE" calcext:value-type="string">
            <text:p>0xEE</text:p>
          </table:table-cell>
          <table:table-cell office:value-type="string" calcext:value-type="string">
            <text:p>A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0] = &quot;S&quot;; 10 + [.C240] - 1; IF ([.F240] = &quot;A&quot;; 15 + [.C240] - 1; IF ([.F240] = &quot;B&quot;; 20 + ([.C240] - 1) * 2; IF ([.F240] = &quot;C&quot;; 25 + ([.C240] - 1) * 2; IF ([.F240] = &quot;D&quot;; 30 + ([.C240] - 1) * 3; IF([.F240] = &quot;E&quot;; 40 + ([.C240] - 1) * 4; IF ([.F240] = &quot;F&quot;; 45 + ([.C240] - 1) * 4; IF ([.F240] = &quot;E+&quot;; 35 + ([.C240] - 1) * 3; IF([.F240] = &quot;G&quot;; 50 + ([.C240] - 1) * 5; 60 + ([.C240] - 1) * 5)))))))))" office:value-type="float" office:value="34" calcext:value-type="float">
            <text:p>34</text:p>
          </table:table-cell>
          <table:table-cell table:formula="of:=COM.MICROSOFT.CONCAT([.A240];&quot;: { &quot;&quot;idMostSigNib&quot;&quot;: &quot;;BITAND(ROW()-2;65280)/256;&quot;, &quot;&quot;idLeastSigByte&quot;&quot;: &quot;;&quot;0x&quot;&amp;DEC2HEX(BITAND(ROW()-2;255));&quot;, &quot;&quot;name&quot;&quot;: &quot;&quot;&quot;;[.B240];&quot;&quot;&quot;, &quot;&quot;value&quot;&quot;: &quot;;IF([.C240] &gt; 0; MOD([.C240]; 10); -1);&quot;, &quot;&quot;type&quot;&quot;: &quot;&quot;&quot;;[.D240];&quot;&quot;&quot;, &quot;&quot;cpCost&quot;&quot;: &quot;;[.G240];&quot;, &quot;&quot;element&quot;&quot;: &quot;&quot;&quot;;[.E240];&quot;&quot;&quot;, },&quot;)" office:value-type="string" office:string-value="0xEE: { &quot;idMostSigNib&quot;: 0, &quot;idLeastSigByte&quot;: 0xEE, &quot;name&quot;: &quot;Aero&quot;, &quot;value&quot;: 8, &quot;type&quot;: &quot;Magic&quot;, &quot;cpCost&quot;: 34, &quot;element&quot;: &quot;N/A&quot;, }," calcext:value-type="string">
            <text:p>0xEE: { "idMostSigNib": 0, "idLeastSigByte": 0xEE, "name": "Aero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EF" calcext:value-type="string">
            <text:p>0xEF</text:p>
          </table:table-cell>
          <table:table-cell office:value-type="string" calcext:value-type="string">
            <text:p>Aer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1] = &quot;S&quot;; 10 + [.C241] - 1; IF ([.F241] = &quot;A&quot;; 15 + [.C241] - 1; IF ([.F241] = &quot;B&quot;; 20 + ([.C241] - 1) * 2; IF ([.F241] = &quot;C&quot;; 25 + ([.C241] - 1) * 2; IF ([.F241] = &quot;D&quot;; 30 + ([.C241] - 1) * 3; IF([.F241] = &quot;E&quot;; 40 + ([.C241] - 1) * 4; IF ([.F241] = &quot;F&quot;; 45 + ([.C241] - 1) * 4; IF ([.F241] = &quot;E+&quot;; 35 + ([.C241] - 1) * 3; IF([.F241] = &quot;G&quot;; 50 + ([.C241] - 1) * 5; 60 + ([.C241] - 1) * 5)))))))))" office:value-type="float" office:value="36" calcext:value-type="float">
            <text:p>36</text:p>
          </table:table-cell>
          <table:table-cell table:formula="of:=COM.MICROSOFT.CONCAT([.A241];&quot;: { &quot;&quot;idMostSigNib&quot;&quot;: &quot;;BITAND(ROW()-2;65280)/256;&quot;, &quot;&quot;idLeastSigByte&quot;&quot;: &quot;;&quot;0x&quot;&amp;DEC2HEX(BITAND(ROW()-2;255));&quot;, &quot;&quot;name&quot;&quot;: &quot;&quot;&quot;;[.B241];&quot;&quot;&quot;, &quot;&quot;value&quot;&quot;: &quot;;IF([.C241] &gt; 0; MOD([.C241]; 10); -1);&quot;, &quot;&quot;type&quot;&quot;: &quot;&quot;&quot;;[.D241];&quot;&quot;&quot;, &quot;&quot;cpCost&quot;&quot;: &quot;;[.G241];&quot;, &quot;&quot;element&quot;&quot;: &quot;&quot;&quot;;[.E241];&quot;&quot;&quot;, },&quot;)" office:value-type="string" office:string-value="0xEF: { &quot;idMostSigNib&quot;: 0, &quot;idLeastSigByte&quot;: 0xEF, &quot;name&quot;: &quot;Aero&quot;, &quot;value&quot;: 9, &quot;type&quot;: &quot;Magic&quot;, &quot;cpCost&quot;: 36, &quot;element&quot;: &quot;N/A&quot;, }," calcext:value-type="string">
            <text:p>0xEF: { "idMostSigNib": 0, "idLeastSigByte": 0xEF, "name": "Aero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F0" calcext:value-type="string">
            <text:p>0xF0</text:p>
          </table:table-cell>
          <table:table-cell office:value-type="string" calcext:value-type="string">
            <text:p>Donald Du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2] = &quot;S&quot;; 10 + [.C242] - 1; IF ([.F242] = &quot;A&quot;; 15 + [.C242] - 1; IF ([.F242] = &quot;B&quot;; 20 + ([.C242] - 1) * 2; IF ([.F242] = &quot;C&quot;; 25 + ([.C242] - 1) * 2; IF ([.F242] = &quot;D&quot;; 30 + ([.C242] - 1) * 3; IF([.F242] = &quot;E&quot;; 40 + ([.C242] - 1) * 4; IF ([.F242] = &quot;F&quot;; 45 + ([.C242] - 1) * 4; IF ([.F242] = &quot;E+&quot;; 35 + ([.C242] - 1) * 3; IF([.F242] = &quot;G&quot;; 50 + ([.C242] - 1) * 5; 60 + ([.C242] - 1) * 5)))))))))" office:value-type="float" office:value="38" calcext:value-type="float">
            <text:p>38</text:p>
          </table:table-cell>
          <table:table-cell table:formula="of:=COM.MICROSOFT.CONCAT([.A242];&quot;: { &quot;&quot;idMostSigNib&quot;&quot;: &quot;;BITAND(ROW()-2;65280)/256;&quot;, &quot;&quot;idLeastSigByte&quot;&quot;: &quot;;&quot;0x&quot;&amp;DEC2HEX(BITAND(ROW()-2;255));&quot;, &quot;&quot;name&quot;&quot;: &quot;&quot;&quot;;[.B242];&quot;&quot;&quot;, &quot;&quot;value&quot;&quot;: &quot;;IF([.C242] &gt; 0; MOD([.C242]; 10); -1);&quot;, &quot;&quot;type&quot;&quot;: &quot;&quot;&quot;;[.D242];&quot;&quot;&quot;, &quot;&quot;cpCost&quot;&quot;: &quot;;[.G242];&quot;, &quot;&quot;element&quot;&quot;: &quot;&quot;&quot;;[.E242];&quot;&quot;&quot;, },&quot;)" office:value-type="string" office:string-value="0xF0: { &quot;idMostSigNib&quot;: 0, &quot;idLeastSigByte&quot;: 0xF0, &quot;name&quot;: &quot;Donald Duck&quot;, &quot;value&quot;: 0, &quot;type&quot;: &quot;Friend&quot;, &quot;cpCost&quot;: 38, &quot;element&quot;: &quot;N/A&quot;, }," calcext:value-type="string">
            <text:p>0xF0: { "idMostSigNib": 0, "idLeastSigByte": 0xF0, "name": "Donald Duck", "value": 0, "type": "Friend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F1" calcext:value-type="string">
            <text:p>0xF1</text:p>
          </table:table-cell>
          <table:table-cell office:value-type="string" calcext:value-type="string">
            <text:p>Donald D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3] = &quot;S&quot;; 10 + [.C243] - 1; IF ([.F243] = &quot;A&quot;; 15 + [.C243] - 1; IF ([.F243] = &quot;B&quot;; 20 + ([.C243] - 1) * 2; IF ([.F243] = &quot;C&quot;; 25 + ([.C243] - 1) * 2; IF ([.F243] = &quot;D&quot;; 30 + ([.C243] - 1) * 3; IF([.F243] = &quot;E&quot;; 40 + ([.C243] - 1) * 4; IF ([.F243] = &quot;F&quot;; 45 + ([.C243] - 1) * 4; IF ([.F243] = &quot;E+&quot;; 35 + ([.C243] - 1) * 3; IF([.F243] = &quot;G&quot;; 50 + ([.C243] - 1) * 5; 60 + ([.C243] - 1) * 5)))))))))" office:value-type="float" office:value="20" calcext:value-type="float">
            <text:p>20</text:p>
          </table:table-cell>
          <table:table-cell table:formula="of:=COM.MICROSOFT.CONCAT([.A243];&quot;: { &quot;&quot;idMostSigNib&quot;&quot;: &quot;;BITAND(ROW()-2;65280)/256;&quot;, &quot;&quot;idLeastSigByte&quot;&quot;: &quot;;&quot;0x&quot;&amp;DEC2HEX(BITAND(ROW()-2;255));&quot;, &quot;&quot;name&quot;&quot;: &quot;&quot;&quot;;[.B243];&quot;&quot;&quot;, &quot;&quot;value&quot;&quot;: &quot;;IF([.C243] &gt; 0; MOD([.C243]; 10); -1);&quot;, &quot;&quot;type&quot;&quot;: &quot;&quot;&quot;;[.D243];&quot;&quot;&quot;, &quot;&quot;cpCost&quot;&quot;: &quot;;[.G243];&quot;, &quot;&quot;element&quot;&quot;: &quot;&quot;&quot;;[.E243];&quot;&quot;&quot;, },&quot;)" office:value-type="string" office:string-value="0xF1: { &quot;idMostSigNib&quot;: 0, &quot;idLeastSigByte&quot;: 0xF1, &quot;name&quot;: &quot;Donald Duck&quot;, &quot;value&quot;: 1, &quot;type&quot;: &quot;Friend&quot;, &quot;cpCost&quot;: 20, &quot;element&quot;: &quot;N/A&quot;, }," calcext:value-type="string">
            <text:p>0xF1: { "idMostSigNib": 0, "idLeastSigByte": 0xF1, "name": "Donald Duck", "value": 1, "type": "Friend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F2" calcext:value-type="string">
            <text:p>0xF2</text:p>
          </table:table-cell>
          <table:table-cell office:value-type="string" calcext:value-type="string">
            <text:p>Donald Du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4] = &quot;S&quot;; 10 + [.C244] - 1; IF ([.F244] = &quot;A&quot;; 15 + [.C244] - 1; IF ([.F244] = &quot;B&quot;; 20 + ([.C244] - 1) * 2; IF ([.F244] = &quot;C&quot;; 25 + ([.C244] - 1) * 2; IF ([.F244] = &quot;D&quot;; 30 + ([.C244] - 1) * 3; IF([.F244] = &quot;E&quot;; 40 + ([.C244] - 1) * 4; IF ([.F244] = &quot;F&quot;; 45 + ([.C244] - 1) * 4; IF ([.F244] = &quot;E+&quot;; 35 + ([.C244] - 1) * 3; IF([.F244] = &quot;G&quot;; 50 + ([.C244] - 1) * 5; 60 + ([.C244] - 1) * 5)))))))))" office:value-type="float" office:value="22" calcext:value-type="float">
            <text:p>22</text:p>
          </table:table-cell>
          <table:table-cell table:formula="of:=COM.MICROSOFT.CONCAT([.A244];&quot;: { &quot;&quot;idMostSigNib&quot;&quot;: &quot;;BITAND(ROW()-2;65280)/256;&quot;, &quot;&quot;idLeastSigByte&quot;&quot;: &quot;;&quot;0x&quot;&amp;DEC2HEX(BITAND(ROW()-2;255));&quot;, &quot;&quot;name&quot;&quot;: &quot;&quot;&quot;;[.B244];&quot;&quot;&quot;, &quot;&quot;value&quot;&quot;: &quot;;IF([.C244] &gt; 0; MOD([.C244]; 10); -1);&quot;, &quot;&quot;type&quot;&quot;: &quot;&quot;&quot;;[.D244];&quot;&quot;&quot;, &quot;&quot;cpCost&quot;&quot;: &quot;;[.G244];&quot;, &quot;&quot;element&quot;&quot;: &quot;&quot;&quot;;[.E244];&quot;&quot;&quot;, },&quot;)" office:value-type="string" office:string-value="0xF2: { &quot;idMostSigNib&quot;: 0, &quot;idLeastSigByte&quot;: 0xF2, &quot;name&quot;: &quot;Donald Duck&quot;, &quot;value&quot;: 2, &quot;type&quot;: &quot;Friend&quot;, &quot;cpCost&quot;: 22, &quot;element&quot;: &quot;N/A&quot;, }," calcext:value-type="string">
            <text:p>0xF2: { "idMostSigNib": 0, "idLeastSigByte": 0xF2, "name": "Donald Duck", "value": 2, "type": "Friend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F3" calcext:value-type="string">
            <text:p>0xF3</text:p>
          </table:table-cell>
          <table:table-cell office:value-type="string" calcext:value-type="string">
            <text:p>Donald Du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5] = &quot;S&quot;; 10 + [.C245] - 1; IF ([.F245] = &quot;A&quot;; 15 + [.C245] - 1; IF ([.F245] = &quot;B&quot;; 20 + ([.C245] - 1) * 2; IF ([.F245] = &quot;C&quot;; 25 + ([.C245] - 1) * 2; IF ([.F245] = &quot;D&quot;; 30 + ([.C245] - 1) * 3; IF([.F245] = &quot;E&quot;; 40 + ([.C245] - 1) * 4; IF ([.F245] = &quot;F&quot;; 45 + ([.C245] - 1) * 4; IF ([.F245] = &quot;E+&quot;; 35 + ([.C245] - 1) * 3; IF([.F245] = &quot;G&quot;; 50 + ([.C245] - 1) * 5; 60 + ([.C245] - 1) * 5)))))))))" office:value-type="float" office:value="24" calcext:value-type="float">
            <text:p>24</text:p>
          </table:table-cell>
          <table:table-cell table:formula="of:=COM.MICROSOFT.CONCAT([.A245];&quot;: { &quot;&quot;idMostSigNib&quot;&quot;: &quot;;BITAND(ROW()-2;65280)/256;&quot;, &quot;&quot;idLeastSigByte&quot;&quot;: &quot;;&quot;0x&quot;&amp;DEC2HEX(BITAND(ROW()-2;255));&quot;, &quot;&quot;name&quot;&quot;: &quot;&quot;&quot;;[.B245];&quot;&quot;&quot;, &quot;&quot;value&quot;&quot;: &quot;;IF([.C245] &gt; 0; MOD([.C245]; 10); -1);&quot;, &quot;&quot;type&quot;&quot;: &quot;&quot;&quot;;[.D245];&quot;&quot;&quot;, &quot;&quot;cpCost&quot;&quot;: &quot;;[.G245];&quot;, &quot;&quot;element&quot;&quot;: &quot;&quot;&quot;;[.E245];&quot;&quot;&quot;, },&quot;)" office:value-type="string" office:string-value="0xF3: { &quot;idMostSigNib&quot;: 0, &quot;idLeastSigByte&quot;: 0xF3, &quot;name&quot;: &quot;Donald Duck&quot;, &quot;value&quot;: 3, &quot;type&quot;: &quot;Friend&quot;, &quot;cpCost&quot;: 24, &quot;element&quot;: &quot;N/A&quot;, }," calcext:value-type="string">
            <text:p>0xF3: { "idMostSigNib": 0, "idLeastSigByte": 0xF3, "name": "Donald Duck", "value": 3, "type": "Friend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F4" calcext:value-type="string">
            <text:p>0xF4</text:p>
          </table:table-cell>
          <table:table-cell office:value-type="string" calcext:value-type="string">
            <text:p>Donald Du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6] = &quot;S&quot;; 10 + [.C246] - 1; IF ([.F246] = &quot;A&quot;; 15 + [.C246] - 1; IF ([.F246] = &quot;B&quot;; 20 + ([.C246] - 1) * 2; IF ([.F246] = &quot;C&quot;; 25 + ([.C246] - 1) * 2; IF ([.F246] = &quot;D&quot;; 30 + ([.C246] - 1) * 3; IF([.F246] = &quot;E&quot;; 40 + ([.C246] - 1) * 4; IF ([.F246] = &quot;F&quot;; 45 + ([.C246] - 1) * 4; IF ([.F246] = &quot;E+&quot;; 35 + ([.C246] - 1) * 3; IF([.F246] = &quot;G&quot;; 50 + ([.C246] - 1) * 5; 60 + ([.C246] - 1) * 5)))))))))" office:value-type="float" office:value="26" calcext:value-type="float">
            <text:p>26</text:p>
          </table:table-cell>
          <table:table-cell table:formula="of:=COM.MICROSOFT.CONCAT([.A246];&quot;: { &quot;&quot;idMostSigNib&quot;&quot;: &quot;;BITAND(ROW()-2;65280)/256;&quot;, &quot;&quot;idLeastSigByte&quot;&quot;: &quot;;&quot;0x&quot;&amp;DEC2HEX(BITAND(ROW()-2;255));&quot;, &quot;&quot;name&quot;&quot;: &quot;&quot;&quot;;[.B246];&quot;&quot;&quot;, &quot;&quot;value&quot;&quot;: &quot;;IF([.C246] &gt; 0; MOD([.C246]; 10); -1);&quot;, &quot;&quot;type&quot;&quot;: &quot;&quot;&quot;;[.D246];&quot;&quot;&quot;, &quot;&quot;cpCost&quot;&quot;: &quot;;[.G246];&quot;, &quot;&quot;element&quot;&quot;: &quot;&quot;&quot;;[.E246];&quot;&quot;&quot;, },&quot;)" office:value-type="string" office:string-value="0xF4: { &quot;idMostSigNib&quot;: 0, &quot;idLeastSigByte&quot;: 0xF4, &quot;name&quot;: &quot;Donald Duck&quot;, &quot;value&quot;: 4, &quot;type&quot;: &quot;Friend&quot;, &quot;cpCost&quot;: 26, &quot;element&quot;: &quot;N/A&quot;, }," calcext:value-type="string">
            <text:p>0xF4: { "idMostSigNib": 0, "idLeastSigByte": 0xF4, "name": "Donald Duck", "value": 4, "type": "Friend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F5" calcext:value-type="string">
            <text:p>0xF5</text:p>
          </table:table-cell>
          <table:table-cell office:value-type="string" calcext:value-type="string">
            <text:p>Donald Du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7] = &quot;S&quot;; 10 + [.C247] - 1; IF ([.F247] = &quot;A&quot;; 15 + [.C247] - 1; IF ([.F247] = &quot;B&quot;; 20 + ([.C247] - 1) * 2; IF ([.F247] = &quot;C&quot;; 25 + ([.C247] - 1) * 2; IF ([.F247] = &quot;D&quot;; 30 + ([.C247] - 1) * 3; IF([.F247] = &quot;E&quot;; 40 + ([.C247] - 1) * 4; IF ([.F247] = &quot;F&quot;; 45 + ([.C247] - 1) * 4; IF ([.F247] = &quot;E+&quot;; 35 + ([.C247] - 1) * 3; IF([.F247] = &quot;G&quot;; 50 + ([.C247] - 1) * 5; 60 + ([.C247] - 1) * 5)))))))))" office:value-type="float" office:value="28" calcext:value-type="float">
            <text:p>28</text:p>
          </table:table-cell>
          <table:table-cell table:formula="of:=COM.MICROSOFT.CONCAT([.A247];&quot;: { &quot;&quot;idMostSigNib&quot;&quot;: &quot;;BITAND(ROW()-2;65280)/256;&quot;, &quot;&quot;idLeastSigByte&quot;&quot;: &quot;;&quot;0x&quot;&amp;DEC2HEX(BITAND(ROW()-2;255));&quot;, &quot;&quot;name&quot;&quot;: &quot;&quot;&quot;;[.B247];&quot;&quot;&quot;, &quot;&quot;value&quot;&quot;: &quot;;IF([.C247] &gt; 0; MOD([.C247]; 10); -1);&quot;, &quot;&quot;type&quot;&quot;: &quot;&quot;&quot;;[.D247];&quot;&quot;&quot;, &quot;&quot;cpCost&quot;&quot;: &quot;;[.G247];&quot;, &quot;&quot;element&quot;&quot;: &quot;&quot;&quot;;[.E247];&quot;&quot;&quot;, },&quot;)" office:value-type="string" office:string-value="0xF5: { &quot;idMostSigNib&quot;: 0, &quot;idLeastSigByte&quot;: 0xF5, &quot;name&quot;: &quot;Donald Duck&quot;, &quot;value&quot;: 5, &quot;type&quot;: &quot;Friend&quot;, &quot;cpCost&quot;: 28, &quot;element&quot;: &quot;N/A&quot;, }," calcext:value-type="string">
            <text:p>0xF5: { "idMostSigNib": 0, "idLeastSigByte": 0xF5, "name": "Donald Duck", "value": 5, "type": "Friend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F6" calcext:value-type="string">
            <text:p>0xF6</text:p>
          </table:table-cell>
          <table:table-cell office:value-type="string" calcext:value-type="string">
            <text:p>Donald Du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8] = &quot;S&quot;; 10 + [.C248] - 1; IF ([.F248] = &quot;A&quot;; 15 + [.C248] - 1; IF ([.F248] = &quot;B&quot;; 20 + ([.C248] - 1) * 2; IF ([.F248] = &quot;C&quot;; 25 + ([.C248] - 1) * 2; IF ([.F248] = &quot;D&quot;; 30 + ([.C248] - 1) * 3; IF([.F248] = &quot;E&quot;; 40 + ([.C248] - 1) * 4; IF ([.F248] = &quot;F&quot;; 45 + ([.C248] - 1) * 4; IF ([.F248] = &quot;E+&quot;; 35 + ([.C248] - 1) * 3; IF([.F248] = &quot;G&quot;; 50 + ([.C248] - 1) * 5; 60 + ([.C248] - 1) * 5)))))))))" office:value-type="float" office:value="30" calcext:value-type="float">
            <text:p>30</text:p>
          </table:table-cell>
          <table:table-cell table:formula="of:=COM.MICROSOFT.CONCAT([.A248];&quot;: { &quot;&quot;idMostSigNib&quot;&quot;: &quot;;BITAND(ROW()-2;65280)/256;&quot;, &quot;&quot;idLeastSigByte&quot;&quot;: &quot;;&quot;0x&quot;&amp;DEC2HEX(BITAND(ROW()-2;255));&quot;, &quot;&quot;name&quot;&quot;: &quot;&quot;&quot;;[.B248];&quot;&quot;&quot;, &quot;&quot;value&quot;&quot;: &quot;;IF([.C248] &gt; 0; MOD([.C248]; 10); -1);&quot;, &quot;&quot;type&quot;&quot;: &quot;&quot;&quot;;[.D248];&quot;&quot;&quot;, &quot;&quot;cpCost&quot;&quot;: &quot;;[.G248];&quot;, &quot;&quot;element&quot;&quot;: &quot;&quot;&quot;;[.E248];&quot;&quot;&quot;, },&quot;)" office:value-type="string" office:string-value="0xF6: { &quot;idMostSigNib&quot;: 0, &quot;idLeastSigByte&quot;: 0xF6, &quot;name&quot;: &quot;Donald Duck&quot;, &quot;value&quot;: 6, &quot;type&quot;: &quot;Friend&quot;, &quot;cpCost&quot;: 30, &quot;element&quot;: &quot;N/A&quot;, }," calcext:value-type="string">
            <text:p>0xF6: { "idMostSigNib": 0, "idLeastSigByte": 0xF6, "name": "Donald Duck", "value": 6, "type": "Friend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F7" calcext:value-type="string">
            <text:p>0xF7</text:p>
          </table:table-cell>
          <table:table-cell office:value-type="string" calcext:value-type="string">
            <text:p>Donald Du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49] = &quot;S&quot;; 10 + [.C249] - 1; IF ([.F249] = &quot;A&quot;; 15 + [.C249] - 1; IF ([.F249] = &quot;B&quot;; 20 + ([.C249] - 1) * 2; IF ([.F249] = &quot;C&quot;; 25 + ([.C249] - 1) * 2; IF ([.F249] = &quot;D&quot;; 30 + ([.C249] - 1) * 3; IF([.F249] = &quot;E&quot;; 40 + ([.C249] - 1) * 4; IF ([.F249] = &quot;F&quot;; 45 + ([.C249] - 1) * 4; IF ([.F249] = &quot;E+&quot;; 35 + ([.C249] - 1) * 3; IF([.F249] = &quot;G&quot;; 50 + ([.C249] - 1) * 5; 60 + ([.C249] - 1) * 5)))))))))" office:value-type="float" office:value="32" calcext:value-type="float">
            <text:p>32</text:p>
          </table:table-cell>
          <table:table-cell table:formula="of:=COM.MICROSOFT.CONCAT([.A249];&quot;: { &quot;&quot;idMostSigNib&quot;&quot;: &quot;;BITAND(ROW()-2;65280)/256;&quot;, &quot;&quot;idLeastSigByte&quot;&quot;: &quot;;&quot;0x&quot;&amp;DEC2HEX(BITAND(ROW()-2;255));&quot;, &quot;&quot;name&quot;&quot;: &quot;&quot;&quot;;[.B249];&quot;&quot;&quot;, &quot;&quot;value&quot;&quot;: &quot;;IF([.C249] &gt; 0; MOD([.C249]; 10); -1);&quot;, &quot;&quot;type&quot;&quot;: &quot;&quot;&quot;;[.D249];&quot;&quot;&quot;, &quot;&quot;cpCost&quot;&quot;: &quot;;[.G249];&quot;, &quot;&quot;element&quot;&quot;: &quot;&quot;&quot;;[.E249];&quot;&quot;&quot;, },&quot;)" office:value-type="string" office:string-value="0xF7: { &quot;idMostSigNib&quot;: 0, &quot;idLeastSigByte&quot;: 0xF7, &quot;name&quot;: &quot;Donald Duck&quot;, &quot;value&quot;: 7, &quot;type&quot;: &quot;Friend&quot;, &quot;cpCost&quot;: 32, &quot;element&quot;: &quot;N/A&quot;, }," calcext:value-type="string">
            <text:p>0xF7: { "idMostSigNib": 0, "idLeastSigByte": 0xF7, "name": "Donald Duck", "value": 7, "type": "Friend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F8" calcext:value-type="string">
            <text:p>0xF8</text:p>
          </table:table-cell>
          <table:table-cell office:value-type="string" calcext:value-type="string">
            <text:p>Donald Du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0] = &quot;S&quot;; 10 + [.C250] - 1; IF ([.F250] = &quot;A&quot;; 15 + [.C250] - 1; IF ([.F250] = &quot;B&quot;; 20 + ([.C250] - 1) * 2; IF ([.F250] = &quot;C&quot;; 25 + ([.C250] - 1) * 2; IF ([.F250] = &quot;D&quot;; 30 + ([.C250] - 1) * 3; IF([.F250] = &quot;E&quot;; 40 + ([.C250] - 1) * 4; IF ([.F250] = &quot;F&quot;; 45 + ([.C250] - 1) * 4; IF ([.F250] = &quot;E+&quot;; 35 + ([.C250] - 1) * 3; IF([.F250] = &quot;G&quot;; 50 + ([.C250] - 1) * 5; 60 + ([.C250] - 1) * 5)))))))))" office:value-type="float" office:value="34" calcext:value-type="float">
            <text:p>34</text:p>
          </table:table-cell>
          <table:table-cell table:formula="of:=COM.MICROSOFT.CONCAT([.A250];&quot;: { &quot;&quot;idMostSigNib&quot;&quot;: &quot;;BITAND(ROW()-2;65280)/256;&quot;, &quot;&quot;idLeastSigByte&quot;&quot;: &quot;;&quot;0x&quot;&amp;DEC2HEX(BITAND(ROW()-2;255));&quot;, &quot;&quot;name&quot;&quot;: &quot;&quot;&quot;;[.B250];&quot;&quot;&quot;, &quot;&quot;value&quot;&quot;: &quot;;IF([.C250] &gt; 0; MOD([.C250]; 10); -1);&quot;, &quot;&quot;type&quot;&quot;: &quot;&quot;&quot;;[.D250];&quot;&quot;&quot;, &quot;&quot;cpCost&quot;&quot;: &quot;;[.G250];&quot;, &quot;&quot;element&quot;&quot;: &quot;&quot;&quot;;[.E250];&quot;&quot;&quot;, },&quot;)" office:value-type="string" office:string-value="0xF8: { &quot;idMostSigNib&quot;: 0, &quot;idLeastSigByte&quot;: 0xF8, &quot;name&quot;: &quot;Donald Duck&quot;, &quot;value&quot;: 8, &quot;type&quot;: &quot;Friend&quot;, &quot;cpCost&quot;: 34, &quot;element&quot;: &quot;N/A&quot;, }," calcext:value-type="string">
            <text:p>0xF8: { "idMostSigNib": 0, "idLeastSigByte": 0xF8, "name": "Donald Duck", "value": 8, "type": "Friend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F9" calcext:value-type="string">
            <text:p>0xF9</text:p>
          </table:table-cell>
          <table:table-cell office:value-type="string" calcext:value-type="string">
            <text:p>Donald Du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1] = &quot;S&quot;; 10 + [.C251] - 1; IF ([.F251] = &quot;A&quot;; 15 + [.C251] - 1; IF ([.F251] = &quot;B&quot;; 20 + ([.C251] - 1) * 2; IF ([.F251] = &quot;C&quot;; 25 + ([.C251] - 1) * 2; IF ([.F251] = &quot;D&quot;; 30 + ([.C251] - 1) * 3; IF([.F251] = &quot;E&quot;; 40 + ([.C251] - 1) * 4; IF ([.F251] = &quot;F&quot;; 45 + ([.C251] - 1) * 4; IF ([.F251] = &quot;E+&quot;; 35 + ([.C251] - 1) * 3; IF([.F251] = &quot;G&quot;; 50 + ([.C251] - 1) * 5; 60 + ([.C251] - 1) * 5)))))))))" office:value-type="float" office:value="36" calcext:value-type="float">
            <text:p>36</text:p>
          </table:table-cell>
          <table:table-cell table:formula="of:=COM.MICROSOFT.CONCAT([.A251];&quot;: { &quot;&quot;idMostSigNib&quot;&quot;: &quot;;BITAND(ROW()-2;65280)/256;&quot;, &quot;&quot;idLeastSigByte&quot;&quot;: &quot;;&quot;0x&quot;&amp;DEC2HEX(BITAND(ROW()-2;255));&quot;, &quot;&quot;name&quot;&quot;: &quot;&quot;&quot;;[.B251];&quot;&quot;&quot;, &quot;&quot;value&quot;&quot;: &quot;;IF([.C251] &gt; 0; MOD([.C251]; 10); -1);&quot;, &quot;&quot;type&quot;&quot;: &quot;&quot;&quot;;[.D251];&quot;&quot;&quot;, &quot;&quot;cpCost&quot;&quot;: &quot;;[.G251];&quot;, &quot;&quot;element&quot;&quot;: &quot;&quot;&quot;;[.E251];&quot;&quot;&quot;, },&quot;)" office:value-type="string" office:string-value="0xF9: { &quot;idMostSigNib&quot;: 0, &quot;idLeastSigByte&quot;: 0xF9, &quot;name&quot;: &quot;Donald Duck&quot;, &quot;value&quot;: 9, &quot;type&quot;: &quot;Friend&quot;, &quot;cpCost&quot;: 36, &quot;element&quot;: &quot;N/A&quot;, }," calcext:value-type="string">
            <text:p>0xF9: { "idMostSigNib": 0, "idLeastSigByte": 0xF9, "name": "Donald Duck", "value": 9, "type": "Friend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FA" calcext:value-type="string">
            <text:p>0xFA</text:p>
          </table:table-cell>
          <table:table-cell office:value-type="string" calcext:value-type="string">
            <text:p>Goof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2] = &quot;S&quot;; 10 + [.C252] - 1; IF ([.F252] = &quot;A&quot;; 15 + [.C252] - 1; IF ([.F252] = &quot;B&quot;; 20 + ([.C252] - 1) * 2; IF ([.F252] = &quot;C&quot;; 25 + ([.C252] - 1) * 2; IF ([.F252] = &quot;D&quot;; 30 + ([.C252] - 1) * 3; IF([.F252] = &quot;E&quot;; 40 + ([.C252] - 1) * 4; IF ([.F252] = &quot;F&quot;; 45 + ([.C252] - 1) * 4; IF ([.F252] = &quot;E+&quot;; 35 + ([.C252] - 1) * 3; IF([.F252] = &quot;G&quot;; 50 + ([.C252] - 1) * 5; 60 + ([.C252] - 1) * 5)))))))))" office:value-type="float" office:value="38" calcext:value-type="float">
            <text:p>38</text:p>
          </table:table-cell>
          <table:table-cell table:formula="of:=COM.MICROSOFT.CONCAT([.A252];&quot;: { &quot;&quot;idMostSigNib&quot;&quot;: &quot;;BITAND(ROW()-2;65280)/256;&quot;, &quot;&quot;idLeastSigByte&quot;&quot;: &quot;;&quot;0x&quot;&amp;DEC2HEX(BITAND(ROW()-2;255));&quot;, &quot;&quot;name&quot;&quot;: &quot;&quot;&quot;;[.B252];&quot;&quot;&quot;, &quot;&quot;value&quot;&quot;: &quot;;IF([.C252] &gt; 0; MOD([.C252]; 10); -1);&quot;, &quot;&quot;type&quot;&quot;: &quot;&quot;&quot;;[.D252];&quot;&quot;&quot;, &quot;&quot;cpCost&quot;&quot;: &quot;;[.G252];&quot;, &quot;&quot;element&quot;&quot;: &quot;&quot;&quot;;[.E252];&quot;&quot;&quot;, },&quot;)" office:value-type="string" office:string-value="0xFA: { &quot;idMostSigNib&quot;: 0, &quot;idLeastSigByte&quot;: 0xFA, &quot;name&quot;: &quot;Goofy&quot;, &quot;value&quot;: 0, &quot;type&quot;: &quot;Friend&quot;, &quot;cpCost&quot;: 38, &quot;element&quot;: &quot;N/A&quot;, }," calcext:value-type="string">
            <text:p>0xFA: { "idMostSigNib": 0, "idLeastSigByte": 0xFA, "name": "Goofy", "value": 0, "type": "Friend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FB" calcext:value-type="string">
            <text:p>0xFB</text:p>
          </table:table-cell>
          <table:table-cell office:value-type="string" calcext:value-type="string">
            <text:p>Goof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3] = &quot;S&quot;; 10 + [.C253] - 1; IF ([.F253] = &quot;A&quot;; 15 + [.C253] - 1; IF ([.F253] = &quot;B&quot;; 20 + ([.C253] - 1) * 2; IF ([.F253] = &quot;C&quot;; 25 + ([.C253] - 1) * 2; IF ([.F253] = &quot;D&quot;; 30 + ([.C253] - 1) * 3; IF([.F253] = &quot;E&quot;; 40 + ([.C253] - 1) * 4; IF ([.F253] = &quot;F&quot;; 45 + ([.C253] - 1) * 4; IF ([.F253] = &quot;E+&quot;; 35 + ([.C253] - 1) * 3; IF([.F253] = &quot;G&quot;; 50 + ([.C253] - 1) * 5; 60 + ([.C253] - 1) * 5)))))))))" office:value-type="float" office:value="20" calcext:value-type="float">
            <text:p>20</text:p>
          </table:table-cell>
          <table:table-cell table:formula="of:=COM.MICROSOFT.CONCAT([.A253];&quot;: { &quot;&quot;idMostSigNib&quot;&quot;: &quot;;BITAND(ROW()-2;65280)/256;&quot;, &quot;&quot;idLeastSigByte&quot;&quot;: &quot;;&quot;0x&quot;&amp;DEC2HEX(BITAND(ROW()-2;255));&quot;, &quot;&quot;name&quot;&quot;: &quot;&quot;&quot;;[.B253];&quot;&quot;&quot;, &quot;&quot;value&quot;&quot;: &quot;;IF([.C253] &gt; 0; MOD([.C253]; 10); -1);&quot;, &quot;&quot;type&quot;&quot;: &quot;&quot;&quot;;[.D253];&quot;&quot;&quot;, &quot;&quot;cpCost&quot;&quot;: &quot;;[.G253];&quot;, &quot;&quot;element&quot;&quot;: &quot;&quot;&quot;;[.E253];&quot;&quot;&quot;, },&quot;)" office:value-type="string" office:string-value="0xFB: { &quot;idMostSigNib&quot;: 0, &quot;idLeastSigByte&quot;: 0xFB, &quot;name&quot;: &quot;Goofy&quot;, &quot;value&quot;: 1, &quot;type&quot;: &quot;Friend&quot;, &quot;cpCost&quot;: 20, &quot;element&quot;: &quot;N/A&quot;, }," calcext:value-type="string">
            <text:p>0xFB: { "idMostSigNib": 0, "idLeastSigByte": 0xFB, "name": "Goofy", "value": 1, "type": "Friend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FC" calcext:value-type="string">
            <text:p>0xFC</text:p>
          </table:table-cell>
          <table:table-cell office:value-type="string" calcext:value-type="string">
            <text:p>Goof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4] = &quot;S&quot;; 10 + [.C254] - 1; IF ([.F254] = &quot;A&quot;; 15 + [.C254] - 1; IF ([.F254] = &quot;B&quot;; 20 + ([.C254] - 1) * 2; IF ([.F254] = &quot;C&quot;; 25 + ([.C254] - 1) * 2; IF ([.F254] = &quot;D&quot;; 30 + ([.C254] - 1) * 3; IF([.F254] = &quot;E&quot;; 40 + ([.C254] - 1) * 4; IF ([.F254] = &quot;F&quot;; 45 + ([.C254] - 1) * 4; IF ([.F254] = &quot;E+&quot;; 35 + ([.C254] - 1) * 3; IF([.F254] = &quot;G&quot;; 50 + ([.C254] - 1) * 5; 60 + ([.C254] - 1) * 5)))))))))" office:value-type="float" office:value="22" calcext:value-type="float">
            <text:p>22</text:p>
          </table:table-cell>
          <table:table-cell table:formula="of:=COM.MICROSOFT.CONCAT([.A254];&quot;: { &quot;&quot;idMostSigNib&quot;&quot;: &quot;;BITAND(ROW()-2;65280)/256;&quot;, &quot;&quot;idLeastSigByte&quot;&quot;: &quot;;&quot;0x&quot;&amp;DEC2HEX(BITAND(ROW()-2;255));&quot;, &quot;&quot;name&quot;&quot;: &quot;&quot;&quot;;[.B254];&quot;&quot;&quot;, &quot;&quot;value&quot;&quot;: &quot;;IF([.C254] &gt; 0; MOD([.C254]; 10); -1);&quot;, &quot;&quot;type&quot;&quot;: &quot;&quot;&quot;;[.D254];&quot;&quot;&quot;, &quot;&quot;cpCost&quot;&quot;: &quot;;[.G254];&quot;, &quot;&quot;element&quot;&quot;: &quot;&quot;&quot;;[.E254];&quot;&quot;&quot;, },&quot;)" office:value-type="string" office:string-value="0xFC: { &quot;idMostSigNib&quot;: 0, &quot;idLeastSigByte&quot;: 0xFC, &quot;name&quot;: &quot;Goofy&quot;, &quot;value&quot;: 2, &quot;type&quot;: &quot;Friend&quot;, &quot;cpCost&quot;: 22, &quot;element&quot;: &quot;N/A&quot;, }," calcext:value-type="string">
            <text:p>0xFC: { "idMostSigNib": 0, "idLeastSigByte": 0xFC, "name": "Goofy", "value": 2, "type": "Friend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FD" calcext:value-type="string">
            <text:p>0xFD</text:p>
          </table:table-cell>
          <table:table-cell office:value-type="string" calcext:value-type="string">
            <text:p>Goof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5] = &quot;S&quot;; 10 + [.C255] - 1; IF ([.F255] = &quot;A&quot;; 15 + [.C255] - 1; IF ([.F255] = &quot;B&quot;; 20 + ([.C255] - 1) * 2; IF ([.F255] = &quot;C&quot;; 25 + ([.C255] - 1) * 2; IF ([.F255] = &quot;D&quot;; 30 + ([.C255] - 1) * 3; IF([.F255] = &quot;E&quot;; 40 + ([.C255] - 1) * 4; IF ([.F255] = &quot;F&quot;; 45 + ([.C255] - 1) * 4; IF ([.F255] = &quot;E+&quot;; 35 + ([.C255] - 1) * 3; IF([.F255] = &quot;G&quot;; 50 + ([.C255] - 1) * 5; 60 + ([.C255] - 1) * 5)))))))))" office:value-type="float" office:value="24" calcext:value-type="float">
            <text:p>24</text:p>
          </table:table-cell>
          <table:table-cell table:formula="of:=COM.MICROSOFT.CONCAT([.A255];&quot;: { &quot;&quot;idMostSigNib&quot;&quot;: &quot;;BITAND(ROW()-2;65280)/256;&quot;, &quot;&quot;idLeastSigByte&quot;&quot;: &quot;;&quot;0x&quot;&amp;DEC2HEX(BITAND(ROW()-2;255));&quot;, &quot;&quot;name&quot;&quot;: &quot;&quot;&quot;;[.B255];&quot;&quot;&quot;, &quot;&quot;value&quot;&quot;: &quot;;IF([.C255] &gt; 0; MOD([.C255]; 10); -1);&quot;, &quot;&quot;type&quot;&quot;: &quot;&quot;&quot;;[.D255];&quot;&quot;&quot;, &quot;&quot;cpCost&quot;&quot;: &quot;;[.G255];&quot;, &quot;&quot;element&quot;&quot;: &quot;&quot;&quot;;[.E255];&quot;&quot;&quot;, },&quot;)" office:value-type="string" office:string-value="0xFD: { &quot;idMostSigNib&quot;: 0, &quot;idLeastSigByte&quot;: 0xFD, &quot;name&quot;: &quot;Goofy&quot;, &quot;value&quot;: 3, &quot;type&quot;: &quot;Friend&quot;, &quot;cpCost&quot;: 24, &quot;element&quot;: &quot;N/A&quot;, }," calcext:value-type="string">
            <text:p>0xFD: { "idMostSigNib": 0, "idLeastSigByte": 0xFD, "name": "Goofy", "value": 3, "type": "Friend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FE" calcext:value-type="string">
            <text:p>0xFE</text:p>
          </table:table-cell>
          <table:table-cell office:value-type="string" calcext:value-type="string">
            <text:p>Goof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6] = &quot;S&quot;; 10 + [.C256] - 1; IF ([.F256] = &quot;A&quot;; 15 + [.C256] - 1; IF ([.F256] = &quot;B&quot;; 20 + ([.C256] - 1) * 2; IF ([.F256] = &quot;C&quot;; 25 + ([.C256] - 1) * 2; IF ([.F256] = &quot;D&quot;; 30 + ([.C256] - 1) * 3; IF([.F256] = &quot;E&quot;; 40 + ([.C256] - 1) * 4; IF ([.F256] = &quot;F&quot;; 45 + ([.C256] - 1) * 4; IF ([.F256] = &quot;E+&quot;; 35 + ([.C256] - 1) * 3; IF([.F256] = &quot;G&quot;; 50 + ([.C256] - 1) * 5; 60 + ([.C256] - 1) * 5)))))))))" office:value-type="float" office:value="26" calcext:value-type="float">
            <text:p>26</text:p>
          </table:table-cell>
          <table:table-cell table:formula="of:=COM.MICROSOFT.CONCAT([.A256];&quot;: { &quot;&quot;idMostSigNib&quot;&quot;: &quot;;BITAND(ROW()-2;65280)/256;&quot;, &quot;&quot;idLeastSigByte&quot;&quot;: &quot;;&quot;0x&quot;&amp;DEC2HEX(BITAND(ROW()-2;255));&quot;, &quot;&quot;name&quot;&quot;: &quot;&quot;&quot;;[.B256];&quot;&quot;&quot;, &quot;&quot;value&quot;&quot;: &quot;;IF([.C256] &gt; 0; MOD([.C256]; 10); -1);&quot;, &quot;&quot;type&quot;&quot;: &quot;&quot;&quot;;[.D256];&quot;&quot;&quot;, &quot;&quot;cpCost&quot;&quot;: &quot;;[.G256];&quot;, &quot;&quot;element&quot;&quot;: &quot;&quot;&quot;;[.E256];&quot;&quot;&quot;, },&quot;)" office:value-type="string" office:string-value="0xFE: { &quot;idMostSigNib&quot;: 0, &quot;idLeastSigByte&quot;: 0xFE, &quot;name&quot;: &quot;Goofy&quot;, &quot;value&quot;: 4, &quot;type&quot;: &quot;Friend&quot;, &quot;cpCost&quot;: 26, &quot;element&quot;: &quot;N/A&quot;, }," calcext:value-type="string">
            <text:p>0xFE: { "idMostSigNib": 0, "idLeastSigByte": 0xFE, "name": "Goofy", "value": 4, "type": "Friend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FF" calcext:value-type="string">
            <text:p>0xFF</text:p>
          </table:table-cell>
          <table:table-cell office:value-type="string" calcext:value-type="string">
            <text:p>Goof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7] = &quot;S&quot;; 10 + [.C257] - 1; IF ([.F257] = &quot;A&quot;; 15 + [.C257] - 1; IF ([.F257] = &quot;B&quot;; 20 + ([.C257] - 1) * 2; IF ([.F257] = &quot;C&quot;; 25 + ([.C257] - 1) * 2; IF ([.F257] = &quot;D&quot;; 30 + ([.C257] - 1) * 3; IF([.F257] = &quot;E&quot;; 40 + ([.C257] - 1) * 4; IF ([.F257] = &quot;F&quot;; 45 + ([.C257] - 1) * 4; IF ([.F257] = &quot;E+&quot;; 35 + ([.C257] - 1) * 3; IF([.F257] = &quot;G&quot;; 50 + ([.C257] - 1) * 5; 60 + ([.C257] - 1) * 5)))))))))" office:value-type="float" office:value="28" calcext:value-type="float">
            <text:p>28</text:p>
          </table:table-cell>
          <table:table-cell table:formula="of:=COM.MICROSOFT.CONCAT([.A257];&quot;: { &quot;&quot;idMostSigNib&quot;&quot;: &quot;;BITAND(ROW()-2;65280)/256;&quot;, &quot;&quot;idLeastSigByte&quot;&quot;: &quot;;&quot;0x&quot;&amp;DEC2HEX(BITAND(ROW()-2;255));&quot;, &quot;&quot;name&quot;&quot;: &quot;&quot;&quot;;[.B257];&quot;&quot;&quot;, &quot;&quot;value&quot;&quot;: &quot;;IF([.C257] &gt; 0; MOD([.C257]; 10); -1);&quot;, &quot;&quot;type&quot;&quot;: &quot;&quot;&quot;;[.D257];&quot;&quot;&quot;, &quot;&quot;cpCost&quot;&quot;: &quot;;[.G257];&quot;, &quot;&quot;element&quot;&quot;: &quot;&quot;&quot;;[.E257];&quot;&quot;&quot;, },&quot;)" office:value-type="string" office:string-value="0xFF: { &quot;idMostSigNib&quot;: 0, &quot;idLeastSigByte&quot;: 0xFF, &quot;name&quot;: &quot;Goofy&quot;, &quot;value&quot;: 5, &quot;type&quot;: &quot;Friend&quot;, &quot;cpCost&quot;: 28, &quot;element&quot;: &quot;N/A&quot;, }," calcext:value-type="string">
            <text:p>0xFF: { "idMostSigNib": 0, "idLeastSigByte": 0xFF, "name": "Goofy", "value": 5, "type": "Friend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00" calcext:value-type="string">
            <text:p>0x100</text:p>
          </table:table-cell>
          <table:table-cell office:value-type="string" calcext:value-type="string">
            <text:p>Goof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8] = &quot;S&quot;; 10 + [.C258] - 1; IF ([.F258] = &quot;A&quot;; 15 + [.C258] - 1; IF ([.F258] = &quot;B&quot;; 20 + ([.C258] - 1) * 2; IF ([.F258] = &quot;C&quot;; 25 + ([.C258] - 1) * 2; IF ([.F258] = &quot;D&quot;; 30 + ([.C258] - 1) * 3; IF([.F258] = &quot;E&quot;; 40 + ([.C258] - 1) * 4; IF ([.F258] = &quot;F&quot;; 45 + ([.C258] - 1) * 4; IF ([.F258] = &quot;E+&quot;; 35 + ([.C258] - 1) * 3; IF([.F258] = &quot;G&quot;; 50 + ([.C258] - 1) * 5; 60 + ([.C258] - 1) * 5)))))))))" office:value-type="float" office:value="30" calcext:value-type="float">
            <text:p>30</text:p>
          </table:table-cell>
          <table:table-cell table:formula="of:=COM.MICROSOFT.CONCAT([.A258];&quot;: { &quot;&quot;idMostSigNib&quot;&quot;: &quot;;BITAND(ROW()-2;65280)/256;&quot;, &quot;&quot;idLeastSigByte&quot;&quot;: &quot;;&quot;0x&quot;&amp;DEC2HEX(BITAND(ROW()-2;255));&quot;, &quot;&quot;name&quot;&quot;: &quot;&quot;&quot;;[.B258];&quot;&quot;&quot;, &quot;&quot;value&quot;&quot;: &quot;;IF([.C258] &gt; 0; MOD([.C258]; 10); -1);&quot;, &quot;&quot;type&quot;&quot;: &quot;&quot;&quot;;[.D258];&quot;&quot;&quot;, &quot;&quot;cpCost&quot;&quot;: &quot;;[.G258];&quot;, &quot;&quot;element&quot;&quot;: &quot;&quot;&quot;;[.E258];&quot;&quot;&quot;, },&quot;)" office:value-type="string" office:string-value="0x100: { &quot;idMostSigNib&quot;: 1, &quot;idLeastSigByte&quot;: 0x0, &quot;name&quot;: &quot;Goofy&quot;, &quot;value&quot;: 6, &quot;type&quot;: &quot;Friend&quot;, &quot;cpCost&quot;: 30, &quot;element&quot;: &quot;N/A&quot;, }," calcext:value-type="string">
            <text:p>0x100: { "idMostSigNib": 1, "idLeastSigByte": 0x0, "name": "Goofy", "value": 6, "type": "Friend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01" calcext:value-type="string">
            <text:p>0x101</text:p>
          </table:table-cell>
          <table:table-cell office:value-type="string" calcext:value-type="string">
            <text:p>Goof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59] = &quot;S&quot;; 10 + [.C259] - 1; IF ([.F259] = &quot;A&quot;; 15 + [.C259] - 1; IF ([.F259] = &quot;B&quot;; 20 + ([.C259] - 1) * 2; IF ([.F259] = &quot;C&quot;; 25 + ([.C259] - 1) * 2; IF ([.F259] = &quot;D&quot;; 30 + ([.C259] - 1) * 3; IF([.F259] = &quot;E&quot;; 40 + ([.C259] - 1) * 4; IF ([.F259] = &quot;F&quot;; 45 + ([.C259] - 1) * 4; IF ([.F259] = &quot;E+&quot;; 35 + ([.C259] - 1) * 3; IF([.F259] = &quot;G&quot;; 50 + ([.C259] - 1) * 5; 60 + ([.C259] - 1) * 5)))))))))" office:value-type="float" office:value="32" calcext:value-type="float">
            <text:p>32</text:p>
          </table:table-cell>
          <table:table-cell table:formula="of:=COM.MICROSOFT.CONCAT([.A259];&quot;: { &quot;&quot;idMostSigNib&quot;&quot;: &quot;;BITAND(ROW()-2;65280)/256;&quot;, &quot;&quot;idLeastSigByte&quot;&quot;: &quot;;&quot;0x&quot;&amp;DEC2HEX(BITAND(ROW()-2;255));&quot;, &quot;&quot;name&quot;&quot;: &quot;&quot;&quot;;[.B259];&quot;&quot;&quot;, &quot;&quot;value&quot;&quot;: &quot;;IF([.C259] &gt; 0; MOD([.C259]; 10); -1);&quot;, &quot;&quot;type&quot;&quot;: &quot;&quot;&quot;;[.D259];&quot;&quot;&quot;, &quot;&quot;cpCost&quot;&quot;: &quot;;[.G259];&quot;, &quot;&quot;element&quot;&quot;: &quot;&quot;&quot;;[.E259];&quot;&quot;&quot;, },&quot;)" office:value-type="string" office:string-value="0x101: { &quot;idMostSigNib&quot;: 1, &quot;idLeastSigByte&quot;: 0x1, &quot;name&quot;: &quot;Goofy&quot;, &quot;value&quot;: 7, &quot;type&quot;: &quot;Friend&quot;, &quot;cpCost&quot;: 32, &quot;element&quot;: &quot;N/A&quot;, }," calcext:value-type="string">
            <text:p>0x101: { "idMostSigNib": 1, "idLeastSigByte": 0x1, "name": "Goofy", "value": 7, "type": "Friend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02" calcext:value-type="string">
            <text:p>0x102</text:p>
          </table:table-cell>
          <table:table-cell office:value-type="string" calcext:value-type="string">
            <text:p>Goof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0] = &quot;S&quot;; 10 + [.C260] - 1; IF ([.F260] = &quot;A&quot;; 15 + [.C260] - 1; IF ([.F260] = &quot;B&quot;; 20 + ([.C260] - 1) * 2; IF ([.F260] = &quot;C&quot;; 25 + ([.C260] - 1) * 2; IF ([.F260] = &quot;D&quot;; 30 + ([.C260] - 1) * 3; IF([.F260] = &quot;E&quot;; 40 + ([.C260] - 1) * 4; IF ([.F260] = &quot;F&quot;; 45 + ([.C260] - 1) * 4; IF ([.F260] = &quot;E+&quot;; 35 + ([.C260] - 1) * 3; IF([.F260] = &quot;G&quot;; 50 + ([.C260] - 1) * 5; 60 + ([.C260] - 1) * 5)))))))))" office:value-type="float" office:value="34" calcext:value-type="float">
            <text:p>34</text:p>
          </table:table-cell>
          <table:table-cell table:formula="of:=COM.MICROSOFT.CONCAT([.A260];&quot;: { &quot;&quot;idMostSigNib&quot;&quot;: &quot;;BITAND(ROW()-2;65280)/256;&quot;, &quot;&quot;idLeastSigByte&quot;&quot;: &quot;;&quot;0x&quot;&amp;DEC2HEX(BITAND(ROW()-2;255));&quot;, &quot;&quot;name&quot;&quot;: &quot;&quot;&quot;;[.B260];&quot;&quot;&quot;, &quot;&quot;value&quot;&quot;: &quot;;IF([.C260] &gt; 0; MOD([.C260]; 10); -1);&quot;, &quot;&quot;type&quot;&quot;: &quot;&quot;&quot;;[.D260];&quot;&quot;&quot;, &quot;&quot;cpCost&quot;&quot;: &quot;;[.G260];&quot;, &quot;&quot;element&quot;&quot;: &quot;&quot;&quot;;[.E260];&quot;&quot;&quot;, },&quot;)" office:value-type="string" office:string-value="0x102: { &quot;idMostSigNib&quot;: 1, &quot;idLeastSigByte&quot;: 0x2, &quot;name&quot;: &quot;Goofy&quot;, &quot;value&quot;: 8, &quot;type&quot;: &quot;Friend&quot;, &quot;cpCost&quot;: 34, &quot;element&quot;: &quot;N/A&quot;, }," calcext:value-type="string">
            <text:p>0x102: { "idMostSigNib": 1, "idLeastSigByte": 0x2, "name": "Goofy", "value": 8, "type": "Friend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03" calcext:value-type="string">
            <text:p>0x103</text:p>
          </table:table-cell>
          <table:table-cell office:value-type="string" calcext:value-type="string">
            <text:p>Goof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1] = &quot;S&quot;; 10 + [.C261] - 1; IF ([.F261] = &quot;A&quot;; 15 + [.C261] - 1; IF ([.F261] = &quot;B&quot;; 20 + ([.C261] - 1) * 2; IF ([.F261] = &quot;C&quot;; 25 + ([.C261] - 1) * 2; IF ([.F261] = &quot;D&quot;; 30 + ([.C261] - 1) * 3; IF([.F261] = &quot;E&quot;; 40 + ([.C261] - 1) * 4; IF ([.F261] = &quot;F&quot;; 45 + ([.C261] - 1) * 4; IF ([.F261] = &quot;E+&quot;; 35 + ([.C261] - 1) * 3; IF([.F261] = &quot;G&quot;; 50 + ([.C261] - 1) * 5; 60 + ([.C261] - 1) * 5)))))))))" office:value-type="float" office:value="36" calcext:value-type="float">
            <text:p>36</text:p>
          </table:table-cell>
          <table:table-cell table:formula="of:=COM.MICROSOFT.CONCAT([.A261];&quot;: { &quot;&quot;idMostSigNib&quot;&quot;: &quot;;BITAND(ROW()-2;65280)/256;&quot;, &quot;&quot;idLeastSigByte&quot;&quot;: &quot;;&quot;0x&quot;&amp;DEC2HEX(BITAND(ROW()-2;255));&quot;, &quot;&quot;name&quot;&quot;: &quot;&quot;&quot;;[.B261];&quot;&quot;&quot;, &quot;&quot;value&quot;&quot;: &quot;;IF([.C261] &gt; 0; MOD([.C261]; 10); -1);&quot;, &quot;&quot;type&quot;&quot;: &quot;&quot;&quot;;[.D261];&quot;&quot;&quot;, &quot;&quot;cpCost&quot;&quot;: &quot;;[.G261];&quot;, &quot;&quot;element&quot;&quot;: &quot;&quot;&quot;;[.E261];&quot;&quot;&quot;, },&quot;)" office:value-type="string" office:string-value="0x103: { &quot;idMostSigNib&quot;: 1, &quot;idLeastSigByte&quot;: 0x3, &quot;name&quot;: &quot;Goofy&quot;, &quot;value&quot;: 9, &quot;type&quot;: &quot;Friend&quot;, &quot;cpCost&quot;: 36, &quot;element&quot;: &quot;N/A&quot;, }," calcext:value-type="string">
            <text:p>0x103: { "idMostSigNib": 1, "idLeastSigByte": 0x3, "name": "Goofy", "value": 9, "type": "Friend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04" calcext:value-type="string">
            <text:p>0x104</text:p>
          </table:table-cell>
          <table:table-cell office:value-type="string" calcext:value-type="string">
            <text:p>Simb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2] = &quot;S&quot;; 10 + [.C262] - 1; IF ([.F262] = &quot;A&quot;; 15 + [.C262] - 1; IF ([.F262] = &quot;B&quot;; 20 + ([.C262] - 1) * 2; IF ([.F262] = &quot;C&quot;; 25 + ([.C262] - 1) * 2; IF ([.F262] = &quot;D&quot;; 30 + ([.C262] - 1) * 3; IF([.F262] = &quot;E&quot;; 40 + ([.C262] - 1) * 4; IF ([.F262] = &quot;F&quot;; 45 + ([.C262] - 1) * 4; IF ([.F262] = &quot;E+&quot;; 35 + ([.C262] - 1) * 3; IF([.F262] = &quot;G&quot;; 50 + ([.C262] - 1) * 5; 60 + ([.C262] - 1) * 5)))))))))" office:value-type="float" office:value="38" calcext:value-type="float">
            <text:p>38</text:p>
          </table:table-cell>
          <table:table-cell table:formula="of:=COM.MICROSOFT.CONCAT([.A262];&quot;: { &quot;&quot;idMostSigNib&quot;&quot;: &quot;;BITAND(ROW()-2;65280)/256;&quot;, &quot;&quot;idLeastSigByte&quot;&quot;: &quot;;&quot;0x&quot;&amp;DEC2HEX(BITAND(ROW()-2;255));&quot;, &quot;&quot;name&quot;&quot;: &quot;&quot;&quot;;[.B262];&quot;&quot;&quot;, &quot;&quot;value&quot;&quot;: &quot;;IF([.C262] &gt; 0; MOD([.C262]; 10); -1);&quot;, &quot;&quot;type&quot;&quot;: &quot;&quot;&quot;;[.D262];&quot;&quot;&quot;, &quot;&quot;cpCost&quot;&quot;: &quot;;[.G262];&quot;, &quot;&quot;element&quot;&quot;: &quot;&quot;&quot;;[.E262];&quot;&quot;&quot;, },&quot;)" office:value-type="string" office:string-value="0x104: { &quot;idMostSigNib&quot;: 1, &quot;idLeastSigByte&quot;: 0x4, &quot;name&quot;: &quot;Simba&quot;, &quot;value&quot;: 0, &quot;type&quot;: &quot;Magic&quot;, &quot;cpCost&quot;: 38, &quot;element&quot;: &quot;N/A&quot;, }," calcext:value-type="string">
            <text:p>0x104: { "idMostSigNib": 1, "idLeastSigByte": 0x4, "name": "Simba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05" calcext:value-type="string">
            <text:p>0x105</text:p>
          </table:table-cell>
          <table:table-cell office:value-type="string" calcext:value-type="string">
            <text:p>Sim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3] = &quot;S&quot;; 10 + [.C263] - 1; IF ([.F263] = &quot;A&quot;; 15 + [.C263] - 1; IF ([.F263] = &quot;B&quot;; 20 + ([.C263] - 1) * 2; IF ([.F263] = &quot;C&quot;; 25 + ([.C263] - 1) * 2; IF ([.F263] = &quot;D&quot;; 30 + ([.C263] - 1) * 3; IF([.F263] = &quot;E&quot;; 40 + ([.C263] - 1) * 4; IF ([.F263] = &quot;F&quot;; 45 + ([.C263] - 1) * 4; IF ([.F263] = &quot;E+&quot;; 35 + ([.C263] - 1) * 3; IF([.F263] = &quot;G&quot;; 50 + ([.C263] - 1) * 5; 60 + ([.C263] - 1) * 5)))))))))" office:value-type="float" office:value="20" calcext:value-type="float">
            <text:p>20</text:p>
          </table:table-cell>
          <table:table-cell table:formula="of:=COM.MICROSOFT.CONCAT([.A263];&quot;: { &quot;&quot;idMostSigNib&quot;&quot;: &quot;;BITAND(ROW()-2;65280)/256;&quot;, &quot;&quot;idLeastSigByte&quot;&quot;: &quot;;&quot;0x&quot;&amp;DEC2HEX(BITAND(ROW()-2;255));&quot;, &quot;&quot;name&quot;&quot;: &quot;&quot;&quot;;[.B263];&quot;&quot;&quot;, &quot;&quot;value&quot;&quot;: &quot;;IF([.C263] &gt; 0; MOD([.C263]; 10); -1);&quot;, &quot;&quot;type&quot;&quot;: &quot;&quot;&quot;;[.D263];&quot;&quot;&quot;, &quot;&quot;cpCost&quot;&quot;: &quot;;[.G263];&quot;, &quot;&quot;element&quot;&quot;: &quot;&quot;&quot;;[.E263];&quot;&quot;&quot;, },&quot;)" office:value-type="string" office:string-value="0x105: { &quot;idMostSigNib&quot;: 1, &quot;idLeastSigByte&quot;: 0x5, &quot;name&quot;: &quot;Simba&quot;, &quot;value&quot;: 1, &quot;type&quot;: &quot;Magic&quot;, &quot;cpCost&quot;: 20, &quot;element&quot;: &quot;N/A&quot;, }," calcext:value-type="string">
            <text:p>0x105: { "idMostSigNib": 1, "idLeastSigByte": 0x5, "name": "Simba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06" calcext:value-type="string">
            <text:p>0x106</text:p>
          </table:table-cell>
          <table:table-cell office:value-type="string" calcext:value-type="string">
            <text:p>Simb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4] = &quot;S&quot;; 10 + [.C264] - 1; IF ([.F264] = &quot;A&quot;; 15 + [.C264] - 1; IF ([.F264] = &quot;B&quot;; 20 + ([.C264] - 1) * 2; IF ([.F264] = &quot;C&quot;; 25 + ([.C264] - 1) * 2; IF ([.F264] = &quot;D&quot;; 30 + ([.C264] - 1) * 3; IF([.F264] = &quot;E&quot;; 40 + ([.C264] - 1) * 4; IF ([.F264] = &quot;F&quot;; 45 + ([.C264] - 1) * 4; IF ([.F264] = &quot;E+&quot;; 35 + ([.C264] - 1) * 3; IF([.F264] = &quot;G&quot;; 50 + ([.C264] - 1) * 5; 60 + ([.C264] - 1) * 5)))))))))" office:value-type="float" office:value="22" calcext:value-type="float">
            <text:p>22</text:p>
          </table:table-cell>
          <table:table-cell table:formula="of:=COM.MICROSOFT.CONCAT([.A264];&quot;: { &quot;&quot;idMostSigNib&quot;&quot;: &quot;;BITAND(ROW()-2;65280)/256;&quot;, &quot;&quot;idLeastSigByte&quot;&quot;: &quot;;&quot;0x&quot;&amp;DEC2HEX(BITAND(ROW()-2;255));&quot;, &quot;&quot;name&quot;&quot;: &quot;&quot;&quot;;[.B264];&quot;&quot;&quot;, &quot;&quot;value&quot;&quot;: &quot;;IF([.C264] &gt; 0; MOD([.C264]; 10); -1);&quot;, &quot;&quot;type&quot;&quot;: &quot;&quot;&quot;;[.D264];&quot;&quot;&quot;, &quot;&quot;cpCost&quot;&quot;: &quot;;[.G264];&quot;, &quot;&quot;element&quot;&quot;: &quot;&quot;&quot;;[.E264];&quot;&quot;&quot;, },&quot;)" office:value-type="string" office:string-value="0x106: { &quot;idMostSigNib&quot;: 1, &quot;idLeastSigByte&quot;: 0x6, &quot;name&quot;: &quot;Simba&quot;, &quot;value&quot;: 2, &quot;type&quot;: &quot;Magic&quot;, &quot;cpCost&quot;: 22, &quot;element&quot;: &quot;N/A&quot;, }," calcext:value-type="string">
            <text:p>0x106: { "idMostSigNib": 1, "idLeastSigByte": 0x6, "name": "Simba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07" calcext:value-type="string">
            <text:p>0x107</text:p>
          </table:table-cell>
          <table:table-cell office:value-type="string" calcext:value-type="string">
            <text:p>Simb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5] = &quot;S&quot;; 10 + [.C265] - 1; IF ([.F265] = &quot;A&quot;; 15 + [.C265] - 1; IF ([.F265] = &quot;B&quot;; 20 + ([.C265] - 1) * 2; IF ([.F265] = &quot;C&quot;; 25 + ([.C265] - 1) * 2; IF ([.F265] = &quot;D&quot;; 30 + ([.C265] - 1) * 3; IF([.F265] = &quot;E&quot;; 40 + ([.C265] - 1) * 4; IF ([.F265] = &quot;F&quot;; 45 + ([.C265] - 1) * 4; IF ([.F265] = &quot;E+&quot;; 35 + ([.C265] - 1) * 3; IF([.F265] = &quot;G&quot;; 50 + ([.C265] - 1) * 5; 60 + ([.C265] - 1) * 5)))))))))" office:value-type="float" office:value="24" calcext:value-type="float">
            <text:p>24</text:p>
          </table:table-cell>
          <table:table-cell table:formula="of:=COM.MICROSOFT.CONCAT([.A265];&quot;: { &quot;&quot;idMostSigNib&quot;&quot;: &quot;;BITAND(ROW()-2;65280)/256;&quot;, &quot;&quot;idLeastSigByte&quot;&quot;: &quot;;&quot;0x&quot;&amp;DEC2HEX(BITAND(ROW()-2;255));&quot;, &quot;&quot;name&quot;&quot;: &quot;&quot;&quot;;[.B265];&quot;&quot;&quot;, &quot;&quot;value&quot;&quot;: &quot;;IF([.C265] &gt; 0; MOD([.C265]; 10); -1);&quot;, &quot;&quot;type&quot;&quot;: &quot;&quot;&quot;;[.D265];&quot;&quot;&quot;, &quot;&quot;cpCost&quot;&quot;: &quot;;[.G265];&quot;, &quot;&quot;element&quot;&quot;: &quot;&quot;&quot;;[.E265];&quot;&quot;&quot;, },&quot;)" office:value-type="string" office:string-value="0x107: { &quot;idMostSigNib&quot;: 1, &quot;idLeastSigByte&quot;: 0x7, &quot;name&quot;: &quot;Simba&quot;, &quot;value&quot;: 3, &quot;type&quot;: &quot;Magic&quot;, &quot;cpCost&quot;: 24, &quot;element&quot;: &quot;N/A&quot;, }," calcext:value-type="string">
            <text:p>0x107: { "idMostSigNib": 1, "idLeastSigByte": 0x7, "name": "Simba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08" calcext:value-type="string">
            <text:p>0x108</text:p>
          </table:table-cell>
          <table:table-cell office:value-type="string" calcext:value-type="string">
            <text:p>Simb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6] = &quot;S&quot;; 10 + [.C266] - 1; IF ([.F266] = &quot;A&quot;; 15 + [.C266] - 1; IF ([.F266] = &quot;B&quot;; 20 + ([.C266] - 1) * 2; IF ([.F266] = &quot;C&quot;; 25 + ([.C266] - 1) * 2; IF ([.F266] = &quot;D&quot;; 30 + ([.C266] - 1) * 3; IF([.F266] = &quot;E&quot;; 40 + ([.C266] - 1) * 4; IF ([.F266] = &quot;F&quot;; 45 + ([.C266] - 1) * 4; IF ([.F266] = &quot;E+&quot;; 35 + ([.C266] - 1) * 3; IF([.F266] = &quot;G&quot;; 50 + ([.C266] - 1) * 5; 60 + ([.C266] - 1) * 5)))))))))" office:value-type="float" office:value="26" calcext:value-type="float">
            <text:p>26</text:p>
          </table:table-cell>
          <table:table-cell table:formula="of:=COM.MICROSOFT.CONCAT([.A266];&quot;: { &quot;&quot;idMostSigNib&quot;&quot;: &quot;;BITAND(ROW()-2;65280)/256;&quot;, &quot;&quot;idLeastSigByte&quot;&quot;: &quot;;&quot;0x&quot;&amp;DEC2HEX(BITAND(ROW()-2;255));&quot;, &quot;&quot;name&quot;&quot;: &quot;&quot;&quot;;[.B266];&quot;&quot;&quot;, &quot;&quot;value&quot;&quot;: &quot;;IF([.C266] &gt; 0; MOD([.C266]; 10); -1);&quot;, &quot;&quot;type&quot;&quot;: &quot;&quot;&quot;;[.D266];&quot;&quot;&quot;, &quot;&quot;cpCost&quot;&quot;: &quot;;[.G266];&quot;, &quot;&quot;element&quot;&quot;: &quot;&quot;&quot;;[.E266];&quot;&quot;&quot;, },&quot;)" office:value-type="string" office:string-value="0x108: { &quot;idMostSigNib&quot;: 1, &quot;idLeastSigByte&quot;: 0x8, &quot;name&quot;: &quot;Simba&quot;, &quot;value&quot;: 4, &quot;type&quot;: &quot;Magic&quot;, &quot;cpCost&quot;: 26, &quot;element&quot;: &quot;N/A&quot;, }," calcext:value-type="string">
            <text:p>0x108: { "idMostSigNib": 1, "idLeastSigByte": 0x8, "name": "Simba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09" calcext:value-type="string">
            <text:p>0x109</text:p>
          </table:table-cell>
          <table:table-cell office:value-type="string" calcext:value-type="string">
            <text:p>Simb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7] = &quot;S&quot;; 10 + [.C267] - 1; IF ([.F267] = &quot;A&quot;; 15 + [.C267] - 1; IF ([.F267] = &quot;B&quot;; 20 + ([.C267] - 1) * 2; IF ([.F267] = &quot;C&quot;; 25 + ([.C267] - 1) * 2; IF ([.F267] = &quot;D&quot;; 30 + ([.C267] - 1) * 3; IF([.F267] = &quot;E&quot;; 40 + ([.C267] - 1) * 4; IF ([.F267] = &quot;F&quot;; 45 + ([.C267] - 1) * 4; IF ([.F267] = &quot;E+&quot;; 35 + ([.C267] - 1) * 3; IF([.F267] = &quot;G&quot;; 50 + ([.C267] - 1) * 5; 60 + ([.C267] - 1) * 5)))))))))" office:value-type="float" office:value="28" calcext:value-type="float">
            <text:p>28</text:p>
          </table:table-cell>
          <table:table-cell table:formula="of:=COM.MICROSOFT.CONCAT([.A267];&quot;: { &quot;&quot;idMostSigNib&quot;&quot;: &quot;;BITAND(ROW()-2;65280)/256;&quot;, &quot;&quot;idLeastSigByte&quot;&quot;: &quot;;&quot;0x&quot;&amp;DEC2HEX(BITAND(ROW()-2;255));&quot;, &quot;&quot;name&quot;&quot;: &quot;&quot;&quot;;[.B267];&quot;&quot;&quot;, &quot;&quot;value&quot;&quot;: &quot;;IF([.C267] &gt; 0; MOD([.C267]; 10); -1);&quot;, &quot;&quot;type&quot;&quot;: &quot;&quot;&quot;;[.D267];&quot;&quot;&quot;, &quot;&quot;cpCost&quot;&quot;: &quot;;[.G267];&quot;, &quot;&quot;element&quot;&quot;: &quot;&quot;&quot;;[.E267];&quot;&quot;&quot;, },&quot;)" office:value-type="string" office:string-value="0x109: { &quot;idMostSigNib&quot;: 1, &quot;idLeastSigByte&quot;: 0x9, &quot;name&quot;: &quot;Simba&quot;, &quot;value&quot;: 5, &quot;type&quot;: &quot;Magic&quot;, &quot;cpCost&quot;: 28, &quot;element&quot;: &quot;N/A&quot;, }," calcext:value-type="string">
            <text:p>0x109: { "idMostSigNib": 1, "idLeastSigByte": 0x9, "name": "Simba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0A" calcext:value-type="string">
            <text:p>0x10A</text:p>
          </table:table-cell>
          <table:table-cell office:value-type="string" calcext:value-type="string">
            <text:p>Simb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8] = &quot;S&quot;; 10 + [.C268] - 1; IF ([.F268] = &quot;A&quot;; 15 + [.C268] - 1; IF ([.F268] = &quot;B&quot;; 20 + ([.C268] - 1) * 2; IF ([.F268] = &quot;C&quot;; 25 + ([.C268] - 1) * 2; IF ([.F268] = &quot;D&quot;; 30 + ([.C268] - 1) * 3; IF([.F268] = &quot;E&quot;; 40 + ([.C268] - 1) * 4; IF ([.F268] = &quot;F&quot;; 45 + ([.C268] - 1) * 4; IF ([.F268] = &quot;E+&quot;; 35 + ([.C268] - 1) * 3; IF([.F268] = &quot;G&quot;; 50 + ([.C268] - 1) * 5; 60 + ([.C268] - 1) * 5)))))))))" office:value-type="float" office:value="30" calcext:value-type="float">
            <text:p>30</text:p>
          </table:table-cell>
          <table:table-cell table:formula="of:=COM.MICROSOFT.CONCAT([.A268];&quot;: { &quot;&quot;idMostSigNib&quot;&quot;: &quot;;BITAND(ROW()-2;65280)/256;&quot;, &quot;&quot;idLeastSigByte&quot;&quot;: &quot;;&quot;0x&quot;&amp;DEC2HEX(BITAND(ROW()-2;255));&quot;, &quot;&quot;name&quot;&quot;: &quot;&quot;&quot;;[.B268];&quot;&quot;&quot;, &quot;&quot;value&quot;&quot;: &quot;;IF([.C268] &gt; 0; MOD([.C268]; 10); -1);&quot;, &quot;&quot;type&quot;&quot;: &quot;&quot;&quot;;[.D268];&quot;&quot;&quot;, &quot;&quot;cpCost&quot;&quot;: &quot;;[.G268];&quot;, &quot;&quot;element&quot;&quot;: &quot;&quot;&quot;;[.E268];&quot;&quot;&quot;, },&quot;)" office:value-type="string" office:string-value="0x10A: { &quot;idMostSigNib&quot;: 1, &quot;idLeastSigByte&quot;: 0xA, &quot;name&quot;: &quot;Simba&quot;, &quot;value&quot;: 6, &quot;type&quot;: &quot;Magic&quot;, &quot;cpCost&quot;: 30, &quot;element&quot;: &quot;N/A&quot;, }," calcext:value-type="string">
            <text:p>0x10A: { "idMostSigNib": 1, "idLeastSigByte": 0xA, "name": "Simba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0B" calcext:value-type="string">
            <text:p>0x10B</text:p>
          </table:table-cell>
          <table:table-cell office:value-type="string" calcext:value-type="string">
            <text:p>Simb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69] = &quot;S&quot;; 10 + [.C269] - 1; IF ([.F269] = &quot;A&quot;; 15 + [.C269] - 1; IF ([.F269] = &quot;B&quot;; 20 + ([.C269] - 1) * 2; IF ([.F269] = &quot;C&quot;; 25 + ([.C269] - 1) * 2; IF ([.F269] = &quot;D&quot;; 30 + ([.C269] - 1) * 3; IF([.F269] = &quot;E&quot;; 40 + ([.C269] - 1) * 4; IF ([.F269] = &quot;F&quot;; 45 + ([.C269] - 1) * 4; IF ([.F269] = &quot;E+&quot;; 35 + ([.C269] - 1) * 3; IF([.F269] = &quot;G&quot;; 50 + ([.C269] - 1) * 5; 60 + ([.C269] - 1) * 5)))))))))" office:value-type="float" office:value="32" calcext:value-type="float">
            <text:p>32</text:p>
          </table:table-cell>
          <table:table-cell table:formula="of:=COM.MICROSOFT.CONCAT([.A269];&quot;: { &quot;&quot;idMostSigNib&quot;&quot;: &quot;;BITAND(ROW()-2;65280)/256;&quot;, &quot;&quot;idLeastSigByte&quot;&quot;: &quot;;&quot;0x&quot;&amp;DEC2HEX(BITAND(ROW()-2;255));&quot;, &quot;&quot;name&quot;&quot;: &quot;&quot;&quot;;[.B269];&quot;&quot;&quot;, &quot;&quot;value&quot;&quot;: &quot;;IF([.C269] &gt; 0; MOD([.C269]; 10); -1);&quot;, &quot;&quot;type&quot;&quot;: &quot;&quot;&quot;;[.D269];&quot;&quot;&quot;, &quot;&quot;cpCost&quot;&quot;: &quot;;[.G269];&quot;, &quot;&quot;element&quot;&quot;: &quot;&quot;&quot;;[.E269];&quot;&quot;&quot;, },&quot;)" office:value-type="string" office:string-value="0x10B: { &quot;idMostSigNib&quot;: 1, &quot;idLeastSigByte&quot;: 0xB, &quot;name&quot;: &quot;Simba&quot;, &quot;value&quot;: 7, &quot;type&quot;: &quot;Magic&quot;, &quot;cpCost&quot;: 32, &quot;element&quot;: &quot;N/A&quot;, }," calcext:value-type="string">
            <text:p>0x10B: { "idMostSigNib": 1, "idLeastSigByte": 0xB, "name": "Simba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0C" calcext:value-type="string">
            <text:p>0x10C</text:p>
          </table:table-cell>
          <table:table-cell office:value-type="string" calcext:value-type="string">
            <text:p>Simb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0] = &quot;S&quot;; 10 + [.C270] - 1; IF ([.F270] = &quot;A&quot;; 15 + [.C270] - 1; IF ([.F270] = &quot;B&quot;; 20 + ([.C270] - 1) * 2; IF ([.F270] = &quot;C&quot;; 25 + ([.C270] - 1) * 2; IF ([.F270] = &quot;D&quot;; 30 + ([.C270] - 1) * 3; IF([.F270] = &quot;E&quot;; 40 + ([.C270] - 1) * 4; IF ([.F270] = &quot;F&quot;; 45 + ([.C270] - 1) * 4; IF ([.F270] = &quot;E+&quot;; 35 + ([.C270] - 1) * 3; IF([.F270] = &quot;G&quot;; 50 + ([.C270] - 1) * 5; 60 + ([.C270] - 1) * 5)))))))))" office:value-type="float" office:value="34" calcext:value-type="float">
            <text:p>34</text:p>
          </table:table-cell>
          <table:table-cell table:formula="of:=COM.MICROSOFT.CONCAT([.A270];&quot;: { &quot;&quot;idMostSigNib&quot;&quot;: &quot;;BITAND(ROW()-2;65280)/256;&quot;, &quot;&quot;idLeastSigByte&quot;&quot;: &quot;;&quot;0x&quot;&amp;DEC2HEX(BITAND(ROW()-2;255));&quot;, &quot;&quot;name&quot;&quot;: &quot;&quot;&quot;;[.B270];&quot;&quot;&quot;, &quot;&quot;value&quot;&quot;: &quot;;IF([.C270] &gt; 0; MOD([.C270]; 10); -1);&quot;, &quot;&quot;type&quot;&quot;: &quot;&quot;&quot;;[.D270];&quot;&quot;&quot;, &quot;&quot;cpCost&quot;&quot;: &quot;;[.G270];&quot;, &quot;&quot;element&quot;&quot;: &quot;&quot;&quot;;[.E270];&quot;&quot;&quot;, },&quot;)" office:value-type="string" office:string-value="0x10C: { &quot;idMostSigNib&quot;: 1, &quot;idLeastSigByte&quot;: 0xC, &quot;name&quot;: &quot;Simba&quot;, &quot;value&quot;: 8, &quot;type&quot;: &quot;Magic&quot;, &quot;cpCost&quot;: 34, &quot;element&quot;: &quot;N/A&quot;, }," calcext:value-type="string">
            <text:p>0x10C: { "idMostSigNib": 1, "idLeastSigByte": 0xC, "name": "Simba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0D" calcext:value-type="string">
            <text:p>0x10D</text:p>
          </table:table-cell>
          <table:table-cell office:value-type="string" calcext:value-type="string">
            <text:p>Simb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1] = &quot;S&quot;; 10 + [.C271] - 1; IF ([.F271] = &quot;A&quot;; 15 + [.C271] - 1; IF ([.F271] = &quot;B&quot;; 20 + ([.C271] - 1) * 2; IF ([.F271] = &quot;C&quot;; 25 + ([.C271] - 1) * 2; IF ([.F271] = &quot;D&quot;; 30 + ([.C271] - 1) * 3; IF([.F271] = &quot;E&quot;; 40 + ([.C271] - 1) * 4; IF ([.F271] = &quot;F&quot;; 45 + ([.C271] - 1) * 4; IF ([.F271] = &quot;E+&quot;; 35 + ([.C271] - 1) * 3; IF([.F271] = &quot;G&quot;; 50 + ([.C271] - 1) * 5; 60 + ([.C271] - 1) * 5)))))))))" office:value-type="float" office:value="36" calcext:value-type="float">
            <text:p>36</text:p>
          </table:table-cell>
          <table:table-cell table:formula="of:=COM.MICROSOFT.CONCAT([.A271];&quot;: { &quot;&quot;idMostSigNib&quot;&quot;: &quot;;BITAND(ROW()-2;65280)/256;&quot;, &quot;&quot;idLeastSigByte&quot;&quot;: &quot;;&quot;0x&quot;&amp;DEC2HEX(BITAND(ROW()-2;255));&quot;, &quot;&quot;name&quot;&quot;: &quot;&quot;&quot;;[.B271];&quot;&quot;&quot;, &quot;&quot;value&quot;&quot;: &quot;;IF([.C271] &gt; 0; MOD([.C271]; 10); -1);&quot;, &quot;&quot;type&quot;&quot;: &quot;&quot;&quot;;[.D271];&quot;&quot;&quot;, &quot;&quot;cpCost&quot;&quot;: &quot;;[.G271];&quot;, &quot;&quot;element&quot;&quot;: &quot;&quot;&quot;;[.E271];&quot;&quot;&quot;, },&quot;)" office:value-type="string" office:string-value="0x10D: { &quot;idMostSigNib&quot;: 1, &quot;idLeastSigByte&quot;: 0xD, &quot;name&quot;: &quot;Simba&quot;, &quot;value&quot;: 9, &quot;type&quot;: &quot;Magic&quot;, &quot;cpCost&quot;: 36, &quot;element&quot;: &quot;N/A&quot;, }," calcext:value-type="string">
            <text:p>0x10D: { "idMostSigNib": 1, "idLeastSigByte": 0xD, "name": "Simba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0E" calcext:value-type="string">
            <text:p>0x10E</text:p>
          </table:table-cell>
          <table:table-cell office:value-type="string" calcext:value-type="string">
            <text:p>Geni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2] = &quot;S&quot;; 10 + [.C272] - 1; IF ([.F272] = &quot;A&quot;; 15 + [.C272] - 1; IF ([.F272] = &quot;B&quot;; 20 + ([.C272] - 1) * 2; IF ([.F272] = &quot;C&quot;; 25 + ([.C272] - 1) * 2; IF ([.F272] = &quot;D&quot;; 30 + ([.C272] - 1) * 3; IF([.F272] = &quot;E&quot;; 40 + ([.C272] - 1) * 4; IF ([.F272] = &quot;F&quot;; 45 + ([.C272] - 1) * 4; IF ([.F272] = &quot;E+&quot;; 35 + ([.C272] - 1) * 3; IF([.F272] = &quot;G&quot;; 50 + ([.C272] - 1) * 5; 60 + ([.C272] - 1) * 5)))))))))" office:value-type="float" office:value="38" calcext:value-type="float">
            <text:p>38</text:p>
          </table:table-cell>
          <table:table-cell table:formula="of:=COM.MICROSOFT.CONCAT([.A272];&quot;: { &quot;&quot;idMostSigNib&quot;&quot;: &quot;;BITAND(ROW()-2;65280)/256;&quot;, &quot;&quot;idLeastSigByte&quot;&quot;: &quot;;&quot;0x&quot;&amp;DEC2HEX(BITAND(ROW()-2;255));&quot;, &quot;&quot;name&quot;&quot;: &quot;&quot;&quot;;[.B272];&quot;&quot;&quot;, &quot;&quot;value&quot;&quot;: &quot;;IF([.C272] &gt; 0; MOD([.C272]; 10); -1);&quot;, &quot;&quot;type&quot;&quot;: &quot;&quot;&quot;;[.D272];&quot;&quot;&quot;, &quot;&quot;cpCost&quot;&quot;: &quot;;[.G272];&quot;, &quot;&quot;element&quot;&quot;: &quot;&quot;&quot;;[.E272];&quot;&quot;&quot;, },&quot;)" office:value-type="string" office:string-value="0x10E: { &quot;idMostSigNib&quot;: 1, &quot;idLeastSigByte&quot;: 0xE, &quot;name&quot;: &quot;Genie&quot;, &quot;value&quot;: 0, &quot;type&quot;: &quot;Magic&quot;, &quot;cpCost&quot;: 38, &quot;element&quot;: &quot;N/A&quot;, }," calcext:value-type="string">
            <text:p>0x10E: { "idMostSigNib": 1, "idLeastSigByte": 0xE, "name": "Genie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0F" calcext:value-type="string">
            <text:p>0x10F</text:p>
          </table:table-cell>
          <table:table-cell office:value-type="string" calcext:value-type="string">
            <text:p>Gen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3] = &quot;S&quot;; 10 + [.C273] - 1; IF ([.F273] = &quot;A&quot;; 15 + [.C273] - 1; IF ([.F273] = &quot;B&quot;; 20 + ([.C273] - 1) * 2; IF ([.F273] = &quot;C&quot;; 25 + ([.C273] - 1) * 2; IF ([.F273] = &quot;D&quot;; 30 + ([.C273] - 1) * 3; IF([.F273] = &quot;E&quot;; 40 + ([.C273] - 1) * 4; IF ([.F273] = &quot;F&quot;; 45 + ([.C273] - 1) * 4; IF ([.F273] = &quot;E+&quot;; 35 + ([.C273] - 1) * 3; IF([.F273] = &quot;G&quot;; 50 + ([.C273] - 1) * 5; 60 + ([.C273] - 1) * 5)))))))))" office:value-type="float" office:value="20" calcext:value-type="float">
            <text:p>20</text:p>
          </table:table-cell>
          <table:table-cell table:formula="of:=COM.MICROSOFT.CONCAT([.A273];&quot;: { &quot;&quot;idMostSigNib&quot;&quot;: &quot;;BITAND(ROW()-2;65280)/256;&quot;, &quot;&quot;idLeastSigByte&quot;&quot;: &quot;;&quot;0x&quot;&amp;DEC2HEX(BITAND(ROW()-2;255));&quot;, &quot;&quot;name&quot;&quot;: &quot;&quot;&quot;;[.B273];&quot;&quot;&quot;, &quot;&quot;value&quot;&quot;: &quot;;IF([.C273] &gt; 0; MOD([.C273]; 10); -1);&quot;, &quot;&quot;type&quot;&quot;: &quot;&quot;&quot;;[.D273];&quot;&quot;&quot;, &quot;&quot;cpCost&quot;&quot;: &quot;;[.G273];&quot;, &quot;&quot;element&quot;&quot;: &quot;&quot;&quot;;[.E273];&quot;&quot;&quot;, },&quot;)" office:value-type="string" office:string-value="0x10F: { &quot;idMostSigNib&quot;: 1, &quot;idLeastSigByte&quot;: 0xF, &quot;name&quot;: &quot;Genie&quot;, &quot;value&quot;: 1, &quot;type&quot;: &quot;Magic&quot;, &quot;cpCost&quot;: 20, &quot;element&quot;: &quot;N/A&quot;, }," calcext:value-type="string">
            <text:p>0x10F: { "idMostSigNib": 1, "idLeastSigByte": 0xF, "name": "Genie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10" calcext:value-type="string">
            <text:p>0x110</text:p>
          </table:table-cell>
          <table:table-cell office:value-type="string" calcext:value-type="string">
            <text:p>Gen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4] = &quot;S&quot;; 10 + [.C274] - 1; IF ([.F274] = &quot;A&quot;; 15 + [.C274] - 1; IF ([.F274] = &quot;B&quot;; 20 + ([.C274] - 1) * 2; IF ([.F274] = &quot;C&quot;; 25 + ([.C274] - 1) * 2; IF ([.F274] = &quot;D&quot;; 30 + ([.C274] - 1) * 3; IF([.F274] = &quot;E&quot;; 40 + ([.C274] - 1) * 4; IF ([.F274] = &quot;F&quot;; 45 + ([.C274] - 1) * 4; IF ([.F274] = &quot;E+&quot;; 35 + ([.C274] - 1) * 3; IF([.F274] = &quot;G&quot;; 50 + ([.C274] - 1) * 5; 60 + ([.C274] - 1) * 5)))))))))" office:value-type="float" office:value="22" calcext:value-type="float">
            <text:p>22</text:p>
          </table:table-cell>
          <table:table-cell table:formula="of:=COM.MICROSOFT.CONCAT([.A274];&quot;: { &quot;&quot;idMostSigNib&quot;&quot;: &quot;;BITAND(ROW()-2;65280)/256;&quot;, &quot;&quot;idLeastSigByte&quot;&quot;: &quot;;&quot;0x&quot;&amp;DEC2HEX(BITAND(ROW()-2;255));&quot;, &quot;&quot;name&quot;&quot;: &quot;&quot;&quot;;[.B274];&quot;&quot;&quot;, &quot;&quot;value&quot;&quot;: &quot;;IF([.C274] &gt; 0; MOD([.C274]; 10); -1);&quot;, &quot;&quot;type&quot;&quot;: &quot;&quot;&quot;;[.D274];&quot;&quot;&quot;, &quot;&quot;cpCost&quot;&quot;: &quot;;[.G274];&quot;, &quot;&quot;element&quot;&quot;: &quot;&quot;&quot;;[.E274];&quot;&quot;&quot;, },&quot;)" office:value-type="string" office:string-value="0x110: { &quot;idMostSigNib&quot;: 1, &quot;idLeastSigByte&quot;: 0x10, &quot;name&quot;: &quot;Genie&quot;, &quot;value&quot;: 2, &quot;type&quot;: &quot;Magic&quot;, &quot;cpCost&quot;: 22, &quot;element&quot;: &quot;N/A&quot;, }," calcext:value-type="string">
            <text:p>0x110: { "idMostSigNib": 1, "idLeastSigByte": 0x10, "name": "Genie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11" calcext:value-type="string">
            <text:p>0x111</text:p>
          </table:table-cell>
          <table:table-cell office:value-type="string" calcext:value-type="string">
            <text:p>Geni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5] = &quot;S&quot;; 10 + [.C275] - 1; IF ([.F275] = &quot;A&quot;; 15 + [.C275] - 1; IF ([.F275] = &quot;B&quot;; 20 + ([.C275] - 1) * 2; IF ([.F275] = &quot;C&quot;; 25 + ([.C275] - 1) * 2; IF ([.F275] = &quot;D&quot;; 30 + ([.C275] - 1) * 3; IF([.F275] = &quot;E&quot;; 40 + ([.C275] - 1) * 4; IF ([.F275] = &quot;F&quot;; 45 + ([.C275] - 1) * 4; IF ([.F275] = &quot;E+&quot;; 35 + ([.C275] - 1) * 3; IF([.F275] = &quot;G&quot;; 50 + ([.C275] - 1) * 5; 60 + ([.C275] - 1) * 5)))))))))" office:value-type="float" office:value="24" calcext:value-type="float">
            <text:p>24</text:p>
          </table:table-cell>
          <table:table-cell table:formula="of:=COM.MICROSOFT.CONCAT([.A275];&quot;: { &quot;&quot;idMostSigNib&quot;&quot;: &quot;;BITAND(ROW()-2;65280)/256;&quot;, &quot;&quot;idLeastSigByte&quot;&quot;: &quot;;&quot;0x&quot;&amp;DEC2HEX(BITAND(ROW()-2;255));&quot;, &quot;&quot;name&quot;&quot;: &quot;&quot;&quot;;[.B275];&quot;&quot;&quot;, &quot;&quot;value&quot;&quot;: &quot;;IF([.C275] &gt; 0; MOD([.C275]; 10); -1);&quot;, &quot;&quot;type&quot;&quot;: &quot;&quot;&quot;;[.D275];&quot;&quot;&quot;, &quot;&quot;cpCost&quot;&quot;: &quot;;[.G275];&quot;, &quot;&quot;element&quot;&quot;: &quot;&quot;&quot;;[.E275];&quot;&quot;&quot;, },&quot;)" office:value-type="string" office:string-value="0x111: { &quot;idMostSigNib&quot;: 1, &quot;idLeastSigByte&quot;: 0x11, &quot;name&quot;: &quot;Genie&quot;, &quot;value&quot;: 3, &quot;type&quot;: &quot;Magic&quot;, &quot;cpCost&quot;: 24, &quot;element&quot;: &quot;N/A&quot;, }," calcext:value-type="string">
            <text:p>0x111: { "idMostSigNib": 1, "idLeastSigByte": 0x11, "name": "Genie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12" calcext:value-type="string">
            <text:p>0x112</text:p>
          </table:table-cell>
          <table:table-cell office:value-type="string" calcext:value-type="string">
            <text:p>Geni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6] = &quot;S&quot;; 10 + [.C276] - 1; IF ([.F276] = &quot;A&quot;; 15 + [.C276] - 1; IF ([.F276] = &quot;B&quot;; 20 + ([.C276] - 1) * 2; IF ([.F276] = &quot;C&quot;; 25 + ([.C276] - 1) * 2; IF ([.F276] = &quot;D&quot;; 30 + ([.C276] - 1) * 3; IF([.F276] = &quot;E&quot;; 40 + ([.C276] - 1) * 4; IF ([.F276] = &quot;F&quot;; 45 + ([.C276] - 1) * 4; IF ([.F276] = &quot;E+&quot;; 35 + ([.C276] - 1) * 3; IF([.F276] = &quot;G&quot;; 50 + ([.C276] - 1) * 5; 60 + ([.C276] - 1) * 5)))))))))" office:value-type="float" office:value="26" calcext:value-type="float">
            <text:p>26</text:p>
          </table:table-cell>
          <table:table-cell table:formula="of:=COM.MICROSOFT.CONCAT([.A276];&quot;: { &quot;&quot;idMostSigNib&quot;&quot;: &quot;;BITAND(ROW()-2;65280)/256;&quot;, &quot;&quot;idLeastSigByte&quot;&quot;: &quot;;&quot;0x&quot;&amp;DEC2HEX(BITAND(ROW()-2;255));&quot;, &quot;&quot;name&quot;&quot;: &quot;&quot;&quot;;[.B276];&quot;&quot;&quot;, &quot;&quot;value&quot;&quot;: &quot;;IF([.C276] &gt; 0; MOD([.C276]; 10); -1);&quot;, &quot;&quot;type&quot;&quot;: &quot;&quot;&quot;;[.D276];&quot;&quot;&quot;, &quot;&quot;cpCost&quot;&quot;: &quot;;[.G276];&quot;, &quot;&quot;element&quot;&quot;: &quot;&quot;&quot;;[.E276];&quot;&quot;&quot;, },&quot;)" office:value-type="string" office:string-value="0x112: { &quot;idMostSigNib&quot;: 1, &quot;idLeastSigByte&quot;: 0x12, &quot;name&quot;: &quot;Genie&quot;, &quot;value&quot;: 4, &quot;type&quot;: &quot;Magic&quot;, &quot;cpCost&quot;: 26, &quot;element&quot;: &quot;N/A&quot;, }," calcext:value-type="string">
            <text:p>0x112: { "idMostSigNib": 1, "idLeastSigByte": 0x12, "name": "Genie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13" calcext:value-type="string">
            <text:p>0x113</text:p>
          </table:table-cell>
          <table:table-cell office:value-type="string" calcext:value-type="string">
            <text:p>Gen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7] = &quot;S&quot;; 10 + [.C277] - 1; IF ([.F277] = &quot;A&quot;; 15 + [.C277] - 1; IF ([.F277] = &quot;B&quot;; 20 + ([.C277] - 1) * 2; IF ([.F277] = &quot;C&quot;; 25 + ([.C277] - 1) * 2; IF ([.F277] = &quot;D&quot;; 30 + ([.C277] - 1) * 3; IF([.F277] = &quot;E&quot;; 40 + ([.C277] - 1) * 4; IF ([.F277] = &quot;F&quot;; 45 + ([.C277] - 1) * 4; IF ([.F277] = &quot;E+&quot;; 35 + ([.C277] - 1) * 3; IF([.F277] = &quot;G&quot;; 50 + ([.C277] - 1) * 5; 60 + ([.C277] - 1) * 5)))))))))" office:value-type="float" office:value="28" calcext:value-type="float">
            <text:p>28</text:p>
          </table:table-cell>
          <table:table-cell table:formula="of:=COM.MICROSOFT.CONCAT([.A277];&quot;: { &quot;&quot;idMostSigNib&quot;&quot;: &quot;;BITAND(ROW()-2;65280)/256;&quot;, &quot;&quot;idLeastSigByte&quot;&quot;: &quot;;&quot;0x&quot;&amp;DEC2HEX(BITAND(ROW()-2;255));&quot;, &quot;&quot;name&quot;&quot;: &quot;&quot;&quot;;[.B277];&quot;&quot;&quot;, &quot;&quot;value&quot;&quot;: &quot;;IF([.C277] &gt; 0; MOD([.C277]; 10); -1);&quot;, &quot;&quot;type&quot;&quot;: &quot;&quot;&quot;;[.D277];&quot;&quot;&quot;, &quot;&quot;cpCost&quot;&quot;: &quot;;[.G277];&quot;, &quot;&quot;element&quot;&quot;: &quot;&quot;&quot;;[.E277];&quot;&quot;&quot;, },&quot;)" office:value-type="string" office:string-value="0x113: { &quot;idMostSigNib&quot;: 1, &quot;idLeastSigByte&quot;: 0x13, &quot;name&quot;: &quot;Genie&quot;, &quot;value&quot;: 5, &quot;type&quot;: &quot;Magic&quot;, &quot;cpCost&quot;: 28, &quot;element&quot;: &quot;N/A&quot;, }," calcext:value-type="string">
            <text:p>0x113: { "idMostSigNib": 1, "idLeastSigByte": 0x13, "name": "Genie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14" calcext:value-type="string">
            <text:p>0x114</text:p>
          </table:table-cell>
          <table:table-cell office:value-type="string" calcext:value-type="string">
            <text:p>Gen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8] = &quot;S&quot;; 10 + [.C278] - 1; IF ([.F278] = &quot;A&quot;; 15 + [.C278] - 1; IF ([.F278] = &quot;B&quot;; 20 + ([.C278] - 1) * 2; IF ([.F278] = &quot;C&quot;; 25 + ([.C278] - 1) * 2; IF ([.F278] = &quot;D&quot;; 30 + ([.C278] - 1) * 3; IF([.F278] = &quot;E&quot;; 40 + ([.C278] - 1) * 4; IF ([.F278] = &quot;F&quot;; 45 + ([.C278] - 1) * 4; IF ([.F278] = &quot;E+&quot;; 35 + ([.C278] - 1) * 3; IF([.F278] = &quot;G&quot;; 50 + ([.C278] - 1) * 5; 60 + ([.C278] - 1) * 5)))))))))" office:value-type="float" office:value="30" calcext:value-type="float">
            <text:p>30</text:p>
          </table:table-cell>
          <table:table-cell table:formula="of:=COM.MICROSOFT.CONCAT([.A278];&quot;: { &quot;&quot;idMostSigNib&quot;&quot;: &quot;;BITAND(ROW()-2;65280)/256;&quot;, &quot;&quot;idLeastSigByte&quot;&quot;: &quot;;&quot;0x&quot;&amp;DEC2HEX(BITAND(ROW()-2;255));&quot;, &quot;&quot;name&quot;&quot;: &quot;&quot;&quot;;[.B278];&quot;&quot;&quot;, &quot;&quot;value&quot;&quot;: &quot;;IF([.C278] &gt; 0; MOD([.C278]; 10); -1);&quot;, &quot;&quot;type&quot;&quot;: &quot;&quot;&quot;;[.D278];&quot;&quot;&quot;, &quot;&quot;cpCost&quot;&quot;: &quot;;[.G278];&quot;, &quot;&quot;element&quot;&quot;: &quot;&quot;&quot;;[.E278];&quot;&quot;&quot;, },&quot;)" office:value-type="string" office:string-value="0x114: { &quot;idMostSigNib&quot;: 1, &quot;idLeastSigByte&quot;: 0x14, &quot;name&quot;: &quot;Genie&quot;, &quot;value&quot;: 6, &quot;type&quot;: &quot;Magic&quot;, &quot;cpCost&quot;: 30, &quot;element&quot;: &quot;N/A&quot;, }," calcext:value-type="string">
            <text:p>0x114: { "idMostSigNib": 1, "idLeastSigByte": 0x14, "name": "Genie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15" calcext:value-type="string">
            <text:p>0x115</text:p>
          </table:table-cell>
          <table:table-cell office:value-type="string" calcext:value-type="string">
            <text:p>Geni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79] = &quot;S&quot;; 10 + [.C279] - 1; IF ([.F279] = &quot;A&quot;; 15 + [.C279] - 1; IF ([.F279] = &quot;B&quot;; 20 + ([.C279] - 1) * 2; IF ([.F279] = &quot;C&quot;; 25 + ([.C279] - 1) * 2; IF ([.F279] = &quot;D&quot;; 30 + ([.C279] - 1) * 3; IF([.F279] = &quot;E&quot;; 40 + ([.C279] - 1) * 4; IF ([.F279] = &quot;F&quot;; 45 + ([.C279] - 1) * 4; IF ([.F279] = &quot;E+&quot;; 35 + ([.C279] - 1) * 3; IF([.F279] = &quot;G&quot;; 50 + ([.C279] - 1) * 5; 60 + ([.C279] - 1) * 5)))))))))" office:value-type="float" office:value="32" calcext:value-type="float">
            <text:p>32</text:p>
          </table:table-cell>
          <table:table-cell table:formula="of:=COM.MICROSOFT.CONCAT([.A279];&quot;: { &quot;&quot;idMostSigNib&quot;&quot;: &quot;;BITAND(ROW()-2;65280)/256;&quot;, &quot;&quot;idLeastSigByte&quot;&quot;: &quot;;&quot;0x&quot;&amp;DEC2HEX(BITAND(ROW()-2;255));&quot;, &quot;&quot;name&quot;&quot;: &quot;&quot;&quot;;[.B279];&quot;&quot;&quot;, &quot;&quot;value&quot;&quot;: &quot;;IF([.C279] &gt; 0; MOD([.C279]; 10); -1);&quot;, &quot;&quot;type&quot;&quot;: &quot;&quot;&quot;;[.D279];&quot;&quot;&quot;, &quot;&quot;cpCost&quot;&quot;: &quot;;[.G279];&quot;, &quot;&quot;element&quot;&quot;: &quot;&quot;&quot;;[.E279];&quot;&quot;&quot;, },&quot;)" office:value-type="string" office:string-value="0x115: { &quot;idMostSigNib&quot;: 1, &quot;idLeastSigByte&quot;: 0x15, &quot;name&quot;: &quot;Genie&quot;, &quot;value&quot;: 7, &quot;type&quot;: &quot;Magic&quot;, &quot;cpCost&quot;: 32, &quot;element&quot;: &quot;N/A&quot;, }," calcext:value-type="string">
            <text:p>0x115: { "idMostSigNib": 1, "idLeastSigByte": 0x15, "name": "Genie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16" calcext:value-type="string">
            <text:p>0x116</text:p>
          </table:table-cell>
          <table:table-cell office:value-type="string" calcext:value-type="string">
            <text:p>Geni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0] = &quot;S&quot;; 10 + [.C280] - 1; IF ([.F280] = &quot;A&quot;; 15 + [.C280] - 1; IF ([.F280] = &quot;B&quot;; 20 + ([.C280] - 1) * 2; IF ([.F280] = &quot;C&quot;; 25 + ([.C280] - 1) * 2; IF ([.F280] = &quot;D&quot;; 30 + ([.C280] - 1) * 3; IF([.F280] = &quot;E&quot;; 40 + ([.C280] - 1) * 4; IF ([.F280] = &quot;F&quot;; 45 + ([.C280] - 1) * 4; IF ([.F280] = &quot;E+&quot;; 35 + ([.C280] - 1) * 3; IF([.F280] = &quot;G&quot;; 50 + ([.C280] - 1) * 5; 60 + ([.C280] - 1) * 5)))))))))" office:value-type="float" office:value="34" calcext:value-type="float">
            <text:p>34</text:p>
          </table:table-cell>
          <table:table-cell table:formula="of:=COM.MICROSOFT.CONCAT([.A280];&quot;: { &quot;&quot;idMostSigNib&quot;&quot;: &quot;;BITAND(ROW()-2;65280)/256;&quot;, &quot;&quot;idLeastSigByte&quot;&quot;: &quot;;&quot;0x&quot;&amp;DEC2HEX(BITAND(ROW()-2;255));&quot;, &quot;&quot;name&quot;&quot;: &quot;&quot;&quot;;[.B280];&quot;&quot;&quot;, &quot;&quot;value&quot;&quot;: &quot;;IF([.C280] &gt; 0; MOD([.C280]; 10); -1);&quot;, &quot;&quot;type&quot;&quot;: &quot;&quot;&quot;;[.D280];&quot;&quot;&quot;, &quot;&quot;cpCost&quot;&quot;: &quot;;[.G280];&quot;, &quot;&quot;element&quot;&quot;: &quot;&quot;&quot;;[.E280];&quot;&quot;&quot;, },&quot;)" office:value-type="string" office:string-value="0x116: { &quot;idMostSigNib&quot;: 1, &quot;idLeastSigByte&quot;: 0x16, &quot;name&quot;: &quot;Genie&quot;, &quot;value&quot;: 8, &quot;type&quot;: &quot;Magic&quot;, &quot;cpCost&quot;: 34, &quot;element&quot;: &quot;N/A&quot;, }," calcext:value-type="string">
            <text:p>0x116: { "idMostSigNib": 1, "idLeastSigByte": 0x16, "name": "Genie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17" calcext:value-type="string">
            <text:p>0x117</text:p>
          </table:table-cell>
          <table:table-cell office:value-type="string" calcext:value-type="string">
            <text:p>Geni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1] = &quot;S&quot;; 10 + [.C281] - 1; IF ([.F281] = &quot;A&quot;; 15 + [.C281] - 1; IF ([.F281] = &quot;B&quot;; 20 + ([.C281] - 1) * 2; IF ([.F281] = &quot;C&quot;; 25 + ([.C281] - 1) * 2; IF ([.F281] = &quot;D&quot;; 30 + ([.C281] - 1) * 3; IF([.F281] = &quot;E&quot;; 40 + ([.C281] - 1) * 4; IF ([.F281] = &quot;F&quot;; 45 + ([.C281] - 1) * 4; IF ([.F281] = &quot;E+&quot;; 35 + ([.C281] - 1) * 3; IF([.F281] = &quot;G&quot;; 50 + ([.C281] - 1) * 5; 60 + ([.C281] - 1) * 5)))))))))" office:value-type="float" office:value="36" calcext:value-type="float">
            <text:p>36</text:p>
          </table:table-cell>
          <table:table-cell table:formula="of:=COM.MICROSOFT.CONCAT([.A281];&quot;: { &quot;&quot;idMostSigNib&quot;&quot;: &quot;;BITAND(ROW()-2;65280)/256;&quot;, &quot;&quot;idLeastSigByte&quot;&quot;: &quot;;&quot;0x&quot;&amp;DEC2HEX(BITAND(ROW()-2;255));&quot;, &quot;&quot;name&quot;&quot;: &quot;&quot;&quot;;[.B281];&quot;&quot;&quot;, &quot;&quot;value&quot;&quot;: &quot;;IF([.C281] &gt; 0; MOD([.C281]; 10); -1);&quot;, &quot;&quot;type&quot;&quot;: &quot;&quot;&quot;;[.D281];&quot;&quot;&quot;, &quot;&quot;cpCost&quot;&quot;: &quot;;[.G281];&quot;, &quot;&quot;element&quot;&quot;: &quot;&quot;&quot;;[.E281];&quot;&quot;&quot;, },&quot;)" office:value-type="string" office:string-value="0x117: { &quot;idMostSigNib&quot;: 1, &quot;idLeastSigByte&quot;: 0x17, &quot;name&quot;: &quot;Genie&quot;, &quot;value&quot;: 9, &quot;type&quot;: &quot;Magic&quot;, &quot;cpCost&quot;: 36, &quot;element&quot;: &quot;N/A&quot;, }," calcext:value-type="string">
            <text:p>0x117: { "idMostSigNib": 1, "idLeastSigByte": 0x17, "name": "Genie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18" calcext:value-type="string">
            <text:p>0x118</text:p>
          </table:table-cell>
          <table:table-cell office:value-type="string" calcext:value-type="string">
            <text:p>Bamb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2] = &quot;S&quot;; 10 + [.C282] - 1; IF ([.F282] = &quot;A&quot;; 15 + [.C282] - 1; IF ([.F282] = &quot;B&quot;; 20 + ([.C282] - 1) * 2; IF ([.F282] = &quot;C&quot;; 25 + ([.C282] - 1) * 2; IF ([.F282] = &quot;D&quot;; 30 + ([.C282] - 1) * 3; IF([.F282] = &quot;E&quot;; 40 + ([.C282] - 1) * 4; IF ([.F282] = &quot;F&quot;; 45 + ([.C282] - 1) * 4; IF ([.F282] = &quot;E+&quot;; 35 + ([.C282] - 1) * 3; IF([.F282] = &quot;G&quot;; 50 + ([.C282] - 1) * 5; 60 + ([.C282] - 1) * 5)))))))))" office:value-type="float" office:value="38" calcext:value-type="float">
            <text:p>38</text:p>
          </table:table-cell>
          <table:table-cell table:formula="of:=COM.MICROSOFT.CONCAT([.A282];&quot;: { &quot;&quot;idMostSigNib&quot;&quot;: &quot;;BITAND(ROW()-2;65280)/256;&quot;, &quot;&quot;idLeastSigByte&quot;&quot;: &quot;;&quot;0x&quot;&amp;DEC2HEX(BITAND(ROW()-2;255));&quot;, &quot;&quot;name&quot;&quot;: &quot;&quot;&quot;;[.B282];&quot;&quot;&quot;, &quot;&quot;value&quot;&quot;: &quot;;IF([.C282] &gt; 0; MOD([.C282]; 10); -1);&quot;, &quot;&quot;type&quot;&quot;: &quot;&quot;&quot;;[.D282];&quot;&quot;&quot;, &quot;&quot;cpCost&quot;&quot;: &quot;;[.G282];&quot;, &quot;&quot;element&quot;&quot;: &quot;&quot;&quot;;[.E282];&quot;&quot;&quot;, },&quot;)" office:value-type="string" office:string-value="0x118: { &quot;idMostSigNib&quot;: 1, &quot;idLeastSigByte&quot;: 0x18, &quot;name&quot;: &quot;Bambi&quot;, &quot;value&quot;: 0, &quot;type&quot;: &quot;Magic&quot;, &quot;cpCost&quot;: 38, &quot;element&quot;: &quot;N/A&quot;, }," calcext:value-type="string">
            <text:p>0x118: { "idMostSigNib": 1, "idLeastSigByte": 0x18, "name": "Bambi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19" calcext:value-type="string">
            <text:p>0x119</text:p>
          </table:table-cell>
          <table:table-cell office:value-type="string" calcext:value-type="string">
            <text:p>Bam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3] = &quot;S&quot;; 10 + [.C283] - 1; IF ([.F283] = &quot;A&quot;; 15 + [.C283] - 1; IF ([.F283] = &quot;B&quot;; 20 + ([.C283] - 1) * 2; IF ([.F283] = &quot;C&quot;; 25 + ([.C283] - 1) * 2; IF ([.F283] = &quot;D&quot;; 30 + ([.C283] - 1) * 3; IF([.F283] = &quot;E&quot;; 40 + ([.C283] - 1) * 4; IF ([.F283] = &quot;F&quot;; 45 + ([.C283] - 1) * 4; IF ([.F283] = &quot;E+&quot;; 35 + ([.C283] - 1) * 3; IF([.F283] = &quot;G&quot;; 50 + ([.C283] - 1) * 5; 60 + ([.C283] - 1) * 5)))))))))" office:value-type="float" office:value="20" calcext:value-type="float">
            <text:p>20</text:p>
          </table:table-cell>
          <table:table-cell table:formula="of:=COM.MICROSOFT.CONCAT([.A283];&quot;: { &quot;&quot;idMostSigNib&quot;&quot;: &quot;;BITAND(ROW()-2;65280)/256;&quot;, &quot;&quot;idLeastSigByte&quot;&quot;: &quot;;&quot;0x&quot;&amp;DEC2HEX(BITAND(ROW()-2;255));&quot;, &quot;&quot;name&quot;&quot;: &quot;&quot;&quot;;[.B283];&quot;&quot;&quot;, &quot;&quot;value&quot;&quot;: &quot;;IF([.C283] &gt; 0; MOD([.C283]; 10); -1);&quot;, &quot;&quot;type&quot;&quot;: &quot;&quot;&quot;;[.D283];&quot;&quot;&quot;, &quot;&quot;cpCost&quot;&quot;: &quot;;[.G283];&quot;, &quot;&quot;element&quot;&quot;: &quot;&quot;&quot;;[.E283];&quot;&quot;&quot;, },&quot;)" office:value-type="string" office:string-value="0x119: { &quot;idMostSigNib&quot;: 1, &quot;idLeastSigByte&quot;: 0x19, &quot;name&quot;: &quot;Bambi&quot;, &quot;value&quot;: 1, &quot;type&quot;: &quot;Magic&quot;, &quot;cpCost&quot;: 20, &quot;element&quot;: &quot;N/A&quot;, }," calcext:value-type="string">
            <text:p>0x119: { "idMostSigNib": 1, "idLeastSigByte": 0x19, "name": "Bambi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1A" calcext:value-type="string">
            <text:p>0x11A</text:p>
          </table:table-cell>
          <table:table-cell office:value-type="string" calcext:value-type="string">
            <text:p>Bamb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4] = &quot;S&quot;; 10 + [.C284] - 1; IF ([.F284] = &quot;A&quot;; 15 + [.C284] - 1; IF ([.F284] = &quot;B&quot;; 20 + ([.C284] - 1) * 2; IF ([.F284] = &quot;C&quot;; 25 + ([.C284] - 1) * 2; IF ([.F284] = &quot;D&quot;; 30 + ([.C284] - 1) * 3; IF([.F284] = &quot;E&quot;; 40 + ([.C284] - 1) * 4; IF ([.F284] = &quot;F&quot;; 45 + ([.C284] - 1) * 4; IF ([.F284] = &quot;E+&quot;; 35 + ([.C284] - 1) * 3; IF([.F284] = &quot;G&quot;; 50 + ([.C284] - 1) * 5; 60 + ([.C284] - 1) * 5)))))))))" office:value-type="float" office:value="22" calcext:value-type="float">
            <text:p>22</text:p>
          </table:table-cell>
          <table:table-cell table:formula="of:=COM.MICROSOFT.CONCAT([.A284];&quot;: { &quot;&quot;idMostSigNib&quot;&quot;: &quot;;BITAND(ROW()-2;65280)/256;&quot;, &quot;&quot;idLeastSigByte&quot;&quot;: &quot;;&quot;0x&quot;&amp;DEC2HEX(BITAND(ROW()-2;255));&quot;, &quot;&quot;name&quot;&quot;: &quot;&quot;&quot;;[.B284];&quot;&quot;&quot;, &quot;&quot;value&quot;&quot;: &quot;;IF([.C284] &gt; 0; MOD([.C284]; 10); -1);&quot;, &quot;&quot;type&quot;&quot;: &quot;&quot;&quot;;[.D284];&quot;&quot;&quot;, &quot;&quot;cpCost&quot;&quot;: &quot;;[.G284];&quot;, &quot;&quot;element&quot;&quot;: &quot;&quot;&quot;;[.E284];&quot;&quot;&quot;, },&quot;)" office:value-type="string" office:string-value="0x11A: { &quot;idMostSigNib&quot;: 1, &quot;idLeastSigByte&quot;: 0x1A, &quot;name&quot;: &quot;Bambi&quot;, &quot;value&quot;: 2, &quot;type&quot;: &quot;Magic&quot;, &quot;cpCost&quot;: 22, &quot;element&quot;: &quot;N/A&quot;, }," calcext:value-type="string">
            <text:p>0x11A: { "idMostSigNib": 1, "idLeastSigByte": 0x1A, "name": "Bambi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1B" calcext:value-type="string">
            <text:p>0x11B</text:p>
          </table:table-cell>
          <table:table-cell office:value-type="string" calcext:value-type="string">
            <text:p>Bamb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5] = &quot;S&quot;; 10 + [.C285] - 1; IF ([.F285] = &quot;A&quot;; 15 + [.C285] - 1; IF ([.F285] = &quot;B&quot;; 20 + ([.C285] - 1) * 2; IF ([.F285] = &quot;C&quot;; 25 + ([.C285] - 1) * 2; IF ([.F285] = &quot;D&quot;; 30 + ([.C285] - 1) * 3; IF([.F285] = &quot;E&quot;; 40 + ([.C285] - 1) * 4; IF ([.F285] = &quot;F&quot;; 45 + ([.C285] - 1) * 4; IF ([.F285] = &quot;E+&quot;; 35 + ([.C285] - 1) * 3; IF([.F285] = &quot;G&quot;; 50 + ([.C285] - 1) * 5; 60 + ([.C285] - 1) * 5)))))))))" office:value-type="float" office:value="24" calcext:value-type="float">
            <text:p>24</text:p>
          </table:table-cell>
          <table:table-cell table:formula="of:=COM.MICROSOFT.CONCAT([.A285];&quot;: { &quot;&quot;idMostSigNib&quot;&quot;: &quot;;BITAND(ROW()-2;65280)/256;&quot;, &quot;&quot;idLeastSigByte&quot;&quot;: &quot;;&quot;0x&quot;&amp;DEC2HEX(BITAND(ROW()-2;255));&quot;, &quot;&quot;name&quot;&quot;: &quot;&quot;&quot;;[.B285];&quot;&quot;&quot;, &quot;&quot;value&quot;&quot;: &quot;;IF([.C285] &gt; 0; MOD([.C285]; 10); -1);&quot;, &quot;&quot;type&quot;&quot;: &quot;&quot;&quot;;[.D285];&quot;&quot;&quot;, &quot;&quot;cpCost&quot;&quot;: &quot;;[.G285];&quot;, &quot;&quot;element&quot;&quot;: &quot;&quot;&quot;;[.E285];&quot;&quot;&quot;, },&quot;)" office:value-type="string" office:string-value="0x11B: { &quot;idMostSigNib&quot;: 1, &quot;idLeastSigByte&quot;: 0x1B, &quot;name&quot;: &quot;Bambi&quot;, &quot;value&quot;: 3, &quot;type&quot;: &quot;Magic&quot;, &quot;cpCost&quot;: 24, &quot;element&quot;: &quot;N/A&quot;, }," calcext:value-type="string">
            <text:p>0x11B: { "idMostSigNib": 1, "idLeastSigByte": 0x1B, "name": "Bambi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1C" calcext:value-type="string">
            <text:p>0x11C</text:p>
          </table:table-cell>
          <table:table-cell office:value-type="string" calcext:value-type="string">
            <text:p>Bamb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6] = &quot;S&quot;; 10 + [.C286] - 1; IF ([.F286] = &quot;A&quot;; 15 + [.C286] - 1; IF ([.F286] = &quot;B&quot;; 20 + ([.C286] - 1) * 2; IF ([.F286] = &quot;C&quot;; 25 + ([.C286] - 1) * 2; IF ([.F286] = &quot;D&quot;; 30 + ([.C286] - 1) * 3; IF([.F286] = &quot;E&quot;; 40 + ([.C286] - 1) * 4; IF ([.F286] = &quot;F&quot;; 45 + ([.C286] - 1) * 4; IF ([.F286] = &quot;E+&quot;; 35 + ([.C286] - 1) * 3; IF([.F286] = &quot;G&quot;; 50 + ([.C286] - 1) * 5; 60 + ([.C286] - 1) * 5)))))))))" office:value-type="float" office:value="26" calcext:value-type="float">
            <text:p>26</text:p>
          </table:table-cell>
          <table:table-cell table:formula="of:=COM.MICROSOFT.CONCAT([.A286];&quot;: { &quot;&quot;idMostSigNib&quot;&quot;: &quot;;BITAND(ROW()-2;65280)/256;&quot;, &quot;&quot;idLeastSigByte&quot;&quot;: &quot;;&quot;0x&quot;&amp;DEC2HEX(BITAND(ROW()-2;255));&quot;, &quot;&quot;name&quot;&quot;: &quot;&quot;&quot;;[.B286];&quot;&quot;&quot;, &quot;&quot;value&quot;&quot;: &quot;;IF([.C286] &gt; 0; MOD([.C286]; 10); -1);&quot;, &quot;&quot;type&quot;&quot;: &quot;&quot;&quot;;[.D286];&quot;&quot;&quot;, &quot;&quot;cpCost&quot;&quot;: &quot;;[.G286];&quot;, &quot;&quot;element&quot;&quot;: &quot;&quot;&quot;;[.E286];&quot;&quot;&quot;, },&quot;)" office:value-type="string" office:string-value="0x11C: { &quot;idMostSigNib&quot;: 1, &quot;idLeastSigByte&quot;: 0x1C, &quot;name&quot;: &quot;Bambi&quot;, &quot;value&quot;: 4, &quot;type&quot;: &quot;Magic&quot;, &quot;cpCost&quot;: 26, &quot;element&quot;: &quot;N/A&quot;, }," calcext:value-type="string">
            <text:p>0x11C: { "idMostSigNib": 1, "idLeastSigByte": 0x1C, "name": "Bambi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1D" calcext:value-type="string">
            <text:p>0x11D</text:p>
          </table:table-cell>
          <table:table-cell office:value-type="string" calcext:value-type="string">
            <text:p>Bamb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7] = &quot;S&quot;; 10 + [.C287] - 1; IF ([.F287] = &quot;A&quot;; 15 + [.C287] - 1; IF ([.F287] = &quot;B&quot;; 20 + ([.C287] - 1) * 2; IF ([.F287] = &quot;C&quot;; 25 + ([.C287] - 1) * 2; IF ([.F287] = &quot;D&quot;; 30 + ([.C287] - 1) * 3; IF([.F287] = &quot;E&quot;; 40 + ([.C287] - 1) * 4; IF ([.F287] = &quot;F&quot;; 45 + ([.C287] - 1) * 4; IF ([.F287] = &quot;E+&quot;; 35 + ([.C287] - 1) * 3; IF([.F287] = &quot;G&quot;; 50 + ([.C287] - 1) * 5; 60 + ([.C287] - 1) * 5)))))))))" office:value-type="float" office:value="28" calcext:value-type="float">
            <text:p>28</text:p>
          </table:table-cell>
          <table:table-cell table:formula="of:=COM.MICROSOFT.CONCAT([.A287];&quot;: { &quot;&quot;idMostSigNib&quot;&quot;: &quot;;BITAND(ROW()-2;65280)/256;&quot;, &quot;&quot;idLeastSigByte&quot;&quot;: &quot;;&quot;0x&quot;&amp;DEC2HEX(BITAND(ROW()-2;255));&quot;, &quot;&quot;name&quot;&quot;: &quot;&quot;&quot;;[.B287];&quot;&quot;&quot;, &quot;&quot;value&quot;&quot;: &quot;;IF([.C287] &gt; 0; MOD([.C287]; 10); -1);&quot;, &quot;&quot;type&quot;&quot;: &quot;&quot;&quot;;[.D287];&quot;&quot;&quot;, &quot;&quot;cpCost&quot;&quot;: &quot;;[.G287];&quot;, &quot;&quot;element&quot;&quot;: &quot;&quot;&quot;;[.E287];&quot;&quot;&quot;, },&quot;)" office:value-type="string" office:string-value="0x11D: { &quot;idMostSigNib&quot;: 1, &quot;idLeastSigByte&quot;: 0x1D, &quot;name&quot;: &quot;Bambi&quot;, &quot;value&quot;: 5, &quot;type&quot;: &quot;Magic&quot;, &quot;cpCost&quot;: 28, &quot;element&quot;: &quot;N/A&quot;, }," calcext:value-type="string">
            <text:p>0x11D: { "idMostSigNib": 1, "idLeastSigByte": 0x1D, "name": "Bambi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1E" calcext:value-type="string">
            <text:p>0x11E</text:p>
          </table:table-cell>
          <table:table-cell office:value-type="string" calcext:value-type="string">
            <text:p>Bamb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8] = &quot;S&quot;; 10 + [.C288] - 1; IF ([.F288] = &quot;A&quot;; 15 + [.C288] - 1; IF ([.F288] = &quot;B&quot;; 20 + ([.C288] - 1) * 2; IF ([.F288] = &quot;C&quot;; 25 + ([.C288] - 1) * 2; IF ([.F288] = &quot;D&quot;; 30 + ([.C288] - 1) * 3; IF([.F288] = &quot;E&quot;; 40 + ([.C288] - 1) * 4; IF ([.F288] = &quot;F&quot;; 45 + ([.C288] - 1) * 4; IF ([.F288] = &quot;E+&quot;; 35 + ([.C288] - 1) * 3; IF([.F288] = &quot;G&quot;; 50 + ([.C288] - 1) * 5; 60 + ([.C288] - 1) * 5)))))))))" office:value-type="float" office:value="30" calcext:value-type="float">
            <text:p>30</text:p>
          </table:table-cell>
          <table:table-cell table:formula="of:=COM.MICROSOFT.CONCAT([.A288];&quot;: { &quot;&quot;idMostSigNib&quot;&quot;: &quot;;BITAND(ROW()-2;65280)/256;&quot;, &quot;&quot;idLeastSigByte&quot;&quot;: &quot;;&quot;0x&quot;&amp;DEC2HEX(BITAND(ROW()-2;255));&quot;, &quot;&quot;name&quot;&quot;: &quot;&quot;&quot;;[.B288];&quot;&quot;&quot;, &quot;&quot;value&quot;&quot;: &quot;;IF([.C288] &gt; 0; MOD([.C288]; 10); -1);&quot;, &quot;&quot;type&quot;&quot;: &quot;&quot;&quot;;[.D288];&quot;&quot;&quot;, &quot;&quot;cpCost&quot;&quot;: &quot;;[.G288];&quot;, &quot;&quot;element&quot;&quot;: &quot;&quot;&quot;;[.E288];&quot;&quot;&quot;, },&quot;)" office:value-type="string" office:string-value="0x11E: { &quot;idMostSigNib&quot;: 1, &quot;idLeastSigByte&quot;: 0x1E, &quot;name&quot;: &quot;Bambi&quot;, &quot;value&quot;: 6, &quot;type&quot;: &quot;Magic&quot;, &quot;cpCost&quot;: 30, &quot;element&quot;: &quot;N/A&quot;, }," calcext:value-type="string">
            <text:p>0x11E: { "idMostSigNib": 1, "idLeastSigByte": 0x1E, "name": "Bambi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1F" calcext:value-type="string">
            <text:p>0x11F</text:p>
          </table:table-cell>
          <table:table-cell office:value-type="string" calcext:value-type="string">
            <text:p>Bamb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89] = &quot;S&quot;; 10 + [.C289] - 1; IF ([.F289] = &quot;A&quot;; 15 + [.C289] - 1; IF ([.F289] = &quot;B&quot;; 20 + ([.C289] - 1) * 2; IF ([.F289] = &quot;C&quot;; 25 + ([.C289] - 1) * 2; IF ([.F289] = &quot;D&quot;; 30 + ([.C289] - 1) * 3; IF([.F289] = &quot;E&quot;; 40 + ([.C289] - 1) * 4; IF ([.F289] = &quot;F&quot;; 45 + ([.C289] - 1) * 4; IF ([.F289] = &quot;E+&quot;; 35 + ([.C289] - 1) * 3; IF([.F289] = &quot;G&quot;; 50 + ([.C289] - 1) * 5; 60 + ([.C289] - 1) * 5)))))))))" office:value-type="float" office:value="32" calcext:value-type="float">
            <text:p>32</text:p>
          </table:table-cell>
          <table:table-cell table:formula="of:=COM.MICROSOFT.CONCAT([.A289];&quot;: { &quot;&quot;idMostSigNib&quot;&quot;: &quot;;BITAND(ROW()-2;65280)/256;&quot;, &quot;&quot;idLeastSigByte&quot;&quot;: &quot;;&quot;0x&quot;&amp;DEC2HEX(BITAND(ROW()-2;255));&quot;, &quot;&quot;name&quot;&quot;: &quot;&quot;&quot;;[.B289];&quot;&quot;&quot;, &quot;&quot;value&quot;&quot;: &quot;;IF([.C289] &gt; 0; MOD([.C289]; 10); -1);&quot;, &quot;&quot;type&quot;&quot;: &quot;&quot;&quot;;[.D289];&quot;&quot;&quot;, &quot;&quot;cpCost&quot;&quot;: &quot;;[.G289];&quot;, &quot;&quot;element&quot;&quot;: &quot;&quot;&quot;;[.E289];&quot;&quot;&quot;, },&quot;)" office:value-type="string" office:string-value="0x11F: { &quot;idMostSigNib&quot;: 1, &quot;idLeastSigByte&quot;: 0x1F, &quot;name&quot;: &quot;Bambi&quot;, &quot;value&quot;: 7, &quot;type&quot;: &quot;Magic&quot;, &quot;cpCost&quot;: 32, &quot;element&quot;: &quot;N/A&quot;, }," calcext:value-type="string">
            <text:p>0x11F: { "idMostSigNib": 1, "idLeastSigByte": 0x1F, "name": "Bambi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20" calcext:value-type="string">
            <text:p>0x120</text:p>
          </table:table-cell>
          <table:table-cell office:value-type="string" calcext:value-type="string">
            <text:p>Bamb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90] = &quot;S&quot;; 10 + [.C290] - 1; IF ([.F290] = &quot;A&quot;; 15 + [.C290] - 1; IF ([.F290] = &quot;B&quot;; 20 + ([.C290] - 1) * 2; IF ([.F290] = &quot;C&quot;; 25 + ([.C290] - 1) * 2; IF ([.F290] = &quot;D&quot;; 30 + ([.C290] - 1) * 3; IF([.F290] = &quot;E&quot;; 40 + ([.C290] - 1) * 4; IF ([.F290] = &quot;F&quot;; 45 + ([.C290] - 1) * 4; IF ([.F290] = &quot;E+&quot;; 35 + ([.C290] - 1) * 3; IF([.F290] = &quot;G&quot;; 50 + ([.C290] - 1) * 5; 60 + ([.C290] - 1) * 5)))))))))" office:value-type="float" office:value="34" calcext:value-type="float">
            <text:p>34</text:p>
          </table:table-cell>
          <table:table-cell table:formula="of:=COM.MICROSOFT.CONCAT([.A290];&quot;: { &quot;&quot;idMostSigNib&quot;&quot;: &quot;;BITAND(ROW()-2;65280)/256;&quot;, &quot;&quot;idLeastSigByte&quot;&quot;: &quot;;&quot;0x&quot;&amp;DEC2HEX(BITAND(ROW()-2;255));&quot;, &quot;&quot;name&quot;&quot;: &quot;&quot;&quot;;[.B290];&quot;&quot;&quot;, &quot;&quot;value&quot;&quot;: &quot;;IF([.C290] &gt; 0; MOD([.C290]; 10); -1);&quot;, &quot;&quot;type&quot;&quot;: &quot;&quot;&quot;;[.D290];&quot;&quot;&quot;, &quot;&quot;cpCost&quot;&quot;: &quot;;[.G290];&quot;, &quot;&quot;element&quot;&quot;: &quot;&quot;&quot;;[.E290];&quot;&quot;&quot;, },&quot;)" office:value-type="string" office:string-value="0x120: { &quot;idMostSigNib&quot;: 1, &quot;idLeastSigByte&quot;: 0x20, &quot;name&quot;: &quot;Bambi&quot;, &quot;value&quot;: 8, &quot;type&quot;: &quot;Magic&quot;, &quot;cpCost&quot;: 34, &quot;element&quot;: &quot;N/A&quot;, }," calcext:value-type="string">
            <text:p>0x120: { "idMostSigNib": 1, "idLeastSigByte": 0x20, "name": "Bambi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21" calcext:value-type="string">
            <text:p>0x121</text:p>
          </table:table-cell>
          <table:table-cell office:value-type="string" calcext:value-type="string">
            <text:p>Bamb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291] = &quot;S&quot;; 10 + [.C291] - 1; IF ([.F291] = &quot;A&quot;; 15 + [.C291] - 1; IF ([.F291] = &quot;B&quot;; 20 + ([.C291] - 1) * 2; IF ([.F291] = &quot;C&quot;; 25 + ([.C291] - 1) * 2; IF ([.F291] = &quot;D&quot;; 30 + ([.C291] - 1) * 3; IF([.F291] = &quot;E&quot;; 40 + ([.C291] - 1) * 4; IF ([.F291] = &quot;F&quot;; 45 + ([.C291] - 1) * 4; IF ([.F291] = &quot;E+&quot;; 35 + ([.C291] - 1) * 3; IF([.F291] = &quot;G&quot;; 50 + ([.C291] - 1) * 5; 60 + ([.C291] - 1) * 5)))))))))" office:value-type="float" office:value="36" calcext:value-type="float">
            <text:p>36</text:p>
          </table:table-cell>
          <table:table-cell table:formula="of:=COM.MICROSOFT.CONCAT([.A291];&quot;: { &quot;&quot;idMostSigNib&quot;&quot;: &quot;;BITAND(ROW()-2;65280)/256;&quot;, &quot;&quot;idLeastSigByte&quot;&quot;: &quot;;&quot;0x&quot;&amp;DEC2HEX(BITAND(ROW()-2;255));&quot;, &quot;&quot;name&quot;&quot;: &quot;&quot;&quot;;[.B291];&quot;&quot;&quot;, &quot;&quot;value&quot;&quot;: &quot;;IF([.C291] &gt; 0; MOD([.C291]; 10); -1);&quot;, &quot;&quot;type&quot;&quot;: &quot;&quot;&quot;;[.D291];&quot;&quot;&quot;, &quot;&quot;cpCost&quot;&quot;: &quot;;[.G291];&quot;, &quot;&quot;element&quot;&quot;: &quot;&quot;&quot;;[.E291];&quot;&quot;&quot;, },&quot;)" office:value-type="string" office:string-value="0x121: { &quot;idMostSigNib&quot;: 1, &quot;idLeastSigByte&quot;: 0x21, &quot;name&quot;: &quot;Bambi&quot;, &quot;value&quot;: 9, &quot;type&quot;: &quot;Magic&quot;, &quot;cpCost&quot;: 36, &quot;element&quot;: &quot;N/A&quot;, }," calcext:value-type="string">
            <text:p>0x121: { "idMostSigNib": 1, "idLeastSigByte": 0x21, "name": "Bambi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22" calcext:value-type="string">
            <text:p>0x122</text:p>
          </table:table-cell>
          <table:table-cell office:value-type="string" calcext:value-type="string">
            <text:p>Dumb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2] = &quot;S&quot;; 10 + [.C292] - 1; IF ([.F292] = &quot;A&quot;; 15 + [.C292] - 1; IF ([.F292] = &quot;B&quot;; 20 + ([.C292] - 1) * 2; IF ([.F292] = &quot;C&quot;; 25 + ([.C292] - 1) * 2; IF ([.F292] = &quot;D&quot;; 30 + ([.C292] - 1) * 3; IF([.F292] = &quot;E&quot;; 40 + ([.C292] - 1) * 4; IF ([.F292] = &quot;F&quot;; 45 + ([.C292] - 1) * 4; IF ([.F292] = &quot;E+&quot;; 35 + ([.C292] - 1) * 3; IF([.F292] = &quot;G&quot;; 50 + ([.C292] - 1) * 5; 60 + ([.C292] - 1) * 5)))))))))" office:value-type="float" office:value="38" calcext:value-type="float">
            <text:p>38</text:p>
          </table:table-cell>
          <table:table-cell table:formula="of:=COM.MICROSOFT.CONCAT([.A292];&quot;: { &quot;&quot;idMostSigNib&quot;&quot;: &quot;;BITAND(ROW()-2;65280)/256;&quot;, &quot;&quot;idLeastSigByte&quot;&quot;: &quot;;&quot;0x&quot;&amp;DEC2HEX(BITAND(ROW()-2;255));&quot;, &quot;&quot;name&quot;&quot;: &quot;&quot;&quot;;[.B292];&quot;&quot;&quot;, &quot;&quot;value&quot;&quot;: &quot;;IF([.C292] &gt; 0; MOD([.C292]; 10); -1);&quot;, &quot;&quot;type&quot;&quot;: &quot;&quot;&quot;;[.D292];&quot;&quot;&quot;, &quot;&quot;cpCost&quot;&quot;: &quot;;[.G292];&quot;, &quot;&quot;element&quot;&quot;: &quot;&quot;&quot;;[.E292];&quot;&quot;&quot;, },&quot;)" office:value-type="string" office:string-value="0x122: { &quot;idMostSigNib&quot;: 1, &quot;idLeastSigByte&quot;: 0x22, &quot;name&quot;: &quot;Dumbo&quot;, &quot;value&quot;: 0, &quot;type&quot;: &quot;Magic&quot;, &quot;cpCost&quot;: 38, &quot;element&quot;: &quot;Ice&quot;, }," calcext:value-type="string">
            <text:p>0x122: { "idMostSigNib": 1, "idLeastSigByte": 0x22, "name": "Dumbo", "value": 0, "type": "Magic", "cpCost": 38, "element": "Ice", },</text:p>
          </table:table-cell>
        </table:table-row>
        <table:table-row table:style-name="ro1">
          <table:table-cell table:formula="of:=&quot;0x&quot;&amp;DEC2HEX(ROW()-2)" office:value-type="string" office:string-value="0x123" calcext:value-type="string">
            <text:p>0x123</text:p>
          </table:table-cell>
          <table:table-cell office:value-type="string" calcext:value-type="string">
            <text:p>Dum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3] = &quot;S&quot;; 10 + [.C293] - 1; IF ([.F293] = &quot;A&quot;; 15 + [.C293] - 1; IF ([.F293] = &quot;B&quot;; 20 + ([.C293] - 1) * 2; IF ([.F293] = &quot;C&quot;; 25 + ([.C293] - 1) * 2; IF ([.F293] = &quot;D&quot;; 30 + ([.C293] - 1) * 3; IF([.F293] = &quot;E&quot;; 40 + ([.C293] - 1) * 4; IF ([.F293] = &quot;F&quot;; 45 + ([.C293] - 1) * 4; IF ([.F293] = &quot;E+&quot;; 35 + ([.C293] - 1) * 3; IF([.F293] = &quot;G&quot;; 50 + ([.C293] - 1) * 5; 60 + ([.C293] - 1) * 5)))))))))" office:value-type="float" office:value="20" calcext:value-type="float">
            <text:p>20</text:p>
          </table:table-cell>
          <table:table-cell table:formula="of:=COM.MICROSOFT.CONCAT([.A293];&quot;: { &quot;&quot;idMostSigNib&quot;&quot;: &quot;;BITAND(ROW()-2;65280)/256;&quot;, &quot;&quot;idLeastSigByte&quot;&quot;: &quot;;&quot;0x&quot;&amp;DEC2HEX(BITAND(ROW()-2;255));&quot;, &quot;&quot;name&quot;&quot;: &quot;&quot;&quot;;[.B293];&quot;&quot;&quot;, &quot;&quot;value&quot;&quot;: &quot;;IF([.C293] &gt; 0; MOD([.C293]; 10); -1);&quot;, &quot;&quot;type&quot;&quot;: &quot;&quot;&quot;;[.D293];&quot;&quot;&quot;, &quot;&quot;cpCost&quot;&quot;: &quot;;[.G293];&quot;, &quot;&quot;element&quot;&quot;: &quot;&quot;&quot;;[.E293];&quot;&quot;&quot;, },&quot;)" office:value-type="string" office:string-value="0x123: { &quot;idMostSigNib&quot;: 1, &quot;idLeastSigByte&quot;: 0x23, &quot;name&quot;: &quot;Dumbo&quot;, &quot;value&quot;: 1, &quot;type&quot;: &quot;Magic&quot;, &quot;cpCost&quot;: 20, &quot;element&quot;: &quot;Ice&quot;, }," calcext:value-type="string">
            <text:p>0x123: { "idMostSigNib": 1, "idLeastSigByte": 0x23, "name": "Dumbo", "value": 1, "type": "Magic", "cpCost": 20, "element": "Ice", },</text:p>
          </table:table-cell>
        </table:table-row>
        <table:table-row table:style-name="ro1">
          <table:table-cell table:formula="of:=&quot;0x&quot;&amp;DEC2HEX(ROW()-2)" office:value-type="string" office:string-value="0x124" calcext:value-type="string">
            <text:p>0x124</text:p>
          </table:table-cell>
          <table:table-cell office:value-type="string" calcext:value-type="string">
            <text:p>Dumb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4] = &quot;S&quot;; 10 + [.C294] - 1; IF ([.F294] = &quot;A&quot;; 15 + [.C294] - 1; IF ([.F294] = &quot;B&quot;; 20 + ([.C294] - 1) * 2; IF ([.F294] = &quot;C&quot;; 25 + ([.C294] - 1) * 2; IF ([.F294] = &quot;D&quot;; 30 + ([.C294] - 1) * 3; IF([.F294] = &quot;E&quot;; 40 + ([.C294] - 1) * 4; IF ([.F294] = &quot;F&quot;; 45 + ([.C294] - 1) * 4; IF ([.F294] = &quot;E+&quot;; 35 + ([.C294] - 1) * 3; IF([.F294] = &quot;G&quot;; 50 + ([.C294] - 1) * 5; 60 + ([.C294] - 1) * 5)))))))))" office:value-type="float" office:value="22" calcext:value-type="float">
            <text:p>22</text:p>
          </table:table-cell>
          <table:table-cell table:formula="of:=COM.MICROSOFT.CONCAT([.A294];&quot;: { &quot;&quot;idMostSigNib&quot;&quot;: &quot;;BITAND(ROW()-2;65280)/256;&quot;, &quot;&quot;idLeastSigByte&quot;&quot;: &quot;;&quot;0x&quot;&amp;DEC2HEX(BITAND(ROW()-2;255));&quot;, &quot;&quot;name&quot;&quot;: &quot;&quot;&quot;;[.B294];&quot;&quot;&quot;, &quot;&quot;value&quot;&quot;: &quot;;IF([.C294] &gt; 0; MOD([.C294]; 10); -1);&quot;, &quot;&quot;type&quot;&quot;: &quot;&quot;&quot;;[.D294];&quot;&quot;&quot;, &quot;&quot;cpCost&quot;&quot;: &quot;;[.G294];&quot;, &quot;&quot;element&quot;&quot;: &quot;&quot;&quot;;[.E294];&quot;&quot;&quot;, },&quot;)" office:value-type="string" office:string-value="0x124: { &quot;idMostSigNib&quot;: 1, &quot;idLeastSigByte&quot;: 0x24, &quot;name&quot;: &quot;Dumbo&quot;, &quot;value&quot;: 2, &quot;type&quot;: &quot;Magic&quot;, &quot;cpCost&quot;: 22, &quot;element&quot;: &quot;Ice&quot;, }," calcext:value-type="string">
            <text:p>0x124: { "idMostSigNib": 1, "idLeastSigByte": 0x24, "name": "Dumbo", "value": 2, "type": "Magic", "cpCost": 22, "element": "Ice", },</text:p>
          </table:table-cell>
        </table:table-row>
        <table:table-row table:style-name="ro1">
          <table:table-cell table:formula="of:=&quot;0x&quot;&amp;DEC2HEX(ROW()-2)" office:value-type="string" office:string-value="0x125" calcext:value-type="string">
            <text:p>0x125</text:p>
          </table:table-cell>
          <table:table-cell office:value-type="string" calcext:value-type="string">
            <text:p>Dumb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5] = &quot;S&quot;; 10 + [.C295] - 1; IF ([.F295] = &quot;A&quot;; 15 + [.C295] - 1; IF ([.F295] = &quot;B&quot;; 20 + ([.C295] - 1) * 2; IF ([.F295] = &quot;C&quot;; 25 + ([.C295] - 1) * 2; IF ([.F295] = &quot;D&quot;; 30 + ([.C295] - 1) * 3; IF([.F295] = &quot;E&quot;; 40 + ([.C295] - 1) * 4; IF ([.F295] = &quot;F&quot;; 45 + ([.C295] - 1) * 4; IF ([.F295] = &quot;E+&quot;; 35 + ([.C295] - 1) * 3; IF([.F295] = &quot;G&quot;; 50 + ([.C295] - 1) * 5; 60 + ([.C295] - 1) * 5)))))))))" office:value-type="float" office:value="24" calcext:value-type="float">
            <text:p>24</text:p>
          </table:table-cell>
          <table:table-cell table:formula="of:=COM.MICROSOFT.CONCAT([.A295];&quot;: { &quot;&quot;idMostSigNib&quot;&quot;: &quot;;BITAND(ROW()-2;65280)/256;&quot;, &quot;&quot;idLeastSigByte&quot;&quot;: &quot;;&quot;0x&quot;&amp;DEC2HEX(BITAND(ROW()-2;255));&quot;, &quot;&quot;name&quot;&quot;: &quot;&quot;&quot;;[.B295];&quot;&quot;&quot;, &quot;&quot;value&quot;&quot;: &quot;;IF([.C295] &gt; 0; MOD([.C295]; 10); -1);&quot;, &quot;&quot;type&quot;&quot;: &quot;&quot;&quot;;[.D295];&quot;&quot;&quot;, &quot;&quot;cpCost&quot;&quot;: &quot;;[.G295];&quot;, &quot;&quot;element&quot;&quot;: &quot;&quot;&quot;;[.E295];&quot;&quot;&quot;, },&quot;)" office:value-type="string" office:string-value="0x125: { &quot;idMostSigNib&quot;: 1, &quot;idLeastSigByte&quot;: 0x25, &quot;name&quot;: &quot;Dumbo&quot;, &quot;value&quot;: 3, &quot;type&quot;: &quot;Magic&quot;, &quot;cpCost&quot;: 24, &quot;element&quot;: &quot;Ice&quot;, }," calcext:value-type="string">
            <text:p>0x125: { "idMostSigNib": 1, "idLeastSigByte": 0x25, "name": "Dumbo", "value": 3, "type": "Magic", "cpCost": 24, "element": "Ice", },</text:p>
          </table:table-cell>
        </table:table-row>
        <table:table-row table:style-name="ro1">
          <table:table-cell table:formula="of:=&quot;0x&quot;&amp;DEC2HEX(ROW()-2)" office:value-type="string" office:string-value="0x126" calcext:value-type="string">
            <text:p>0x126</text:p>
          </table:table-cell>
          <table:table-cell office:value-type="string" calcext:value-type="string">
            <text:p>Dumb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6] = &quot;S&quot;; 10 + [.C296] - 1; IF ([.F296] = &quot;A&quot;; 15 + [.C296] - 1; IF ([.F296] = &quot;B&quot;; 20 + ([.C296] - 1) * 2; IF ([.F296] = &quot;C&quot;; 25 + ([.C296] - 1) * 2; IF ([.F296] = &quot;D&quot;; 30 + ([.C296] - 1) * 3; IF([.F296] = &quot;E&quot;; 40 + ([.C296] - 1) * 4; IF ([.F296] = &quot;F&quot;; 45 + ([.C296] - 1) * 4; IF ([.F296] = &quot;E+&quot;; 35 + ([.C296] - 1) * 3; IF([.F296] = &quot;G&quot;; 50 + ([.C296] - 1) * 5; 60 + ([.C296] - 1) * 5)))))))))" office:value-type="float" office:value="26" calcext:value-type="float">
            <text:p>26</text:p>
          </table:table-cell>
          <table:table-cell table:formula="of:=COM.MICROSOFT.CONCAT([.A296];&quot;: { &quot;&quot;idMostSigNib&quot;&quot;: &quot;;BITAND(ROW()-2;65280)/256;&quot;, &quot;&quot;idLeastSigByte&quot;&quot;: &quot;;&quot;0x&quot;&amp;DEC2HEX(BITAND(ROW()-2;255));&quot;, &quot;&quot;name&quot;&quot;: &quot;&quot;&quot;;[.B296];&quot;&quot;&quot;, &quot;&quot;value&quot;&quot;: &quot;;IF([.C296] &gt; 0; MOD([.C296]; 10); -1);&quot;, &quot;&quot;type&quot;&quot;: &quot;&quot;&quot;;[.D296];&quot;&quot;&quot;, &quot;&quot;cpCost&quot;&quot;: &quot;;[.G296];&quot;, &quot;&quot;element&quot;&quot;: &quot;&quot;&quot;;[.E296];&quot;&quot;&quot;, },&quot;)" office:value-type="string" office:string-value="0x126: { &quot;idMostSigNib&quot;: 1, &quot;idLeastSigByte&quot;: 0x26, &quot;name&quot;: &quot;Dumbo&quot;, &quot;value&quot;: 4, &quot;type&quot;: &quot;Magic&quot;, &quot;cpCost&quot;: 26, &quot;element&quot;: &quot;Ice&quot;, }," calcext:value-type="string">
            <text:p>0x126: { "idMostSigNib": 1, "idLeastSigByte": 0x26, "name": "Dumbo", "value": 4, "type": "Magic", "cpCost": 26, "element": "Ice", },</text:p>
          </table:table-cell>
        </table:table-row>
        <table:table-row table:style-name="ro1">
          <table:table-cell table:formula="of:=&quot;0x&quot;&amp;DEC2HEX(ROW()-2)" office:value-type="string" office:string-value="0x127" calcext:value-type="string">
            <text:p>0x127</text:p>
          </table:table-cell>
          <table:table-cell office:value-type="string" calcext:value-type="string">
            <text:p>Dumb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7] = &quot;S&quot;; 10 + [.C297] - 1; IF ([.F297] = &quot;A&quot;; 15 + [.C297] - 1; IF ([.F297] = &quot;B&quot;; 20 + ([.C297] - 1) * 2; IF ([.F297] = &quot;C&quot;; 25 + ([.C297] - 1) * 2; IF ([.F297] = &quot;D&quot;; 30 + ([.C297] - 1) * 3; IF([.F297] = &quot;E&quot;; 40 + ([.C297] - 1) * 4; IF ([.F297] = &quot;F&quot;; 45 + ([.C297] - 1) * 4; IF ([.F297] = &quot;E+&quot;; 35 + ([.C297] - 1) * 3; IF([.F297] = &quot;G&quot;; 50 + ([.C297] - 1) * 5; 60 + ([.C297] - 1) * 5)))))))))" office:value-type="float" office:value="28" calcext:value-type="float">
            <text:p>28</text:p>
          </table:table-cell>
          <table:table-cell table:formula="of:=COM.MICROSOFT.CONCAT([.A297];&quot;: { &quot;&quot;idMostSigNib&quot;&quot;: &quot;;BITAND(ROW()-2;65280)/256;&quot;, &quot;&quot;idLeastSigByte&quot;&quot;: &quot;;&quot;0x&quot;&amp;DEC2HEX(BITAND(ROW()-2;255));&quot;, &quot;&quot;name&quot;&quot;: &quot;&quot;&quot;;[.B297];&quot;&quot;&quot;, &quot;&quot;value&quot;&quot;: &quot;;IF([.C297] &gt; 0; MOD([.C297]; 10); -1);&quot;, &quot;&quot;type&quot;&quot;: &quot;&quot;&quot;;[.D297];&quot;&quot;&quot;, &quot;&quot;cpCost&quot;&quot;: &quot;;[.G297];&quot;, &quot;&quot;element&quot;&quot;: &quot;&quot;&quot;;[.E297];&quot;&quot;&quot;, },&quot;)" office:value-type="string" office:string-value="0x127: { &quot;idMostSigNib&quot;: 1, &quot;idLeastSigByte&quot;: 0x27, &quot;name&quot;: &quot;Dumbo&quot;, &quot;value&quot;: 5, &quot;type&quot;: &quot;Magic&quot;, &quot;cpCost&quot;: 28, &quot;element&quot;: &quot;Ice&quot;, }," calcext:value-type="string">
            <text:p>0x127: { "idMostSigNib": 1, "idLeastSigByte": 0x27, "name": "Dumbo", "value": 5, "type": "Magic", "cpCost": 28, "element": "Ice", },</text:p>
          </table:table-cell>
        </table:table-row>
        <table:table-row table:style-name="ro1">
          <table:table-cell table:formula="of:=&quot;0x&quot;&amp;DEC2HEX(ROW()-2)" office:value-type="string" office:string-value="0x128" calcext:value-type="string">
            <text:p>0x128</text:p>
          </table:table-cell>
          <table:table-cell office:value-type="string" calcext:value-type="string">
            <text:p>Dumb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8] = &quot;S&quot;; 10 + [.C298] - 1; IF ([.F298] = &quot;A&quot;; 15 + [.C298] - 1; IF ([.F298] = &quot;B&quot;; 20 + ([.C298] - 1) * 2; IF ([.F298] = &quot;C&quot;; 25 + ([.C298] - 1) * 2; IF ([.F298] = &quot;D&quot;; 30 + ([.C298] - 1) * 3; IF([.F298] = &quot;E&quot;; 40 + ([.C298] - 1) * 4; IF ([.F298] = &quot;F&quot;; 45 + ([.C298] - 1) * 4; IF ([.F298] = &quot;E+&quot;; 35 + ([.C298] - 1) * 3; IF([.F298] = &quot;G&quot;; 50 + ([.C298] - 1) * 5; 60 + ([.C298] - 1) * 5)))))))))" office:value-type="float" office:value="30" calcext:value-type="float">
            <text:p>30</text:p>
          </table:table-cell>
          <table:table-cell table:formula="of:=COM.MICROSOFT.CONCAT([.A298];&quot;: { &quot;&quot;idMostSigNib&quot;&quot;: &quot;;BITAND(ROW()-2;65280)/256;&quot;, &quot;&quot;idLeastSigByte&quot;&quot;: &quot;;&quot;0x&quot;&amp;DEC2HEX(BITAND(ROW()-2;255));&quot;, &quot;&quot;name&quot;&quot;: &quot;&quot;&quot;;[.B298];&quot;&quot;&quot;, &quot;&quot;value&quot;&quot;: &quot;;IF([.C298] &gt; 0; MOD([.C298]; 10); -1);&quot;, &quot;&quot;type&quot;&quot;: &quot;&quot;&quot;;[.D298];&quot;&quot;&quot;, &quot;&quot;cpCost&quot;&quot;: &quot;;[.G298];&quot;, &quot;&quot;element&quot;&quot;: &quot;&quot;&quot;;[.E298];&quot;&quot;&quot;, },&quot;)" office:value-type="string" office:string-value="0x128: { &quot;idMostSigNib&quot;: 1, &quot;idLeastSigByte&quot;: 0x28, &quot;name&quot;: &quot;Dumbo&quot;, &quot;value&quot;: 6, &quot;type&quot;: &quot;Magic&quot;, &quot;cpCost&quot;: 30, &quot;element&quot;: &quot;Ice&quot;, }," calcext:value-type="string">
            <text:p>0x128: { "idMostSigNib": 1, "idLeastSigByte": 0x28, "name": "Dumbo", "value": 6, "type": "Magic", "cpCost": 30, "element": "Ice", },</text:p>
          </table:table-cell>
        </table:table-row>
        <table:table-row table:style-name="ro1">
          <table:table-cell table:formula="of:=&quot;0x&quot;&amp;DEC2HEX(ROW()-2)" office:value-type="string" office:string-value="0x129" calcext:value-type="string">
            <text:p>0x129</text:p>
          </table:table-cell>
          <table:table-cell office:value-type="string" calcext:value-type="string">
            <text:p>Dumb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299] = &quot;S&quot;; 10 + [.C299] - 1; IF ([.F299] = &quot;A&quot;; 15 + [.C299] - 1; IF ([.F299] = &quot;B&quot;; 20 + ([.C299] - 1) * 2; IF ([.F299] = &quot;C&quot;; 25 + ([.C299] - 1) * 2; IF ([.F299] = &quot;D&quot;; 30 + ([.C299] - 1) * 3; IF([.F299] = &quot;E&quot;; 40 + ([.C299] - 1) * 4; IF ([.F299] = &quot;F&quot;; 45 + ([.C299] - 1) * 4; IF ([.F299] = &quot;E+&quot;; 35 + ([.C299] - 1) * 3; IF([.F299] = &quot;G&quot;; 50 + ([.C299] - 1) * 5; 60 + ([.C299] - 1) * 5)))))))))" office:value-type="float" office:value="32" calcext:value-type="float">
            <text:p>32</text:p>
          </table:table-cell>
          <table:table-cell table:formula="of:=COM.MICROSOFT.CONCAT([.A299];&quot;: { &quot;&quot;idMostSigNib&quot;&quot;: &quot;;BITAND(ROW()-2;65280)/256;&quot;, &quot;&quot;idLeastSigByte&quot;&quot;: &quot;;&quot;0x&quot;&amp;DEC2HEX(BITAND(ROW()-2;255));&quot;, &quot;&quot;name&quot;&quot;: &quot;&quot;&quot;;[.B299];&quot;&quot;&quot;, &quot;&quot;value&quot;&quot;: &quot;;IF([.C299] &gt; 0; MOD([.C299]; 10); -1);&quot;, &quot;&quot;type&quot;&quot;: &quot;&quot;&quot;;[.D299];&quot;&quot;&quot;, &quot;&quot;cpCost&quot;&quot;: &quot;;[.G299];&quot;, &quot;&quot;element&quot;&quot;: &quot;&quot;&quot;;[.E299];&quot;&quot;&quot;, },&quot;)" office:value-type="string" office:string-value="0x129: { &quot;idMostSigNib&quot;: 1, &quot;idLeastSigByte&quot;: 0x29, &quot;name&quot;: &quot;Dumbo&quot;, &quot;value&quot;: 7, &quot;type&quot;: &quot;Magic&quot;, &quot;cpCost&quot;: 32, &quot;element&quot;: &quot;Ice&quot;, }," calcext:value-type="string">
            <text:p>0x129: { "idMostSigNib": 1, "idLeastSigByte": 0x29, "name": "Dumbo", "value": 7, "type": "Magic", "cpCost": 32, "element": "Ice", },</text:p>
          </table:table-cell>
        </table:table-row>
        <table:table-row table:style-name="ro1">
          <table:table-cell table:formula="of:=&quot;0x&quot;&amp;DEC2HEX(ROW()-2)" office:value-type="string" office:string-value="0x12A" calcext:value-type="string">
            <text:p>0x12A</text:p>
          </table:table-cell>
          <table:table-cell office:value-type="string" calcext:value-type="string">
            <text:p>Dumb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300] = &quot;S&quot;; 10 + [.C300] - 1; IF ([.F300] = &quot;A&quot;; 15 + [.C300] - 1; IF ([.F300] = &quot;B&quot;; 20 + ([.C300] - 1) * 2; IF ([.F300] = &quot;C&quot;; 25 + ([.C300] - 1) * 2; IF ([.F300] = &quot;D&quot;; 30 + ([.C300] - 1) * 3; IF([.F300] = &quot;E&quot;; 40 + ([.C300] - 1) * 4; IF ([.F300] = &quot;F&quot;; 45 + ([.C300] - 1) * 4; IF ([.F300] = &quot;E+&quot;; 35 + ([.C300] - 1) * 3; IF([.F300] = &quot;G&quot;; 50 + ([.C300] - 1) * 5; 60 + ([.C300] - 1) * 5)))))))))" office:value-type="float" office:value="34" calcext:value-type="float">
            <text:p>34</text:p>
          </table:table-cell>
          <table:table-cell table:formula="of:=COM.MICROSOFT.CONCAT([.A300];&quot;: { &quot;&quot;idMostSigNib&quot;&quot;: &quot;;BITAND(ROW()-2;65280)/256;&quot;, &quot;&quot;idLeastSigByte&quot;&quot;: &quot;;&quot;0x&quot;&amp;DEC2HEX(BITAND(ROW()-2;255));&quot;, &quot;&quot;name&quot;&quot;: &quot;&quot;&quot;;[.B300];&quot;&quot;&quot;, &quot;&quot;value&quot;&quot;: &quot;;IF([.C300] &gt; 0; MOD([.C300]; 10); -1);&quot;, &quot;&quot;type&quot;&quot;: &quot;&quot;&quot;;[.D300];&quot;&quot;&quot;, &quot;&quot;cpCost&quot;&quot;: &quot;;[.G300];&quot;, &quot;&quot;element&quot;&quot;: &quot;&quot;&quot;;[.E300];&quot;&quot;&quot;, },&quot;)" office:value-type="string" office:string-value="0x12A: { &quot;idMostSigNib&quot;: 1, &quot;idLeastSigByte&quot;: 0x2A, &quot;name&quot;: &quot;Dumbo&quot;, &quot;value&quot;: 8, &quot;type&quot;: &quot;Magic&quot;, &quot;cpCost&quot;: 34, &quot;element&quot;: &quot;Ice&quot;, }," calcext:value-type="string">
            <text:p>0x12A: { "idMostSigNib": 1, "idLeastSigByte": 0x2A, "name": "Dumbo", "value": 8, "type": "Magic", "cpCost": 34, "element": "Ice", },</text:p>
          </table:table-cell>
        </table:table-row>
        <table:table-row table:style-name="ro1">
          <table:table-cell table:formula="of:=&quot;0x&quot;&amp;DEC2HEX(ROW()-2)" office:value-type="string" office:string-value="0x12B" calcext:value-type="string">
            <text:p>0x12B</text:p>
          </table:table-cell>
          <table:table-cell office:value-type="string" calcext:value-type="string">
            <text:p>Dumb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B</text:p>
          </table:table-cell>
          <table:table-cell table:formula="of:=IF([.F301] = &quot;S&quot;; 10 + [.C301] - 1; IF ([.F301] = &quot;A&quot;; 15 + [.C301] - 1; IF ([.F301] = &quot;B&quot;; 20 + ([.C301] - 1) * 2; IF ([.F301] = &quot;C&quot;; 25 + ([.C301] - 1) * 2; IF ([.F301] = &quot;D&quot;; 30 + ([.C301] - 1) * 3; IF([.F301] = &quot;E&quot;; 40 + ([.C301] - 1) * 4; IF ([.F301] = &quot;F&quot;; 45 + ([.C301] - 1) * 4; IF ([.F301] = &quot;E+&quot;; 35 + ([.C301] - 1) * 3; IF([.F301] = &quot;G&quot;; 50 + ([.C301] - 1) * 5; 60 + ([.C301] - 1) * 5)))))))))" office:value-type="float" office:value="36" calcext:value-type="float">
            <text:p>36</text:p>
          </table:table-cell>
          <table:table-cell table:formula="of:=COM.MICROSOFT.CONCAT([.A301];&quot;: { &quot;&quot;idMostSigNib&quot;&quot;: &quot;;BITAND(ROW()-2;65280)/256;&quot;, &quot;&quot;idLeastSigByte&quot;&quot;: &quot;;&quot;0x&quot;&amp;DEC2HEX(BITAND(ROW()-2;255));&quot;, &quot;&quot;name&quot;&quot;: &quot;&quot;&quot;;[.B301];&quot;&quot;&quot;, &quot;&quot;value&quot;&quot;: &quot;;IF([.C301] &gt; 0; MOD([.C301]; 10); -1);&quot;, &quot;&quot;type&quot;&quot;: &quot;&quot;&quot;;[.D301];&quot;&quot;&quot;, &quot;&quot;cpCost&quot;&quot;: &quot;;[.G301];&quot;, &quot;&quot;element&quot;&quot;: &quot;&quot;&quot;;[.E301];&quot;&quot;&quot;, },&quot;)" office:value-type="string" office:string-value="0x12B: { &quot;idMostSigNib&quot;: 1, &quot;idLeastSigByte&quot;: 0x2B, &quot;name&quot;: &quot;Dumbo&quot;, &quot;value&quot;: 9, &quot;type&quot;: &quot;Magic&quot;, &quot;cpCost&quot;: 36, &quot;element&quot;: &quot;Ice&quot;, }," calcext:value-type="string">
            <text:p>0x12B: { "idMostSigNib": 1, "idLeastSigByte": 0x2B, "name": "Dumbo", "value": 9, "type": "Magic", "cpCost": 36, "element": "Ice", },</text:p>
          </table:table-cell>
        </table:table-row>
        <table:table-row table:style-name="ro1">
          <table:table-cell table:formula="of:=&quot;0x&quot;&amp;DEC2HEX(ROW()-2)" office:value-type="string" office:string-value="0x12C" calcext:value-type="string">
            <text:p>0x12C</text:p>
          </table:table-cell>
          <table:table-cell office:value-type="string" calcext:value-type="string">
            <text:p>Tinker Be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2] = &quot;S&quot;; 10 + [.C302] - 1; IF ([.F302] = &quot;A&quot;; 15 + [.C302] - 1; IF ([.F302] = &quot;B&quot;; 20 + ([.C302] - 1) * 2; IF ([.F302] = &quot;C&quot;; 25 + ([.C302] - 1) * 2; IF ([.F302] = &quot;D&quot;; 30 + ([.C302] - 1) * 3; IF([.F302] = &quot;E&quot;; 40 + ([.C302] - 1) * 4; IF ([.F302] = &quot;F&quot;; 45 + ([.C302] - 1) * 4; IF ([.F302] = &quot;E+&quot;; 35 + ([.C302] - 1) * 3; IF([.F302] = &quot;G&quot;; 50 + ([.C302] - 1) * 5; 60 + ([.C302] - 1) * 5)))))))))" office:value-type="float" office:value="38" calcext:value-type="float">
            <text:p>38</text:p>
          </table:table-cell>
          <table:table-cell table:formula="of:=COM.MICROSOFT.CONCAT([.A302];&quot;: { &quot;&quot;idMostSigNib&quot;&quot;: &quot;;BITAND(ROW()-2;65280)/256;&quot;, &quot;&quot;idLeastSigByte&quot;&quot;: &quot;;&quot;0x&quot;&amp;DEC2HEX(BITAND(ROW()-2;255));&quot;, &quot;&quot;name&quot;&quot;: &quot;&quot;&quot;;[.B302];&quot;&quot;&quot;, &quot;&quot;value&quot;&quot;: &quot;;IF([.C302] &gt; 0; MOD([.C302]; 10); -1);&quot;, &quot;&quot;type&quot;&quot;: &quot;&quot;&quot;;[.D302];&quot;&quot;&quot;, &quot;&quot;cpCost&quot;&quot;: &quot;;[.G302];&quot;, &quot;&quot;element&quot;&quot;: &quot;&quot;&quot;;[.E302];&quot;&quot;&quot;, },&quot;)" office:value-type="string" office:string-value="0x12C: { &quot;idMostSigNib&quot;: 1, &quot;idLeastSigByte&quot;: 0x2C, &quot;name&quot;: &quot;Tinker Bell&quot;, &quot;value&quot;: 0, &quot;type&quot;: &quot;Magic&quot;, &quot;cpCost&quot;: 38, &quot;element&quot;: &quot;N/A&quot;, }," calcext:value-type="string">
            <text:p>0x12C: { "idMostSigNib": 1, "idLeastSigByte": 0x2C, "name": "Tinker Bell", "value": 0, "type": "Magic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2D" calcext:value-type="string">
            <text:p>0x12D</text:p>
          </table:table-cell>
          <table:table-cell office:value-type="string" calcext:value-type="string">
            <text:p>Tinker B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3] = &quot;S&quot;; 10 + [.C303] - 1; IF ([.F303] = &quot;A&quot;; 15 + [.C303] - 1; IF ([.F303] = &quot;B&quot;; 20 + ([.C303] - 1) * 2; IF ([.F303] = &quot;C&quot;; 25 + ([.C303] - 1) * 2; IF ([.F303] = &quot;D&quot;; 30 + ([.C303] - 1) * 3; IF([.F303] = &quot;E&quot;; 40 + ([.C303] - 1) * 4; IF ([.F303] = &quot;F&quot;; 45 + ([.C303] - 1) * 4; IF ([.F303] = &quot;E+&quot;; 35 + ([.C303] - 1) * 3; IF([.F303] = &quot;G&quot;; 50 + ([.C303] - 1) * 5; 60 + ([.C303] - 1) * 5)))))))))" office:value-type="float" office:value="20" calcext:value-type="float">
            <text:p>20</text:p>
          </table:table-cell>
          <table:table-cell table:formula="of:=COM.MICROSOFT.CONCAT([.A303];&quot;: { &quot;&quot;idMostSigNib&quot;&quot;: &quot;;BITAND(ROW()-2;65280)/256;&quot;, &quot;&quot;idLeastSigByte&quot;&quot;: &quot;;&quot;0x&quot;&amp;DEC2HEX(BITAND(ROW()-2;255));&quot;, &quot;&quot;name&quot;&quot;: &quot;&quot;&quot;;[.B303];&quot;&quot;&quot;, &quot;&quot;value&quot;&quot;: &quot;;IF([.C303] &gt; 0; MOD([.C303]; 10); -1);&quot;, &quot;&quot;type&quot;&quot;: &quot;&quot;&quot;;[.D303];&quot;&quot;&quot;, &quot;&quot;cpCost&quot;&quot;: &quot;;[.G303];&quot;, &quot;&quot;element&quot;&quot;: &quot;&quot;&quot;;[.E303];&quot;&quot;&quot;, },&quot;)" office:value-type="string" office:string-value="0x12D: { &quot;idMostSigNib&quot;: 1, &quot;idLeastSigByte&quot;: 0x2D, &quot;name&quot;: &quot;Tinker Bell&quot;, &quot;value&quot;: 1, &quot;type&quot;: &quot;Magic&quot;, &quot;cpCost&quot;: 20, &quot;element&quot;: &quot;N/A&quot;, }," calcext:value-type="string">
            <text:p>0x12D: { "idMostSigNib": 1, "idLeastSigByte": 0x2D, "name": "Tinker Bell", "value": 1, "type": "Magic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2E" calcext:value-type="string">
            <text:p>0x12E</text:p>
          </table:table-cell>
          <table:table-cell office:value-type="string" calcext:value-type="string">
            <text:p>Tinker Be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4] = &quot;S&quot;; 10 + [.C304] - 1; IF ([.F304] = &quot;A&quot;; 15 + [.C304] - 1; IF ([.F304] = &quot;B&quot;; 20 + ([.C304] - 1) * 2; IF ([.F304] = &quot;C&quot;; 25 + ([.C304] - 1) * 2; IF ([.F304] = &quot;D&quot;; 30 + ([.C304] - 1) * 3; IF([.F304] = &quot;E&quot;; 40 + ([.C304] - 1) * 4; IF ([.F304] = &quot;F&quot;; 45 + ([.C304] - 1) * 4; IF ([.F304] = &quot;E+&quot;; 35 + ([.C304] - 1) * 3; IF([.F304] = &quot;G&quot;; 50 + ([.C304] - 1) * 5; 60 + ([.C304] - 1) * 5)))))))))" office:value-type="float" office:value="22" calcext:value-type="float">
            <text:p>22</text:p>
          </table:table-cell>
          <table:table-cell table:formula="of:=COM.MICROSOFT.CONCAT([.A304];&quot;: { &quot;&quot;idMostSigNib&quot;&quot;: &quot;;BITAND(ROW()-2;65280)/256;&quot;, &quot;&quot;idLeastSigByte&quot;&quot;: &quot;;&quot;0x&quot;&amp;DEC2HEX(BITAND(ROW()-2;255));&quot;, &quot;&quot;name&quot;&quot;: &quot;&quot;&quot;;[.B304];&quot;&quot;&quot;, &quot;&quot;value&quot;&quot;: &quot;;IF([.C304] &gt; 0; MOD([.C304]; 10); -1);&quot;, &quot;&quot;type&quot;&quot;: &quot;&quot;&quot;;[.D304];&quot;&quot;&quot;, &quot;&quot;cpCost&quot;&quot;: &quot;;[.G304];&quot;, &quot;&quot;element&quot;&quot;: &quot;&quot;&quot;;[.E304];&quot;&quot;&quot;, },&quot;)" office:value-type="string" office:string-value="0x12E: { &quot;idMostSigNib&quot;: 1, &quot;idLeastSigByte&quot;: 0x2E, &quot;name&quot;: &quot;Tinker Bell&quot;, &quot;value&quot;: 2, &quot;type&quot;: &quot;Magic&quot;, &quot;cpCost&quot;: 22, &quot;element&quot;: &quot;N/A&quot;, }," calcext:value-type="string">
            <text:p>0x12E: { "idMostSigNib": 1, "idLeastSigByte": 0x2E, "name": "Tinker Bell", "value": 2, "type": "Magic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2F" calcext:value-type="string">
            <text:p>0x12F</text:p>
          </table:table-cell>
          <table:table-cell office:value-type="string" calcext:value-type="string">
            <text:p>Tinker Be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5] = &quot;S&quot;; 10 + [.C305] - 1; IF ([.F305] = &quot;A&quot;; 15 + [.C305] - 1; IF ([.F305] = &quot;B&quot;; 20 + ([.C305] - 1) * 2; IF ([.F305] = &quot;C&quot;; 25 + ([.C305] - 1) * 2; IF ([.F305] = &quot;D&quot;; 30 + ([.C305] - 1) * 3; IF([.F305] = &quot;E&quot;; 40 + ([.C305] - 1) * 4; IF ([.F305] = &quot;F&quot;; 45 + ([.C305] - 1) * 4; IF ([.F305] = &quot;E+&quot;; 35 + ([.C305] - 1) * 3; IF([.F305] = &quot;G&quot;; 50 + ([.C305] - 1) * 5; 60 + ([.C305] - 1) * 5)))))))))" office:value-type="float" office:value="24" calcext:value-type="float">
            <text:p>24</text:p>
          </table:table-cell>
          <table:table-cell table:formula="of:=COM.MICROSOFT.CONCAT([.A305];&quot;: { &quot;&quot;idMostSigNib&quot;&quot;: &quot;;BITAND(ROW()-2;65280)/256;&quot;, &quot;&quot;idLeastSigByte&quot;&quot;: &quot;;&quot;0x&quot;&amp;DEC2HEX(BITAND(ROW()-2;255));&quot;, &quot;&quot;name&quot;&quot;: &quot;&quot;&quot;;[.B305];&quot;&quot;&quot;, &quot;&quot;value&quot;&quot;: &quot;;IF([.C305] &gt; 0; MOD([.C305]; 10); -1);&quot;, &quot;&quot;type&quot;&quot;: &quot;&quot;&quot;;[.D305];&quot;&quot;&quot;, &quot;&quot;cpCost&quot;&quot;: &quot;;[.G305];&quot;, &quot;&quot;element&quot;&quot;: &quot;&quot;&quot;;[.E305];&quot;&quot;&quot;, },&quot;)" office:value-type="string" office:string-value="0x12F: { &quot;idMostSigNib&quot;: 1, &quot;idLeastSigByte&quot;: 0x2F, &quot;name&quot;: &quot;Tinker Bell&quot;, &quot;value&quot;: 3, &quot;type&quot;: &quot;Magic&quot;, &quot;cpCost&quot;: 24, &quot;element&quot;: &quot;N/A&quot;, }," calcext:value-type="string">
            <text:p>0x12F: { "idMostSigNib": 1, "idLeastSigByte": 0x2F, "name": "Tinker Bell", "value": 3, "type": "Magic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30" calcext:value-type="string">
            <text:p>0x130</text:p>
          </table:table-cell>
          <table:table-cell office:value-type="string" calcext:value-type="string">
            <text:p>Tinker B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6] = &quot;S&quot;; 10 + [.C306] - 1; IF ([.F306] = &quot;A&quot;; 15 + [.C306] - 1; IF ([.F306] = &quot;B&quot;; 20 + ([.C306] - 1) * 2; IF ([.F306] = &quot;C&quot;; 25 + ([.C306] - 1) * 2; IF ([.F306] = &quot;D&quot;; 30 + ([.C306] - 1) * 3; IF([.F306] = &quot;E&quot;; 40 + ([.C306] - 1) * 4; IF ([.F306] = &quot;F&quot;; 45 + ([.C306] - 1) * 4; IF ([.F306] = &quot;E+&quot;; 35 + ([.C306] - 1) * 3; IF([.F306] = &quot;G&quot;; 50 + ([.C306] - 1) * 5; 60 + ([.C306] - 1) * 5)))))))))" office:value-type="float" office:value="26" calcext:value-type="float">
            <text:p>26</text:p>
          </table:table-cell>
          <table:table-cell table:formula="of:=COM.MICROSOFT.CONCAT([.A306];&quot;: { &quot;&quot;idMostSigNib&quot;&quot;: &quot;;BITAND(ROW()-2;65280)/256;&quot;, &quot;&quot;idLeastSigByte&quot;&quot;: &quot;;&quot;0x&quot;&amp;DEC2HEX(BITAND(ROW()-2;255));&quot;, &quot;&quot;name&quot;&quot;: &quot;&quot;&quot;;[.B306];&quot;&quot;&quot;, &quot;&quot;value&quot;&quot;: &quot;;IF([.C306] &gt; 0; MOD([.C306]; 10); -1);&quot;, &quot;&quot;type&quot;&quot;: &quot;&quot;&quot;;[.D306];&quot;&quot;&quot;, &quot;&quot;cpCost&quot;&quot;: &quot;;[.G306];&quot;, &quot;&quot;element&quot;&quot;: &quot;&quot;&quot;;[.E306];&quot;&quot;&quot;, },&quot;)" office:value-type="string" office:string-value="0x130: { &quot;idMostSigNib&quot;: 1, &quot;idLeastSigByte&quot;: 0x30, &quot;name&quot;: &quot;Tinker Bell&quot;, &quot;value&quot;: 4, &quot;type&quot;: &quot;Magic&quot;, &quot;cpCost&quot;: 26, &quot;element&quot;: &quot;N/A&quot;, }," calcext:value-type="string">
            <text:p>0x130: { "idMostSigNib": 1, "idLeastSigByte": 0x30, "name": "Tinker Bell", "value": 4, "type": "Magic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31" calcext:value-type="string">
            <text:p>0x131</text:p>
          </table:table-cell>
          <table:table-cell office:value-type="string" calcext:value-type="string">
            <text:p>Tinker Be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7] = &quot;S&quot;; 10 + [.C307] - 1; IF ([.F307] = &quot;A&quot;; 15 + [.C307] - 1; IF ([.F307] = &quot;B&quot;; 20 + ([.C307] - 1) * 2; IF ([.F307] = &quot;C&quot;; 25 + ([.C307] - 1) * 2; IF ([.F307] = &quot;D&quot;; 30 + ([.C307] - 1) * 3; IF([.F307] = &quot;E&quot;; 40 + ([.C307] - 1) * 4; IF ([.F307] = &quot;F&quot;; 45 + ([.C307] - 1) * 4; IF ([.F307] = &quot;E+&quot;; 35 + ([.C307] - 1) * 3; IF([.F307] = &quot;G&quot;; 50 + ([.C307] - 1) * 5; 60 + ([.C307] - 1) * 5)))))))))" office:value-type="float" office:value="28" calcext:value-type="float">
            <text:p>28</text:p>
          </table:table-cell>
          <table:table-cell table:formula="of:=COM.MICROSOFT.CONCAT([.A307];&quot;: { &quot;&quot;idMostSigNib&quot;&quot;: &quot;;BITAND(ROW()-2;65280)/256;&quot;, &quot;&quot;idLeastSigByte&quot;&quot;: &quot;;&quot;0x&quot;&amp;DEC2HEX(BITAND(ROW()-2;255));&quot;, &quot;&quot;name&quot;&quot;: &quot;&quot;&quot;;[.B307];&quot;&quot;&quot;, &quot;&quot;value&quot;&quot;: &quot;;IF([.C307] &gt; 0; MOD([.C307]; 10); -1);&quot;, &quot;&quot;type&quot;&quot;: &quot;&quot;&quot;;[.D307];&quot;&quot;&quot;, &quot;&quot;cpCost&quot;&quot;: &quot;;[.G307];&quot;, &quot;&quot;element&quot;&quot;: &quot;&quot;&quot;;[.E307];&quot;&quot;&quot;, },&quot;)" office:value-type="string" office:string-value="0x131: { &quot;idMostSigNib&quot;: 1, &quot;idLeastSigByte&quot;: 0x31, &quot;name&quot;: &quot;Tinker Bell&quot;, &quot;value&quot;: 5, &quot;type&quot;: &quot;Magic&quot;, &quot;cpCost&quot;: 28, &quot;element&quot;: &quot;N/A&quot;, }," calcext:value-type="string">
            <text:p>0x131: { "idMostSigNib": 1, "idLeastSigByte": 0x31, "name": "Tinker Bell", "value": 5, "type": "Magic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32" calcext:value-type="string">
            <text:p>0x132</text:p>
          </table:table-cell>
          <table:table-cell office:value-type="string" calcext:value-type="string">
            <text:p>Tinker Be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8] = &quot;S&quot;; 10 + [.C308] - 1; IF ([.F308] = &quot;A&quot;; 15 + [.C308] - 1; IF ([.F308] = &quot;B&quot;; 20 + ([.C308] - 1) * 2; IF ([.F308] = &quot;C&quot;; 25 + ([.C308] - 1) * 2; IF ([.F308] = &quot;D&quot;; 30 + ([.C308] - 1) * 3; IF([.F308] = &quot;E&quot;; 40 + ([.C308] - 1) * 4; IF ([.F308] = &quot;F&quot;; 45 + ([.C308] - 1) * 4; IF ([.F308] = &quot;E+&quot;; 35 + ([.C308] - 1) * 3; IF([.F308] = &quot;G&quot;; 50 + ([.C308] - 1) * 5; 60 + ([.C308] - 1) * 5)))))))))" office:value-type="float" office:value="30" calcext:value-type="float">
            <text:p>30</text:p>
          </table:table-cell>
          <table:table-cell table:formula="of:=COM.MICROSOFT.CONCAT([.A308];&quot;: { &quot;&quot;idMostSigNib&quot;&quot;: &quot;;BITAND(ROW()-2;65280)/256;&quot;, &quot;&quot;idLeastSigByte&quot;&quot;: &quot;;&quot;0x&quot;&amp;DEC2HEX(BITAND(ROW()-2;255));&quot;, &quot;&quot;name&quot;&quot;: &quot;&quot;&quot;;[.B308];&quot;&quot;&quot;, &quot;&quot;value&quot;&quot;: &quot;;IF([.C308] &gt; 0; MOD([.C308]; 10); -1);&quot;, &quot;&quot;type&quot;&quot;: &quot;&quot;&quot;;[.D308];&quot;&quot;&quot;, &quot;&quot;cpCost&quot;&quot;: &quot;;[.G308];&quot;, &quot;&quot;element&quot;&quot;: &quot;&quot;&quot;;[.E308];&quot;&quot;&quot;, },&quot;)" office:value-type="string" office:string-value="0x132: { &quot;idMostSigNib&quot;: 1, &quot;idLeastSigByte&quot;: 0x32, &quot;name&quot;: &quot;Tinker Bell&quot;, &quot;value&quot;: 6, &quot;type&quot;: &quot;Magic&quot;, &quot;cpCost&quot;: 30, &quot;element&quot;: &quot;N/A&quot;, }," calcext:value-type="string">
            <text:p>0x132: { "idMostSigNib": 1, "idLeastSigByte": 0x32, "name": "Tinker Bell", "value": 6, "type": "Magic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33" calcext:value-type="string">
            <text:p>0x133</text:p>
          </table:table-cell>
          <table:table-cell office:value-type="string" calcext:value-type="string">
            <text:p>Tinker Be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09] = &quot;S&quot;; 10 + [.C309] - 1; IF ([.F309] = &quot;A&quot;; 15 + [.C309] - 1; IF ([.F309] = &quot;B&quot;; 20 + ([.C309] - 1) * 2; IF ([.F309] = &quot;C&quot;; 25 + ([.C309] - 1) * 2; IF ([.F309] = &quot;D&quot;; 30 + ([.C309] - 1) * 3; IF([.F309] = &quot;E&quot;; 40 + ([.C309] - 1) * 4; IF ([.F309] = &quot;F&quot;; 45 + ([.C309] - 1) * 4; IF ([.F309] = &quot;E+&quot;; 35 + ([.C309] - 1) * 3; IF([.F309] = &quot;G&quot;; 50 + ([.C309] - 1) * 5; 60 + ([.C309] - 1) * 5)))))))))" office:value-type="float" office:value="32" calcext:value-type="float">
            <text:p>32</text:p>
          </table:table-cell>
          <table:table-cell table:formula="of:=COM.MICROSOFT.CONCAT([.A309];&quot;: { &quot;&quot;idMostSigNib&quot;&quot;: &quot;;BITAND(ROW()-2;65280)/256;&quot;, &quot;&quot;idLeastSigByte&quot;&quot;: &quot;;&quot;0x&quot;&amp;DEC2HEX(BITAND(ROW()-2;255));&quot;, &quot;&quot;name&quot;&quot;: &quot;&quot;&quot;;[.B309];&quot;&quot;&quot;, &quot;&quot;value&quot;&quot;: &quot;;IF([.C309] &gt; 0; MOD([.C309]; 10); -1);&quot;, &quot;&quot;type&quot;&quot;: &quot;&quot;&quot;;[.D309];&quot;&quot;&quot;, &quot;&quot;cpCost&quot;&quot;: &quot;;[.G309];&quot;, &quot;&quot;element&quot;&quot;: &quot;&quot;&quot;;[.E309];&quot;&quot;&quot;, },&quot;)" office:value-type="string" office:string-value="0x133: { &quot;idMostSigNib&quot;: 1, &quot;idLeastSigByte&quot;: 0x33, &quot;name&quot;: &quot;Tinker Bell&quot;, &quot;value&quot;: 7, &quot;type&quot;: &quot;Magic&quot;, &quot;cpCost&quot;: 32, &quot;element&quot;: &quot;N/A&quot;, }," calcext:value-type="string">
            <text:p>0x133: { "idMostSigNib": 1, "idLeastSigByte": 0x33, "name": "Tinker Bell", "value": 7, "type": "Magic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34" calcext:value-type="string">
            <text:p>0x134</text:p>
          </table:table-cell>
          <table:table-cell office:value-type="string" calcext:value-type="string">
            <text:p>Tinker Be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10] = &quot;S&quot;; 10 + [.C310] - 1; IF ([.F310] = &quot;A&quot;; 15 + [.C310] - 1; IF ([.F310] = &quot;B&quot;; 20 + ([.C310] - 1) * 2; IF ([.F310] = &quot;C&quot;; 25 + ([.C310] - 1) * 2; IF ([.F310] = &quot;D&quot;; 30 + ([.C310] - 1) * 3; IF([.F310] = &quot;E&quot;; 40 + ([.C310] - 1) * 4; IF ([.F310] = &quot;F&quot;; 45 + ([.C310] - 1) * 4; IF ([.F310] = &quot;E+&quot;; 35 + ([.C310] - 1) * 3; IF([.F310] = &quot;G&quot;; 50 + ([.C310] - 1) * 5; 60 + ([.C310] - 1) * 5)))))))))" office:value-type="float" office:value="34" calcext:value-type="float">
            <text:p>34</text:p>
          </table:table-cell>
          <table:table-cell table:formula="of:=COM.MICROSOFT.CONCAT([.A310];&quot;: { &quot;&quot;idMostSigNib&quot;&quot;: &quot;;BITAND(ROW()-2;65280)/256;&quot;, &quot;&quot;idLeastSigByte&quot;&quot;: &quot;;&quot;0x&quot;&amp;DEC2HEX(BITAND(ROW()-2;255));&quot;, &quot;&quot;name&quot;&quot;: &quot;&quot;&quot;;[.B310];&quot;&quot;&quot;, &quot;&quot;value&quot;&quot;: &quot;;IF([.C310] &gt; 0; MOD([.C310]; 10); -1);&quot;, &quot;&quot;type&quot;&quot;: &quot;&quot;&quot;;[.D310];&quot;&quot;&quot;, &quot;&quot;cpCost&quot;&quot;: &quot;;[.G310];&quot;, &quot;&quot;element&quot;&quot;: &quot;&quot;&quot;;[.E310];&quot;&quot;&quot;, },&quot;)" office:value-type="string" office:string-value="0x134: { &quot;idMostSigNib&quot;: 1, &quot;idLeastSigByte&quot;: 0x34, &quot;name&quot;: &quot;Tinker Bell&quot;, &quot;value&quot;: 8, &quot;type&quot;: &quot;Magic&quot;, &quot;cpCost&quot;: 34, &quot;element&quot;: &quot;N/A&quot;, }," calcext:value-type="string">
            <text:p>0x134: { "idMostSigNib": 1, "idLeastSigByte": 0x34, "name": "Tinker Bell", "value": 8, "type": "Magic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35" calcext:value-type="string">
            <text:p>0x135</text:p>
          </table:table-cell>
          <table:table-cell office:value-type="string" calcext:value-type="string">
            <text:p>Tinker Be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311] = &quot;S&quot;; 10 + [.C311] - 1; IF ([.F311] = &quot;A&quot;; 15 + [.C311] - 1; IF ([.F311] = &quot;B&quot;; 20 + ([.C311] - 1) * 2; IF ([.F311] = &quot;C&quot;; 25 + ([.C311] - 1) * 2; IF ([.F311] = &quot;D&quot;; 30 + ([.C311] - 1) * 3; IF([.F311] = &quot;E&quot;; 40 + ([.C311] - 1) * 4; IF ([.F311] = &quot;F&quot;; 45 + ([.C311] - 1) * 4; IF ([.F311] = &quot;E+&quot;; 35 + ([.C311] - 1) * 3; IF([.F311] = &quot;G&quot;; 50 + ([.C311] - 1) * 5; 60 + ([.C311] - 1) * 5)))))))))" office:value-type="float" office:value="36" calcext:value-type="float">
            <text:p>36</text:p>
          </table:table-cell>
          <table:table-cell table:formula="of:=COM.MICROSOFT.CONCAT([.A311];&quot;: { &quot;&quot;idMostSigNib&quot;&quot;: &quot;;BITAND(ROW()-2;65280)/256;&quot;, &quot;&quot;idLeastSigByte&quot;&quot;: &quot;;&quot;0x&quot;&amp;DEC2HEX(BITAND(ROW()-2;255));&quot;, &quot;&quot;name&quot;&quot;: &quot;&quot;&quot;;[.B311];&quot;&quot;&quot;, &quot;&quot;value&quot;&quot;: &quot;;IF([.C311] &gt; 0; MOD([.C311]; 10); -1);&quot;, &quot;&quot;type&quot;&quot;: &quot;&quot;&quot;;[.D311];&quot;&quot;&quot;, &quot;&quot;cpCost&quot;&quot;: &quot;;[.G311];&quot;, &quot;&quot;element&quot;&quot;: &quot;&quot;&quot;;[.E311];&quot;&quot;&quot;, },&quot;)" office:value-type="string" office:string-value="0x135: { &quot;idMostSigNib&quot;: 1, &quot;idLeastSigByte&quot;: 0x35, &quot;name&quot;: &quot;Tinker Bell&quot;, &quot;value&quot;: 9, &quot;type&quot;: &quot;Magic&quot;, &quot;cpCost&quot;: 36, &quot;element&quot;: &quot;N/A&quot;, }," calcext:value-type="string">
            <text:p>0x135: { "idMostSigNib": 1, "idLeastSigByte": 0x35, "name": "Tinker Bell", "value": 9, "type": "Magic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36" calcext:value-type="string">
            <text:p>0x136</text:p>
          </table:table-cell>
          <table:table-cell office:value-type="string" calcext:value-type="string">
            <text:p>Mush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2] = &quot;S&quot;; 10 + [.C312] - 1; IF ([.F312] = &quot;A&quot;; 15 + [.C312] - 1; IF ([.F312] = &quot;B&quot;; 20 + ([.C312] - 1) * 2; IF ([.F312] = &quot;C&quot;; 25 + ([.C312] - 1) * 2; IF ([.F312] = &quot;D&quot;; 30 + ([.C312] - 1) * 3; IF([.F312] = &quot;E&quot;; 40 + ([.C312] - 1) * 4; IF ([.F312] = &quot;F&quot;; 45 + ([.C312] - 1) * 4; IF ([.F312] = &quot;E+&quot;; 35 + ([.C312] - 1) * 3; IF([.F312] = &quot;G&quot;; 50 + ([.C312] - 1) * 5; 60 + ([.C312] - 1) * 5)))))))))" office:value-type="float" office:value="43" calcext:value-type="float">
            <text:p>43</text:p>
          </table:table-cell>
          <table:table-cell table:formula="of:=COM.MICROSOFT.CONCAT([.A312];&quot;: { &quot;&quot;idMostSigNib&quot;&quot;: &quot;;BITAND(ROW()-2;65280)/256;&quot;, &quot;&quot;idLeastSigByte&quot;&quot;: &quot;;&quot;0x&quot;&amp;DEC2HEX(BITAND(ROW()-2;255));&quot;, &quot;&quot;name&quot;&quot;: &quot;&quot;&quot;;[.B312];&quot;&quot;&quot;, &quot;&quot;value&quot;&quot;: &quot;;IF([.C312] &gt; 0; MOD([.C312]; 10); -1);&quot;, &quot;&quot;type&quot;&quot;: &quot;&quot;&quot;;[.D312];&quot;&quot;&quot;, &quot;&quot;cpCost&quot;&quot;: &quot;;[.G312];&quot;, &quot;&quot;element&quot;&quot;: &quot;&quot;&quot;;[.E312];&quot;&quot;&quot;, },&quot;)" office:value-type="string" office:string-value="0x136: { &quot;idMostSigNib&quot;: 1, &quot;idLeastSigByte&quot;: 0x36, &quot;name&quot;: &quot;Mushu&quot;, &quot;value&quot;: 0, &quot;type&quot;: &quot;Magic&quot;, &quot;cpCost&quot;: 43, &quot;element&quot;: &quot;Fire&quot;, }," calcext:value-type="string">
            <text:p>0x136: { "idMostSigNib": 1, "idLeastSigByte": 0x36, "name": "Mushu", "value": 0, "type": "Magic", "cpCost": 43, "element": "Fire", },</text:p>
          </table:table-cell>
        </table:table-row>
        <table:table-row table:style-name="ro1">
          <table:table-cell table:formula="of:=&quot;0x&quot;&amp;DEC2HEX(ROW()-2)" office:value-type="string" office:string-value="0x137" calcext:value-type="string">
            <text:p>0x137</text:p>
          </table:table-cell>
          <table:table-cell office:value-type="string" calcext:value-type="string">
            <text:p>Mush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3] = &quot;S&quot;; 10 + [.C313] - 1; IF ([.F313] = &quot;A&quot;; 15 + [.C313] - 1; IF ([.F313] = &quot;B&quot;; 20 + ([.C313] - 1) * 2; IF ([.F313] = &quot;C&quot;; 25 + ([.C313] - 1) * 2; IF ([.F313] = &quot;D&quot;; 30 + ([.C313] - 1) * 3; IF([.F313] = &quot;E&quot;; 40 + ([.C313] - 1) * 4; IF ([.F313] = &quot;F&quot;; 45 + ([.C313] - 1) * 4; IF ([.F313] = &quot;E+&quot;; 35 + ([.C313] - 1) * 3; IF([.F313] = &quot;G&quot;; 50 + ([.C313] - 1) * 5; 60 + ([.C313] - 1) * 5)))))))))" office:value-type="float" office:value="25" calcext:value-type="float">
            <text:p>25</text:p>
          </table:table-cell>
          <table:table-cell table:formula="of:=COM.MICROSOFT.CONCAT([.A313];&quot;: { &quot;&quot;idMostSigNib&quot;&quot;: &quot;;BITAND(ROW()-2;65280)/256;&quot;, &quot;&quot;idLeastSigByte&quot;&quot;: &quot;;&quot;0x&quot;&amp;DEC2HEX(BITAND(ROW()-2;255));&quot;, &quot;&quot;name&quot;&quot;: &quot;&quot;&quot;;[.B313];&quot;&quot;&quot;, &quot;&quot;value&quot;&quot;: &quot;;IF([.C313] &gt; 0; MOD([.C313]; 10); -1);&quot;, &quot;&quot;type&quot;&quot;: &quot;&quot;&quot;;[.D313];&quot;&quot;&quot;, &quot;&quot;cpCost&quot;&quot;: &quot;;[.G313];&quot;, &quot;&quot;element&quot;&quot;: &quot;&quot;&quot;;[.E313];&quot;&quot;&quot;, },&quot;)" office:value-type="string" office:string-value="0x137: { &quot;idMostSigNib&quot;: 1, &quot;idLeastSigByte&quot;: 0x37, &quot;name&quot;: &quot;Mushu&quot;, &quot;value&quot;: 1, &quot;type&quot;: &quot;Magic&quot;, &quot;cpCost&quot;: 25, &quot;element&quot;: &quot;Fire&quot;, }," calcext:value-type="string">
            <text:p>0x137: { "idMostSigNib": 1, "idLeastSigByte": 0x37, "name": "Mushu", "value": 1, "type": "Magic", "cpCost": 25, "element": "Fire", },</text:p>
          </table:table-cell>
        </table:table-row>
        <table:table-row table:style-name="ro1">
          <table:table-cell table:formula="of:=&quot;0x&quot;&amp;DEC2HEX(ROW()-2)" office:value-type="string" office:string-value="0x138" calcext:value-type="string">
            <text:p>0x138</text:p>
          </table:table-cell>
          <table:table-cell office:value-type="string" calcext:value-type="string">
            <text:p>Mush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4] = &quot;S&quot;; 10 + [.C314] - 1; IF ([.F314] = &quot;A&quot;; 15 + [.C314] - 1; IF ([.F314] = &quot;B&quot;; 20 + ([.C314] - 1) * 2; IF ([.F314] = &quot;C&quot;; 25 + ([.C314] - 1) * 2; IF ([.F314] = &quot;D&quot;; 30 + ([.C314] - 1) * 3; IF([.F314] = &quot;E&quot;; 40 + ([.C314] - 1) * 4; IF ([.F314] = &quot;F&quot;; 45 + ([.C314] - 1) * 4; IF ([.F314] = &quot;E+&quot;; 35 + ([.C314] - 1) * 3; IF([.F314] = &quot;G&quot;; 50 + ([.C314] - 1) * 5; 60 + ([.C314] - 1) * 5)))))))))" office:value-type="float" office:value="27" calcext:value-type="float">
            <text:p>27</text:p>
          </table:table-cell>
          <table:table-cell table:formula="of:=COM.MICROSOFT.CONCAT([.A314];&quot;: { &quot;&quot;idMostSigNib&quot;&quot;: &quot;;BITAND(ROW()-2;65280)/256;&quot;, &quot;&quot;idLeastSigByte&quot;&quot;: &quot;;&quot;0x&quot;&amp;DEC2HEX(BITAND(ROW()-2;255));&quot;, &quot;&quot;name&quot;&quot;: &quot;&quot;&quot;;[.B314];&quot;&quot;&quot;, &quot;&quot;value&quot;&quot;: &quot;;IF([.C314] &gt; 0; MOD([.C314]; 10); -1);&quot;, &quot;&quot;type&quot;&quot;: &quot;&quot;&quot;;[.D314];&quot;&quot;&quot;, &quot;&quot;cpCost&quot;&quot;: &quot;;[.G314];&quot;, &quot;&quot;element&quot;&quot;: &quot;&quot;&quot;;[.E314];&quot;&quot;&quot;, },&quot;)" office:value-type="string" office:string-value="0x138: { &quot;idMostSigNib&quot;: 1, &quot;idLeastSigByte&quot;: 0x38, &quot;name&quot;: &quot;Mushu&quot;, &quot;value&quot;: 2, &quot;type&quot;: &quot;Magic&quot;, &quot;cpCost&quot;: 27, &quot;element&quot;: &quot;Fire&quot;, }," calcext:value-type="string">
            <text:p>0x138: { "idMostSigNib": 1, "idLeastSigByte": 0x38, "name": "Mushu", "value": 2, "type": "Magic", "cpCost": 27, "element": "Fire", },</text:p>
          </table:table-cell>
        </table:table-row>
        <table:table-row table:style-name="ro1">
          <table:table-cell table:formula="of:=&quot;0x&quot;&amp;DEC2HEX(ROW()-2)" office:value-type="string" office:string-value="0x139" calcext:value-type="string">
            <text:p>0x139</text:p>
          </table:table-cell>
          <table:table-cell office:value-type="string" calcext:value-type="string">
            <text:p>Mush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5] = &quot;S&quot;; 10 + [.C315] - 1; IF ([.F315] = &quot;A&quot;; 15 + [.C315] - 1; IF ([.F315] = &quot;B&quot;; 20 + ([.C315] - 1) * 2; IF ([.F315] = &quot;C&quot;; 25 + ([.C315] - 1) * 2; IF ([.F315] = &quot;D&quot;; 30 + ([.C315] - 1) * 3; IF([.F315] = &quot;E&quot;; 40 + ([.C315] - 1) * 4; IF ([.F315] = &quot;F&quot;; 45 + ([.C315] - 1) * 4; IF ([.F315] = &quot;E+&quot;; 35 + ([.C315] - 1) * 3; IF([.F315] = &quot;G&quot;; 50 + ([.C315] - 1) * 5; 60 + ([.C315] - 1) * 5)))))))))" office:value-type="float" office:value="29" calcext:value-type="float">
            <text:p>29</text:p>
          </table:table-cell>
          <table:table-cell table:formula="of:=COM.MICROSOFT.CONCAT([.A315];&quot;: { &quot;&quot;idMostSigNib&quot;&quot;: &quot;;BITAND(ROW()-2;65280)/256;&quot;, &quot;&quot;idLeastSigByte&quot;&quot;: &quot;;&quot;0x&quot;&amp;DEC2HEX(BITAND(ROW()-2;255));&quot;, &quot;&quot;name&quot;&quot;: &quot;&quot;&quot;;[.B315];&quot;&quot;&quot;, &quot;&quot;value&quot;&quot;: &quot;;IF([.C315] &gt; 0; MOD([.C315]; 10); -1);&quot;, &quot;&quot;type&quot;&quot;: &quot;&quot;&quot;;[.D315];&quot;&quot;&quot;, &quot;&quot;cpCost&quot;&quot;: &quot;;[.G315];&quot;, &quot;&quot;element&quot;&quot;: &quot;&quot;&quot;;[.E315];&quot;&quot;&quot;, },&quot;)" office:value-type="string" office:string-value="0x139: { &quot;idMostSigNib&quot;: 1, &quot;idLeastSigByte&quot;: 0x39, &quot;name&quot;: &quot;Mushu&quot;, &quot;value&quot;: 3, &quot;type&quot;: &quot;Magic&quot;, &quot;cpCost&quot;: 29, &quot;element&quot;: &quot;Fire&quot;, }," calcext:value-type="string">
            <text:p>0x139: { "idMostSigNib": 1, "idLeastSigByte": 0x39, "name": "Mushu", "value": 3, "type": "Magic", "cpCost": 29, "element": "Fire", },</text:p>
          </table:table-cell>
        </table:table-row>
        <table:table-row table:style-name="ro1">
          <table:table-cell table:formula="of:=&quot;0x&quot;&amp;DEC2HEX(ROW()-2)" office:value-type="string" office:string-value="0x13A" calcext:value-type="string">
            <text:p>0x13A</text:p>
          </table:table-cell>
          <table:table-cell office:value-type="string" calcext:value-type="string">
            <text:p>Mush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6] = &quot;S&quot;; 10 + [.C316] - 1; IF ([.F316] = &quot;A&quot;; 15 + [.C316] - 1; IF ([.F316] = &quot;B&quot;; 20 + ([.C316] - 1) * 2; IF ([.F316] = &quot;C&quot;; 25 + ([.C316] - 1) * 2; IF ([.F316] = &quot;D&quot;; 30 + ([.C316] - 1) * 3; IF([.F316] = &quot;E&quot;; 40 + ([.C316] - 1) * 4; IF ([.F316] = &quot;F&quot;; 45 + ([.C316] - 1) * 4; IF ([.F316] = &quot;E+&quot;; 35 + ([.C316] - 1) * 3; IF([.F316] = &quot;G&quot;; 50 + ([.C316] - 1) * 5; 60 + ([.C316] - 1) * 5)))))))))" office:value-type="float" office:value="31" calcext:value-type="float">
            <text:p>31</text:p>
          </table:table-cell>
          <table:table-cell table:formula="of:=COM.MICROSOFT.CONCAT([.A316];&quot;: { &quot;&quot;idMostSigNib&quot;&quot;: &quot;;BITAND(ROW()-2;65280)/256;&quot;, &quot;&quot;idLeastSigByte&quot;&quot;: &quot;;&quot;0x&quot;&amp;DEC2HEX(BITAND(ROW()-2;255));&quot;, &quot;&quot;name&quot;&quot;: &quot;&quot;&quot;;[.B316];&quot;&quot;&quot;, &quot;&quot;value&quot;&quot;: &quot;;IF([.C316] &gt; 0; MOD([.C316]; 10); -1);&quot;, &quot;&quot;type&quot;&quot;: &quot;&quot;&quot;;[.D316];&quot;&quot;&quot;, &quot;&quot;cpCost&quot;&quot;: &quot;;[.G316];&quot;, &quot;&quot;element&quot;&quot;: &quot;&quot;&quot;;[.E316];&quot;&quot;&quot;, },&quot;)" office:value-type="string" office:string-value="0x13A: { &quot;idMostSigNib&quot;: 1, &quot;idLeastSigByte&quot;: 0x3A, &quot;name&quot;: &quot;Mushu&quot;, &quot;value&quot;: 4, &quot;type&quot;: &quot;Magic&quot;, &quot;cpCost&quot;: 31, &quot;element&quot;: &quot;Fire&quot;, }," calcext:value-type="string">
            <text:p>0x13A: { "idMostSigNib": 1, "idLeastSigByte": 0x3A, "name": "Mushu", "value": 4, "type": "Magic", "cpCost": 31, "element": "Fire", },</text:p>
          </table:table-cell>
        </table:table-row>
        <table:table-row table:style-name="ro1">
          <table:table-cell table:formula="of:=&quot;0x&quot;&amp;DEC2HEX(ROW()-2)" office:value-type="string" office:string-value="0x13B" calcext:value-type="string">
            <text:p>0x13B</text:p>
          </table:table-cell>
          <table:table-cell office:value-type="string" calcext:value-type="string">
            <text:p>Mush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7] = &quot;S&quot;; 10 + [.C317] - 1; IF ([.F317] = &quot;A&quot;; 15 + [.C317] - 1; IF ([.F317] = &quot;B&quot;; 20 + ([.C317] - 1) * 2; IF ([.F317] = &quot;C&quot;; 25 + ([.C317] - 1) * 2; IF ([.F317] = &quot;D&quot;; 30 + ([.C317] - 1) * 3; IF([.F317] = &quot;E&quot;; 40 + ([.C317] - 1) * 4; IF ([.F317] = &quot;F&quot;; 45 + ([.C317] - 1) * 4; IF ([.F317] = &quot;E+&quot;; 35 + ([.C317] - 1) * 3; IF([.F317] = &quot;G&quot;; 50 + ([.C317] - 1) * 5; 60 + ([.C317] - 1) * 5)))))))))" office:value-type="float" office:value="33" calcext:value-type="float">
            <text:p>33</text:p>
          </table:table-cell>
          <table:table-cell table:formula="of:=COM.MICROSOFT.CONCAT([.A317];&quot;: { &quot;&quot;idMostSigNib&quot;&quot;: &quot;;BITAND(ROW()-2;65280)/256;&quot;, &quot;&quot;idLeastSigByte&quot;&quot;: &quot;;&quot;0x&quot;&amp;DEC2HEX(BITAND(ROW()-2;255));&quot;, &quot;&quot;name&quot;&quot;: &quot;&quot;&quot;;[.B317];&quot;&quot;&quot;, &quot;&quot;value&quot;&quot;: &quot;;IF([.C317] &gt; 0; MOD([.C317]; 10); -1);&quot;, &quot;&quot;type&quot;&quot;: &quot;&quot;&quot;;[.D317];&quot;&quot;&quot;, &quot;&quot;cpCost&quot;&quot;: &quot;;[.G317];&quot;, &quot;&quot;element&quot;&quot;: &quot;&quot;&quot;;[.E317];&quot;&quot;&quot;, },&quot;)" office:value-type="string" office:string-value="0x13B: { &quot;idMostSigNib&quot;: 1, &quot;idLeastSigByte&quot;: 0x3B, &quot;name&quot;: &quot;Mushu&quot;, &quot;value&quot;: 5, &quot;type&quot;: &quot;Magic&quot;, &quot;cpCost&quot;: 33, &quot;element&quot;: &quot;Fire&quot;, }," calcext:value-type="string">
            <text:p>0x13B: { "idMostSigNib": 1, "idLeastSigByte": 0x3B, "name": "Mushu", "value": 5, "type": "Magic", "cpCost": 33, "element": "Fire", },</text:p>
          </table:table-cell>
        </table:table-row>
        <table:table-row table:style-name="ro1">
          <table:table-cell table:formula="of:=&quot;0x&quot;&amp;DEC2HEX(ROW()-2)" office:value-type="string" office:string-value="0x13C" calcext:value-type="string">
            <text:p>0x13C</text:p>
          </table:table-cell>
          <table:table-cell office:value-type="string" calcext:value-type="string">
            <text:p>Mush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8] = &quot;S&quot;; 10 + [.C318] - 1; IF ([.F318] = &quot;A&quot;; 15 + [.C318] - 1; IF ([.F318] = &quot;B&quot;; 20 + ([.C318] - 1) * 2; IF ([.F318] = &quot;C&quot;; 25 + ([.C318] - 1) * 2; IF ([.F318] = &quot;D&quot;; 30 + ([.C318] - 1) * 3; IF([.F318] = &quot;E&quot;; 40 + ([.C318] - 1) * 4; IF ([.F318] = &quot;F&quot;; 45 + ([.C318] - 1) * 4; IF ([.F318] = &quot;E+&quot;; 35 + ([.C318] - 1) * 3; IF([.F318] = &quot;G&quot;; 50 + ([.C318] - 1) * 5; 60 + ([.C318] - 1) * 5)))))))))" office:value-type="float" office:value="35" calcext:value-type="float">
            <text:p>35</text:p>
          </table:table-cell>
          <table:table-cell table:formula="of:=COM.MICROSOFT.CONCAT([.A318];&quot;: { &quot;&quot;idMostSigNib&quot;&quot;: &quot;;BITAND(ROW()-2;65280)/256;&quot;, &quot;&quot;idLeastSigByte&quot;&quot;: &quot;;&quot;0x&quot;&amp;DEC2HEX(BITAND(ROW()-2;255));&quot;, &quot;&quot;name&quot;&quot;: &quot;&quot;&quot;;[.B318];&quot;&quot;&quot;, &quot;&quot;value&quot;&quot;: &quot;;IF([.C318] &gt; 0; MOD([.C318]; 10); -1);&quot;, &quot;&quot;type&quot;&quot;: &quot;&quot;&quot;;[.D318];&quot;&quot;&quot;, &quot;&quot;cpCost&quot;&quot;: &quot;;[.G318];&quot;, &quot;&quot;element&quot;&quot;: &quot;&quot;&quot;;[.E318];&quot;&quot;&quot;, },&quot;)" office:value-type="string" office:string-value="0x13C: { &quot;idMostSigNib&quot;: 1, &quot;idLeastSigByte&quot;: 0x3C, &quot;name&quot;: &quot;Mushu&quot;, &quot;value&quot;: 6, &quot;type&quot;: &quot;Magic&quot;, &quot;cpCost&quot;: 35, &quot;element&quot;: &quot;Fire&quot;, }," calcext:value-type="string">
            <text:p>0x13C: { "idMostSigNib": 1, "idLeastSigByte": 0x3C, "name": "Mushu", "value": 6, "type": "Magic", "cpCost": 35, "element": "Fire", },</text:p>
          </table:table-cell>
        </table:table-row>
        <table:table-row table:style-name="ro1">
          <table:table-cell table:formula="of:=&quot;0x&quot;&amp;DEC2HEX(ROW()-2)" office:value-type="string" office:string-value="0x13D" calcext:value-type="string">
            <text:p>0x13D</text:p>
          </table:table-cell>
          <table:table-cell office:value-type="string" calcext:value-type="string">
            <text:p>Mush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19] = &quot;S&quot;; 10 + [.C319] - 1; IF ([.F319] = &quot;A&quot;; 15 + [.C319] - 1; IF ([.F319] = &quot;B&quot;; 20 + ([.C319] - 1) * 2; IF ([.F319] = &quot;C&quot;; 25 + ([.C319] - 1) * 2; IF ([.F319] = &quot;D&quot;; 30 + ([.C319] - 1) * 3; IF([.F319] = &quot;E&quot;; 40 + ([.C319] - 1) * 4; IF ([.F319] = &quot;F&quot;; 45 + ([.C319] - 1) * 4; IF ([.F319] = &quot;E+&quot;; 35 + ([.C319] - 1) * 3; IF([.F319] = &quot;G&quot;; 50 + ([.C319] - 1) * 5; 60 + ([.C319] - 1) * 5)))))))))" office:value-type="float" office:value="37" calcext:value-type="float">
            <text:p>37</text:p>
          </table:table-cell>
          <table:table-cell table:formula="of:=COM.MICROSOFT.CONCAT([.A319];&quot;: { &quot;&quot;idMostSigNib&quot;&quot;: &quot;;BITAND(ROW()-2;65280)/256;&quot;, &quot;&quot;idLeastSigByte&quot;&quot;: &quot;;&quot;0x&quot;&amp;DEC2HEX(BITAND(ROW()-2;255));&quot;, &quot;&quot;name&quot;&quot;: &quot;&quot;&quot;;[.B319];&quot;&quot;&quot;, &quot;&quot;value&quot;&quot;: &quot;;IF([.C319] &gt; 0; MOD([.C319]; 10); -1);&quot;, &quot;&quot;type&quot;&quot;: &quot;&quot;&quot;;[.D319];&quot;&quot;&quot;, &quot;&quot;cpCost&quot;&quot;: &quot;;[.G319];&quot;, &quot;&quot;element&quot;&quot;: &quot;&quot;&quot;;[.E319];&quot;&quot;&quot;, },&quot;)" office:value-type="string" office:string-value="0x13D: { &quot;idMostSigNib&quot;: 1, &quot;idLeastSigByte&quot;: 0x3D, &quot;name&quot;: &quot;Mushu&quot;, &quot;value&quot;: 7, &quot;type&quot;: &quot;Magic&quot;, &quot;cpCost&quot;: 37, &quot;element&quot;: &quot;Fire&quot;, }," calcext:value-type="string">
            <text:p>0x13D: { "idMostSigNib": 1, "idLeastSigByte": 0x3D, "name": "Mushu", "value": 7, "type": "Magic", "cpCost": 37, "element": "Fire", },</text:p>
          </table:table-cell>
        </table:table-row>
        <table:table-row table:style-name="ro1">
          <table:table-cell table:formula="of:=&quot;0x&quot;&amp;DEC2HEX(ROW()-2)" office:value-type="string" office:string-value="0x13E" calcext:value-type="string">
            <text:p>0x13E</text:p>
          </table:table-cell>
          <table:table-cell office:value-type="string" calcext:value-type="string">
            <text:p>Mush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20] = &quot;S&quot;; 10 + [.C320] - 1; IF ([.F320] = &quot;A&quot;; 15 + [.C320] - 1; IF ([.F320] = &quot;B&quot;; 20 + ([.C320] - 1) * 2; IF ([.F320] = &quot;C&quot;; 25 + ([.C320] - 1) * 2; IF ([.F320] = &quot;D&quot;; 30 + ([.C320] - 1) * 3; IF([.F320] = &quot;E&quot;; 40 + ([.C320] - 1) * 4; IF ([.F320] = &quot;F&quot;; 45 + ([.C320] - 1) * 4; IF ([.F320] = &quot;E+&quot;; 35 + ([.C320] - 1) * 3; IF([.F320] = &quot;G&quot;; 50 + ([.C320] - 1) * 5; 60 + ([.C320] - 1) * 5)))))))))" office:value-type="float" office:value="39" calcext:value-type="float">
            <text:p>39</text:p>
          </table:table-cell>
          <table:table-cell table:formula="of:=COM.MICROSOFT.CONCAT([.A320];&quot;: { &quot;&quot;idMostSigNib&quot;&quot;: &quot;;BITAND(ROW()-2;65280)/256;&quot;, &quot;&quot;idLeastSigByte&quot;&quot;: &quot;;&quot;0x&quot;&amp;DEC2HEX(BITAND(ROW()-2;255));&quot;, &quot;&quot;name&quot;&quot;: &quot;&quot;&quot;;[.B320];&quot;&quot;&quot;, &quot;&quot;value&quot;&quot;: &quot;;IF([.C320] &gt; 0; MOD([.C320]; 10); -1);&quot;, &quot;&quot;type&quot;&quot;: &quot;&quot;&quot;;[.D320];&quot;&quot;&quot;, &quot;&quot;cpCost&quot;&quot;: &quot;;[.G320];&quot;, &quot;&quot;element&quot;&quot;: &quot;&quot;&quot;;[.E320];&quot;&quot;&quot;, },&quot;)" office:value-type="string" office:string-value="0x13E: { &quot;idMostSigNib&quot;: 1, &quot;idLeastSigByte&quot;: 0x3E, &quot;name&quot;: &quot;Mushu&quot;, &quot;value&quot;: 8, &quot;type&quot;: &quot;Magic&quot;, &quot;cpCost&quot;: 39, &quot;element&quot;: &quot;Fire&quot;, }," calcext:value-type="string">
            <text:p>0x13E: { "idMostSigNib": 1, "idLeastSigByte": 0x3E, "name": "Mushu", "value": 8, "type": "Magic", "cpCost": 39, "element": "Fire", },</text:p>
          </table:table-cell>
        </table:table-row>
        <table:table-row table:style-name="ro1">
          <table:table-cell table:formula="of:=&quot;0x&quot;&amp;DEC2HEX(ROW()-2)" office:value-type="string" office:string-value="0x13F" calcext:value-type="string">
            <text:p>0x13F</text:p>
          </table:table-cell>
          <table:table-cell office:value-type="string" calcext:value-type="string">
            <text:p>Mush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</text:p>
          </table:table-cell>
          <table:table-cell table:formula="of:=IF([.F321] = &quot;S&quot;; 10 + [.C321] - 1; IF ([.F321] = &quot;A&quot;; 15 + [.C321] - 1; IF ([.F321] = &quot;B&quot;; 20 + ([.C321] - 1) * 2; IF ([.F321] = &quot;C&quot;; 25 + ([.C321] - 1) * 2; IF ([.F321] = &quot;D&quot;; 30 + ([.C321] - 1) * 3; IF([.F321] = &quot;E&quot;; 40 + ([.C321] - 1) * 4; IF ([.F321] = &quot;F&quot;; 45 + ([.C321] - 1) * 4; IF ([.F321] = &quot;E+&quot;; 35 + ([.C321] - 1) * 3; IF([.F321] = &quot;G&quot;; 50 + ([.C321] - 1) * 5; 60 + ([.C321] - 1) * 5)))))))))" office:value-type="float" office:value="41" calcext:value-type="float">
            <text:p>41</text:p>
          </table:table-cell>
          <table:table-cell table:formula="of:=COM.MICROSOFT.CONCAT([.A321];&quot;: { &quot;&quot;idMostSigNib&quot;&quot;: &quot;;BITAND(ROW()-2;65280)/256;&quot;, &quot;&quot;idLeastSigByte&quot;&quot;: &quot;;&quot;0x&quot;&amp;DEC2HEX(BITAND(ROW()-2;255));&quot;, &quot;&quot;name&quot;&quot;: &quot;&quot;&quot;;[.B321];&quot;&quot;&quot;, &quot;&quot;value&quot;&quot;: &quot;;IF([.C321] &gt; 0; MOD([.C321]; 10); -1);&quot;, &quot;&quot;type&quot;&quot;: &quot;&quot;&quot;;[.D321];&quot;&quot;&quot;, &quot;&quot;cpCost&quot;&quot;: &quot;;[.G321];&quot;, &quot;&quot;element&quot;&quot;: &quot;&quot;&quot;;[.E321];&quot;&quot;&quot;, },&quot;)" office:value-type="string" office:string-value="0x13F: { &quot;idMostSigNib&quot;: 1, &quot;idLeastSigByte&quot;: 0x3F, &quot;name&quot;: &quot;Mushu&quot;, &quot;value&quot;: 9, &quot;type&quot;: &quot;Magic&quot;, &quot;cpCost&quot;: 41, &quot;element&quot;: &quot;Fire&quot;, }," calcext:value-type="string">
            <text:p>0x13F: { "idMostSigNib": 1, "idLeastSigByte": 0x3F, "name": "Mushu", "value": 9, "type": "Magic", "cpCost": 41, "element": "Fire", },</text:p>
          </table:table-cell>
        </table:table-row>
        <table:table-row table:style-name="ro1">
          <table:table-cell table:formula="of:=&quot;0x&quot;&amp;DEC2HEX(ROW()-2)" office:value-type="string" office:string-value="0x140" calcext:value-type="string">
            <text:p>0x140</text:p>
          </table:table-cell>
          <table:table-cell office:value-type="string" calcext:value-type="string">
            <text:p>Clou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2] = &quot;S&quot;; 10 + [.C322] - 1; IF ([.F322] = &quot;A&quot;; 15 + [.C322] - 1; IF ([.F322] = &quot;B&quot;; 20 + ([.C322] - 1) * 2; IF ([.F322] = &quot;C&quot;; 25 + ([.C322] - 1) * 2; IF ([.F322] = &quot;D&quot;; 30 + ([.C322] - 1) * 3; IF([.F322] = &quot;E&quot;; 40 + ([.C322] - 1) * 4; IF ([.F322] = &quot;F&quot;; 45 + ([.C322] - 1) * 4; IF ([.F322] = &quot;E+&quot;; 35 + ([.C322] - 1) * 3; IF([.F322] = &quot;G&quot;; 50 + ([.C322] - 1) * 5; 60 + ([.C322] - 1) * 5)))))))))" office:value-type="float" office:value="43" calcext:value-type="float">
            <text:p>43</text:p>
          </table:table-cell>
          <table:table-cell table:formula="of:=COM.MICROSOFT.CONCAT([.A322];&quot;: { &quot;&quot;idMostSigNib&quot;&quot;: &quot;;BITAND(ROW()-2;65280)/256;&quot;, &quot;&quot;idLeastSigByte&quot;&quot;: &quot;;&quot;0x&quot;&amp;DEC2HEX(BITAND(ROW()-2;255));&quot;, &quot;&quot;name&quot;&quot;: &quot;&quot;&quot;;[.B322];&quot;&quot;&quot;, &quot;&quot;value&quot;&quot;: &quot;;IF([.C322] &gt; 0; MOD([.C322]; 10); -1);&quot;, &quot;&quot;type&quot;&quot;: &quot;&quot;&quot;;[.D322];&quot;&quot;&quot;, &quot;&quot;cpCost&quot;&quot;: &quot;;[.G322];&quot;, &quot;&quot;element&quot;&quot;: &quot;&quot;&quot;;[.E322];&quot;&quot;&quot;, },&quot;)" office:value-type="string" office:string-value="0x140: { &quot;idMostSigNib&quot;: 1, &quot;idLeastSigByte&quot;: 0x40, &quot;name&quot;: &quot;Cloud&quot;, &quot;value&quot;: 0, &quot;type&quot;: &quot;Magic&quot;, &quot;cpCost&quot;: 43, &quot;element&quot;: &quot;N/A&quot;, }," calcext:value-type="string">
            <text:p>0x140: { "idMostSigNib": 1, "idLeastSigByte": 0x40, "name": "Cloud", "value": 0, "type": "Magic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41" calcext:value-type="string">
            <text:p>0x141</text:p>
          </table:table-cell>
          <table:table-cell office:value-type="string" calcext:value-type="string">
            <text:p>Clo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3] = &quot;S&quot;; 10 + [.C323] - 1; IF ([.F323] = &quot;A&quot;; 15 + [.C323] - 1; IF ([.F323] = &quot;B&quot;; 20 + ([.C323] - 1) * 2; IF ([.F323] = &quot;C&quot;; 25 + ([.C323] - 1) * 2; IF ([.F323] = &quot;D&quot;; 30 + ([.C323] - 1) * 3; IF([.F323] = &quot;E&quot;; 40 + ([.C323] - 1) * 4; IF ([.F323] = &quot;F&quot;; 45 + ([.C323] - 1) * 4; IF ([.F323] = &quot;E+&quot;; 35 + ([.C323] - 1) * 3; IF([.F323] = &quot;G&quot;; 50 + ([.C323] - 1) * 5; 60 + ([.C323] - 1) * 5)))))))))" office:value-type="float" office:value="25" calcext:value-type="float">
            <text:p>25</text:p>
          </table:table-cell>
          <table:table-cell table:formula="of:=COM.MICROSOFT.CONCAT([.A323];&quot;: { &quot;&quot;idMostSigNib&quot;&quot;: &quot;;BITAND(ROW()-2;65280)/256;&quot;, &quot;&quot;idLeastSigByte&quot;&quot;: &quot;;&quot;0x&quot;&amp;DEC2HEX(BITAND(ROW()-2;255));&quot;, &quot;&quot;name&quot;&quot;: &quot;&quot;&quot;;[.B323];&quot;&quot;&quot;, &quot;&quot;value&quot;&quot;: &quot;;IF([.C323] &gt; 0; MOD([.C323]; 10); -1);&quot;, &quot;&quot;type&quot;&quot;: &quot;&quot;&quot;;[.D323];&quot;&quot;&quot;, &quot;&quot;cpCost&quot;&quot;: &quot;;[.G323];&quot;, &quot;&quot;element&quot;&quot;: &quot;&quot;&quot;;[.E323];&quot;&quot;&quot;, },&quot;)" office:value-type="string" office:string-value="0x141: { &quot;idMostSigNib&quot;: 1, &quot;idLeastSigByte&quot;: 0x41, &quot;name&quot;: &quot;Cloud&quot;, &quot;value&quot;: 1, &quot;type&quot;: &quot;Magic&quot;, &quot;cpCost&quot;: 25, &quot;element&quot;: &quot;N/A&quot;, }," calcext:value-type="string">
            <text:p>0x141: { "idMostSigNib": 1, "idLeastSigByte": 0x41, "name": "Cloud", "value": 1, "type": "Magic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42" calcext:value-type="string">
            <text:p>0x142</text:p>
          </table:table-cell>
          <table:table-cell office:value-type="string" calcext:value-type="string">
            <text:p>Cl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4] = &quot;S&quot;; 10 + [.C324] - 1; IF ([.F324] = &quot;A&quot;; 15 + [.C324] - 1; IF ([.F324] = &quot;B&quot;; 20 + ([.C324] - 1) * 2; IF ([.F324] = &quot;C&quot;; 25 + ([.C324] - 1) * 2; IF ([.F324] = &quot;D&quot;; 30 + ([.C324] - 1) * 3; IF([.F324] = &quot;E&quot;; 40 + ([.C324] - 1) * 4; IF ([.F324] = &quot;F&quot;; 45 + ([.C324] - 1) * 4; IF ([.F324] = &quot;E+&quot;; 35 + ([.C324] - 1) * 3; IF([.F324] = &quot;G&quot;; 50 + ([.C324] - 1) * 5; 60 + ([.C324] - 1) * 5)))))))))" office:value-type="float" office:value="27" calcext:value-type="float">
            <text:p>27</text:p>
          </table:table-cell>
          <table:table-cell table:formula="of:=COM.MICROSOFT.CONCAT([.A324];&quot;: { &quot;&quot;idMostSigNib&quot;&quot;: &quot;;BITAND(ROW()-2;65280)/256;&quot;, &quot;&quot;idLeastSigByte&quot;&quot;: &quot;;&quot;0x&quot;&amp;DEC2HEX(BITAND(ROW()-2;255));&quot;, &quot;&quot;name&quot;&quot;: &quot;&quot;&quot;;[.B324];&quot;&quot;&quot;, &quot;&quot;value&quot;&quot;: &quot;;IF([.C324] &gt; 0; MOD([.C324]; 10); -1);&quot;, &quot;&quot;type&quot;&quot;: &quot;&quot;&quot;;[.D324];&quot;&quot;&quot;, &quot;&quot;cpCost&quot;&quot;: &quot;;[.G324];&quot;, &quot;&quot;element&quot;&quot;: &quot;&quot;&quot;;[.E324];&quot;&quot;&quot;, },&quot;)" office:value-type="string" office:string-value="0x142: { &quot;idMostSigNib&quot;: 1, &quot;idLeastSigByte&quot;: 0x42, &quot;name&quot;: &quot;Cloud&quot;, &quot;value&quot;: 2, &quot;type&quot;: &quot;Magic&quot;, &quot;cpCost&quot;: 27, &quot;element&quot;: &quot;N/A&quot;, }," calcext:value-type="string">
            <text:p>0x142: { "idMostSigNib": 1, "idLeastSigByte": 0x42, "name": "Cloud", "value": 2, "type": "Magic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43" calcext:value-type="string">
            <text:p>0x143</text:p>
          </table:table-cell>
          <table:table-cell office:value-type="string" calcext:value-type="string">
            <text:p>Clou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5] = &quot;S&quot;; 10 + [.C325] - 1; IF ([.F325] = &quot;A&quot;; 15 + [.C325] - 1; IF ([.F325] = &quot;B&quot;; 20 + ([.C325] - 1) * 2; IF ([.F325] = &quot;C&quot;; 25 + ([.C325] - 1) * 2; IF ([.F325] = &quot;D&quot;; 30 + ([.C325] - 1) * 3; IF([.F325] = &quot;E&quot;; 40 + ([.C325] - 1) * 4; IF ([.F325] = &quot;F&quot;; 45 + ([.C325] - 1) * 4; IF ([.F325] = &quot;E+&quot;; 35 + ([.C325] - 1) * 3; IF([.F325] = &quot;G&quot;; 50 + ([.C325] - 1) * 5; 60 + ([.C325] - 1) * 5)))))))))" office:value-type="float" office:value="29" calcext:value-type="float">
            <text:p>29</text:p>
          </table:table-cell>
          <table:table-cell table:formula="of:=COM.MICROSOFT.CONCAT([.A325];&quot;: { &quot;&quot;idMostSigNib&quot;&quot;: &quot;;BITAND(ROW()-2;65280)/256;&quot;, &quot;&quot;idLeastSigByte&quot;&quot;: &quot;;&quot;0x&quot;&amp;DEC2HEX(BITAND(ROW()-2;255));&quot;, &quot;&quot;name&quot;&quot;: &quot;&quot;&quot;;[.B325];&quot;&quot;&quot;, &quot;&quot;value&quot;&quot;: &quot;;IF([.C325] &gt; 0; MOD([.C325]; 10); -1);&quot;, &quot;&quot;type&quot;&quot;: &quot;&quot;&quot;;[.D325];&quot;&quot;&quot;, &quot;&quot;cpCost&quot;&quot;: &quot;;[.G325];&quot;, &quot;&quot;element&quot;&quot;: &quot;&quot;&quot;;[.E325];&quot;&quot;&quot;, },&quot;)" office:value-type="string" office:string-value="0x143: { &quot;idMostSigNib&quot;: 1, &quot;idLeastSigByte&quot;: 0x43, &quot;name&quot;: &quot;Cloud&quot;, &quot;value&quot;: 3, &quot;type&quot;: &quot;Magic&quot;, &quot;cpCost&quot;: 29, &quot;element&quot;: &quot;N/A&quot;, }," calcext:value-type="string">
            <text:p>0x143: { "idMostSigNib": 1, "idLeastSigByte": 0x43, "name": "Cloud", "value": 3, "type": "Magic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44" calcext:value-type="string">
            <text:p>0x144</text:p>
          </table:table-cell>
          <table:table-cell office:value-type="string" calcext:value-type="string">
            <text:p>Clou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6] = &quot;S&quot;; 10 + [.C326] - 1; IF ([.F326] = &quot;A&quot;; 15 + [.C326] - 1; IF ([.F326] = &quot;B&quot;; 20 + ([.C326] - 1) * 2; IF ([.F326] = &quot;C&quot;; 25 + ([.C326] - 1) * 2; IF ([.F326] = &quot;D&quot;; 30 + ([.C326] - 1) * 3; IF([.F326] = &quot;E&quot;; 40 + ([.C326] - 1) * 4; IF ([.F326] = &quot;F&quot;; 45 + ([.C326] - 1) * 4; IF ([.F326] = &quot;E+&quot;; 35 + ([.C326] - 1) * 3; IF([.F326] = &quot;G&quot;; 50 + ([.C326] - 1) * 5; 60 + ([.C326] - 1) * 5)))))))))" office:value-type="float" office:value="31" calcext:value-type="float">
            <text:p>31</text:p>
          </table:table-cell>
          <table:table-cell table:formula="of:=COM.MICROSOFT.CONCAT([.A326];&quot;: { &quot;&quot;idMostSigNib&quot;&quot;: &quot;;BITAND(ROW()-2;65280)/256;&quot;, &quot;&quot;idLeastSigByte&quot;&quot;: &quot;;&quot;0x&quot;&amp;DEC2HEX(BITAND(ROW()-2;255));&quot;, &quot;&quot;name&quot;&quot;: &quot;&quot;&quot;;[.B326];&quot;&quot;&quot;, &quot;&quot;value&quot;&quot;: &quot;;IF([.C326] &gt; 0; MOD([.C326]; 10); -1);&quot;, &quot;&quot;type&quot;&quot;: &quot;&quot;&quot;;[.D326];&quot;&quot;&quot;, &quot;&quot;cpCost&quot;&quot;: &quot;;[.G326];&quot;, &quot;&quot;element&quot;&quot;: &quot;&quot;&quot;;[.E326];&quot;&quot;&quot;, },&quot;)" office:value-type="string" office:string-value="0x144: { &quot;idMostSigNib&quot;: 1, &quot;idLeastSigByte&quot;: 0x44, &quot;name&quot;: &quot;Cloud&quot;, &quot;value&quot;: 4, &quot;type&quot;: &quot;Magic&quot;, &quot;cpCost&quot;: 31, &quot;element&quot;: &quot;N/A&quot;, }," calcext:value-type="string">
            <text:p>0x144: { "idMostSigNib": 1, "idLeastSigByte": 0x44, "name": "Cloud", "value": 4, "type": "Magic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45" calcext:value-type="string">
            <text:p>0x145</text:p>
          </table:table-cell>
          <table:table-cell office:value-type="string" calcext:value-type="string">
            <text:p>Clou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7] = &quot;S&quot;; 10 + [.C327] - 1; IF ([.F327] = &quot;A&quot;; 15 + [.C327] - 1; IF ([.F327] = &quot;B&quot;; 20 + ([.C327] - 1) * 2; IF ([.F327] = &quot;C&quot;; 25 + ([.C327] - 1) * 2; IF ([.F327] = &quot;D&quot;; 30 + ([.C327] - 1) * 3; IF([.F327] = &quot;E&quot;; 40 + ([.C327] - 1) * 4; IF ([.F327] = &quot;F&quot;; 45 + ([.C327] - 1) * 4; IF ([.F327] = &quot;E+&quot;; 35 + ([.C327] - 1) * 3; IF([.F327] = &quot;G&quot;; 50 + ([.C327] - 1) * 5; 60 + ([.C327] - 1) * 5)))))))))" office:value-type="float" office:value="33" calcext:value-type="float">
            <text:p>33</text:p>
          </table:table-cell>
          <table:table-cell table:formula="of:=COM.MICROSOFT.CONCAT([.A327];&quot;: { &quot;&quot;idMostSigNib&quot;&quot;: &quot;;BITAND(ROW()-2;65280)/256;&quot;, &quot;&quot;idLeastSigByte&quot;&quot;: &quot;;&quot;0x&quot;&amp;DEC2HEX(BITAND(ROW()-2;255));&quot;, &quot;&quot;name&quot;&quot;: &quot;&quot;&quot;;[.B327];&quot;&quot;&quot;, &quot;&quot;value&quot;&quot;: &quot;;IF([.C327] &gt; 0; MOD([.C327]; 10); -1);&quot;, &quot;&quot;type&quot;&quot;: &quot;&quot;&quot;;[.D327];&quot;&quot;&quot;, &quot;&quot;cpCost&quot;&quot;: &quot;;[.G327];&quot;, &quot;&quot;element&quot;&quot;: &quot;&quot;&quot;;[.E327];&quot;&quot;&quot;, },&quot;)" office:value-type="string" office:string-value="0x145: { &quot;idMostSigNib&quot;: 1, &quot;idLeastSigByte&quot;: 0x45, &quot;name&quot;: &quot;Cloud&quot;, &quot;value&quot;: 5, &quot;type&quot;: &quot;Magic&quot;, &quot;cpCost&quot;: 33, &quot;element&quot;: &quot;N/A&quot;, }," calcext:value-type="string">
            <text:p>0x145: { "idMostSigNib": 1, "idLeastSigByte": 0x45, "name": "Cloud", "value": 5, "type": "Magic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46" calcext:value-type="string">
            <text:p>0x146</text:p>
          </table:table-cell>
          <table:table-cell office:value-type="string" calcext:value-type="string">
            <text:p>Clou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8] = &quot;S&quot;; 10 + [.C328] - 1; IF ([.F328] = &quot;A&quot;; 15 + [.C328] - 1; IF ([.F328] = &quot;B&quot;; 20 + ([.C328] - 1) * 2; IF ([.F328] = &quot;C&quot;; 25 + ([.C328] - 1) * 2; IF ([.F328] = &quot;D&quot;; 30 + ([.C328] - 1) * 3; IF([.F328] = &quot;E&quot;; 40 + ([.C328] - 1) * 4; IF ([.F328] = &quot;F&quot;; 45 + ([.C328] - 1) * 4; IF ([.F328] = &quot;E+&quot;; 35 + ([.C328] - 1) * 3; IF([.F328] = &quot;G&quot;; 50 + ([.C328] - 1) * 5; 60 + ([.C328] - 1) * 5)))))))))" office:value-type="float" office:value="35" calcext:value-type="float">
            <text:p>35</text:p>
          </table:table-cell>
          <table:table-cell table:formula="of:=COM.MICROSOFT.CONCAT([.A328];&quot;: { &quot;&quot;idMostSigNib&quot;&quot;: &quot;;BITAND(ROW()-2;65280)/256;&quot;, &quot;&quot;idLeastSigByte&quot;&quot;: &quot;;&quot;0x&quot;&amp;DEC2HEX(BITAND(ROW()-2;255));&quot;, &quot;&quot;name&quot;&quot;: &quot;&quot;&quot;;[.B328];&quot;&quot;&quot;, &quot;&quot;value&quot;&quot;: &quot;;IF([.C328] &gt; 0; MOD([.C328]; 10); -1);&quot;, &quot;&quot;type&quot;&quot;: &quot;&quot;&quot;;[.D328];&quot;&quot;&quot;, &quot;&quot;cpCost&quot;&quot;: &quot;;[.G328];&quot;, &quot;&quot;element&quot;&quot;: &quot;&quot;&quot;;[.E328];&quot;&quot;&quot;, },&quot;)" office:value-type="string" office:string-value="0x146: { &quot;idMostSigNib&quot;: 1, &quot;idLeastSigByte&quot;: 0x46, &quot;name&quot;: &quot;Cloud&quot;, &quot;value&quot;: 6, &quot;type&quot;: &quot;Magic&quot;, &quot;cpCost&quot;: 35, &quot;element&quot;: &quot;N/A&quot;, }," calcext:value-type="string">
            <text:p>0x146: { "idMostSigNib": 1, "idLeastSigByte": 0x46, "name": "Cloud", "value": 6, "type": "Magic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47" calcext:value-type="string">
            <text:p>0x147</text:p>
          </table:table-cell>
          <table:table-cell office:value-type="string" calcext:value-type="string">
            <text:p>Clou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29] = &quot;S&quot;; 10 + [.C329] - 1; IF ([.F329] = &quot;A&quot;; 15 + [.C329] - 1; IF ([.F329] = &quot;B&quot;; 20 + ([.C329] - 1) * 2; IF ([.F329] = &quot;C&quot;; 25 + ([.C329] - 1) * 2; IF ([.F329] = &quot;D&quot;; 30 + ([.C329] - 1) * 3; IF([.F329] = &quot;E&quot;; 40 + ([.C329] - 1) * 4; IF ([.F329] = &quot;F&quot;; 45 + ([.C329] - 1) * 4; IF ([.F329] = &quot;E+&quot;; 35 + ([.C329] - 1) * 3; IF([.F329] = &quot;G&quot;; 50 + ([.C329] - 1) * 5; 60 + ([.C329] - 1) * 5)))))))))" office:value-type="float" office:value="37" calcext:value-type="float">
            <text:p>37</text:p>
          </table:table-cell>
          <table:table-cell table:formula="of:=COM.MICROSOFT.CONCAT([.A329];&quot;: { &quot;&quot;idMostSigNib&quot;&quot;: &quot;;BITAND(ROW()-2;65280)/256;&quot;, &quot;&quot;idLeastSigByte&quot;&quot;: &quot;;&quot;0x&quot;&amp;DEC2HEX(BITAND(ROW()-2;255));&quot;, &quot;&quot;name&quot;&quot;: &quot;&quot;&quot;;[.B329];&quot;&quot;&quot;, &quot;&quot;value&quot;&quot;: &quot;;IF([.C329] &gt; 0; MOD([.C329]; 10); -1);&quot;, &quot;&quot;type&quot;&quot;: &quot;&quot;&quot;;[.D329];&quot;&quot;&quot;, &quot;&quot;cpCost&quot;&quot;: &quot;;[.G329];&quot;, &quot;&quot;element&quot;&quot;: &quot;&quot;&quot;;[.E329];&quot;&quot;&quot;, },&quot;)" office:value-type="string" office:string-value="0x147: { &quot;idMostSigNib&quot;: 1, &quot;idLeastSigByte&quot;: 0x47, &quot;name&quot;: &quot;Cloud&quot;, &quot;value&quot;: 7, &quot;type&quot;: &quot;Magic&quot;, &quot;cpCost&quot;: 37, &quot;element&quot;: &quot;N/A&quot;, }," calcext:value-type="string">
            <text:p>0x147: { "idMostSigNib": 1, "idLeastSigByte": 0x47, "name": "Cloud", "value": 7, "type": "Magic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48" calcext:value-type="string">
            <text:p>0x148</text:p>
          </table:table-cell>
          <table:table-cell office:value-type="string" calcext:value-type="string">
            <text:p>Clou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0] = &quot;S&quot;; 10 + [.C330] - 1; IF ([.F330] = &quot;A&quot;; 15 + [.C330] - 1; IF ([.F330] = &quot;B&quot;; 20 + ([.C330] - 1) * 2; IF ([.F330] = &quot;C&quot;; 25 + ([.C330] - 1) * 2; IF ([.F330] = &quot;D&quot;; 30 + ([.C330] - 1) * 3; IF([.F330] = &quot;E&quot;; 40 + ([.C330] - 1) * 4; IF ([.F330] = &quot;F&quot;; 45 + ([.C330] - 1) * 4; IF ([.F330] = &quot;E+&quot;; 35 + ([.C330] - 1) * 3; IF([.F330] = &quot;G&quot;; 50 + ([.C330] - 1) * 5; 60 + ([.C330] - 1) * 5)))))))))" office:value-type="float" office:value="39" calcext:value-type="float">
            <text:p>39</text:p>
          </table:table-cell>
          <table:table-cell table:formula="of:=COM.MICROSOFT.CONCAT([.A330];&quot;: { &quot;&quot;idMostSigNib&quot;&quot;: &quot;;BITAND(ROW()-2;65280)/256;&quot;, &quot;&quot;idLeastSigByte&quot;&quot;: &quot;;&quot;0x&quot;&amp;DEC2HEX(BITAND(ROW()-2;255));&quot;, &quot;&quot;name&quot;&quot;: &quot;&quot;&quot;;[.B330];&quot;&quot;&quot;, &quot;&quot;value&quot;&quot;: &quot;;IF([.C330] &gt; 0; MOD([.C330]; 10); -1);&quot;, &quot;&quot;type&quot;&quot;: &quot;&quot;&quot;;[.D330];&quot;&quot;&quot;, &quot;&quot;cpCost&quot;&quot;: &quot;;[.G330];&quot;, &quot;&quot;element&quot;&quot;: &quot;&quot;&quot;;[.E330];&quot;&quot;&quot;, },&quot;)" office:value-type="string" office:string-value="0x148: { &quot;idMostSigNib&quot;: 1, &quot;idLeastSigByte&quot;: 0x48, &quot;name&quot;: &quot;Cloud&quot;, &quot;value&quot;: 8, &quot;type&quot;: &quot;Magic&quot;, &quot;cpCost&quot;: 39, &quot;element&quot;: &quot;N/A&quot;, }," calcext:value-type="string">
            <text:p>0x148: { "idMostSigNib": 1, "idLeastSigByte": 0x48, "name": "Cloud", "value": 8, "type": "Magic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49" calcext:value-type="string">
            <text:p>0x149</text:p>
          </table:table-cell>
          <table:table-cell office:value-type="string" calcext:value-type="string">
            <text:p>Clou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1] = &quot;S&quot;; 10 + [.C331] - 1; IF ([.F331] = &quot;A&quot;; 15 + [.C331] - 1; IF ([.F331] = &quot;B&quot;; 20 + ([.C331] - 1) * 2; IF ([.F331] = &quot;C&quot;; 25 + ([.C331] - 1) * 2; IF ([.F331] = &quot;D&quot;; 30 + ([.C331] - 1) * 3; IF([.F331] = &quot;E&quot;; 40 + ([.C331] - 1) * 4; IF ([.F331] = &quot;F&quot;; 45 + ([.C331] - 1) * 4; IF ([.F331] = &quot;E+&quot;; 35 + ([.C331] - 1) * 3; IF([.F331] = &quot;G&quot;; 50 + ([.C331] - 1) * 5; 60 + ([.C331] - 1) * 5)))))))))" office:value-type="float" office:value="41" calcext:value-type="float">
            <text:p>41</text:p>
          </table:table-cell>
          <table:table-cell table:formula="of:=COM.MICROSOFT.CONCAT([.A331];&quot;: { &quot;&quot;idMostSigNib&quot;&quot;: &quot;;BITAND(ROW()-2;65280)/256;&quot;, &quot;&quot;idLeastSigByte&quot;&quot;: &quot;;&quot;0x&quot;&amp;DEC2HEX(BITAND(ROW()-2;255));&quot;, &quot;&quot;name&quot;&quot;: &quot;&quot;&quot;;[.B331];&quot;&quot;&quot;, &quot;&quot;value&quot;&quot;: &quot;;IF([.C331] &gt; 0; MOD([.C331]; 10); -1);&quot;, &quot;&quot;type&quot;&quot;: &quot;&quot;&quot;;[.D331];&quot;&quot;&quot;, &quot;&quot;cpCost&quot;&quot;: &quot;;[.G331];&quot;, &quot;&quot;element&quot;&quot;: &quot;&quot;&quot;;[.E331];&quot;&quot;&quot;, },&quot;)" office:value-type="string" office:string-value="0x149: { &quot;idMostSigNib&quot;: 1, &quot;idLeastSigByte&quot;: 0x49, &quot;name&quot;: &quot;Cloud&quot;, &quot;value&quot;: 9, &quot;type&quot;: &quot;Magic&quot;, &quot;cpCost&quot;: 41, &quot;element&quot;: &quot;N/A&quot;, }," calcext:value-type="string">
            <text:p>0x149: { "idMostSigNib": 1, "idLeastSigByte": 0x49, "name": "Cloud", "value": 9, "type": "Magic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4A" calcext:value-type="string">
            <text:p>0x14A</text:p>
          </table:table-cell>
          <table:table-cell office:value-type="string" calcext:value-type="string">
            <text:p>Aladd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2] = &quot;S&quot;; 10 + [.C332] - 1; IF ([.F332] = &quot;A&quot;; 15 + [.C332] - 1; IF ([.F332] = &quot;B&quot;; 20 + ([.C332] - 1) * 2; IF ([.F332] = &quot;C&quot;; 25 + ([.C332] - 1) * 2; IF ([.F332] = &quot;D&quot;; 30 + ([.C332] - 1) * 3; IF([.F332] = &quot;E&quot;; 40 + ([.C332] - 1) * 4; IF ([.F332] = &quot;F&quot;; 45 + ([.C332] - 1) * 4; IF ([.F332] = &quot;E+&quot;; 35 + ([.C332] - 1) * 3; IF([.F332] = &quot;G&quot;; 50 + ([.C332] - 1) * 5; 60 + ([.C332] - 1) * 5)))))))))" office:value-type="float" office:value="43" calcext:value-type="float">
            <text:p>43</text:p>
          </table:table-cell>
          <table:table-cell table:formula="of:=COM.MICROSOFT.CONCAT([.A332];&quot;: { &quot;&quot;idMostSigNib&quot;&quot;: &quot;;BITAND(ROW()-2;65280)/256;&quot;, &quot;&quot;idLeastSigByte&quot;&quot;: &quot;;&quot;0x&quot;&amp;DEC2HEX(BITAND(ROW()-2;255));&quot;, &quot;&quot;name&quot;&quot;: &quot;&quot;&quot;;[.B332];&quot;&quot;&quot;, &quot;&quot;value&quot;&quot;: &quot;;IF([.C332] &gt; 0; MOD([.C332]; 10); -1);&quot;, &quot;&quot;type&quot;&quot;: &quot;&quot;&quot;;[.D332];&quot;&quot;&quot;, &quot;&quot;cpCost&quot;&quot;: &quot;;[.G332];&quot;, &quot;&quot;element&quot;&quot;: &quot;&quot;&quot;;[.E332];&quot;&quot;&quot;, },&quot;)" office:value-type="string" office:string-value="0x14A: { &quot;idMostSigNib&quot;: 1, &quot;idLeastSigByte&quot;: 0x4A, &quot;name&quot;: &quot;Aladdin&quot;, &quot;value&quot;: 0, &quot;type&quot;: &quot;Friend&quot;, &quot;cpCost&quot;: 43, &quot;element&quot;: &quot;N/A&quot;, }," calcext:value-type="string">
            <text:p>0x14A: { "idMostSigNib": 1, "idLeastSigByte": 0x4A, "name": "Aladdin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4B" calcext:value-type="string">
            <text:p>0x14B</text:p>
          </table:table-cell>
          <table:table-cell office:value-type="string" calcext:value-type="string">
            <text:p>Alad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3] = &quot;S&quot;; 10 + [.C333] - 1; IF ([.F333] = &quot;A&quot;; 15 + [.C333] - 1; IF ([.F333] = &quot;B&quot;; 20 + ([.C333] - 1) * 2; IF ([.F333] = &quot;C&quot;; 25 + ([.C333] - 1) * 2; IF ([.F333] = &quot;D&quot;; 30 + ([.C333] - 1) * 3; IF([.F333] = &quot;E&quot;; 40 + ([.C333] - 1) * 4; IF ([.F333] = &quot;F&quot;; 45 + ([.C333] - 1) * 4; IF ([.F333] = &quot;E+&quot;; 35 + ([.C333] - 1) * 3; IF([.F333] = &quot;G&quot;; 50 + ([.C333] - 1) * 5; 60 + ([.C333] - 1) * 5)))))))))" office:value-type="float" office:value="25" calcext:value-type="float">
            <text:p>25</text:p>
          </table:table-cell>
          <table:table-cell table:formula="of:=COM.MICROSOFT.CONCAT([.A333];&quot;: { &quot;&quot;idMostSigNib&quot;&quot;: &quot;;BITAND(ROW()-2;65280)/256;&quot;, &quot;&quot;idLeastSigByte&quot;&quot;: &quot;;&quot;0x&quot;&amp;DEC2HEX(BITAND(ROW()-2;255));&quot;, &quot;&quot;name&quot;&quot;: &quot;&quot;&quot;;[.B333];&quot;&quot;&quot;, &quot;&quot;value&quot;&quot;: &quot;;IF([.C333] &gt; 0; MOD([.C333]; 10); -1);&quot;, &quot;&quot;type&quot;&quot;: &quot;&quot;&quot;;[.D333];&quot;&quot;&quot;, &quot;&quot;cpCost&quot;&quot;: &quot;;[.G333];&quot;, &quot;&quot;element&quot;&quot;: &quot;&quot;&quot;;[.E333];&quot;&quot;&quot;, },&quot;)" office:value-type="string" office:string-value="0x14B: { &quot;idMostSigNib&quot;: 1, &quot;idLeastSigByte&quot;: 0x4B, &quot;name&quot;: &quot;Aladdin&quot;, &quot;value&quot;: 1, &quot;type&quot;: &quot;Friend&quot;, &quot;cpCost&quot;: 25, &quot;element&quot;: &quot;N/A&quot;, }," calcext:value-type="string">
            <text:p>0x14B: { "idMostSigNib": 1, "idLeastSigByte": 0x4B, "name": "Aladdin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4C" calcext:value-type="string">
            <text:p>0x14C</text:p>
          </table:table-cell>
          <table:table-cell office:value-type="string" calcext:value-type="string">
            <text:p>Aladd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4] = &quot;S&quot;; 10 + [.C334] - 1; IF ([.F334] = &quot;A&quot;; 15 + [.C334] - 1; IF ([.F334] = &quot;B&quot;; 20 + ([.C334] - 1) * 2; IF ([.F334] = &quot;C&quot;; 25 + ([.C334] - 1) * 2; IF ([.F334] = &quot;D&quot;; 30 + ([.C334] - 1) * 3; IF([.F334] = &quot;E&quot;; 40 + ([.C334] - 1) * 4; IF ([.F334] = &quot;F&quot;; 45 + ([.C334] - 1) * 4; IF ([.F334] = &quot;E+&quot;; 35 + ([.C334] - 1) * 3; IF([.F334] = &quot;G&quot;; 50 + ([.C334] - 1) * 5; 60 + ([.C334] - 1) * 5)))))))))" office:value-type="float" office:value="27" calcext:value-type="float">
            <text:p>27</text:p>
          </table:table-cell>
          <table:table-cell table:formula="of:=COM.MICROSOFT.CONCAT([.A334];&quot;: { &quot;&quot;idMostSigNib&quot;&quot;: &quot;;BITAND(ROW()-2;65280)/256;&quot;, &quot;&quot;idLeastSigByte&quot;&quot;: &quot;;&quot;0x&quot;&amp;DEC2HEX(BITAND(ROW()-2;255));&quot;, &quot;&quot;name&quot;&quot;: &quot;&quot;&quot;;[.B334];&quot;&quot;&quot;, &quot;&quot;value&quot;&quot;: &quot;;IF([.C334] &gt; 0; MOD([.C334]; 10); -1);&quot;, &quot;&quot;type&quot;&quot;: &quot;&quot;&quot;;[.D334];&quot;&quot;&quot;, &quot;&quot;cpCost&quot;&quot;: &quot;;[.G334];&quot;, &quot;&quot;element&quot;&quot;: &quot;&quot;&quot;;[.E334];&quot;&quot;&quot;, },&quot;)" office:value-type="string" office:string-value="0x14C: { &quot;idMostSigNib&quot;: 1, &quot;idLeastSigByte&quot;: 0x4C, &quot;name&quot;: &quot;Aladdin&quot;, &quot;value&quot;: 2, &quot;type&quot;: &quot;Friend&quot;, &quot;cpCost&quot;: 27, &quot;element&quot;: &quot;N/A&quot;, }," calcext:value-type="string">
            <text:p>0x14C: { "idMostSigNib": 1, "idLeastSigByte": 0x4C, "name": "Aladdin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4D" calcext:value-type="string">
            <text:p>0x14D</text:p>
          </table:table-cell>
          <table:table-cell office:value-type="string" calcext:value-type="string">
            <text:p>Aladd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5] = &quot;S&quot;; 10 + [.C335] - 1; IF ([.F335] = &quot;A&quot;; 15 + [.C335] - 1; IF ([.F335] = &quot;B&quot;; 20 + ([.C335] - 1) * 2; IF ([.F335] = &quot;C&quot;; 25 + ([.C335] - 1) * 2; IF ([.F335] = &quot;D&quot;; 30 + ([.C335] - 1) * 3; IF([.F335] = &quot;E&quot;; 40 + ([.C335] - 1) * 4; IF ([.F335] = &quot;F&quot;; 45 + ([.C335] - 1) * 4; IF ([.F335] = &quot;E+&quot;; 35 + ([.C335] - 1) * 3; IF([.F335] = &quot;G&quot;; 50 + ([.C335] - 1) * 5; 60 + ([.C335] - 1) * 5)))))))))" office:value-type="float" office:value="29" calcext:value-type="float">
            <text:p>29</text:p>
          </table:table-cell>
          <table:table-cell table:formula="of:=COM.MICROSOFT.CONCAT([.A335];&quot;: { &quot;&quot;idMostSigNib&quot;&quot;: &quot;;BITAND(ROW()-2;65280)/256;&quot;, &quot;&quot;idLeastSigByte&quot;&quot;: &quot;;&quot;0x&quot;&amp;DEC2HEX(BITAND(ROW()-2;255));&quot;, &quot;&quot;name&quot;&quot;: &quot;&quot;&quot;;[.B335];&quot;&quot;&quot;, &quot;&quot;value&quot;&quot;: &quot;;IF([.C335] &gt; 0; MOD([.C335]; 10); -1);&quot;, &quot;&quot;type&quot;&quot;: &quot;&quot;&quot;;[.D335];&quot;&quot;&quot;, &quot;&quot;cpCost&quot;&quot;: &quot;;[.G335];&quot;, &quot;&quot;element&quot;&quot;: &quot;&quot;&quot;;[.E335];&quot;&quot;&quot;, },&quot;)" office:value-type="string" office:string-value="0x14D: { &quot;idMostSigNib&quot;: 1, &quot;idLeastSigByte&quot;: 0x4D, &quot;name&quot;: &quot;Aladdin&quot;, &quot;value&quot;: 3, &quot;type&quot;: &quot;Friend&quot;, &quot;cpCost&quot;: 29, &quot;element&quot;: &quot;N/A&quot;, }," calcext:value-type="string">
            <text:p>0x14D: { "idMostSigNib": 1, "idLeastSigByte": 0x4D, "name": "Aladdin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4E" calcext:value-type="string">
            <text:p>0x14E</text:p>
          </table:table-cell>
          <table:table-cell office:value-type="string" calcext:value-type="string">
            <text:p>Aladd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6] = &quot;S&quot;; 10 + [.C336] - 1; IF ([.F336] = &quot;A&quot;; 15 + [.C336] - 1; IF ([.F336] = &quot;B&quot;; 20 + ([.C336] - 1) * 2; IF ([.F336] = &quot;C&quot;; 25 + ([.C336] - 1) * 2; IF ([.F336] = &quot;D&quot;; 30 + ([.C336] - 1) * 3; IF([.F336] = &quot;E&quot;; 40 + ([.C336] - 1) * 4; IF ([.F336] = &quot;F&quot;; 45 + ([.C336] - 1) * 4; IF ([.F336] = &quot;E+&quot;; 35 + ([.C336] - 1) * 3; IF([.F336] = &quot;G&quot;; 50 + ([.C336] - 1) * 5; 60 + ([.C336] - 1) * 5)))))))))" office:value-type="float" office:value="31" calcext:value-type="float">
            <text:p>31</text:p>
          </table:table-cell>
          <table:table-cell table:formula="of:=COM.MICROSOFT.CONCAT([.A336];&quot;: { &quot;&quot;idMostSigNib&quot;&quot;: &quot;;BITAND(ROW()-2;65280)/256;&quot;, &quot;&quot;idLeastSigByte&quot;&quot;: &quot;;&quot;0x&quot;&amp;DEC2HEX(BITAND(ROW()-2;255));&quot;, &quot;&quot;name&quot;&quot;: &quot;&quot;&quot;;[.B336];&quot;&quot;&quot;, &quot;&quot;value&quot;&quot;: &quot;;IF([.C336] &gt; 0; MOD([.C336]; 10); -1);&quot;, &quot;&quot;type&quot;&quot;: &quot;&quot;&quot;;[.D336];&quot;&quot;&quot;, &quot;&quot;cpCost&quot;&quot;: &quot;;[.G336];&quot;, &quot;&quot;element&quot;&quot;: &quot;&quot;&quot;;[.E336];&quot;&quot;&quot;, },&quot;)" office:value-type="string" office:string-value="0x14E: { &quot;idMostSigNib&quot;: 1, &quot;idLeastSigByte&quot;: 0x4E, &quot;name&quot;: &quot;Aladdin&quot;, &quot;value&quot;: 4, &quot;type&quot;: &quot;Friend&quot;, &quot;cpCost&quot;: 31, &quot;element&quot;: &quot;N/A&quot;, }," calcext:value-type="string">
            <text:p>0x14E: { "idMostSigNib": 1, "idLeastSigByte": 0x4E, "name": "Aladdin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4F" calcext:value-type="string">
            <text:p>0x14F</text:p>
          </table:table-cell>
          <table:table-cell office:value-type="string" calcext:value-type="string">
            <text:p>Aladd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7] = &quot;S&quot;; 10 + [.C337] - 1; IF ([.F337] = &quot;A&quot;; 15 + [.C337] - 1; IF ([.F337] = &quot;B&quot;; 20 + ([.C337] - 1) * 2; IF ([.F337] = &quot;C&quot;; 25 + ([.C337] - 1) * 2; IF ([.F337] = &quot;D&quot;; 30 + ([.C337] - 1) * 3; IF([.F337] = &quot;E&quot;; 40 + ([.C337] - 1) * 4; IF ([.F337] = &quot;F&quot;; 45 + ([.C337] - 1) * 4; IF ([.F337] = &quot;E+&quot;; 35 + ([.C337] - 1) * 3; IF([.F337] = &quot;G&quot;; 50 + ([.C337] - 1) * 5; 60 + ([.C337] - 1) * 5)))))))))" office:value-type="float" office:value="33" calcext:value-type="float">
            <text:p>33</text:p>
          </table:table-cell>
          <table:table-cell table:formula="of:=COM.MICROSOFT.CONCAT([.A337];&quot;: { &quot;&quot;idMostSigNib&quot;&quot;: &quot;;BITAND(ROW()-2;65280)/256;&quot;, &quot;&quot;idLeastSigByte&quot;&quot;: &quot;;&quot;0x&quot;&amp;DEC2HEX(BITAND(ROW()-2;255));&quot;, &quot;&quot;name&quot;&quot;: &quot;&quot;&quot;;[.B337];&quot;&quot;&quot;, &quot;&quot;value&quot;&quot;: &quot;;IF([.C337] &gt; 0; MOD([.C337]; 10); -1);&quot;, &quot;&quot;type&quot;&quot;: &quot;&quot;&quot;;[.D337];&quot;&quot;&quot;, &quot;&quot;cpCost&quot;&quot;: &quot;;[.G337];&quot;, &quot;&quot;element&quot;&quot;: &quot;&quot;&quot;;[.E337];&quot;&quot;&quot;, },&quot;)" office:value-type="string" office:string-value="0x14F: { &quot;idMostSigNib&quot;: 1, &quot;idLeastSigByte&quot;: 0x4F, &quot;name&quot;: &quot;Aladdin&quot;, &quot;value&quot;: 5, &quot;type&quot;: &quot;Friend&quot;, &quot;cpCost&quot;: 33, &quot;element&quot;: &quot;N/A&quot;, }," calcext:value-type="string">
            <text:p>0x14F: { "idMostSigNib": 1, "idLeastSigByte": 0x4F, "name": "Aladdin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50" calcext:value-type="string">
            <text:p>0x150</text:p>
          </table:table-cell>
          <table:table-cell office:value-type="string" calcext:value-type="string">
            <text:p>Aladd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8] = &quot;S&quot;; 10 + [.C338] - 1; IF ([.F338] = &quot;A&quot;; 15 + [.C338] - 1; IF ([.F338] = &quot;B&quot;; 20 + ([.C338] - 1) * 2; IF ([.F338] = &quot;C&quot;; 25 + ([.C338] - 1) * 2; IF ([.F338] = &quot;D&quot;; 30 + ([.C338] - 1) * 3; IF([.F338] = &quot;E&quot;; 40 + ([.C338] - 1) * 4; IF ([.F338] = &quot;F&quot;; 45 + ([.C338] - 1) * 4; IF ([.F338] = &quot;E+&quot;; 35 + ([.C338] - 1) * 3; IF([.F338] = &quot;G&quot;; 50 + ([.C338] - 1) * 5; 60 + ([.C338] - 1) * 5)))))))))" office:value-type="float" office:value="35" calcext:value-type="float">
            <text:p>35</text:p>
          </table:table-cell>
          <table:table-cell table:formula="of:=COM.MICROSOFT.CONCAT([.A338];&quot;: { &quot;&quot;idMostSigNib&quot;&quot;: &quot;;BITAND(ROW()-2;65280)/256;&quot;, &quot;&quot;idLeastSigByte&quot;&quot;: &quot;;&quot;0x&quot;&amp;DEC2HEX(BITAND(ROW()-2;255));&quot;, &quot;&quot;name&quot;&quot;: &quot;&quot;&quot;;[.B338];&quot;&quot;&quot;, &quot;&quot;value&quot;&quot;: &quot;;IF([.C338] &gt; 0; MOD([.C338]; 10); -1);&quot;, &quot;&quot;type&quot;&quot;: &quot;&quot;&quot;;[.D338];&quot;&quot;&quot;, &quot;&quot;cpCost&quot;&quot;: &quot;;[.G338];&quot;, &quot;&quot;element&quot;&quot;: &quot;&quot;&quot;;[.E338];&quot;&quot;&quot;, },&quot;)" office:value-type="string" office:string-value="0x150: { &quot;idMostSigNib&quot;: 1, &quot;idLeastSigByte&quot;: 0x50, &quot;name&quot;: &quot;Aladdin&quot;, &quot;value&quot;: 6, &quot;type&quot;: &quot;Friend&quot;, &quot;cpCost&quot;: 35, &quot;element&quot;: &quot;N/A&quot;, }," calcext:value-type="string">
            <text:p>0x150: { "idMostSigNib": 1, "idLeastSigByte": 0x50, "name": "Aladdin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51" calcext:value-type="string">
            <text:p>0x151</text:p>
          </table:table-cell>
          <table:table-cell office:value-type="string" calcext:value-type="string">
            <text:p>Aladd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39] = &quot;S&quot;; 10 + [.C339] - 1; IF ([.F339] = &quot;A&quot;; 15 + [.C339] - 1; IF ([.F339] = &quot;B&quot;; 20 + ([.C339] - 1) * 2; IF ([.F339] = &quot;C&quot;; 25 + ([.C339] - 1) * 2; IF ([.F339] = &quot;D&quot;; 30 + ([.C339] - 1) * 3; IF([.F339] = &quot;E&quot;; 40 + ([.C339] - 1) * 4; IF ([.F339] = &quot;F&quot;; 45 + ([.C339] - 1) * 4; IF ([.F339] = &quot;E+&quot;; 35 + ([.C339] - 1) * 3; IF([.F339] = &quot;G&quot;; 50 + ([.C339] - 1) * 5; 60 + ([.C339] - 1) * 5)))))))))" office:value-type="float" office:value="37" calcext:value-type="float">
            <text:p>37</text:p>
          </table:table-cell>
          <table:table-cell table:formula="of:=COM.MICROSOFT.CONCAT([.A339];&quot;: { &quot;&quot;idMostSigNib&quot;&quot;: &quot;;BITAND(ROW()-2;65280)/256;&quot;, &quot;&quot;idLeastSigByte&quot;&quot;: &quot;;&quot;0x&quot;&amp;DEC2HEX(BITAND(ROW()-2;255));&quot;, &quot;&quot;name&quot;&quot;: &quot;&quot;&quot;;[.B339];&quot;&quot;&quot;, &quot;&quot;value&quot;&quot;: &quot;;IF([.C339] &gt; 0; MOD([.C339]; 10); -1);&quot;, &quot;&quot;type&quot;&quot;: &quot;&quot;&quot;;[.D339];&quot;&quot;&quot;, &quot;&quot;cpCost&quot;&quot;: &quot;;[.G339];&quot;, &quot;&quot;element&quot;&quot;: &quot;&quot;&quot;;[.E339];&quot;&quot;&quot;, },&quot;)" office:value-type="string" office:string-value="0x151: { &quot;idMostSigNib&quot;: 1, &quot;idLeastSigByte&quot;: 0x51, &quot;name&quot;: &quot;Aladdin&quot;, &quot;value&quot;: 7, &quot;type&quot;: &quot;Friend&quot;, &quot;cpCost&quot;: 37, &quot;element&quot;: &quot;N/A&quot;, }," calcext:value-type="string">
            <text:p>0x151: { "idMostSigNib": 1, "idLeastSigByte": 0x51, "name": "Aladdin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52" calcext:value-type="string">
            <text:p>0x152</text:p>
          </table:table-cell>
          <table:table-cell office:value-type="string" calcext:value-type="string">
            <text:p>Aladd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0] = &quot;S&quot;; 10 + [.C340] - 1; IF ([.F340] = &quot;A&quot;; 15 + [.C340] - 1; IF ([.F340] = &quot;B&quot;; 20 + ([.C340] - 1) * 2; IF ([.F340] = &quot;C&quot;; 25 + ([.C340] - 1) * 2; IF ([.F340] = &quot;D&quot;; 30 + ([.C340] - 1) * 3; IF([.F340] = &quot;E&quot;; 40 + ([.C340] - 1) * 4; IF ([.F340] = &quot;F&quot;; 45 + ([.C340] - 1) * 4; IF ([.F340] = &quot;E+&quot;; 35 + ([.C340] - 1) * 3; IF([.F340] = &quot;G&quot;; 50 + ([.C340] - 1) * 5; 60 + ([.C340] - 1) * 5)))))))))" office:value-type="float" office:value="39" calcext:value-type="float">
            <text:p>39</text:p>
          </table:table-cell>
          <table:table-cell table:formula="of:=COM.MICROSOFT.CONCAT([.A340];&quot;: { &quot;&quot;idMostSigNib&quot;&quot;: &quot;;BITAND(ROW()-2;65280)/256;&quot;, &quot;&quot;idLeastSigByte&quot;&quot;: &quot;;&quot;0x&quot;&amp;DEC2HEX(BITAND(ROW()-2;255));&quot;, &quot;&quot;name&quot;&quot;: &quot;&quot;&quot;;[.B340];&quot;&quot;&quot;, &quot;&quot;value&quot;&quot;: &quot;;IF([.C340] &gt; 0; MOD([.C340]; 10); -1);&quot;, &quot;&quot;type&quot;&quot;: &quot;&quot;&quot;;[.D340];&quot;&quot;&quot;, &quot;&quot;cpCost&quot;&quot;: &quot;;[.G340];&quot;, &quot;&quot;element&quot;&quot;: &quot;&quot;&quot;;[.E340];&quot;&quot;&quot;, },&quot;)" office:value-type="string" office:string-value="0x152: { &quot;idMostSigNib&quot;: 1, &quot;idLeastSigByte&quot;: 0x52, &quot;name&quot;: &quot;Aladdin&quot;, &quot;value&quot;: 8, &quot;type&quot;: &quot;Friend&quot;, &quot;cpCost&quot;: 39, &quot;element&quot;: &quot;N/A&quot;, }," calcext:value-type="string">
            <text:p>0x152: { "idMostSigNib": 1, "idLeastSigByte": 0x52, "name": "Aladdin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53" calcext:value-type="string">
            <text:p>0x153</text:p>
          </table:table-cell>
          <table:table-cell office:value-type="string" calcext:value-type="string">
            <text:p>Aladd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1] = &quot;S&quot;; 10 + [.C341] - 1; IF ([.F341] = &quot;A&quot;; 15 + [.C341] - 1; IF ([.F341] = &quot;B&quot;; 20 + ([.C341] - 1) * 2; IF ([.F341] = &quot;C&quot;; 25 + ([.C341] - 1) * 2; IF ([.F341] = &quot;D&quot;; 30 + ([.C341] - 1) * 3; IF([.F341] = &quot;E&quot;; 40 + ([.C341] - 1) * 4; IF ([.F341] = &quot;F&quot;; 45 + ([.C341] - 1) * 4; IF ([.F341] = &quot;E+&quot;; 35 + ([.C341] - 1) * 3; IF([.F341] = &quot;G&quot;; 50 + ([.C341] - 1) * 5; 60 + ([.C341] - 1) * 5)))))))))" office:value-type="float" office:value="41" calcext:value-type="float">
            <text:p>41</text:p>
          </table:table-cell>
          <table:table-cell table:formula="of:=COM.MICROSOFT.CONCAT([.A341];&quot;: { &quot;&quot;idMostSigNib&quot;&quot;: &quot;;BITAND(ROW()-2;65280)/256;&quot;, &quot;&quot;idLeastSigByte&quot;&quot;: &quot;;&quot;0x&quot;&amp;DEC2HEX(BITAND(ROW()-2;255));&quot;, &quot;&quot;name&quot;&quot;: &quot;&quot;&quot;;[.B341];&quot;&quot;&quot;, &quot;&quot;value&quot;&quot;: &quot;;IF([.C341] &gt; 0; MOD([.C341]; 10); -1);&quot;, &quot;&quot;type&quot;&quot;: &quot;&quot;&quot;;[.D341];&quot;&quot;&quot;, &quot;&quot;cpCost&quot;&quot;: &quot;;[.G341];&quot;, &quot;&quot;element&quot;&quot;: &quot;&quot;&quot;;[.E341];&quot;&quot;&quot;, },&quot;)" office:value-type="string" office:string-value="0x153: { &quot;idMostSigNib&quot;: 1, &quot;idLeastSigByte&quot;: 0x53, &quot;name&quot;: &quot;Aladdin&quot;, &quot;value&quot;: 9, &quot;type&quot;: &quot;Friend&quot;, &quot;cpCost&quot;: 41, &quot;element&quot;: &quot;N/A&quot;, }," calcext:value-type="string">
            <text:p>0x153: { "idMostSigNib": 1, "idLeastSigByte": 0x53, "name": "Aladdin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54" calcext:value-type="string">
            <text:p>0x154</text:p>
          </table:table-cell>
          <table:table-cell office:value-type="string" calcext:value-type="string">
            <text:p>Ari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2] = &quot;S&quot;; 10 + [.C342] - 1; IF ([.F342] = &quot;A&quot;; 15 + [.C342] - 1; IF ([.F342] = &quot;B&quot;; 20 + ([.C342] - 1) * 2; IF ([.F342] = &quot;C&quot;; 25 + ([.C342] - 1) * 2; IF ([.F342] = &quot;D&quot;; 30 + ([.C342] - 1) * 3; IF([.F342] = &quot;E&quot;; 40 + ([.C342] - 1) * 4; IF ([.F342] = &quot;F&quot;; 45 + ([.C342] - 1) * 4; IF ([.F342] = &quot;E+&quot;; 35 + ([.C342] - 1) * 3; IF([.F342] = &quot;G&quot;; 50 + ([.C342] - 1) * 5; 60 + ([.C342] - 1) * 5)))))))))" office:value-type="float" office:value="43" calcext:value-type="float">
            <text:p>43</text:p>
          </table:table-cell>
          <table:table-cell table:formula="of:=COM.MICROSOFT.CONCAT([.A342];&quot;: { &quot;&quot;idMostSigNib&quot;&quot;: &quot;;BITAND(ROW()-2;65280)/256;&quot;, &quot;&quot;idLeastSigByte&quot;&quot;: &quot;;&quot;0x&quot;&amp;DEC2HEX(BITAND(ROW()-2;255));&quot;, &quot;&quot;name&quot;&quot;: &quot;&quot;&quot;;[.B342];&quot;&quot;&quot;, &quot;&quot;value&quot;&quot;: &quot;;IF([.C342] &gt; 0; MOD([.C342]; 10); -1);&quot;, &quot;&quot;type&quot;&quot;: &quot;&quot;&quot;;[.D342];&quot;&quot;&quot;, &quot;&quot;cpCost&quot;&quot;: &quot;;[.G342];&quot;, &quot;&quot;element&quot;&quot;: &quot;&quot;&quot;;[.E342];&quot;&quot;&quot;, },&quot;)" office:value-type="string" office:string-value="0x154: { &quot;idMostSigNib&quot;: 1, &quot;idLeastSigByte&quot;: 0x54, &quot;name&quot;: &quot;Ariel&quot;, &quot;value&quot;: 0, &quot;type&quot;: &quot;Friend&quot;, &quot;cpCost&quot;: 43, &quot;element&quot;: &quot;N/A&quot;, }," calcext:value-type="string">
            <text:p>0x154: { "idMostSigNib": 1, "idLeastSigByte": 0x54, "name": "Ariel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55" calcext:value-type="string">
            <text:p>0x155</text:p>
          </table:table-cell>
          <table:table-cell office:value-type="string" calcext:value-type="string">
            <text:p>Ar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3] = &quot;S&quot;; 10 + [.C343] - 1; IF ([.F343] = &quot;A&quot;; 15 + [.C343] - 1; IF ([.F343] = &quot;B&quot;; 20 + ([.C343] - 1) * 2; IF ([.F343] = &quot;C&quot;; 25 + ([.C343] - 1) * 2; IF ([.F343] = &quot;D&quot;; 30 + ([.C343] - 1) * 3; IF([.F343] = &quot;E&quot;; 40 + ([.C343] - 1) * 4; IF ([.F343] = &quot;F&quot;; 45 + ([.C343] - 1) * 4; IF ([.F343] = &quot;E+&quot;; 35 + ([.C343] - 1) * 3; IF([.F343] = &quot;G&quot;; 50 + ([.C343] - 1) * 5; 60 + ([.C343] - 1) * 5)))))))))" office:value-type="float" office:value="25" calcext:value-type="float">
            <text:p>25</text:p>
          </table:table-cell>
          <table:table-cell table:formula="of:=COM.MICROSOFT.CONCAT([.A343];&quot;: { &quot;&quot;idMostSigNib&quot;&quot;: &quot;;BITAND(ROW()-2;65280)/256;&quot;, &quot;&quot;idLeastSigByte&quot;&quot;: &quot;;&quot;0x&quot;&amp;DEC2HEX(BITAND(ROW()-2;255));&quot;, &quot;&quot;name&quot;&quot;: &quot;&quot;&quot;;[.B343];&quot;&quot;&quot;, &quot;&quot;value&quot;&quot;: &quot;;IF([.C343] &gt; 0; MOD([.C343]; 10); -1);&quot;, &quot;&quot;type&quot;&quot;: &quot;&quot;&quot;;[.D343];&quot;&quot;&quot;, &quot;&quot;cpCost&quot;&quot;: &quot;;[.G343];&quot;, &quot;&quot;element&quot;&quot;: &quot;&quot;&quot;;[.E343];&quot;&quot;&quot;, },&quot;)" office:value-type="string" office:string-value="0x155: { &quot;idMostSigNib&quot;: 1, &quot;idLeastSigByte&quot;: 0x55, &quot;name&quot;: &quot;Ariel&quot;, &quot;value&quot;: 1, &quot;type&quot;: &quot;Friend&quot;, &quot;cpCost&quot;: 25, &quot;element&quot;: &quot;N/A&quot;, }," calcext:value-type="string">
            <text:p>0x155: { "idMostSigNib": 1, "idLeastSigByte": 0x55, "name": "Ariel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56" calcext:value-type="string">
            <text:p>0x156</text:p>
          </table:table-cell>
          <table:table-cell office:value-type="string" calcext:value-type="string">
            <text:p>Ari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4] = &quot;S&quot;; 10 + [.C344] - 1; IF ([.F344] = &quot;A&quot;; 15 + [.C344] - 1; IF ([.F344] = &quot;B&quot;; 20 + ([.C344] - 1) * 2; IF ([.F344] = &quot;C&quot;; 25 + ([.C344] - 1) * 2; IF ([.F344] = &quot;D&quot;; 30 + ([.C344] - 1) * 3; IF([.F344] = &quot;E&quot;; 40 + ([.C344] - 1) * 4; IF ([.F344] = &quot;F&quot;; 45 + ([.C344] - 1) * 4; IF ([.F344] = &quot;E+&quot;; 35 + ([.C344] - 1) * 3; IF([.F344] = &quot;G&quot;; 50 + ([.C344] - 1) * 5; 60 + ([.C344] - 1) * 5)))))))))" office:value-type="float" office:value="27" calcext:value-type="float">
            <text:p>27</text:p>
          </table:table-cell>
          <table:table-cell table:formula="of:=COM.MICROSOFT.CONCAT([.A344];&quot;: { &quot;&quot;idMostSigNib&quot;&quot;: &quot;;BITAND(ROW()-2;65280)/256;&quot;, &quot;&quot;idLeastSigByte&quot;&quot;: &quot;;&quot;0x&quot;&amp;DEC2HEX(BITAND(ROW()-2;255));&quot;, &quot;&quot;name&quot;&quot;: &quot;&quot;&quot;;[.B344];&quot;&quot;&quot;, &quot;&quot;value&quot;&quot;: &quot;;IF([.C344] &gt; 0; MOD([.C344]; 10); -1);&quot;, &quot;&quot;type&quot;&quot;: &quot;&quot;&quot;;[.D344];&quot;&quot;&quot;, &quot;&quot;cpCost&quot;&quot;: &quot;;[.G344];&quot;, &quot;&quot;element&quot;&quot;: &quot;&quot;&quot;;[.E344];&quot;&quot;&quot;, },&quot;)" office:value-type="string" office:string-value="0x156: { &quot;idMostSigNib&quot;: 1, &quot;idLeastSigByte&quot;: 0x56, &quot;name&quot;: &quot;Ariel&quot;, &quot;value&quot;: 2, &quot;type&quot;: &quot;Friend&quot;, &quot;cpCost&quot;: 27, &quot;element&quot;: &quot;N/A&quot;, }," calcext:value-type="string">
            <text:p>0x156: { "idMostSigNib": 1, "idLeastSigByte": 0x56, "name": "Ariel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57" calcext:value-type="string">
            <text:p>0x157</text:p>
          </table:table-cell>
          <table:table-cell office:value-type="string" calcext:value-type="string">
            <text:p>Ari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5] = &quot;S&quot;; 10 + [.C345] - 1; IF ([.F345] = &quot;A&quot;; 15 + [.C345] - 1; IF ([.F345] = &quot;B&quot;; 20 + ([.C345] - 1) * 2; IF ([.F345] = &quot;C&quot;; 25 + ([.C345] - 1) * 2; IF ([.F345] = &quot;D&quot;; 30 + ([.C345] - 1) * 3; IF([.F345] = &quot;E&quot;; 40 + ([.C345] - 1) * 4; IF ([.F345] = &quot;F&quot;; 45 + ([.C345] - 1) * 4; IF ([.F345] = &quot;E+&quot;; 35 + ([.C345] - 1) * 3; IF([.F345] = &quot;G&quot;; 50 + ([.C345] - 1) * 5; 60 + ([.C345] - 1) * 5)))))))))" office:value-type="float" office:value="29" calcext:value-type="float">
            <text:p>29</text:p>
          </table:table-cell>
          <table:table-cell table:formula="of:=COM.MICROSOFT.CONCAT([.A345];&quot;: { &quot;&quot;idMostSigNib&quot;&quot;: &quot;;BITAND(ROW()-2;65280)/256;&quot;, &quot;&quot;idLeastSigByte&quot;&quot;: &quot;;&quot;0x&quot;&amp;DEC2HEX(BITAND(ROW()-2;255));&quot;, &quot;&quot;name&quot;&quot;: &quot;&quot;&quot;;[.B345];&quot;&quot;&quot;, &quot;&quot;value&quot;&quot;: &quot;;IF([.C345] &gt; 0; MOD([.C345]; 10); -1);&quot;, &quot;&quot;type&quot;&quot;: &quot;&quot;&quot;;[.D345];&quot;&quot;&quot;, &quot;&quot;cpCost&quot;&quot;: &quot;;[.G345];&quot;, &quot;&quot;element&quot;&quot;: &quot;&quot;&quot;;[.E345];&quot;&quot;&quot;, },&quot;)" office:value-type="string" office:string-value="0x157: { &quot;idMostSigNib&quot;: 1, &quot;idLeastSigByte&quot;: 0x57, &quot;name&quot;: &quot;Ariel&quot;, &quot;value&quot;: 3, &quot;type&quot;: &quot;Friend&quot;, &quot;cpCost&quot;: 29, &quot;element&quot;: &quot;N/A&quot;, }," calcext:value-type="string">
            <text:p>0x157: { "idMostSigNib": 1, "idLeastSigByte": 0x57, "name": "Ariel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58" calcext:value-type="string">
            <text:p>0x158</text:p>
          </table:table-cell>
          <table:table-cell office:value-type="string" calcext:value-type="string">
            <text:p>Ari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6] = &quot;S&quot;; 10 + [.C346] - 1; IF ([.F346] = &quot;A&quot;; 15 + [.C346] - 1; IF ([.F346] = &quot;B&quot;; 20 + ([.C346] - 1) * 2; IF ([.F346] = &quot;C&quot;; 25 + ([.C346] - 1) * 2; IF ([.F346] = &quot;D&quot;; 30 + ([.C346] - 1) * 3; IF([.F346] = &quot;E&quot;; 40 + ([.C346] - 1) * 4; IF ([.F346] = &quot;F&quot;; 45 + ([.C346] - 1) * 4; IF ([.F346] = &quot;E+&quot;; 35 + ([.C346] - 1) * 3; IF([.F346] = &quot;G&quot;; 50 + ([.C346] - 1) * 5; 60 + ([.C346] - 1) * 5)))))))))" office:value-type="float" office:value="31" calcext:value-type="float">
            <text:p>31</text:p>
          </table:table-cell>
          <table:table-cell table:formula="of:=COM.MICROSOFT.CONCAT([.A346];&quot;: { &quot;&quot;idMostSigNib&quot;&quot;: &quot;;BITAND(ROW()-2;65280)/256;&quot;, &quot;&quot;idLeastSigByte&quot;&quot;: &quot;;&quot;0x&quot;&amp;DEC2HEX(BITAND(ROW()-2;255));&quot;, &quot;&quot;name&quot;&quot;: &quot;&quot;&quot;;[.B346];&quot;&quot;&quot;, &quot;&quot;value&quot;&quot;: &quot;;IF([.C346] &gt; 0; MOD([.C346]; 10); -1);&quot;, &quot;&quot;type&quot;&quot;: &quot;&quot;&quot;;[.D346];&quot;&quot;&quot;, &quot;&quot;cpCost&quot;&quot;: &quot;;[.G346];&quot;, &quot;&quot;element&quot;&quot;: &quot;&quot;&quot;;[.E346];&quot;&quot;&quot;, },&quot;)" office:value-type="string" office:string-value="0x158: { &quot;idMostSigNib&quot;: 1, &quot;idLeastSigByte&quot;: 0x58, &quot;name&quot;: &quot;Ariel&quot;, &quot;value&quot;: 4, &quot;type&quot;: &quot;Friend&quot;, &quot;cpCost&quot;: 31, &quot;element&quot;: &quot;N/A&quot;, }," calcext:value-type="string">
            <text:p>0x158: { "idMostSigNib": 1, "idLeastSigByte": 0x58, "name": "Ariel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59" calcext:value-type="string">
            <text:p>0x159</text:p>
          </table:table-cell>
          <table:table-cell office:value-type="string" calcext:value-type="string">
            <text:p>Ari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7] = &quot;S&quot;; 10 + [.C347] - 1; IF ([.F347] = &quot;A&quot;; 15 + [.C347] - 1; IF ([.F347] = &quot;B&quot;; 20 + ([.C347] - 1) * 2; IF ([.F347] = &quot;C&quot;; 25 + ([.C347] - 1) * 2; IF ([.F347] = &quot;D&quot;; 30 + ([.C347] - 1) * 3; IF([.F347] = &quot;E&quot;; 40 + ([.C347] - 1) * 4; IF ([.F347] = &quot;F&quot;; 45 + ([.C347] - 1) * 4; IF ([.F347] = &quot;E+&quot;; 35 + ([.C347] - 1) * 3; IF([.F347] = &quot;G&quot;; 50 + ([.C347] - 1) * 5; 60 + ([.C347] - 1) * 5)))))))))" office:value-type="float" office:value="33" calcext:value-type="float">
            <text:p>33</text:p>
          </table:table-cell>
          <table:table-cell table:formula="of:=COM.MICROSOFT.CONCAT([.A347];&quot;: { &quot;&quot;idMostSigNib&quot;&quot;: &quot;;BITAND(ROW()-2;65280)/256;&quot;, &quot;&quot;idLeastSigByte&quot;&quot;: &quot;;&quot;0x&quot;&amp;DEC2HEX(BITAND(ROW()-2;255));&quot;, &quot;&quot;name&quot;&quot;: &quot;&quot;&quot;;[.B347];&quot;&quot;&quot;, &quot;&quot;value&quot;&quot;: &quot;;IF([.C347] &gt; 0; MOD([.C347]; 10); -1);&quot;, &quot;&quot;type&quot;&quot;: &quot;&quot;&quot;;[.D347];&quot;&quot;&quot;, &quot;&quot;cpCost&quot;&quot;: &quot;;[.G347];&quot;, &quot;&quot;element&quot;&quot;: &quot;&quot;&quot;;[.E347];&quot;&quot;&quot;, },&quot;)" office:value-type="string" office:string-value="0x159: { &quot;idMostSigNib&quot;: 1, &quot;idLeastSigByte&quot;: 0x59, &quot;name&quot;: &quot;Ariel&quot;, &quot;value&quot;: 5, &quot;type&quot;: &quot;Friend&quot;, &quot;cpCost&quot;: 33, &quot;element&quot;: &quot;N/A&quot;, }," calcext:value-type="string">
            <text:p>0x159: { "idMostSigNib": 1, "idLeastSigByte": 0x59, "name": "Ariel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5A" calcext:value-type="string">
            <text:p>0x15A</text:p>
          </table:table-cell>
          <table:table-cell office:value-type="string" calcext:value-type="string">
            <text:p>Ari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8] = &quot;S&quot;; 10 + [.C348] - 1; IF ([.F348] = &quot;A&quot;; 15 + [.C348] - 1; IF ([.F348] = &quot;B&quot;; 20 + ([.C348] - 1) * 2; IF ([.F348] = &quot;C&quot;; 25 + ([.C348] - 1) * 2; IF ([.F348] = &quot;D&quot;; 30 + ([.C348] - 1) * 3; IF([.F348] = &quot;E&quot;; 40 + ([.C348] - 1) * 4; IF ([.F348] = &quot;F&quot;; 45 + ([.C348] - 1) * 4; IF ([.F348] = &quot;E+&quot;; 35 + ([.C348] - 1) * 3; IF([.F348] = &quot;G&quot;; 50 + ([.C348] - 1) * 5; 60 + ([.C348] - 1) * 5)))))))))" office:value-type="float" office:value="35" calcext:value-type="float">
            <text:p>35</text:p>
          </table:table-cell>
          <table:table-cell table:formula="of:=COM.MICROSOFT.CONCAT([.A348];&quot;: { &quot;&quot;idMostSigNib&quot;&quot;: &quot;;BITAND(ROW()-2;65280)/256;&quot;, &quot;&quot;idLeastSigByte&quot;&quot;: &quot;;&quot;0x&quot;&amp;DEC2HEX(BITAND(ROW()-2;255));&quot;, &quot;&quot;name&quot;&quot;: &quot;&quot;&quot;;[.B348];&quot;&quot;&quot;, &quot;&quot;value&quot;&quot;: &quot;;IF([.C348] &gt; 0; MOD([.C348]; 10); -1);&quot;, &quot;&quot;type&quot;&quot;: &quot;&quot;&quot;;[.D348];&quot;&quot;&quot;, &quot;&quot;cpCost&quot;&quot;: &quot;;[.G348];&quot;, &quot;&quot;element&quot;&quot;: &quot;&quot;&quot;;[.E348];&quot;&quot;&quot;, },&quot;)" office:value-type="string" office:string-value="0x15A: { &quot;idMostSigNib&quot;: 1, &quot;idLeastSigByte&quot;: 0x5A, &quot;name&quot;: &quot;Ariel&quot;, &quot;value&quot;: 6, &quot;type&quot;: &quot;Friend&quot;, &quot;cpCost&quot;: 35, &quot;element&quot;: &quot;N/A&quot;, }," calcext:value-type="string">
            <text:p>0x15A: { "idMostSigNib": 1, "idLeastSigByte": 0x5A, "name": "Ariel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5B" calcext:value-type="string">
            <text:p>0x15B</text:p>
          </table:table-cell>
          <table:table-cell office:value-type="string" calcext:value-type="string">
            <text:p>Ari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49] = &quot;S&quot;; 10 + [.C349] - 1; IF ([.F349] = &quot;A&quot;; 15 + [.C349] - 1; IF ([.F349] = &quot;B&quot;; 20 + ([.C349] - 1) * 2; IF ([.F349] = &quot;C&quot;; 25 + ([.C349] - 1) * 2; IF ([.F349] = &quot;D&quot;; 30 + ([.C349] - 1) * 3; IF([.F349] = &quot;E&quot;; 40 + ([.C349] - 1) * 4; IF ([.F349] = &quot;F&quot;; 45 + ([.C349] - 1) * 4; IF ([.F349] = &quot;E+&quot;; 35 + ([.C349] - 1) * 3; IF([.F349] = &quot;G&quot;; 50 + ([.C349] - 1) * 5; 60 + ([.C349] - 1) * 5)))))))))" office:value-type="float" office:value="37" calcext:value-type="float">
            <text:p>37</text:p>
          </table:table-cell>
          <table:table-cell table:formula="of:=COM.MICROSOFT.CONCAT([.A349];&quot;: { &quot;&quot;idMostSigNib&quot;&quot;: &quot;;BITAND(ROW()-2;65280)/256;&quot;, &quot;&quot;idLeastSigByte&quot;&quot;: &quot;;&quot;0x&quot;&amp;DEC2HEX(BITAND(ROW()-2;255));&quot;, &quot;&quot;name&quot;&quot;: &quot;&quot;&quot;;[.B349];&quot;&quot;&quot;, &quot;&quot;value&quot;&quot;: &quot;;IF([.C349] &gt; 0; MOD([.C349]; 10); -1);&quot;, &quot;&quot;type&quot;&quot;: &quot;&quot;&quot;;[.D349];&quot;&quot;&quot;, &quot;&quot;cpCost&quot;&quot;: &quot;;[.G349];&quot;, &quot;&quot;element&quot;&quot;: &quot;&quot;&quot;;[.E349];&quot;&quot;&quot;, },&quot;)" office:value-type="string" office:string-value="0x15B: { &quot;idMostSigNib&quot;: 1, &quot;idLeastSigByte&quot;: 0x5B, &quot;name&quot;: &quot;Ariel&quot;, &quot;value&quot;: 7, &quot;type&quot;: &quot;Friend&quot;, &quot;cpCost&quot;: 37, &quot;element&quot;: &quot;N/A&quot;, }," calcext:value-type="string">
            <text:p>0x15B: { "idMostSigNib": 1, "idLeastSigByte": 0x5B, "name": "Ariel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5C" calcext:value-type="string">
            <text:p>0x15C</text:p>
          </table:table-cell>
          <table:table-cell office:value-type="string" calcext:value-type="string">
            <text:p>Ari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0] = &quot;S&quot;; 10 + [.C350] - 1; IF ([.F350] = &quot;A&quot;; 15 + [.C350] - 1; IF ([.F350] = &quot;B&quot;; 20 + ([.C350] - 1) * 2; IF ([.F350] = &quot;C&quot;; 25 + ([.C350] - 1) * 2; IF ([.F350] = &quot;D&quot;; 30 + ([.C350] - 1) * 3; IF([.F350] = &quot;E&quot;; 40 + ([.C350] - 1) * 4; IF ([.F350] = &quot;F&quot;; 45 + ([.C350] - 1) * 4; IF ([.F350] = &quot;E+&quot;; 35 + ([.C350] - 1) * 3; IF([.F350] = &quot;G&quot;; 50 + ([.C350] - 1) * 5; 60 + ([.C350] - 1) * 5)))))))))" office:value-type="float" office:value="39" calcext:value-type="float">
            <text:p>39</text:p>
          </table:table-cell>
          <table:table-cell table:formula="of:=COM.MICROSOFT.CONCAT([.A350];&quot;: { &quot;&quot;idMostSigNib&quot;&quot;: &quot;;BITAND(ROW()-2;65280)/256;&quot;, &quot;&quot;idLeastSigByte&quot;&quot;: &quot;;&quot;0x&quot;&amp;DEC2HEX(BITAND(ROW()-2;255));&quot;, &quot;&quot;name&quot;&quot;: &quot;&quot;&quot;;[.B350];&quot;&quot;&quot;, &quot;&quot;value&quot;&quot;: &quot;;IF([.C350] &gt; 0; MOD([.C350]; 10); -1);&quot;, &quot;&quot;type&quot;&quot;: &quot;&quot;&quot;;[.D350];&quot;&quot;&quot;, &quot;&quot;cpCost&quot;&quot;: &quot;;[.G350];&quot;, &quot;&quot;element&quot;&quot;: &quot;&quot;&quot;;[.E350];&quot;&quot;&quot;, },&quot;)" office:value-type="string" office:string-value="0x15C: { &quot;idMostSigNib&quot;: 1, &quot;idLeastSigByte&quot;: 0x5C, &quot;name&quot;: &quot;Ariel&quot;, &quot;value&quot;: 8, &quot;type&quot;: &quot;Friend&quot;, &quot;cpCost&quot;: 39, &quot;element&quot;: &quot;N/A&quot;, }," calcext:value-type="string">
            <text:p>0x15C: { "idMostSigNib": 1, "idLeastSigByte": 0x5C, "name": "Ariel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5D" calcext:value-type="string">
            <text:p>0x15D</text:p>
          </table:table-cell>
          <table:table-cell office:value-type="string" calcext:value-type="string">
            <text:p>Ari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1] = &quot;S&quot;; 10 + [.C351] - 1; IF ([.F351] = &quot;A&quot;; 15 + [.C351] - 1; IF ([.F351] = &quot;B&quot;; 20 + ([.C351] - 1) * 2; IF ([.F351] = &quot;C&quot;; 25 + ([.C351] - 1) * 2; IF ([.F351] = &quot;D&quot;; 30 + ([.C351] - 1) * 3; IF([.F351] = &quot;E&quot;; 40 + ([.C351] - 1) * 4; IF ([.F351] = &quot;F&quot;; 45 + ([.C351] - 1) * 4; IF ([.F351] = &quot;E+&quot;; 35 + ([.C351] - 1) * 3; IF([.F351] = &quot;G&quot;; 50 + ([.C351] - 1) * 5; 60 + ([.C351] - 1) * 5)))))))))" office:value-type="float" office:value="41" calcext:value-type="float">
            <text:p>41</text:p>
          </table:table-cell>
          <table:table-cell table:formula="of:=COM.MICROSOFT.CONCAT([.A351];&quot;: { &quot;&quot;idMostSigNib&quot;&quot;: &quot;;BITAND(ROW()-2;65280)/256;&quot;, &quot;&quot;idLeastSigByte&quot;&quot;: &quot;;&quot;0x&quot;&amp;DEC2HEX(BITAND(ROW()-2;255));&quot;, &quot;&quot;name&quot;&quot;: &quot;&quot;&quot;;[.B351];&quot;&quot;&quot;, &quot;&quot;value&quot;&quot;: &quot;;IF([.C351] &gt; 0; MOD([.C351]; 10); -1);&quot;, &quot;&quot;type&quot;&quot;: &quot;&quot;&quot;;[.D351];&quot;&quot;&quot;, &quot;&quot;cpCost&quot;&quot;: &quot;;[.G351];&quot;, &quot;&quot;element&quot;&quot;: &quot;&quot;&quot;;[.E351];&quot;&quot;&quot;, },&quot;)" office:value-type="string" office:string-value="0x15D: { &quot;idMostSigNib&quot;: 1, &quot;idLeastSigByte&quot;: 0x5D, &quot;name&quot;: &quot;Ariel&quot;, &quot;value&quot;: 9, &quot;type&quot;: &quot;Friend&quot;, &quot;cpCost&quot;: 41, &quot;element&quot;: &quot;N/A&quot;, }," calcext:value-type="string">
            <text:p>0x15D: { "idMostSigNib": 1, "idLeastSigByte": 0x5D, "name": "Ariel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5E" calcext:value-type="string">
            <text:p>0x15E</text:p>
          </table:table-cell>
          <table:table-cell office:value-type="string" calcext:value-type="string">
            <text:p>J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2] = &quot;S&quot;; 10 + [.C352] - 1; IF ([.F352] = &quot;A&quot;; 15 + [.C352] - 1; IF ([.F352] = &quot;B&quot;; 20 + ([.C352] - 1) * 2; IF ([.F352] = &quot;C&quot;; 25 + ([.C352] - 1) * 2; IF ([.F352] = &quot;D&quot;; 30 + ([.C352] - 1) * 3; IF([.F352] = &quot;E&quot;; 40 + ([.C352] - 1) * 4; IF ([.F352] = &quot;F&quot;; 45 + ([.C352] - 1) * 4; IF ([.F352] = &quot;E+&quot;; 35 + ([.C352] - 1) * 3; IF([.F352] = &quot;G&quot;; 50 + ([.C352] - 1) * 5; 60 + ([.C352] - 1) * 5)))))))))" office:value-type="float" office:value="43" calcext:value-type="float">
            <text:p>43</text:p>
          </table:table-cell>
          <table:table-cell table:formula="of:=COM.MICROSOFT.CONCAT([.A352];&quot;: { &quot;&quot;idMostSigNib&quot;&quot;: &quot;;BITAND(ROW()-2;65280)/256;&quot;, &quot;&quot;idLeastSigByte&quot;&quot;: &quot;;&quot;0x&quot;&amp;DEC2HEX(BITAND(ROW()-2;255));&quot;, &quot;&quot;name&quot;&quot;: &quot;&quot;&quot;;[.B352];&quot;&quot;&quot;, &quot;&quot;value&quot;&quot;: &quot;;IF([.C352] &gt; 0; MOD([.C352]; 10); -1);&quot;, &quot;&quot;type&quot;&quot;: &quot;&quot;&quot;;[.D352];&quot;&quot;&quot;, &quot;&quot;cpCost&quot;&quot;: &quot;;[.G352];&quot;, &quot;&quot;element&quot;&quot;: &quot;&quot;&quot;;[.E352];&quot;&quot;&quot;, },&quot;)" office:value-type="string" office:string-value="0x15E: { &quot;idMostSigNib&quot;: 1, &quot;idLeastSigByte&quot;: 0x5E, &quot;name&quot;: &quot;Jack&quot;, &quot;value&quot;: 0, &quot;type&quot;: &quot;Friend&quot;, &quot;cpCost&quot;: 43, &quot;element&quot;: &quot;N/A&quot;, }," calcext:value-type="string">
            <text:p>0x15E: { "idMostSigNib": 1, "idLeastSigByte": 0x5E, "name": "Jack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5F" calcext:value-type="string">
            <text:p>0x15F</text:p>
          </table:table-cell>
          <table:table-cell office:value-type="string" calcext:value-type="string">
            <text:p>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3] = &quot;S&quot;; 10 + [.C353] - 1; IF ([.F353] = &quot;A&quot;; 15 + [.C353] - 1; IF ([.F353] = &quot;B&quot;; 20 + ([.C353] - 1) * 2; IF ([.F353] = &quot;C&quot;; 25 + ([.C353] - 1) * 2; IF ([.F353] = &quot;D&quot;; 30 + ([.C353] - 1) * 3; IF([.F353] = &quot;E&quot;; 40 + ([.C353] - 1) * 4; IF ([.F353] = &quot;F&quot;; 45 + ([.C353] - 1) * 4; IF ([.F353] = &quot;E+&quot;; 35 + ([.C353] - 1) * 3; IF([.F353] = &quot;G&quot;; 50 + ([.C353] - 1) * 5; 60 + ([.C353] - 1) * 5)))))))))" office:value-type="float" office:value="25" calcext:value-type="float">
            <text:p>25</text:p>
          </table:table-cell>
          <table:table-cell table:formula="of:=COM.MICROSOFT.CONCAT([.A353];&quot;: { &quot;&quot;idMostSigNib&quot;&quot;: &quot;;BITAND(ROW()-2;65280)/256;&quot;, &quot;&quot;idLeastSigByte&quot;&quot;: &quot;;&quot;0x&quot;&amp;DEC2HEX(BITAND(ROW()-2;255));&quot;, &quot;&quot;name&quot;&quot;: &quot;&quot;&quot;;[.B353];&quot;&quot;&quot;, &quot;&quot;value&quot;&quot;: &quot;;IF([.C353] &gt; 0; MOD([.C353]; 10); -1);&quot;, &quot;&quot;type&quot;&quot;: &quot;&quot;&quot;;[.D353];&quot;&quot;&quot;, &quot;&quot;cpCost&quot;&quot;: &quot;;[.G353];&quot;, &quot;&quot;element&quot;&quot;: &quot;&quot;&quot;;[.E353];&quot;&quot;&quot;, },&quot;)" office:value-type="string" office:string-value="0x15F: { &quot;idMostSigNib&quot;: 1, &quot;idLeastSigByte&quot;: 0x5F, &quot;name&quot;: &quot;Jack&quot;, &quot;value&quot;: 1, &quot;type&quot;: &quot;Friend&quot;, &quot;cpCost&quot;: 25, &quot;element&quot;: &quot;N/A&quot;, }," calcext:value-type="string">
            <text:p>0x15F: { "idMostSigNib": 1, "idLeastSigByte": 0x5F, "name": "Jack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60" calcext:value-type="string">
            <text:p>0x160</text:p>
          </table:table-cell>
          <table:table-cell office:value-type="string" calcext:value-type="string">
            <text:p>J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4] = &quot;S&quot;; 10 + [.C354] - 1; IF ([.F354] = &quot;A&quot;; 15 + [.C354] - 1; IF ([.F354] = &quot;B&quot;; 20 + ([.C354] - 1) * 2; IF ([.F354] = &quot;C&quot;; 25 + ([.C354] - 1) * 2; IF ([.F354] = &quot;D&quot;; 30 + ([.C354] - 1) * 3; IF([.F354] = &quot;E&quot;; 40 + ([.C354] - 1) * 4; IF ([.F354] = &quot;F&quot;; 45 + ([.C354] - 1) * 4; IF ([.F354] = &quot;E+&quot;; 35 + ([.C354] - 1) * 3; IF([.F354] = &quot;G&quot;; 50 + ([.C354] - 1) * 5; 60 + ([.C354] - 1) * 5)))))))))" office:value-type="float" office:value="27" calcext:value-type="float">
            <text:p>27</text:p>
          </table:table-cell>
          <table:table-cell table:formula="of:=COM.MICROSOFT.CONCAT([.A354];&quot;: { &quot;&quot;idMostSigNib&quot;&quot;: &quot;;BITAND(ROW()-2;65280)/256;&quot;, &quot;&quot;idLeastSigByte&quot;&quot;: &quot;;&quot;0x&quot;&amp;DEC2HEX(BITAND(ROW()-2;255));&quot;, &quot;&quot;name&quot;&quot;: &quot;&quot;&quot;;[.B354];&quot;&quot;&quot;, &quot;&quot;value&quot;&quot;: &quot;;IF([.C354] &gt; 0; MOD([.C354]; 10); -1);&quot;, &quot;&quot;type&quot;&quot;: &quot;&quot;&quot;;[.D354];&quot;&quot;&quot;, &quot;&quot;cpCost&quot;&quot;: &quot;;[.G354];&quot;, &quot;&quot;element&quot;&quot;: &quot;&quot;&quot;;[.E354];&quot;&quot;&quot;, },&quot;)" office:value-type="string" office:string-value="0x160: { &quot;idMostSigNib&quot;: 1, &quot;idLeastSigByte&quot;: 0x60, &quot;name&quot;: &quot;Jack&quot;, &quot;value&quot;: 2, &quot;type&quot;: &quot;Friend&quot;, &quot;cpCost&quot;: 27, &quot;element&quot;: &quot;N/A&quot;, }," calcext:value-type="string">
            <text:p>0x160: { "idMostSigNib": 1, "idLeastSigByte": 0x60, "name": "Jack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61" calcext:value-type="string">
            <text:p>0x161</text:p>
          </table:table-cell>
          <table:table-cell office:value-type="string" calcext:value-type="string">
            <text:p>J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5] = &quot;S&quot;; 10 + [.C355] - 1; IF ([.F355] = &quot;A&quot;; 15 + [.C355] - 1; IF ([.F355] = &quot;B&quot;; 20 + ([.C355] - 1) * 2; IF ([.F355] = &quot;C&quot;; 25 + ([.C355] - 1) * 2; IF ([.F355] = &quot;D&quot;; 30 + ([.C355] - 1) * 3; IF([.F355] = &quot;E&quot;; 40 + ([.C355] - 1) * 4; IF ([.F355] = &quot;F&quot;; 45 + ([.C355] - 1) * 4; IF ([.F355] = &quot;E+&quot;; 35 + ([.C355] - 1) * 3; IF([.F355] = &quot;G&quot;; 50 + ([.C355] - 1) * 5; 60 + ([.C355] - 1) * 5)))))))))" office:value-type="float" office:value="29" calcext:value-type="float">
            <text:p>29</text:p>
          </table:table-cell>
          <table:table-cell table:formula="of:=COM.MICROSOFT.CONCAT([.A355];&quot;: { &quot;&quot;idMostSigNib&quot;&quot;: &quot;;BITAND(ROW()-2;65280)/256;&quot;, &quot;&quot;idLeastSigByte&quot;&quot;: &quot;;&quot;0x&quot;&amp;DEC2HEX(BITAND(ROW()-2;255));&quot;, &quot;&quot;name&quot;&quot;: &quot;&quot;&quot;;[.B355];&quot;&quot;&quot;, &quot;&quot;value&quot;&quot;: &quot;;IF([.C355] &gt; 0; MOD([.C355]; 10); -1);&quot;, &quot;&quot;type&quot;&quot;: &quot;&quot;&quot;;[.D355];&quot;&quot;&quot;, &quot;&quot;cpCost&quot;&quot;: &quot;;[.G355];&quot;, &quot;&quot;element&quot;&quot;: &quot;&quot;&quot;;[.E355];&quot;&quot;&quot;, },&quot;)" office:value-type="string" office:string-value="0x161: { &quot;idMostSigNib&quot;: 1, &quot;idLeastSigByte&quot;: 0x61, &quot;name&quot;: &quot;Jack&quot;, &quot;value&quot;: 3, &quot;type&quot;: &quot;Friend&quot;, &quot;cpCost&quot;: 29, &quot;element&quot;: &quot;N/A&quot;, }," calcext:value-type="string">
            <text:p>0x161: { "idMostSigNib": 1, "idLeastSigByte": 0x61, "name": "Jack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62" calcext:value-type="string">
            <text:p>0x162</text:p>
          </table:table-cell>
          <table:table-cell office:value-type="string" calcext:value-type="string">
            <text:p>J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6] = &quot;S&quot;; 10 + [.C356] - 1; IF ([.F356] = &quot;A&quot;; 15 + [.C356] - 1; IF ([.F356] = &quot;B&quot;; 20 + ([.C356] - 1) * 2; IF ([.F356] = &quot;C&quot;; 25 + ([.C356] - 1) * 2; IF ([.F356] = &quot;D&quot;; 30 + ([.C356] - 1) * 3; IF([.F356] = &quot;E&quot;; 40 + ([.C356] - 1) * 4; IF ([.F356] = &quot;F&quot;; 45 + ([.C356] - 1) * 4; IF ([.F356] = &quot;E+&quot;; 35 + ([.C356] - 1) * 3; IF([.F356] = &quot;G&quot;; 50 + ([.C356] - 1) * 5; 60 + ([.C356] - 1) * 5)))))))))" office:value-type="float" office:value="31" calcext:value-type="float">
            <text:p>31</text:p>
          </table:table-cell>
          <table:table-cell table:formula="of:=COM.MICROSOFT.CONCAT([.A356];&quot;: { &quot;&quot;idMostSigNib&quot;&quot;: &quot;;BITAND(ROW()-2;65280)/256;&quot;, &quot;&quot;idLeastSigByte&quot;&quot;: &quot;;&quot;0x&quot;&amp;DEC2HEX(BITAND(ROW()-2;255));&quot;, &quot;&quot;name&quot;&quot;: &quot;&quot;&quot;;[.B356];&quot;&quot;&quot;, &quot;&quot;value&quot;&quot;: &quot;;IF([.C356] &gt; 0; MOD([.C356]; 10); -1);&quot;, &quot;&quot;type&quot;&quot;: &quot;&quot;&quot;;[.D356];&quot;&quot;&quot;, &quot;&quot;cpCost&quot;&quot;: &quot;;[.G356];&quot;, &quot;&quot;element&quot;&quot;: &quot;&quot;&quot;;[.E356];&quot;&quot;&quot;, },&quot;)" office:value-type="string" office:string-value="0x162: { &quot;idMostSigNib&quot;: 1, &quot;idLeastSigByte&quot;: 0x62, &quot;name&quot;: &quot;Jack&quot;, &quot;value&quot;: 4, &quot;type&quot;: &quot;Friend&quot;, &quot;cpCost&quot;: 31, &quot;element&quot;: &quot;N/A&quot;, }," calcext:value-type="string">
            <text:p>0x162: { "idMostSigNib": 1, "idLeastSigByte": 0x62, "name": "Jack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63" calcext:value-type="string">
            <text:p>0x163</text:p>
          </table:table-cell>
          <table:table-cell office:value-type="string" calcext:value-type="string">
            <text:p>Ja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7] = &quot;S&quot;; 10 + [.C357] - 1; IF ([.F357] = &quot;A&quot;; 15 + [.C357] - 1; IF ([.F357] = &quot;B&quot;; 20 + ([.C357] - 1) * 2; IF ([.F357] = &quot;C&quot;; 25 + ([.C357] - 1) * 2; IF ([.F357] = &quot;D&quot;; 30 + ([.C357] - 1) * 3; IF([.F357] = &quot;E&quot;; 40 + ([.C357] - 1) * 4; IF ([.F357] = &quot;F&quot;; 45 + ([.C357] - 1) * 4; IF ([.F357] = &quot;E+&quot;; 35 + ([.C357] - 1) * 3; IF([.F357] = &quot;G&quot;; 50 + ([.C357] - 1) * 5; 60 + ([.C357] - 1) * 5)))))))))" office:value-type="float" office:value="33" calcext:value-type="float">
            <text:p>33</text:p>
          </table:table-cell>
          <table:table-cell table:formula="of:=COM.MICROSOFT.CONCAT([.A357];&quot;: { &quot;&quot;idMostSigNib&quot;&quot;: &quot;;BITAND(ROW()-2;65280)/256;&quot;, &quot;&quot;idLeastSigByte&quot;&quot;: &quot;;&quot;0x&quot;&amp;DEC2HEX(BITAND(ROW()-2;255));&quot;, &quot;&quot;name&quot;&quot;: &quot;&quot;&quot;;[.B357];&quot;&quot;&quot;, &quot;&quot;value&quot;&quot;: &quot;;IF([.C357] &gt; 0; MOD([.C357]; 10); -1);&quot;, &quot;&quot;type&quot;&quot;: &quot;&quot;&quot;;[.D357];&quot;&quot;&quot;, &quot;&quot;cpCost&quot;&quot;: &quot;;[.G357];&quot;, &quot;&quot;element&quot;&quot;: &quot;&quot;&quot;;[.E357];&quot;&quot;&quot;, },&quot;)" office:value-type="string" office:string-value="0x163: { &quot;idMostSigNib&quot;: 1, &quot;idLeastSigByte&quot;: 0x63, &quot;name&quot;: &quot;Jack&quot;, &quot;value&quot;: 5, &quot;type&quot;: &quot;Friend&quot;, &quot;cpCost&quot;: 33, &quot;element&quot;: &quot;N/A&quot;, }," calcext:value-type="string">
            <text:p>0x163: { "idMostSigNib": 1, "idLeastSigByte": 0x63, "name": "Jack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64" calcext:value-type="string">
            <text:p>0x164</text:p>
          </table:table-cell>
          <table:table-cell office:value-type="string" calcext:value-type="string">
            <text:p>Ja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8] = &quot;S&quot;; 10 + [.C358] - 1; IF ([.F358] = &quot;A&quot;; 15 + [.C358] - 1; IF ([.F358] = &quot;B&quot;; 20 + ([.C358] - 1) * 2; IF ([.F358] = &quot;C&quot;; 25 + ([.C358] - 1) * 2; IF ([.F358] = &quot;D&quot;; 30 + ([.C358] - 1) * 3; IF([.F358] = &quot;E&quot;; 40 + ([.C358] - 1) * 4; IF ([.F358] = &quot;F&quot;; 45 + ([.C358] - 1) * 4; IF ([.F358] = &quot;E+&quot;; 35 + ([.C358] - 1) * 3; IF([.F358] = &quot;G&quot;; 50 + ([.C358] - 1) * 5; 60 + ([.C358] - 1) * 5)))))))))" office:value-type="float" office:value="35" calcext:value-type="float">
            <text:p>35</text:p>
          </table:table-cell>
          <table:table-cell table:formula="of:=COM.MICROSOFT.CONCAT([.A358];&quot;: { &quot;&quot;idMostSigNib&quot;&quot;: &quot;;BITAND(ROW()-2;65280)/256;&quot;, &quot;&quot;idLeastSigByte&quot;&quot;: &quot;;&quot;0x&quot;&amp;DEC2HEX(BITAND(ROW()-2;255));&quot;, &quot;&quot;name&quot;&quot;: &quot;&quot;&quot;;[.B358];&quot;&quot;&quot;, &quot;&quot;value&quot;&quot;: &quot;;IF([.C358] &gt; 0; MOD([.C358]; 10); -1);&quot;, &quot;&quot;type&quot;&quot;: &quot;&quot;&quot;;[.D358];&quot;&quot;&quot;, &quot;&quot;cpCost&quot;&quot;: &quot;;[.G358];&quot;, &quot;&quot;element&quot;&quot;: &quot;&quot;&quot;;[.E358];&quot;&quot;&quot;, },&quot;)" office:value-type="string" office:string-value="0x164: { &quot;idMostSigNib&quot;: 1, &quot;idLeastSigByte&quot;: 0x64, &quot;name&quot;: &quot;Jack&quot;, &quot;value&quot;: 6, &quot;type&quot;: &quot;Friend&quot;, &quot;cpCost&quot;: 35, &quot;element&quot;: &quot;N/A&quot;, }," calcext:value-type="string">
            <text:p>0x164: { "idMostSigNib": 1, "idLeastSigByte": 0x64, "name": "Jack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65" calcext:value-type="string">
            <text:p>0x165</text:p>
          </table:table-cell>
          <table:table-cell office:value-type="string" calcext:value-type="string">
            <text:p>Ja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59] = &quot;S&quot;; 10 + [.C359] - 1; IF ([.F359] = &quot;A&quot;; 15 + [.C359] - 1; IF ([.F359] = &quot;B&quot;; 20 + ([.C359] - 1) * 2; IF ([.F359] = &quot;C&quot;; 25 + ([.C359] - 1) * 2; IF ([.F359] = &quot;D&quot;; 30 + ([.C359] - 1) * 3; IF([.F359] = &quot;E&quot;; 40 + ([.C359] - 1) * 4; IF ([.F359] = &quot;F&quot;; 45 + ([.C359] - 1) * 4; IF ([.F359] = &quot;E+&quot;; 35 + ([.C359] - 1) * 3; IF([.F359] = &quot;G&quot;; 50 + ([.C359] - 1) * 5; 60 + ([.C359] - 1) * 5)))))))))" office:value-type="float" office:value="37" calcext:value-type="float">
            <text:p>37</text:p>
          </table:table-cell>
          <table:table-cell table:formula="of:=COM.MICROSOFT.CONCAT([.A359];&quot;: { &quot;&quot;idMostSigNib&quot;&quot;: &quot;;BITAND(ROW()-2;65280)/256;&quot;, &quot;&quot;idLeastSigByte&quot;&quot;: &quot;;&quot;0x&quot;&amp;DEC2HEX(BITAND(ROW()-2;255));&quot;, &quot;&quot;name&quot;&quot;: &quot;&quot;&quot;;[.B359];&quot;&quot;&quot;, &quot;&quot;value&quot;&quot;: &quot;;IF([.C359] &gt; 0; MOD([.C359]; 10); -1);&quot;, &quot;&quot;type&quot;&quot;: &quot;&quot;&quot;;[.D359];&quot;&quot;&quot;, &quot;&quot;cpCost&quot;&quot;: &quot;;[.G359];&quot;, &quot;&quot;element&quot;&quot;: &quot;&quot;&quot;;[.E359];&quot;&quot;&quot;, },&quot;)" office:value-type="string" office:string-value="0x165: { &quot;idMostSigNib&quot;: 1, &quot;idLeastSigByte&quot;: 0x65, &quot;name&quot;: &quot;Jack&quot;, &quot;value&quot;: 7, &quot;type&quot;: &quot;Friend&quot;, &quot;cpCost&quot;: 37, &quot;element&quot;: &quot;N/A&quot;, }," calcext:value-type="string">
            <text:p>0x165: { "idMostSigNib": 1, "idLeastSigByte": 0x65, "name": "Jack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66" calcext:value-type="string">
            <text:p>0x166</text:p>
          </table:table-cell>
          <table:table-cell office:value-type="string" calcext:value-type="string">
            <text:p>Ja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0] = &quot;S&quot;; 10 + [.C360] - 1; IF ([.F360] = &quot;A&quot;; 15 + [.C360] - 1; IF ([.F360] = &quot;B&quot;; 20 + ([.C360] - 1) * 2; IF ([.F360] = &quot;C&quot;; 25 + ([.C360] - 1) * 2; IF ([.F360] = &quot;D&quot;; 30 + ([.C360] - 1) * 3; IF([.F360] = &quot;E&quot;; 40 + ([.C360] - 1) * 4; IF ([.F360] = &quot;F&quot;; 45 + ([.C360] - 1) * 4; IF ([.F360] = &quot;E+&quot;; 35 + ([.C360] - 1) * 3; IF([.F360] = &quot;G&quot;; 50 + ([.C360] - 1) * 5; 60 + ([.C360] - 1) * 5)))))))))" office:value-type="float" office:value="39" calcext:value-type="float">
            <text:p>39</text:p>
          </table:table-cell>
          <table:table-cell table:formula="of:=COM.MICROSOFT.CONCAT([.A360];&quot;: { &quot;&quot;idMostSigNib&quot;&quot;: &quot;;BITAND(ROW()-2;65280)/256;&quot;, &quot;&quot;idLeastSigByte&quot;&quot;: &quot;;&quot;0x&quot;&amp;DEC2HEX(BITAND(ROW()-2;255));&quot;, &quot;&quot;name&quot;&quot;: &quot;&quot;&quot;;[.B360];&quot;&quot;&quot;, &quot;&quot;value&quot;&quot;: &quot;;IF([.C360] &gt; 0; MOD([.C360]; 10); -1);&quot;, &quot;&quot;type&quot;&quot;: &quot;&quot;&quot;;[.D360];&quot;&quot;&quot;, &quot;&quot;cpCost&quot;&quot;: &quot;;[.G360];&quot;, &quot;&quot;element&quot;&quot;: &quot;&quot;&quot;;[.E360];&quot;&quot;&quot;, },&quot;)" office:value-type="string" office:string-value="0x166: { &quot;idMostSigNib&quot;: 1, &quot;idLeastSigByte&quot;: 0x66, &quot;name&quot;: &quot;Jack&quot;, &quot;value&quot;: 8, &quot;type&quot;: &quot;Friend&quot;, &quot;cpCost&quot;: 39, &quot;element&quot;: &quot;N/A&quot;, }," calcext:value-type="string">
            <text:p>0x166: { "idMostSigNib": 1, "idLeastSigByte": 0x66, "name": "Jack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67" calcext:value-type="string">
            <text:p>0x167</text:p>
          </table:table-cell>
          <table:table-cell office:value-type="string" calcext:value-type="string">
            <text:p>Ja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1] = &quot;S&quot;; 10 + [.C361] - 1; IF ([.F361] = &quot;A&quot;; 15 + [.C361] - 1; IF ([.F361] = &quot;B&quot;; 20 + ([.C361] - 1) * 2; IF ([.F361] = &quot;C&quot;; 25 + ([.C361] - 1) * 2; IF ([.F361] = &quot;D&quot;; 30 + ([.C361] - 1) * 3; IF([.F361] = &quot;E&quot;; 40 + ([.C361] - 1) * 4; IF ([.F361] = &quot;F&quot;; 45 + ([.C361] - 1) * 4; IF ([.F361] = &quot;E+&quot;; 35 + ([.C361] - 1) * 3; IF([.F361] = &quot;G&quot;; 50 + ([.C361] - 1) * 5; 60 + ([.C361] - 1) * 5)))))))))" office:value-type="float" office:value="41" calcext:value-type="float">
            <text:p>41</text:p>
          </table:table-cell>
          <table:table-cell table:formula="of:=COM.MICROSOFT.CONCAT([.A361];&quot;: { &quot;&quot;idMostSigNib&quot;&quot;: &quot;;BITAND(ROW()-2;65280)/256;&quot;, &quot;&quot;idLeastSigByte&quot;&quot;: &quot;;&quot;0x&quot;&amp;DEC2HEX(BITAND(ROW()-2;255));&quot;, &quot;&quot;name&quot;&quot;: &quot;&quot;&quot;;[.B361];&quot;&quot;&quot;, &quot;&quot;value&quot;&quot;: &quot;;IF([.C361] &gt; 0; MOD([.C361]; 10); -1);&quot;, &quot;&quot;type&quot;&quot;: &quot;&quot;&quot;;[.D361];&quot;&quot;&quot;, &quot;&quot;cpCost&quot;&quot;: &quot;;[.G361];&quot;, &quot;&quot;element&quot;&quot;: &quot;&quot;&quot;;[.E361];&quot;&quot;&quot;, },&quot;)" office:value-type="string" office:string-value="0x167: { &quot;idMostSigNib&quot;: 1, &quot;idLeastSigByte&quot;: 0x67, &quot;name&quot;: &quot;Jack&quot;, &quot;value&quot;: 9, &quot;type&quot;: &quot;Friend&quot;, &quot;cpCost&quot;: 41, &quot;element&quot;: &quot;N/A&quot;, }," calcext:value-type="string">
            <text:p>0x167: { "idMostSigNib": 1, "idLeastSigByte": 0x67, "name": "Jack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68" calcext:value-type="string">
            <text:p>0x168</text:p>
          </table:table-cell>
          <table:table-cell office:value-type="string" calcext:value-type="string">
            <text:p>Peter P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2] = &quot;S&quot;; 10 + [.C362] - 1; IF ([.F362] = &quot;A&quot;; 15 + [.C362] - 1; IF ([.F362] = &quot;B&quot;; 20 + ([.C362] - 1) * 2; IF ([.F362] = &quot;C&quot;; 25 + ([.C362] - 1) * 2; IF ([.F362] = &quot;D&quot;; 30 + ([.C362] - 1) * 3; IF([.F362] = &quot;E&quot;; 40 + ([.C362] - 1) * 4; IF ([.F362] = &quot;F&quot;; 45 + ([.C362] - 1) * 4; IF ([.F362] = &quot;E+&quot;; 35 + ([.C362] - 1) * 3; IF([.F362] = &quot;G&quot;; 50 + ([.C362] - 1) * 5; 60 + ([.C362] - 1) * 5)))))))))" office:value-type="float" office:value="43" calcext:value-type="float">
            <text:p>43</text:p>
          </table:table-cell>
          <table:table-cell table:formula="of:=COM.MICROSOFT.CONCAT([.A362];&quot;: { &quot;&quot;idMostSigNib&quot;&quot;: &quot;;BITAND(ROW()-2;65280)/256;&quot;, &quot;&quot;idLeastSigByte&quot;&quot;: &quot;;&quot;0x&quot;&amp;DEC2HEX(BITAND(ROW()-2;255));&quot;, &quot;&quot;name&quot;&quot;: &quot;&quot;&quot;;[.B362];&quot;&quot;&quot;, &quot;&quot;value&quot;&quot;: &quot;;IF([.C362] &gt; 0; MOD([.C362]; 10); -1);&quot;, &quot;&quot;type&quot;&quot;: &quot;&quot;&quot;;[.D362];&quot;&quot;&quot;, &quot;&quot;cpCost&quot;&quot;: &quot;;[.G362];&quot;, &quot;&quot;element&quot;&quot;: &quot;&quot;&quot;;[.E362];&quot;&quot;&quot;, },&quot;)" office:value-type="string" office:string-value="0x168: { &quot;idMostSigNib&quot;: 1, &quot;idLeastSigByte&quot;: 0x68, &quot;name&quot;: &quot;Peter Pan&quot;, &quot;value&quot;: 0, &quot;type&quot;: &quot;Friend&quot;, &quot;cpCost&quot;: 43, &quot;element&quot;: &quot;N/A&quot;, }," calcext:value-type="string">
            <text:p>0x168: { "idMostSigNib": 1, "idLeastSigByte": 0x68, "name": "Peter Pan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69" calcext:value-type="string">
            <text:p>0x169</text:p>
          </table:table-cell>
          <table:table-cell office:value-type="string" calcext:value-type="string">
            <text:p>Peter P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3] = &quot;S&quot;; 10 + [.C363] - 1; IF ([.F363] = &quot;A&quot;; 15 + [.C363] - 1; IF ([.F363] = &quot;B&quot;; 20 + ([.C363] - 1) * 2; IF ([.F363] = &quot;C&quot;; 25 + ([.C363] - 1) * 2; IF ([.F363] = &quot;D&quot;; 30 + ([.C363] - 1) * 3; IF([.F363] = &quot;E&quot;; 40 + ([.C363] - 1) * 4; IF ([.F363] = &quot;F&quot;; 45 + ([.C363] - 1) * 4; IF ([.F363] = &quot;E+&quot;; 35 + ([.C363] - 1) * 3; IF([.F363] = &quot;G&quot;; 50 + ([.C363] - 1) * 5; 60 + ([.C363] - 1) * 5)))))))))" office:value-type="float" office:value="25" calcext:value-type="float">
            <text:p>25</text:p>
          </table:table-cell>
          <table:table-cell table:formula="of:=COM.MICROSOFT.CONCAT([.A363];&quot;: { &quot;&quot;idMostSigNib&quot;&quot;: &quot;;BITAND(ROW()-2;65280)/256;&quot;, &quot;&quot;idLeastSigByte&quot;&quot;: &quot;;&quot;0x&quot;&amp;DEC2HEX(BITAND(ROW()-2;255));&quot;, &quot;&quot;name&quot;&quot;: &quot;&quot;&quot;;[.B363];&quot;&quot;&quot;, &quot;&quot;value&quot;&quot;: &quot;;IF([.C363] &gt; 0; MOD([.C363]; 10); -1);&quot;, &quot;&quot;type&quot;&quot;: &quot;&quot;&quot;;[.D363];&quot;&quot;&quot;, &quot;&quot;cpCost&quot;&quot;: &quot;;[.G363];&quot;, &quot;&quot;element&quot;&quot;: &quot;&quot;&quot;;[.E363];&quot;&quot;&quot;, },&quot;)" office:value-type="string" office:string-value="0x169: { &quot;idMostSigNib&quot;: 1, &quot;idLeastSigByte&quot;: 0x69, &quot;name&quot;: &quot;Peter Pan&quot;, &quot;value&quot;: 1, &quot;type&quot;: &quot;Friend&quot;, &quot;cpCost&quot;: 25, &quot;element&quot;: &quot;N/A&quot;, }," calcext:value-type="string">
            <text:p>0x169: { "idMostSigNib": 1, "idLeastSigByte": 0x69, "name": "Peter Pan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6A" calcext:value-type="string">
            <text:p>0x16A</text:p>
          </table:table-cell>
          <table:table-cell office:value-type="string" calcext:value-type="string">
            <text:p>Peter P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4] = &quot;S&quot;; 10 + [.C364] - 1; IF ([.F364] = &quot;A&quot;; 15 + [.C364] - 1; IF ([.F364] = &quot;B&quot;; 20 + ([.C364] - 1) * 2; IF ([.F364] = &quot;C&quot;; 25 + ([.C364] - 1) * 2; IF ([.F364] = &quot;D&quot;; 30 + ([.C364] - 1) * 3; IF([.F364] = &quot;E&quot;; 40 + ([.C364] - 1) * 4; IF ([.F364] = &quot;F&quot;; 45 + ([.C364] - 1) * 4; IF ([.F364] = &quot;E+&quot;; 35 + ([.C364] - 1) * 3; IF([.F364] = &quot;G&quot;; 50 + ([.C364] - 1) * 5; 60 + ([.C364] - 1) * 5)))))))))" office:value-type="float" office:value="27" calcext:value-type="float">
            <text:p>27</text:p>
          </table:table-cell>
          <table:table-cell table:formula="of:=COM.MICROSOFT.CONCAT([.A364];&quot;: { &quot;&quot;idMostSigNib&quot;&quot;: &quot;;BITAND(ROW()-2;65280)/256;&quot;, &quot;&quot;idLeastSigByte&quot;&quot;: &quot;;&quot;0x&quot;&amp;DEC2HEX(BITAND(ROW()-2;255));&quot;, &quot;&quot;name&quot;&quot;: &quot;&quot;&quot;;[.B364];&quot;&quot;&quot;, &quot;&quot;value&quot;&quot;: &quot;;IF([.C364] &gt; 0; MOD([.C364]; 10); -1);&quot;, &quot;&quot;type&quot;&quot;: &quot;&quot;&quot;;[.D364];&quot;&quot;&quot;, &quot;&quot;cpCost&quot;&quot;: &quot;;[.G364];&quot;, &quot;&quot;element&quot;&quot;: &quot;&quot;&quot;;[.E364];&quot;&quot;&quot;, },&quot;)" office:value-type="string" office:string-value="0x16A: { &quot;idMostSigNib&quot;: 1, &quot;idLeastSigByte&quot;: 0x6A, &quot;name&quot;: &quot;Peter Pan&quot;, &quot;value&quot;: 2, &quot;type&quot;: &quot;Friend&quot;, &quot;cpCost&quot;: 27, &quot;element&quot;: &quot;N/A&quot;, }," calcext:value-type="string">
            <text:p>0x16A: { "idMostSigNib": 1, "idLeastSigByte": 0x6A, "name": "Peter Pan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6B" calcext:value-type="string">
            <text:p>0x16B</text:p>
          </table:table-cell>
          <table:table-cell office:value-type="string" calcext:value-type="string">
            <text:p>Peter P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5] = &quot;S&quot;; 10 + [.C365] - 1; IF ([.F365] = &quot;A&quot;; 15 + [.C365] - 1; IF ([.F365] = &quot;B&quot;; 20 + ([.C365] - 1) * 2; IF ([.F365] = &quot;C&quot;; 25 + ([.C365] - 1) * 2; IF ([.F365] = &quot;D&quot;; 30 + ([.C365] - 1) * 3; IF([.F365] = &quot;E&quot;; 40 + ([.C365] - 1) * 4; IF ([.F365] = &quot;F&quot;; 45 + ([.C365] - 1) * 4; IF ([.F365] = &quot;E+&quot;; 35 + ([.C365] - 1) * 3; IF([.F365] = &quot;G&quot;; 50 + ([.C365] - 1) * 5; 60 + ([.C365] - 1) * 5)))))))))" office:value-type="float" office:value="29" calcext:value-type="float">
            <text:p>29</text:p>
          </table:table-cell>
          <table:table-cell table:formula="of:=COM.MICROSOFT.CONCAT([.A365];&quot;: { &quot;&quot;idMostSigNib&quot;&quot;: &quot;;BITAND(ROW()-2;65280)/256;&quot;, &quot;&quot;idLeastSigByte&quot;&quot;: &quot;;&quot;0x&quot;&amp;DEC2HEX(BITAND(ROW()-2;255));&quot;, &quot;&quot;name&quot;&quot;: &quot;&quot;&quot;;[.B365];&quot;&quot;&quot;, &quot;&quot;value&quot;&quot;: &quot;;IF([.C365] &gt; 0; MOD([.C365]; 10); -1);&quot;, &quot;&quot;type&quot;&quot;: &quot;&quot;&quot;;[.D365];&quot;&quot;&quot;, &quot;&quot;cpCost&quot;&quot;: &quot;;[.G365];&quot;, &quot;&quot;element&quot;&quot;: &quot;&quot;&quot;;[.E365];&quot;&quot;&quot;, },&quot;)" office:value-type="string" office:string-value="0x16B: { &quot;idMostSigNib&quot;: 1, &quot;idLeastSigByte&quot;: 0x6B, &quot;name&quot;: &quot;Peter Pan&quot;, &quot;value&quot;: 3, &quot;type&quot;: &quot;Friend&quot;, &quot;cpCost&quot;: 29, &quot;element&quot;: &quot;N/A&quot;, }," calcext:value-type="string">
            <text:p>0x16B: { "idMostSigNib": 1, "idLeastSigByte": 0x6B, "name": "Peter Pan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6C" calcext:value-type="string">
            <text:p>0x16C</text:p>
          </table:table-cell>
          <table:table-cell office:value-type="string" calcext:value-type="string">
            <text:p>Peter P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6] = &quot;S&quot;; 10 + [.C366] - 1; IF ([.F366] = &quot;A&quot;; 15 + [.C366] - 1; IF ([.F366] = &quot;B&quot;; 20 + ([.C366] - 1) * 2; IF ([.F366] = &quot;C&quot;; 25 + ([.C366] - 1) * 2; IF ([.F366] = &quot;D&quot;; 30 + ([.C366] - 1) * 3; IF([.F366] = &quot;E&quot;; 40 + ([.C366] - 1) * 4; IF ([.F366] = &quot;F&quot;; 45 + ([.C366] - 1) * 4; IF ([.F366] = &quot;E+&quot;; 35 + ([.C366] - 1) * 3; IF([.F366] = &quot;G&quot;; 50 + ([.C366] - 1) * 5; 60 + ([.C366] - 1) * 5)))))))))" office:value-type="float" office:value="31" calcext:value-type="float">
            <text:p>31</text:p>
          </table:table-cell>
          <table:table-cell table:formula="of:=COM.MICROSOFT.CONCAT([.A366];&quot;: { &quot;&quot;idMostSigNib&quot;&quot;: &quot;;BITAND(ROW()-2;65280)/256;&quot;, &quot;&quot;idLeastSigByte&quot;&quot;: &quot;;&quot;0x&quot;&amp;DEC2HEX(BITAND(ROW()-2;255));&quot;, &quot;&quot;name&quot;&quot;: &quot;&quot;&quot;;[.B366];&quot;&quot;&quot;, &quot;&quot;value&quot;&quot;: &quot;;IF([.C366] &gt; 0; MOD([.C366]; 10); -1);&quot;, &quot;&quot;type&quot;&quot;: &quot;&quot;&quot;;[.D366];&quot;&quot;&quot;, &quot;&quot;cpCost&quot;&quot;: &quot;;[.G366];&quot;, &quot;&quot;element&quot;&quot;: &quot;&quot;&quot;;[.E366];&quot;&quot;&quot;, },&quot;)" office:value-type="string" office:string-value="0x16C: { &quot;idMostSigNib&quot;: 1, &quot;idLeastSigByte&quot;: 0x6C, &quot;name&quot;: &quot;Peter Pan&quot;, &quot;value&quot;: 4, &quot;type&quot;: &quot;Friend&quot;, &quot;cpCost&quot;: 31, &quot;element&quot;: &quot;N/A&quot;, }," calcext:value-type="string">
            <text:p>0x16C: { "idMostSigNib": 1, "idLeastSigByte": 0x6C, "name": "Peter Pan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6D" calcext:value-type="string">
            <text:p>0x16D</text:p>
          </table:table-cell>
          <table:table-cell office:value-type="string" calcext:value-type="string">
            <text:p>Peter P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7] = &quot;S&quot;; 10 + [.C367] - 1; IF ([.F367] = &quot;A&quot;; 15 + [.C367] - 1; IF ([.F367] = &quot;B&quot;; 20 + ([.C367] - 1) * 2; IF ([.F367] = &quot;C&quot;; 25 + ([.C367] - 1) * 2; IF ([.F367] = &quot;D&quot;; 30 + ([.C367] - 1) * 3; IF([.F367] = &quot;E&quot;; 40 + ([.C367] - 1) * 4; IF ([.F367] = &quot;F&quot;; 45 + ([.C367] - 1) * 4; IF ([.F367] = &quot;E+&quot;; 35 + ([.C367] - 1) * 3; IF([.F367] = &quot;G&quot;; 50 + ([.C367] - 1) * 5; 60 + ([.C367] - 1) * 5)))))))))" office:value-type="float" office:value="33" calcext:value-type="float">
            <text:p>33</text:p>
          </table:table-cell>
          <table:table-cell table:formula="of:=COM.MICROSOFT.CONCAT([.A367];&quot;: { &quot;&quot;idMostSigNib&quot;&quot;: &quot;;BITAND(ROW()-2;65280)/256;&quot;, &quot;&quot;idLeastSigByte&quot;&quot;: &quot;;&quot;0x&quot;&amp;DEC2HEX(BITAND(ROW()-2;255));&quot;, &quot;&quot;name&quot;&quot;: &quot;&quot;&quot;;[.B367];&quot;&quot;&quot;, &quot;&quot;value&quot;&quot;: &quot;;IF([.C367] &gt; 0; MOD([.C367]; 10); -1);&quot;, &quot;&quot;type&quot;&quot;: &quot;&quot;&quot;;[.D367];&quot;&quot;&quot;, &quot;&quot;cpCost&quot;&quot;: &quot;;[.G367];&quot;, &quot;&quot;element&quot;&quot;: &quot;&quot;&quot;;[.E367];&quot;&quot;&quot;, },&quot;)" office:value-type="string" office:string-value="0x16D: { &quot;idMostSigNib&quot;: 1, &quot;idLeastSigByte&quot;: 0x6D, &quot;name&quot;: &quot;Peter Pan&quot;, &quot;value&quot;: 5, &quot;type&quot;: &quot;Friend&quot;, &quot;cpCost&quot;: 33, &quot;element&quot;: &quot;N/A&quot;, }," calcext:value-type="string">
            <text:p>0x16D: { "idMostSigNib": 1, "idLeastSigByte": 0x6D, "name": "Peter Pan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6E" calcext:value-type="string">
            <text:p>0x16E</text:p>
          </table:table-cell>
          <table:table-cell office:value-type="string" calcext:value-type="string">
            <text:p>Peter Pa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8] = &quot;S&quot;; 10 + [.C368] - 1; IF ([.F368] = &quot;A&quot;; 15 + [.C368] - 1; IF ([.F368] = &quot;B&quot;; 20 + ([.C368] - 1) * 2; IF ([.F368] = &quot;C&quot;; 25 + ([.C368] - 1) * 2; IF ([.F368] = &quot;D&quot;; 30 + ([.C368] - 1) * 3; IF([.F368] = &quot;E&quot;; 40 + ([.C368] - 1) * 4; IF ([.F368] = &quot;F&quot;; 45 + ([.C368] - 1) * 4; IF ([.F368] = &quot;E+&quot;; 35 + ([.C368] - 1) * 3; IF([.F368] = &quot;G&quot;; 50 + ([.C368] - 1) * 5; 60 + ([.C368] - 1) * 5)))))))))" office:value-type="float" office:value="35" calcext:value-type="float">
            <text:p>35</text:p>
          </table:table-cell>
          <table:table-cell table:formula="of:=COM.MICROSOFT.CONCAT([.A368];&quot;: { &quot;&quot;idMostSigNib&quot;&quot;: &quot;;BITAND(ROW()-2;65280)/256;&quot;, &quot;&quot;idLeastSigByte&quot;&quot;: &quot;;&quot;0x&quot;&amp;DEC2HEX(BITAND(ROW()-2;255));&quot;, &quot;&quot;name&quot;&quot;: &quot;&quot;&quot;;[.B368];&quot;&quot;&quot;, &quot;&quot;value&quot;&quot;: &quot;;IF([.C368] &gt; 0; MOD([.C368]; 10); -1);&quot;, &quot;&quot;type&quot;&quot;: &quot;&quot;&quot;;[.D368];&quot;&quot;&quot;, &quot;&quot;cpCost&quot;&quot;: &quot;;[.G368];&quot;, &quot;&quot;element&quot;&quot;: &quot;&quot;&quot;;[.E368];&quot;&quot;&quot;, },&quot;)" office:value-type="string" office:string-value="0x16E: { &quot;idMostSigNib&quot;: 1, &quot;idLeastSigByte&quot;: 0x6E, &quot;name&quot;: &quot;Peter Pan&quot;, &quot;value&quot;: 6, &quot;type&quot;: &quot;Friend&quot;, &quot;cpCost&quot;: 35, &quot;element&quot;: &quot;N/A&quot;, }," calcext:value-type="string">
            <text:p>0x16E: { "idMostSigNib": 1, "idLeastSigByte": 0x6E, "name": "Peter Pan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6F" calcext:value-type="string">
            <text:p>0x16F</text:p>
          </table:table-cell>
          <table:table-cell office:value-type="string" calcext:value-type="string">
            <text:p>Peter Pa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69] = &quot;S&quot;; 10 + [.C369] - 1; IF ([.F369] = &quot;A&quot;; 15 + [.C369] - 1; IF ([.F369] = &quot;B&quot;; 20 + ([.C369] - 1) * 2; IF ([.F369] = &quot;C&quot;; 25 + ([.C369] - 1) * 2; IF ([.F369] = &quot;D&quot;; 30 + ([.C369] - 1) * 3; IF([.F369] = &quot;E&quot;; 40 + ([.C369] - 1) * 4; IF ([.F369] = &quot;F&quot;; 45 + ([.C369] - 1) * 4; IF ([.F369] = &quot;E+&quot;; 35 + ([.C369] - 1) * 3; IF([.F369] = &quot;G&quot;; 50 + ([.C369] - 1) * 5; 60 + ([.C369] - 1) * 5)))))))))" office:value-type="float" office:value="37" calcext:value-type="float">
            <text:p>37</text:p>
          </table:table-cell>
          <table:table-cell table:formula="of:=COM.MICROSOFT.CONCAT([.A369];&quot;: { &quot;&quot;idMostSigNib&quot;&quot;: &quot;;BITAND(ROW()-2;65280)/256;&quot;, &quot;&quot;idLeastSigByte&quot;&quot;: &quot;;&quot;0x&quot;&amp;DEC2HEX(BITAND(ROW()-2;255));&quot;, &quot;&quot;name&quot;&quot;: &quot;&quot;&quot;;[.B369];&quot;&quot;&quot;, &quot;&quot;value&quot;&quot;: &quot;;IF([.C369] &gt; 0; MOD([.C369]; 10); -1);&quot;, &quot;&quot;type&quot;&quot;: &quot;&quot;&quot;;[.D369];&quot;&quot;&quot;, &quot;&quot;cpCost&quot;&quot;: &quot;;[.G369];&quot;, &quot;&quot;element&quot;&quot;: &quot;&quot;&quot;;[.E369];&quot;&quot;&quot;, },&quot;)" office:value-type="string" office:string-value="0x16F: { &quot;idMostSigNib&quot;: 1, &quot;idLeastSigByte&quot;: 0x6F, &quot;name&quot;: &quot;Peter Pan&quot;, &quot;value&quot;: 7, &quot;type&quot;: &quot;Friend&quot;, &quot;cpCost&quot;: 37, &quot;element&quot;: &quot;N/A&quot;, }," calcext:value-type="string">
            <text:p>0x16F: { "idMostSigNib": 1, "idLeastSigByte": 0x6F, "name": "Peter Pan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70" calcext:value-type="string">
            <text:p>0x170</text:p>
          </table:table-cell>
          <table:table-cell office:value-type="string" calcext:value-type="string">
            <text:p>Peter Pa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0] = &quot;S&quot;; 10 + [.C370] - 1; IF ([.F370] = &quot;A&quot;; 15 + [.C370] - 1; IF ([.F370] = &quot;B&quot;; 20 + ([.C370] - 1) * 2; IF ([.F370] = &quot;C&quot;; 25 + ([.C370] - 1) * 2; IF ([.F370] = &quot;D&quot;; 30 + ([.C370] - 1) * 3; IF([.F370] = &quot;E&quot;; 40 + ([.C370] - 1) * 4; IF ([.F370] = &quot;F&quot;; 45 + ([.C370] - 1) * 4; IF ([.F370] = &quot;E+&quot;; 35 + ([.C370] - 1) * 3; IF([.F370] = &quot;G&quot;; 50 + ([.C370] - 1) * 5; 60 + ([.C370] - 1) * 5)))))))))" office:value-type="float" office:value="39" calcext:value-type="float">
            <text:p>39</text:p>
          </table:table-cell>
          <table:table-cell table:formula="of:=COM.MICROSOFT.CONCAT([.A370];&quot;: { &quot;&quot;idMostSigNib&quot;&quot;: &quot;;BITAND(ROW()-2;65280)/256;&quot;, &quot;&quot;idLeastSigByte&quot;&quot;: &quot;;&quot;0x&quot;&amp;DEC2HEX(BITAND(ROW()-2;255));&quot;, &quot;&quot;name&quot;&quot;: &quot;&quot;&quot;;[.B370];&quot;&quot;&quot;, &quot;&quot;value&quot;&quot;: &quot;;IF([.C370] &gt; 0; MOD([.C370]; 10); -1);&quot;, &quot;&quot;type&quot;&quot;: &quot;&quot;&quot;;[.D370];&quot;&quot;&quot;, &quot;&quot;cpCost&quot;&quot;: &quot;;[.G370];&quot;, &quot;&quot;element&quot;&quot;: &quot;&quot;&quot;;[.E370];&quot;&quot;&quot;, },&quot;)" office:value-type="string" office:string-value="0x170: { &quot;idMostSigNib&quot;: 1, &quot;idLeastSigByte&quot;: 0x70, &quot;name&quot;: &quot;Peter Pan&quot;, &quot;value&quot;: 8, &quot;type&quot;: &quot;Friend&quot;, &quot;cpCost&quot;: 39, &quot;element&quot;: &quot;N/A&quot;, }," calcext:value-type="string">
            <text:p>0x170: { "idMostSigNib": 1, "idLeastSigByte": 0x70, "name": "Peter Pan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71" calcext:value-type="string">
            <text:p>0x171</text:p>
          </table:table-cell>
          <table:table-cell office:value-type="string" calcext:value-type="string">
            <text:p>Peter P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1] = &quot;S&quot;; 10 + [.C371] - 1; IF ([.F371] = &quot;A&quot;; 15 + [.C371] - 1; IF ([.F371] = &quot;B&quot;; 20 + ([.C371] - 1) * 2; IF ([.F371] = &quot;C&quot;; 25 + ([.C371] - 1) * 2; IF ([.F371] = &quot;D&quot;; 30 + ([.C371] - 1) * 3; IF([.F371] = &quot;E&quot;; 40 + ([.C371] - 1) * 4; IF ([.F371] = &quot;F&quot;; 45 + ([.C371] - 1) * 4; IF ([.F371] = &quot;E+&quot;; 35 + ([.C371] - 1) * 3; IF([.F371] = &quot;G&quot;; 50 + ([.C371] - 1) * 5; 60 + ([.C371] - 1) * 5)))))))))" office:value-type="float" office:value="41" calcext:value-type="float">
            <text:p>41</text:p>
          </table:table-cell>
          <table:table-cell table:formula="of:=COM.MICROSOFT.CONCAT([.A371];&quot;: { &quot;&quot;idMostSigNib&quot;&quot;: &quot;;BITAND(ROW()-2;65280)/256;&quot;, &quot;&quot;idLeastSigByte&quot;&quot;: &quot;;&quot;0x&quot;&amp;DEC2HEX(BITAND(ROW()-2;255));&quot;, &quot;&quot;name&quot;&quot;: &quot;&quot;&quot;;[.B371];&quot;&quot;&quot;, &quot;&quot;value&quot;&quot;: &quot;;IF([.C371] &gt; 0; MOD([.C371]; 10); -1);&quot;, &quot;&quot;type&quot;&quot;: &quot;&quot;&quot;;[.D371];&quot;&quot;&quot;, &quot;&quot;cpCost&quot;&quot;: &quot;;[.G371];&quot;, &quot;&quot;element&quot;&quot;: &quot;&quot;&quot;;[.E371];&quot;&quot;&quot;, },&quot;)" office:value-type="string" office:string-value="0x171: { &quot;idMostSigNib&quot;: 1, &quot;idLeastSigByte&quot;: 0x71, &quot;name&quot;: &quot;Peter Pan&quot;, &quot;value&quot;: 9, &quot;type&quot;: &quot;Friend&quot;, &quot;cpCost&quot;: 41, &quot;element&quot;: &quot;N/A&quot;, }," calcext:value-type="string">
            <text:p>0x171: { "idMostSigNib": 1, "idLeastSigByte": 0x71, "name": "Peter Pan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72" calcext:value-type="string">
            <text:p>0x172</text:p>
          </table:table-cell>
          <table:table-cell office:value-type="string" calcext:value-type="string">
            <text:p>The Beas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2] = &quot;S&quot;; 10 + [.C372] - 1; IF ([.F372] = &quot;A&quot;; 15 + [.C372] - 1; IF ([.F372] = &quot;B&quot;; 20 + ([.C372] - 1) * 2; IF ([.F372] = &quot;C&quot;; 25 + ([.C372] - 1) * 2; IF ([.F372] = &quot;D&quot;; 30 + ([.C372] - 1) * 3; IF([.F372] = &quot;E&quot;; 40 + ([.C372] - 1) * 4; IF ([.F372] = &quot;F&quot;; 45 + ([.C372] - 1) * 4; IF ([.F372] = &quot;E+&quot;; 35 + ([.C372] - 1) * 3; IF([.F372] = &quot;G&quot;; 50 + ([.C372] - 1) * 5; 60 + ([.C372] - 1) * 5)))))))))" office:value-type="float" office:value="43" calcext:value-type="float">
            <text:p>43</text:p>
          </table:table-cell>
          <table:table-cell table:formula="of:=COM.MICROSOFT.CONCAT([.A372];&quot;: { &quot;&quot;idMostSigNib&quot;&quot;: &quot;;BITAND(ROW()-2;65280)/256;&quot;, &quot;&quot;idLeastSigByte&quot;&quot;: &quot;;&quot;0x&quot;&amp;DEC2HEX(BITAND(ROW()-2;255));&quot;, &quot;&quot;name&quot;&quot;: &quot;&quot;&quot;;[.B372];&quot;&quot;&quot;, &quot;&quot;value&quot;&quot;: &quot;;IF([.C372] &gt; 0; MOD([.C372]; 10); -1);&quot;, &quot;&quot;type&quot;&quot;: &quot;&quot;&quot;;[.D372];&quot;&quot;&quot;, &quot;&quot;cpCost&quot;&quot;: &quot;;[.G372];&quot;, &quot;&quot;element&quot;&quot;: &quot;&quot;&quot;;[.E372];&quot;&quot;&quot;, },&quot;)" office:value-type="string" office:string-value="0x172: { &quot;idMostSigNib&quot;: 1, &quot;idLeastSigByte&quot;: 0x72, &quot;name&quot;: &quot;The Beast&quot;, &quot;value&quot;: 0, &quot;type&quot;: &quot;Friend&quot;, &quot;cpCost&quot;: 43, &quot;element&quot;: &quot;N/A&quot;, }," calcext:value-type="string">
            <text:p>0x172: { "idMostSigNib": 1, "idLeastSigByte": 0x72, "name": "The Beast", "value": 0, "type": "Friend", "cpCost": 43, "element": "N/A", },</text:p>
          </table:table-cell>
        </table:table-row>
        <table:table-row table:style-name="ro1">
          <table:table-cell table:formula="of:=&quot;0x&quot;&amp;DEC2HEX(ROW()-2)" office:value-type="string" office:string-value="0x173" calcext:value-type="string">
            <text:p>0x173</text:p>
          </table:table-cell>
          <table:table-cell office:value-type="string" calcext:value-type="string">
            <text:p>The B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3] = &quot;S&quot;; 10 + [.C373] - 1; IF ([.F373] = &quot;A&quot;; 15 + [.C373] - 1; IF ([.F373] = &quot;B&quot;; 20 + ([.C373] - 1) * 2; IF ([.F373] = &quot;C&quot;; 25 + ([.C373] - 1) * 2; IF ([.F373] = &quot;D&quot;; 30 + ([.C373] - 1) * 3; IF([.F373] = &quot;E&quot;; 40 + ([.C373] - 1) * 4; IF ([.F373] = &quot;F&quot;; 45 + ([.C373] - 1) * 4; IF ([.F373] = &quot;E+&quot;; 35 + ([.C373] - 1) * 3; IF([.F373] = &quot;G&quot;; 50 + ([.C373] - 1) * 5; 60 + ([.C373] - 1) * 5)))))))))" office:value-type="float" office:value="25" calcext:value-type="float">
            <text:p>25</text:p>
          </table:table-cell>
          <table:table-cell table:formula="of:=COM.MICROSOFT.CONCAT([.A373];&quot;: { &quot;&quot;idMostSigNib&quot;&quot;: &quot;;BITAND(ROW()-2;65280)/256;&quot;, &quot;&quot;idLeastSigByte&quot;&quot;: &quot;;&quot;0x&quot;&amp;DEC2HEX(BITAND(ROW()-2;255));&quot;, &quot;&quot;name&quot;&quot;: &quot;&quot;&quot;;[.B373];&quot;&quot;&quot;, &quot;&quot;value&quot;&quot;: &quot;;IF([.C373] &gt; 0; MOD([.C373]; 10); -1);&quot;, &quot;&quot;type&quot;&quot;: &quot;&quot;&quot;;[.D373];&quot;&quot;&quot;, &quot;&quot;cpCost&quot;&quot;: &quot;;[.G373];&quot;, &quot;&quot;element&quot;&quot;: &quot;&quot;&quot;;[.E373];&quot;&quot;&quot;, },&quot;)" office:value-type="string" office:string-value="0x173: { &quot;idMostSigNib&quot;: 1, &quot;idLeastSigByte&quot;: 0x73, &quot;name&quot;: &quot;The Beast&quot;, &quot;value&quot;: 1, &quot;type&quot;: &quot;Friend&quot;, &quot;cpCost&quot;: 25, &quot;element&quot;: &quot;N/A&quot;, }," calcext:value-type="string">
            <text:p>0x173: { "idMostSigNib": 1, "idLeastSigByte": 0x73, "name": "The Beast", "value": 1, "type": "Friend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74" calcext:value-type="string">
            <text:p>0x174</text:p>
          </table:table-cell>
          <table:table-cell office:value-type="string" calcext:value-type="string">
            <text:p>The B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4] = &quot;S&quot;; 10 + [.C374] - 1; IF ([.F374] = &quot;A&quot;; 15 + [.C374] - 1; IF ([.F374] = &quot;B&quot;; 20 + ([.C374] - 1) * 2; IF ([.F374] = &quot;C&quot;; 25 + ([.C374] - 1) * 2; IF ([.F374] = &quot;D&quot;; 30 + ([.C374] - 1) * 3; IF([.F374] = &quot;E&quot;; 40 + ([.C374] - 1) * 4; IF ([.F374] = &quot;F&quot;; 45 + ([.C374] - 1) * 4; IF ([.F374] = &quot;E+&quot;; 35 + ([.C374] - 1) * 3; IF([.F374] = &quot;G&quot;; 50 + ([.C374] - 1) * 5; 60 + ([.C374] - 1) * 5)))))))))" office:value-type="float" office:value="27" calcext:value-type="float">
            <text:p>27</text:p>
          </table:table-cell>
          <table:table-cell table:formula="of:=COM.MICROSOFT.CONCAT([.A374];&quot;: { &quot;&quot;idMostSigNib&quot;&quot;: &quot;;BITAND(ROW()-2;65280)/256;&quot;, &quot;&quot;idLeastSigByte&quot;&quot;: &quot;;&quot;0x&quot;&amp;DEC2HEX(BITAND(ROW()-2;255));&quot;, &quot;&quot;name&quot;&quot;: &quot;&quot;&quot;;[.B374];&quot;&quot;&quot;, &quot;&quot;value&quot;&quot;: &quot;;IF([.C374] &gt; 0; MOD([.C374]; 10); -1);&quot;, &quot;&quot;type&quot;&quot;: &quot;&quot;&quot;;[.D374];&quot;&quot;&quot;, &quot;&quot;cpCost&quot;&quot;: &quot;;[.G374];&quot;, &quot;&quot;element&quot;&quot;: &quot;&quot;&quot;;[.E374];&quot;&quot;&quot;, },&quot;)" office:value-type="string" office:string-value="0x174: { &quot;idMostSigNib&quot;: 1, &quot;idLeastSigByte&quot;: 0x74, &quot;name&quot;: &quot;The Beast&quot;, &quot;value&quot;: 2, &quot;type&quot;: &quot;Friend&quot;, &quot;cpCost&quot;: 27, &quot;element&quot;: &quot;N/A&quot;, }," calcext:value-type="string">
            <text:p>0x174: { "idMostSigNib": 1, "idLeastSigByte": 0x74, "name": "The Beast", "value": 2, "type": "Friend", "cpCost": 27, "element": "N/A", },</text:p>
          </table:table-cell>
        </table:table-row>
        <table:table-row table:style-name="ro1">
          <table:table-cell table:formula="of:=&quot;0x&quot;&amp;DEC2HEX(ROW()-2)" office:value-type="string" office:string-value="0x175" calcext:value-type="string">
            <text:p>0x175</text:p>
          </table:table-cell>
          <table:table-cell office:value-type="string" calcext:value-type="string">
            <text:p>The B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5] = &quot;S&quot;; 10 + [.C375] - 1; IF ([.F375] = &quot;A&quot;; 15 + [.C375] - 1; IF ([.F375] = &quot;B&quot;; 20 + ([.C375] - 1) * 2; IF ([.F375] = &quot;C&quot;; 25 + ([.C375] - 1) * 2; IF ([.F375] = &quot;D&quot;; 30 + ([.C375] - 1) * 3; IF([.F375] = &quot;E&quot;; 40 + ([.C375] - 1) * 4; IF ([.F375] = &quot;F&quot;; 45 + ([.C375] - 1) * 4; IF ([.F375] = &quot;E+&quot;; 35 + ([.C375] - 1) * 3; IF([.F375] = &quot;G&quot;; 50 + ([.C375] - 1) * 5; 60 + ([.C375] - 1) * 5)))))))))" office:value-type="float" office:value="29" calcext:value-type="float">
            <text:p>29</text:p>
          </table:table-cell>
          <table:table-cell table:formula="of:=COM.MICROSOFT.CONCAT([.A375];&quot;: { &quot;&quot;idMostSigNib&quot;&quot;: &quot;;BITAND(ROW()-2;65280)/256;&quot;, &quot;&quot;idLeastSigByte&quot;&quot;: &quot;;&quot;0x&quot;&amp;DEC2HEX(BITAND(ROW()-2;255));&quot;, &quot;&quot;name&quot;&quot;: &quot;&quot;&quot;;[.B375];&quot;&quot;&quot;, &quot;&quot;value&quot;&quot;: &quot;;IF([.C375] &gt; 0; MOD([.C375]; 10); -1);&quot;, &quot;&quot;type&quot;&quot;: &quot;&quot;&quot;;[.D375];&quot;&quot;&quot;, &quot;&quot;cpCost&quot;&quot;: &quot;;[.G375];&quot;, &quot;&quot;element&quot;&quot;: &quot;&quot;&quot;;[.E375];&quot;&quot;&quot;, },&quot;)" office:value-type="string" office:string-value="0x175: { &quot;idMostSigNib&quot;: 1, &quot;idLeastSigByte&quot;: 0x75, &quot;name&quot;: &quot;The Beast&quot;, &quot;value&quot;: 3, &quot;type&quot;: &quot;Friend&quot;, &quot;cpCost&quot;: 29, &quot;element&quot;: &quot;N/A&quot;, }," calcext:value-type="string">
            <text:p>0x175: { "idMostSigNib": 1, "idLeastSigByte": 0x75, "name": "The Beast", "value": 3, "type": "Friend", "cpCost": 29, "element": "N/A", },</text:p>
          </table:table-cell>
        </table:table-row>
        <table:table-row table:style-name="ro1">
          <table:table-cell table:formula="of:=&quot;0x&quot;&amp;DEC2HEX(ROW()-2)" office:value-type="string" office:string-value="0x176" calcext:value-type="string">
            <text:p>0x176</text:p>
          </table:table-cell>
          <table:table-cell office:value-type="string" calcext:value-type="string">
            <text:p>The B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6] = &quot;S&quot;; 10 + [.C376] - 1; IF ([.F376] = &quot;A&quot;; 15 + [.C376] - 1; IF ([.F376] = &quot;B&quot;; 20 + ([.C376] - 1) * 2; IF ([.F376] = &quot;C&quot;; 25 + ([.C376] - 1) * 2; IF ([.F376] = &quot;D&quot;; 30 + ([.C376] - 1) * 3; IF([.F376] = &quot;E&quot;; 40 + ([.C376] - 1) * 4; IF ([.F376] = &quot;F&quot;; 45 + ([.C376] - 1) * 4; IF ([.F376] = &quot;E+&quot;; 35 + ([.C376] - 1) * 3; IF([.F376] = &quot;G&quot;; 50 + ([.C376] - 1) * 5; 60 + ([.C376] - 1) * 5)))))))))" office:value-type="float" office:value="31" calcext:value-type="float">
            <text:p>31</text:p>
          </table:table-cell>
          <table:table-cell table:formula="of:=COM.MICROSOFT.CONCAT([.A376];&quot;: { &quot;&quot;idMostSigNib&quot;&quot;: &quot;;BITAND(ROW()-2;65280)/256;&quot;, &quot;&quot;idLeastSigByte&quot;&quot;: &quot;;&quot;0x&quot;&amp;DEC2HEX(BITAND(ROW()-2;255));&quot;, &quot;&quot;name&quot;&quot;: &quot;&quot;&quot;;[.B376];&quot;&quot;&quot;, &quot;&quot;value&quot;&quot;: &quot;;IF([.C376] &gt; 0; MOD([.C376]; 10); -1);&quot;, &quot;&quot;type&quot;&quot;: &quot;&quot;&quot;;[.D376];&quot;&quot;&quot;, &quot;&quot;cpCost&quot;&quot;: &quot;;[.G376];&quot;, &quot;&quot;element&quot;&quot;: &quot;&quot;&quot;;[.E376];&quot;&quot;&quot;, },&quot;)" office:value-type="string" office:string-value="0x176: { &quot;idMostSigNib&quot;: 1, &quot;idLeastSigByte&quot;: 0x76, &quot;name&quot;: &quot;The Beast&quot;, &quot;value&quot;: 4, &quot;type&quot;: &quot;Friend&quot;, &quot;cpCost&quot;: 31, &quot;element&quot;: &quot;N/A&quot;, }," calcext:value-type="string">
            <text:p>0x176: { "idMostSigNib": 1, "idLeastSigByte": 0x76, "name": "The Beast", "value": 4, "type": "Friend", "cpCost": 31, "element": "N/A", },</text:p>
          </table:table-cell>
        </table:table-row>
        <table:table-row table:style-name="ro1">
          <table:table-cell table:formula="of:=&quot;0x&quot;&amp;DEC2HEX(ROW()-2)" office:value-type="string" office:string-value="0x177" calcext:value-type="string">
            <text:p>0x177</text:p>
          </table:table-cell>
          <table:table-cell office:value-type="string" calcext:value-type="string">
            <text:p>The Be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7] = &quot;S&quot;; 10 + [.C377] - 1; IF ([.F377] = &quot;A&quot;; 15 + [.C377] - 1; IF ([.F377] = &quot;B&quot;; 20 + ([.C377] - 1) * 2; IF ([.F377] = &quot;C&quot;; 25 + ([.C377] - 1) * 2; IF ([.F377] = &quot;D&quot;; 30 + ([.C377] - 1) * 3; IF([.F377] = &quot;E&quot;; 40 + ([.C377] - 1) * 4; IF ([.F377] = &quot;F&quot;; 45 + ([.C377] - 1) * 4; IF ([.F377] = &quot;E+&quot;; 35 + ([.C377] - 1) * 3; IF([.F377] = &quot;G&quot;; 50 + ([.C377] - 1) * 5; 60 + ([.C377] - 1) * 5)))))))))" office:value-type="float" office:value="33" calcext:value-type="float">
            <text:p>33</text:p>
          </table:table-cell>
          <table:table-cell table:formula="of:=COM.MICROSOFT.CONCAT([.A377];&quot;: { &quot;&quot;idMostSigNib&quot;&quot;: &quot;;BITAND(ROW()-2;65280)/256;&quot;, &quot;&quot;idLeastSigByte&quot;&quot;: &quot;;&quot;0x&quot;&amp;DEC2HEX(BITAND(ROW()-2;255));&quot;, &quot;&quot;name&quot;&quot;: &quot;&quot;&quot;;[.B377];&quot;&quot;&quot;, &quot;&quot;value&quot;&quot;: &quot;;IF([.C377] &gt; 0; MOD([.C377]; 10); -1);&quot;, &quot;&quot;type&quot;&quot;: &quot;&quot;&quot;;[.D377];&quot;&quot;&quot;, &quot;&quot;cpCost&quot;&quot;: &quot;;[.G377];&quot;, &quot;&quot;element&quot;&quot;: &quot;&quot;&quot;;[.E377];&quot;&quot;&quot;, },&quot;)" office:value-type="string" office:string-value="0x177: { &quot;idMostSigNib&quot;: 1, &quot;idLeastSigByte&quot;: 0x77, &quot;name&quot;: &quot;The Beast&quot;, &quot;value&quot;: 5, &quot;type&quot;: &quot;Friend&quot;, &quot;cpCost&quot;: 33, &quot;element&quot;: &quot;N/A&quot;, }," calcext:value-type="string">
            <text:p>0x177: { "idMostSigNib": 1, "idLeastSigByte": 0x77, "name": "The Beast", "value": 5, "type": "Friend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78" calcext:value-type="string">
            <text:p>0x178</text:p>
          </table:table-cell>
          <table:table-cell office:value-type="string" calcext:value-type="string">
            <text:p>The B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8] = &quot;S&quot;; 10 + [.C378] - 1; IF ([.F378] = &quot;A&quot;; 15 + [.C378] - 1; IF ([.F378] = &quot;B&quot;; 20 + ([.C378] - 1) * 2; IF ([.F378] = &quot;C&quot;; 25 + ([.C378] - 1) * 2; IF ([.F378] = &quot;D&quot;; 30 + ([.C378] - 1) * 3; IF([.F378] = &quot;E&quot;; 40 + ([.C378] - 1) * 4; IF ([.F378] = &quot;F&quot;; 45 + ([.C378] - 1) * 4; IF ([.F378] = &quot;E+&quot;; 35 + ([.C378] - 1) * 3; IF([.F378] = &quot;G&quot;; 50 + ([.C378] - 1) * 5; 60 + ([.C378] - 1) * 5)))))))))" office:value-type="float" office:value="35" calcext:value-type="float">
            <text:p>35</text:p>
          </table:table-cell>
          <table:table-cell table:formula="of:=COM.MICROSOFT.CONCAT([.A378];&quot;: { &quot;&quot;idMostSigNib&quot;&quot;: &quot;;BITAND(ROW()-2;65280)/256;&quot;, &quot;&quot;idLeastSigByte&quot;&quot;: &quot;;&quot;0x&quot;&amp;DEC2HEX(BITAND(ROW()-2;255));&quot;, &quot;&quot;name&quot;&quot;: &quot;&quot;&quot;;[.B378];&quot;&quot;&quot;, &quot;&quot;value&quot;&quot;: &quot;;IF([.C378] &gt; 0; MOD([.C378]; 10); -1);&quot;, &quot;&quot;type&quot;&quot;: &quot;&quot;&quot;;[.D378];&quot;&quot;&quot;, &quot;&quot;cpCost&quot;&quot;: &quot;;[.G378];&quot;, &quot;&quot;element&quot;&quot;: &quot;&quot;&quot;;[.E378];&quot;&quot;&quot;, },&quot;)" office:value-type="string" office:string-value="0x178: { &quot;idMostSigNib&quot;: 1, &quot;idLeastSigByte&quot;: 0x78, &quot;name&quot;: &quot;The Beast&quot;, &quot;value&quot;: 6, &quot;type&quot;: &quot;Friend&quot;, &quot;cpCost&quot;: 35, &quot;element&quot;: &quot;N/A&quot;, }," calcext:value-type="string">
            <text:p>0x178: { "idMostSigNib": 1, "idLeastSigByte": 0x78, "name": "The Beast", "value": 6, "type": "Friend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79" calcext:value-type="string">
            <text:p>0x179</text:p>
          </table:table-cell>
          <table:table-cell office:value-type="string" calcext:value-type="string">
            <text:p>The Bea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79] = &quot;S&quot;; 10 + [.C379] - 1; IF ([.F379] = &quot;A&quot;; 15 + [.C379] - 1; IF ([.F379] = &quot;B&quot;; 20 + ([.C379] - 1) * 2; IF ([.F379] = &quot;C&quot;; 25 + ([.C379] - 1) * 2; IF ([.F379] = &quot;D&quot;; 30 + ([.C379] - 1) * 3; IF([.F379] = &quot;E&quot;; 40 + ([.C379] - 1) * 4; IF ([.F379] = &quot;F&quot;; 45 + ([.C379] - 1) * 4; IF ([.F379] = &quot;E+&quot;; 35 + ([.C379] - 1) * 3; IF([.F379] = &quot;G&quot;; 50 + ([.C379] - 1) * 5; 60 + ([.C379] - 1) * 5)))))))))" office:value-type="float" office:value="37" calcext:value-type="float">
            <text:p>37</text:p>
          </table:table-cell>
          <table:table-cell table:formula="of:=COM.MICROSOFT.CONCAT([.A379];&quot;: { &quot;&quot;idMostSigNib&quot;&quot;: &quot;;BITAND(ROW()-2;65280)/256;&quot;, &quot;&quot;idLeastSigByte&quot;&quot;: &quot;;&quot;0x&quot;&amp;DEC2HEX(BITAND(ROW()-2;255));&quot;, &quot;&quot;name&quot;&quot;: &quot;&quot;&quot;;[.B379];&quot;&quot;&quot;, &quot;&quot;value&quot;&quot;: &quot;;IF([.C379] &gt; 0; MOD([.C379]; 10); -1);&quot;, &quot;&quot;type&quot;&quot;: &quot;&quot;&quot;;[.D379];&quot;&quot;&quot;, &quot;&quot;cpCost&quot;&quot;: &quot;;[.G379];&quot;, &quot;&quot;element&quot;&quot;: &quot;&quot;&quot;;[.E379];&quot;&quot;&quot;, },&quot;)" office:value-type="string" office:string-value="0x179: { &quot;idMostSigNib&quot;: 1, &quot;idLeastSigByte&quot;: 0x79, &quot;name&quot;: &quot;The Beast&quot;, &quot;value&quot;: 7, &quot;type&quot;: &quot;Friend&quot;, &quot;cpCost&quot;: 37, &quot;element&quot;: &quot;N/A&quot;, }," calcext:value-type="string">
            <text:p>0x179: { "idMostSigNib": 1, "idLeastSigByte": 0x79, "name": "The Beast", "value": 7, "type": "Friend", "cpCost": 37, "element": "N/A", },</text:p>
          </table:table-cell>
        </table:table-row>
        <table:table-row table:style-name="ro1">
          <table:table-cell table:formula="of:=&quot;0x&quot;&amp;DEC2HEX(ROW()-2)" office:value-type="string" office:string-value="0x17A" calcext:value-type="string">
            <text:p>0x17A</text:p>
          </table:table-cell>
          <table:table-cell office:value-type="string" calcext:value-type="string">
            <text:p>The Be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80] = &quot;S&quot;; 10 + [.C380] - 1; IF ([.F380] = &quot;A&quot;; 15 + [.C380] - 1; IF ([.F380] = &quot;B&quot;; 20 + ([.C380] - 1) * 2; IF ([.F380] = &quot;C&quot;; 25 + ([.C380] - 1) * 2; IF ([.F380] = &quot;D&quot;; 30 + ([.C380] - 1) * 3; IF([.F380] = &quot;E&quot;; 40 + ([.C380] - 1) * 4; IF ([.F380] = &quot;F&quot;; 45 + ([.C380] - 1) * 4; IF ([.F380] = &quot;E+&quot;; 35 + ([.C380] - 1) * 3; IF([.F380] = &quot;G&quot;; 50 + ([.C380] - 1) * 5; 60 + ([.C380] - 1) * 5)))))))))" office:value-type="float" office:value="39" calcext:value-type="float">
            <text:p>39</text:p>
          </table:table-cell>
          <table:table-cell table:formula="of:=COM.MICROSOFT.CONCAT([.A380];&quot;: { &quot;&quot;idMostSigNib&quot;&quot;: &quot;;BITAND(ROW()-2;65280)/256;&quot;, &quot;&quot;idLeastSigByte&quot;&quot;: &quot;;&quot;0x&quot;&amp;DEC2HEX(BITAND(ROW()-2;255));&quot;, &quot;&quot;name&quot;&quot;: &quot;&quot;&quot;;[.B380];&quot;&quot;&quot;, &quot;&quot;value&quot;&quot;: &quot;;IF([.C380] &gt; 0; MOD([.C380]; 10); -1);&quot;, &quot;&quot;type&quot;&quot;: &quot;&quot;&quot;;[.D380];&quot;&quot;&quot;, &quot;&quot;cpCost&quot;&quot;: &quot;;[.G380];&quot;, &quot;&quot;element&quot;&quot;: &quot;&quot;&quot;;[.E380];&quot;&quot;&quot;, },&quot;)" office:value-type="string" office:string-value="0x17A: { &quot;idMostSigNib&quot;: 1, &quot;idLeastSigByte&quot;: 0x7A, &quot;name&quot;: &quot;The Beast&quot;, &quot;value&quot;: 8, &quot;type&quot;: &quot;Friend&quot;, &quot;cpCost&quot;: 39, &quot;element&quot;: &quot;N/A&quot;, }," calcext:value-type="string">
            <text:p>0x17A: { "idMostSigNib": 1, "idLeastSigByte": 0x7A, "name": "The Beast", "value": 8, "type": "Friend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7B" calcext:value-type="string">
            <text:p>0x17B</text:p>
          </table:table-cell>
          <table:table-cell office:value-type="string" calcext:value-type="string">
            <text:p>The Be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</text:p>
          </table:table-cell>
          <table:table-cell table:formula="of:=IF([.F381] = &quot;S&quot;; 10 + [.C381] - 1; IF ([.F381] = &quot;A&quot;; 15 + [.C381] - 1; IF ([.F381] = &quot;B&quot;; 20 + ([.C381] - 1) * 2; IF ([.F381] = &quot;C&quot;; 25 + ([.C381] - 1) * 2; IF ([.F381] = &quot;D&quot;; 30 + ([.C381] - 1) * 3; IF([.F381] = &quot;E&quot;; 40 + ([.C381] - 1) * 4; IF ([.F381] = &quot;F&quot;; 45 + ([.C381] - 1) * 4; IF ([.F381] = &quot;E+&quot;; 35 + ([.C381] - 1) * 3; IF([.F381] = &quot;G&quot;; 50 + ([.C381] - 1) * 5; 60 + ([.C381] - 1) * 5)))))))))" office:value-type="float" office:value="41" calcext:value-type="float">
            <text:p>41</text:p>
          </table:table-cell>
          <table:table-cell table:formula="of:=COM.MICROSOFT.CONCAT([.A381];&quot;: { &quot;&quot;idMostSigNib&quot;&quot;: &quot;;BITAND(ROW()-2;65280)/256;&quot;, &quot;&quot;idLeastSigByte&quot;&quot;: &quot;;&quot;0x&quot;&amp;DEC2HEX(BITAND(ROW()-2;255));&quot;, &quot;&quot;name&quot;&quot;: &quot;&quot;&quot;;[.B381];&quot;&quot;&quot;, &quot;&quot;value&quot;&quot;: &quot;;IF([.C381] &gt; 0; MOD([.C381]; 10); -1);&quot;, &quot;&quot;type&quot;&quot;: &quot;&quot;&quot;;[.D381];&quot;&quot;&quot;, &quot;&quot;cpCost&quot;&quot;: &quot;;[.G381];&quot;, &quot;&quot;element&quot;&quot;: &quot;&quot;&quot;;[.E381];&quot;&quot;&quot;, },&quot;)" office:value-type="string" office:string-value="0x17B: { &quot;idMostSigNib&quot;: 1, &quot;idLeastSigByte&quot;: 0x7B, &quot;name&quot;: &quot;The Beast&quot;, &quot;value&quot;: 9, &quot;type&quot;: &quot;Friend&quot;, &quot;cpCost&quot;: 41, &quot;element&quot;: &quot;N/A&quot;, }," calcext:value-type="string">
            <text:p>0x17B: { "idMostSigNib": 1, "idLeastSigByte": 0x7B, "name": "The Beast", "value": 9, "type": "Friend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7C" calcext:value-type="string">
            <text:p>0x17C</text:p>
          </table:table-cell>
          <table:table-cell office:value-type="string" calcext:value-type="string">
            <text:p>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2] = &quot;S&quot;; 10 + [.C382] - 1; IF ([.F382] = &quot;A&quot;; 15 + [.C382] - 1; IF ([.F382] = &quot;B&quot;; 20 + ([.C382] - 1) * 2; IF ([.F382] = &quot;C&quot;; 25 + ([.C382] - 1) * 2; IF ([.F382] = &quot;D&quot;; 30 + ([.C382] - 1) * 3; IF([.F382] = &quot;E&quot;; 40 + ([.C382] - 1) * 4; IF ([.F382] = &quot;F&quot;; 45 + ([.C382] - 1) * 4; IF ([.F382] = &quot;E+&quot;; 35 + ([.C382] - 1) * 3; IF([.F382] = &quot;G&quot;; 50 + ([.C382] - 1) * 5; 60 + ([.C382] - 1) * 5)))))))))" office:value-type="float" office:value="57" calcext:value-type="float">
            <text:p>57</text:p>
          </table:table-cell>
          <table:table-cell table:formula="of:=COM.MICROSOFT.CONCAT([.A382];&quot;: { &quot;&quot;idMostSigNib&quot;&quot;: &quot;;BITAND(ROW()-2;65280)/256;&quot;, &quot;&quot;idLeastSigByte&quot;&quot;: &quot;;&quot;0x&quot;&amp;DEC2HEX(BITAND(ROW()-2;255));&quot;, &quot;&quot;name&quot;&quot;: &quot;&quot;&quot;;[.B382];&quot;&quot;&quot;, &quot;&quot;value&quot;&quot;: &quot;;IF([.C382] &gt; 0; MOD([.C382]; 10); -1);&quot;, &quot;&quot;type&quot;&quot;: &quot;&quot;&quot;;[.D382];&quot;&quot;&quot;, &quot;&quot;cpCost&quot;&quot;: &quot;;[.G382];&quot;, &quot;&quot;element&quot;&quot;: &quot;&quot;&quot;;[.E382];&quot;&quot;&quot;, },&quot;)" office:value-type="string" office:string-value="0x17C: { &quot;idMostSigNib&quot;: 1, &quot;idLeastSigByte&quot;: 0x7C, &quot;name&quot;: &quot;Potion&quot;, &quot;value&quot;: 0, &quot;type&quot;: &quot;Item&quot;, &quot;cpCost&quot;: 57, &quot;element&quot;: &quot;N/A&quot;, }," calcext:value-type="string">
            <text:p>0x17C: { "idMostSigNib": 1, "idLeastSigByte": 0x7C, "name": "Potion", "value": 0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7D" calcext:value-type="string">
            <text:p>0x17D</text:p>
          </table:table-cell>
          <table:table-cell office:value-type="string" calcext:value-type="string">
            <text:p>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3] = &quot;S&quot;; 10 + [.C383] - 1; IF ([.F383] = &quot;A&quot;; 15 + [.C383] - 1; IF ([.F383] = &quot;B&quot;; 20 + ([.C383] - 1) * 2; IF ([.F383] = &quot;C&quot;; 25 + ([.C383] - 1) * 2; IF ([.F383] = &quot;D&quot;; 30 + ([.C383] - 1) * 3; IF([.F383] = &quot;E&quot;; 40 + ([.C383] - 1) * 4; IF ([.F383] = &quot;F&quot;; 45 + ([.C383] - 1) * 4; IF ([.F383] = &quot;E+&quot;; 35 + ([.C383] - 1) * 3; IF([.F383] = &quot;G&quot;; 50 + ([.C383] - 1) * 5; 60 + ([.C383] - 1) * 5)))))))))" office:value-type="float" office:value="30" calcext:value-type="float">
            <text:p>30</text:p>
          </table:table-cell>
          <table:table-cell table:formula="of:=COM.MICROSOFT.CONCAT([.A383];&quot;: { &quot;&quot;idMostSigNib&quot;&quot;: &quot;;BITAND(ROW()-2;65280)/256;&quot;, &quot;&quot;idLeastSigByte&quot;&quot;: &quot;;&quot;0x&quot;&amp;DEC2HEX(BITAND(ROW()-2;255));&quot;, &quot;&quot;name&quot;&quot;: &quot;&quot;&quot;;[.B383];&quot;&quot;&quot;, &quot;&quot;value&quot;&quot;: &quot;;IF([.C383] &gt; 0; MOD([.C383]; 10); -1);&quot;, &quot;&quot;type&quot;&quot;: &quot;&quot;&quot;;[.D383];&quot;&quot;&quot;, &quot;&quot;cpCost&quot;&quot;: &quot;;[.G383];&quot;, &quot;&quot;element&quot;&quot;: &quot;&quot;&quot;;[.E383];&quot;&quot;&quot;, },&quot;)" office:value-type="string" office:string-value="0x17D: { &quot;idMostSigNib&quot;: 1, &quot;idLeastSigByte&quot;: 0x7D, &quot;name&quot;: &quot;Potion&quot;, &quot;value&quot;: 1, &quot;type&quot;: &quot;Item&quot;, &quot;cpCost&quot;: 30, &quot;element&quot;: &quot;N/A&quot;, }," calcext:value-type="string">
            <text:p>0x17D: { "idMostSigNib": 1, "idLeastSigByte": 0x7D, "name": "Potion", "value": 1, "type": "Item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7E" calcext:value-type="string">
            <text:p>0x17E</text:p>
          </table:table-cell>
          <table:table-cell office:value-type="string" calcext:value-type="string">
            <text:p>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4] = &quot;S&quot;; 10 + [.C384] - 1; IF ([.F384] = &quot;A&quot;; 15 + [.C384] - 1; IF ([.F384] = &quot;B&quot;; 20 + ([.C384] - 1) * 2; IF ([.F384] = &quot;C&quot;; 25 + ([.C384] - 1) * 2; IF ([.F384] = &quot;D&quot;; 30 + ([.C384] - 1) * 3; IF([.F384] = &quot;E&quot;; 40 + ([.C384] - 1) * 4; IF ([.F384] = &quot;F&quot;; 45 + ([.C384] - 1) * 4; IF ([.F384] = &quot;E+&quot;; 35 + ([.C384] - 1) * 3; IF([.F384] = &quot;G&quot;; 50 + ([.C384] - 1) * 5; 60 + ([.C384] - 1) * 5)))))))))" office:value-type="float" office:value="33" calcext:value-type="float">
            <text:p>33</text:p>
          </table:table-cell>
          <table:table-cell table:formula="of:=COM.MICROSOFT.CONCAT([.A384];&quot;: { &quot;&quot;idMostSigNib&quot;&quot;: &quot;;BITAND(ROW()-2;65280)/256;&quot;, &quot;&quot;idLeastSigByte&quot;&quot;: &quot;;&quot;0x&quot;&amp;DEC2HEX(BITAND(ROW()-2;255));&quot;, &quot;&quot;name&quot;&quot;: &quot;&quot;&quot;;[.B384];&quot;&quot;&quot;, &quot;&quot;value&quot;&quot;: &quot;;IF([.C384] &gt; 0; MOD([.C384]; 10); -1);&quot;, &quot;&quot;type&quot;&quot;: &quot;&quot;&quot;;[.D384];&quot;&quot;&quot;, &quot;&quot;cpCost&quot;&quot;: &quot;;[.G384];&quot;, &quot;&quot;element&quot;&quot;: &quot;&quot;&quot;;[.E384];&quot;&quot;&quot;, },&quot;)" office:value-type="string" office:string-value="0x17E: { &quot;idMostSigNib&quot;: 1, &quot;idLeastSigByte&quot;: 0x7E, &quot;name&quot;: &quot;Potion&quot;, &quot;value&quot;: 2, &quot;type&quot;: &quot;Item&quot;, &quot;cpCost&quot;: 33, &quot;element&quot;: &quot;N/A&quot;, }," calcext:value-type="string">
            <text:p>0x17E: { "idMostSigNib": 1, "idLeastSigByte": 0x7E, "name": "Potion", "value": 2, "type": "Item", "cpCost": 33, "element": "N/A", },</text:p>
          </table:table-cell>
        </table:table-row>
        <table:table-row table:style-name="ro1">
          <table:table-cell table:formula="of:=&quot;0x&quot;&amp;DEC2HEX(ROW()-2)" office:value-type="string" office:string-value="0x17F" calcext:value-type="string">
            <text:p>0x17F</text:p>
          </table:table-cell>
          <table:table-cell office:value-type="string" calcext:value-type="string">
            <text:p>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5] = &quot;S&quot;; 10 + [.C385] - 1; IF ([.F385] = &quot;A&quot;; 15 + [.C385] - 1; IF ([.F385] = &quot;B&quot;; 20 + ([.C385] - 1) * 2; IF ([.F385] = &quot;C&quot;; 25 + ([.C385] - 1) * 2; IF ([.F385] = &quot;D&quot;; 30 + ([.C385] - 1) * 3; IF([.F385] = &quot;E&quot;; 40 + ([.C385] - 1) * 4; IF ([.F385] = &quot;F&quot;; 45 + ([.C385] - 1) * 4; IF ([.F385] = &quot;E+&quot;; 35 + ([.C385] - 1) * 3; IF([.F385] = &quot;G&quot;; 50 + ([.C385] - 1) * 5; 60 + ([.C385] - 1) * 5)))))))))" office:value-type="float" office:value="36" calcext:value-type="float">
            <text:p>36</text:p>
          </table:table-cell>
          <table:table-cell table:formula="of:=COM.MICROSOFT.CONCAT([.A385];&quot;: { &quot;&quot;idMostSigNib&quot;&quot;: &quot;;BITAND(ROW()-2;65280)/256;&quot;, &quot;&quot;idLeastSigByte&quot;&quot;: &quot;;&quot;0x&quot;&amp;DEC2HEX(BITAND(ROW()-2;255));&quot;, &quot;&quot;name&quot;&quot;: &quot;&quot;&quot;;[.B385];&quot;&quot;&quot;, &quot;&quot;value&quot;&quot;: &quot;;IF([.C385] &gt; 0; MOD([.C385]; 10); -1);&quot;, &quot;&quot;type&quot;&quot;: &quot;&quot;&quot;;[.D385];&quot;&quot;&quot;, &quot;&quot;cpCost&quot;&quot;: &quot;;[.G385];&quot;, &quot;&quot;element&quot;&quot;: &quot;&quot;&quot;;[.E385];&quot;&quot;&quot;, },&quot;)" office:value-type="string" office:string-value="0x17F: { &quot;idMostSigNib&quot;: 1, &quot;idLeastSigByte&quot;: 0x7F, &quot;name&quot;: &quot;Potion&quot;, &quot;value&quot;: 3, &quot;type&quot;: &quot;Item&quot;, &quot;cpCost&quot;: 36, &quot;element&quot;: &quot;N/A&quot;, }," calcext:value-type="string">
            <text:p>0x17F: { "idMostSigNib": 1, "idLeastSigByte": 0x7F, "name": "Potion", "value": 3, "type": "Item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80" calcext:value-type="string">
            <text:p>0x180</text:p>
          </table:table-cell>
          <table:table-cell office:value-type="string" calcext:value-type="string">
            <text:p>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6] = &quot;S&quot;; 10 + [.C386] - 1; IF ([.F386] = &quot;A&quot;; 15 + [.C386] - 1; IF ([.F386] = &quot;B&quot;; 20 + ([.C386] - 1) * 2; IF ([.F386] = &quot;C&quot;; 25 + ([.C386] - 1) * 2; IF ([.F386] = &quot;D&quot;; 30 + ([.C386] - 1) * 3; IF([.F386] = &quot;E&quot;; 40 + ([.C386] - 1) * 4; IF ([.F386] = &quot;F&quot;; 45 + ([.C386] - 1) * 4; IF ([.F386] = &quot;E+&quot;; 35 + ([.C386] - 1) * 3; IF([.F386] = &quot;G&quot;; 50 + ([.C386] - 1) * 5; 60 + ([.C386] - 1) * 5)))))))))" office:value-type="float" office:value="39" calcext:value-type="float">
            <text:p>39</text:p>
          </table:table-cell>
          <table:table-cell table:formula="of:=COM.MICROSOFT.CONCAT([.A386];&quot;: { &quot;&quot;idMostSigNib&quot;&quot;: &quot;;BITAND(ROW()-2;65280)/256;&quot;, &quot;&quot;idLeastSigByte&quot;&quot;: &quot;;&quot;0x&quot;&amp;DEC2HEX(BITAND(ROW()-2;255));&quot;, &quot;&quot;name&quot;&quot;: &quot;&quot;&quot;;[.B386];&quot;&quot;&quot;, &quot;&quot;value&quot;&quot;: &quot;;IF([.C386] &gt; 0; MOD([.C386]; 10); -1);&quot;, &quot;&quot;type&quot;&quot;: &quot;&quot;&quot;;[.D386];&quot;&quot;&quot;, &quot;&quot;cpCost&quot;&quot;: &quot;;[.G386];&quot;, &quot;&quot;element&quot;&quot;: &quot;&quot;&quot;;[.E386];&quot;&quot;&quot;, },&quot;)" office:value-type="string" office:string-value="0x180: { &quot;idMostSigNib&quot;: 1, &quot;idLeastSigByte&quot;: 0x80, &quot;name&quot;: &quot;Potion&quot;, &quot;value&quot;: 4, &quot;type&quot;: &quot;Item&quot;, &quot;cpCost&quot;: 39, &quot;element&quot;: &quot;N/A&quot;, }," calcext:value-type="string">
            <text:p>0x180: { "idMostSigNib": 1, "idLeastSigByte": 0x80, "name": "Potion", "value": 4, "type": "Item", "cpCost": 39, "element": "N/A", },</text:p>
          </table:table-cell>
        </table:table-row>
        <table:table-row table:style-name="ro1">
          <table:table-cell table:formula="of:=&quot;0x&quot;&amp;DEC2HEX(ROW()-2)" office:value-type="string" office:string-value="0x181" calcext:value-type="string">
            <text:p>0x181</text:p>
          </table:table-cell>
          <table:table-cell office:value-type="string" calcext:value-type="string">
            <text:p>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7] = &quot;S&quot;; 10 + [.C387] - 1; IF ([.F387] = &quot;A&quot;; 15 + [.C387] - 1; IF ([.F387] = &quot;B&quot;; 20 + ([.C387] - 1) * 2; IF ([.F387] = &quot;C&quot;; 25 + ([.C387] - 1) * 2; IF ([.F387] = &quot;D&quot;; 30 + ([.C387] - 1) * 3; IF([.F387] = &quot;E&quot;; 40 + ([.C387] - 1) * 4; IF ([.F387] = &quot;F&quot;; 45 + ([.C387] - 1) * 4; IF ([.F387] = &quot;E+&quot;; 35 + ([.C387] - 1) * 3; IF([.F387] = &quot;G&quot;; 50 + ([.C387] - 1) * 5; 60 + ([.C387] - 1) * 5)))))))))" office:value-type="float" office:value="42" calcext:value-type="float">
            <text:p>42</text:p>
          </table:table-cell>
          <table:table-cell table:formula="of:=COM.MICROSOFT.CONCAT([.A387];&quot;: { &quot;&quot;idMostSigNib&quot;&quot;: &quot;;BITAND(ROW()-2;65280)/256;&quot;, &quot;&quot;idLeastSigByte&quot;&quot;: &quot;;&quot;0x&quot;&amp;DEC2HEX(BITAND(ROW()-2;255));&quot;, &quot;&quot;name&quot;&quot;: &quot;&quot;&quot;;[.B387];&quot;&quot;&quot;, &quot;&quot;value&quot;&quot;: &quot;;IF([.C387] &gt; 0; MOD([.C387]; 10); -1);&quot;, &quot;&quot;type&quot;&quot;: &quot;&quot;&quot;;[.D387];&quot;&quot;&quot;, &quot;&quot;cpCost&quot;&quot;: &quot;;[.G387];&quot;, &quot;&quot;element&quot;&quot;: &quot;&quot;&quot;;[.E387];&quot;&quot;&quot;, },&quot;)" office:value-type="string" office:string-value="0x181: { &quot;idMostSigNib&quot;: 1, &quot;idLeastSigByte&quot;: 0x81, &quot;name&quot;: &quot;Potion&quot;, &quot;value&quot;: 5, &quot;type&quot;: &quot;Item&quot;, &quot;cpCost&quot;: 42, &quot;element&quot;: &quot;N/A&quot;, }," calcext:value-type="string">
            <text:p>0x181: { "idMostSigNib": 1, "idLeastSigByte": 0x81, "name": "Potion", "value": 5, "type": "Item", "cpCost": 42, "element": "N/A", },</text:p>
          </table:table-cell>
        </table:table-row>
        <table:table-row table:style-name="ro1">
          <table:table-cell table:formula="of:=&quot;0x&quot;&amp;DEC2HEX(ROW()-2)" office:value-type="string" office:string-value="0x182" calcext:value-type="string">
            <text:p>0x182</text:p>
          </table:table-cell>
          <table:table-cell office:value-type="string" calcext:value-type="string">
            <text:p>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8] = &quot;S&quot;; 10 + [.C388] - 1; IF ([.F388] = &quot;A&quot;; 15 + [.C388] - 1; IF ([.F388] = &quot;B&quot;; 20 + ([.C388] - 1) * 2; IF ([.F388] = &quot;C&quot;; 25 + ([.C388] - 1) * 2; IF ([.F388] = &quot;D&quot;; 30 + ([.C388] - 1) * 3; IF([.F388] = &quot;E&quot;; 40 + ([.C388] - 1) * 4; IF ([.F388] = &quot;F&quot;; 45 + ([.C388] - 1) * 4; IF ([.F388] = &quot;E+&quot;; 35 + ([.C388] - 1) * 3; IF([.F388] = &quot;G&quot;; 50 + ([.C388] - 1) * 5; 60 + ([.C388] - 1) * 5)))))))))" office:value-type="float" office:value="45" calcext:value-type="float">
            <text:p>45</text:p>
          </table:table-cell>
          <table:table-cell table:formula="of:=COM.MICROSOFT.CONCAT([.A388];&quot;: { &quot;&quot;idMostSigNib&quot;&quot;: &quot;;BITAND(ROW()-2;65280)/256;&quot;, &quot;&quot;idLeastSigByte&quot;&quot;: &quot;;&quot;0x&quot;&amp;DEC2HEX(BITAND(ROW()-2;255));&quot;, &quot;&quot;name&quot;&quot;: &quot;&quot;&quot;;[.B388];&quot;&quot;&quot;, &quot;&quot;value&quot;&quot;: &quot;;IF([.C388] &gt; 0; MOD([.C388]; 10); -1);&quot;, &quot;&quot;type&quot;&quot;: &quot;&quot;&quot;;[.D388];&quot;&quot;&quot;, &quot;&quot;cpCost&quot;&quot;: &quot;;[.G388];&quot;, &quot;&quot;element&quot;&quot;: &quot;&quot;&quot;;[.E388];&quot;&quot;&quot;, },&quot;)" office:value-type="string" office:string-value="0x182: { &quot;idMostSigNib&quot;: 1, &quot;idLeastSigByte&quot;: 0x82, &quot;name&quot;: &quot;Potion&quot;, &quot;value&quot;: 6, &quot;type&quot;: &quot;Item&quot;, &quot;cpCost&quot;: 45, &quot;element&quot;: &quot;N/A&quot;, }," calcext:value-type="string">
            <text:p>0x182: { "idMostSigNib": 1, "idLeastSigByte": 0x82, "name": "Potion", "value": 6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83" calcext:value-type="string">
            <text:p>0x183</text:p>
          </table:table-cell>
          <table:table-cell office:value-type="string" calcext:value-type="string">
            <text:p>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89] = &quot;S&quot;; 10 + [.C389] - 1; IF ([.F389] = &quot;A&quot;; 15 + [.C389] - 1; IF ([.F389] = &quot;B&quot;; 20 + ([.C389] - 1) * 2; IF ([.F389] = &quot;C&quot;; 25 + ([.C389] - 1) * 2; IF ([.F389] = &quot;D&quot;; 30 + ([.C389] - 1) * 3; IF([.F389] = &quot;E&quot;; 40 + ([.C389] - 1) * 4; IF ([.F389] = &quot;F&quot;; 45 + ([.C389] - 1) * 4; IF ([.F389] = &quot;E+&quot;; 35 + ([.C389] - 1) * 3; IF([.F389] = &quot;G&quot;; 50 + ([.C389] - 1) * 5; 60 + ([.C389] - 1) * 5)))))))))" office:value-type="float" office:value="48" calcext:value-type="float">
            <text:p>48</text:p>
          </table:table-cell>
          <table:table-cell table:formula="of:=COM.MICROSOFT.CONCAT([.A389];&quot;: { &quot;&quot;idMostSigNib&quot;&quot;: &quot;;BITAND(ROW()-2;65280)/256;&quot;, &quot;&quot;idLeastSigByte&quot;&quot;: &quot;;&quot;0x&quot;&amp;DEC2HEX(BITAND(ROW()-2;255));&quot;, &quot;&quot;name&quot;&quot;: &quot;&quot;&quot;;[.B389];&quot;&quot;&quot;, &quot;&quot;value&quot;&quot;: &quot;;IF([.C389] &gt; 0; MOD([.C389]; 10); -1);&quot;, &quot;&quot;type&quot;&quot;: &quot;&quot;&quot;;[.D389];&quot;&quot;&quot;, &quot;&quot;cpCost&quot;&quot;: &quot;;[.G389];&quot;, &quot;&quot;element&quot;&quot;: &quot;&quot;&quot;;[.E389];&quot;&quot;&quot;, },&quot;)" office:value-type="string" office:string-value="0x183: { &quot;idMostSigNib&quot;: 1, &quot;idLeastSigByte&quot;: 0x83, &quot;name&quot;: &quot;Potion&quot;, &quot;value&quot;: 7, &quot;type&quot;: &quot;Item&quot;, &quot;cpCost&quot;: 48, &quot;element&quot;: &quot;N/A&quot;, }," calcext:value-type="string">
            <text:p>0x183: { "idMostSigNib": 1, "idLeastSigByte": 0x83, "name": "Potion", "value": 7, "type": "Item", "cpCost": 48, "element": "N/A", },</text:p>
          </table:table-cell>
        </table:table-row>
        <table:table-row table:style-name="ro1">
          <table:table-cell table:formula="of:=&quot;0x&quot;&amp;DEC2HEX(ROW()-2)" office:value-type="string" office:string-value="0x184" calcext:value-type="string">
            <text:p>0x184</text:p>
          </table:table-cell>
          <table:table-cell office:value-type="string" calcext:value-type="string">
            <text:p>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90] = &quot;S&quot;; 10 + [.C390] - 1; IF ([.F390] = &quot;A&quot;; 15 + [.C390] - 1; IF ([.F390] = &quot;B&quot;; 20 + ([.C390] - 1) * 2; IF ([.F390] = &quot;C&quot;; 25 + ([.C390] - 1) * 2; IF ([.F390] = &quot;D&quot;; 30 + ([.C390] - 1) * 3; IF([.F390] = &quot;E&quot;; 40 + ([.C390] - 1) * 4; IF ([.F390] = &quot;F&quot;; 45 + ([.C390] - 1) * 4; IF ([.F390] = &quot;E+&quot;; 35 + ([.C390] - 1) * 3; IF([.F390] = &quot;G&quot;; 50 + ([.C390] - 1) * 5; 60 + ([.C390] - 1) * 5)))))))))" office:value-type="float" office:value="51" calcext:value-type="float">
            <text:p>51</text:p>
          </table:table-cell>
          <table:table-cell table:formula="of:=COM.MICROSOFT.CONCAT([.A390];&quot;: { &quot;&quot;idMostSigNib&quot;&quot;: &quot;;BITAND(ROW()-2;65280)/256;&quot;, &quot;&quot;idLeastSigByte&quot;&quot;: &quot;;&quot;0x&quot;&amp;DEC2HEX(BITAND(ROW()-2;255));&quot;, &quot;&quot;name&quot;&quot;: &quot;&quot;&quot;;[.B390];&quot;&quot;&quot;, &quot;&quot;value&quot;&quot;: &quot;;IF([.C390] &gt; 0; MOD([.C390]; 10); -1);&quot;, &quot;&quot;type&quot;&quot;: &quot;&quot;&quot;;[.D390];&quot;&quot;&quot;, &quot;&quot;cpCost&quot;&quot;: &quot;;[.G390];&quot;, &quot;&quot;element&quot;&quot;: &quot;&quot;&quot;;[.E390];&quot;&quot;&quot;, },&quot;)" office:value-type="string" office:string-value="0x184: { &quot;idMostSigNib&quot;: 1, &quot;idLeastSigByte&quot;: 0x84, &quot;name&quot;: &quot;Potion&quot;, &quot;value&quot;: 8, &quot;type&quot;: &quot;Item&quot;, &quot;cpCost&quot;: 51, &quot;element&quot;: &quot;N/A&quot;, }," calcext:value-type="string">
            <text:p>0x184: { "idMostSigNib": 1, "idLeastSigByte": 0x84, "name": "Potion", "value": 8, "type": "Item", "cpCost": 51, "element": "N/A", },</text:p>
          </table:table-cell>
        </table:table-row>
        <table:table-row table:style-name="ro1">
          <table:table-cell table:formula="of:=&quot;0x&quot;&amp;DEC2HEX(ROW()-2)" office:value-type="string" office:string-value="0x185" calcext:value-type="string">
            <text:p>0x185</text:p>
          </table:table-cell>
          <table:table-cell office:value-type="string" calcext:value-type="string">
            <text:p>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table:formula="of:=IF([.F391] = &quot;S&quot;; 10 + [.C391] - 1; IF ([.F391] = &quot;A&quot;; 15 + [.C391] - 1; IF ([.F391] = &quot;B&quot;; 20 + ([.C391] - 1) * 2; IF ([.F391] = &quot;C&quot;; 25 + ([.C391] - 1) * 2; IF ([.F391] = &quot;D&quot;; 30 + ([.C391] - 1) * 3; IF([.F391] = &quot;E&quot;; 40 + ([.C391] - 1) * 4; IF ([.F391] = &quot;F&quot;; 45 + ([.C391] - 1) * 4; IF ([.F391] = &quot;E+&quot;; 35 + ([.C391] - 1) * 3; IF([.F391] = &quot;G&quot;; 50 + ([.C391] - 1) * 5; 60 + ([.C391] - 1) * 5)))))))))" office:value-type="float" office:value="54" calcext:value-type="float">
            <text:p>54</text:p>
          </table:table-cell>
          <table:table-cell table:formula="of:=COM.MICROSOFT.CONCAT([.A391];&quot;: { &quot;&quot;idMostSigNib&quot;&quot;: &quot;;BITAND(ROW()-2;65280)/256;&quot;, &quot;&quot;idLeastSigByte&quot;&quot;: &quot;;&quot;0x&quot;&amp;DEC2HEX(BITAND(ROW()-2;255));&quot;, &quot;&quot;name&quot;&quot;: &quot;&quot;&quot;;[.B391];&quot;&quot;&quot;, &quot;&quot;value&quot;&quot;: &quot;;IF([.C391] &gt; 0; MOD([.C391]; 10); -1);&quot;, &quot;&quot;type&quot;&quot;: &quot;&quot;&quot;;[.D391];&quot;&quot;&quot;, &quot;&quot;cpCost&quot;&quot;: &quot;;[.G391];&quot;, &quot;&quot;element&quot;&quot;: &quot;&quot;&quot;;[.E391];&quot;&quot;&quot;, },&quot;)" office:value-type="string" office:string-value="0x185: { &quot;idMostSigNib&quot;: 1, &quot;idLeastSigByte&quot;: 0x85, &quot;name&quot;: &quot;Potion&quot;, &quot;value&quot;: 9, &quot;type&quot;: &quot;Item&quot;, &quot;cpCost&quot;: 54, &quot;element&quot;: &quot;N/A&quot;, }," calcext:value-type="string">
            <text:p>0x185: { "idMostSigNib": 1, "idLeastSigByte": 0x85, "name": "Potion", "value": 9, "type": "Item", "cpCost": 54, "element": "N/A", },</text:p>
          </table:table-cell>
        </table:table-row>
        <table:table-row table:style-name="ro1">
          <table:table-cell table:formula="of:=&quot;0x&quot;&amp;DEC2HEX(ROW()-2)" office:value-type="string" office:string-value="0x186" calcext:value-type="string">
            <text:p>0x186</text:p>
          </table:table-cell>
          <table:table-cell office:value-type="string" calcext:value-type="string">
            <text:p>Hi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2] = &quot;S&quot;; 10 + [.C392] - 1; IF ([.F392] = &quot;A&quot;; 15 + [.C392] - 1; IF ([.F392] = &quot;B&quot;; 20 + ([.C392] - 1) * 2; IF ([.F392] = &quot;C&quot;; 25 + ([.C392] - 1) * 2; IF ([.F392] = &quot;D&quot;; 30 + ([.C392] - 1) * 3; IF([.F392] = &quot;E&quot;; 40 + ([.C392] - 1) * 4; IF ([.F392] = &quot;F&quot;; 45 + ([.C392] - 1) * 4; IF ([.F392] = &quot;E+&quot;; 35 + ([.C392] - 1) * 3; IF([.F392] = &quot;G&quot;; 50 + ([.C392] - 1) * 5; 60 + ([.C392] - 1) * 5)))))))))" office:value-type="float" office:value="76" calcext:value-type="float">
            <text:p>76</text:p>
          </table:table-cell>
          <table:table-cell table:formula="of:=COM.MICROSOFT.CONCAT([.A392];&quot;: { &quot;&quot;idMostSigNib&quot;&quot;: &quot;;BITAND(ROW()-2;65280)/256;&quot;, &quot;&quot;idLeastSigByte&quot;&quot;: &quot;;&quot;0x&quot;&amp;DEC2HEX(BITAND(ROW()-2;255));&quot;, &quot;&quot;name&quot;&quot;: &quot;&quot;&quot;;[.B392];&quot;&quot;&quot;, &quot;&quot;value&quot;&quot;: &quot;;IF([.C392] &gt; 0; MOD([.C392]; 10); -1);&quot;, &quot;&quot;type&quot;&quot;: &quot;&quot;&quot;;[.D392];&quot;&quot;&quot;, &quot;&quot;cpCost&quot;&quot;: &quot;;[.G392];&quot;, &quot;&quot;element&quot;&quot;: &quot;&quot;&quot;;[.E392];&quot;&quot;&quot;, },&quot;)" office:value-type="string" office:string-value="0x186: { &quot;idMostSigNib&quot;: 1, &quot;idLeastSigByte&quot;: 0x86, &quot;name&quot;: &quot;Hi-Potion&quot;, &quot;value&quot;: 0, &quot;type&quot;: &quot;Item&quot;, &quot;cpCost&quot;: 76, &quot;element&quot;: &quot;N/A&quot;, }," calcext:value-type="string">
            <text:p>0x186: { "idMostSigNib": 1, "idLeastSigByte": 0x86, "name": "Hi-Potion", "value": 0, "type": "Item", "cpCost": 76, "element": "N/A", },</text:p>
          </table:table-cell>
        </table:table-row>
        <table:table-row table:style-name="ro1">
          <table:table-cell table:formula="of:=&quot;0x&quot;&amp;DEC2HEX(ROW()-2)" office:value-type="string" office:string-value="0x187" calcext:value-type="string">
            <text:p>0x187</text:p>
          </table:table-cell>
          <table:table-cell office:value-type="string" calcext:value-type="string">
            <text:p>Hi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3] = &quot;S&quot;; 10 + [.C393] - 1; IF ([.F393] = &quot;A&quot;; 15 + [.C393] - 1; IF ([.F393] = &quot;B&quot;; 20 + ([.C393] - 1) * 2; IF ([.F393] = &quot;C&quot;; 25 + ([.C393] - 1) * 2; IF ([.F393] = &quot;D&quot;; 30 + ([.C393] - 1) * 3; IF([.F393] = &quot;E&quot;; 40 + ([.C393] - 1) * 4; IF ([.F393] = &quot;F&quot;; 45 + ([.C393] - 1) * 4; IF ([.F393] = &quot;E+&quot;; 35 + ([.C393] - 1) * 3; IF([.F393] = &quot;G&quot;; 50 + ([.C393] - 1) * 5; 60 + ([.C393] - 1) * 5)))))))))" office:value-type="float" office:value="40" calcext:value-type="float">
            <text:p>40</text:p>
          </table:table-cell>
          <table:table-cell table:formula="of:=COM.MICROSOFT.CONCAT([.A393];&quot;: { &quot;&quot;idMostSigNib&quot;&quot;: &quot;;BITAND(ROW()-2;65280)/256;&quot;, &quot;&quot;idLeastSigByte&quot;&quot;: &quot;;&quot;0x&quot;&amp;DEC2HEX(BITAND(ROW()-2;255));&quot;, &quot;&quot;name&quot;&quot;: &quot;&quot;&quot;;[.B393];&quot;&quot;&quot;, &quot;&quot;value&quot;&quot;: &quot;;IF([.C393] &gt; 0; MOD([.C393]; 10); -1);&quot;, &quot;&quot;type&quot;&quot;: &quot;&quot;&quot;;[.D393];&quot;&quot;&quot;, &quot;&quot;cpCost&quot;&quot;: &quot;;[.G393];&quot;, &quot;&quot;element&quot;&quot;: &quot;&quot;&quot;;[.E393];&quot;&quot;&quot;, },&quot;)" office:value-type="string" office:string-value="0x187: { &quot;idMostSigNib&quot;: 1, &quot;idLeastSigByte&quot;: 0x87, &quot;name&quot;: &quot;Hi-Potion&quot;, &quot;value&quot;: 1, &quot;type&quot;: &quot;Item&quot;, &quot;cpCost&quot;: 40, &quot;element&quot;: &quot;N/A&quot;, }," calcext:value-type="string">
            <text:p>0x187: { "idMostSigNib": 1, "idLeastSigByte": 0x87, "name": "Hi-Potion", "value": 1, "type": "Item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88" calcext:value-type="string">
            <text:p>0x188</text:p>
          </table:table-cell>
          <table:table-cell office:value-type="string" calcext:value-type="string">
            <text:p>Hi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4] = &quot;S&quot;; 10 + [.C394] - 1; IF ([.F394] = &quot;A&quot;; 15 + [.C394] - 1; IF ([.F394] = &quot;B&quot;; 20 + ([.C394] - 1) * 2; IF ([.F394] = &quot;C&quot;; 25 + ([.C394] - 1) * 2; IF ([.F394] = &quot;D&quot;; 30 + ([.C394] - 1) * 3; IF([.F394] = &quot;E&quot;; 40 + ([.C394] - 1) * 4; IF ([.F394] = &quot;F&quot;; 45 + ([.C394] - 1) * 4; IF ([.F394] = &quot;E+&quot;; 35 + ([.C394] - 1) * 3; IF([.F394] = &quot;G&quot;; 50 + ([.C394] - 1) * 5; 60 + ([.C394] - 1) * 5)))))))))" office:value-type="float" office:value="44" calcext:value-type="float">
            <text:p>44</text:p>
          </table:table-cell>
          <table:table-cell table:formula="of:=COM.MICROSOFT.CONCAT([.A394];&quot;: { &quot;&quot;idMostSigNib&quot;&quot;: &quot;;BITAND(ROW()-2;65280)/256;&quot;, &quot;&quot;idLeastSigByte&quot;&quot;: &quot;;&quot;0x&quot;&amp;DEC2HEX(BITAND(ROW()-2;255));&quot;, &quot;&quot;name&quot;&quot;: &quot;&quot;&quot;;[.B394];&quot;&quot;&quot;, &quot;&quot;value&quot;&quot;: &quot;;IF([.C394] &gt; 0; MOD([.C394]; 10); -1);&quot;, &quot;&quot;type&quot;&quot;: &quot;&quot;&quot;;[.D394];&quot;&quot;&quot;, &quot;&quot;cpCost&quot;&quot;: &quot;;[.G394];&quot;, &quot;&quot;element&quot;&quot;: &quot;&quot;&quot;;[.E394];&quot;&quot;&quot;, },&quot;)" office:value-type="string" office:string-value="0x188: { &quot;idMostSigNib&quot;: 1, &quot;idLeastSigByte&quot;: 0x88, &quot;name&quot;: &quot;Hi-Potion&quot;, &quot;value&quot;: 2, &quot;type&quot;: &quot;Item&quot;, &quot;cpCost&quot;: 44, &quot;element&quot;: &quot;N/A&quot;, }," calcext:value-type="string">
            <text:p>0x188: { "idMostSigNib": 1, "idLeastSigByte": 0x88, "name": "Hi-Potion", "value": 2, "type": "Item", "cpCost": 44, "element": "N/A", },</text:p>
          </table:table-cell>
        </table:table-row>
        <table:table-row table:style-name="ro1">
          <table:table-cell table:formula="of:=&quot;0x&quot;&amp;DEC2HEX(ROW()-2)" office:value-type="string" office:string-value="0x189" calcext:value-type="string">
            <text:p>0x189</text:p>
          </table:table-cell>
          <table:table-cell office:value-type="string" calcext:value-type="string">
            <text:p>Hi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5] = &quot;S&quot;; 10 + [.C395] - 1; IF ([.F395] = &quot;A&quot;; 15 + [.C395] - 1; IF ([.F395] = &quot;B&quot;; 20 + ([.C395] - 1) * 2; IF ([.F395] = &quot;C&quot;; 25 + ([.C395] - 1) * 2; IF ([.F395] = &quot;D&quot;; 30 + ([.C395] - 1) * 3; IF([.F395] = &quot;E&quot;; 40 + ([.C395] - 1) * 4; IF ([.F395] = &quot;F&quot;; 45 + ([.C395] - 1) * 4; IF ([.F395] = &quot;E+&quot;; 35 + ([.C395] - 1) * 3; IF([.F395] = &quot;G&quot;; 50 + ([.C395] - 1) * 5; 60 + ([.C395] - 1) * 5)))))))))" office:value-type="float" office:value="48" calcext:value-type="float">
            <text:p>48</text:p>
          </table:table-cell>
          <table:table-cell table:formula="of:=COM.MICROSOFT.CONCAT([.A395];&quot;: { &quot;&quot;idMostSigNib&quot;&quot;: &quot;;BITAND(ROW()-2;65280)/256;&quot;, &quot;&quot;idLeastSigByte&quot;&quot;: &quot;;&quot;0x&quot;&amp;DEC2HEX(BITAND(ROW()-2;255));&quot;, &quot;&quot;name&quot;&quot;: &quot;&quot;&quot;;[.B395];&quot;&quot;&quot;, &quot;&quot;value&quot;&quot;: &quot;;IF([.C395] &gt; 0; MOD([.C395]; 10); -1);&quot;, &quot;&quot;type&quot;&quot;: &quot;&quot;&quot;;[.D395];&quot;&quot;&quot;, &quot;&quot;cpCost&quot;&quot;: &quot;;[.G395];&quot;, &quot;&quot;element&quot;&quot;: &quot;&quot;&quot;;[.E395];&quot;&quot;&quot;, },&quot;)" office:value-type="string" office:string-value="0x189: { &quot;idMostSigNib&quot;: 1, &quot;idLeastSigByte&quot;: 0x89, &quot;name&quot;: &quot;Hi-Potion&quot;, &quot;value&quot;: 3, &quot;type&quot;: &quot;Item&quot;, &quot;cpCost&quot;: 48, &quot;element&quot;: &quot;N/A&quot;, }," calcext:value-type="string">
            <text:p>0x189: { "idMostSigNib": 1, "idLeastSigByte": 0x89, "name": "Hi-Potion", "value": 3, "type": "Item", "cpCost": 48, "element": "N/A", },</text:p>
          </table:table-cell>
        </table:table-row>
        <table:table-row table:style-name="ro1">
          <table:table-cell table:formula="of:=&quot;0x&quot;&amp;DEC2HEX(ROW()-2)" office:value-type="string" office:string-value="0x18A" calcext:value-type="string">
            <text:p>0x18A</text:p>
          </table:table-cell>
          <table:table-cell office:value-type="string" calcext:value-type="string">
            <text:p>Hi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6] = &quot;S&quot;; 10 + [.C396] - 1; IF ([.F396] = &quot;A&quot;; 15 + [.C396] - 1; IF ([.F396] = &quot;B&quot;; 20 + ([.C396] - 1) * 2; IF ([.F396] = &quot;C&quot;; 25 + ([.C396] - 1) * 2; IF ([.F396] = &quot;D&quot;; 30 + ([.C396] - 1) * 3; IF([.F396] = &quot;E&quot;; 40 + ([.C396] - 1) * 4; IF ([.F396] = &quot;F&quot;; 45 + ([.C396] - 1) * 4; IF ([.F396] = &quot;E+&quot;; 35 + ([.C396] - 1) * 3; IF([.F396] = &quot;G&quot;; 50 + ([.C396] - 1) * 5; 60 + ([.C396] - 1) * 5)))))))))" office:value-type="float" office:value="52" calcext:value-type="float">
            <text:p>52</text:p>
          </table:table-cell>
          <table:table-cell table:formula="of:=COM.MICROSOFT.CONCAT([.A396];&quot;: { &quot;&quot;idMostSigNib&quot;&quot;: &quot;;BITAND(ROW()-2;65280)/256;&quot;, &quot;&quot;idLeastSigByte&quot;&quot;: &quot;;&quot;0x&quot;&amp;DEC2HEX(BITAND(ROW()-2;255));&quot;, &quot;&quot;name&quot;&quot;: &quot;&quot;&quot;;[.B396];&quot;&quot;&quot;, &quot;&quot;value&quot;&quot;: &quot;;IF([.C396] &gt; 0; MOD([.C396]; 10); -1);&quot;, &quot;&quot;type&quot;&quot;: &quot;&quot;&quot;;[.D396];&quot;&quot;&quot;, &quot;&quot;cpCost&quot;&quot;: &quot;;[.G396];&quot;, &quot;&quot;element&quot;&quot;: &quot;&quot;&quot;;[.E396];&quot;&quot;&quot;, },&quot;)" office:value-type="string" office:string-value="0x18A: { &quot;idMostSigNib&quot;: 1, &quot;idLeastSigByte&quot;: 0x8A, &quot;name&quot;: &quot;Hi-Potion&quot;, &quot;value&quot;: 4, &quot;type&quot;: &quot;Item&quot;, &quot;cpCost&quot;: 52, &quot;element&quot;: &quot;N/A&quot;, }," calcext:value-type="string">
            <text:p>0x18A: { "idMostSigNib": 1, "idLeastSigByte": 0x8A, "name": "Hi-Potion", "value": 4, "type": "Item", "cpCost": 52, "element": "N/A", },</text:p>
          </table:table-cell>
        </table:table-row>
        <table:table-row table:style-name="ro1">
          <table:table-cell table:formula="of:=&quot;0x&quot;&amp;DEC2HEX(ROW()-2)" office:value-type="string" office:string-value="0x18B" calcext:value-type="string">
            <text:p>0x18B</text:p>
          </table:table-cell>
          <table:table-cell office:value-type="string" calcext:value-type="string">
            <text:p>Hi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7] = &quot;S&quot;; 10 + [.C397] - 1; IF ([.F397] = &quot;A&quot;; 15 + [.C397] - 1; IF ([.F397] = &quot;B&quot;; 20 + ([.C397] - 1) * 2; IF ([.F397] = &quot;C&quot;; 25 + ([.C397] - 1) * 2; IF ([.F397] = &quot;D&quot;; 30 + ([.C397] - 1) * 3; IF([.F397] = &quot;E&quot;; 40 + ([.C397] - 1) * 4; IF ([.F397] = &quot;F&quot;; 45 + ([.C397] - 1) * 4; IF ([.F397] = &quot;E+&quot;; 35 + ([.C397] - 1) * 3; IF([.F397] = &quot;G&quot;; 50 + ([.C397] - 1) * 5; 60 + ([.C397] - 1) * 5)))))))))" office:value-type="float" office:value="56" calcext:value-type="float">
            <text:p>56</text:p>
          </table:table-cell>
          <table:table-cell table:formula="of:=COM.MICROSOFT.CONCAT([.A397];&quot;: { &quot;&quot;idMostSigNib&quot;&quot;: &quot;;BITAND(ROW()-2;65280)/256;&quot;, &quot;&quot;idLeastSigByte&quot;&quot;: &quot;;&quot;0x&quot;&amp;DEC2HEX(BITAND(ROW()-2;255));&quot;, &quot;&quot;name&quot;&quot;: &quot;&quot;&quot;;[.B397];&quot;&quot;&quot;, &quot;&quot;value&quot;&quot;: &quot;;IF([.C397] &gt; 0; MOD([.C397]; 10); -1);&quot;, &quot;&quot;type&quot;&quot;: &quot;&quot;&quot;;[.D397];&quot;&quot;&quot;, &quot;&quot;cpCost&quot;&quot;: &quot;;[.G397];&quot;, &quot;&quot;element&quot;&quot;: &quot;&quot;&quot;;[.E397];&quot;&quot;&quot;, },&quot;)" office:value-type="string" office:string-value="0x18B: { &quot;idMostSigNib&quot;: 1, &quot;idLeastSigByte&quot;: 0x8B, &quot;name&quot;: &quot;Hi-Potion&quot;, &quot;value&quot;: 5, &quot;type&quot;: &quot;Item&quot;, &quot;cpCost&quot;: 56, &quot;element&quot;: &quot;N/A&quot;, }," calcext:value-type="string">
            <text:p>0x18B: { "idMostSigNib": 1, "idLeastSigByte": 0x8B, "name": "Hi-Potion", "value": 5, "type": "Item", "cpCost": 56, "element": "N/A", },</text:p>
          </table:table-cell>
        </table:table-row>
        <table:table-row table:style-name="ro1">
          <table:table-cell table:formula="of:=&quot;0x&quot;&amp;DEC2HEX(ROW()-2)" office:value-type="string" office:string-value="0x18C" calcext:value-type="string">
            <text:p>0x18C</text:p>
          </table:table-cell>
          <table:table-cell office:value-type="string" calcext:value-type="string">
            <text:p>Hi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8] = &quot;S&quot;; 10 + [.C398] - 1; IF ([.F398] = &quot;A&quot;; 15 + [.C398] - 1; IF ([.F398] = &quot;B&quot;; 20 + ([.C398] - 1) * 2; IF ([.F398] = &quot;C&quot;; 25 + ([.C398] - 1) * 2; IF ([.F398] = &quot;D&quot;; 30 + ([.C398] - 1) * 3; IF([.F398] = &quot;E&quot;; 40 + ([.C398] - 1) * 4; IF ([.F398] = &quot;F&quot;; 45 + ([.C398] - 1) * 4; IF ([.F398] = &quot;E+&quot;; 35 + ([.C398] - 1) * 3; IF([.F398] = &quot;G&quot;; 50 + ([.C398] - 1) * 5; 60 + ([.C398] - 1) * 5)))))))))" office:value-type="float" office:value="60" calcext:value-type="float">
            <text:p>60</text:p>
          </table:table-cell>
          <table:table-cell table:formula="of:=COM.MICROSOFT.CONCAT([.A398];&quot;: { &quot;&quot;idMostSigNib&quot;&quot;: &quot;;BITAND(ROW()-2;65280)/256;&quot;, &quot;&quot;idLeastSigByte&quot;&quot;: &quot;;&quot;0x&quot;&amp;DEC2HEX(BITAND(ROW()-2;255));&quot;, &quot;&quot;name&quot;&quot;: &quot;&quot;&quot;;[.B398];&quot;&quot;&quot;, &quot;&quot;value&quot;&quot;: &quot;;IF([.C398] &gt; 0; MOD([.C398]; 10); -1);&quot;, &quot;&quot;type&quot;&quot;: &quot;&quot;&quot;;[.D398];&quot;&quot;&quot;, &quot;&quot;cpCost&quot;&quot;: &quot;;[.G398];&quot;, &quot;&quot;element&quot;&quot;: &quot;&quot;&quot;;[.E398];&quot;&quot;&quot;, },&quot;)" office:value-type="string" office:string-value="0x18C: { &quot;idMostSigNib&quot;: 1, &quot;idLeastSigByte&quot;: 0x8C, &quot;name&quot;: &quot;Hi-Potion&quot;, &quot;value&quot;: 6, &quot;type&quot;: &quot;Item&quot;, &quot;cpCost&quot;: 60, &quot;element&quot;: &quot;N/A&quot;, }," calcext:value-type="string">
            <text:p>0x18C: { "idMostSigNib": 1, "idLeastSigByte": 0x8C, "name": "Hi-Potion", "value": 6, "type": "Item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18D" calcext:value-type="string">
            <text:p>0x18D</text:p>
          </table:table-cell>
          <table:table-cell office:value-type="string" calcext:value-type="string">
            <text:p>Hi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399] = &quot;S&quot;; 10 + [.C399] - 1; IF ([.F399] = &quot;A&quot;; 15 + [.C399] - 1; IF ([.F399] = &quot;B&quot;; 20 + ([.C399] - 1) * 2; IF ([.F399] = &quot;C&quot;; 25 + ([.C399] - 1) * 2; IF ([.F399] = &quot;D&quot;; 30 + ([.C399] - 1) * 3; IF([.F399] = &quot;E&quot;; 40 + ([.C399] - 1) * 4; IF ([.F399] = &quot;F&quot;; 45 + ([.C399] - 1) * 4; IF ([.F399] = &quot;E+&quot;; 35 + ([.C399] - 1) * 3; IF([.F399] = &quot;G&quot;; 50 + ([.C399] - 1) * 5; 60 + ([.C399] - 1) * 5)))))))))" office:value-type="float" office:value="64" calcext:value-type="float">
            <text:p>64</text:p>
          </table:table-cell>
          <table:table-cell table:formula="of:=COM.MICROSOFT.CONCAT([.A399];&quot;: { &quot;&quot;idMostSigNib&quot;&quot;: &quot;;BITAND(ROW()-2;65280)/256;&quot;, &quot;&quot;idLeastSigByte&quot;&quot;: &quot;;&quot;0x&quot;&amp;DEC2HEX(BITAND(ROW()-2;255));&quot;, &quot;&quot;name&quot;&quot;: &quot;&quot;&quot;;[.B399];&quot;&quot;&quot;, &quot;&quot;value&quot;&quot;: &quot;;IF([.C399] &gt; 0; MOD([.C399]; 10); -1);&quot;, &quot;&quot;type&quot;&quot;: &quot;&quot;&quot;;[.D399];&quot;&quot;&quot;, &quot;&quot;cpCost&quot;&quot;: &quot;;[.G399];&quot;, &quot;&quot;element&quot;&quot;: &quot;&quot;&quot;;[.E399];&quot;&quot;&quot;, },&quot;)" office:value-type="string" office:string-value="0x18D: { &quot;idMostSigNib&quot;: 1, &quot;idLeastSigByte&quot;: 0x8D, &quot;name&quot;: &quot;Hi-Potion&quot;, &quot;value&quot;: 7, &quot;type&quot;: &quot;Item&quot;, &quot;cpCost&quot;: 64, &quot;element&quot;: &quot;N/A&quot;, }," calcext:value-type="string">
            <text:p>0x18D: { "idMostSigNib": 1, "idLeastSigByte": 0x8D, "name": "Hi-Potion", "value": 7, "type": "Item", "cpCost": 64, "element": "N/A", },</text:p>
          </table:table-cell>
        </table:table-row>
        <table:table-row table:style-name="ro1">
          <table:table-cell table:formula="of:=&quot;0x&quot;&amp;DEC2HEX(ROW()-2)" office:value-type="string" office:string-value="0x18E" calcext:value-type="string">
            <text:p>0x18E</text:p>
          </table:table-cell>
          <table:table-cell office:value-type="string" calcext:value-type="string">
            <text:p>Hi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400] = &quot;S&quot;; 10 + [.C400] - 1; IF ([.F400] = &quot;A&quot;; 15 + [.C400] - 1; IF ([.F400] = &quot;B&quot;; 20 + ([.C400] - 1) * 2; IF ([.F400] = &quot;C&quot;; 25 + ([.C400] - 1) * 2; IF ([.F400] = &quot;D&quot;; 30 + ([.C400] - 1) * 3; IF([.F400] = &quot;E&quot;; 40 + ([.C400] - 1) * 4; IF ([.F400] = &quot;F&quot;; 45 + ([.C400] - 1) * 4; IF ([.F400] = &quot;E+&quot;; 35 + ([.C400] - 1) * 3; IF([.F400] = &quot;G&quot;; 50 + ([.C400] - 1) * 5; 60 + ([.C400] - 1) * 5)))))))))" office:value-type="float" office:value="68" calcext:value-type="float">
            <text:p>68</text:p>
          </table:table-cell>
          <table:table-cell table:formula="of:=COM.MICROSOFT.CONCAT([.A400];&quot;: { &quot;&quot;idMostSigNib&quot;&quot;: &quot;;BITAND(ROW()-2;65280)/256;&quot;, &quot;&quot;idLeastSigByte&quot;&quot;: &quot;;&quot;0x&quot;&amp;DEC2HEX(BITAND(ROW()-2;255));&quot;, &quot;&quot;name&quot;&quot;: &quot;&quot;&quot;;[.B400];&quot;&quot;&quot;, &quot;&quot;value&quot;&quot;: &quot;;IF([.C400] &gt; 0; MOD([.C400]; 10); -1);&quot;, &quot;&quot;type&quot;&quot;: &quot;&quot;&quot;;[.D400];&quot;&quot;&quot;, &quot;&quot;cpCost&quot;&quot;: &quot;;[.G400];&quot;, &quot;&quot;element&quot;&quot;: &quot;&quot;&quot;;[.E400];&quot;&quot;&quot;, },&quot;)" office:value-type="string" office:string-value="0x18E: { &quot;idMostSigNib&quot;: 1, &quot;idLeastSigByte&quot;: 0x8E, &quot;name&quot;: &quot;Hi-Potion&quot;, &quot;value&quot;: 8, &quot;type&quot;: &quot;Item&quot;, &quot;cpCost&quot;: 68, &quot;element&quot;: &quot;N/A&quot;, }," calcext:value-type="string">
            <text:p>0x18E: { "idMostSigNib": 1, "idLeastSigByte": 0x8E, "name": "Hi-Potion", "value": 8, "type": "Item", "cpCost": 68, "element": "N/A", },</text:p>
          </table:table-cell>
        </table:table-row>
        <table:table-row table:style-name="ro1">
          <table:table-cell table:formula="of:=&quot;0x&quot;&amp;DEC2HEX(ROW()-2)" office:value-type="string" office:string-value="0x18F" calcext:value-type="string">
            <text:p>0x18F</text:p>
          </table:table-cell>
          <table:table-cell office:value-type="string" calcext:value-type="string">
            <text:p>Hi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</text:p>
          </table:table-cell>
          <table:table-cell table:formula="of:=IF([.F401] = &quot;S&quot;; 10 + [.C401] - 1; IF ([.F401] = &quot;A&quot;; 15 + [.C401] - 1; IF ([.F401] = &quot;B&quot;; 20 + ([.C401] - 1) * 2; IF ([.F401] = &quot;C&quot;; 25 + ([.C401] - 1) * 2; IF ([.F401] = &quot;D&quot;; 30 + ([.C401] - 1) * 3; IF([.F401] = &quot;E&quot;; 40 + ([.C401] - 1) * 4; IF ([.F401] = &quot;F&quot;; 45 + ([.C401] - 1) * 4; IF ([.F401] = &quot;E+&quot;; 35 + ([.C401] - 1) * 3; IF([.F401] = &quot;G&quot;; 50 + ([.C401] - 1) * 5; 60 + ([.C401] - 1) * 5)))))))))" office:value-type="float" office:value="72" calcext:value-type="float">
            <text:p>72</text:p>
          </table:table-cell>
          <table:table-cell table:formula="of:=COM.MICROSOFT.CONCAT([.A401];&quot;: { &quot;&quot;idMostSigNib&quot;&quot;: &quot;;BITAND(ROW()-2;65280)/256;&quot;, &quot;&quot;idLeastSigByte&quot;&quot;: &quot;;&quot;0x&quot;&amp;DEC2HEX(BITAND(ROW()-2;255));&quot;, &quot;&quot;name&quot;&quot;: &quot;&quot;&quot;;[.B401];&quot;&quot;&quot;, &quot;&quot;value&quot;&quot;: &quot;;IF([.C401] &gt; 0; MOD([.C401]; 10); -1);&quot;, &quot;&quot;type&quot;&quot;: &quot;&quot;&quot;;[.D401];&quot;&quot;&quot;, &quot;&quot;cpCost&quot;&quot;: &quot;;[.G401];&quot;, &quot;&quot;element&quot;&quot;: &quot;&quot;&quot;;[.E401];&quot;&quot;&quot;, },&quot;)" office:value-type="string" office:string-value="0x18F: { &quot;idMostSigNib&quot;: 1, &quot;idLeastSigByte&quot;: 0x8F, &quot;name&quot;: &quot;Hi-Potion&quot;, &quot;value&quot;: 9, &quot;type&quot;: &quot;Item&quot;, &quot;cpCost&quot;: 72, &quot;element&quot;: &quot;N/A&quot;, }," calcext:value-type="string">
            <text:p>0x18F: { "idMostSigNib": 1, "idLeastSigByte": 0x8F, "name": "Hi-Potion", "value": 9, "type": "Item", "cpCost": 72, "element": "N/A", },</text:p>
          </table:table-cell>
        </table:table-row>
        <table:table-row table:style-name="ro1">
          <table:table-cell table:formula="of:=&quot;0x&quot;&amp;DEC2HEX(ROW()-2)" office:value-type="string" office:string-value="0x190" calcext:value-type="string">
            <text:p>0x190</text:p>
          </table:table-cell>
          <table:table-cell office:value-type="string" calcext:value-type="string">
            <text:p>Mega-Pot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2] = &quot;S&quot;; 10 + [.C402] - 1; IF ([.F402] = &quot;A&quot;; 15 + [.C402] - 1; IF ([.F402] = &quot;B&quot;; 20 + ([.C402] - 1) * 2; IF ([.F402] = &quot;C&quot;; 25 + ([.C402] - 1) * 2; IF ([.F402] = &quot;D&quot;; 30 + ([.C402] - 1) * 3; IF([.F402] = &quot;E&quot;; 40 + ([.C402] - 1) * 4; IF ([.F402] = &quot;F&quot;; 45 + ([.C402] - 1) * 4; IF ([.F402] = &quot;E+&quot;; 35 + ([.C402] - 1) * 3; IF([.F402] = &quot;G&quot;; 50 + ([.C402] - 1) * 5; 60 + ([.C402] - 1) * 5)))))))))" office:value-type="float" office:value="81" calcext:value-type="float">
            <text:p>81</text:p>
          </table:table-cell>
          <table:table-cell table:formula="of:=COM.MICROSOFT.CONCAT([.A402];&quot;: { &quot;&quot;idMostSigNib&quot;&quot;: &quot;;BITAND(ROW()-2;65280)/256;&quot;, &quot;&quot;idLeastSigByte&quot;&quot;: &quot;;&quot;0x&quot;&amp;DEC2HEX(BITAND(ROW()-2;255));&quot;, &quot;&quot;name&quot;&quot;: &quot;&quot;&quot;;[.B402];&quot;&quot;&quot;, &quot;&quot;value&quot;&quot;: &quot;;IF([.C402] &gt; 0; MOD([.C402]; 10); -1);&quot;, &quot;&quot;type&quot;&quot;: &quot;&quot;&quot;;[.D402];&quot;&quot;&quot;, &quot;&quot;cpCost&quot;&quot;: &quot;;[.G402];&quot;, &quot;&quot;element&quot;&quot;: &quot;&quot;&quot;;[.E402];&quot;&quot;&quot;, },&quot;)" office:value-type="string" office:string-value="0x190: { &quot;idMostSigNib&quot;: 1, &quot;idLeastSigByte&quot;: 0x90, &quot;name&quot;: &quot;Mega-Potion&quot;, &quot;value&quot;: 0, &quot;type&quot;: &quot;Item&quot;, &quot;cpCost&quot;: 81, &quot;element&quot;: &quot;N/A&quot;, }," calcext:value-type="string">
            <text:p>0x190: { "idMostSigNib": 1, "idLeastSigByte": 0x90, "name": "Mega-Potion", "value": 0, "type": "Item", "cpCost": 81, "element": "N/A", },</text:p>
          </table:table-cell>
        </table:table-row>
        <table:table-row table:style-name="ro1">
          <table:table-cell table:formula="of:=&quot;0x&quot;&amp;DEC2HEX(ROW()-2)" office:value-type="string" office:string-value="0x191" calcext:value-type="string">
            <text:p>0x191</text:p>
          </table:table-cell>
          <table:table-cell office:value-type="string" calcext:value-type="string">
            <text:p>Mega-Po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3] = &quot;S&quot;; 10 + [.C403] - 1; IF ([.F403] = &quot;A&quot;; 15 + [.C403] - 1; IF ([.F403] = &quot;B&quot;; 20 + ([.C403] - 1) * 2; IF ([.F403] = &quot;C&quot;; 25 + ([.C403] - 1) * 2; IF ([.F403] = &quot;D&quot;; 30 + ([.C403] - 1) * 3; IF([.F403] = &quot;E&quot;; 40 + ([.C403] - 1) * 4; IF ([.F403] = &quot;F&quot;; 45 + ([.C403] - 1) * 4; IF ([.F403] = &quot;E+&quot;; 35 + ([.C403] - 1) * 3; IF([.F403] = &quot;G&quot;; 50 + ([.C403] - 1) * 5; 60 + ([.C403] - 1) * 5)))))))))" office:value-type="float" office:value="45" calcext:value-type="float">
            <text:p>45</text:p>
          </table:table-cell>
          <table:table-cell table:formula="of:=COM.MICROSOFT.CONCAT([.A403];&quot;: { &quot;&quot;idMostSigNib&quot;&quot;: &quot;;BITAND(ROW()-2;65280)/256;&quot;, &quot;&quot;idLeastSigByte&quot;&quot;: &quot;;&quot;0x&quot;&amp;DEC2HEX(BITAND(ROW()-2;255));&quot;, &quot;&quot;name&quot;&quot;: &quot;&quot;&quot;;[.B403];&quot;&quot;&quot;, &quot;&quot;value&quot;&quot;: &quot;;IF([.C403] &gt; 0; MOD([.C403]; 10); -1);&quot;, &quot;&quot;type&quot;&quot;: &quot;&quot;&quot;;[.D403];&quot;&quot;&quot;, &quot;&quot;cpCost&quot;&quot;: &quot;;[.G403];&quot;, &quot;&quot;element&quot;&quot;: &quot;&quot;&quot;;[.E403];&quot;&quot;&quot;, },&quot;)" office:value-type="string" office:string-value="0x191: { &quot;idMostSigNib&quot;: 1, &quot;idLeastSigByte&quot;: 0x91, &quot;name&quot;: &quot;Mega-Potion&quot;, &quot;value&quot;: 1, &quot;type&quot;: &quot;Item&quot;, &quot;cpCost&quot;: 45, &quot;element&quot;: &quot;N/A&quot;, }," calcext:value-type="string">
            <text:p>0x191: { "idMostSigNib": 1, "idLeastSigByte": 0x91, "name": "Mega-Potion", "value": 1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92" calcext:value-type="string">
            <text:p>0x192</text:p>
          </table:table-cell>
          <table:table-cell office:value-type="string" calcext:value-type="string">
            <text:p>Mega-Po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4] = &quot;S&quot;; 10 + [.C404] - 1; IF ([.F404] = &quot;A&quot;; 15 + [.C404] - 1; IF ([.F404] = &quot;B&quot;; 20 + ([.C404] - 1) * 2; IF ([.F404] = &quot;C&quot;; 25 + ([.C404] - 1) * 2; IF ([.F404] = &quot;D&quot;; 30 + ([.C404] - 1) * 3; IF([.F404] = &quot;E&quot;; 40 + ([.C404] - 1) * 4; IF ([.F404] = &quot;F&quot;; 45 + ([.C404] - 1) * 4; IF ([.F404] = &quot;E+&quot;; 35 + ([.C404] - 1) * 3; IF([.F404] = &quot;G&quot;; 50 + ([.C404] - 1) * 5; 60 + ([.C404] - 1) * 5)))))))))" office:value-type="float" office:value="49" calcext:value-type="float">
            <text:p>49</text:p>
          </table:table-cell>
          <table:table-cell table:formula="of:=COM.MICROSOFT.CONCAT([.A404];&quot;: { &quot;&quot;idMostSigNib&quot;&quot;: &quot;;BITAND(ROW()-2;65280)/256;&quot;, &quot;&quot;idLeastSigByte&quot;&quot;: &quot;;&quot;0x&quot;&amp;DEC2HEX(BITAND(ROW()-2;255));&quot;, &quot;&quot;name&quot;&quot;: &quot;&quot;&quot;;[.B404];&quot;&quot;&quot;, &quot;&quot;value&quot;&quot;: &quot;;IF([.C404] &gt; 0; MOD([.C404]; 10); -1);&quot;, &quot;&quot;type&quot;&quot;: &quot;&quot;&quot;;[.D404];&quot;&quot;&quot;, &quot;&quot;cpCost&quot;&quot;: &quot;;[.G404];&quot;, &quot;&quot;element&quot;&quot;: &quot;&quot;&quot;;[.E404];&quot;&quot;&quot;, },&quot;)" office:value-type="string" office:string-value="0x192: { &quot;idMostSigNib&quot;: 1, &quot;idLeastSigByte&quot;: 0x92, &quot;name&quot;: &quot;Mega-Potion&quot;, &quot;value&quot;: 2, &quot;type&quot;: &quot;Item&quot;, &quot;cpCost&quot;: 49, &quot;element&quot;: &quot;N/A&quot;, }," calcext:value-type="string">
            <text:p>0x192: { "idMostSigNib": 1, "idLeastSigByte": 0x92, "name": "Mega-Potion", "value": 2, "type": "Item", "cpCost": 49, "element": "N/A", },</text:p>
          </table:table-cell>
        </table:table-row>
        <table:table-row table:style-name="ro1">
          <table:table-cell table:formula="of:=&quot;0x&quot;&amp;DEC2HEX(ROW()-2)" office:value-type="string" office:string-value="0x193" calcext:value-type="string">
            <text:p>0x193</text:p>
          </table:table-cell>
          <table:table-cell office:value-type="string" calcext:value-type="string">
            <text:p>Mega-Po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5] = &quot;S&quot;; 10 + [.C405] - 1; IF ([.F405] = &quot;A&quot;; 15 + [.C405] - 1; IF ([.F405] = &quot;B&quot;; 20 + ([.C405] - 1) * 2; IF ([.F405] = &quot;C&quot;; 25 + ([.C405] - 1) * 2; IF ([.F405] = &quot;D&quot;; 30 + ([.C405] - 1) * 3; IF([.F405] = &quot;E&quot;; 40 + ([.C405] - 1) * 4; IF ([.F405] = &quot;F&quot;; 45 + ([.C405] - 1) * 4; IF ([.F405] = &quot;E+&quot;; 35 + ([.C405] - 1) * 3; IF([.F405] = &quot;G&quot;; 50 + ([.C405] - 1) * 5; 60 + ([.C405] - 1) * 5)))))))))" office:value-type="float" office:value="53" calcext:value-type="float">
            <text:p>53</text:p>
          </table:table-cell>
          <table:table-cell table:formula="of:=COM.MICROSOFT.CONCAT([.A405];&quot;: { &quot;&quot;idMostSigNib&quot;&quot;: &quot;;BITAND(ROW()-2;65280)/256;&quot;, &quot;&quot;idLeastSigByte&quot;&quot;: &quot;;&quot;0x&quot;&amp;DEC2HEX(BITAND(ROW()-2;255));&quot;, &quot;&quot;name&quot;&quot;: &quot;&quot;&quot;;[.B405];&quot;&quot;&quot;, &quot;&quot;value&quot;&quot;: &quot;;IF([.C405] &gt; 0; MOD([.C405]; 10); -1);&quot;, &quot;&quot;type&quot;&quot;: &quot;&quot;&quot;;[.D405];&quot;&quot;&quot;, &quot;&quot;cpCost&quot;&quot;: &quot;;[.G405];&quot;, &quot;&quot;element&quot;&quot;: &quot;&quot;&quot;;[.E405];&quot;&quot;&quot;, },&quot;)" office:value-type="string" office:string-value="0x193: { &quot;idMostSigNib&quot;: 1, &quot;idLeastSigByte&quot;: 0x93, &quot;name&quot;: &quot;Mega-Potion&quot;, &quot;value&quot;: 3, &quot;type&quot;: &quot;Item&quot;, &quot;cpCost&quot;: 53, &quot;element&quot;: &quot;N/A&quot;, }," calcext:value-type="string">
            <text:p>0x193: { "idMostSigNib": 1, "idLeastSigByte": 0x93, "name": "Mega-Potion", "value": 3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94" calcext:value-type="string">
            <text:p>0x194</text:p>
          </table:table-cell>
          <table:table-cell office:value-type="string" calcext:value-type="string">
            <text:p>Mega-Po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6] = &quot;S&quot;; 10 + [.C406] - 1; IF ([.F406] = &quot;A&quot;; 15 + [.C406] - 1; IF ([.F406] = &quot;B&quot;; 20 + ([.C406] - 1) * 2; IF ([.F406] = &quot;C&quot;; 25 + ([.C406] - 1) * 2; IF ([.F406] = &quot;D&quot;; 30 + ([.C406] - 1) * 3; IF([.F406] = &quot;E&quot;; 40 + ([.C406] - 1) * 4; IF ([.F406] = &quot;F&quot;; 45 + ([.C406] - 1) * 4; IF ([.F406] = &quot;E+&quot;; 35 + ([.C406] - 1) * 3; IF([.F406] = &quot;G&quot;; 50 + ([.C406] - 1) * 5; 60 + ([.C406] - 1) * 5)))))))))" office:value-type="float" office:value="57" calcext:value-type="float">
            <text:p>57</text:p>
          </table:table-cell>
          <table:table-cell table:formula="of:=COM.MICROSOFT.CONCAT([.A406];&quot;: { &quot;&quot;idMostSigNib&quot;&quot;: &quot;;BITAND(ROW()-2;65280)/256;&quot;, &quot;&quot;idLeastSigByte&quot;&quot;: &quot;;&quot;0x&quot;&amp;DEC2HEX(BITAND(ROW()-2;255));&quot;, &quot;&quot;name&quot;&quot;: &quot;&quot;&quot;;[.B406];&quot;&quot;&quot;, &quot;&quot;value&quot;&quot;: &quot;;IF([.C406] &gt; 0; MOD([.C406]; 10); -1);&quot;, &quot;&quot;type&quot;&quot;: &quot;&quot;&quot;;[.D406];&quot;&quot;&quot;, &quot;&quot;cpCost&quot;&quot;: &quot;;[.G406];&quot;, &quot;&quot;element&quot;&quot;: &quot;&quot;&quot;;[.E406];&quot;&quot;&quot;, },&quot;)" office:value-type="string" office:string-value="0x194: { &quot;idMostSigNib&quot;: 1, &quot;idLeastSigByte&quot;: 0x94, &quot;name&quot;: &quot;Mega-Potion&quot;, &quot;value&quot;: 4, &quot;type&quot;: &quot;Item&quot;, &quot;cpCost&quot;: 57, &quot;element&quot;: &quot;N/A&quot;, }," calcext:value-type="string">
            <text:p>0x194: { "idMostSigNib": 1, "idLeastSigByte": 0x94, "name": "Mega-Potion", "value": 4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95" calcext:value-type="string">
            <text:p>0x195</text:p>
          </table:table-cell>
          <table:table-cell office:value-type="string" calcext:value-type="string">
            <text:p>Mega-Po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7] = &quot;S&quot;; 10 + [.C407] - 1; IF ([.F407] = &quot;A&quot;; 15 + [.C407] - 1; IF ([.F407] = &quot;B&quot;; 20 + ([.C407] - 1) * 2; IF ([.F407] = &quot;C&quot;; 25 + ([.C407] - 1) * 2; IF ([.F407] = &quot;D&quot;; 30 + ([.C407] - 1) * 3; IF([.F407] = &quot;E&quot;; 40 + ([.C407] - 1) * 4; IF ([.F407] = &quot;F&quot;; 45 + ([.C407] - 1) * 4; IF ([.F407] = &quot;E+&quot;; 35 + ([.C407] - 1) * 3; IF([.F407] = &quot;G&quot;; 50 + ([.C407] - 1) * 5; 60 + ([.C407] - 1) * 5)))))))))" office:value-type="float" office:value="61" calcext:value-type="float">
            <text:p>61</text:p>
          </table:table-cell>
          <table:table-cell table:formula="of:=COM.MICROSOFT.CONCAT([.A407];&quot;: { &quot;&quot;idMostSigNib&quot;&quot;: &quot;;BITAND(ROW()-2;65280)/256;&quot;, &quot;&quot;idLeastSigByte&quot;&quot;: &quot;;&quot;0x&quot;&amp;DEC2HEX(BITAND(ROW()-2;255));&quot;, &quot;&quot;name&quot;&quot;: &quot;&quot;&quot;;[.B407];&quot;&quot;&quot;, &quot;&quot;value&quot;&quot;: &quot;;IF([.C407] &gt; 0; MOD([.C407]; 10); -1);&quot;, &quot;&quot;type&quot;&quot;: &quot;&quot;&quot;;[.D407];&quot;&quot;&quot;, &quot;&quot;cpCost&quot;&quot;: &quot;;[.G407];&quot;, &quot;&quot;element&quot;&quot;: &quot;&quot;&quot;;[.E407];&quot;&quot;&quot;, },&quot;)" office:value-type="string" office:string-value="0x195: { &quot;idMostSigNib&quot;: 1, &quot;idLeastSigByte&quot;: 0x95, &quot;name&quot;: &quot;Mega-Potion&quot;, &quot;value&quot;: 5, &quot;type&quot;: &quot;Item&quot;, &quot;cpCost&quot;: 61, &quot;element&quot;: &quot;N/A&quot;, }," calcext:value-type="string">
            <text:p>0x195: { "idMostSigNib": 1, "idLeastSigByte": 0x95, "name": "Mega-Potion", "value": 5, "type": "Item", "cpCost": 61, "element": "N/A", },</text:p>
          </table:table-cell>
        </table:table-row>
        <table:table-row table:style-name="ro1">
          <table:table-cell table:formula="of:=&quot;0x&quot;&amp;DEC2HEX(ROW()-2)" office:value-type="string" office:string-value="0x196" calcext:value-type="string">
            <text:p>0x196</text:p>
          </table:table-cell>
          <table:table-cell office:value-type="string" calcext:value-type="string">
            <text:p>Mega-Po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8] = &quot;S&quot;; 10 + [.C408] - 1; IF ([.F408] = &quot;A&quot;; 15 + [.C408] - 1; IF ([.F408] = &quot;B&quot;; 20 + ([.C408] - 1) * 2; IF ([.F408] = &quot;C&quot;; 25 + ([.C408] - 1) * 2; IF ([.F408] = &quot;D&quot;; 30 + ([.C408] - 1) * 3; IF([.F408] = &quot;E&quot;; 40 + ([.C408] - 1) * 4; IF ([.F408] = &quot;F&quot;; 45 + ([.C408] - 1) * 4; IF ([.F408] = &quot;E+&quot;; 35 + ([.C408] - 1) * 3; IF([.F408] = &quot;G&quot;; 50 + ([.C408] - 1) * 5; 60 + ([.C408] - 1) * 5)))))))))" office:value-type="float" office:value="65" calcext:value-type="float">
            <text:p>65</text:p>
          </table:table-cell>
          <table:table-cell table:formula="of:=COM.MICROSOFT.CONCAT([.A408];&quot;: { &quot;&quot;idMostSigNib&quot;&quot;: &quot;;BITAND(ROW()-2;65280)/256;&quot;, &quot;&quot;idLeastSigByte&quot;&quot;: &quot;;&quot;0x&quot;&amp;DEC2HEX(BITAND(ROW()-2;255));&quot;, &quot;&quot;name&quot;&quot;: &quot;&quot;&quot;;[.B408];&quot;&quot;&quot;, &quot;&quot;value&quot;&quot;: &quot;;IF([.C408] &gt; 0; MOD([.C408]; 10); -1);&quot;, &quot;&quot;type&quot;&quot;: &quot;&quot;&quot;;[.D408];&quot;&quot;&quot;, &quot;&quot;cpCost&quot;&quot;: &quot;;[.G408];&quot;, &quot;&quot;element&quot;&quot;: &quot;&quot;&quot;;[.E408];&quot;&quot;&quot;, },&quot;)" office:value-type="string" office:string-value="0x196: { &quot;idMostSigNib&quot;: 1, &quot;idLeastSigByte&quot;: 0x96, &quot;name&quot;: &quot;Mega-Potion&quot;, &quot;value&quot;: 6, &quot;type&quot;: &quot;Item&quot;, &quot;cpCost&quot;: 65, &quot;element&quot;: &quot;N/A&quot;, }," calcext:value-type="string">
            <text:p>0x196: { "idMostSigNib": 1, "idLeastSigByte": 0x96, "name": "Mega-Potion", "value": 6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97" calcext:value-type="string">
            <text:p>0x197</text:p>
          </table:table-cell>
          <table:table-cell office:value-type="string" calcext:value-type="string">
            <text:p>Mega-Po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09] = &quot;S&quot;; 10 + [.C409] - 1; IF ([.F409] = &quot;A&quot;; 15 + [.C409] - 1; IF ([.F409] = &quot;B&quot;; 20 + ([.C409] - 1) * 2; IF ([.F409] = &quot;C&quot;; 25 + ([.C409] - 1) * 2; IF ([.F409] = &quot;D&quot;; 30 + ([.C409] - 1) * 3; IF([.F409] = &quot;E&quot;; 40 + ([.C409] - 1) * 4; IF ([.F409] = &quot;F&quot;; 45 + ([.C409] - 1) * 4; IF ([.F409] = &quot;E+&quot;; 35 + ([.C409] - 1) * 3; IF([.F409] = &quot;G&quot;; 50 + ([.C409] - 1) * 5; 60 + ([.C409] - 1) * 5)))))))))" office:value-type="float" office:value="69" calcext:value-type="float">
            <text:p>69</text:p>
          </table:table-cell>
          <table:table-cell table:formula="of:=COM.MICROSOFT.CONCAT([.A409];&quot;: { &quot;&quot;idMostSigNib&quot;&quot;: &quot;;BITAND(ROW()-2;65280)/256;&quot;, &quot;&quot;idLeastSigByte&quot;&quot;: &quot;;&quot;0x&quot;&amp;DEC2HEX(BITAND(ROW()-2;255));&quot;, &quot;&quot;name&quot;&quot;: &quot;&quot;&quot;;[.B409];&quot;&quot;&quot;, &quot;&quot;value&quot;&quot;: &quot;;IF([.C409] &gt; 0; MOD([.C409]; 10); -1);&quot;, &quot;&quot;type&quot;&quot;: &quot;&quot;&quot;;[.D409];&quot;&quot;&quot;, &quot;&quot;cpCost&quot;&quot;: &quot;;[.G409];&quot;, &quot;&quot;element&quot;&quot;: &quot;&quot;&quot;;[.E409];&quot;&quot;&quot;, },&quot;)" office:value-type="string" office:string-value="0x197: { &quot;idMostSigNib&quot;: 1, &quot;idLeastSigByte&quot;: 0x97, &quot;name&quot;: &quot;Mega-Potion&quot;, &quot;value&quot;: 7, &quot;type&quot;: &quot;Item&quot;, &quot;cpCost&quot;: 69, &quot;element&quot;: &quot;N/A&quot;, }," calcext:value-type="string">
            <text:p>0x197: { "idMostSigNib": 1, "idLeastSigByte": 0x97, "name": "Mega-Potion", "value": 7, "type": "Item", "cpCost": 69, "element": "N/A", },</text:p>
          </table:table-cell>
        </table:table-row>
        <table:table-row table:style-name="ro1">
          <table:table-cell table:formula="of:=&quot;0x&quot;&amp;DEC2HEX(ROW()-2)" office:value-type="string" office:string-value="0x198" calcext:value-type="string">
            <text:p>0x198</text:p>
          </table:table-cell>
          <table:table-cell office:value-type="string" calcext:value-type="string">
            <text:p>Mega-Po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10] = &quot;S&quot;; 10 + [.C410] - 1; IF ([.F410] = &quot;A&quot;; 15 + [.C410] - 1; IF ([.F410] = &quot;B&quot;; 20 + ([.C410] - 1) * 2; IF ([.F410] = &quot;C&quot;; 25 + ([.C410] - 1) * 2; IF ([.F410] = &quot;D&quot;; 30 + ([.C410] - 1) * 3; IF([.F410] = &quot;E&quot;; 40 + ([.C410] - 1) * 4; IF ([.F410] = &quot;F&quot;; 45 + ([.C410] - 1) * 4; IF ([.F410] = &quot;E+&quot;; 35 + ([.C410] - 1) * 3; IF([.F410] = &quot;G&quot;; 50 + ([.C410] - 1) * 5; 60 + ([.C410] - 1) * 5)))))))))" office:value-type="float" office:value="73" calcext:value-type="float">
            <text:p>73</text:p>
          </table:table-cell>
          <table:table-cell table:formula="of:=COM.MICROSOFT.CONCAT([.A410];&quot;: { &quot;&quot;idMostSigNib&quot;&quot;: &quot;;BITAND(ROW()-2;65280)/256;&quot;, &quot;&quot;idLeastSigByte&quot;&quot;: &quot;;&quot;0x&quot;&amp;DEC2HEX(BITAND(ROW()-2;255));&quot;, &quot;&quot;name&quot;&quot;: &quot;&quot;&quot;;[.B410];&quot;&quot;&quot;, &quot;&quot;value&quot;&quot;: &quot;;IF([.C410] &gt; 0; MOD([.C410]; 10); -1);&quot;, &quot;&quot;type&quot;&quot;: &quot;&quot;&quot;;[.D410];&quot;&quot;&quot;, &quot;&quot;cpCost&quot;&quot;: &quot;;[.G410];&quot;, &quot;&quot;element&quot;&quot;: &quot;&quot;&quot;;[.E410];&quot;&quot;&quot;, },&quot;)" office:value-type="string" office:string-value="0x198: { &quot;idMostSigNib&quot;: 1, &quot;idLeastSigByte&quot;: 0x98, &quot;name&quot;: &quot;Mega-Potion&quot;, &quot;value&quot;: 8, &quot;type&quot;: &quot;Item&quot;, &quot;cpCost&quot;: 73, &quot;element&quot;: &quot;N/A&quot;, }," calcext:value-type="string">
            <text:p>0x198: { "idMostSigNib": 1, "idLeastSigByte": 0x98, "name": "Mega-Potion", "value": 8, "type": "Item", "cpCost": 73, "element": "N/A", },</text:p>
          </table:table-cell>
        </table:table-row>
        <table:table-row table:style-name="ro1">
          <table:table-cell table:formula="of:=&quot;0x&quot;&amp;DEC2HEX(ROW()-2)" office:value-type="string" office:string-value="0x199" calcext:value-type="string">
            <text:p>0x199</text:p>
          </table:table-cell>
          <table:table-cell office:value-type="string" calcext:value-type="string">
            <text:p>Mega-Po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11] = &quot;S&quot;; 10 + [.C411] - 1; IF ([.F411] = &quot;A&quot;; 15 + [.C411] - 1; IF ([.F411] = &quot;B&quot;; 20 + ([.C411] - 1) * 2; IF ([.F411] = &quot;C&quot;; 25 + ([.C411] - 1) * 2; IF ([.F411] = &quot;D&quot;; 30 + ([.C411] - 1) * 3; IF([.F411] = &quot;E&quot;; 40 + ([.C411] - 1) * 4; IF ([.F411] = &quot;F&quot;; 45 + ([.C411] - 1) * 4; IF ([.F411] = &quot;E+&quot;; 35 + ([.C411] - 1) * 3; IF([.F411] = &quot;G&quot;; 50 + ([.C411] - 1) * 5; 60 + ([.C411] - 1) * 5)))))))))" office:value-type="float" office:value="77" calcext:value-type="float">
            <text:p>77</text:p>
          </table:table-cell>
          <table:table-cell table:formula="of:=COM.MICROSOFT.CONCAT([.A411];&quot;: { &quot;&quot;idMostSigNib&quot;&quot;: &quot;;BITAND(ROW()-2;65280)/256;&quot;, &quot;&quot;idLeastSigByte&quot;&quot;: &quot;;&quot;0x&quot;&amp;DEC2HEX(BITAND(ROW()-2;255));&quot;, &quot;&quot;name&quot;&quot;: &quot;&quot;&quot;;[.B411];&quot;&quot;&quot;, &quot;&quot;value&quot;&quot;: &quot;;IF([.C411] &gt; 0; MOD([.C411]; 10); -1);&quot;, &quot;&quot;type&quot;&quot;: &quot;&quot;&quot;;[.D411];&quot;&quot;&quot;, &quot;&quot;cpCost&quot;&quot;: &quot;;[.G411];&quot;, &quot;&quot;element&quot;&quot;: &quot;&quot;&quot;;[.E411];&quot;&quot;&quot;, },&quot;)" office:value-type="string" office:string-value="0x199: { &quot;idMostSigNib&quot;: 1, &quot;idLeastSigByte&quot;: 0x99, &quot;name&quot;: &quot;Mega-Potion&quot;, &quot;value&quot;: 9, &quot;type&quot;: &quot;Item&quot;, &quot;cpCost&quot;: 77, &quot;element&quot;: &quot;N/A&quot;, }," calcext:value-type="string">
            <text:p>0x199: { "idMostSigNib": 1, "idLeastSigByte": 0x99, "name": "Mega-Potion", "value": 9, "type": "Item", "cpCost": 77, "element": "N/A", },</text:p>
          </table:table-cell>
        </table:table-row>
        <table:table-row table:style-name="ro1">
          <table:table-cell table:formula="of:=&quot;0x&quot;&amp;DEC2HEX(ROW()-2)" office:value-type="string" office:string-value="0x19A" calcext:value-type="string">
            <text:p>0x19A</text:p>
          </table:table-cell>
          <table:table-cell office:value-type="string" calcext:value-type="string">
            <text:p>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2] = &quot;S&quot;; 10 + [.C412] - 1; IF ([.F412] = &quot;A&quot;; 15 + [.C412] - 1; IF ([.F412] = &quot;B&quot;; 20 + ([.C412] - 1) * 2; IF ([.F412] = &quot;C&quot;; 25 + ([.C412] - 1) * 2; IF ([.F412] = &quot;D&quot;; 30 + ([.C412] - 1) * 3; IF([.F412] = &quot;E&quot;; 40 + ([.C412] - 1) * 4; IF ([.F412] = &quot;F&quot;; 45 + ([.C412] - 1) * 4; IF ([.F412] = &quot;E+&quot;; 35 + ([.C412] - 1) * 3; IF([.F412] = &quot;G&quot;; 50 + ([.C412] - 1) * 5; 60 + ([.C412] - 1) * 5)))))))))" office:value-type="float" office:value="38" calcext:value-type="float">
            <text:p>38</text:p>
          </table:table-cell>
          <table:table-cell table:formula="of:=COM.MICROSOFT.CONCAT([.A412];&quot;: { &quot;&quot;idMostSigNib&quot;&quot;: &quot;;BITAND(ROW()-2;65280)/256;&quot;, &quot;&quot;idLeastSigByte&quot;&quot;: &quot;;&quot;0x&quot;&amp;DEC2HEX(BITAND(ROW()-2;255));&quot;, &quot;&quot;name&quot;&quot;: &quot;&quot;&quot;;[.B412];&quot;&quot;&quot;, &quot;&quot;value&quot;&quot;: &quot;;IF([.C412] &gt; 0; MOD([.C412]; 10); -1);&quot;, &quot;&quot;type&quot;&quot;: &quot;&quot;&quot;;[.D412];&quot;&quot;&quot;, &quot;&quot;cpCost&quot;&quot;: &quot;;[.G412];&quot;, &quot;&quot;element&quot;&quot;: &quot;&quot;&quot;;[.E412];&quot;&quot;&quot;, },&quot;)" office:value-type="string" office:string-value="0x19A: { &quot;idMostSigNib&quot;: 1, &quot;idLeastSigByte&quot;: 0x9A, &quot;name&quot;: &quot;Ether&quot;, &quot;value&quot;: 0, &quot;type&quot;: &quot;Item&quot;, &quot;cpCost&quot;: 38, &quot;element&quot;: &quot;N/A&quot;, }," calcext:value-type="string">
            <text:p>0x19A: { "idMostSigNib": 1, "idLeastSigByte": 0x9A, "name": "Ether", "value": 0, "type": "Item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9B" calcext:value-type="string">
            <text:p>0x19B</text:p>
          </table:table-cell>
          <table:table-cell office:value-type="string" calcext:value-type="string">
            <text:p>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3] = &quot;S&quot;; 10 + [.C413] - 1; IF ([.F413] = &quot;A&quot;; 15 + [.C413] - 1; IF ([.F413] = &quot;B&quot;; 20 + ([.C413] - 1) * 2; IF ([.F413] = &quot;C&quot;; 25 + ([.C413] - 1) * 2; IF ([.F413] = &quot;D&quot;; 30 + ([.C413] - 1) * 3; IF([.F413] = &quot;E&quot;; 40 + ([.C413] - 1) * 4; IF ([.F413] = &quot;F&quot;; 45 + ([.C413] - 1) * 4; IF ([.F413] = &quot;E+&quot;; 35 + ([.C413] - 1) * 3; IF([.F413] = &quot;G&quot;; 50 + ([.C413] - 1) * 5; 60 + ([.C413] - 1) * 5)))))))))" office:value-type="float" office:value="20" calcext:value-type="float">
            <text:p>20</text:p>
          </table:table-cell>
          <table:table-cell table:formula="of:=COM.MICROSOFT.CONCAT([.A413];&quot;: { &quot;&quot;idMostSigNib&quot;&quot;: &quot;;BITAND(ROW()-2;65280)/256;&quot;, &quot;&quot;idLeastSigByte&quot;&quot;: &quot;;&quot;0x&quot;&amp;DEC2HEX(BITAND(ROW()-2;255));&quot;, &quot;&quot;name&quot;&quot;: &quot;&quot;&quot;;[.B413];&quot;&quot;&quot;, &quot;&quot;value&quot;&quot;: &quot;;IF([.C413] &gt; 0; MOD([.C413]; 10); -1);&quot;, &quot;&quot;type&quot;&quot;: &quot;&quot;&quot;;[.D413];&quot;&quot;&quot;, &quot;&quot;cpCost&quot;&quot;: &quot;;[.G413];&quot;, &quot;&quot;element&quot;&quot;: &quot;&quot;&quot;;[.E413];&quot;&quot;&quot;, },&quot;)" office:value-type="string" office:string-value="0x19B: { &quot;idMostSigNib&quot;: 1, &quot;idLeastSigByte&quot;: 0x9B, &quot;name&quot;: &quot;Ether&quot;, &quot;value&quot;: 1, &quot;type&quot;: &quot;Item&quot;, &quot;cpCost&quot;: 20, &quot;element&quot;: &quot;N/A&quot;, }," calcext:value-type="string">
            <text:p>0x19B: { "idMostSigNib": 1, "idLeastSigByte": 0x9B, "name": "Ether", "value": 1, "type": "Item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9C" calcext:value-type="string">
            <text:p>0x19C</text:p>
          </table:table-cell>
          <table:table-cell office:value-type="string" calcext:value-type="string">
            <text:p>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4] = &quot;S&quot;; 10 + [.C414] - 1; IF ([.F414] = &quot;A&quot;; 15 + [.C414] - 1; IF ([.F414] = &quot;B&quot;; 20 + ([.C414] - 1) * 2; IF ([.F414] = &quot;C&quot;; 25 + ([.C414] - 1) * 2; IF ([.F414] = &quot;D&quot;; 30 + ([.C414] - 1) * 3; IF([.F414] = &quot;E&quot;; 40 + ([.C414] - 1) * 4; IF ([.F414] = &quot;F&quot;; 45 + ([.C414] - 1) * 4; IF ([.F414] = &quot;E+&quot;; 35 + ([.C414] - 1) * 3; IF([.F414] = &quot;G&quot;; 50 + ([.C414] - 1) * 5; 60 + ([.C414] - 1) * 5)))))))))" office:value-type="float" office:value="22" calcext:value-type="float">
            <text:p>22</text:p>
          </table:table-cell>
          <table:table-cell table:formula="of:=COM.MICROSOFT.CONCAT([.A414];&quot;: { &quot;&quot;idMostSigNib&quot;&quot;: &quot;;BITAND(ROW()-2;65280)/256;&quot;, &quot;&quot;idLeastSigByte&quot;&quot;: &quot;;&quot;0x&quot;&amp;DEC2HEX(BITAND(ROW()-2;255));&quot;, &quot;&quot;name&quot;&quot;: &quot;&quot;&quot;;[.B414];&quot;&quot;&quot;, &quot;&quot;value&quot;&quot;: &quot;;IF([.C414] &gt; 0; MOD([.C414]; 10); -1);&quot;, &quot;&quot;type&quot;&quot;: &quot;&quot;&quot;;[.D414];&quot;&quot;&quot;, &quot;&quot;cpCost&quot;&quot;: &quot;;[.G414];&quot;, &quot;&quot;element&quot;&quot;: &quot;&quot;&quot;;[.E414];&quot;&quot;&quot;, },&quot;)" office:value-type="string" office:string-value="0x19C: { &quot;idMostSigNib&quot;: 1, &quot;idLeastSigByte&quot;: 0x9C, &quot;name&quot;: &quot;Ether&quot;, &quot;value&quot;: 2, &quot;type&quot;: &quot;Item&quot;, &quot;cpCost&quot;: 22, &quot;element&quot;: &quot;N/A&quot;, }," calcext:value-type="string">
            <text:p>0x19C: { "idMostSigNib": 1, "idLeastSigByte": 0x9C, "name": "Ether", "value": 2, "type": "Item", "cpCost": 22, "element": "N/A", },</text:p>
          </table:table-cell>
        </table:table-row>
        <table:table-row table:style-name="ro1">
          <table:table-cell table:formula="of:=&quot;0x&quot;&amp;DEC2HEX(ROW()-2)" office:value-type="string" office:string-value="0x19D" calcext:value-type="string">
            <text:p>0x19D</text:p>
          </table:table-cell>
          <table:table-cell office:value-type="string" calcext:value-type="string">
            <text:p>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5] = &quot;S&quot;; 10 + [.C415] - 1; IF ([.F415] = &quot;A&quot;; 15 + [.C415] - 1; IF ([.F415] = &quot;B&quot;; 20 + ([.C415] - 1) * 2; IF ([.F415] = &quot;C&quot;; 25 + ([.C415] - 1) * 2; IF ([.F415] = &quot;D&quot;; 30 + ([.C415] - 1) * 3; IF([.F415] = &quot;E&quot;; 40 + ([.C415] - 1) * 4; IF ([.F415] = &quot;F&quot;; 45 + ([.C415] - 1) * 4; IF ([.F415] = &quot;E+&quot;; 35 + ([.C415] - 1) * 3; IF([.F415] = &quot;G&quot;; 50 + ([.C415] - 1) * 5; 60 + ([.C415] - 1) * 5)))))))))" office:value-type="float" office:value="24" calcext:value-type="float">
            <text:p>24</text:p>
          </table:table-cell>
          <table:table-cell table:formula="of:=COM.MICROSOFT.CONCAT([.A415];&quot;: { &quot;&quot;idMostSigNib&quot;&quot;: &quot;;BITAND(ROW()-2;65280)/256;&quot;, &quot;&quot;idLeastSigByte&quot;&quot;: &quot;;&quot;0x&quot;&amp;DEC2HEX(BITAND(ROW()-2;255));&quot;, &quot;&quot;name&quot;&quot;: &quot;&quot;&quot;;[.B415];&quot;&quot;&quot;, &quot;&quot;value&quot;&quot;: &quot;;IF([.C415] &gt; 0; MOD([.C415]; 10); -1);&quot;, &quot;&quot;type&quot;&quot;: &quot;&quot;&quot;;[.D415];&quot;&quot;&quot;, &quot;&quot;cpCost&quot;&quot;: &quot;;[.G415];&quot;, &quot;&quot;element&quot;&quot;: &quot;&quot;&quot;;[.E415];&quot;&quot;&quot;, },&quot;)" office:value-type="string" office:string-value="0x19D: { &quot;idMostSigNib&quot;: 1, &quot;idLeastSigByte&quot;: 0x9D, &quot;name&quot;: &quot;Ether&quot;, &quot;value&quot;: 3, &quot;type&quot;: &quot;Item&quot;, &quot;cpCost&quot;: 24, &quot;element&quot;: &quot;N/A&quot;, }," calcext:value-type="string">
            <text:p>0x19D: { "idMostSigNib": 1, "idLeastSigByte": 0x9D, "name": "Ether", "value": 3, "type": "Item", "cpCost": 24, "element": "N/A", },</text:p>
          </table:table-cell>
        </table:table-row>
        <table:table-row table:style-name="ro1">
          <table:table-cell table:formula="of:=&quot;0x&quot;&amp;DEC2HEX(ROW()-2)" office:value-type="string" office:string-value="0x19E" calcext:value-type="string">
            <text:p>0x19E</text:p>
          </table:table-cell>
          <table:table-cell office:value-type="string" calcext:value-type="string">
            <text:p>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6] = &quot;S&quot;; 10 + [.C416] - 1; IF ([.F416] = &quot;A&quot;; 15 + [.C416] - 1; IF ([.F416] = &quot;B&quot;; 20 + ([.C416] - 1) * 2; IF ([.F416] = &quot;C&quot;; 25 + ([.C416] - 1) * 2; IF ([.F416] = &quot;D&quot;; 30 + ([.C416] - 1) * 3; IF([.F416] = &quot;E&quot;; 40 + ([.C416] - 1) * 4; IF ([.F416] = &quot;F&quot;; 45 + ([.C416] - 1) * 4; IF ([.F416] = &quot;E+&quot;; 35 + ([.C416] - 1) * 3; IF([.F416] = &quot;G&quot;; 50 + ([.C416] - 1) * 5; 60 + ([.C416] - 1) * 5)))))))))" office:value-type="float" office:value="26" calcext:value-type="float">
            <text:p>26</text:p>
          </table:table-cell>
          <table:table-cell table:formula="of:=COM.MICROSOFT.CONCAT([.A416];&quot;: { &quot;&quot;idMostSigNib&quot;&quot;: &quot;;BITAND(ROW()-2;65280)/256;&quot;, &quot;&quot;idLeastSigByte&quot;&quot;: &quot;;&quot;0x&quot;&amp;DEC2HEX(BITAND(ROW()-2;255));&quot;, &quot;&quot;name&quot;&quot;: &quot;&quot;&quot;;[.B416];&quot;&quot;&quot;, &quot;&quot;value&quot;&quot;: &quot;;IF([.C416] &gt; 0; MOD([.C416]; 10); -1);&quot;, &quot;&quot;type&quot;&quot;: &quot;&quot;&quot;;[.D416];&quot;&quot;&quot;, &quot;&quot;cpCost&quot;&quot;: &quot;;[.G416];&quot;, &quot;&quot;element&quot;&quot;: &quot;&quot;&quot;;[.E416];&quot;&quot;&quot;, },&quot;)" office:value-type="string" office:string-value="0x19E: { &quot;idMostSigNib&quot;: 1, &quot;idLeastSigByte&quot;: 0x9E, &quot;name&quot;: &quot;Ether&quot;, &quot;value&quot;: 4, &quot;type&quot;: &quot;Item&quot;, &quot;cpCost&quot;: 26, &quot;element&quot;: &quot;N/A&quot;, }," calcext:value-type="string">
            <text:p>0x19E: { "idMostSigNib": 1, "idLeastSigByte": 0x9E, "name": "Ether", "value": 4, "type": "Item", "cpCost": 26, "element": "N/A", },</text:p>
          </table:table-cell>
        </table:table-row>
        <table:table-row table:style-name="ro1">
          <table:table-cell table:formula="of:=&quot;0x&quot;&amp;DEC2HEX(ROW()-2)" office:value-type="string" office:string-value="0x19F" calcext:value-type="string">
            <text:p>0x19F</text:p>
          </table:table-cell>
          <table:table-cell office:value-type="string" calcext:value-type="string">
            <text:p>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7] = &quot;S&quot;; 10 + [.C417] - 1; IF ([.F417] = &quot;A&quot;; 15 + [.C417] - 1; IF ([.F417] = &quot;B&quot;; 20 + ([.C417] - 1) * 2; IF ([.F417] = &quot;C&quot;; 25 + ([.C417] - 1) * 2; IF ([.F417] = &quot;D&quot;; 30 + ([.C417] - 1) * 3; IF([.F417] = &quot;E&quot;; 40 + ([.C417] - 1) * 4; IF ([.F417] = &quot;F&quot;; 45 + ([.C417] - 1) * 4; IF ([.F417] = &quot;E+&quot;; 35 + ([.C417] - 1) * 3; IF([.F417] = &quot;G&quot;; 50 + ([.C417] - 1) * 5; 60 + ([.C417] - 1) * 5)))))))))" office:value-type="float" office:value="28" calcext:value-type="float">
            <text:p>28</text:p>
          </table:table-cell>
          <table:table-cell table:formula="of:=COM.MICROSOFT.CONCAT([.A417];&quot;: { &quot;&quot;idMostSigNib&quot;&quot;: &quot;;BITAND(ROW()-2;65280)/256;&quot;, &quot;&quot;idLeastSigByte&quot;&quot;: &quot;;&quot;0x&quot;&amp;DEC2HEX(BITAND(ROW()-2;255));&quot;, &quot;&quot;name&quot;&quot;: &quot;&quot;&quot;;[.B417];&quot;&quot;&quot;, &quot;&quot;value&quot;&quot;: &quot;;IF([.C417] &gt; 0; MOD([.C417]; 10); -1);&quot;, &quot;&quot;type&quot;&quot;: &quot;&quot;&quot;;[.D417];&quot;&quot;&quot;, &quot;&quot;cpCost&quot;&quot;: &quot;;[.G417];&quot;, &quot;&quot;element&quot;&quot;: &quot;&quot;&quot;;[.E417];&quot;&quot;&quot;, },&quot;)" office:value-type="string" office:string-value="0x19F: { &quot;idMostSigNib&quot;: 1, &quot;idLeastSigByte&quot;: 0x9F, &quot;name&quot;: &quot;Ether&quot;, &quot;value&quot;: 5, &quot;type&quot;: &quot;Item&quot;, &quot;cpCost&quot;: 28, &quot;element&quot;: &quot;N/A&quot;, }," calcext:value-type="string">
            <text:p>0x19F: { "idMostSigNib": 1, "idLeastSigByte": 0x9F, "name": "Ether", "value": 5, "type": "Item", "cpCost": 28, "element": "N/A", },</text:p>
          </table:table-cell>
        </table:table-row>
        <table:table-row table:style-name="ro1">
          <table:table-cell table:formula="of:=&quot;0x&quot;&amp;DEC2HEX(ROW()-2)" office:value-type="string" office:string-value="0x1A0" calcext:value-type="string">
            <text:p>0x1A0</text:p>
          </table:table-cell>
          <table:table-cell office:value-type="string" calcext:value-type="string">
            <text:p>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8] = &quot;S&quot;; 10 + [.C418] - 1; IF ([.F418] = &quot;A&quot;; 15 + [.C418] - 1; IF ([.F418] = &quot;B&quot;; 20 + ([.C418] - 1) * 2; IF ([.F418] = &quot;C&quot;; 25 + ([.C418] - 1) * 2; IF ([.F418] = &quot;D&quot;; 30 + ([.C418] - 1) * 3; IF([.F418] = &quot;E&quot;; 40 + ([.C418] - 1) * 4; IF ([.F418] = &quot;F&quot;; 45 + ([.C418] - 1) * 4; IF ([.F418] = &quot;E+&quot;; 35 + ([.C418] - 1) * 3; IF([.F418] = &quot;G&quot;; 50 + ([.C418] - 1) * 5; 60 + ([.C418] - 1) * 5)))))))))" office:value-type="float" office:value="30" calcext:value-type="float">
            <text:p>30</text:p>
          </table:table-cell>
          <table:table-cell table:formula="of:=COM.MICROSOFT.CONCAT([.A418];&quot;: { &quot;&quot;idMostSigNib&quot;&quot;: &quot;;BITAND(ROW()-2;65280)/256;&quot;, &quot;&quot;idLeastSigByte&quot;&quot;: &quot;;&quot;0x&quot;&amp;DEC2HEX(BITAND(ROW()-2;255));&quot;, &quot;&quot;name&quot;&quot;: &quot;&quot;&quot;;[.B418];&quot;&quot;&quot;, &quot;&quot;value&quot;&quot;: &quot;;IF([.C418] &gt; 0; MOD([.C418]; 10); -1);&quot;, &quot;&quot;type&quot;&quot;: &quot;&quot;&quot;;[.D418];&quot;&quot;&quot;, &quot;&quot;cpCost&quot;&quot;: &quot;;[.G418];&quot;, &quot;&quot;element&quot;&quot;: &quot;&quot;&quot;;[.E418];&quot;&quot;&quot;, },&quot;)" office:value-type="string" office:string-value="0x1A0: { &quot;idMostSigNib&quot;: 1, &quot;idLeastSigByte&quot;: 0xA0, &quot;name&quot;: &quot;Ether&quot;, &quot;value&quot;: 6, &quot;type&quot;: &quot;Item&quot;, &quot;cpCost&quot;: 30, &quot;element&quot;: &quot;N/A&quot;, }," calcext:value-type="string">
            <text:p>0x1A0: { "idMostSigNib": 1, "idLeastSigByte": 0xA0, "name": "Ether", "value": 6, "type": "Item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A1" calcext:value-type="string">
            <text:p>0x1A1</text:p>
          </table:table-cell>
          <table:table-cell office:value-type="string" calcext:value-type="string">
            <text:p>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19] = &quot;S&quot;; 10 + [.C419] - 1; IF ([.F419] = &quot;A&quot;; 15 + [.C419] - 1; IF ([.F419] = &quot;B&quot;; 20 + ([.C419] - 1) * 2; IF ([.F419] = &quot;C&quot;; 25 + ([.C419] - 1) * 2; IF ([.F419] = &quot;D&quot;; 30 + ([.C419] - 1) * 3; IF([.F419] = &quot;E&quot;; 40 + ([.C419] - 1) * 4; IF ([.F419] = &quot;F&quot;; 45 + ([.C419] - 1) * 4; IF ([.F419] = &quot;E+&quot;; 35 + ([.C419] - 1) * 3; IF([.F419] = &quot;G&quot;; 50 + ([.C419] - 1) * 5; 60 + ([.C419] - 1) * 5)))))))))" office:value-type="float" office:value="32" calcext:value-type="float">
            <text:p>32</text:p>
          </table:table-cell>
          <table:table-cell table:formula="of:=COM.MICROSOFT.CONCAT([.A419];&quot;: { &quot;&quot;idMostSigNib&quot;&quot;: &quot;;BITAND(ROW()-2;65280)/256;&quot;, &quot;&quot;idLeastSigByte&quot;&quot;: &quot;;&quot;0x&quot;&amp;DEC2HEX(BITAND(ROW()-2;255));&quot;, &quot;&quot;name&quot;&quot;: &quot;&quot;&quot;;[.B419];&quot;&quot;&quot;, &quot;&quot;value&quot;&quot;: &quot;;IF([.C419] &gt; 0; MOD([.C419]; 10); -1);&quot;, &quot;&quot;type&quot;&quot;: &quot;&quot;&quot;;[.D419];&quot;&quot;&quot;, &quot;&quot;cpCost&quot;&quot;: &quot;;[.G419];&quot;, &quot;&quot;element&quot;&quot;: &quot;&quot;&quot;;[.E419];&quot;&quot;&quot;, },&quot;)" office:value-type="string" office:string-value="0x1A1: { &quot;idMostSigNib&quot;: 1, &quot;idLeastSigByte&quot;: 0xA1, &quot;name&quot;: &quot;Ether&quot;, &quot;value&quot;: 7, &quot;type&quot;: &quot;Item&quot;, &quot;cpCost&quot;: 32, &quot;element&quot;: &quot;N/A&quot;, }," calcext:value-type="string">
            <text:p>0x1A1: { "idMostSigNib": 1, "idLeastSigByte": 0xA1, "name": "Ether", "value": 7, "type": "Item", "cpCost": 32, "element": "N/A", },</text:p>
          </table:table-cell>
        </table:table-row>
        <table:table-row table:style-name="ro1">
          <table:table-cell table:formula="of:=&quot;0x&quot;&amp;DEC2HEX(ROW()-2)" office:value-type="string" office:string-value="0x1A2" calcext:value-type="string">
            <text:p>0x1A2</text:p>
          </table:table-cell>
          <table:table-cell office:value-type="string" calcext:value-type="string">
            <text:p>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20] = &quot;S&quot;; 10 + [.C420] - 1; IF ([.F420] = &quot;A&quot;; 15 + [.C420] - 1; IF ([.F420] = &quot;B&quot;; 20 + ([.C420] - 1) * 2; IF ([.F420] = &quot;C&quot;; 25 + ([.C420] - 1) * 2; IF ([.F420] = &quot;D&quot;; 30 + ([.C420] - 1) * 3; IF([.F420] = &quot;E&quot;; 40 + ([.C420] - 1) * 4; IF ([.F420] = &quot;F&quot;; 45 + ([.C420] - 1) * 4; IF ([.F420] = &quot;E+&quot;; 35 + ([.C420] - 1) * 3; IF([.F420] = &quot;G&quot;; 50 + ([.C420] - 1) * 5; 60 + ([.C420] - 1) * 5)))))))))" office:value-type="float" office:value="34" calcext:value-type="float">
            <text:p>34</text:p>
          </table:table-cell>
          <table:table-cell table:formula="of:=COM.MICROSOFT.CONCAT([.A420];&quot;: { &quot;&quot;idMostSigNib&quot;&quot;: &quot;;BITAND(ROW()-2;65280)/256;&quot;, &quot;&quot;idLeastSigByte&quot;&quot;: &quot;;&quot;0x&quot;&amp;DEC2HEX(BITAND(ROW()-2;255));&quot;, &quot;&quot;name&quot;&quot;: &quot;&quot;&quot;;[.B420];&quot;&quot;&quot;, &quot;&quot;value&quot;&quot;: &quot;;IF([.C420] &gt; 0; MOD([.C420]; 10); -1);&quot;, &quot;&quot;type&quot;&quot;: &quot;&quot;&quot;;[.D420];&quot;&quot;&quot;, &quot;&quot;cpCost&quot;&quot;: &quot;;[.G420];&quot;, &quot;&quot;element&quot;&quot;: &quot;&quot;&quot;;[.E420];&quot;&quot;&quot;, },&quot;)" office:value-type="string" office:string-value="0x1A2: { &quot;idMostSigNib&quot;: 1, &quot;idLeastSigByte&quot;: 0xA2, &quot;name&quot;: &quot;Ether&quot;, &quot;value&quot;: 8, &quot;type&quot;: &quot;Item&quot;, &quot;cpCost&quot;: 34, &quot;element&quot;: &quot;N/A&quot;, }," calcext:value-type="string">
            <text:p>0x1A2: { "idMostSigNib": 1, "idLeastSigByte": 0xA2, "name": "Ether", "value": 8, "type": "Item", "cpCost": 34, "element": "N/A", },</text:p>
          </table:table-cell>
        </table:table-row>
        <table:table-row table:style-name="ro1">
          <table:table-cell table:formula="of:=&quot;0x&quot;&amp;DEC2HEX(ROW()-2)" office:value-type="string" office:string-value="0x1A3" calcext:value-type="string">
            <text:p>0x1A3</text:p>
          </table:table-cell>
          <table:table-cell office:value-type="string" calcext:value-type="string">
            <text:p>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table:formula="of:=IF([.F421] = &quot;S&quot;; 10 + [.C421] - 1; IF ([.F421] = &quot;A&quot;; 15 + [.C421] - 1; IF ([.F421] = &quot;B&quot;; 20 + ([.C421] - 1) * 2; IF ([.F421] = &quot;C&quot;; 25 + ([.C421] - 1) * 2; IF ([.F421] = &quot;D&quot;; 30 + ([.C421] - 1) * 3; IF([.F421] = &quot;E&quot;; 40 + ([.C421] - 1) * 4; IF ([.F421] = &quot;F&quot;; 45 + ([.C421] - 1) * 4; IF ([.F421] = &quot;E+&quot;; 35 + ([.C421] - 1) * 3; IF([.F421] = &quot;G&quot;; 50 + ([.C421] - 1) * 5; 60 + ([.C421] - 1) * 5)))))))))" office:value-type="float" office:value="36" calcext:value-type="float">
            <text:p>36</text:p>
          </table:table-cell>
          <table:table-cell table:formula="of:=COM.MICROSOFT.CONCAT([.A421];&quot;: { &quot;&quot;idMostSigNib&quot;&quot;: &quot;;BITAND(ROW()-2;65280)/256;&quot;, &quot;&quot;idLeastSigByte&quot;&quot;: &quot;;&quot;0x&quot;&amp;DEC2HEX(BITAND(ROW()-2;255));&quot;, &quot;&quot;name&quot;&quot;: &quot;&quot;&quot;;[.B421];&quot;&quot;&quot;, &quot;&quot;value&quot;&quot;: &quot;;IF([.C421] &gt; 0; MOD([.C421]; 10); -1);&quot;, &quot;&quot;type&quot;&quot;: &quot;&quot;&quot;;[.D421];&quot;&quot;&quot;, &quot;&quot;cpCost&quot;&quot;: &quot;;[.G421];&quot;, &quot;&quot;element&quot;&quot;: &quot;&quot;&quot;;[.E421];&quot;&quot;&quot;, },&quot;)" office:value-type="string" office:string-value="0x1A3: { &quot;idMostSigNib&quot;: 1, &quot;idLeastSigByte&quot;: 0xA3, &quot;name&quot;: &quot;Ether&quot;, &quot;value&quot;: 9, &quot;type&quot;: &quot;Item&quot;, &quot;cpCost&quot;: 36, &quot;element&quot;: &quot;N/A&quot;, }," calcext:value-type="string">
            <text:p>0x1A3: { "idMostSigNib": 1, "idLeastSigByte": 0xA3, "name": "Ether", "value": 9, "type": "Item", "cpCost": 36, "element": "N/A", },</text:p>
          </table:table-cell>
        </table:table-row>
        <table:table-row table:style-name="ro1">
          <table:table-cell table:formula="of:=&quot;0x&quot;&amp;DEC2HEX(ROW()-2)" office:value-type="string" office:string-value="0x1A4" calcext:value-type="string">
            <text:p>0x1A4</text:p>
          </table:table-cell>
          <table:table-cell office:value-type="string" calcext:value-type="string">
            <text:p>Mega-Eth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2] = &quot;S&quot;; 10 + [.C422] - 1; IF ([.F422] = &quot;A&quot;; 15 + [.C422] - 1; IF ([.F422] = &quot;B&quot;; 20 + ([.C422] - 1) * 2; IF ([.F422] = &quot;C&quot;; 25 + ([.C422] - 1) * 2; IF ([.F422] = &quot;D&quot;; 30 + ([.C422] - 1) * 3; IF([.F422] = &quot;E&quot;; 40 + ([.C422] - 1) * 4; IF ([.F422] = &quot;F&quot;; 45 + ([.C422] - 1) * 4; IF ([.F422] = &quot;E+&quot;; 35 + ([.C422] - 1) * 3; IF([.F422] = &quot;G&quot;; 50 + ([.C422] - 1) * 5; 60 + ([.C422] - 1) * 5)))))))))" office:value-type="float" office:value="62" calcext:value-type="float">
            <text:p>62</text:p>
          </table:table-cell>
          <table:table-cell table:formula="of:=COM.MICROSOFT.CONCAT([.A422];&quot;: { &quot;&quot;idMostSigNib&quot;&quot;: &quot;;BITAND(ROW()-2;65280)/256;&quot;, &quot;&quot;idLeastSigByte&quot;&quot;: &quot;;&quot;0x&quot;&amp;DEC2HEX(BITAND(ROW()-2;255));&quot;, &quot;&quot;name&quot;&quot;: &quot;&quot;&quot;;[.B422];&quot;&quot;&quot;, &quot;&quot;value&quot;&quot;: &quot;;IF([.C422] &gt; 0; MOD([.C422]; 10); -1);&quot;, &quot;&quot;type&quot;&quot;: &quot;&quot;&quot;;[.D422];&quot;&quot;&quot;, &quot;&quot;cpCost&quot;&quot;: &quot;;[.G422];&quot;, &quot;&quot;element&quot;&quot;: &quot;&quot;&quot;;[.E422];&quot;&quot;&quot;, },&quot;)" office:value-type="string" office:string-value="0x1A4: { &quot;idMostSigNib&quot;: 1, &quot;idLeastSigByte&quot;: 0xA4, &quot;name&quot;: &quot;Mega-Ether&quot;, &quot;value&quot;: 0, &quot;type&quot;: &quot;Item&quot;, &quot;cpCost&quot;: 62, &quot;element&quot;: &quot;N/A&quot;, }," calcext:value-type="string">
            <text:p>0x1A4: { "idMostSigNib": 1, "idLeastSigByte": 0xA4, "name": "Mega-Ether", "value": 0, "type": "Item", "cpCost": 62, "element": "N/A", },</text:p>
          </table:table-cell>
        </table:table-row>
        <table:table-row table:style-name="ro1">
          <table:table-cell table:formula="of:=&quot;0x&quot;&amp;DEC2HEX(ROW()-2)" office:value-type="string" office:string-value="0x1A5" calcext:value-type="string">
            <text:p>0x1A5</text:p>
          </table:table-cell>
          <table:table-cell office:value-type="string" calcext:value-type="string">
            <text:p>Mega-Eth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3] = &quot;S&quot;; 10 + [.C423] - 1; IF ([.F423] = &quot;A&quot;; 15 + [.C423] - 1; IF ([.F423] = &quot;B&quot;; 20 + ([.C423] - 1) * 2; IF ([.F423] = &quot;C&quot;; 25 + ([.C423] - 1) * 2; IF ([.F423] = &quot;D&quot;; 30 + ([.C423] - 1) * 3; IF([.F423] = &quot;E&quot;; 40 + ([.C423] - 1) * 4; IF ([.F423] = &quot;F&quot;; 45 + ([.C423] - 1) * 4; IF ([.F423] = &quot;E+&quot;; 35 + ([.C423] - 1) * 3; IF([.F423] = &quot;G&quot;; 50 + ([.C423] - 1) * 5; 60 + ([.C423] - 1) * 5)))))))))" office:value-type="float" office:value="35" calcext:value-type="float">
            <text:p>35</text:p>
          </table:table-cell>
          <table:table-cell table:formula="of:=COM.MICROSOFT.CONCAT([.A423];&quot;: { &quot;&quot;idMostSigNib&quot;&quot;: &quot;;BITAND(ROW()-2;65280)/256;&quot;, &quot;&quot;idLeastSigByte&quot;&quot;: &quot;;&quot;0x&quot;&amp;DEC2HEX(BITAND(ROW()-2;255));&quot;, &quot;&quot;name&quot;&quot;: &quot;&quot;&quot;;[.B423];&quot;&quot;&quot;, &quot;&quot;value&quot;&quot;: &quot;;IF([.C423] &gt; 0; MOD([.C423]; 10); -1);&quot;, &quot;&quot;type&quot;&quot;: &quot;&quot;&quot;;[.D423];&quot;&quot;&quot;, &quot;&quot;cpCost&quot;&quot;: &quot;;[.G423];&quot;, &quot;&quot;element&quot;&quot;: &quot;&quot;&quot;;[.E423];&quot;&quot;&quot;, },&quot;)" office:value-type="string" office:string-value="0x1A5: { &quot;idMostSigNib&quot;: 1, &quot;idLeastSigByte&quot;: 0xA5, &quot;name&quot;: &quot;Mega-Ether&quot;, &quot;value&quot;: 1, &quot;type&quot;: &quot;Item&quot;, &quot;cpCost&quot;: 35, &quot;element&quot;: &quot;N/A&quot;, }," calcext:value-type="string">
            <text:p>0x1A5: { "idMostSigNib": 1, "idLeastSigByte": 0xA5, "name": "Mega-Ether", "value": 1, "type": "Item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A6" calcext:value-type="string">
            <text:p>0x1A6</text:p>
          </table:table-cell>
          <table:table-cell office:value-type="string" calcext:value-type="string">
            <text:p>Mega-Eth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4] = &quot;S&quot;; 10 + [.C424] - 1; IF ([.F424] = &quot;A&quot;; 15 + [.C424] - 1; IF ([.F424] = &quot;B&quot;; 20 + ([.C424] - 1) * 2; IF ([.F424] = &quot;C&quot;; 25 + ([.C424] - 1) * 2; IF ([.F424] = &quot;D&quot;; 30 + ([.C424] - 1) * 3; IF([.F424] = &quot;E&quot;; 40 + ([.C424] - 1) * 4; IF ([.F424] = &quot;F&quot;; 45 + ([.C424] - 1) * 4; IF ([.F424] = &quot;E+&quot;; 35 + ([.C424] - 1) * 3; IF([.F424] = &quot;G&quot;; 50 + ([.C424] - 1) * 5; 60 + ([.C424] - 1) * 5)))))))))" office:value-type="float" office:value="38" calcext:value-type="float">
            <text:p>38</text:p>
          </table:table-cell>
          <table:table-cell table:formula="of:=COM.MICROSOFT.CONCAT([.A424];&quot;: { &quot;&quot;idMostSigNib&quot;&quot;: &quot;;BITAND(ROW()-2;65280)/256;&quot;, &quot;&quot;idLeastSigByte&quot;&quot;: &quot;;&quot;0x&quot;&amp;DEC2HEX(BITAND(ROW()-2;255));&quot;, &quot;&quot;name&quot;&quot;: &quot;&quot;&quot;;[.B424];&quot;&quot;&quot;, &quot;&quot;value&quot;&quot;: &quot;;IF([.C424] &gt; 0; MOD([.C424]; 10); -1);&quot;, &quot;&quot;type&quot;&quot;: &quot;&quot;&quot;;[.D424];&quot;&quot;&quot;, &quot;&quot;cpCost&quot;&quot;: &quot;;[.G424];&quot;, &quot;&quot;element&quot;&quot;: &quot;&quot;&quot;;[.E424];&quot;&quot;&quot;, },&quot;)" office:value-type="string" office:string-value="0x1A6: { &quot;idMostSigNib&quot;: 1, &quot;idLeastSigByte&quot;: 0xA6, &quot;name&quot;: &quot;Mega-Ether&quot;, &quot;value&quot;: 2, &quot;type&quot;: &quot;Item&quot;, &quot;cpCost&quot;: 38, &quot;element&quot;: &quot;N/A&quot;, }," calcext:value-type="string">
            <text:p>0x1A6: { "idMostSigNib": 1, "idLeastSigByte": 0xA6, "name": "Mega-Ether", "value": 2, "type": "Item", "cpCost": 38, "element": "N/A", },</text:p>
          </table:table-cell>
        </table:table-row>
        <table:table-row table:style-name="ro1">
          <table:table-cell table:formula="of:=&quot;0x&quot;&amp;DEC2HEX(ROW()-2)" office:value-type="string" office:string-value="0x1A7" calcext:value-type="string">
            <text:p>0x1A7</text:p>
          </table:table-cell>
          <table:table-cell office:value-type="string" calcext:value-type="string">
            <text:p>Mega-Eth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5] = &quot;S&quot;; 10 + [.C425] - 1; IF ([.F425] = &quot;A&quot;; 15 + [.C425] - 1; IF ([.F425] = &quot;B&quot;; 20 + ([.C425] - 1) * 2; IF ([.F425] = &quot;C&quot;; 25 + ([.C425] - 1) * 2; IF ([.F425] = &quot;D&quot;; 30 + ([.C425] - 1) * 3; IF([.F425] = &quot;E&quot;; 40 + ([.C425] - 1) * 4; IF ([.F425] = &quot;F&quot;; 45 + ([.C425] - 1) * 4; IF ([.F425] = &quot;E+&quot;; 35 + ([.C425] - 1) * 3; IF([.F425] = &quot;G&quot;; 50 + ([.C425] - 1) * 5; 60 + ([.C425] - 1) * 5)))))))))" office:value-type="float" office:value="41" calcext:value-type="float">
            <text:p>41</text:p>
          </table:table-cell>
          <table:table-cell table:formula="of:=COM.MICROSOFT.CONCAT([.A425];&quot;: { &quot;&quot;idMostSigNib&quot;&quot;: &quot;;BITAND(ROW()-2;65280)/256;&quot;, &quot;&quot;idLeastSigByte&quot;&quot;: &quot;;&quot;0x&quot;&amp;DEC2HEX(BITAND(ROW()-2;255));&quot;, &quot;&quot;name&quot;&quot;: &quot;&quot;&quot;;[.B425];&quot;&quot;&quot;, &quot;&quot;value&quot;&quot;: &quot;;IF([.C425] &gt; 0; MOD([.C425]; 10); -1);&quot;, &quot;&quot;type&quot;&quot;: &quot;&quot;&quot;;[.D425];&quot;&quot;&quot;, &quot;&quot;cpCost&quot;&quot;: &quot;;[.G425];&quot;, &quot;&quot;element&quot;&quot;: &quot;&quot;&quot;;[.E425];&quot;&quot;&quot;, },&quot;)" office:value-type="string" office:string-value="0x1A7: { &quot;idMostSigNib&quot;: 1, &quot;idLeastSigByte&quot;: 0xA7, &quot;name&quot;: &quot;Mega-Ether&quot;, &quot;value&quot;: 3, &quot;type&quot;: &quot;Item&quot;, &quot;cpCost&quot;: 41, &quot;element&quot;: &quot;N/A&quot;, }," calcext:value-type="string">
            <text:p>0x1A7: { "idMostSigNib": 1, "idLeastSigByte": 0xA7, "name": "Mega-Ether", "value": 3, "type": "Item", "cpCost": 41, "element": "N/A", },</text:p>
          </table:table-cell>
        </table:table-row>
        <table:table-row table:style-name="ro1">
          <table:table-cell table:formula="of:=&quot;0x&quot;&amp;DEC2HEX(ROW()-2)" office:value-type="string" office:string-value="0x1A8" calcext:value-type="string">
            <text:p>0x1A8</text:p>
          </table:table-cell>
          <table:table-cell office:value-type="string" calcext:value-type="string">
            <text:p>Mega-Eth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6] = &quot;S&quot;; 10 + [.C426] - 1; IF ([.F426] = &quot;A&quot;; 15 + [.C426] - 1; IF ([.F426] = &quot;B&quot;; 20 + ([.C426] - 1) * 2; IF ([.F426] = &quot;C&quot;; 25 + ([.C426] - 1) * 2; IF ([.F426] = &quot;D&quot;; 30 + ([.C426] - 1) * 3; IF([.F426] = &quot;E&quot;; 40 + ([.C426] - 1) * 4; IF ([.F426] = &quot;F&quot;; 45 + ([.C426] - 1) * 4; IF ([.F426] = &quot;E+&quot;; 35 + ([.C426] - 1) * 3; IF([.F426] = &quot;G&quot;; 50 + ([.C426] - 1) * 5; 60 + ([.C426] - 1) * 5)))))))))" office:value-type="float" office:value="44" calcext:value-type="float">
            <text:p>44</text:p>
          </table:table-cell>
          <table:table-cell table:formula="of:=COM.MICROSOFT.CONCAT([.A426];&quot;: { &quot;&quot;idMostSigNib&quot;&quot;: &quot;;BITAND(ROW()-2;65280)/256;&quot;, &quot;&quot;idLeastSigByte&quot;&quot;: &quot;;&quot;0x&quot;&amp;DEC2HEX(BITAND(ROW()-2;255));&quot;, &quot;&quot;name&quot;&quot;: &quot;&quot;&quot;;[.B426];&quot;&quot;&quot;, &quot;&quot;value&quot;&quot;: &quot;;IF([.C426] &gt; 0; MOD([.C426]; 10); -1);&quot;, &quot;&quot;type&quot;&quot;: &quot;&quot;&quot;;[.D426];&quot;&quot;&quot;, &quot;&quot;cpCost&quot;&quot;: &quot;;[.G426];&quot;, &quot;&quot;element&quot;&quot;: &quot;&quot;&quot;;[.E426];&quot;&quot;&quot;, },&quot;)" office:value-type="string" office:string-value="0x1A8: { &quot;idMostSigNib&quot;: 1, &quot;idLeastSigByte&quot;: 0xA8, &quot;name&quot;: &quot;Mega-Ether&quot;, &quot;value&quot;: 4, &quot;type&quot;: &quot;Item&quot;, &quot;cpCost&quot;: 44, &quot;element&quot;: &quot;N/A&quot;, }," calcext:value-type="string">
            <text:p>0x1A8: { "idMostSigNib": 1, "idLeastSigByte": 0xA8, "name": "Mega-Ether", "value": 4, "type": "Item", "cpCost": 44, "element": "N/A", },</text:p>
          </table:table-cell>
        </table:table-row>
        <table:table-row table:style-name="ro1">
          <table:table-cell table:formula="of:=&quot;0x&quot;&amp;DEC2HEX(ROW()-2)" office:value-type="string" office:string-value="0x1A9" calcext:value-type="string">
            <text:p>0x1A9</text:p>
          </table:table-cell>
          <table:table-cell office:value-type="string" calcext:value-type="string">
            <text:p>Mega-Eth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7] = &quot;S&quot;; 10 + [.C427] - 1; IF ([.F427] = &quot;A&quot;; 15 + [.C427] - 1; IF ([.F427] = &quot;B&quot;; 20 + ([.C427] - 1) * 2; IF ([.F427] = &quot;C&quot;; 25 + ([.C427] - 1) * 2; IF ([.F427] = &quot;D&quot;; 30 + ([.C427] - 1) * 3; IF([.F427] = &quot;E&quot;; 40 + ([.C427] - 1) * 4; IF ([.F427] = &quot;F&quot;; 45 + ([.C427] - 1) * 4; IF ([.F427] = &quot;E+&quot;; 35 + ([.C427] - 1) * 3; IF([.F427] = &quot;G&quot;; 50 + ([.C427] - 1) * 5; 60 + ([.C427] - 1) * 5)))))))))" office:value-type="float" office:value="47" calcext:value-type="float">
            <text:p>47</text:p>
          </table:table-cell>
          <table:table-cell table:formula="of:=COM.MICROSOFT.CONCAT([.A427];&quot;: { &quot;&quot;idMostSigNib&quot;&quot;: &quot;;BITAND(ROW()-2;65280)/256;&quot;, &quot;&quot;idLeastSigByte&quot;&quot;: &quot;;&quot;0x&quot;&amp;DEC2HEX(BITAND(ROW()-2;255));&quot;, &quot;&quot;name&quot;&quot;: &quot;&quot;&quot;;[.B427];&quot;&quot;&quot;, &quot;&quot;value&quot;&quot;: &quot;;IF([.C427] &gt; 0; MOD([.C427]; 10); -1);&quot;, &quot;&quot;type&quot;&quot;: &quot;&quot;&quot;;[.D427];&quot;&quot;&quot;, &quot;&quot;cpCost&quot;&quot;: &quot;;[.G427];&quot;, &quot;&quot;element&quot;&quot;: &quot;&quot;&quot;;[.E427];&quot;&quot;&quot;, },&quot;)" office:value-type="string" office:string-value="0x1A9: { &quot;idMostSigNib&quot;: 1, &quot;idLeastSigByte&quot;: 0xA9, &quot;name&quot;: &quot;Mega-Ether&quot;, &quot;value&quot;: 5, &quot;type&quot;: &quot;Item&quot;, &quot;cpCost&quot;: 47, &quot;element&quot;: &quot;N/A&quot;, }," calcext:value-type="string">
            <text:p>0x1A9: { "idMostSigNib": 1, "idLeastSigByte": 0xA9, "name": "Mega-Ether", "value": 5, "type": "Item", "cpCost": 47, "element": "N/A", },</text:p>
          </table:table-cell>
        </table:table-row>
        <table:table-row table:style-name="ro1">
          <table:table-cell table:formula="of:=&quot;0x&quot;&amp;DEC2HEX(ROW()-2)" office:value-type="string" office:string-value="0x1AA" calcext:value-type="string">
            <text:p>0x1AA</text:p>
          </table:table-cell>
          <table:table-cell office:value-type="string" calcext:value-type="string">
            <text:p>Mega-Eth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8] = &quot;S&quot;; 10 + [.C428] - 1; IF ([.F428] = &quot;A&quot;; 15 + [.C428] - 1; IF ([.F428] = &quot;B&quot;; 20 + ([.C428] - 1) * 2; IF ([.F428] = &quot;C&quot;; 25 + ([.C428] - 1) * 2; IF ([.F428] = &quot;D&quot;; 30 + ([.C428] - 1) * 3; IF([.F428] = &quot;E&quot;; 40 + ([.C428] - 1) * 4; IF ([.F428] = &quot;F&quot;; 45 + ([.C428] - 1) * 4; IF ([.F428] = &quot;E+&quot;; 35 + ([.C428] - 1) * 3; IF([.F428] = &quot;G&quot;; 50 + ([.C428] - 1) * 5; 60 + ([.C428] - 1) * 5)))))))))" office:value-type="float" office:value="50" calcext:value-type="float">
            <text:p>50</text:p>
          </table:table-cell>
          <table:table-cell table:formula="of:=COM.MICROSOFT.CONCAT([.A428];&quot;: { &quot;&quot;idMostSigNib&quot;&quot;: &quot;;BITAND(ROW()-2;65280)/256;&quot;, &quot;&quot;idLeastSigByte&quot;&quot;: &quot;;&quot;0x&quot;&amp;DEC2HEX(BITAND(ROW()-2;255));&quot;, &quot;&quot;name&quot;&quot;: &quot;&quot;&quot;;[.B428];&quot;&quot;&quot;, &quot;&quot;value&quot;&quot;: &quot;;IF([.C428] &gt; 0; MOD([.C428]; 10); -1);&quot;, &quot;&quot;type&quot;&quot;: &quot;&quot;&quot;;[.D428];&quot;&quot;&quot;, &quot;&quot;cpCost&quot;&quot;: &quot;;[.G428];&quot;, &quot;&quot;element&quot;&quot;: &quot;&quot;&quot;;[.E428];&quot;&quot;&quot;, },&quot;)" office:value-type="string" office:string-value="0x1AA: { &quot;idMostSigNib&quot;: 1, &quot;idLeastSigByte&quot;: 0xAA, &quot;name&quot;: &quot;Mega-Ether&quot;, &quot;value&quot;: 6, &quot;type&quot;: &quot;Item&quot;, &quot;cpCost&quot;: 50, &quot;element&quot;: &quot;N/A&quot;, }," calcext:value-type="string">
            <text:p>0x1AA: { "idMostSigNib": 1, "idLeastSigByte": 0xAA, "name": "Mega-Ether", "value": 6, "type": "Item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1AB" calcext:value-type="string">
            <text:p>0x1AB</text:p>
          </table:table-cell>
          <table:table-cell office:value-type="string" calcext:value-type="string">
            <text:p>Mega-Eth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29] = &quot;S&quot;; 10 + [.C429] - 1; IF ([.F429] = &quot;A&quot;; 15 + [.C429] - 1; IF ([.F429] = &quot;B&quot;; 20 + ([.C429] - 1) * 2; IF ([.F429] = &quot;C&quot;; 25 + ([.C429] - 1) * 2; IF ([.F429] = &quot;D&quot;; 30 + ([.C429] - 1) * 3; IF([.F429] = &quot;E&quot;; 40 + ([.C429] - 1) * 4; IF ([.F429] = &quot;F&quot;; 45 + ([.C429] - 1) * 4; IF ([.F429] = &quot;E+&quot;; 35 + ([.C429] - 1) * 3; IF([.F429] = &quot;G&quot;; 50 + ([.C429] - 1) * 5; 60 + ([.C429] - 1) * 5)))))))))" office:value-type="float" office:value="53" calcext:value-type="float">
            <text:p>53</text:p>
          </table:table-cell>
          <table:table-cell table:formula="of:=COM.MICROSOFT.CONCAT([.A429];&quot;: { &quot;&quot;idMostSigNib&quot;&quot;: &quot;;BITAND(ROW()-2;65280)/256;&quot;, &quot;&quot;idLeastSigByte&quot;&quot;: &quot;;&quot;0x&quot;&amp;DEC2HEX(BITAND(ROW()-2;255));&quot;, &quot;&quot;name&quot;&quot;: &quot;&quot;&quot;;[.B429];&quot;&quot;&quot;, &quot;&quot;value&quot;&quot;: &quot;;IF([.C429] &gt; 0; MOD([.C429]; 10); -1);&quot;, &quot;&quot;type&quot;&quot;: &quot;&quot;&quot;;[.D429];&quot;&quot;&quot;, &quot;&quot;cpCost&quot;&quot;: &quot;;[.G429];&quot;, &quot;&quot;element&quot;&quot;: &quot;&quot;&quot;;[.E429];&quot;&quot;&quot;, },&quot;)" office:value-type="string" office:string-value="0x1AB: { &quot;idMostSigNib&quot;: 1, &quot;idLeastSigByte&quot;: 0xAB, &quot;name&quot;: &quot;Mega-Ether&quot;, &quot;value&quot;: 7, &quot;type&quot;: &quot;Item&quot;, &quot;cpCost&quot;: 53, &quot;element&quot;: &quot;N/A&quot;, }," calcext:value-type="string">
            <text:p>0x1AB: { "idMostSigNib": 1, "idLeastSigByte": 0xAB, "name": "Mega-Ether", "value": 7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AC" calcext:value-type="string">
            <text:p>0x1AC</text:p>
          </table:table-cell>
          <table:table-cell office:value-type="string" calcext:value-type="string">
            <text:p>Mega-Eth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30] = &quot;S&quot;; 10 + [.C430] - 1; IF ([.F430] = &quot;A&quot;; 15 + [.C430] - 1; IF ([.F430] = &quot;B&quot;; 20 + ([.C430] - 1) * 2; IF ([.F430] = &quot;C&quot;; 25 + ([.C430] - 1) * 2; IF ([.F430] = &quot;D&quot;; 30 + ([.C430] - 1) * 3; IF([.F430] = &quot;E&quot;; 40 + ([.C430] - 1) * 4; IF ([.F430] = &quot;F&quot;; 45 + ([.C430] - 1) * 4; IF ([.F430] = &quot;E+&quot;; 35 + ([.C430] - 1) * 3; IF([.F430] = &quot;G&quot;; 50 + ([.C430] - 1) * 5; 60 + ([.C430] - 1) * 5)))))))))" office:value-type="float" office:value="56" calcext:value-type="float">
            <text:p>56</text:p>
          </table:table-cell>
          <table:table-cell table:formula="of:=COM.MICROSOFT.CONCAT([.A430];&quot;: { &quot;&quot;idMostSigNib&quot;&quot;: &quot;;BITAND(ROW()-2;65280)/256;&quot;, &quot;&quot;idLeastSigByte&quot;&quot;: &quot;;&quot;0x&quot;&amp;DEC2HEX(BITAND(ROW()-2;255));&quot;, &quot;&quot;name&quot;&quot;: &quot;&quot;&quot;;[.B430];&quot;&quot;&quot;, &quot;&quot;value&quot;&quot;: &quot;;IF([.C430] &gt; 0; MOD([.C430]; 10); -1);&quot;, &quot;&quot;type&quot;&quot;: &quot;&quot;&quot;;[.D430];&quot;&quot;&quot;, &quot;&quot;cpCost&quot;&quot;: &quot;;[.G430];&quot;, &quot;&quot;element&quot;&quot;: &quot;&quot;&quot;;[.E430];&quot;&quot;&quot;, },&quot;)" office:value-type="string" office:string-value="0x1AC: { &quot;idMostSigNib&quot;: 1, &quot;idLeastSigByte&quot;: 0xAC, &quot;name&quot;: &quot;Mega-Ether&quot;, &quot;value&quot;: 8, &quot;type&quot;: &quot;Item&quot;, &quot;cpCost&quot;: 56, &quot;element&quot;: &quot;N/A&quot;, }," calcext:value-type="string">
            <text:p>0x1AC: { "idMostSigNib": 1, "idLeastSigByte": 0xAC, "name": "Mega-Ether", "value": 8, "type": "Item", "cpCost": 56, "element": "N/A", },</text:p>
          </table:table-cell>
        </table:table-row>
        <table:table-row table:style-name="ro1">
          <table:table-cell table:formula="of:=&quot;0x&quot;&amp;DEC2HEX(ROW()-2)" office:value-type="string" office:string-value="0x1AD" calcext:value-type="string">
            <text:p>0x1AD</text:p>
          </table:table-cell>
          <table:table-cell office:value-type="string" calcext:value-type="string">
            <text:p>Mega-Eth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+</text:p>
          </table:table-cell>
          <table:table-cell table:formula="of:=IF([.F431] = &quot;S&quot;; 10 + [.C431] - 1; IF ([.F431] = &quot;A&quot;; 15 + [.C431] - 1; IF ([.F431] = &quot;B&quot;; 20 + ([.C431] - 1) * 2; IF ([.F431] = &quot;C&quot;; 25 + ([.C431] - 1) * 2; IF ([.F431] = &quot;D&quot;; 30 + ([.C431] - 1) * 3; IF([.F431] = &quot;E&quot;; 40 + ([.C431] - 1) * 4; IF ([.F431] = &quot;F&quot;; 45 + ([.C431] - 1) * 4; IF ([.F431] = &quot;E+&quot;; 35 + ([.C431] - 1) * 3; IF([.F431] = &quot;G&quot;; 50 + ([.C431] - 1) * 5; 60 + ([.C431] - 1) * 5)))))))))" office:value-type="float" office:value="59" calcext:value-type="float">
            <text:p>59</text:p>
          </table:table-cell>
          <table:table-cell table:formula="of:=COM.MICROSOFT.CONCAT([.A431];&quot;: { &quot;&quot;idMostSigNib&quot;&quot;: &quot;;BITAND(ROW()-2;65280)/256;&quot;, &quot;&quot;idLeastSigByte&quot;&quot;: &quot;;&quot;0x&quot;&amp;DEC2HEX(BITAND(ROW()-2;255));&quot;, &quot;&quot;name&quot;&quot;: &quot;&quot;&quot;;[.B431];&quot;&quot;&quot;, &quot;&quot;value&quot;&quot;: &quot;;IF([.C431] &gt; 0; MOD([.C431]; 10); -1);&quot;, &quot;&quot;type&quot;&quot;: &quot;&quot;&quot;;[.D431];&quot;&quot;&quot;, &quot;&quot;cpCost&quot;&quot;: &quot;;[.G431];&quot;, &quot;&quot;element&quot;&quot;: &quot;&quot;&quot;;[.E431];&quot;&quot;&quot;, },&quot;)" office:value-type="string" office:string-value="0x1AD: { &quot;idMostSigNib&quot;: 1, &quot;idLeastSigByte&quot;: 0xAD, &quot;name&quot;: &quot;Mega-Ether&quot;, &quot;value&quot;: 9, &quot;type&quot;: &quot;Item&quot;, &quot;cpCost&quot;: 59, &quot;element&quot;: &quot;N/A&quot;, }," calcext:value-type="string">
            <text:p>0x1AD: { "idMostSigNib": 1, "idLeastSigByte": 0xAD, "name": "Mega-Ether", "value": 9, "type": "Item", "cpCost": 59, "element": "N/A", },</text:p>
          </table:table-cell>
        </table:table-row>
        <table:table-row table:style-name="ro1">
          <table:table-cell table:formula="of:=&quot;0x&quot;&amp;DEC2HEX(ROW()-2)" office:value-type="string" office:string-value="0x1AE" calcext:value-type="string">
            <text:p>0x1AE</text:p>
          </table:table-cell>
          <table:table-cell office:value-type="string" calcext:value-type="string">
            <text:p>E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2] = &quot;S&quot;; 10 + [.C432] - 1; IF ([.F432] = &quot;A&quot;; 15 + [.C432] - 1; IF ([.F432] = &quot;B&quot;; 20 + ([.C432] - 1) * 2; IF ([.F432] = &quot;C&quot;; 25 + ([.C432] - 1) * 2; IF ([.F432] = &quot;D&quot;; 30 + ([.C432] - 1) * 3; IF([.F432] = &quot;E&quot;; 40 + ([.C432] - 1) * 4; IF ([.F432] = &quot;F&quot;; 45 + ([.C432] - 1) * 4; IF ([.F432] = &quot;E+&quot;; 35 + ([.C432] - 1) * 3; IF([.F432] = &quot;G&quot;; 50 + ([.C432] - 1) * 5; 60 + ([.C432] - 1) * 5)))))))))" office:value-type="float" office:value="81" calcext:value-type="float">
            <text:p>81</text:p>
          </table:table-cell>
          <table:table-cell table:formula="of:=COM.MICROSOFT.CONCAT([.A432];&quot;: { &quot;&quot;idMostSigNib&quot;&quot;: &quot;;BITAND(ROW()-2;65280)/256;&quot;, &quot;&quot;idLeastSigByte&quot;&quot;: &quot;;&quot;0x&quot;&amp;DEC2HEX(BITAND(ROW()-2;255));&quot;, &quot;&quot;name&quot;&quot;: &quot;&quot;&quot;;[.B432];&quot;&quot;&quot;, &quot;&quot;value&quot;&quot;: &quot;;IF([.C432] &gt; 0; MOD([.C432]; 10); -1);&quot;, &quot;&quot;type&quot;&quot;: &quot;&quot;&quot;;[.D432];&quot;&quot;&quot;, &quot;&quot;cpCost&quot;&quot;: &quot;;[.G432];&quot;, &quot;&quot;element&quot;&quot;: &quot;&quot;&quot;;[.E432];&quot;&quot;&quot;, },&quot;)" office:value-type="string" office:string-value="0x1AE: { &quot;idMostSigNib&quot;: 1, &quot;idLeastSigByte&quot;: 0xAE, &quot;name&quot;: &quot;Elixir&quot;, &quot;value&quot;: 0, &quot;type&quot;: &quot;Item&quot;, &quot;cpCost&quot;: 81, &quot;element&quot;: &quot;N/A&quot;, }," calcext:value-type="string">
            <text:p>0x1AE: { "idMostSigNib": 1, "idLeastSigByte": 0xAE, "name": "Elixir", "value": 0, "type": "Item", "cpCost": 81, "element": "N/A", },</text:p>
          </table:table-cell>
        </table:table-row>
        <table:table-row table:style-name="ro1">
          <table:table-cell table:formula="of:=&quot;0x&quot;&amp;DEC2HEX(ROW()-2)" office:value-type="string" office:string-value="0x1AF" calcext:value-type="string">
            <text:p>0x1AF</text:p>
          </table:table-cell>
          <table:table-cell office:value-type="string" calcext:value-type="string">
            <text:p>E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3] = &quot;S&quot;; 10 + [.C433] - 1; IF ([.F433] = &quot;A&quot;; 15 + [.C433] - 1; IF ([.F433] = &quot;B&quot;; 20 + ([.C433] - 1) * 2; IF ([.F433] = &quot;C&quot;; 25 + ([.C433] - 1) * 2; IF ([.F433] = &quot;D&quot;; 30 + ([.C433] - 1) * 3; IF([.F433] = &quot;E&quot;; 40 + ([.C433] - 1) * 4; IF ([.F433] = &quot;F&quot;; 45 + ([.C433] - 1) * 4; IF ([.F433] = &quot;E+&quot;; 35 + ([.C433] - 1) * 3; IF([.F433] = &quot;G&quot;; 50 + ([.C433] - 1) * 5; 60 + ([.C433] - 1) * 5)))))))))" office:value-type="float" office:value="45" calcext:value-type="float">
            <text:p>45</text:p>
          </table:table-cell>
          <table:table-cell table:formula="of:=COM.MICROSOFT.CONCAT([.A433];&quot;: { &quot;&quot;idMostSigNib&quot;&quot;: &quot;;BITAND(ROW()-2;65280)/256;&quot;, &quot;&quot;idLeastSigByte&quot;&quot;: &quot;;&quot;0x&quot;&amp;DEC2HEX(BITAND(ROW()-2;255));&quot;, &quot;&quot;name&quot;&quot;: &quot;&quot;&quot;;[.B433];&quot;&quot;&quot;, &quot;&quot;value&quot;&quot;: &quot;;IF([.C433] &gt; 0; MOD([.C433]; 10); -1);&quot;, &quot;&quot;type&quot;&quot;: &quot;&quot;&quot;;[.D433];&quot;&quot;&quot;, &quot;&quot;cpCost&quot;&quot;: &quot;;[.G433];&quot;, &quot;&quot;element&quot;&quot;: &quot;&quot;&quot;;[.E433];&quot;&quot;&quot;, },&quot;)" office:value-type="string" office:string-value="0x1AF: { &quot;idMostSigNib&quot;: 1, &quot;idLeastSigByte&quot;: 0xAF, &quot;name&quot;: &quot;Elixir&quot;, &quot;value&quot;: 1, &quot;type&quot;: &quot;Item&quot;, &quot;cpCost&quot;: 45, &quot;element&quot;: &quot;N/A&quot;, }," calcext:value-type="string">
            <text:p>0x1AF: { "idMostSigNib": 1, "idLeastSigByte": 0xAF, "name": "Elixir", "value": 1, "type": "Item", "cpCost": 45, "element": "N/A", },</text:p>
          </table:table-cell>
        </table:table-row>
        <table:table-row table:style-name="ro1">
          <table:table-cell table:formula="of:=&quot;0x&quot;&amp;DEC2HEX(ROW()-2)" office:value-type="string" office:string-value="0x1B0" calcext:value-type="string">
            <text:p>0x1B0</text:p>
          </table:table-cell>
          <table:table-cell office:value-type="string" calcext:value-type="string">
            <text:p>E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4] = &quot;S&quot;; 10 + [.C434] - 1; IF ([.F434] = &quot;A&quot;; 15 + [.C434] - 1; IF ([.F434] = &quot;B&quot;; 20 + ([.C434] - 1) * 2; IF ([.F434] = &quot;C&quot;; 25 + ([.C434] - 1) * 2; IF ([.F434] = &quot;D&quot;; 30 + ([.C434] - 1) * 3; IF([.F434] = &quot;E&quot;; 40 + ([.C434] - 1) * 4; IF ([.F434] = &quot;F&quot;; 45 + ([.C434] - 1) * 4; IF ([.F434] = &quot;E+&quot;; 35 + ([.C434] - 1) * 3; IF([.F434] = &quot;G&quot;; 50 + ([.C434] - 1) * 5; 60 + ([.C434] - 1) * 5)))))))))" office:value-type="float" office:value="49" calcext:value-type="float">
            <text:p>49</text:p>
          </table:table-cell>
          <table:table-cell table:formula="of:=COM.MICROSOFT.CONCAT([.A434];&quot;: { &quot;&quot;idMostSigNib&quot;&quot;: &quot;;BITAND(ROW()-2;65280)/256;&quot;, &quot;&quot;idLeastSigByte&quot;&quot;: &quot;;&quot;0x&quot;&amp;DEC2HEX(BITAND(ROW()-2;255));&quot;, &quot;&quot;name&quot;&quot;: &quot;&quot;&quot;;[.B434];&quot;&quot;&quot;, &quot;&quot;value&quot;&quot;: &quot;;IF([.C434] &gt; 0; MOD([.C434]; 10); -1);&quot;, &quot;&quot;type&quot;&quot;: &quot;&quot;&quot;;[.D434];&quot;&quot;&quot;, &quot;&quot;cpCost&quot;&quot;: &quot;;[.G434];&quot;, &quot;&quot;element&quot;&quot;: &quot;&quot;&quot;;[.E434];&quot;&quot;&quot;, },&quot;)" office:value-type="string" office:string-value="0x1B0: { &quot;idMostSigNib&quot;: 1, &quot;idLeastSigByte&quot;: 0xB0, &quot;name&quot;: &quot;Elixir&quot;, &quot;value&quot;: 2, &quot;type&quot;: &quot;Item&quot;, &quot;cpCost&quot;: 49, &quot;element&quot;: &quot;N/A&quot;, }," calcext:value-type="string">
            <text:p>0x1B0: { "idMostSigNib": 1, "idLeastSigByte": 0xB0, "name": "Elixir", "value": 2, "type": "Item", "cpCost": 49, "element": "N/A", },</text:p>
          </table:table-cell>
        </table:table-row>
        <table:table-row table:style-name="ro1">
          <table:table-cell table:formula="of:=&quot;0x&quot;&amp;DEC2HEX(ROW()-2)" office:value-type="string" office:string-value="0x1B1" calcext:value-type="string">
            <text:p>0x1B1</text:p>
          </table:table-cell>
          <table:table-cell office:value-type="string" calcext:value-type="string">
            <text:p>E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5] = &quot;S&quot;; 10 + [.C435] - 1; IF ([.F435] = &quot;A&quot;; 15 + [.C435] - 1; IF ([.F435] = &quot;B&quot;; 20 + ([.C435] - 1) * 2; IF ([.F435] = &quot;C&quot;; 25 + ([.C435] - 1) * 2; IF ([.F435] = &quot;D&quot;; 30 + ([.C435] - 1) * 3; IF([.F435] = &quot;E&quot;; 40 + ([.C435] - 1) * 4; IF ([.F435] = &quot;F&quot;; 45 + ([.C435] - 1) * 4; IF ([.F435] = &quot;E+&quot;; 35 + ([.C435] - 1) * 3; IF([.F435] = &quot;G&quot;; 50 + ([.C435] - 1) * 5; 60 + ([.C435] - 1) * 5)))))))))" office:value-type="float" office:value="53" calcext:value-type="float">
            <text:p>53</text:p>
          </table:table-cell>
          <table:table-cell table:formula="of:=COM.MICROSOFT.CONCAT([.A435];&quot;: { &quot;&quot;idMostSigNib&quot;&quot;: &quot;;BITAND(ROW()-2;65280)/256;&quot;, &quot;&quot;idLeastSigByte&quot;&quot;: &quot;;&quot;0x&quot;&amp;DEC2HEX(BITAND(ROW()-2;255));&quot;, &quot;&quot;name&quot;&quot;: &quot;&quot;&quot;;[.B435];&quot;&quot;&quot;, &quot;&quot;value&quot;&quot;: &quot;;IF([.C435] &gt; 0; MOD([.C435]; 10); -1);&quot;, &quot;&quot;type&quot;&quot;: &quot;&quot;&quot;;[.D435];&quot;&quot;&quot;, &quot;&quot;cpCost&quot;&quot;: &quot;;[.G435];&quot;, &quot;&quot;element&quot;&quot;: &quot;&quot;&quot;;[.E435];&quot;&quot;&quot;, },&quot;)" office:value-type="string" office:string-value="0x1B1: { &quot;idMostSigNib&quot;: 1, &quot;idLeastSigByte&quot;: 0xB1, &quot;name&quot;: &quot;Elixir&quot;, &quot;value&quot;: 3, &quot;type&quot;: &quot;Item&quot;, &quot;cpCost&quot;: 53, &quot;element&quot;: &quot;N/A&quot;, }," calcext:value-type="string">
            <text:p>0x1B1: { "idMostSigNib": 1, "idLeastSigByte": 0xB1, "name": "Elixir", "value": 3, "type": "Item", "cpCost": 53, "element": "N/A", },</text:p>
          </table:table-cell>
        </table:table-row>
        <table:table-row table:style-name="ro1">
          <table:table-cell table:formula="of:=&quot;0x&quot;&amp;DEC2HEX(ROW()-2)" office:value-type="string" office:string-value="0x1B2" calcext:value-type="string">
            <text:p>0x1B2</text:p>
          </table:table-cell>
          <table:table-cell office:value-type="string" calcext:value-type="string">
            <text:p>E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6] = &quot;S&quot;; 10 + [.C436] - 1; IF ([.F436] = &quot;A&quot;; 15 + [.C436] - 1; IF ([.F436] = &quot;B&quot;; 20 + ([.C436] - 1) * 2; IF ([.F436] = &quot;C&quot;; 25 + ([.C436] - 1) * 2; IF ([.F436] = &quot;D&quot;; 30 + ([.C436] - 1) * 3; IF([.F436] = &quot;E&quot;; 40 + ([.C436] - 1) * 4; IF ([.F436] = &quot;F&quot;; 45 + ([.C436] - 1) * 4; IF ([.F436] = &quot;E+&quot;; 35 + ([.C436] - 1) * 3; IF([.F436] = &quot;G&quot;; 50 + ([.C436] - 1) * 5; 60 + ([.C436] - 1) * 5)))))))))" office:value-type="float" office:value="57" calcext:value-type="float">
            <text:p>57</text:p>
          </table:table-cell>
          <table:table-cell table:formula="of:=COM.MICROSOFT.CONCAT([.A436];&quot;: { &quot;&quot;idMostSigNib&quot;&quot;: &quot;;BITAND(ROW()-2;65280)/256;&quot;, &quot;&quot;idLeastSigByte&quot;&quot;: &quot;;&quot;0x&quot;&amp;DEC2HEX(BITAND(ROW()-2;255));&quot;, &quot;&quot;name&quot;&quot;: &quot;&quot;&quot;;[.B436];&quot;&quot;&quot;, &quot;&quot;value&quot;&quot;: &quot;;IF([.C436] &gt; 0; MOD([.C436]; 10); -1);&quot;, &quot;&quot;type&quot;&quot;: &quot;&quot;&quot;;[.D436];&quot;&quot;&quot;, &quot;&quot;cpCost&quot;&quot;: &quot;;[.G436];&quot;, &quot;&quot;element&quot;&quot;: &quot;&quot;&quot;;[.E436];&quot;&quot;&quot;, },&quot;)" office:value-type="string" office:string-value="0x1B2: { &quot;idMostSigNib&quot;: 1, &quot;idLeastSigByte&quot;: 0xB2, &quot;name&quot;: &quot;Elixir&quot;, &quot;value&quot;: 4, &quot;type&quot;: &quot;Item&quot;, &quot;cpCost&quot;: 57, &quot;element&quot;: &quot;N/A&quot;, }," calcext:value-type="string">
            <text:p>0x1B2: { "idMostSigNib": 1, "idLeastSigByte": 0xB2, "name": "Elixir", "value": 4, "type": "Item", "cpCost": 57, "element": "N/A", },</text:p>
          </table:table-cell>
        </table:table-row>
        <table:table-row table:style-name="ro1">
          <table:table-cell table:formula="of:=&quot;0x&quot;&amp;DEC2HEX(ROW()-2)" office:value-type="string" office:string-value="0x1B3" calcext:value-type="string">
            <text:p>0x1B3</text:p>
          </table:table-cell>
          <table:table-cell office:value-type="string" calcext:value-type="string">
            <text:p>E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7] = &quot;S&quot;; 10 + [.C437] - 1; IF ([.F437] = &quot;A&quot;; 15 + [.C437] - 1; IF ([.F437] = &quot;B&quot;; 20 + ([.C437] - 1) * 2; IF ([.F437] = &quot;C&quot;; 25 + ([.C437] - 1) * 2; IF ([.F437] = &quot;D&quot;; 30 + ([.C437] - 1) * 3; IF([.F437] = &quot;E&quot;; 40 + ([.C437] - 1) * 4; IF ([.F437] = &quot;F&quot;; 45 + ([.C437] - 1) * 4; IF ([.F437] = &quot;E+&quot;; 35 + ([.C437] - 1) * 3; IF([.F437] = &quot;G&quot;; 50 + ([.C437] - 1) * 5; 60 + ([.C437] - 1) * 5)))))))))" office:value-type="float" office:value="61" calcext:value-type="float">
            <text:p>61</text:p>
          </table:table-cell>
          <table:table-cell table:formula="of:=COM.MICROSOFT.CONCAT([.A437];&quot;: { &quot;&quot;idMostSigNib&quot;&quot;: &quot;;BITAND(ROW()-2;65280)/256;&quot;, &quot;&quot;idLeastSigByte&quot;&quot;: &quot;;&quot;0x&quot;&amp;DEC2HEX(BITAND(ROW()-2;255));&quot;, &quot;&quot;name&quot;&quot;: &quot;&quot;&quot;;[.B437];&quot;&quot;&quot;, &quot;&quot;value&quot;&quot;: &quot;;IF([.C437] &gt; 0; MOD([.C437]; 10); -1);&quot;, &quot;&quot;type&quot;&quot;: &quot;&quot;&quot;;[.D437];&quot;&quot;&quot;, &quot;&quot;cpCost&quot;&quot;: &quot;;[.G437];&quot;, &quot;&quot;element&quot;&quot;: &quot;&quot;&quot;;[.E437];&quot;&quot;&quot;, },&quot;)" office:value-type="string" office:string-value="0x1B3: { &quot;idMostSigNib&quot;: 1, &quot;idLeastSigByte&quot;: 0xB3, &quot;name&quot;: &quot;Elixir&quot;, &quot;value&quot;: 5, &quot;type&quot;: &quot;Item&quot;, &quot;cpCost&quot;: 61, &quot;element&quot;: &quot;N/A&quot;, }," calcext:value-type="string">
            <text:p>0x1B3: { "idMostSigNib": 1, "idLeastSigByte": 0xB3, "name": "Elixir", "value": 5, "type": "Item", "cpCost": 61, "element": "N/A", },</text:p>
          </table:table-cell>
        </table:table-row>
        <table:table-row table:style-name="ro1">
          <table:table-cell table:formula="of:=&quot;0x&quot;&amp;DEC2HEX(ROW()-2)" office:value-type="string" office:string-value="0x1B4" calcext:value-type="string">
            <text:p>0x1B4</text:p>
          </table:table-cell>
          <table:table-cell office:value-type="string" calcext:value-type="string">
            <text:p>E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8] = &quot;S&quot;; 10 + [.C438] - 1; IF ([.F438] = &quot;A&quot;; 15 + [.C438] - 1; IF ([.F438] = &quot;B&quot;; 20 + ([.C438] - 1) * 2; IF ([.F438] = &quot;C&quot;; 25 + ([.C438] - 1) * 2; IF ([.F438] = &quot;D&quot;; 30 + ([.C438] - 1) * 3; IF([.F438] = &quot;E&quot;; 40 + ([.C438] - 1) * 4; IF ([.F438] = &quot;F&quot;; 45 + ([.C438] - 1) * 4; IF ([.F438] = &quot;E+&quot;; 35 + ([.C438] - 1) * 3; IF([.F438] = &quot;G&quot;; 50 + ([.C438] - 1) * 5; 60 + ([.C438] - 1) * 5)))))))))" office:value-type="float" office:value="65" calcext:value-type="float">
            <text:p>65</text:p>
          </table:table-cell>
          <table:table-cell table:formula="of:=COM.MICROSOFT.CONCAT([.A438];&quot;: { &quot;&quot;idMostSigNib&quot;&quot;: &quot;;BITAND(ROW()-2;65280)/256;&quot;, &quot;&quot;idLeastSigByte&quot;&quot;: &quot;;&quot;0x&quot;&amp;DEC2HEX(BITAND(ROW()-2;255));&quot;, &quot;&quot;name&quot;&quot;: &quot;&quot;&quot;;[.B438];&quot;&quot;&quot;, &quot;&quot;value&quot;&quot;: &quot;;IF([.C438] &gt; 0; MOD([.C438]; 10); -1);&quot;, &quot;&quot;type&quot;&quot;: &quot;&quot;&quot;;[.D438];&quot;&quot;&quot;, &quot;&quot;cpCost&quot;&quot;: &quot;;[.G438];&quot;, &quot;&quot;element&quot;&quot;: &quot;&quot;&quot;;[.E438];&quot;&quot;&quot;, },&quot;)" office:value-type="string" office:string-value="0x1B4: { &quot;idMostSigNib&quot;: 1, &quot;idLeastSigByte&quot;: 0xB4, &quot;name&quot;: &quot;Elixir&quot;, &quot;value&quot;: 6, &quot;type&quot;: &quot;Item&quot;, &quot;cpCost&quot;: 65, &quot;element&quot;: &quot;N/A&quot;, }," calcext:value-type="string">
            <text:p>0x1B4: { "idMostSigNib": 1, "idLeastSigByte": 0xB4, "name": "Elixir", "value": 6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B5" calcext:value-type="string">
            <text:p>0x1B5</text:p>
          </table:table-cell>
          <table:table-cell office:value-type="string" calcext:value-type="string">
            <text:p>E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39] = &quot;S&quot;; 10 + [.C439] - 1; IF ([.F439] = &quot;A&quot;; 15 + [.C439] - 1; IF ([.F439] = &quot;B&quot;; 20 + ([.C439] - 1) * 2; IF ([.F439] = &quot;C&quot;; 25 + ([.C439] - 1) * 2; IF ([.F439] = &quot;D&quot;; 30 + ([.C439] - 1) * 3; IF([.F439] = &quot;E&quot;; 40 + ([.C439] - 1) * 4; IF ([.F439] = &quot;F&quot;; 45 + ([.C439] - 1) * 4; IF ([.F439] = &quot;E+&quot;; 35 + ([.C439] - 1) * 3; IF([.F439] = &quot;G&quot;; 50 + ([.C439] - 1) * 5; 60 + ([.C439] - 1) * 5)))))))))" office:value-type="float" office:value="69" calcext:value-type="float">
            <text:p>69</text:p>
          </table:table-cell>
          <table:table-cell table:formula="of:=COM.MICROSOFT.CONCAT([.A439];&quot;: { &quot;&quot;idMostSigNib&quot;&quot;: &quot;;BITAND(ROW()-2;65280)/256;&quot;, &quot;&quot;idLeastSigByte&quot;&quot;: &quot;;&quot;0x&quot;&amp;DEC2HEX(BITAND(ROW()-2;255));&quot;, &quot;&quot;name&quot;&quot;: &quot;&quot;&quot;;[.B439];&quot;&quot;&quot;, &quot;&quot;value&quot;&quot;: &quot;;IF([.C439] &gt; 0; MOD([.C439]; 10); -1);&quot;, &quot;&quot;type&quot;&quot;: &quot;&quot;&quot;;[.D439];&quot;&quot;&quot;, &quot;&quot;cpCost&quot;&quot;: &quot;;[.G439];&quot;, &quot;&quot;element&quot;&quot;: &quot;&quot;&quot;;[.E439];&quot;&quot;&quot;, },&quot;)" office:value-type="string" office:string-value="0x1B5: { &quot;idMostSigNib&quot;: 1, &quot;idLeastSigByte&quot;: 0xB5, &quot;name&quot;: &quot;Elixir&quot;, &quot;value&quot;: 7, &quot;type&quot;: &quot;Item&quot;, &quot;cpCost&quot;: 69, &quot;element&quot;: &quot;N/A&quot;, }," calcext:value-type="string">
            <text:p>0x1B5: { "idMostSigNib": 1, "idLeastSigByte": 0xB5, "name": "Elixir", "value": 7, "type": "Item", "cpCost": 69, "element": "N/A", },</text:p>
          </table:table-cell>
        </table:table-row>
        <table:table-row table:style-name="ro1">
          <table:table-cell table:formula="of:=&quot;0x&quot;&amp;DEC2HEX(ROW()-2)" office:value-type="string" office:string-value="0x1B6" calcext:value-type="string">
            <text:p>0x1B6</text:p>
          </table:table-cell>
          <table:table-cell office:value-type="string" calcext:value-type="string">
            <text:p>E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40] = &quot;S&quot;; 10 + [.C440] - 1; IF ([.F440] = &quot;A&quot;; 15 + [.C440] - 1; IF ([.F440] = &quot;B&quot;; 20 + ([.C440] - 1) * 2; IF ([.F440] = &quot;C&quot;; 25 + ([.C440] - 1) * 2; IF ([.F440] = &quot;D&quot;; 30 + ([.C440] - 1) * 3; IF([.F440] = &quot;E&quot;; 40 + ([.C440] - 1) * 4; IF ([.F440] = &quot;F&quot;; 45 + ([.C440] - 1) * 4; IF ([.F440] = &quot;E+&quot;; 35 + ([.C440] - 1) * 3; IF([.F440] = &quot;G&quot;; 50 + ([.C440] - 1) * 5; 60 + ([.C440] - 1) * 5)))))))))" office:value-type="float" office:value="73" calcext:value-type="float">
            <text:p>73</text:p>
          </table:table-cell>
          <table:table-cell table:formula="of:=COM.MICROSOFT.CONCAT([.A440];&quot;: { &quot;&quot;idMostSigNib&quot;&quot;: &quot;;BITAND(ROW()-2;65280)/256;&quot;, &quot;&quot;idLeastSigByte&quot;&quot;: &quot;;&quot;0x&quot;&amp;DEC2HEX(BITAND(ROW()-2;255));&quot;, &quot;&quot;name&quot;&quot;: &quot;&quot;&quot;;[.B440];&quot;&quot;&quot;, &quot;&quot;value&quot;&quot;: &quot;;IF([.C440] &gt; 0; MOD([.C440]; 10); -1);&quot;, &quot;&quot;type&quot;&quot;: &quot;&quot;&quot;;[.D440];&quot;&quot;&quot;, &quot;&quot;cpCost&quot;&quot;: &quot;;[.G440];&quot;, &quot;&quot;element&quot;&quot;: &quot;&quot;&quot;;[.E440];&quot;&quot;&quot;, },&quot;)" office:value-type="string" office:string-value="0x1B6: { &quot;idMostSigNib&quot;: 1, &quot;idLeastSigByte&quot;: 0xB6, &quot;name&quot;: &quot;Elixir&quot;, &quot;value&quot;: 8, &quot;type&quot;: &quot;Item&quot;, &quot;cpCost&quot;: 73, &quot;element&quot;: &quot;N/A&quot;, }," calcext:value-type="string">
            <text:p>0x1B6: { "idMostSigNib": 1, "idLeastSigByte": 0xB6, "name": "Elixir", "value": 8, "type": "Item", "cpCost": 73, "element": "N/A", },</text:p>
          </table:table-cell>
        </table:table-row>
        <table:table-row table:style-name="ro1">
          <table:table-cell table:formula="of:=&quot;0x&quot;&amp;DEC2HEX(ROW()-2)" office:value-type="string" office:string-value="0x1B7" calcext:value-type="string">
            <text:p>0x1B7</text:p>
          </table:table-cell>
          <table:table-cell office:value-type="string" calcext:value-type="string">
            <text:p>E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</text:p>
          </table:table-cell>
          <table:table-cell table:formula="of:=IF([.F441] = &quot;S&quot;; 10 + [.C441] - 1; IF ([.F441] = &quot;A&quot;; 15 + [.C441] - 1; IF ([.F441] = &quot;B&quot;; 20 + ([.C441] - 1) * 2; IF ([.F441] = &quot;C&quot;; 25 + ([.C441] - 1) * 2; IF ([.F441] = &quot;D&quot;; 30 + ([.C441] - 1) * 3; IF([.F441] = &quot;E&quot;; 40 + ([.C441] - 1) * 4; IF ([.F441] = &quot;F&quot;; 45 + ([.C441] - 1) * 4; IF ([.F441] = &quot;E+&quot;; 35 + ([.C441] - 1) * 3; IF([.F441] = &quot;G&quot;; 50 + ([.C441] - 1) * 5; 60 + ([.C441] - 1) * 5)))))))))" office:value-type="float" office:value="77" calcext:value-type="float">
            <text:p>77</text:p>
          </table:table-cell>
          <table:table-cell table:formula="of:=COM.MICROSOFT.CONCAT([.A441];&quot;: { &quot;&quot;idMostSigNib&quot;&quot;: &quot;;BITAND(ROW()-2;65280)/256;&quot;, &quot;&quot;idLeastSigByte&quot;&quot;: &quot;;&quot;0x&quot;&amp;DEC2HEX(BITAND(ROW()-2;255));&quot;, &quot;&quot;name&quot;&quot;: &quot;&quot;&quot;;[.B441];&quot;&quot;&quot;, &quot;&quot;value&quot;&quot;: &quot;;IF([.C441] &gt; 0; MOD([.C441]; 10); -1);&quot;, &quot;&quot;type&quot;&quot;: &quot;&quot;&quot;;[.D441];&quot;&quot;&quot;, &quot;&quot;cpCost&quot;&quot;: &quot;;[.G441];&quot;, &quot;&quot;element&quot;&quot;: &quot;&quot;&quot;;[.E441];&quot;&quot;&quot;, },&quot;)" office:value-type="string" office:string-value="0x1B7: { &quot;idMostSigNib&quot;: 1, &quot;idLeastSigByte&quot;: 0xB7, &quot;name&quot;: &quot;Elixir&quot;, &quot;value&quot;: 9, &quot;type&quot;: &quot;Item&quot;, &quot;cpCost&quot;: 77, &quot;element&quot;: &quot;N/A&quot;, }," calcext:value-type="string">
            <text:p>0x1B7: { "idMostSigNib": 1, "idLeastSigByte": 0xB7, "name": "Elixir", "value": 9, "type": "Item", "cpCost": 77, "element": "N/A", },</text:p>
          </table:table-cell>
        </table:table-row>
        <table:table-row table:style-name="ro1">
          <table:table-cell table:formula="of:=&quot;0x&quot;&amp;DEC2HEX(ROW()-2)" office:value-type="string" office:string-value="0x1B8" calcext:value-type="string">
            <text:p>0x1B8</text:p>
          </table:table-cell>
          <table:table-cell office:value-type="string" calcext:value-type="string">
            <text:p>Megalixi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2] = &quot;S&quot;; 10 + [.C442] - 1; IF ([.F442] = &quot;A&quot;; 15 + [.C442] - 1; IF ([.F442] = &quot;B&quot;; 20 + ([.C442] - 1) * 2; IF ([.F442] = &quot;C&quot;; 25 + ([.C442] - 1) * 2; IF ([.F442] = &quot;D&quot;; 30 + ([.C442] - 1) * 3; IF([.F442] = &quot;E&quot;; 40 + ([.C442] - 1) * 4; IF ([.F442] = &quot;F&quot;; 45 + ([.C442] - 1) * 4; IF ([.F442] = &quot;E+&quot;; 35 + ([.C442] - 1) * 3; IF([.F442] = &quot;G&quot;; 50 + ([.C442] - 1) * 5; 60 + ([.C442] - 1) * 5)))))))))" office:value-type="float" office:value="95" calcext:value-type="float">
            <text:p>95</text:p>
          </table:table-cell>
          <table:table-cell table:formula="of:=COM.MICROSOFT.CONCAT([.A442];&quot;: { &quot;&quot;idMostSigNib&quot;&quot;: &quot;;BITAND(ROW()-2;65280)/256;&quot;, &quot;&quot;idLeastSigByte&quot;&quot;: &quot;;&quot;0x&quot;&amp;DEC2HEX(BITAND(ROW()-2;255));&quot;, &quot;&quot;name&quot;&quot;: &quot;&quot;&quot;;[.B442];&quot;&quot;&quot;, &quot;&quot;value&quot;&quot;: &quot;;IF([.C442] &gt; 0; MOD([.C442]; 10); -1);&quot;, &quot;&quot;type&quot;&quot;: &quot;&quot;&quot;;[.D442];&quot;&quot;&quot;, &quot;&quot;cpCost&quot;&quot;: &quot;;[.G442];&quot;, &quot;&quot;element&quot;&quot;: &quot;&quot;&quot;;[.E442];&quot;&quot;&quot;, },&quot;)" office:value-type="string" office:string-value="0x1B8: { &quot;idMostSigNib&quot;: 1, &quot;idLeastSigByte&quot;: 0xB8, &quot;name&quot;: &quot;Megalixir&quot;, &quot;value&quot;: 0, &quot;type&quot;: &quot;Item&quot;, &quot;cpCost&quot;: 95, &quot;element&quot;: &quot;N/A&quot;, }," calcext:value-type="string">
            <text:p>0x1B8: { "idMostSigNib": 1, "idLeastSigByte": 0xB8, "name": "Megalixir", "value": 0, "type": "Item", "cpCost": 95, "element": "N/A", },</text:p>
          </table:table-cell>
        </table:table-row>
        <table:table-row table:style-name="ro1">
          <table:table-cell table:formula="of:=&quot;0x&quot;&amp;DEC2HEX(ROW()-2)" office:value-type="string" office:string-value="0x1B9" calcext:value-type="string">
            <text:p>0x1B9</text:p>
          </table:table-cell>
          <table:table-cell office:value-type="string" calcext:value-type="string">
            <text:p>Megalixi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3] = &quot;S&quot;; 10 + [.C443] - 1; IF ([.F443] = &quot;A&quot;; 15 + [.C443] - 1; IF ([.F443] = &quot;B&quot;; 20 + ([.C443] - 1) * 2; IF ([.F443] = &quot;C&quot;; 25 + ([.C443] - 1) * 2; IF ([.F443] = &quot;D&quot;; 30 + ([.C443] - 1) * 3; IF([.F443] = &quot;E&quot;; 40 + ([.C443] - 1) * 4; IF ([.F443] = &quot;F&quot;; 45 + ([.C443] - 1) * 4; IF ([.F443] = &quot;E+&quot;; 35 + ([.C443] - 1) * 3; IF([.F443] = &quot;G&quot;; 50 + ([.C443] - 1) * 5; 60 + ([.C443] - 1) * 5)))))))))" office:value-type="float" office:value="50" calcext:value-type="float">
            <text:p>50</text:p>
          </table:table-cell>
          <table:table-cell table:formula="of:=COM.MICROSOFT.CONCAT([.A443];&quot;: { &quot;&quot;idMostSigNib&quot;&quot;: &quot;;BITAND(ROW()-2;65280)/256;&quot;, &quot;&quot;idLeastSigByte&quot;&quot;: &quot;;&quot;0x&quot;&amp;DEC2HEX(BITAND(ROW()-2;255));&quot;, &quot;&quot;name&quot;&quot;: &quot;&quot;&quot;;[.B443];&quot;&quot;&quot;, &quot;&quot;value&quot;&quot;: &quot;;IF([.C443] &gt; 0; MOD([.C443]; 10); -1);&quot;, &quot;&quot;type&quot;&quot;: &quot;&quot;&quot;;[.D443];&quot;&quot;&quot;, &quot;&quot;cpCost&quot;&quot;: &quot;;[.G443];&quot;, &quot;&quot;element&quot;&quot;: &quot;&quot;&quot;;[.E443];&quot;&quot;&quot;, },&quot;)" office:value-type="string" office:string-value="0x1B9: { &quot;idMostSigNib&quot;: 1, &quot;idLeastSigByte&quot;: 0xB9, &quot;name&quot;: &quot;Megalixir&quot;, &quot;value&quot;: 1, &quot;type&quot;: &quot;Item&quot;, &quot;cpCost&quot;: 50, &quot;element&quot;: &quot;N/A&quot;, }," calcext:value-type="string">
            <text:p>0x1B9: { "idMostSigNib": 1, "idLeastSigByte": 0xB9, "name": "Megalixir", "value": 1, "type": "Item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1BA" calcext:value-type="string">
            <text:p>0x1BA</text:p>
          </table:table-cell>
          <table:table-cell office:value-type="string" calcext:value-type="string">
            <text:p>Megalixi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4] = &quot;S&quot;; 10 + [.C444] - 1; IF ([.F444] = &quot;A&quot;; 15 + [.C444] - 1; IF ([.F444] = &quot;B&quot;; 20 + ([.C444] - 1) * 2; IF ([.F444] = &quot;C&quot;; 25 + ([.C444] - 1) * 2; IF ([.F444] = &quot;D&quot;; 30 + ([.C444] - 1) * 3; IF([.F444] = &quot;E&quot;; 40 + ([.C444] - 1) * 4; IF ([.F444] = &quot;F&quot;; 45 + ([.C444] - 1) * 4; IF ([.F444] = &quot;E+&quot;; 35 + ([.C444] - 1) * 3; IF([.F444] = &quot;G&quot;; 50 + ([.C444] - 1) * 5; 60 + ([.C444] - 1) * 5)))))))))" office:value-type="float" office:value="55" calcext:value-type="float">
            <text:p>55</text:p>
          </table:table-cell>
          <table:table-cell table:formula="of:=COM.MICROSOFT.CONCAT([.A444];&quot;: { &quot;&quot;idMostSigNib&quot;&quot;: &quot;;BITAND(ROW()-2;65280)/256;&quot;, &quot;&quot;idLeastSigByte&quot;&quot;: &quot;;&quot;0x&quot;&amp;DEC2HEX(BITAND(ROW()-2;255));&quot;, &quot;&quot;name&quot;&quot;: &quot;&quot;&quot;;[.B444];&quot;&quot;&quot;, &quot;&quot;value&quot;&quot;: &quot;;IF([.C444] &gt; 0; MOD([.C444]; 10); -1);&quot;, &quot;&quot;type&quot;&quot;: &quot;&quot;&quot;;[.D444];&quot;&quot;&quot;, &quot;&quot;cpCost&quot;&quot;: &quot;;[.G444];&quot;, &quot;&quot;element&quot;&quot;: &quot;&quot;&quot;;[.E444];&quot;&quot;&quot;, },&quot;)" office:value-type="string" office:string-value="0x1BA: { &quot;idMostSigNib&quot;: 1, &quot;idLeastSigByte&quot;: 0xBA, &quot;name&quot;: &quot;Megalixir&quot;, &quot;value&quot;: 2, &quot;type&quot;: &quot;Item&quot;, &quot;cpCost&quot;: 55, &quot;element&quot;: &quot;N/A&quot;, }," calcext:value-type="string">
            <text:p>0x1BA: { "idMostSigNib": 1, "idLeastSigByte": 0xBA, "name": "Megalixir", "value": 2, "type": "Item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1BB" calcext:value-type="string">
            <text:p>0x1BB</text:p>
          </table:table-cell>
          <table:table-cell office:value-type="string" calcext:value-type="string">
            <text:p>Megalixi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5] = &quot;S&quot;; 10 + [.C445] - 1; IF ([.F445] = &quot;A&quot;; 15 + [.C445] - 1; IF ([.F445] = &quot;B&quot;; 20 + ([.C445] - 1) * 2; IF ([.F445] = &quot;C&quot;; 25 + ([.C445] - 1) * 2; IF ([.F445] = &quot;D&quot;; 30 + ([.C445] - 1) * 3; IF([.F445] = &quot;E&quot;; 40 + ([.C445] - 1) * 4; IF ([.F445] = &quot;F&quot;; 45 + ([.C445] - 1) * 4; IF ([.F445] = &quot;E+&quot;; 35 + ([.C445] - 1) * 3; IF([.F445] = &quot;G&quot;; 50 + ([.C445] - 1) * 5; 60 + ([.C445] - 1) * 5)))))))))" office:value-type="float" office:value="60" calcext:value-type="float">
            <text:p>60</text:p>
          </table:table-cell>
          <table:table-cell table:formula="of:=COM.MICROSOFT.CONCAT([.A445];&quot;: { &quot;&quot;idMostSigNib&quot;&quot;: &quot;;BITAND(ROW()-2;65280)/256;&quot;, &quot;&quot;idLeastSigByte&quot;&quot;: &quot;;&quot;0x&quot;&amp;DEC2HEX(BITAND(ROW()-2;255));&quot;, &quot;&quot;name&quot;&quot;: &quot;&quot;&quot;;[.B445];&quot;&quot;&quot;, &quot;&quot;value&quot;&quot;: &quot;;IF([.C445] &gt; 0; MOD([.C445]; 10); -1);&quot;, &quot;&quot;type&quot;&quot;: &quot;&quot;&quot;;[.D445];&quot;&quot;&quot;, &quot;&quot;cpCost&quot;&quot;: &quot;;[.G445];&quot;, &quot;&quot;element&quot;&quot;: &quot;&quot;&quot;;[.E445];&quot;&quot;&quot;, },&quot;)" office:value-type="string" office:string-value="0x1BB: { &quot;idMostSigNib&quot;: 1, &quot;idLeastSigByte&quot;: 0xBB, &quot;name&quot;: &quot;Megalixir&quot;, &quot;value&quot;: 3, &quot;type&quot;: &quot;Item&quot;, &quot;cpCost&quot;: 60, &quot;element&quot;: &quot;N/A&quot;, }," calcext:value-type="string">
            <text:p>0x1BB: { "idMostSigNib": 1, "idLeastSigByte": 0xBB, "name": "Megalixir", "value": 3, "type": "Item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1BC" calcext:value-type="string">
            <text:p>0x1BC</text:p>
          </table:table-cell>
          <table:table-cell office:value-type="string" calcext:value-type="string">
            <text:p>Megalix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6] = &quot;S&quot;; 10 + [.C446] - 1; IF ([.F446] = &quot;A&quot;; 15 + [.C446] - 1; IF ([.F446] = &quot;B&quot;; 20 + ([.C446] - 1) * 2; IF ([.F446] = &quot;C&quot;; 25 + ([.C446] - 1) * 2; IF ([.F446] = &quot;D&quot;; 30 + ([.C446] - 1) * 3; IF([.F446] = &quot;E&quot;; 40 + ([.C446] - 1) * 4; IF ([.F446] = &quot;F&quot;; 45 + ([.C446] - 1) * 4; IF ([.F446] = &quot;E+&quot;; 35 + ([.C446] - 1) * 3; IF([.F446] = &quot;G&quot;; 50 + ([.C446] - 1) * 5; 60 + ([.C446] - 1) * 5)))))))))" office:value-type="float" office:value="65" calcext:value-type="float">
            <text:p>65</text:p>
          </table:table-cell>
          <table:table-cell table:formula="of:=COM.MICROSOFT.CONCAT([.A446];&quot;: { &quot;&quot;idMostSigNib&quot;&quot;: &quot;;BITAND(ROW()-2;65280)/256;&quot;, &quot;&quot;idLeastSigByte&quot;&quot;: &quot;;&quot;0x&quot;&amp;DEC2HEX(BITAND(ROW()-2;255));&quot;, &quot;&quot;name&quot;&quot;: &quot;&quot;&quot;;[.B446];&quot;&quot;&quot;, &quot;&quot;value&quot;&quot;: &quot;;IF([.C446] &gt; 0; MOD([.C446]; 10); -1);&quot;, &quot;&quot;type&quot;&quot;: &quot;&quot;&quot;;[.D446];&quot;&quot;&quot;, &quot;&quot;cpCost&quot;&quot;: &quot;;[.G446];&quot;, &quot;&quot;element&quot;&quot;: &quot;&quot;&quot;;[.E446];&quot;&quot;&quot;, },&quot;)" office:value-type="string" office:string-value="0x1BC: { &quot;idMostSigNib&quot;: 1, &quot;idLeastSigByte&quot;: 0xBC, &quot;name&quot;: &quot;Megalixir&quot;, &quot;value&quot;: 4, &quot;type&quot;: &quot;Item&quot;, &quot;cpCost&quot;: 65, &quot;element&quot;: &quot;N/A&quot;, }," calcext:value-type="string">
            <text:p>0x1BC: { "idMostSigNib": 1, "idLeastSigByte": 0xBC, "name": "Megalixir", "value": 4, "type": "Item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1BD" calcext:value-type="string">
            <text:p>0x1BD</text:p>
          </table:table-cell>
          <table:table-cell office:value-type="string" calcext:value-type="string">
            <text:p>Megalix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7] = &quot;S&quot;; 10 + [.C447] - 1; IF ([.F447] = &quot;A&quot;; 15 + [.C447] - 1; IF ([.F447] = &quot;B&quot;; 20 + ([.C447] - 1) * 2; IF ([.F447] = &quot;C&quot;; 25 + ([.C447] - 1) * 2; IF ([.F447] = &quot;D&quot;; 30 + ([.C447] - 1) * 3; IF([.F447] = &quot;E&quot;; 40 + ([.C447] - 1) * 4; IF ([.F447] = &quot;F&quot;; 45 + ([.C447] - 1) * 4; IF ([.F447] = &quot;E+&quot;; 35 + ([.C447] - 1) * 3; IF([.F447] = &quot;G&quot;; 50 + ([.C447] - 1) * 5; 60 + ([.C447] - 1) * 5)))))))))" office:value-type="float" office:value="70" calcext:value-type="float">
            <text:p>70</text:p>
          </table:table-cell>
          <table:table-cell table:formula="of:=COM.MICROSOFT.CONCAT([.A447];&quot;: { &quot;&quot;idMostSigNib&quot;&quot;: &quot;;BITAND(ROW()-2;65280)/256;&quot;, &quot;&quot;idLeastSigByte&quot;&quot;: &quot;;&quot;0x&quot;&amp;DEC2HEX(BITAND(ROW()-2;255));&quot;, &quot;&quot;name&quot;&quot;: &quot;&quot;&quot;;[.B447];&quot;&quot;&quot;, &quot;&quot;value&quot;&quot;: &quot;;IF([.C447] &gt; 0; MOD([.C447]; 10); -1);&quot;, &quot;&quot;type&quot;&quot;: &quot;&quot;&quot;;[.D447];&quot;&quot;&quot;, &quot;&quot;cpCost&quot;&quot;: &quot;;[.G447];&quot;, &quot;&quot;element&quot;&quot;: &quot;&quot;&quot;;[.E447];&quot;&quot;&quot;, },&quot;)" office:value-type="string" office:string-value="0x1BD: { &quot;idMostSigNib&quot;: 1, &quot;idLeastSigByte&quot;: 0xBD, &quot;name&quot;: &quot;Megalixir&quot;, &quot;value&quot;: 5, &quot;type&quot;: &quot;Item&quot;, &quot;cpCost&quot;: 70, &quot;element&quot;: &quot;N/A&quot;, }," calcext:value-type="string">
            <text:p>0x1BD: { "idMostSigNib": 1, "idLeastSigByte": 0xBD, "name": "Megalixir", "value": 5, "type": "Item", "cpCost": 70, "element": "N/A", },</text:p>
          </table:table-cell>
        </table:table-row>
        <table:table-row table:style-name="ro1">
          <table:table-cell table:formula="of:=&quot;0x&quot;&amp;DEC2HEX(ROW()-2)" office:value-type="string" office:string-value="0x1BE" calcext:value-type="string">
            <text:p>0x1BE</text:p>
          </table:table-cell>
          <table:table-cell office:value-type="string" calcext:value-type="string">
            <text:p>Megalixi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8] = &quot;S&quot;; 10 + [.C448] - 1; IF ([.F448] = &quot;A&quot;; 15 + [.C448] - 1; IF ([.F448] = &quot;B&quot;; 20 + ([.C448] - 1) * 2; IF ([.F448] = &quot;C&quot;; 25 + ([.C448] - 1) * 2; IF ([.F448] = &quot;D&quot;; 30 + ([.C448] - 1) * 3; IF([.F448] = &quot;E&quot;; 40 + ([.C448] - 1) * 4; IF ([.F448] = &quot;F&quot;; 45 + ([.C448] - 1) * 4; IF ([.F448] = &quot;E+&quot;; 35 + ([.C448] - 1) * 3; IF([.F448] = &quot;G&quot;; 50 + ([.C448] - 1) * 5; 60 + ([.C448] - 1) * 5)))))))))" office:value-type="float" office:value="75" calcext:value-type="float">
            <text:p>75</text:p>
          </table:table-cell>
          <table:table-cell table:formula="of:=COM.MICROSOFT.CONCAT([.A448];&quot;: { &quot;&quot;idMostSigNib&quot;&quot;: &quot;;BITAND(ROW()-2;65280)/256;&quot;, &quot;&quot;idLeastSigByte&quot;&quot;: &quot;;&quot;0x&quot;&amp;DEC2HEX(BITAND(ROW()-2;255));&quot;, &quot;&quot;name&quot;&quot;: &quot;&quot;&quot;;[.B448];&quot;&quot;&quot;, &quot;&quot;value&quot;&quot;: &quot;;IF([.C448] &gt; 0; MOD([.C448]; 10); -1);&quot;, &quot;&quot;type&quot;&quot;: &quot;&quot;&quot;;[.D448];&quot;&quot;&quot;, &quot;&quot;cpCost&quot;&quot;: &quot;;[.G448];&quot;, &quot;&quot;element&quot;&quot;: &quot;&quot;&quot;;[.E448];&quot;&quot;&quot;, },&quot;)" office:value-type="string" office:string-value="0x1BE: { &quot;idMostSigNib&quot;: 1, &quot;idLeastSigByte&quot;: 0xBE, &quot;name&quot;: &quot;Megalixir&quot;, &quot;value&quot;: 6, &quot;type&quot;: &quot;Item&quot;, &quot;cpCost&quot;: 75, &quot;element&quot;: &quot;N/A&quot;, }," calcext:value-type="string">
            <text:p>0x1BE: { "idMostSigNib": 1, "idLeastSigByte": 0xBE, "name": "Megalixir", "value": 6, "type": "Item", "cpCost": 75, "element": "N/A", },</text:p>
          </table:table-cell>
        </table:table-row>
        <table:table-row table:style-name="ro1">
          <table:table-cell table:formula="of:=&quot;0x&quot;&amp;DEC2HEX(ROW()-2)" office:value-type="string" office:string-value="0x1BF" calcext:value-type="string">
            <text:p>0x1BF</text:p>
          </table:table-cell>
          <table:table-cell office:value-type="string" calcext:value-type="string">
            <text:p>Megalixi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49] = &quot;S&quot;; 10 + [.C449] - 1; IF ([.F449] = &quot;A&quot;; 15 + [.C449] - 1; IF ([.F449] = &quot;B&quot;; 20 + ([.C449] - 1) * 2; IF ([.F449] = &quot;C&quot;; 25 + ([.C449] - 1) * 2; IF ([.F449] = &quot;D&quot;; 30 + ([.C449] - 1) * 3; IF([.F449] = &quot;E&quot;; 40 + ([.C449] - 1) * 4; IF ([.F449] = &quot;F&quot;; 45 + ([.C449] - 1) * 4; IF ([.F449] = &quot;E+&quot;; 35 + ([.C449] - 1) * 3; IF([.F449] = &quot;G&quot;; 50 + ([.C449] - 1) * 5; 60 + ([.C449] - 1) * 5)))))))))" office:value-type="float" office:value="80" calcext:value-type="float">
            <text:p>80</text:p>
          </table:table-cell>
          <table:table-cell table:formula="of:=COM.MICROSOFT.CONCAT([.A449];&quot;: { &quot;&quot;idMostSigNib&quot;&quot;: &quot;;BITAND(ROW()-2;65280)/256;&quot;, &quot;&quot;idLeastSigByte&quot;&quot;: &quot;;&quot;0x&quot;&amp;DEC2HEX(BITAND(ROW()-2;255));&quot;, &quot;&quot;name&quot;&quot;: &quot;&quot;&quot;;[.B449];&quot;&quot;&quot;, &quot;&quot;value&quot;&quot;: &quot;;IF([.C449] &gt; 0; MOD([.C449]; 10); -1);&quot;, &quot;&quot;type&quot;&quot;: &quot;&quot;&quot;;[.D449];&quot;&quot;&quot;, &quot;&quot;cpCost&quot;&quot;: &quot;;[.G449];&quot;, &quot;&quot;element&quot;&quot;: &quot;&quot;&quot;;[.E449];&quot;&quot;&quot;, },&quot;)" office:value-type="string" office:string-value="0x1BF: { &quot;idMostSigNib&quot;: 1, &quot;idLeastSigByte&quot;: 0xBF, &quot;name&quot;: &quot;Megalixir&quot;, &quot;value&quot;: 7, &quot;type&quot;: &quot;Item&quot;, &quot;cpCost&quot;: 80, &quot;element&quot;: &quot;N/A&quot;, }," calcext:value-type="string">
            <text:p>0x1BF: { "idMostSigNib": 1, "idLeastSigByte": 0xBF, "name": "Megalixir", "value": 7, "type": "Item", "cpCost": 80, "element": "N/A", },</text:p>
          </table:table-cell>
        </table:table-row>
        <table:table-row table:style-name="ro1">
          <table:table-cell table:formula="of:=&quot;0x&quot;&amp;DEC2HEX(ROW()-2)" office:value-type="string" office:string-value="0x1C0" calcext:value-type="string">
            <text:p>0x1C0</text:p>
          </table:table-cell>
          <table:table-cell office:value-type="string" calcext:value-type="string">
            <text:p>Megalixi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50] = &quot;S&quot;; 10 + [.C450] - 1; IF ([.F450] = &quot;A&quot;; 15 + [.C450] - 1; IF ([.F450] = &quot;B&quot;; 20 + ([.C450] - 1) * 2; IF ([.F450] = &quot;C&quot;; 25 + ([.C450] - 1) * 2; IF ([.F450] = &quot;D&quot;; 30 + ([.C450] - 1) * 3; IF([.F450] = &quot;E&quot;; 40 + ([.C450] - 1) * 4; IF ([.F450] = &quot;F&quot;; 45 + ([.C450] - 1) * 4; IF ([.F450] = &quot;E+&quot;; 35 + ([.C450] - 1) * 3; IF([.F450] = &quot;G&quot;; 50 + ([.C450] - 1) * 5; 60 + ([.C450] - 1) * 5)))))))))" office:value-type="float" office:value="85" calcext:value-type="float">
            <text:p>85</text:p>
          </table:table-cell>
          <table:table-cell table:formula="of:=COM.MICROSOFT.CONCAT([.A450];&quot;: { &quot;&quot;idMostSigNib&quot;&quot;: &quot;;BITAND(ROW()-2;65280)/256;&quot;, &quot;&quot;idLeastSigByte&quot;&quot;: &quot;;&quot;0x&quot;&amp;DEC2HEX(BITAND(ROW()-2;255));&quot;, &quot;&quot;name&quot;&quot;: &quot;&quot;&quot;;[.B450];&quot;&quot;&quot;, &quot;&quot;value&quot;&quot;: &quot;;IF([.C450] &gt; 0; MOD([.C450]; 10); -1);&quot;, &quot;&quot;type&quot;&quot;: &quot;&quot;&quot;;[.D450];&quot;&quot;&quot;, &quot;&quot;cpCost&quot;&quot;: &quot;;[.G450];&quot;, &quot;&quot;element&quot;&quot;: &quot;&quot;&quot;;[.E450];&quot;&quot;&quot;, },&quot;)" office:value-type="string" office:string-value="0x1C0: { &quot;idMostSigNib&quot;: 1, &quot;idLeastSigByte&quot;: 0xC0, &quot;name&quot;: &quot;Megalixir&quot;, &quot;value&quot;: 8, &quot;type&quot;: &quot;Item&quot;, &quot;cpCost&quot;: 85, &quot;element&quot;: &quot;N/A&quot;, }," calcext:value-type="string">
            <text:p>0x1C0: { "idMostSigNib": 1, "idLeastSigByte": 0xC0, "name": "Megalixir", "value": 8, "type": "Item", "cpCost": 85, "element": "N/A", },</text:p>
          </table:table-cell>
        </table:table-row>
        <table:table-row table:style-name="ro1">
          <table:table-cell table:formula="of:=&quot;0x&quot;&amp;DEC2HEX(ROW()-2)" office:value-type="string" office:string-value="0x1C1" calcext:value-type="string">
            <text:p>0x1C1</text:p>
          </table:table-cell>
          <table:table-cell office:value-type="string" calcext:value-type="string">
            <text:p>Megalixi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G</text:p>
          </table:table-cell>
          <table:table-cell table:formula="of:=IF([.F451] = &quot;S&quot;; 10 + [.C451] - 1; IF ([.F451] = &quot;A&quot;; 15 + [.C451] - 1; IF ([.F451] = &quot;B&quot;; 20 + ([.C451] - 1) * 2; IF ([.F451] = &quot;C&quot;; 25 + ([.C451] - 1) * 2; IF ([.F451] = &quot;D&quot;; 30 + ([.C451] - 1) * 3; IF([.F451] = &quot;E&quot;; 40 + ([.C451] - 1) * 4; IF ([.F451] = &quot;F&quot;; 45 + ([.C451] - 1) * 4; IF ([.F451] = &quot;E+&quot;; 35 + ([.C451] - 1) * 3; IF([.F451] = &quot;G&quot;; 50 + ([.C451] - 1) * 5; 60 + ([.C451] - 1) * 5)))))))))" office:value-type="float" office:value="90" calcext:value-type="float">
            <text:p>90</text:p>
          </table:table-cell>
          <table:table-cell table:formula="of:=COM.MICROSOFT.CONCAT([.A451];&quot;: { &quot;&quot;idMostSigNib&quot;&quot;: &quot;;BITAND(ROW()-2;65280)/256;&quot;, &quot;&quot;idLeastSigByte&quot;&quot;: &quot;;&quot;0x&quot;&amp;DEC2HEX(BITAND(ROW()-2;255));&quot;, &quot;&quot;name&quot;&quot;: &quot;&quot;&quot;;[.B451];&quot;&quot;&quot;, &quot;&quot;value&quot;&quot;: &quot;;IF([.C451] &gt; 0; MOD([.C451]; 10); -1);&quot;, &quot;&quot;type&quot;&quot;: &quot;&quot;&quot;;[.D451];&quot;&quot;&quot;, &quot;&quot;cpCost&quot;&quot;: &quot;;[.G451];&quot;, &quot;&quot;element&quot;&quot;: &quot;&quot;&quot;;[.E451];&quot;&quot;&quot;, },&quot;)" office:value-type="string" office:string-value="0x1C1: { &quot;idMostSigNib&quot;: 1, &quot;idLeastSigByte&quot;: 0xC1, &quot;name&quot;: &quot;Megalixir&quot;, &quot;value&quot;: 9, &quot;type&quot;: &quot;Item&quot;, &quot;cpCost&quot;: 90, &quot;element&quot;: &quot;N/A&quot;, }," calcext:value-type="string">
            <text:p>0x1C1: { "idMostSigNib": 1, "idLeastSigByte": 0xC1, "name": "Megalixir", "value": 9, "type": "Item", "cpCost": 90, "element": "N/A", },</text:p>
          </table:table-cell>
        </table:table-row>
        <table:table-row table:style-name="ro1">
          <table:table-cell table:formula="of:=&quot;0x&quot;&amp;DEC2HEX(ROW()-2)" office:value-type="string" office:string-value="0x1C2" calcext:value-type="string">
            <text:p>0x1C2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2];&quot;: { &quot;&quot;idMostSigNib&quot;&quot;: &quot;;BITAND(ROW()-2;65280)/256;&quot;, &quot;&quot;idLeastSigByte&quot;&quot;: &quot;;&quot;0x&quot;&amp;DEC2HEX(BITAND(ROW()-2;255));&quot;, &quot;&quot;name&quot;&quot;: &quot;&quot;&quot;;[.B452];&quot;&quot;&quot;, &quot;&quot;value&quot;&quot;: &quot;;IF([.C452] &gt; 0; MOD([.C452]; 10); -1);&quot;, &quot;&quot;type&quot;&quot;: &quot;&quot;&quot;;[.D452];&quot;&quot;&quot;, &quot;&quot;cpCost&quot;&quot;: &quot;;[.G452];&quot;, &quot;&quot;element&quot;&quot;: &quot;&quot;&quot;;[.E452];&quot;&quot;&quot;, },&quot;)" office:value-type="string" office:string-value="0x1C2: { &quot;idMostSigNib&quot;: 1, &quot;idLeastSigByte&quot;: 0xC2, &quot;name&quot;: &quot;Shadow&quot;, &quot;value&quot;: -1, &quot;type&quot;: &quot;Enemy&quot;, &quot;cpCost&quot;: 25, &quot;element&quot;: &quot;N/A&quot;, }," calcext:value-type="string">
            <text:p>0x1C2: { "idMostSigNib": 1, "idLeastSigByte": 0xC2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3" calcext:value-type="string">
            <text:p>0x1C3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3];&quot;: { &quot;&quot;idMostSigNib&quot;&quot;: &quot;;BITAND(ROW()-2;65280)/256;&quot;, &quot;&quot;idLeastSigByte&quot;&quot;: &quot;;&quot;0x&quot;&amp;DEC2HEX(BITAND(ROW()-2;255));&quot;, &quot;&quot;name&quot;&quot;: &quot;&quot;&quot;;[.B453];&quot;&quot;&quot;, &quot;&quot;value&quot;&quot;: &quot;;IF([.C453] &gt; 0; MOD([.C453]; 10); -1);&quot;, &quot;&quot;type&quot;&quot;: &quot;&quot;&quot;;[.D453];&quot;&quot;&quot;, &quot;&quot;cpCost&quot;&quot;: &quot;;[.G453];&quot;, &quot;&quot;element&quot;&quot;: &quot;&quot;&quot;;[.E453];&quot;&quot;&quot;, },&quot;)" office:value-type="string" office:string-value="0x1C3: { &quot;idMostSigNib&quot;: 1, &quot;idLeastSigByte&quot;: 0xC3, &quot;name&quot;: &quot;Shadow&quot;, &quot;value&quot;: -1, &quot;type&quot;: &quot;Enemy&quot;, &quot;cpCost&quot;: 25, &quot;element&quot;: &quot;N/A&quot;, }," calcext:value-type="string">
            <text:p>0x1C3: { "idMostSigNib": 1, "idLeastSigByte": 0xC3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4" calcext:value-type="string">
            <text:p>0x1C4</text:p>
          </table:table-cell>
          <table:table-cell office:value-type="string" calcext:value-type="string">
            <text:p>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4];&quot;: { &quot;&quot;idMostSigNib&quot;&quot;: &quot;;BITAND(ROW()-2;65280)/256;&quot;, &quot;&quot;idLeastSigByte&quot;&quot;: &quot;;&quot;0x&quot;&amp;DEC2HEX(BITAND(ROW()-2;255));&quot;, &quot;&quot;name&quot;&quot;: &quot;&quot;&quot;;[.B454];&quot;&quot;&quot;, &quot;&quot;value&quot;&quot;: &quot;;IF([.C454] &gt; 0; MOD([.C454]; 10); -1);&quot;, &quot;&quot;type&quot;&quot;: &quot;&quot;&quot;;[.D454];&quot;&quot;&quot;, &quot;&quot;cpCost&quot;&quot;: &quot;;[.G454];&quot;, &quot;&quot;element&quot;&quot;: &quot;&quot;&quot;;[.E454];&quot;&quot;&quot;, },&quot;)" office:value-type="string" office:string-value="0x1C4: { &quot;idMostSigNib&quot;: 1, &quot;idLeastSigByte&quot;: 0xC4, &quot;name&quot;: &quot;Shadow&quot;, &quot;value&quot;: -1, &quot;type&quot;: &quot;Enemy&quot;, &quot;cpCost&quot;: 25, &quot;element&quot;: &quot;N/A&quot;, }," calcext:value-type="string">
            <text:p>0x1C4: { "idMostSigNib": 1, "idLeastSigByte": 0xC4, "name": "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5" calcext:value-type="string">
            <text:p>0x1C5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5];&quot;: { &quot;&quot;idMostSigNib&quot;&quot;: &quot;;BITAND(ROW()-2;65280)/256;&quot;, &quot;&quot;idLeastSigByte&quot;&quot;: &quot;;&quot;0x&quot;&amp;DEC2HEX(BITAND(ROW()-2;255));&quot;, &quot;&quot;name&quot;&quot;: &quot;&quot;&quot;;[.B455];&quot;&quot;&quot;, &quot;&quot;value&quot;&quot;: &quot;;IF([.C455] &gt; 0; MOD([.C455]; 10); -1);&quot;, &quot;&quot;type&quot;&quot;: &quot;&quot;&quot;;[.D455];&quot;&quot;&quot;, &quot;&quot;cpCost&quot;&quot;: &quot;;[.G455];&quot;, &quot;&quot;element&quot;&quot;: &quot;&quot;&quot;;[.E455];&quot;&quot;&quot;, },&quot;)" office:value-type="string" office:string-value="0x1C5: { &quot;idMostSigNib&quot;: 1, &quot;idLeastSigByte&quot;: 0xC5, &quot;name&quot;: &quot;Soldier&quot;, &quot;value&quot;: -1, &quot;type&quot;: &quot;Enemy&quot;, &quot;cpCost&quot;: 25, &quot;element&quot;: &quot;N/A&quot;, }," calcext:value-type="string">
            <text:p>0x1C5: { "idMostSigNib": 1, "idLeastSigByte": 0xC5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6" calcext:value-type="string">
            <text:p>0x1C6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6];&quot;: { &quot;&quot;idMostSigNib&quot;&quot;: &quot;;BITAND(ROW()-2;65280)/256;&quot;, &quot;&quot;idLeastSigByte&quot;&quot;: &quot;;&quot;0x&quot;&amp;DEC2HEX(BITAND(ROW()-2;255));&quot;, &quot;&quot;name&quot;&quot;: &quot;&quot;&quot;;[.B456];&quot;&quot;&quot;, &quot;&quot;value&quot;&quot;: &quot;;IF([.C456] &gt; 0; MOD([.C456]; 10); -1);&quot;, &quot;&quot;type&quot;&quot;: &quot;&quot;&quot;;[.D456];&quot;&quot;&quot;, &quot;&quot;cpCost&quot;&quot;: &quot;;[.G456];&quot;, &quot;&quot;element&quot;&quot;: &quot;&quot;&quot;;[.E456];&quot;&quot;&quot;, },&quot;)" office:value-type="string" office:string-value="0x1C6: { &quot;idMostSigNib&quot;: 1, &quot;idLeastSigByte&quot;: 0xC6, &quot;name&quot;: &quot;Soldier&quot;, &quot;value&quot;: -1, &quot;type&quot;: &quot;Enemy&quot;, &quot;cpCost&quot;: 25, &quot;element&quot;: &quot;N/A&quot;, }," calcext:value-type="string">
            <text:p>0x1C6: { "idMostSigNib": 1, "idLeastSigByte": 0xC6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7" calcext:value-type="string">
            <text:p>0x1C7</text:p>
          </table:table-cell>
          <table:table-cell office:value-type="string" calcext:value-type="string">
            <text:p>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457];&quot;: { &quot;&quot;idMostSigNib&quot;&quot;: &quot;;BITAND(ROW()-2;65280)/256;&quot;, &quot;&quot;idLeastSigByte&quot;&quot;: &quot;;&quot;0x&quot;&amp;DEC2HEX(BITAND(ROW()-2;255));&quot;, &quot;&quot;name&quot;&quot;: &quot;&quot;&quot;;[.B457];&quot;&quot;&quot;, &quot;&quot;value&quot;&quot;: &quot;;IF([.C457] &gt; 0; MOD([.C457]; 10); -1);&quot;, &quot;&quot;type&quot;&quot;: &quot;&quot;&quot;;[.D457];&quot;&quot;&quot;, &quot;&quot;cpCost&quot;&quot;: &quot;;[.G457];&quot;, &quot;&quot;element&quot;&quot;: &quot;&quot;&quot;;[.E457];&quot;&quot;&quot;, },&quot;)" office:value-type="string" office:string-value="0x1C7: { &quot;idMostSigNib&quot;: 1, &quot;idLeastSigByte&quot;: 0xC7, &quot;name&quot;: &quot;Soldier&quot;, &quot;value&quot;: -1, &quot;type&quot;: &quot;Enemy&quot;, &quot;cpCost&quot;: 25, &quot;element&quot;: &quot;N/A&quot;, }," calcext:value-type="string">
            <text:p>0x1C7: { "idMostSigNib": 1, "idLeastSigByte": 0xC7, "name": "Soldi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1C8" calcext:value-type="string">
            <text:p>0x1C8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8];&quot;: { &quot;&quot;idMostSigNib&quot;&quot;: &quot;;BITAND(ROW()-2;65280)/256;&quot;, &quot;&quot;idLeastSigByte&quot;&quot;: &quot;;&quot;0x&quot;&amp;DEC2HEX(BITAND(ROW()-2;255));&quot;, &quot;&quot;name&quot;&quot;: &quot;&quot;&quot;;[.B458];&quot;&quot;&quot;, &quot;&quot;value&quot;&quot;: &quot;;IF([.C458] &gt; 0; MOD([.C458]; 10); -1);&quot;, &quot;&quot;type&quot;&quot;: &quot;&quot;&quot;;[.D458];&quot;&quot;&quot;, &quot;&quot;cpCost&quot;&quot;: &quot;;[.G458];&quot;, &quot;&quot;element&quot;&quot;: &quot;&quot;&quot;;[.E458];&quot;&quot;&quot;, },&quot;)" office:value-type="string" office:string-value="0x1C8: { &quot;idMostSigNib&quot;: 1, &quot;idLeastSigByte&quot;: 0xC8, &quot;name&quot;: &quot;Large Body&quot;, &quot;value&quot;: -1, &quot;type&quot;: &quot;Enemy&quot;, &quot;cpCost&quot;: 40, &quot;element&quot;: &quot;N/A&quot;, }," calcext:value-type="string">
            <text:p>0x1C8: { "idMostSigNib": 1, "idLeastSigByte": 0xC8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9" calcext:value-type="string">
            <text:p>0x1C9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59];&quot;: { &quot;&quot;idMostSigNib&quot;&quot;: &quot;;BITAND(ROW()-2;65280)/256;&quot;, &quot;&quot;idLeastSigByte&quot;&quot;: &quot;;&quot;0x&quot;&amp;DEC2HEX(BITAND(ROW()-2;255));&quot;, &quot;&quot;name&quot;&quot;: &quot;&quot;&quot;;[.B459];&quot;&quot;&quot;, &quot;&quot;value&quot;&quot;: &quot;;IF([.C459] &gt; 0; MOD([.C459]; 10); -1);&quot;, &quot;&quot;type&quot;&quot;: &quot;&quot;&quot;;[.D459];&quot;&quot;&quot;, &quot;&quot;cpCost&quot;&quot;: &quot;;[.G459];&quot;, &quot;&quot;element&quot;&quot;: &quot;&quot;&quot;;[.E459];&quot;&quot;&quot;, },&quot;)" office:value-type="string" office:string-value="0x1C9: { &quot;idMostSigNib&quot;: 1, &quot;idLeastSigByte&quot;: 0xC9, &quot;name&quot;: &quot;Large Body&quot;, &quot;value&quot;: -1, &quot;type&quot;: &quot;Enemy&quot;, &quot;cpCost&quot;: 40, &quot;element&quot;: &quot;N/A&quot;, }," calcext:value-type="string">
            <text:p>0x1C9: { "idMostSigNib": 1, "idLeastSigByte": 0xC9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A" calcext:value-type="string">
            <text:p>0x1CA</text:p>
          </table:table-cell>
          <table:table-cell office:value-type="string" calcext:value-type="string">
            <text:p>Large B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60];&quot;: { &quot;&quot;idMostSigNib&quot;&quot;: &quot;;BITAND(ROW()-2;65280)/256;&quot;, &quot;&quot;idLeastSigByte&quot;&quot;: &quot;;&quot;0x&quot;&amp;DEC2HEX(BITAND(ROW()-2;255));&quot;, &quot;&quot;name&quot;&quot;: &quot;&quot;&quot;;[.B460];&quot;&quot;&quot;, &quot;&quot;value&quot;&quot;: &quot;;IF([.C460] &gt; 0; MOD([.C460]; 10); -1);&quot;, &quot;&quot;type&quot;&quot;: &quot;&quot;&quot;;[.D460];&quot;&quot;&quot;, &quot;&quot;cpCost&quot;&quot;: &quot;;[.G460];&quot;, &quot;&quot;element&quot;&quot;: &quot;&quot;&quot;;[.E460];&quot;&quot;&quot;, },&quot;)" office:value-type="string" office:string-value="0x1CA: { &quot;idMostSigNib&quot;: 1, &quot;idLeastSigByte&quot;: 0xCA, &quot;name&quot;: &quot;Large Body&quot;, &quot;value&quot;: -1, &quot;type&quot;: &quot;Enemy&quot;, &quot;cpCost&quot;: 40, &quot;element&quot;: &quot;N/A&quot;, }," calcext:value-type="string">
            <text:p>0x1CA: { "idMostSigNib": 1, "idLeastSigByte": 0xCA, "name": "Large Body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CB" calcext:value-type="string">
            <text:p>0x1CB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1];&quot;: { &quot;&quot;idMostSigNib&quot;&quot;: &quot;;BITAND(ROW()-2;65280)/256;&quot;, &quot;&quot;idLeastSigByte&quot;&quot;: &quot;;&quot;0x&quot;&amp;DEC2HEX(BITAND(ROW()-2;255));&quot;, &quot;&quot;name&quot;&quot;: &quot;&quot;&quot;;[.B461];&quot;&quot;&quot;, &quot;&quot;value&quot;&quot;: &quot;;IF([.C461] &gt; 0; MOD([.C461]; 10); -1);&quot;, &quot;&quot;type&quot;&quot;: &quot;&quot;&quot;;[.D461];&quot;&quot;&quot;, &quot;&quot;cpCost&quot;&quot;: &quot;;[.G461];&quot;, &quot;&quot;element&quot;&quot;: &quot;&quot;&quot;;[.E461];&quot;&quot;&quot;, },&quot;)" office:value-type="string" office:string-value="0x1CB: { &quot;idMostSigNib&quot;: 1, &quot;idLeastSigByte&quot;: 0xCB, &quot;name&quot;: &quot;Red Nocturne&quot;, &quot;value&quot;: -1, &quot;type&quot;: &quot;Enemy&quot;, &quot;cpCost&quot;: 20, &quot;element&quot;: &quot;N/A&quot;, }," calcext:value-type="string">
            <text:p>0x1CB: { "idMostSigNib": 1, "idLeastSigByte": 0xCB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C" calcext:value-type="string">
            <text:p>0x1CC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2];&quot;: { &quot;&quot;idMostSigNib&quot;&quot;: &quot;;BITAND(ROW()-2;65280)/256;&quot;, &quot;&quot;idLeastSigByte&quot;&quot;: &quot;;&quot;0x&quot;&amp;DEC2HEX(BITAND(ROW()-2;255));&quot;, &quot;&quot;name&quot;&quot;: &quot;&quot;&quot;;[.B462];&quot;&quot;&quot;, &quot;&quot;value&quot;&quot;: &quot;;IF([.C462] &gt; 0; MOD([.C462]; 10); -1);&quot;, &quot;&quot;type&quot;&quot;: &quot;&quot;&quot;;[.D462];&quot;&quot;&quot;, &quot;&quot;cpCost&quot;&quot;: &quot;;[.G462];&quot;, &quot;&quot;element&quot;&quot;: &quot;&quot;&quot;;[.E462];&quot;&quot;&quot;, },&quot;)" office:value-type="string" office:string-value="0x1CC: { &quot;idMostSigNib&quot;: 1, &quot;idLeastSigByte&quot;: 0xCC, &quot;name&quot;: &quot;Red Nocturne&quot;, &quot;value&quot;: -1, &quot;type&quot;: &quot;Enemy&quot;, &quot;cpCost&quot;: 20, &quot;element&quot;: &quot;N/A&quot;, }," calcext:value-type="string">
            <text:p>0x1CC: { "idMostSigNib": 1, "idLeastSigByte": 0xCC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D" calcext:value-type="string">
            <text:p>0x1CD</text:p>
          </table:table-cell>
          <table:table-cell office:value-type="string" calcext:value-type="string">
            <text:p>Red Noctur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3];&quot;: { &quot;&quot;idMostSigNib&quot;&quot;: &quot;;BITAND(ROW()-2;65280)/256;&quot;, &quot;&quot;idLeastSigByte&quot;&quot;: &quot;;&quot;0x&quot;&amp;DEC2HEX(BITAND(ROW()-2;255));&quot;, &quot;&quot;name&quot;&quot;: &quot;&quot;&quot;;[.B463];&quot;&quot;&quot;, &quot;&quot;value&quot;&quot;: &quot;;IF([.C463] &gt; 0; MOD([.C463]; 10); -1);&quot;, &quot;&quot;type&quot;&quot;: &quot;&quot;&quot;;[.D463];&quot;&quot;&quot;, &quot;&quot;cpCost&quot;&quot;: &quot;;[.G463];&quot;, &quot;&quot;element&quot;&quot;: &quot;&quot;&quot;;[.E463];&quot;&quot;&quot;, },&quot;)" office:value-type="string" office:string-value="0x1CD: { &quot;idMostSigNib&quot;: 1, &quot;idLeastSigByte&quot;: 0xCD, &quot;name&quot;: &quot;Red Nocturne&quot;, &quot;value&quot;: -1, &quot;type&quot;: &quot;Enemy&quot;, &quot;cpCost&quot;: 20, &quot;element&quot;: &quot;N/A&quot;, }," calcext:value-type="string">
            <text:p>0x1CD: { "idMostSigNib": 1, "idLeastSigByte": 0xCD, "name": "Red Nocturne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E" calcext:value-type="string">
            <text:p>0x1CE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4];&quot;: { &quot;&quot;idMostSigNib&quot;&quot;: &quot;;BITAND(ROW()-2;65280)/256;&quot;, &quot;&quot;idLeastSigByte&quot;&quot;: &quot;;&quot;0x&quot;&amp;DEC2HEX(BITAND(ROW()-2;255));&quot;, &quot;&quot;name&quot;&quot;: &quot;&quot;&quot;;[.B464];&quot;&quot;&quot;, &quot;&quot;value&quot;&quot;: &quot;;IF([.C464] &gt; 0; MOD([.C464]; 10); -1);&quot;, &quot;&quot;type&quot;&quot;: &quot;&quot;&quot;;[.D464];&quot;&quot;&quot;, &quot;&quot;cpCost&quot;&quot;: &quot;;[.G464];&quot;, &quot;&quot;element&quot;&quot;: &quot;&quot;&quot;;[.E464];&quot;&quot;&quot;, },&quot;)" office:value-type="string" office:string-value="0x1CE: { &quot;idMostSigNib&quot;: 1, &quot;idLeastSigByte&quot;: 0xCE, &quot;name&quot;: &quot;Blue Rhapsody&quot;, &quot;value&quot;: -1, &quot;type&quot;: &quot;Enemy&quot;, &quot;cpCost&quot;: 20, &quot;element&quot;: &quot;N/A&quot;, }," calcext:value-type="string">
            <text:p>0x1CE: { "idMostSigNib": 1, "idLeastSigByte": 0xCE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CF" calcext:value-type="string">
            <text:p>0x1CF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5];&quot;: { &quot;&quot;idMostSigNib&quot;&quot;: &quot;;BITAND(ROW()-2;65280)/256;&quot;, &quot;&quot;idLeastSigByte&quot;&quot;: &quot;;&quot;0x&quot;&amp;DEC2HEX(BITAND(ROW()-2;255));&quot;, &quot;&quot;name&quot;&quot;: &quot;&quot;&quot;;[.B465];&quot;&quot;&quot;, &quot;&quot;value&quot;&quot;: &quot;;IF([.C465] &gt; 0; MOD([.C465]; 10); -1);&quot;, &quot;&quot;type&quot;&quot;: &quot;&quot;&quot;;[.D465];&quot;&quot;&quot;, &quot;&quot;cpCost&quot;&quot;: &quot;;[.G465];&quot;, &quot;&quot;element&quot;&quot;: &quot;&quot;&quot;;[.E465];&quot;&quot;&quot;, },&quot;)" office:value-type="string" office:string-value="0x1CF: { &quot;idMostSigNib&quot;: 1, &quot;idLeastSigByte&quot;: 0xCF, &quot;name&quot;: &quot;Blue Rhapsody&quot;, &quot;value&quot;: -1, &quot;type&quot;: &quot;Enemy&quot;, &quot;cpCost&quot;: 20, &quot;element&quot;: &quot;N/A&quot;, }," calcext:value-type="string">
            <text:p>0x1CF: { "idMostSigNib": 1, "idLeastSigByte": 0xCF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0" calcext:value-type="string">
            <text:p>0x1D0</text:p>
          </table:table-cell>
          <table:table-cell office:value-type="string" calcext:value-type="string">
            <text:p>Blue Rhapsody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6];&quot;: { &quot;&quot;idMostSigNib&quot;&quot;: &quot;;BITAND(ROW()-2;65280)/256;&quot;, &quot;&quot;idLeastSigByte&quot;&quot;: &quot;;&quot;0x&quot;&amp;DEC2HEX(BITAND(ROW()-2;255));&quot;, &quot;&quot;name&quot;&quot;: &quot;&quot;&quot;;[.B466];&quot;&quot;&quot;, &quot;&quot;value&quot;&quot;: &quot;;IF([.C466] &gt; 0; MOD([.C466]; 10); -1);&quot;, &quot;&quot;type&quot;&quot;: &quot;&quot;&quot;;[.D466];&quot;&quot;&quot;, &quot;&quot;cpCost&quot;&quot;: &quot;;[.G466];&quot;, &quot;&quot;element&quot;&quot;: &quot;&quot;&quot;;[.E466];&quot;&quot;&quot;, },&quot;)" office:value-type="string" office:string-value="0x1D0: { &quot;idMostSigNib&quot;: 1, &quot;idLeastSigByte&quot;: 0xD0, &quot;name&quot;: &quot;Blue Rhapsody&quot;, &quot;value&quot;: -1, &quot;type&quot;: &quot;Enemy&quot;, &quot;cpCost&quot;: 20, &quot;element&quot;: &quot;N/A&quot;, }," calcext:value-type="string">
            <text:p>0x1D0: { "idMostSigNib": 1, "idLeastSigByte": 0xD0, "name": "Blue Rhapsody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1" calcext:value-type="string">
            <text:p>0x1D1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7];&quot;: { &quot;&quot;idMostSigNib&quot;&quot;: &quot;;BITAND(ROW()-2;65280)/256;&quot;, &quot;&quot;idLeastSigByte&quot;&quot;: &quot;;&quot;0x&quot;&amp;DEC2HEX(BITAND(ROW()-2;255));&quot;, &quot;&quot;name&quot;&quot;: &quot;&quot;&quot;;[.B467];&quot;&quot;&quot;, &quot;&quot;value&quot;&quot;: &quot;;IF([.C467] &gt; 0; MOD([.C467]; 10); -1);&quot;, &quot;&quot;type&quot;&quot;: &quot;&quot;&quot;;[.D467];&quot;&quot;&quot;, &quot;&quot;cpCost&quot;&quot;: &quot;;[.G467];&quot;, &quot;&quot;element&quot;&quot;: &quot;&quot;&quot;;[.E467];&quot;&quot;&quot;, },&quot;)" office:value-type="string" office:string-value="0x1D1: { &quot;idMostSigNib&quot;: 1, &quot;idLeastSigByte&quot;: 0xD1, &quot;name&quot;: &quot;Yellow Opera&quot;, &quot;value&quot;: -1, &quot;type&quot;: &quot;Enemy&quot;, &quot;cpCost&quot;: 20, &quot;element&quot;: &quot;N/A&quot;, }," calcext:value-type="string">
            <text:p>0x1D1: { "idMostSigNib": 1, "idLeastSigByte": 0xD1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2" calcext:value-type="string">
            <text:p>0x1D2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8];&quot;: { &quot;&quot;idMostSigNib&quot;&quot;: &quot;;BITAND(ROW()-2;65280)/256;&quot;, &quot;&quot;idLeastSigByte&quot;&quot;: &quot;;&quot;0x&quot;&amp;DEC2HEX(BITAND(ROW()-2;255));&quot;, &quot;&quot;name&quot;&quot;: &quot;&quot;&quot;;[.B468];&quot;&quot;&quot;, &quot;&quot;value&quot;&quot;: &quot;;IF([.C468] &gt; 0; MOD([.C468]; 10); -1);&quot;, &quot;&quot;type&quot;&quot;: &quot;&quot;&quot;;[.D468];&quot;&quot;&quot;, &quot;&quot;cpCost&quot;&quot;: &quot;;[.G468];&quot;, &quot;&quot;element&quot;&quot;: &quot;&quot;&quot;;[.E468];&quot;&quot;&quot;, },&quot;)" office:value-type="string" office:string-value="0x1D2: { &quot;idMostSigNib&quot;: 1, &quot;idLeastSigByte&quot;: 0xD2, &quot;name&quot;: &quot;Yellow Opera&quot;, &quot;value&quot;: -1, &quot;type&quot;: &quot;Enemy&quot;, &quot;cpCost&quot;: 20, &quot;element&quot;: &quot;N/A&quot;, }," calcext:value-type="string">
            <text:p>0x1D2: { "idMostSigNib": 1, "idLeastSigByte": 0xD2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3" calcext:value-type="string">
            <text:p>0x1D3</text:p>
          </table:table-cell>
          <table:table-cell office:value-type="string" calcext:value-type="string">
            <text:p>Yellow Oper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69];&quot;: { &quot;&quot;idMostSigNib&quot;&quot;: &quot;;BITAND(ROW()-2;65280)/256;&quot;, &quot;&quot;idLeastSigByte&quot;&quot;: &quot;;&quot;0x&quot;&amp;DEC2HEX(BITAND(ROW()-2;255));&quot;, &quot;&quot;name&quot;&quot;: &quot;&quot;&quot;;[.B469];&quot;&quot;&quot;, &quot;&quot;value&quot;&quot;: &quot;;IF([.C469] &gt; 0; MOD([.C469]; 10); -1);&quot;, &quot;&quot;type&quot;&quot;: &quot;&quot;&quot;;[.D469];&quot;&quot;&quot;, &quot;&quot;cpCost&quot;&quot;: &quot;;[.G469];&quot;, &quot;&quot;element&quot;&quot;: &quot;&quot;&quot;;[.E469];&quot;&quot;&quot;, },&quot;)" office:value-type="string" office:string-value="0x1D3: { &quot;idMostSigNib&quot;: 1, &quot;idLeastSigByte&quot;: 0xD3, &quot;name&quot;: &quot;Yellow Opera&quot;, &quot;value&quot;: -1, &quot;type&quot;: &quot;Enemy&quot;, &quot;cpCost&quot;: 20, &quot;element&quot;: &quot;N/A&quot;, }," calcext:value-type="string">
            <text:p>0x1D3: { "idMostSigNib": 1, "idLeastSigByte": 0xD3, "name": "Yellow Opera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4" calcext:value-type="string">
            <text:p>0x1D4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0];&quot;: { &quot;&quot;idMostSigNib&quot;&quot;: &quot;;BITAND(ROW()-2;65280)/256;&quot;, &quot;&quot;idLeastSigByte&quot;&quot;: &quot;;&quot;0x&quot;&amp;DEC2HEX(BITAND(ROW()-2;255));&quot;, &quot;&quot;name&quot;&quot;: &quot;&quot;&quot;;[.B470];&quot;&quot;&quot;, &quot;&quot;value&quot;&quot;: &quot;;IF([.C470] &gt; 0; MOD([.C470]; 10); -1);&quot;, &quot;&quot;type&quot;&quot;: &quot;&quot;&quot;;[.D470];&quot;&quot;&quot;, &quot;&quot;cpCost&quot;&quot;: &quot;;[.G470];&quot;, &quot;&quot;element&quot;&quot;: &quot;&quot;&quot;;[.E470];&quot;&quot;&quot;, },&quot;)" office:value-type="string" office:string-value="0x1D4: { &quot;idMostSigNib&quot;: 1, &quot;idLeastSigByte&quot;: 0xD4, &quot;name&quot;: &quot;Green Requiem&quot;, &quot;value&quot;: -1, &quot;type&quot;: &quot;Enemy&quot;, &quot;cpCost&quot;: 20, &quot;element&quot;: &quot;N/A&quot;, }," calcext:value-type="string">
            <text:p>0x1D4: { "idMostSigNib": 1, "idLeastSigByte": 0xD4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5" calcext:value-type="string">
            <text:p>0x1D5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1];&quot;: { &quot;&quot;idMostSigNib&quot;&quot;: &quot;;BITAND(ROW()-2;65280)/256;&quot;, &quot;&quot;idLeastSigByte&quot;&quot;: &quot;;&quot;0x&quot;&amp;DEC2HEX(BITAND(ROW()-2;255));&quot;, &quot;&quot;name&quot;&quot;: &quot;&quot;&quot;;[.B471];&quot;&quot;&quot;, &quot;&quot;value&quot;&quot;: &quot;;IF([.C471] &gt; 0; MOD([.C471]; 10); -1);&quot;, &quot;&quot;type&quot;&quot;: &quot;&quot;&quot;;[.D471];&quot;&quot;&quot;, &quot;&quot;cpCost&quot;&quot;: &quot;;[.G471];&quot;, &quot;&quot;element&quot;&quot;: &quot;&quot;&quot;;[.E471];&quot;&quot;&quot;, },&quot;)" office:value-type="string" office:string-value="0x1D5: { &quot;idMostSigNib&quot;: 1, &quot;idLeastSigByte&quot;: 0xD5, &quot;name&quot;: &quot;Green Requiem&quot;, &quot;value&quot;: -1, &quot;type&quot;: &quot;Enemy&quot;, &quot;cpCost&quot;: 20, &quot;element&quot;: &quot;N/A&quot;, }," calcext:value-type="string">
            <text:p>0x1D5: { "idMostSigNib": 1, "idLeastSigByte": 0xD5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6" calcext:value-type="string">
            <text:p>0x1D6</text:p>
          </table:table-cell>
          <table:table-cell office:value-type="string" calcext:value-type="string">
            <text:p>Green Requi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72];&quot;: { &quot;&quot;idMostSigNib&quot;&quot;: &quot;;BITAND(ROW()-2;65280)/256;&quot;, &quot;&quot;idLeastSigByte&quot;&quot;: &quot;;&quot;0x&quot;&amp;DEC2HEX(BITAND(ROW()-2;255));&quot;, &quot;&quot;name&quot;&quot;: &quot;&quot;&quot;;[.B472];&quot;&quot;&quot;, &quot;&quot;value&quot;&quot;: &quot;;IF([.C472] &gt; 0; MOD([.C472]; 10); -1);&quot;, &quot;&quot;type&quot;&quot;: &quot;&quot;&quot;;[.D472];&quot;&quot;&quot;, &quot;&quot;cpCost&quot;&quot;: &quot;;[.G472];&quot;, &quot;&quot;element&quot;&quot;: &quot;&quot;&quot;;[.E472];&quot;&quot;&quot;, },&quot;)" office:value-type="string" office:string-value="0x1D6: { &quot;idMostSigNib&quot;: 1, &quot;idLeastSigByte&quot;: 0xD6, &quot;name&quot;: &quot;Green Requiem&quot;, &quot;value&quot;: -1, &quot;type&quot;: &quot;Enemy&quot;, &quot;cpCost&quot;: 20, &quot;element&quot;: &quot;N/A&quot;, }," calcext:value-type="string">
            <text:p>0x1D6: { "idMostSigNib": 1, "idLeastSigByte": 0xD6, "name": "Green Requiem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D7" calcext:value-type="string">
            <text:p>0x1D7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3];&quot;: { &quot;&quot;idMostSigNib&quot;&quot;: &quot;;BITAND(ROW()-2;65280)/256;&quot;, &quot;&quot;idLeastSigByte&quot;&quot;: &quot;;&quot;0x&quot;&amp;DEC2HEX(BITAND(ROW()-2;255));&quot;, &quot;&quot;name&quot;&quot;: &quot;&quot;&quot;;[.B473];&quot;&quot;&quot;, &quot;&quot;value&quot;&quot;: &quot;;IF([.C473] &gt; 0; MOD([.C473]; 10); -1);&quot;, &quot;&quot;type&quot;&quot;: &quot;&quot;&quot;;[.D473];&quot;&quot;&quot;, &quot;&quot;cpCost&quot;&quot;: &quot;;[.G473];&quot;, &quot;&quot;element&quot;&quot;: &quot;&quot;&quot;;[.E473];&quot;&quot;&quot;, },&quot;)" office:value-type="string" office:string-value="0x1D7: { &quot;idMostSigNib&quot;: 1, &quot;idLeastSigByte&quot;: 0xD7, &quot;name&quot;: &quot;Powerwild&quot;, &quot;value&quot;: -1, &quot;type&quot;: &quot;Enemy&quot;, &quot;cpCost&quot;: 40, &quot;element&quot;: &quot;N/A&quot;, }," calcext:value-type="string">
            <text:p>0x1D7: { "idMostSigNib": 1, "idLeastSigByte": 0xD7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8" calcext:value-type="string">
            <text:p>0x1D8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4];&quot;: { &quot;&quot;idMostSigNib&quot;&quot;: &quot;;BITAND(ROW()-2;65280)/256;&quot;, &quot;&quot;idLeastSigByte&quot;&quot;: &quot;;&quot;0x&quot;&amp;DEC2HEX(BITAND(ROW()-2;255));&quot;, &quot;&quot;name&quot;&quot;: &quot;&quot;&quot;;[.B474];&quot;&quot;&quot;, &quot;&quot;value&quot;&quot;: &quot;;IF([.C474] &gt; 0; MOD([.C474]; 10); -1);&quot;, &quot;&quot;type&quot;&quot;: &quot;&quot;&quot;;[.D474];&quot;&quot;&quot;, &quot;&quot;cpCost&quot;&quot;: &quot;;[.G474];&quot;, &quot;&quot;element&quot;&quot;: &quot;&quot;&quot;;[.E474];&quot;&quot;&quot;, },&quot;)" office:value-type="string" office:string-value="0x1D8: { &quot;idMostSigNib&quot;: 1, &quot;idLeastSigByte&quot;: 0xD8, &quot;name&quot;: &quot;Powerwild&quot;, &quot;value&quot;: -1, &quot;type&quot;: &quot;Enemy&quot;, &quot;cpCost&quot;: 40, &quot;element&quot;: &quot;N/A&quot;, }," calcext:value-type="string">
            <text:p>0x1D8: { "idMostSigNib": 1, "idLeastSigByte": 0xD8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9" calcext:value-type="string">
            <text:p>0x1D9</text:p>
          </table:table-cell>
          <table:table-cell office:value-type="string" calcext:value-type="string">
            <text:p>Power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75];&quot;: { &quot;&quot;idMostSigNib&quot;&quot;: &quot;;BITAND(ROW()-2;65280)/256;&quot;, &quot;&quot;idLeastSigByte&quot;&quot;: &quot;;&quot;0x&quot;&amp;DEC2HEX(BITAND(ROW()-2;255));&quot;, &quot;&quot;name&quot;&quot;: &quot;&quot;&quot;;[.B475];&quot;&quot;&quot;, &quot;&quot;value&quot;&quot;: &quot;;IF([.C475] &gt; 0; MOD([.C475]; 10); -1);&quot;, &quot;&quot;type&quot;&quot;: &quot;&quot;&quot;;[.D475];&quot;&quot;&quot;, &quot;&quot;cpCost&quot;&quot;: &quot;;[.G475];&quot;, &quot;&quot;element&quot;&quot;: &quot;&quot;&quot;;[.E475];&quot;&quot;&quot;, },&quot;)" office:value-type="string" office:string-value="0x1D9: { &quot;idMostSigNib&quot;: 1, &quot;idLeastSigByte&quot;: 0xD9, &quot;name&quot;: &quot;Powerwild&quot;, &quot;value&quot;: -1, &quot;type&quot;: &quot;Enemy&quot;, &quot;cpCost&quot;: 40, &quot;element&quot;: &quot;N/A&quot;, }," calcext:value-type="string">
            <text:p>0x1D9: { "idMostSigNib": 1, "idLeastSigByte": 0xD9, "name": "Powerwild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DA" calcext:value-type="string">
            <text:p>0x1DA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6];&quot;: { &quot;&quot;idMostSigNib&quot;&quot;: &quot;;BITAND(ROW()-2;65280)/256;&quot;, &quot;&quot;idLeastSigByte&quot;&quot;: &quot;;&quot;0x&quot;&amp;DEC2HEX(BITAND(ROW()-2;255));&quot;, &quot;&quot;name&quot;&quot;: &quot;&quot;&quot;;[.B476];&quot;&quot;&quot;, &quot;&quot;value&quot;&quot;: &quot;;IF([.C476] &gt; 0; MOD([.C476]; 10); -1);&quot;, &quot;&quot;type&quot;&quot;: &quot;&quot;&quot;;[.D476];&quot;&quot;&quot;, &quot;&quot;cpCost&quot;&quot;: &quot;;[.G476];&quot;, &quot;&quot;element&quot;&quot;: &quot;&quot;&quot;;[.E476];&quot;&quot;&quot;, },&quot;)" office:value-type="string" office:string-value="0x1DA: { &quot;idMostSigNib&quot;: 1, &quot;idLeastSigByte&quot;: 0xDA, &quot;name&quot;: &quot;Bouncywild&quot;, &quot;value&quot;: -1, &quot;type&quot;: &quot;Enemy&quot;, &quot;cpCost&quot;: 10, &quot;element&quot;: &quot;N/A&quot;, }," calcext:value-type="string">
            <text:p>0x1DA: { "idMostSigNib": 1, "idLeastSigByte": 0xDA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B" calcext:value-type="string">
            <text:p>0x1DB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7];&quot;: { &quot;&quot;idMostSigNib&quot;&quot;: &quot;;BITAND(ROW()-2;65280)/256;&quot;, &quot;&quot;idLeastSigByte&quot;&quot;: &quot;;&quot;0x&quot;&amp;DEC2HEX(BITAND(ROW()-2;255));&quot;, &quot;&quot;name&quot;&quot;: &quot;&quot;&quot;;[.B477];&quot;&quot;&quot;, &quot;&quot;value&quot;&quot;: &quot;;IF([.C477] &gt; 0; MOD([.C477]; 10); -1);&quot;, &quot;&quot;type&quot;&quot;: &quot;&quot;&quot;;[.D477];&quot;&quot;&quot;, &quot;&quot;cpCost&quot;&quot;: &quot;;[.G477];&quot;, &quot;&quot;element&quot;&quot;: &quot;&quot;&quot;;[.E477];&quot;&quot;&quot;, },&quot;)" office:value-type="string" office:string-value="0x1DB: { &quot;idMostSigNib&quot;: 1, &quot;idLeastSigByte&quot;: 0xDB, &quot;name&quot;: &quot;Bouncywild&quot;, &quot;value&quot;: -1, &quot;type&quot;: &quot;Enemy&quot;, &quot;cpCost&quot;: 10, &quot;element&quot;: &quot;N/A&quot;, }," calcext:value-type="string">
            <text:p>0x1DB: { "idMostSigNib": 1, "idLeastSigByte": 0xDB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C" calcext:value-type="string">
            <text:p>0x1DC</text:p>
          </table:table-cell>
          <table:table-cell office:value-type="string" calcext:value-type="string">
            <text:p>Bouncywil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formula="of:=COM.MICROSOFT.CONCAT([.A478];&quot;: { &quot;&quot;idMostSigNib&quot;&quot;: &quot;;BITAND(ROW()-2;65280)/256;&quot;, &quot;&quot;idLeastSigByte&quot;&quot;: &quot;;&quot;0x&quot;&amp;DEC2HEX(BITAND(ROW()-2;255));&quot;, &quot;&quot;name&quot;&quot;: &quot;&quot;&quot;;[.B478];&quot;&quot;&quot;, &quot;&quot;value&quot;&quot;: &quot;;IF([.C478] &gt; 0; MOD([.C478]; 10); -1);&quot;, &quot;&quot;type&quot;&quot;: &quot;&quot;&quot;;[.D478];&quot;&quot;&quot;, &quot;&quot;cpCost&quot;&quot;: &quot;;[.G478];&quot;, &quot;&quot;element&quot;&quot;: &quot;&quot;&quot;;[.E478];&quot;&quot;&quot;, },&quot;)" office:value-type="string" office:string-value="0x1DC: { &quot;idMostSigNib&quot;: 1, &quot;idLeastSigByte&quot;: 0xDC, &quot;name&quot;: &quot;Bouncywild&quot;, &quot;value&quot;: -1, &quot;type&quot;: &quot;Enemy&quot;, &quot;cpCost&quot;: 10, &quot;element&quot;: &quot;N/A&quot;, }," calcext:value-type="string">
            <text:p>0x1DC: { "idMostSigNib": 1, "idLeastSigByte": 0xDC, "name": "Bouncywild", "value": -1, "type": "Enemy", "cpCost": 10, "element": "N/A", },</text:p>
          </table:table-cell>
        </table:table-row>
        <table:table-row table:style-name="ro1">
          <table:table-cell table:formula="of:=&quot;0x&quot;&amp;DEC2HEX(ROW()-2)" office:value-type="string" office:string-value="0x1DD" calcext:value-type="string">
            <text:p>0x1DD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79];&quot;: { &quot;&quot;idMostSigNib&quot;&quot;: &quot;;BITAND(ROW()-2;65280)/256;&quot;, &quot;&quot;idLeastSigByte&quot;&quot;: &quot;;&quot;0x&quot;&amp;DEC2HEX(BITAND(ROW()-2;255));&quot;, &quot;&quot;name&quot;&quot;: &quot;&quot;&quot;;[.B479];&quot;&quot;&quot;, &quot;&quot;value&quot;&quot;: &quot;;IF([.C479] &gt; 0; MOD([.C479]; 10); -1);&quot;, &quot;&quot;type&quot;&quot;: &quot;&quot;&quot;;[.D479];&quot;&quot;&quot;, &quot;&quot;cpCost&quot;&quot;: &quot;;[.G479];&quot;, &quot;&quot;element&quot;&quot;: &quot;&quot;&quot;;[.E479];&quot;&quot;&quot;, },&quot;)" office:value-type="string" office:string-value="0x1DD: { &quot;idMostSigNib&quot;: 1, &quot;idLeastSigByte&quot;: 0xDD, &quot;name&quot;: &quot;Air Soldier&quot;, &quot;value&quot;: -1, &quot;type&quot;: &quot;Enemy&quot;, &quot;cpCost&quot;: 30, &quot;element&quot;: &quot;N/A&quot;, }," calcext:value-type="string">
            <text:p>0x1DD: { "idMostSigNib": 1, "idLeastSigByte": 0xDD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DE" calcext:value-type="string">
            <text:p>0x1DE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0];&quot;: { &quot;&quot;idMostSigNib&quot;&quot;: &quot;;BITAND(ROW()-2;65280)/256;&quot;, &quot;&quot;idLeastSigByte&quot;&quot;: &quot;;&quot;0x&quot;&amp;DEC2HEX(BITAND(ROW()-2;255));&quot;, &quot;&quot;name&quot;&quot;: &quot;&quot;&quot;;[.B480];&quot;&quot;&quot;, &quot;&quot;value&quot;&quot;: &quot;;IF([.C480] &gt; 0; MOD([.C480]; 10); -1);&quot;, &quot;&quot;type&quot;&quot;: &quot;&quot;&quot;;[.D480];&quot;&quot;&quot;, &quot;&quot;cpCost&quot;&quot;: &quot;;[.G480];&quot;, &quot;&quot;element&quot;&quot;: &quot;&quot;&quot;;[.E480];&quot;&quot;&quot;, },&quot;)" office:value-type="string" office:string-value="0x1DE: { &quot;idMostSigNib&quot;: 1, &quot;idLeastSigByte&quot;: 0xDE, &quot;name&quot;: &quot;Air Soldier&quot;, &quot;value&quot;: -1, &quot;type&quot;: &quot;Enemy&quot;, &quot;cpCost&quot;: 30, &quot;element&quot;: &quot;N/A&quot;, }," calcext:value-type="string">
            <text:p>0x1DE: { "idMostSigNib": 1, "idLeastSigByte": 0xDE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DF" calcext:value-type="string">
            <text:p>0x1DF</text:p>
          </table:table-cell>
          <table:table-cell office:value-type="string" calcext:value-type="string">
            <text:p>Air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1];&quot;: { &quot;&quot;idMostSigNib&quot;&quot;: &quot;;BITAND(ROW()-2;65280)/256;&quot;, &quot;&quot;idLeastSigByte&quot;&quot;: &quot;;&quot;0x&quot;&amp;DEC2HEX(BITAND(ROW()-2;255));&quot;, &quot;&quot;name&quot;&quot;: &quot;&quot;&quot;;[.B481];&quot;&quot;&quot;, &quot;&quot;value&quot;&quot;: &quot;;IF([.C481] &gt; 0; MOD([.C481]; 10); -1);&quot;, &quot;&quot;type&quot;&quot;: &quot;&quot;&quot;;[.D481];&quot;&quot;&quot;, &quot;&quot;cpCost&quot;&quot;: &quot;;[.G481];&quot;, &quot;&quot;element&quot;&quot;: &quot;&quot;&quot;;[.E481];&quot;&quot;&quot;, },&quot;)" office:value-type="string" office:string-value="0x1DF: { &quot;idMostSigNib&quot;: 1, &quot;idLeastSigByte&quot;: 0xDF, &quot;name&quot;: &quot;Air Soldier&quot;, &quot;value&quot;: -1, &quot;type&quot;: &quot;Enemy&quot;, &quot;cpCost&quot;: 30, &quot;element&quot;: &quot;N/A&quot;, }," calcext:value-type="string">
            <text:p>0x1DF: { "idMostSigNib": 1, "idLeastSigByte": 0xDF, "name": "Air Soldi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0" calcext:value-type="string">
            <text:p>0x1E0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2];&quot;: { &quot;&quot;idMostSigNib&quot;&quot;: &quot;;BITAND(ROW()-2;65280)/256;&quot;, &quot;&quot;idLeastSigByte&quot;&quot;: &quot;;&quot;0x&quot;&amp;DEC2HEX(BITAND(ROW()-2;255));&quot;, &quot;&quot;name&quot;&quot;: &quot;&quot;&quot;;[.B482];&quot;&quot;&quot;, &quot;&quot;value&quot;&quot;: &quot;;IF([.C482] &gt; 0; MOD([.C482]; 10); -1);&quot;, &quot;&quot;type&quot;&quot;: &quot;&quot;&quot;;[.D482];&quot;&quot;&quot;, &quot;&quot;cpCost&quot;&quot;: &quot;;[.G482];&quot;, &quot;&quot;element&quot;&quot;: &quot;&quot;&quot;;[.E482];&quot;&quot;&quot;, },&quot;)" office:value-type="string" office:string-value="0x1E0: { &quot;idMostSigNib&quot;: 1, &quot;idLeastSigByte&quot;: 0xE0, &quot;name&quot;: &quot;Bandit&quot;, &quot;value&quot;: -1, &quot;type&quot;: &quot;Enemy&quot;, &quot;cpCost&quot;: 30, &quot;element&quot;: &quot;N/A&quot;, }," calcext:value-type="string">
            <text:p>0x1E0: { "idMostSigNib": 1, "idLeastSigByte": 0xE0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1" calcext:value-type="string">
            <text:p>0x1E1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3];&quot;: { &quot;&quot;idMostSigNib&quot;&quot;: &quot;;BITAND(ROW()-2;65280)/256;&quot;, &quot;&quot;idLeastSigByte&quot;&quot;: &quot;;&quot;0x&quot;&amp;DEC2HEX(BITAND(ROW()-2;255));&quot;, &quot;&quot;name&quot;&quot;: &quot;&quot;&quot;;[.B483];&quot;&quot;&quot;, &quot;&quot;value&quot;&quot;: &quot;;IF([.C483] &gt; 0; MOD([.C483]; 10); -1);&quot;, &quot;&quot;type&quot;&quot;: &quot;&quot;&quot;;[.D483];&quot;&quot;&quot;, &quot;&quot;cpCost&quot;&quot;: &quot;;[.G483];&quot;, &quot;&quot;element&quot;&quot;: &quot;&quot;&quot;;[.E483];&quot;&quot;&quot;, },&quot;)" office:value-type="string" office:string-value="0x1E1: { &quot;idMostSigNib&quot;: 1, &quot;idLeastSigByte&quot;: 0xE1, &quot;name&quot;: &quot;Bandit&quot;, &quot;value&quot;: -1, &quot;type&quot;: &quot;Enemy&quot;, &quot;cpCost&quot;: 30, &quot;element&quot;: &quot;N/A&quot;, }," calcext:value-type="string">
            <text:p>0x1E1: { "idMostSigNib": 1, "idLeastSigByte": 0xE1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2" calcext:value-type="string">
            <text:p>0x1E2</text:p>
          </table:table-cell>
          <table:table-cell office:value-type="string" calcext:value-type="string">
            <text:p>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4];&quot;: { &quot;&quot;idMostSigNib&quot;&quot;: &quot;;BITAND(ROW()-2;65280)/256;&quot;, &quot;&quot;idLeastSigByte&quot;&quot;: &quot;;&quot;0x&quot;&amp;DEC2HEX(BITAND(ROW()-2;255));&quot;, &quot;&quot;name&quot;&quot;: &quot;&quot;&quot;;[.B484];&quot;&quot;&quot;, &quot;&quot;value&quot;&quot;: &quot;;IF([.C484] &gt; 0; MOD([.C484]; 10); -1);&quot;, &quot;&quot;type&quot;&quot;: &quot;&quot;&quot;;[.D484];&quot;&quot;&quot;, &quot;&quot;cpCost&quot;&quot;: &quot;;[.G484];&quot;, &quot;&quot;element&quot;&quot;: &quot;&quot;&quot;;[.E484];&quot;&quot;&quot;, },&quot;)" office:value-type="string" office:string-value="0x1E2: { &quot;idMostSigNib&quot;: 1, &quot;idLeastSigByte&quot;: 0xE2, &quot;name&quot;: &quot;Bandit&quot;, &quot;value&quot;: -1, &quot;type&quot;: &quot;Enemy&quot;, &quot;cpCost&quot;: 30, &quot;element&quot;: &quot;N/A&quot;, }," calcext:value-type="string">
            <text:p>0x1E2: { "idMostSigNib": 1, "idLeastSigByte": 0xE2, "name": "Bandit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3" calcext:value-type="string">
            <text:p>0x1E3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5];&quot;: { &quot;&quot;idMostSigNib&quot;&quot;: &quot;;BITAND(ROW()-2;65280)/256;&quot;, &quot;&quot;idLeastSigByte&quot;&quot;: &quot;;&quot;0x&quot;&amp;DEC2HEX(BITAND(ROW()-2;255));&quot;, &quot;&quot;name&quot;&quot;: &quot;&quot;&quot;;[.B485];&quot;&quot;&quot;, &quot;&quot;value&quot;&quot;: &quot;;IF([.C485] &gt; 0; MOD([.C485]; 10); -1);&quot;, &quot;&quot;type&quot;&quot;: &quot;&quot;&quot;;[.D485];&quot;&quot;&quot;, &quot;&quot;cpCost&quot;&quot;: &quot;;[.G485];&quot;, &quot;&quot;element&quot;&quot;: &quot;&quot;&quot;;[.E485];&quot;&quot;&quot;, },&quot;)" office:value-type="string" office:string-value="0x1E3: { &quot;idMostSigNib&quot;: 1, &quot;idLeastSigByte&quot;: 0xE3, &quot;name&quot;: &quot;Fat Bandit&quot;, &quot;value&quot;: -1, &quot;type&quot;: &quot;Enemy&quot;, &quot;cpCost&quot;: 40, &quot;element&quot;: &quot;N/A&quot;, }," calcext:value-type="string">
            <text:p>0x1E3: { "idMostSigNib": 1, "idLeastSigByte": 0xE3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4" calcext:value-type="string">
            <text:p>0x1E4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6];&quot;: { &quot;&quot;idMostSigNib&quot;&quot;: &quot;;BITAND(ROW()-2;65280)/256;&quot;, &quot;&quot;idLeastSigByte&quot;&quot;: &quot;;&quot;0x&quot;&amp;DEC2HEX(BITAND(ROW()-2;255));&quot;, &quot;&quot;name&quot;&quot;: &quot;&quot;&quot;;[.B486];&quot;&quot;&quot;, &quot;&quot;value&quot;&quot;: &quot;;IF([.C486] &gt; 0; MOD([.C486]; 10); -1);&quot;, &quot;&quot;type&quot;&quot;: &quot;&quot;&quot;;[.D486];&quot;&quot;&quot;, &quot;&quot;cpCost&quot;&quot;: &quot;;[.G486];&quot;, &quot;&quot;element&quot;&quot;: &quot;&quot;&quot;;[.E486];&quot;&quot;&quot;, },&quot;)" office:value-type="string" office:string-value="0x1E4: { &quot;idMostSigNib&quot;: 1, &quot;idLeastSigByte&quot;: 0xE4, &quot;name&quot;: &quot;Fat Bandit&quot;, &quot;value&quot;: -1, &quot;type&quot;: &quot;Enemy&quot;, &quot;cpCost&quot;: 40, &quot;element&quot;: &quot;N/A&quot;, }," calcext:value-type="string">
            <text:p>0x1E4: { "idMostSigNib": 1, "idLeastSigByte": 0xE4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5" calcext:value-type="string">
            <text:p>0x1E5</text:p>
          </table:table-cell>
          <table:table-cell office:value-type="string" calcext:value-type="string">
            <text:p>Fat Bandi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487];&quot;: { &quot;&quot;idMostSigNib&quot;&quot;: &quot;;BITAND(ROW()-2;65280)/256;&quot;, &quot;&quot;idLeastSigByte&quot;&quot;: &quot;;&quot;0x&quot;&amp;DEC2HEX(BITAND(ROW()-2;255));&quot;, &quot;&quot;name&quot;&quot;: &quot;&quot;&quot;;[.B487];&quot;&quot;&quot;, &quot;&quot;value&quot;&quot;: &quot;;IF([.C487] &gt; 0; MOD([.C487]; 10); -1);&quot;, &quot;&quot;type&quot;&quot;: &quot;&quot;&quot;;[.D487];&quot;&quot;&quot;, &quot;&quot;cpCost&quot;&quot;: &quot;;[.G487];&quot;, &quot;&quot;element&quot;&quot;: &quot;&quot;&quot;;[.E487];&quot;&quot;&quot;, },&quot;)" office:value-type="string" office:string-value="0x1E5: { &quot;idMostSigNib&quot;: 1, &quot;idLeastSigByte&quot;: 0xE5, &quot;name&quot;: &quot;Fat Bandit&quot;, &quot;value&quot;: -1, &quot;type&quot;: &quot;Enemy&quot;, &quot;cpCost&quot;: 40, &quot;element&quot;: &quot;N/A&quot;, }," calcext:value-type="string">
            <text:p>0x1E5: { "idMostSigNib": 1, "idLeastSigByte": 0xE5, "name": "Fat Bandit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1E6" calcext:value-type="string">
            <text:p>0x1E6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8];&quot;: { &quot;&quot;idMostSigNib&quot;&quot;: &quot;;BITAND(ROW()-2;65280)/256;&quot;, &quot;&quot;idLeastSigByte&quot;&quot;: &quot;;&quot;0x&quot;&amp;DEC2HEX(BITAND(ROW()-2;255));&quot;, &quot;&quot;name&quot;&quot;: &quot;&quot;&quot;;[.B488];&quot;&quot;&quot;, &quot;&quot;value&quot;&quot;: &quot;;IF([.C488] &gt; 0; MOD([.C488]; 10); -1);&quot;, &quot;&quot;type&quot;&quot;: &quot;&quot;&quot;;[.D488];&quot;&quot;&quot;, &quot;&quot;cpCost&quot;&quot;: &quot;;[.G488];&quot;, &quot;&quot;element&quot;&quot;: &quot;&quot;&quot;;[.E488];&quot;&quot;&quot;, },&quot;)" office:value-type="string" office:string-value="0x1E6: { &quot;idMostSigNib&quot;: 1, &quot;idLeastSigByte&quot;: 0xE6, &quot;name&quot;: &quot;Barrel Spider&quot;, &quot;value&quot;: -1, &quot;type&quot;: &quot;Enemy&quot;, &quot;cpCost&quot;: 30, &quot;element&quot;: &quot;N/A&quot;, }," calcext:value-type="string">
            <text:p>0x1E6: { "idMostSigNib": 1, "idLeastSigByte": 0xE6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7" calcext:value-type="string">
            <text:p>0x1E7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89];&quot;: { &quot;&quot;idMostSigNib&quot;&quot;: &quot;;BITAND(ROW()-2;65280)/256;&quot;, &quot;&quot;idLeastSigByte&quot;&quot;: &quot;;&quot;0x&quot;&amp;DEC2HEX(BITAND(ROW()-2;255));&quot;, &quot;&quot;name&quot;&quot;: &quot;&quot;&quot;;[.B489];&quot;&quot;&quot;, &quot;&quot;value&quot;&quot;: &quot;;IF([.C489] &gt; 0; MOD([.C489]; 10); -1);&quot;, &quot;&quot;type&quot;&quot;: &quot;&quot;&quot;;[.D489];&quot;&quot;&quot;, &quot;&quot;cpCost&quot;&quot;: &quot;;[.G489];&quot;, &quot;&quot;element&quot;&quot;: &quot;&quot;&quot;;[.E489];&quot;&quot;&quot;, },&quot;)" office:value-type="string" office:string-value="0x1E7: { &quot;idMostSigNib&quot;: 1, &quot;idLeastSigByte&quot;: 0xE7, &quot;name&quot;: &quot;Barrel Spider&quot;, &quot;value&quot;: -1, &quot;type&quot;: &quot;Enemy&quot;, &quot;cpCost&quot;: 30, &quot;element&quot;: &quot;N/A&quot;, }," calcext:value-type="string">
            <text:p>0x1E7: { "idMostSigNib": 1, "idLeastSigByte": 0xE7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8" calcext:value-type="string">
            <text:p>0x1E8</text:p>
          </table:table-cell>
          <table:table-cell office:value-type="string" calcext:value-type="string">
            <text:p>Barrel Spi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490];&quot;: { &quot;&quot;idMostSigNib&quot;&quot;: &quot;;BITAND(ROW()-2;65280)/256;&quot;, &quot;&quot;idLeastSigByte&quot;&quot;: &quot;;&quot;0x&quot;&amp;DEC2HEX(BITAND(ROW()-2;255));&quot;, &quot;&quot;name&quot;&quot;: &quot;&quot;&quot;;[.B490];&quot;&quot;&quot;, &quot;&quot;value&quot;&quot;: &quot;;IF([.C490] &gt; 0; MOD([.C490]; 10); -1);&quot;, &quot;&quot;type&quot;&quot;: &quot;&quot;&quot;;[.D490];&quot;&quot;&quot;, &quot;&quot;cpCost&quot;&quot;: &quot;;[.G490];&quot;, &quot;&quot;element&quot;&quot;: &quot;&quot;&quot;;[.E490];&quot;&quot;&quot;, },&quot;)" office:value-type="string" office:string-value="0x1E8: { &quot;idMostSigNib&quot;: 1, &quot;idLeastSigByte&quot;: 0xE8, &quot;name&quot;: &quot;Barrel Spider&quot;, &quot;value&quot;: -1, &quot;type&quot;: &quot;Enemy&quot;, &quot;cpCost&quot;: 30, &quot;element&quot;: &quot;N/A&quot;, }," calcext:value-type="string">
            <text:p>0x1E8: { "idMostSigNib": 1, "idLeastSigByte": 0xE8, "name": "Barrel Spide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E9" calcext:value-type="string">
            <text:p>0x1E9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1];&quot;: { &quot;&quot;idMostSigNib&quot;&quot;: &quot;;BITAND(ROW()-2;65280)/256;&quot;, &quot;&quot;idLeastSigByte&quot;&quot;: &quot;;&quot;0x&quot;&amp;DEC2HEX(BITAND(ROW()-2;255));&quot;, &quot;&quot;name&quot;&quot;: &quot;&quot;&quot;;[.B491];&quot;&quot;&quot;, &quot;&quot;value&quot;&quot;: &quot;;IF([.C491] &gt; 0; MOD([.C491]; 10); -1);&quot;, &quot;&quot;type&quot;&quot;: &quot;&quot;&quot;;[.D491];&quot;&quot;&quot;, &quot;&quot;cpCost&quot;&quot;: &quot;;[.G491];&quot;, &quot;&quot;element&quot;&quot;: &quot;&quot;&quot;;[.E491];&quot;&quot;&quot;, },&quot;)" office:value-type="string" office:string-value="0x1E9: { &quot;idMostSigNib&quot;: 1, &quot;idLeastSigByte&quot;: 0xE9, &quot;name&quot;: &quot;Search Ghost&quot;, &quot;value&quot;: -1, &quot;type&quot;: &quot;Enemy&quot;, &quot;cpCost&quot;: 35, &quot;element&quot;: &quot;N/A&quot;, }," calcext:value-type="string">
            <text:p>0x1E9: { "idMostSigNib": 1, "idLeastSigByte": 0xE9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A" calcext:value-type="string">
            <text:p>0x1EA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2];&quot;: { &quot;&quot;idMostSigNib&quot;&quot;: &quot;;BITAND(ROW()-2;65280)/256;&quot;, &quot;&quot;idLeastSigByte&quot;&quot;: &quot;;&quot;0x&quot;&amp;DEC2HEX(BITAND(ROW()-2;255));&quot;, &quot;&quot;name&quot;&quot;: &quot;&quot;&quot;;[.B492];&quot;&quot;&quot;, &quot;&quot;value&quot;&quot;: &quot;;IF([.C492] &gt; 0; MOD([.C492]; 10); -1);&quot;, &quot;&quot;type&quot;&quot;: &quot;&quot;&quot;;[.D492];&quot;&quot;&quot;, &quot;&quot;cpCost&quot;&quot;: &quot;;[.G492];&quot;, &quot;&quot;element&quot;&quot;: &quot;&quot;&quot;;[.E492];&quot;&quot;&quot;, },&quot;)" office:value-type="string" office:string-value="0x1EA: { &quot;idMostSigNib&quot;: 1, &quot;idLeastSigByte&quot;: 0xEA, &quot;name&quot;: &quot;Search Ghost&quot;, &quot;value&quot;: -1, &quot;type&quot;: &quot;Enemy&quot;, &quot;cpCost&quot;: 35, &quot;element&quot;: &quot;N/A&quot;, }," calcext:value-type="string">
            <text:p>0x1EA: { "idMostSigNib": 1, "idLeastSigByte": 0xEA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B" calcext:value-type="string">
            <text:p>0x1EB</text:p>
          </table:table-cell>
          <table:table-cell office:value-type="string" calcext:value-type="string">
            <text:p>Search Ghos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493];&quot;: { &quot;&quot;idMostSigNib&quot;&quot;: &quot;;BITAND(ROW()-2;65280)/256;&quot;, &quot;&quot;idLeastSigByte&quot;&quot;: &quot;;&quot;0x&quot;&amp;DEC2HEX(BITAND(ROW()-2;255));&quot;, &quot;&quot;name&quot;&quot;: &quot;&quot;&quot;;[.B493];&quot;&quot;&quot;, &quot;&quot;value&quot;&quot;: &quot;;IF([.C493] &gt; 0; MOD([.C493]; 10); -1);&quot;, &quot;&quot;type&quot;&quot;: &quot;&quot;&quot;;[.D493];&quot;&quot;&quot;, &quot;&quot;cpCost&quot;&quot;: &quot;;[.G493];&quot;, &quot;&quot;element&quot;&quot;: &quot;&quot;&quot;;[.E493];&quot;&quot;&quot;, },&quot;)" office:value-type="string" office:string-value="0x1EB: { &quot;idMostSigNib&quot;: 1, &quot;idLeastSigByte&quot;: 0xEB, &quot;name&quot;: &quot;Search Ghost&quot;, &quot;value&quot;: -1, &quot;type&quot;: &quot;Enemy&quot;, &quot;cpCost&quot;: 35, &quot;element&quot;: &quot;N/A&quot;, }," calcext:value-type="string">
            <text:p>0x1EB: { "idMostSigNib": 1, "idLeastSigByte": 0xEB, "name": "Search Ghos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1EC" calcext:value-type="string">
            <text:p>0x1EC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4];&quot;: { &quot;&quot;idMostSigNib&quot;&quot;: &quot;;BITAND(ROW()-2;65280)/256;&quot;, &quot;&quot;idLeastSigByte&quot;&quot;: &quot;;&quot;0x&quot;&amp;DEC2HEX(BITAND(ROW()-2;255));&quot;, &quot;&quot;name&quot;&quot;: &quot;&quot;&quot;;[.B494];&quot;&quot;&quot;, &quot;&quot;value&quot;&quot;: &quot;;IF([.C494] &gt; 0; MOD([.C494]; 10); -1);&quot;, &quot;&quot;type&quot;&quot;: &quot;&quot;&quot;;[.D494];&quot;&quot;&quot;, &quot;&quot;cpCost&quot;&quot;: &quot;;[.G494];&quot;, &quot;&quot;element&quot;&quot;: &quot;&quot;&quot;;[.E494];&quot;&quot;&quot;, },&quot;)" office:value-type="string" office:string-value="0x1EC: { &quot;idMostSigNib&quot;: 1, &quot;idLeastSigByte&quot;: 0xEC, &quot;name&quot;: &quot;Sea Neon&quot;, &quot;value&quot;: -1, &quot;type&quot;: &quot;Enemy&quot;, &quot;cpCost&quot;: 20, &quot;element&quot;: &quot;N/A&quot;, }," calcext:value-type="string">
            <text:p>0x1EC: { "idMostSigNib": 1, "idLeastSigByte": 0xEC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D" calcext:value-type="string">
            <text:p>0x1ED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5];&quot;: { &quot;&quot;idMostSigNib&quot;&quot;: &quot;;BITAND(ROW()-2;65280)/256;&quot;, &quot;&quot;idLeastSigByte&quot;&quot;: &quot;;&quot;0x&quot;&amp;DEC2HEX(BITAND(ROW()-2;255));&quot;, &quot;&quot;name&quot;&quot;: &quot;&quot;&quot;;[.B495];&quot;&quot;&quot;, &quot;&quot;value&quot;&quot;: &quot;;IF([.C495] &gt; 0; MOD([.C495]; 10); -1);&quot;, &quot;&quot;type&quot;&quot;: &quot;&quot;&quot;;[.D495];&quot;&quot;&quot;, &quot;&quot;cpCost&quot;&quot;: &quot;;[.G495];&quot;, &quot;&quot;element&quot;&quot;: &quot;&quot;&quot;;[.E495];&quot;&quot;&quot;, },&quot;)" office:value-type="string" office:string-value="0x1ED: { &quot;idMostSigNib&quot;: 1, &quot;idLeastSigByte&quot;: 0xED, &quot;name&quot;: &quot;Sea Neon&quot;, &quot;value&quot;: -1, &quot;type&quot;: &quot;Enemy&quot;, &quot;cpCost&quot;: 20, &quot;element&quot;: &quot;N/A&quot;, }," calcext:value-type="string">
            <text:p>0x1ED: { "idMostSigNib": 1, "idLeastSigByte": 0xED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E" calcext:value-type="string">
            <text:p>0x1EE</text:p>
          </table:table-cell>
          <table:table-cell office:value-type="string" calcext:value-type="string">
            <text:p>Sea Neo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496];&quot;: { &quot;&quot;idMostSigNib&quot;&quot;: &quot;;BITAND(ROW()-2;65280)/256;&quot;, &quot;&quot;idLeastSigByte&quot;&quot;: &quot;;&quot;0x&quot;&amp;DEC2HEX(BITAND(ROW()-2;255));&quot;, &quot;&quot;name&quot;&quot;: &quot;&quot;&quot;;[.B496];&quot;&quot;&quot;, &quot;&quot;value&quot;&quot;: &quot;;IF([.C496] &gt; 0; MOD([.C496]; 10); -1);&quot;, &quot;&quot;type&quot;&quot;: &quot;&quot;&quot;;[.D496];&quot;&quot;&quot;, &quot;&quot;cpCost&quot;&quot;: &quot;;[.G496];&quot;, &quot;&quot;element&quot;&quot;: &quot;&quot;&quot;;[.E496];&quot;&quot;&quot;, },&quot;)" office:value-type="string" office:string-value="0x1EE: { &quot;idMostSigNib&quot;: 1, &quot;idLeastSigByte&quot;: 0xEE, &quot;name&quot;: &quot;Sea Neon&quot;, &quot;value&quot;: -1, &quot;type&quot;: &quot;Enemy&quot;, &quot;cpCost&quot;: 20, &quot;element&quot;: &quot;N/A&quot;, }," calcext:value-type="string">
            <text:p>0x1EE: { "idMostSigNib": 1, "idLeastSigByte": 0xEE, "name": "Sea Neon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1EF" calcext:value-type="string">
            <text:p>0x1EF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7];&quot;: { &quot;&quot;idMostSigNib&quot;&quot;: &quot;;BITAND(ROW()-2;65280)/256;&quot;, &quot;&quot;idLeastSigByte&quot;&quot;: &quot;;&quot;0x&quot;&amp;DEC2HEX(BITAND(ROW()-2;255));&quot;, &quot;&quot;name&quot;&quot;: &quot;&quot;&quot;;[.B497];&quot;&quot;&quot;, &quot;&quot;value&quot;&quot;: &quot;;IF([.C497] &gt; 0; MOD([.C497]; 10); -1);&quot;, &quot;&quot;type&quot;&quot;: &quot;&quot;&quot;;[.D497];&quot;&quot;&quot;, &quot;&quot;cpCost&quot;&quot;: &quot;;[.G497];&quot;, &quot;&quot;element&quot;&quot;: &quot;&quot;&quot;;[.E497];&quot;&quot;&quot;, },&quot;)" office:value-type="string" office:string-value="0x1EF: { &quot;idMostSigNib&quot;: 1, &quot;idLeastSigByte&quot;: 0xEF, &quot;name&quot;: &quot;Screwdiver&quot;, &quot;value&quot;: -1, &quot;type&quot;: &quot;Enemy&quot;, &quot;cpCost&quot;: 15, &quot;element&quot;: &quot;N/A&quot;, }," calcext:value-type="string">
            <text:p>0x1EF: { "idMostSigNib": 1, "idLeastSigByte": 0xEF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0" calcext:value-type="string">
            <text:p>0x1F0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8];&quot;: { &quot;&quot;idMostSigNib&quot;&quot;: &quot;;BITAND(ROW()-2;65280)/256;&quot;, &quot;&quot;idLeastSigByte&quot;&quot;: &quot;;&quot;0x&quot;&amp;DEC2HEX(BITAND(ROW()-2;255));&quot;, &quot;&quot;name&quot;&quot;: &quot;&quot;&quot;;[.B498];&quot;&quot;&quot;, &quot;&quot;value&quot;&quot;: &quot;;IF([.C498] &gt; 0; MOD([.C498]; 10); -1);&quot;, &quot;&quot;type&quot;&quot;: &quot;&quot;&quot;;[.D498];&quot;&quot;&quot;, &quot;&quot;cpCost&quot;&quot;: &quot;;[.G498];&quot;, &quot;&quot;element&quot;&quot;: &quot;&quot;&quot;;[.E498];&quot;&quot;&quot;, },&quot;)" office:value-type="string" office:string-value="0x1F0: { &quot;idMostSigNib&quot;: 1, &quot;idLeastSigByte&quot;: 0xF0, &quot;name&quot;: &quot;Screwdiver&quot;, &quot;value&quot;: -1, &quot;type&quot;: &quot;Enemy&quot;, &quot;cpCost&quot;: 15, &quot;element&quot;: &quot;N/A&quot;, }," calcext:value-type="string">
            <text:p>0x1F0: { "idMostSigNib": 1, "idLeastSigByte": 0xF0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1" calcext:value-type="string">
            <text:p>0x1F1</text:p>
          </table:table-cell>
          <table:table-cell office:value-type="string" calcext:value-type="string">
            <text:p>Screwdiv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499];&quot;: { &quot;&quot;idMostSigNib&quot;&quot;: &quot;;BITAND(ROW()-2;65280)/256;&quot;, &quot;&quot;idLeastSigByte&quot;&quot;: &quot;;&quot;0x&quot;&amp;DEC2HEX(BITAND(ROW()-2;255));&quot;, &quot;&quot;name&quot;&quot;: &quot;&quot;&quot;;[.B499];&quot;&quot;&quot;, &quot;&quot;value&quot;&quot;: &quot;;IF([.C499] &gt; 0; MOD([.C499]; 10); -1);&quot;, &quot;&quot;type&quot;&quot;: &quot;&quot;&quot;;[.D499];&quot;&quot;&quot;, &quot;&quot;cpCost&quot;&quot;: &quot;;[.G499];&quot;, &quot;&quot;element&quot;&quot;: &quot;&quot;&quot;;[.E499];&quot;&quot;&quot;, },&quot;)" office:value-type="string" office:string-value="0x1F1: { &quot;idMostSigNib&quot;: 1, &quot;idLeastSigByte&quot;: 0xF1, &quot;name&quot;: &quot;Screwdiver&quot;, &quot;value&quot;: -1, &quot;type&quot;: &quot;Enemy&quot;, &quot;cpCost&quot;: 15, &quot;element&quot;: &quot;N/A&quot;, }," calcext:value-type="string">
            <text:p>0x1F1: { "idMostSigNib": 1, "idLeastSigByte": 0xF1, "name": "Screwdiver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2" calcext:value-type="string">
            <text:p>0x1F2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0];&quot;: { &quot;&quot;idMostSigNib&quot;&quot;: &quot;;BITAND(ROW()-2;65280)/256;&quot;, &quot;&quot;idLeastSigByte&quot;&quot;: &quot;;&quot;0x&quot;&amp;DEC2HEX(BITAND(ROW()-2;255));&quot;, &quot;&quot;name&quot;&quot;: &quot;&quot;&quot;;[.B500];&quot;&quot;&quot;, &quot;&quot;value&quot;&quot;: &quot;;IF([.C500] &gt; 0; MOD([.C500]; 10); -1);&quot;, &quot;&quot;type&quot;&quot;: &quot;&quot;&quot;;[.D500];&quot;&quot;&quot;, &quot;&quot;cpCost&quot;&quot;: &quot;;[.G500];&quot;, &quot;&quot;element&quot;&quot;: &quot;&quot;&quot;;[.E500];&quot;&quot;&quot;, },&quot;)" office:value-type="string" office:string-value="0x1F2: { &quot;idMostSigNib&quot;: 1, &quot;idLeastSigByte&quot;: 0xF2, &quot;name&quot;: &quot;Aquatank&quot;, &quot;value&quot;: -1, &quot;type&quot;: &quot;Enemy&quot;, &quot;cpCost&quot;: 30, &quot;element&quot;: &quot;N/A&quot;, }," calcext:value-type="string">
            <text:p>0x1F2: { "idMostSigNib": 1, "idLeastSigByte": 0xF2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3" calcext:value-type="string">
            <text:p>0x1F3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1];&quot;: { &quot;&quot;idMostSigNib&quot;&quot;: &quot;;BITAND(ROW()-2;65280)/256;&quot;, &quot;&quot;idLeastSigByte&quot;&quot;: &quot;;&quot;0x&quot;&amp;DEC2HEX(BITAND(ROW()-2;255));&quot;, &quot;&quot;name&quot;&quot;: &quot;&quot;&quot;;[.B501];&quot;&quot;&quot;, &quot;&quot;value&quot;&quot;: &quot;;IF([.C501] &gt; 0; MOD([.C501]; 10); -1);&quot;, &quot;&quot;type&quot;&quot;: &quot;&quot;&quot;;[.D501];&quot;&quot;&quot;, &quot;&quot;cpCost&quot;&quot;: &quot;;[.G501];&quot;, &quot;&quot;element&quot;&quot;: &quot;&quot;&quot;;[.E501];&quot;&quot;&quot;, },&quot;)" office:value-type="string" office:string-value="0x1F3: { &quot;idMostSigNib&quot;: 1, &quot;idLeastSigByte&quot;: 0xF3, &quot;name&quot;: &quot;Aquatank&quot;, &quot;value&quot;: -1, &quot;type&quot;: &quot;Enemy&quot;, &quot;cpCost&quot;: 30, &quot;element&quot;: &quot;N/A&quot;, }," calcext:value-type="string">
            <text:p>0x1F3: { "idMostSigNib": 1, "idLeastSigByte": 0xF3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4" calcext:value-type="string">
            <text:p>0x1F4</text:p>
          </table:table-cell>
          <table:table-cell office:value-type="string" calcext:value-type="string">
            <text:p>Aquatan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2];&quot;: { &quot;&quot;idMostSigNib&quot;&quot;: &quot;;BITAND(ROW()-2;65280)/256;&quot;, &quot;&quot;idLeastSigByte&quot;&quot;: &quot;;&quot;0x&quot;&amp;DEC2HEX(BITAND(ROW()-2;255));&quot;, &quot;&quot;name&quot;&quot;: &quot;&quot;&quot;;[.B502];&quot;&quot;&quot;, &quot;&quot;value&quot;&quot;: &quot;;IF([.C502] &gt; 0; MOD([.C502]; 10); -1);&quot;, &quot;&quot;type&quot;&quot;: &quot;&quot;&quot;;[.D502];&quot;&quot;&quot;, &quot;&quot;cpCost&quot;&quot;: &quot;;[.G502];&quot;, &quot;&quot;element&quot;&quot;: &quot;&quot;&quot;;[.E502];&quot;&quot;&quot;, },&quot;)" office:value-type="string" office:string-value="0x1F4: { &quot;idMostSigNib&quot;: 1, &quot;idLeastSigByte&quot;: 0xF4, &quot;name&quot;: &quot;Aquatank&quot;, &quot;value&quot;: -1, &quot;type&quot;: &quot;Enemy&quot;, &quot;cpCost&quot;: 30, &quot;element&quot;: &quot;N/A&quot;, }," calcext:value-type="string">
            <text:p>0x1F4: { "idMostSigNib": 1, "idLeastSigByte": 0xF4, "name": "Aquatank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5" calcext:value-type="string">
            <text:p>0x1F5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3];&quot;: { &quot;&quot;idMostSigNib&quot;&quot;: &quot;;BITAND(ROW()-2;65280)/256;&quot;, &quot;&quot;idLeastSigByte&quot;&quot;: &quot;;&quot;0x&quot;&amp;DEC2HEX(BITAND(ROW()-2;255));&quot;, &quot;&quot;name&quot;&quot;: &quot;&quot;&quot;;[.B503];&quot;&quot;&quot;, &quot;&quot;value&quot;&quot;: &quot;;IF([.C503] &gt; 0; MOD([.C503]; 10); -1);&quot;, &quot;&quot;type&quot;&quot;: &quot;&quot;&quot;;[.D503];&quot;&quot;&quot;, &quot;&quot;cpCost&quot;&quot;: &quot;;[.G503];&quot;, &quot;&quot;element&quot;&quot;: &quot;&quot;&quot;;[.E503];&quot;&quot;&quot;, },&quot;)" office:value-type="string" office:string-value="0x1F5: { &quot;idMostSigNib&quot;: 1, &quot;idLeastSigByte&quot;: 0xF5, &quot;name&quot;: &quot;Wight Night&quot;, &quot;value&quot;: -1, &quot;type&quot;: &quot;Enemy&quot;, &quot;cpCost&quot;: 15, &quot;element&quot;: &quot;N/A&quot;, }," calcext:value-type="string">
            <text:p>0x1F5: { "idMostSigNib": 1, "idLeastSigByte": 0xF5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6" calcext:value-type="string">
            <text:p>0x1F6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4];&quot;: { &quot;&quot;idMostSigNib&quot;&quot;: &quot;;BITAND(ROW()-2;65280)/256;&quot;, &quot;&quot;idLeastSigByte&quot;&quot;: &quot;;&quot;0x&quot;&amp;DEC2HEX(BITAND(ROW()-2;255));&quot;, &quot;&quot;name&quot;&quot;: &quot;&quot;&quot;;[.B504];&quot;&quot;&quot;, &quot;&quot;value&quot;&quot;: &quot;;IF([.C504] &gt; 0; MOD([.C504]; 10); -1);&quot;, &quot;&quot;type&quot;&quot;: &quot;&quot;&quot;;[.D504];&quot;&quot;&quot;, &quot;&quot;cpCost&quot;&quot;: &quot;;[.G504];&quot;, &quot;&quot;element&quot;&quot;: &quot;&quot;&quot;;[.E504];&quot;&quot;&quot;, },&quot;)" office:value-type="string" office:string-value="0x1F6: { &quot;idMostSigNib&quot;: 1, &quot;idLeastSigByte&quot;: 0xF6, &quot;name&quot;: &quot;Wight Night&quot;, &quot;value&quot;: -1, &quot;type&quot;: &quot;Enemy&quot;, &quot;cpCost&quot;: 15, &quot;element&quot;: &quot;N/A&quot;, }," calcext:value-type="string">
            <text:p>0x1F6: { "idMostSigNib": 1, "idLeastSigByte": 0xF6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7" calcext:value-type="string">
            <text:p>0x1F7</text:p>
          </table:table-cell>
          <table:table-cell office:value-type="string" calcext:value-type="string">
            <text:p>Wight Nigh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15" calcext:value-type="float">
            <text:p>15</text:p>
          </table:table-cell>
          <table:table-cell table:formula="of:=COM.MICROSOFT.CONCAT([.A505];&quot;: { &quot;&quot;idMostSigNib&quot;&quot;: &quot;;BITAND(ROW()-2;65280)/256;&quot;, &quot;&quot;idLeastSigByte&quot;&quot;: &quot;;&quot;0x&quot;&amp;DEC2HEX(BITAND(ROW()-2;255));&quot;, &quot;&quot;name&quot;&quot;: &quot;&quot;&quot;;[.B505];&quot;&quot;&quot;, &quot;&quot;value&quot;&quot;: &quot;;IF([.C505] &gt; 0; MOD([.C505]; 10); -1);&quot;, &quot;&quot;type&quot;&quot;: &quot;&quot;&quot;;[.D505];&quot;&quot;&quot;, &quot;&quot;cpCost&quot;&quot;: &quot;;[.G505];&quot;, &quot;&quot;element&quot;&quot;: &quot;&quot;&quot;;[.E505];&quot;&quot;&quot;, },&quot;)" office:value-type="string" office:string-value="0x1F7: { &quot;idMostSigNib&quot;: 1, &quot;idLeastSigByte&quot;: 0xF7, &quot;name&quot;: &quot;Wight Night&quot;, &quot;value&quot;: -1, &quot;type&quot;: &quot;Enemy&quot;, &quot;cpCost&quot;: 15, &quot;element&quot;: &quot;N/A&quot;, }," calcext:value-type="string">
            <text:p>0x1F7: { "idMostSigNib": 1, "idLeastSigByte": 0xF7, "name": "Wight Night", "value": -1, "type": "Enemy", "cpCost": 15, "element": "N/A", },</text:p>
          </table:table-cell>
        </table:table-row>
        <table:table-row table:style-name="ro1">
          <table:table-cell table:formula="of:=&quot;0x&quot;&amp;DEC2HEX(ROW()-2)" office:value-type="string" office:string-value="0x1F8" calcext:value-type="string">
            <text:p>0x1F8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6];&quot;: { &quot;&quot;idMostSigNib&quot;&quot;: &quot;;BITAND(ROW()-2;65280)/256;&quot;, &quot;&quot;idLeastSigByte&quot;&quot;: &quot;;&quot;0x&quot;&amp;DEC2HEX(BITAND(ROW()-2;255));&quot;, &quot;&quot;name&quot;&quot;: &quot;&quot;&quot;;[.B506];&quot;&quot;&quot;, &quot;&quot;value&quot;&quot;: &quot;;IF([.C506] &gt; 0; MOD([.C506]; 10); -1);&quot;, &quot;&quot;type&quot;&quot;: &quot;&quot;&quot;;[.D506];&quot;&quot;&quot;, &quot;&quot;cpCost&quot;&quot;: &quot;;[.G506];&quot;, &quot;&quot;element&quot;&quot;: &quot;&quot;&quot;;[.E506];&quot;&quot;&quot;, },&quot;)" office:value-type="string" office:string-value="0x1F8: { &quot;idMostSigNib&quot;: 1, &quot;idLeastSigByte&quot;: 0xF8, &quot;name&quot;: &quot;Gargoyle&quot;, &quot;value&quot;: -1, &quot;type&quot;: &quot;Enemy&quot;, &quot;cpCost&quot;: 30, &quot;element&quot;: &quot;N/A&quot;, }," calcext:value-type="string">
            <text:p>0x1F8: { "idMostSigNib": 1, "idLeastSigByte": 0xF8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9" calcext:value-type="string">
            <text:p>0x1F9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7];&quot;: { &quot;&quot;idMostSigNib&quot;&quot;: &quot;;BITAND(ROW()-2;65280)/256;&quot;, &quot;&quot;idLeastSigByte&quot;&quot;: &quot;;&quot;0x&quot;&amp;DEC2HEX(BITAND(ROW()-2;255));&quot;, &quot;&quot;name&quot;&quot;: &quot;&quot;&quot;;[.B507];&quot;&quot;&quot;, &quot;&quot;value&quot;&quot;: &quot;;IF([.C507] &gt; 0; MOD([.C507]; 10); -1);&quot;, &quot;&quot;type&quot;&quot;: &quot;&quot;&quot;;[.D507];&quot;&quot;&quot;, &quot;&quot;cpCost&quot;&quot;: &quot;;[.G507];&quot;, &quot;&quot;element&quot;&quot;: &quot;&quot;&quot;;[.E507];&quot;&quot;&quot;, },&quot;)" office:value-type="string" office:string-value="0x1F9: { &quot;idMostSigNib&quot;: 1, &quot;idLeastSigByte&quot;: 0xF9, &quot;name&quot;: &quot;Gargoyle&quot;, &quot;value&quot;: -1, &quot;type&quot;: &quot;Enemy&quot;, &quot;cpCost&quot;: 30, &quot;element&quot;: &quot;N/A&quot;, }," calcext:value-type="string">
            <text:p>0x1F9: { "idMostSigNib": 1, "idLeastSigByte": 0xF9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A" calcext:value-type="string">
            <text:p>0x1FA</text:p>
          </table:table-cell>
          <table:table-cell office:value-type="string" calcext:value-type="string">
            <text:p>Gargoyl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8];&quot;: { &quot;&quot;idMostSigNib&quot;&quot;: &quot;;BITAND(ROW()-2;65280)/256;&quot;, &quot;&quot;idLeastSigByte&quot;&quot;: &quot;;&quot;0x&quot;&amp;DEC2HEX(BITAND(ROW()-2;255));&quot;, &quot;&quot;name&quot;&quot;: &quot;&quot;&quot;;[.B508];&quot;&quot;&quot;, &quot;&quot;value&quot;&quot;: &quot;;IF([.C508] &gt; 0; MOD([.C508]; 10); -1);&quot;, &quot;&quot;type&quot;&quot;: &quot;&quot;&quot;;[.D508];&quot;&quot;&quot;, &quot;&quot;cpCost&quot;&quot;: &quot;;[.G508];&quot;, &quot;&quot;element&quot;&quot;: &quot;&quot;&quot;;[.E508];&quot;&quot;&quot;, },&quot;)" office:value-type="string" office:string-value="0x1FA: { &quot;idMostSigNib&quot;: 1, &quot;idLeastSigByte&quot;: 0xFA, &quot;name&quot;: &quot;Gargoyle&quot;, &quot;value&quot;: -1, &quot;type&quot;: &quot;Enemy&quot;, &quot;cpCost&quot;: 30, &quot;element&quot;: &quot;N/A&quot;, }," calcext:value-type="string">
            <text:p>0x1FA: { "idMostSigNib": 1, "idLeastSigByte": 0xFA, "name": "Gargoyl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B" calcext:value-type="string">
            <text:p>0x1FB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09];&quot;: { &quot;&quot;idMostSigNib&quot;&quot;: &quot;;BITAND(ROW()-2;65280)/256;&quot;, &quot;&quot;idLeastSigByte&quot;&quot;: &quot;;&quot;0x&quot;&amp;DEC2HEX(BITAND(ROW()-2;255));&quot;, &quot;&quot;name&quot;&quot;: &quot;&quot;&quot;;[.B509];&quot;&quot;&quot;, &quot;&quot;value&quot;&quot;: &quot;;IF([.C509] &gt; 0; MOD([.C509]; 10); -1);&quot;, &quot;&quot;type&quot;&quot;: &quot;&quot;&quot;;[.D509];&quot;&quot;&quot;, &quot;&quot;cpCost&quot;&quot;: &quot;;[.G509];&quot;, &quot;&quot;element&quot;&quot;: &quot;&quot;&quot;;[.E509];&quot;&quot;&quot;, },&quot;)" office:value-type="string" office:string-value="0x1FB: { &quot;idMostSigNib&quot;: 1, &quot;idLeastSigByte&quot;: 0xFB, &quot;name&quot;: &quot;Pirate&quot;, &quot;value&quot;: -1, &quot;type&quot;: &quot;Enemy&quot;, &quot;cpCost&quot;: 30, &quot;element&quot;: &quot;N/A&quot;, }," calcext:value-type="string">
            <text:p>0x1FB: { "idMostSigNib": 1, "idLeastSigByte": 0xFB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C" calcext:value-type="string">
            <text:p>0x1FC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0];&quot;: { &quot;&quot;idMostSigNib&quot;&quot;: &quot;;BITAND(ROW()-2;65280)/256;&quot;, &quot;&quot;idLeastSigByte&quot;&quot;: &quot;;&quot;0x&quot;&amp;DEC2HEX(BITAND(ROW()-2;255));&quot;, &quot;&quot;name&quot;&quot;: &quot;&quot;&quot;;[.B510];&quot;&quot;&quot;, &quot;&quot;value&quot;&quot;: &quot;;IF([.C510] &gt; 0; MOD([.C510]; 10); -1);&quot;, &quot;&quot;type&quot;&quot;: &quot;&quot;&quot;;[.D510];&quot;&quot;&quot;, &quot;&quot;cpCost&quot;&quot;: &quot;;[.G510];&quot;, &quot;&quot;element&quot;&quot;: &quot;&quot;&quot;;[.E510];&quot;&quot;&quot;, },&quot;)" office:value-type="string" office:string-value="0x1FC: { &quot;idMostSigNib&quot;: 1, &quot;idLeastSigByte&quot;: 0xFC, &quot;name&quot;: &quot;Pirate&quot;, &quot;value&quot;: -1, &quot;type&quot;: &quot;Enemy&quot;, &quot;cpCost&quot;: 30, &quot;element&quot;: &quot;N/A&quot;, }," calcext:value-type="string">
            <text:p>0x1FC: { "idMostSigNib": 1, "idLeastSigByte": 0xFC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D" calcext:value-type="string">
            <text:p>0x1FD</text:p>
          </table:table-cell>
          <table:table-cell office:value-type="string" calcext:value-type="string">
            <text:p>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1];&quot;: { &quot;&quot;idMostSigNib&quot;&quot;: &quot;;BITAND(ROW()-2;65280)/256;&quot;, &quot;&quot;idLeastSigByte&quot;&quot;: &quot;;&quot;0x&quot;&amp;DEC2HEX(BITAND(ROW()-2;255));&quot;, &quot;&quot;name&quot;&quot;: &quot;&quot;&quot;;[.B511];&quot;&quot;&quot;, &quot;&quot;value&quot;&quot;: &quot;;IF([.C511] &gt; 0; MOD([.C511]; 10); -1);&quot;, &quot;&quot;type&quot;&quot;: &quot;&quot;&quot;;[.D511];&quot;&quot;&quot;, &quot;&quot;cpCost&quot;&quot;: &quot;;[.G511];&quot;, &quot;&quot;element&quot;&quot;: &quot;&quot;&quot;;[.E511];&quot;&quot;&quot;, },&quot;)" office:value-type="string" office:string-value="0x1FD: { &quot;idMostSigNib&quot;: 1, &quot;idLeastSigByte&quot;: 0xFD, &quot;name&quot;: &quot;Pirate&quot;, &quot;value&quot;: -1, &quot;type&quot;: &quot;Enemy&quot;, &quot;cpCost&quot;: 30, &quot;element&quot;: &quot;N/A&quot;, }," calcext:value-type="string">
            <text:p>0x1FD: { "idMostSigNib": 1, "idLeastSigByte": 0xFD, "name": "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E" calcext:value-type="string">
            <text:p>0x1FE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2];&quot;: { &quot;&quot;idMostSigNib&quot;&quot;: &quot;;BITAND(ROW()-2;65280)/256;&quot;, &quot;&quot;idLeastSigByte&quot;&quot;: &quot;;&quot;0x&quot;&amp;DEC2HEX(BITAND(ROW()-2;255));&quot;, &quot;&quot;name&quot;&quot;: &quot;&quot;&quot;;[.B512];&quot;&quot;&quot;, &quot;&quot;value&quot;&quot;: &quot;;IF([.C512] &gt; 0; MOD([.C512]; 10); -1);&quot;, &quot;&quot;type&quot;&quot;: &quot;&quot;&quot;;[.D512];&quot;&quot;&quot;, &quot;&quot;cpCost&quot;&quot;: &quot;;[.G512];&quot;, &quot;&quot;element&quot;&quot;: &quot;&quot;&quot;;[.E512];&quot;&quot;&quot;, },&quot;)" office:value-type="string" office:string-value="0x1FE: { &quot;idMostSigNib&quot;: 1, &quot;idLeastSigByte&quot;: 0xFE, &quot;name&quot;: &quot;Air Pirate&quot;, &quot;value&quot;: -1, &quot;type&quot;: &quot;Enemy&quot;, &quot;cpCost&quot;: 30, &quot;element&quot;: &quot;N/A&quot;, }," calcext:value-type="string">
            <text:p>0x1FE: { "idMostSigNib": 1, "idLeastSigByte": 0xFE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1FF" calcext:value-type="string">
            <text:p>0x1FF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3];&quot;: { &quot;&quot;idMostSigNib&quot;&quot;: &quot;;BITAND(ROW()-2;65280)/256;&quot;, &quot;&quot;idLeastSigByte&quot;&quot;: &quot;;&quot;0x&quot;&amp;DEC2HEX(BITAND(ROW()-2;255));&quot;, &quot;&quot;name&quot;&quot;: &quot;&quot;&quot;;[.B513];&quot;&quot;&quot;, &quot;&quot;value&quot;&quot;: &quot;;IF([.C513] &gt; 0; MOD([.C513]; 10); -1);&quot;, &quot;&quot;type&quot;&quot;: &quot;&quot;&quot;;[.D513];&quot;&quot;&quot;, &quot;&quot;cpCost&quot;&quot;: &quot;;[.G513];&quot;, &quot;&quot;element&quot;&quot;: &quot;&quot;&quot;;[.E513];&quot;&quot;&quot;, },&quot;)" office:value-type="string" office:string-value="0x1FF: { &quot;idMostSigNib&quot;: 1, &quot;idLeastSigByte&quot;: 0xFF, &quot;name&quot;: &quot;Air Pirate&quot;, &quot;value&quot;: -1, &quot;type&quot;: &quot;Enemy&quot;, &quot;cpCost&quot;: 30, &quot;element&quot;: &quot;N/A&quot;, }," calcext:value-type="string">
            <text:p>0x1FF: { "idMostSigNib": 1, "idLeastSigByte": 0xFF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0" calcext:value-type="string">
            <text:p>0x200</text:p>
          </table:table-cell>
          <table:table-cell office:value-type="string" calcext:value-type="string">
            <text:p>Air Pirat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14];&quot;: { &quot;&quot;idMostSigNib&quot;&quot;: &quot;;BITAND(ROW()-2;65280)/256;&quot;, &quot;&quot;idLeastSigByte&quot;&quot;: &quot;;&quot;0x&quot;&amp;DEC2HEX(BITAND(ROW()-2;255));&quot;, &quot;&quot;name&quot;&quot;: &quot;&quot;&quot;;[.B514];&quot;&quot;&quot;, &quot;&quot;value&quot;&quot;: &quot;;IF([.C514] &gt; 0; MOD([.C514]; 10); -1);&quot;, &quot;&quot;type&quot;&quot;: &quot;&quot;&quot;;[.D514];&quot;&quot;&quot;, &quot;&quot;cpCost&quot;&quot;: &quot;;[.G514];&quot;, &quot;&quot;element&quot;&quot;: &quot;&quot;&quot;;[.E514];&quot;&quot;&quot;, },&quot;)" office:value-type="string" office:string-value="0x200: { &quot;idMostSigNib&quot;: 2, &quot;idLeastSigByte&quot;: 0x0, &quot;name&quot;: &quot;Air Pirate&quot;, &quot;value&quot;: -1, &quot;type&quot;: &quot;Enemy&quot;, &quot;cpCost&quot;: 30, &quot;element&quot;: &quot;N/A&quot;, }," calcext:value-type="string">
            <text:p>0x200: { "idMostSigNib": 2, "idLeastSigByte": 0x0, "name": "Air Pirate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1" calcext:value-type="string">
            <text:p>0x201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5];&quot;: { &quot;&quot;idMostSigNib&quot;&quot;: &quot;;BITAND(ROW()-2;65280)/256;&quot;, &quot;&quot;idLeastSigByte&quot;&quot;: &quot;;&quot;0x&quot;&amp;DEC2HEX(BITAND(ROW()-2;255));&quot;, &quot;&quot;name&quot;&quot;: &quot;&quot;&quot;;[.B515];&quot;&quot;&quot;, &quot;&quot;value&quot;&quot;: &quot;;IF([.C515] &gt; 0; MOD([.C515]; 10); -1);&quot;, &quot;&quot;type&quot;&quot;: &quot;&quot;&quot;;[.D515];&quot;&quot;&quot;, &quot;&quot;cpCost&quot;&quot;: &quot;;[.G515];&quot;, &quot;&quot;element&quot;&quot;: &quot;&quot;&quot;;[.E515];&quot;&quot;&quot;, },&quot;)" office:value-type="string" office:string-value="0x201: { &quot;idMostSigNib&quot;: 2, &quot;idLeastSigByte&quot;: 0x1, &quot;name&quot;: &quot;Darkball&quot;, &quot;value&quot;: -1, &quot;type&quot;: &quot;Enemy&quot;, &quot;cpCost&quot;: 25, &quot;element&quot;: &quot;N/A&quot;, }," calcext:value-type="string">
            <text:p>0x201: { "idMostSigNib": 2, "idLeastSigByte": 0x1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2" calcext:value-type="string">
            <text:p>0x202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6];&quot;: { &quot;&quot;idMostSigNib&quot;&quot;: &quot;;BITAND(ROW()-2;65280)/256;&quot;, &quot;&quot;idLeastSigByte&quot;&quot;: &quot;;&quot;0x&quot;&amp;DEC2HEX(BITAND(ROW()-2;255));&quot;, &quot;&quot;name&quot;&quot;: &quot;&quot;&quot;;[.B516];&quot;&quot;&quot;, &quot;&quot;value&quot;&quot;: &quot;;IF([.C516] &gt; 0; MOD([.C516]; 10); -1);&quot;, &quot;&quot;type&quot;&quot;: &quot;&quot;&quot;;[.D516];&quot;&quot;&quot;, &quot;&quot;cpCost&quot;&quot;: &quot;;[.G516];&quot;, &quot;&quot;element&quot;&quot;: &quot;&quot;&quot;;[.E516];&quot;&quot;&quot;, },&quot;)" office:value-type="string" office:string-value="0x202: { &quot;idMostSigNib&quot;: 2, &quot;idLeastSigByte&quot;: 0x2, &quot;name&quot;: &quot;Darkball&quot;, &quot;value&quot;: -1, &quot;type&quot;: &quot;Enemy&quot;, &quot;cpCost&quot;: 25, &quot;element&quot;: &quot;N/A&quot;, }," calcext:value-type="string">
            <text:p>0x202: { "idMostSigNib": 2, "idLeastSigByte": 0x2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3" calcext:value-type="string">
            <text:p>0x203</text:p>
          </table:table-cell>
          <table:table-cell office:value-type="string" calcext:value-type="string">
            <text:p>Darkbal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7];&quot;: { &quot;&quot;idMostSigNib&quot;&quot;: &quot;;BITAND(ROW()-2;65280)/256;&quot;, &quot;&quot;idLeastSigByte&quot;&quot;: &quot;;&quot;0x&quot;&amp;DEC2HEX(BITAND(ROW()-2;255));&quot;, &quot;&quot;name&quot;&quot;: &quot;&quot;&quot;;[.B517];&quot;&quot;&quot;, &quot;&quot;value&quot;&quot;: &quot;;IF([.C517] &gt; 0; MOD([.C517]; 10); -1);&quot;, &quot;&quot;type&quot;&quot;: &quot;&quot;&quot;;[.D517];&quot;&quot;&quot;, &quot;&quot;cpCost&quot;&quot;: &quot;;[.G517];&quot;, &quot;&quot;element&quot;&quot;: &quot;&quot;&quot;;[.E517];&quot;&quot;&quot;, },&quot;)" office:value-type="string" office:string-value="0x203: { &quot;idMostSigNib&quot;: 2, &quot;idLeastSigByte&quot;: 0x3, &quot;name&quot;: &quot;Darkball&quot;, &quot;value&quot;: -1, &quot;type&quot;: &quot;Enemy&quot;, &quot;cpCost&quot;: 25, &quot;element&quot;: &quot;N/A&quot;, }," calcext:value-type="string">
            <text:p>0x203: { "idMostSigNib": 2, "idLeastSigByte": 0x3, "name": "Darkball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4" calcext:value-type="string">
            <text:p>0x204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8];&quot;: { &quot;&quot;idMostSigNib&quot;&quot;: &quot;;BITAND(ROW()-2;65280)/256;&quot;, &quot;&quot;idLeastSigByte&quot;&quot;: &quot;;&quot;0x&quot;&amp;DEC2HEX(BITAND(ROW()-2;255));&quot;, &quot;&quot;name&quot;&quot;: &quot;&quot;&quot;;[.B518];&quot;&quot;&quot;, &quot;&quot;value&quot;&quot;: &quot;;IF([.C518] &gt; 0; MOD([.C518]; 10); -1);&quot;, &quot;&quot;type&quot;&quot;: &quot;&quot;&quot;;[.D518];&quot;&quot;&quot;, &quot;&quot;cpCost&quot;&quot;: &quot;;[.G518];&quot;, &quot;&quot;element&quot;&quot;: &quot;&quot;&quot;;[.E518];&quot;&quot;&quot;, },&quot;)" office:value-type="string" office:string-value="0x204: { &quot;idMostSigNib&quot;: 2, &quot;idLeastSigByte&quot;: 0x4, &quot;name&quot;: &quot;Defender&quot;, &quot;value&quot;: -1, &quot;type&quot;: &quot;Enemy&quot;, &quot;cpCost&quot;: 25, &quot;element&quot;: &quot;N/A&quot;, }," calcext:value-type="string">
            <text:p>0x204: { "idMostSigNib": 2, "idLeastSigByte": 0x4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5" calcext:value-type="string">
            <text:p>0x205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19];&quot;: { &quot;&quot;idMostSigNib&quot;&quot;: &quot;;BITAND(ROW()-2;65280)/256;&quot;, &quot;&quot;idLeastSigByte&quot;&quot;: &quot;;&quot;0x&quot;&amp;DEC2HEX(BITAND(ROW()-2;255));&quot;, &quot;&quot;name&quot;&quot;: &quot;&quot;&quot;;[.B519];&quot;&quot;&quot;, &quot;&quot;value&quot;&quot;: &quot;;IF([.C519] &gt; 0; MOD([.C519]; 10); -1);&quot;, &quot;&quot;type&quot;&quot;: &quot;&quot;&quot;;[.D519];&quot;&quot;&quot;, &quot;&quot;cpCost&quot;&quot;: &quot;;[.G519];&quot;, &quot;&quot;element&quot;&quot;: &quot;&quot;&quot;;[.E519];&quot;&quot;&quot;, },&quot;)" office:value-type="string" office:string-value="0x205: { &quot;idMostSigNib&quot;: 2, &quot;idLeastSigByte&quot;: 0x5, &quot;name&quot;: &quot;Defender&quot;, &quot;value&quot;: -1, &quot;type&quot;: &quot;Enemy&quot;, &quot;cpCost&quot;: 25, &quot;element&quot;: &quot;N/A&quot;, }," calcext:value-type="string">
            <text:p>0x205: { "idMostSigNib": 2, "idLeastSigByte": 0x5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6" calcext:value-type="string">
            <text:p>0x206</text:p>
          </table:table-cell>
          <table:table-cell office:value-type="string" calcext:value-type="string">
            <text:p>Defend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0];&quot;: { &quot;&quot;idMostSigNib&quot;&quot;: &quot;;BITAND(ROW()-2;65280)/256;&quot;, &quot;&quot;idLeastSigByte&quot;&quot;: &quot;;&quot;0x&quot;&amp;DEC2HEX(BITAND(ROW()-2;255));&quot;, &quot;&quot;name&quot;&quot;: &quot;&quot;&quot;;[.B520];&quot;&quot;&quot;, &quot;&quot;value&quot;&quot;: &quot;;IF([.C520] &gt; 0; MOD([.C520]; 10); -1);&quot;, &quot;&quot;type&quot;&quot;: &quot;&quot;&quot;;[.D520];&quot;&quot;&quot;, &quot;&quot;cpCost&quot;&quot;: &quot;;[.G520];&quot;, &quot;&quot;element&quot;&quot;: &quot;&quot;&quot;;[.E520];&quot;&quot;&quot;, },&quot;)" office:value-type="string" office:string-value="0x206: { &quot;idMostSigNib&quot;: 2, &quot;idLeastSigByte&quot;: 0x6, &quot;name&quot;: &quot;Defender&quot;, &quot;value&quot;: -1, &quot;type&quot;: &quot;Enemy&quot;, &quot;cpCost&quot;: 25, &quot;element&quot;: &quot;N/A&quot;, }," calcext:value-type="string">
            <text:p>0x206: { "idMostSigNib": 2, "idLeastSigByte": 0x6, "name": "Defend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7" calcext:value-type="string">
            <text:p>0x207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1];&quot;: { &quot;&quot;idMostSigNib&quot;&quot;: &quot;;BITAND(ROW()-2;65280)/256;&quot;, &quot;&quot;idLeastSigByte&quot;&quot;: &quot;;&quot;0x&quot;&amp;DEC2HEX(BITAND(ROW()-2;255));&quot;, &quot;&quot;name&quot;&quot;: &quot;&quot;&quot;;[.B521];&quot;&quot;&quot;, &quot;&quot;value&quot;&quot;: &quot;;IF([.C521] &gt; 0; MOD([.C521]; 10); -1);&quot;, &quot;&quot;type&quot;&quot;: &quot;&quot;&quot;;[.D521];&quot;&quot;&quot;, &quot;&quot;cpCost&quot;&quot;: &quot;;[.G521];&quot;, &quot;&quot;element&quot;&quot;: &quot;&quot;&quot;;[.E521];&quot;&quot;&quot;, },&quot;)" office:value-type="string" office:string-value="0x207: { &quot;idMostSigNib&quot;: 2, &quot;idLeastSigByte&quot;: 0x7, &quot;name&quot;: &quot;Wyvern&quot;, &quot;value&quot;: -1, &quot;type&quot;: &quot;Enemy&quot;, &quot;cpCost&quot;: 25, &quot;element&quot;: &quot;N/A&quot;, }," calcext:value-type="string">
            <text:p>0x207: { "idMostSigNib": 2, "idLeastSigByte": 0x7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8" calcext:value-type="string">
            <text:p>0x208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2];&quot;: { &quot;&quot;idMostSigNib&quot;&quot;: &quot;;BITAND(ROW()-2;65280)/256;&quot;, &quot;&quot;idLeastSigByte&quot;&quot;: &quot;;&quot;0x&quot;&amp;DEC2HEX(BITAND(ROW()-2;255));&quot;, &quot;&quot;name&quot;&quot;: &quot;&quot;&quot;;[.B522];&quot;&quot;&quot;, &quot;&quot;value&quot;&quot;: &quot;;IF([.C522] &gt; 0; MOD([.C522]; 10); -1);&quot;, &quot;&quot;type&quot;&quot;: &quot;&quot;&quot;;[.D522];&quot;&quot;&quot;, &quot;&quot;cpCost&quot;&quot;: &quot;;[.G522];&quot;, &quot;&quot;element&quot;&quot;: &quot;&quot;&quot;;[.E522];&quot;&quot;&quot;, },&quot;)" office:value-type="string" office:string-value="0x208: { &quot;idMostSigNib&quot;: 2, &quot;idLeastSigByte&quot;: 0x8, &quot;name&quot;: &quot;Wyvern&quot;, &quot;value&quot;: -1, &quot;type&quot;: &quot;Enemy&quot;, &quot;cpCost&quot;: 25, &quot;element&quot;: &quot;N/A&quot;, }," calcext:value-type="string">
            <text:p>0x208: { "idMostSigNib": 2, "idLeastSigByte": 0x8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9" calcext:value-type="string">
            <text:p>0x209</text:p>
          </table:table-cell>
          <table:table-cell office:value-type="string" calcext:value-type="string">
            <text:p>Wyver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3];&quot;: { &quot;&quot;idMostSigNib&quot;&quot;: &quot;;BITAND(ROW()-2;65280)/256;&quot;, &quot;&quot;idLeastSigByte&quot;&quot;: &quot;;&quot;0x&quot;&amp;DEC2HEX(BITAND(ROW()-2;255));&quot;, &quot;&quot;name&quot;&quot;: &quot;&quot;&quot;;[.B523];&quot;&quot;&quot;, &quot;&quot;value&quot;&quot;: &quot;;IF([.C523] &gt; 0; MOD([.C523]; 10); -1);&quot;, &quot;&quot;type&quot;&quot;: &quot;&quot;&quot;;[.D523];&quot;&quot;&quot;, &quot;&quot;cpCost&quot;&quot;: &quot;;[.G523];&quot;, &quot;&quot;element&quot;&quot;: &quot;&quot;&quot;;[.E523];&quot;&quot;&quot;, },&quot;)" office:value-type="string" office:string-value="0x209: { &quot;idMostSigNib&quot;: 2, &quot;idLeastSigByte&quot;: 0x9, &quot;name&quot;: &quot;Wyvern&quot;, &quot;value&quot;: -1, &quot;type&quot;: &quot;Enemy&quot;, &quot;cpCost&quot;: 25, &quot;element&quot;: &quot;N/A&quot;, }," calcext:value-type="string">
            <text:p>0x209: { "idMostSigNib": 2, "idLeastSigByte": 0x9, "name": "Wyvern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A" calcext:value-type="string">
            <text:p>0x20A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4];&quot;: { &quot;&quot;idMostSigNib&quot;&quot;: &quot;;BITAND(ROW()-2;65280)/256;&quot;, &quot;&quot;idLeastSigByte&quot;&quot;: &quot;;&quot;0x&quot;&amp;DEC2HEX(BITAND(ROW()-2;255));&quot;, &quot;&quot;name&quot;&quot;: &quot;&quot;&quot;;[.B524];&quot;&quot;&quot;, &quot;&quot;value&quot;&quot;: &quot;;IF([.C524] &gt; 0; MOD([.C524]; 10); -1);&quot;, &quot;&quot;type&quot;&quot;: &quot;&quot;&quot;;[.D524];&quot;&quot;&quot;, &quot;&quot;cpCost&quot;&quot;: &quot;;[.G524];&quot;, &quot;&quot;element&quot;&quot;: &quot;&quot;&quot;;[.E524];&quot;&quot;&quot;, },&quot;)" office:value-type="string" office:string-value="0x20A: { &quot;idMostSigNib&quot;: 2, &quot;idLeastSigByte&quot;: 0xA, &quot;name&quot;: &quot;Wizard&quot;, &quot;value&quot;: -1, &quot;type&quot;: &quot;Enemy&quot;, &quot;cpCost&quot;: 30, &quot;element&quot;: &quot;N/A&quot;, }," calcext:value-type="string">
            <text:p>0x20A: { "idMostSigNib": 2, "idLeastSigByte": 0xA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B" calcext:value-type="string">
            <text:p>0x20B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5];&quot;: { &quot;&quot;idMostSigNib&quot;&quot;: &quot;;BITAND(ROW()-2;65280)/256;&quot;, &quot;&quot;idLeastSigByte&quot;&quot;: &quot;;&quot;0x&quot;&amp;DEC2HEX(BITAND(ROW()-2;255));&quot;, &quot;&quot;name&quot;&quot;: &quot;&quot;&quot;;[.B525];&quot;&quot;&quot;, &quot;&quot;value&quot;&quot;: &quot;;IF([.C525] &gt; 0; MOD([.C525]; 10); -1);&quot;, &quot;&quot;type&quot;&quot;: &quot;&quot;&quot;;[.D525];&quot;&quot;&quot;, &quot;&quot;cpCost&quot;&quot;: &quot;;[.G525];&quot;, &quot;&quot;element&quot;&quot;: &quot;&quot;&quot;;[.E525];&quot;&quot;&quot;, },&quot;)" office:value-type="string" office:string-value="0x20B: { &quot;idMostSigNib&quot;: 2, &quot;idLeastSigByte&quot;: 0xB, &quot;name&quot;: &quot;Wizard&quot;, &quot;value&quot;: -1, &quot;type&quot;: &quot;Enemy&quot;, &quot;cpCost&quot;: 30, &quot;element&quot;: &quot;N/A&quot;, }," calcext:value-type="string">
            <text:p>0x20B: { "idMostSigNib": 2, "idLeastSigByte": 0xB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C" calcext:value-type="string">
            <text:p>0x20C</text:p>
          </table:table-cell>
          <table:table-cell office:value-type="string" calcext:value-type="string">
            <text:p>Wizard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26];&quot;: { &quot;&quot;idMostSigNib&quot;&quot;: &quot;;BITAND(ROW()-2;65280)/256;&quot;, &quot;&quot;idLeastSigByte&quot;&quot;: &quot;;&quot;0x&quot;&amp;DEC2HEX(BITAND(ROW()-2;255));&quot;, &quot;&quot;name&quot;&quot;: &quot;&quot;&quot;;[.B526];&quot;&quot;&quot;, &quot;&quot;value&quot;&quot;: &quot;;IF([.C526] &gt; 0; MOD([.C526]; 10); -1);&quot;, &quot;&quot;type&quot;&quot;: &quot;&quot;&quot;;[.D526];&quot;&quot;&quot;, &quot;&quot;cpCost&quot;&quot;: &quot;;[.G526];&quot;, &quot;&quot;element&quot;&quot;: &quot;&quot;&quot;;[.E526];&quot;&quot;&quot;, },&quot;)" office:value-type="string" office:string-value="0x20C: { &quot;idMostSigNib&quot;: 2, &quot;idLeastSigByte&quot;: 0xC, &quot;name&quot;: &quot;Wizard&quot;, &quot;value&quot;: -1, &quot;type&quot;: &quot;Enemy&quot;, &quot;cpCost&quot;: 30, &quot;element&quot;: &quot;N/A&quot;, }," calcext:value-type="string">
            <text:p>0x20C: { "idMostSigNib": 2, "idLeastSigByte": 0xC, "name": "Wizard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0D" calcext:value-type="string">
            <text:p>0x20D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7];&quot;: { &quot;&quot;idMostSigNib&quot;&quot;: &quot;;BITAND(ROW()-2;65280)/256;&quot;, &quot;&quot;idLeastSigByte&quot;&quot;: &quot;;&quot;0x&quot;&amp;DEC2HEX(BITAND(ROW()-2;255));&quot;, &quot;&quot;name&quot;&quot;: &quot;&quot;&quot;;[.B527];&quot;&quot;&quot;, &quot;&quot;value&quot;&quot;: &quot;;IF([.C527] &gt; 0; MOD([.C527]; 10); -1);&quot;, &quot;&quot;type&quot;&quot;: &quot;&quot;&quot;;[.D527];&quot;&quot;&quot;, &quot;&quot;cpCost&quot;&quot;: &quot;;[.G527];&quot;, &quot;&quot;element&quot;&quot;: &quot;&quot;&quot;;[.E527];&quot;&quot;&quot;, },&quot;)" office:value-type="string" office:string-value="0x20D: { &quot;idMostSigNib&quot;: 2, &quot;idLeastSigByte&quot;: 0xD, &quot;name&quot;: &quot;Neoshadow&quot;, &quot;value&quot;: -1, &quot;type&quot;: &quot;Enemy&quot;, &quot;cpCost&quot;: 25, &quot;element&quot;: &quot;N/A&quot;, }," calcext:value-type="string">
            <text:p>0x20D: { "idMostSigNib": 2, "idLeastSigByte": 0xD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E" calcext:value-type="string">
            <text:p>0x20E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8];&quot;: { &quot;&quot;idMostSigNib&quot;&quot;: &quot;;BITAND(ROW()-2;65280)/256;&quot;, &quot;&quot;idLeastSigByte&quot;&quot;: &quot;;&quot;0x&quot;&amp;DEC2HEX(BITAND(ROW()-2;255));&quot;, &quot;&quot;name&quot;&quot;: &quot;&quot;&quot;;[.B528];&quot;&quot;&quot;, &quot;&quot;value&quot;&quot;: &quot;;IF([.C528] &gt; 0; MOD([.C528]; 10); -1);&quot;, &quot;&quot;type&quot;&quot;: &quot;&quot;&quot;;[.D528];&quot;&quot;&quot;, &quot;&quot;cpCost&quot;&quot;: &quot;;[.G528];&quot;, &quot;&quot;element&quot;&quot;: &quot;&quot;&quot;;[.E528];&quot;&quot;&quot;, },&quot;)" office:value-type="string" office:string-value="0x20E: { &quot;idMostSigNib&quot;: 2, &quot;idLeastSigByte&quot;: 0xE, &quot;name&quot;: &quot;Neoshadow&quot;, &quot;value&quot;: -1, &quot;type&quot;: &quot;Enemy&quot;, &quot;cpCost&quot;: 25, &quot;element&quot;: &quot;N/A&quot;, }," calcext:value-type="string">
            <text:p>0x20E: { "idMostSigNib": 2, "idLeastSigByte": 0xE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0F" calcext:value-type="string">
            <text:p>0x20F</text:p>
          </table:table-cell>
          <table:table-cell office:value-type="string" calcext:value-type="string">
            <text:p>Neoshadow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29];&quot;: { &quot;&quot;idMostSigNib&quot;&quot;: &quot;;BITAND(ROW()-2;65280)/256;&quot;, &quot;&quot;idLeastSigByte&quot;&quot;: &quot;;&quot;0x&quot;&amp;DEC2HEX(BITAND(ROW()-2;255));&quot;, &quot;&quot;name&quot;&quot;: &quot;&quot;&quot;;[.B529];&quot;&quot;&quot;, &quot;&quot;value&quot;&quot;: &quot;;IF([.C529] &gt; 0; MOD([.C529]; 10); -1);&quot;, &quot;&quot;type&quot;&quot;: &quot;&quot;&quot;;[.D529];&quot;&quot;&quot;, &quot;&quot;cpCost&quot;&quot;: &quot;;[.G529];&quot;, &quot;&quot;element&quot;&quot;: &quot;&quot;&quot;;[.E529];&quot;&quot;&quot;, },&quot;)" office:value-type="string" office:string-value="0x20F: { &quot;idMostSigNib&quot;: 2, &quot;idLeastSigByte&quot;: 0xF, &quot;name&quot;: &quot;Neoshadow&quot;, &quot;value&quot;: -1, &quot;type&quot;: &quot;Enemy&quot;, &quot;cpCost&quot;: 25, &quot;element&quot;: &quot;N/A&quot;, }," calcext:value-type="string">
            <text:p>0x20F: { "idMostSigNib": 2, "idLeastSigByte": 0xF, "name": "Neoshadow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0" calcext:value-type="string">
            <text:p>0x210</text:p>
          </table:table-cell>
          <table:table-cell office:value-type="string" calcext:value-type="string">
            <text:p>White Mushroo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0];&quot;: { &quot;&quot;idMostSigNib&quot;&quot;: &quot;;BITAND(ROW()-2;65280)/256;&quot;, &quot;&quot;idLeastSigByte&quot;&quot;: &quot;;&quot;0x&quot;&amp;DEC2HEX(BITAND(ROW()-2;255));&quot;, &quot;&quot;name&quot;&quot;: &quot;&quot;&quot;;[.B530];&quot;&quot;&quot;, &quot;&quot;value&quot;&quot;: &quot;;IF([.C530] &gt; 0; MOD([.C530]; 10); -1);&quot;, &quot;&quot;type&quot;&quot;: &quot;&quot;&quot;;[.D530];&quot;&quot;&quot;, &quot;&quot;cpCost&quot;&quot;: &quot;;[.G530];&quot;, &quot;&quot;element&quot;&quot;: &quot;&quot;&quot;;[.E530];&quot;&quot;&quot;, },&quot;)" office:value-type="string" office:string-value="0x210: { &quot;idMostSigNib&quot;: 2, &quot;idLeastSigByte&quot;: 0x10, &quot;name&quot;: &quot;White Mushroom&quot;, &quot;value&quot;: -1, &quot;type&quot;: &quot;Enemy&quot;, &quot;cpCost&quot;: 25, &quot;element&quot;: &quot;N/A&quot;, }," calcext:value-type="string">
            <text:p>0x210: { "idMostSigNib": 2, "idLeastSigByte": 0x10, "name": "White Mushroom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1" calcext:value-type="string">
            <text:p>0x211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1];&quot;: { &quot;&quot;idMostSigNib&quot;&quot;: &quot;;BITAND(ROW()-2;65280)/256;&quot;, &quot;&quot;idLeastSigByte&quot;&quot;: &quot;;&quot;0x&quot;&amp;DEC2HEX(BITAND(ROW()-2;255));&quot;, &quot;&quot;name&quot;&quot;: &quot;&quot;&quot;;[.B531];&quot;&quot;&quot;, &quot;&quot;value&quot;&quot;: &quot;;IF([.C531] &gt; 0; MOD([.C531]; 10); -1);&quot;, &quot;&quot;type&quot;&quot;: &quot;&quot;&quot;;[.D531];&quot;&quot;&quot;, &quot;&quot;cpCost&quot;&quot;: &quot;;[.G531];&quot;, &quot;&quot;element&quot;&quot;: &quot;&quot;&quot;;[.E531];&quot;&quot;&quot;, },&quot;)" office:value-type="string" office:string-value="0x211: { &quot;idMostSigNib&quot;: 2, &quot;idLeastSigByte&quot;: 0x11, &quot;name&quot;: &quot;Black Fungus&quot;, &quot;value&quot;: -1, &quot;type&quot;: &quot;Enemy&quot;, &quot;cpCost&quot;: 20, &quot;element&quot;: &quot;N/A&quot;, }," calcext:value-type="string">
            <text:p>0x211: { "idMostSigNib": 2, "idLeastSigByte": 0x11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2" calcext:value-type="string">
            <text:p>0x212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2];&quot;: { &quot;&quot;idMostSigNib&quot;&quot;: &quot;;BITAND(ROW()-2;65280)/256;&quot;, &quot;&quot;idLeastSigByte&quot;&quot;: &quot;;&quot;0x&quot;&amp;DEC2HEX(BITAND(ROW()-2;255));&quot;, &quot;&quot;name&quot;&quot;: &quot;&quot;&quot;;[.B532];&quot;&quot;&quot;, &quot;&quot;value&quot;&quot;: &quot;;IF([.C532] &gt; 0; MOD([.C532]; 10); -1);&quot;, &quot;&quot;type&quot;&quot;: &quot;&quot;&quot;;[.D532];&quot;&quot;&quot;, &quot;&quot;cpCost&quot;&quot;: &quot;;[.G532];&quot;, &quot;&quot;element&quot;&quot;: &quot;&quot;&quot;;[.E532];&quot;&quot;&quot;, },&quot;)" office:value-type="string" office:string-value="0x212: { &quot;idMostSigNib&quot;: 2, &quot;idLeastSigByte&quot;: 0x12, &quot;name&quot;: &quot;Black Fungus&quot;, &quot;value&quot;: -1, &quot;type&quot;: &quot;Enemy&quot;, &quot;cpCost&quot;: 20, &quot;element&quot;: &quot;N/A&quot;, }," calcext:value-type="string">
            <text:p>0x212: { "idMostSigNib": 2, "idLeastSigByte": 0x12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3" calcext:value-type="string">
            <text:p>0x213</text:p>
          </table:table-cell>
          <table:table-cell office:value-type="string" calcext:value-type="string">
            <text:p>Black Fung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33];&quot;: { &quot;&quot;idMostSigNib&quot;&quot;: &quot;;BITAND(ROW()-2;65280)/256;&quot;, &quot;&quot;idLeastSigByte&quot;&quot;: &quot;;&quot;0x&quot;&amp;DEC2HEX(BITAND(ROW()-2;255));&quot;, &quot;&quot;name&quot;&quot;: &quot;&quot;&quot;;[.B533];&quot;&quot;&quot;, &quot;&quot;value&quot;&quot;: &quot;;IF([.C533] &gt; 0; MOD([.C533]; 10); -1);&quot;, &quot;&quot;type&quot;&quot;: &quot;&quot;&quot;;[.D533];&quot;&quot;&quot;, &quot;&quot;cpCost&quot;&quot;: &quot;;[.G533];&quot;, &quot;&quot;element&quot;&quot;: &quot;&quot;&quot;;[.E533];&quot;&quot;&quot;, },&quot;)" office:value-type="string" office:string-value="0x213: { &quot;idMostSigNib&quot;: 2, &quot;idLeastSigByte&quot;: 0x13, &quot;name&quot;: &quot;Black Fungus&quot;, &quot;value&quot;: -1, &quot;type&quot;: &quot;Enemy&quot;, &quot;cpCost&quot;: 20, &quot;element&quot;: &quot;N/A&quot;, }," calcext:value-type="string">
            <text:p>0x213: { "idMostSigNib": 2, "idLeastSigByte": 0x13, "name": "Black Fungus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4" calcext:value-type="string">
            <text:p>0x214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4];&quot;: { &quot;&quot;idMostSigNib&quot;&quot;: &quot;;BITAND(ROW()-2;65280)/256;&quot;, &quot;&quot;idLeastSigByte&quot;&quot;: &quot;;&quot;0x&quot;&amp;DEC2HEX(BITAND(ROW()-2;255));&quot;, &quot;&quot;name&quot;&quot;: &quot;&quot;&quot;;[.B534];&quot;&quot;&quot;, &quot;&quot;value&quot;&quot;: &quot;;IF([.C534] &gt; 0; MOD([.C534]; 10); -1);&quot;, &quot;&quot;type&quot;&quot;: &quot;&quot;&quot;;[.D534];&quot;&quot;&quot;, &quot;&quot;cpCost&quot;&quot;: &quot;;[.G534];&quot;, &quot;&quot;element&quot;&quot;: &quot;&quot;&quot;;[.E534];&quot;&quot;&quot;, },&quot;)" office:value-type="string" office:string-value="0x214: { &quot;idMostSigNib&quot;: 2, &quot;idLeastSigByte&quot;: 0x14, &quot;name&quot;: &quot;Creeper Plant&quot;, &quot;value&quot;: -1, &quot;type&quot;: &quot;Enemy&quot;, &quot;cpCost&quot;: 35, &quot;element&quot;: &quot;N/A&quot;, }," calcext:value-type="string">
            <text:p>0x214: { "idMostSigNib": 2, "idLeastSigByte": 0x14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5" calcext:value-type="string">
            <text:p>0x215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5];&quot;: { &quot;&quot;idMostSigNib&quot;&quot;: &quot;;BITAND(ROW()-2;65280)/256;&quot;, &quot;&quot;idLeastSigByte&quot;&quot;: &quot;;&quot;0x&quot;&amp;DEC2HEX(BITAND(ROW()-2;255));&quot;, &quot;&quot;name&quot;&quot;: &quot;&quot;&quot;;[.B535];&quot;&quot;&quot;, &quot;&quot;value&quot;&quot;: &quot;;IF([.C535] &gt; 0; MOD([.C535]; 10); -1);&quot;, &quot;&quot;type&quot;&quot;: &quot;&quot;&quot;;[.D535];&quot;&quot;&quot;, &quot;&quot;cpCost&quot;&quot;: &quot;;[.G535];&quot;, &quot;&quot;element&quot;&quot;: &quot;&quot;&quot;;[.E535];&quot;&quot;&quot;, },&quot;)" office:value-type="string" office:string-value="0x215: { &quot;idMostSigNib&quot;: 2, &quot;idLeastSigByte&quot;: 0x15, &quot;name&quot;: &quot;Creeper Plant&quot;, &quot;value&quot;: -1, &quot;type&quot;: &quot;Enemy&quot;, &quot;cpCost&quot;: 35, &quot;element&quot;: &quot;N/A&quot;, }," calcext:value-type="string">
            <text:p>0x215: { "idMostSigNib": 2, "idLeastSigByte": 0x15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6" calcext:value-type="string">
            <text:p>0x216</text:p>
          </table:table-cell>
          <table:table-cell office:value-type="string" calcext:value-type="string">
            <text:p>Creeper Pla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36];&quot;: { &quot;&quot;idMostSigNib&quot;&quot;: &quot;;BITAND(ROW()-2;65280)/256;&quot;, &quot;&quot;idLeastSigByte&quot;&quot;: &quot;;&quot;0x&quot;&amp;DEC2HEX(BITAND(ROW()-2;255));&quot;, &quot;&quot;name&quot;&quot;: &quot;&quot;&quot;;[.B536];&quot;&quot;&quot;, &quot;&quot;value&quot;&quot;: &quot;;IF([.C536] &gt; 0; MOD([.C536]; 10); -1);&quot;, &quot;&quot;type&quot;&quot;: &quot;&quot;&quot;;[.D536];&quot;&quot;&quot;, &quot;&quot;cpCost&quot;&quot;: &quot;;[.G536];&quot;, &quot;&quot;element&quot;&quot;: &quot;&quot;&quot;;[.E536];&quot;&quot;&quot;, },&quot;)" office:value-type="string" office:string-value="0x216: { &quot;idMostSigNib&quot;: 2, &quot;idLeastSigByte&quot;: 0x16, &quot;name&quot;: &quot;Creeper Plant&quot;, &quot;value&quot;: -1, &quot;type&quot;: &quot;Enemy&quot;, &quot;cpCost&quot;: 35, &quot;element&quot;: &quot;N/A&quot;, }," calcext:value-type="string">
            <text:p>0x216: { "idMostSigNib": 2, "idLeastSigByte": 0x16, "name": "Creeper Plant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17" calcext:value-type="string">
            <text:p>0x217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7];&quot;: { &quot;&quot;idMostSigNib&quot;&quot;: &quot;;BITAND(ROW()-2;65280)/256;&quot;, &quot;&quot;idLeastSigByte&quot;&quot;: &quot;;&quot;0x&quot;&amp;DEC2HEX(BITAND(ROW()-2;255));&quot;, &quot;&quot;name&quot;&quot;: &quot;&quot;&quot;;[.B537];&quot;&quot;&quot;, &quot;&quot;value&quot;&quot;: &quot;;IF([.C537] &gt; 0; MOD([.C537]; 10); -1);&quot;, &quot;&quot;type&quot;&quot;: &quot;&quot;&quot;;[.D537];&quot;&quot;&quot;, &quot;&quot;cpCost&quot;&quot;: &quot;;[.G537];&quot;, &quot;&quot;element&quot;&quot;: &quot;&quot;&quot;;[.E537];&quot;&quot;&quot;, },&quot;)" office:value-type="string" office:string-value="0x217: { &quot;idMostSigNib&quot;: 2, &quot;idLeastSigByte&quot;: 0x17, &quot;name&quot;: &quot;Tornado Step&quot;, &quot;value&quot;: -1, &quot;type&quot;: &quot;Enemy&quot;, &quot;cpCost&quot;: 25, &quot;element&quot;: &quot;N/A&quot;, }," calcext:value-type="string">
            <text:p>0x217: { "idMostSigNib": 2, "idLeastSigByte": 0x17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8" calcext:value-type="string">
            <text:p>0x218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8];&quot;: { &quot;&quot;idMostSigNib&quot;&quot;: &quot;;BITAND(ROW()-2;65280)/256;&quot;, &quot;&quot;idLeastSigByte&quot;&quot;: &quot;;&quot;0x&quot;&amp;DEC2HEX(BITAND(ROW()-2;255));&quot;, &quot;&quot;name&quot;&quot;: &quot;&quot;&quot;;[.B538];&quot;&quot;&quot;, &quot;&quot;value&quot;&quot;: &quot;;IF([.C538] &gt; 0; MOD([.C538]; 10); -1);&quot;, &quot;&quot;type&quot;&quot;: &quot;&quot;&quot;;[.D538];&quot;&quot;&quot;, &quot;&quot;cpCost&quot;&quot;: &quot;;[.G538];&quot;, &quot;&quot;element&quot;&quot;: &quot;&quot;&quot;;[.E538];&quot;&quot;&quot;, },&quot;)" office:value-type="string" office:string-value="0x218: { &quot;idMostSigNib&quot;: 2, &quot;idLeastSigByte&quot;: 0x18, &quot;name&quot;: &quot;Tornado Step&quot;, &quot;value&quot;: -1, &quot;type&quot;: &quot;Enemy&quot;, &quot;cpCost&quot;: 25, &quot;element&quot;: &quot;N/A&quot;, }," calcext:value-type="string">
            <text:p>0x218: { "idMostSigNib": 2, "idLeastSigByte": 0x18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9" calcext:value-type="string">
            <text:p>0x219</text:p>
          </table:table-cell>
          <table:table-cell office:value-type="string" calcext:value-type="string">
            <text:p>Tornado Step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39];&quot;: { &quot;&quot;idMostSigNib&quot;&quot;: &quot;;BITAND(ROW()-2;65280)/256;&quot;, &quot;&quot;idLeastSigByte&quot;&quot;: &quot;;&quot;0x&quot;&amp;DEC2HEX(BITAND(ROW()-2;255));&quot;, &quot;&quot;name&quot;&quot;: &quot;&quot;&quot;;[.B539];&quot;&quot;&quot;, &quot;&quot;value&quot;&quot;: &quot;;IF([.C539] &gt; 0; MOD([.C539]; 10); -1);&quot;, &quot;&quot;type&quot;&quot;: &quot;&quot;&quot;;[.D539];&quot;&quot;&quot;, &quot;&quot;cpCost&quot;&quot;: &quot;;[.G539];&quot;, &quot;&quot;element&quot;&quot;: &quot;&quot;&quot;;[.E539];&quot;&quot;&quot;, },&quot;)" office:value-type="string" office:string-value="0x219: { &quot;idMostSigNib&quot;: 2, &quot;idLeastSigByte&quot;: 0x19, &quot;name&quot;: &quot;Tornado Step&quot;, &quot;value&quot;: -1, &quot;type&quot;: &quot;Enemy&quot;, &quot;cpCost&quot;: 25, &quot;element&quot;: &quot;N/A&quot;, }," calcext:value-type="string">
            <text:p>0x219: { "idMostSigNib": 2, "idLeastSigByte": 0x19, "name": "Tornado Step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1A" calcext:value-type="string">
            <text:p>0x21A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0];&quot;: { &quot;&quot;idMostSigNib&quot;&quot;: &quot;;BITAND(ROW()-2;65280)/256;&quot;, &quot;&quot;idLeastSigByte&quot;&quot;: &quot;;&quot;0x&quot;&amp;DEC2HEX(BITAND(ROW()-2;255));&quot;, &quot;&quot;name&quot;&quot;: &quot;&quot;&quot;;[.B540];&quot;&quot;&quot;, &quot;&quot;value&quot;&quot;: &quot;;IF([.C540] &gt; 0; MOD([.C540]; 10); -1);&quot;, &quot;&quot;type&quot;&quot;: &quot;&quot;&quot;;[.D540];&quot;&quot;&quot;, &quot;&quot;cpCost&quot;&quot;: &quot;;[.G540];&quot;, &quot;&quot;element&quot;&quot;: &quot;&quot;&quot;;[.E540];&quot;&quot;&quot;, },&quot;)" office:value-type="string" office:string-value="0x21A: { &quot;idMostSigNib&quot;: 2, &quot;idLeastSigByte&quot;: 0x1A, &quot;name&quot;: &quot;Crescendo&quot;, &quot;value&quot;: -1, &quot;type&quot;: &quot;Enemy&quot;, &quot;cpCost&quot;: 20, &quot;element&quot;: &quot;N/A&quot;, }," calcext:value-type="string">
            <text:p>0x21A: { "idMostSigNib": 2, "idLeastSigByte": 0x1A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B" calcext:value-type="string">
            <text:p>0x21B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1];&quot;: { &quot;&quot;idMostSigNib&quot;&quot;: &quot;;BITAND(ROW()-2;65280)/256;&quot;, &quot;&quot;idLeastSigByte&quot;&quot;: &quot;;&quot;0x&quot;&amp;DEC2HEX(BITAND(ROW()-2;255));&quot;, &quot;&quot;name&quot;&quot;: &quot;&quot;&quot;;[.B541];&quot;&quot;&quot;, &quot;&quot;value&quot;&quot;: &quot;;IF([.C541] &gt; 0; MOD([.C541]; 10); -1);&quot;, &quot;&quot;type&quot;&quot;: &quot;&quot;&quot;;[.D541];&quot;&quot;&quot;, &quot;&quot;cpCost&quot;&quot;: &quot;;[.G541];&quot;, &quot;&quot;element&quot;&quot;: &quot;&quot;&quot;;[.E541];&quot;&quot;&quot;, },&quot;)" office:value-type="string" office:string-value="0x21B: { &quot;idMostSigNib&quot;: 2, &quot;idLeastSigByte&quot;: 0x1B, &quot;name&quot;: &quot;Crescendo&quot;, &quot;value&quot;: -1, &quot;type&quot;: &quot;Enemy&quot;, &quot;cpCost&quot;: 20, &quot;element&quot;: &quot;N/A&quot;, }," calcext:value-type="string">
            <text:p>0x21B: { "idMostSigNib": 2, "idLeastSigByte": 0x1B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C" calcext:value-type="string">
            <text:p>0x21C</text:p>
          </table:table-cell>
          <table:table-cell office:value-type="string" calcext:value-type="string">
            <text:p>Crescendo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formula="of:=COM.MICROSOFT.CONCAT([.A542];&quot;: { &quot;&quot;idMostSigNib&quot;&quot;: &quot;;BITAND(ROW()-2;65280)/256;&quot;, &quot;&quot;idLeastSigByte&quot;&quot;: &quot;;&quot;0x&quot;&amp;DEC2HEX(BITAND(ROW()-2;255));&quot;, &quot;&quot;name&quot;&quot;: &quot;&quot;&quot;;[.B542];&quot;&quot;&quot;, &quot;&quot;value&quot;&quot;: &quot;;IF([.C542] &gt; 0; MOD([.C542]; 10); -1);&quot;, &quot;&quot;type&quot;&quot;: &quot;&quot;&quot;;[.D542];&quot;&quot;&quot;, &quot;&quot;cpCost&quot;&quot;: &quot;;[.G542];&quot;, &quot;&quot;element&quot;&quot;: &quot;&quot;&quot;;[.E542];&quot;&quot;&quot;, },&quot;)" office:value-type="string" office:string-value="0x21C: { &quot;idMostSigNib&quot;: 2, &quot;idLeastSigByte&quot;: 0x1C, &quot;name&quot;: &quot;Crescendo&quot;, &quot;value&quot;: -1, &quot;type&quot;: &quot;Enemy&quot;, &quot;cpCost&quot;: 20, &quot;element&quot;: &quot;N/A&quot;, }," calcext:value-type="string">
            <text:p>0x21C: { "idMostSigNib": 2, "idLeastSigByte": 0x1C, "name": "Crescendo", "value": -1, "type": "Enemy", "cpCost": 20, "element": "N/A", },</text:p>
          </table:table-cell>
        </table:table-row>
        <table:table-row table:style-name="ro1">
          <table:table-cell table:formula="of:=&quot;0x&quot;&amp;DEC2HEX(ROW()-2)" office:value-type="string" office:string-value="0x21D" calcext:value-type="string">
            <text:p>0x21D</text:p>
          </table:table-cell>
          <table:table-cell office:value-type="string" calcext:value-type="string">
            <text:p>Guard Armo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formula="of:=COM.MICROSOFT.CONCAT([.A543];&quot;: { &quot;&quot;idMostSigNib&quot;&quot;: &quot;;BITAND(ROW()-2;65280)/256;&quot;, &quot;&quot;idLeastSigByte&quot;&quot;: &quot;;&quot;0x&quot;&amp;DEC2HEX(BITAND(ROW()-2;255));&quot;, &quot;&quot;name&quot;&quot;: &quot;&quot;&quot;;[.B543];&quot;&quot;&quot;, &quot;&quot;value&quot;&quot;: &quot;;IF([.C543] &gt; 0; MOD([.C543]; 10); -1);&quot;, &quot;&quot;type&quot;&quot;: &quot;&quot;&quot;;[.D543];&quot;&quot;&quot;, &quot;&quot;cpCost&quot;&quot;: &quot;;[.G543];&quot;, &quot;&quot;element&quot;&quot;: &quot;&quot;&quot;;[.E543];&quot;&quot;&quot;, },&quot;)" office:value-type="string" office:string-value="0x21D: { &quot;idMostSigNib&quot;: 2, &quot;idLeastSigByte&quot;: 0x1D, &quot;name&quot;: &quot;Guard Armor&quot;, &quot;value&quot;: -1, &quot;type&quot;: &quot;Enemy&quot;, &quot;cpCost&quot;: 30, &quot;element&quot;: &quot;N/A&quot;, }," calcext:value-type="string">
            <text:p>0x21D: { "idMostSigNib": 2, "idLeastSigByte": 0x1D, "name": "Guard Armor", "value": -1, "type": "Enemy", "cpCost": 30, "element": "N/A", },</text:p>
          </table:table-cell>
        </table:table-row>
        <table:table-row table:style-name="ro1">
          <table:table-cell table:formula="of:=&quot;0x&quot;&amp;DEC2HEX(ROW()-2)" office:value-type="string" office:string-value="0x21E" calcext:value-type="string">
            <text:p>0x21E</text:p>
          </table:table-cell>
          <table:table-cell office:value-type="string" calcext:value-type="string">
            <text:p>Parasite Cag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44];&quot;: { &quot;&quot;idMostSigNib&quot;&quot;: &quot;;BITAND(ROW()-2;65280)/256;&quot;, &quot;&quot;idLeastSigByte&quot;&quot;: &quot;;&quot;0x&quot;&amp;DEC2HEX(BITAND(ROW()-2;255));&quot;, &quot;&quot;name&quot;&quot;: &quot;&quot;&quot;;[.B544];&quot;&quot;&quot;, &quot;&quot;value&quot;&quot;: &quot;;IF([.C544] &gt; 0; MOD([.C544]; 10); -1);&quot;, &quot;&quot;type&quot;&quot;: &quot;&quot;&quot;;[.D544];&quot;&quot;&quot;, &quot;&quot;cpCost&quot;&quot;: &quot;;[.G544];&quot;, &quot;&quot;element&quot;&quot;: &quot;&quot;&quot;;[.E544];&quot;&quot;&quot;, },&quot;)" office:value-type="string" office:string-value="0x21E: { &quot;idMostSigNib&quot;: 2, &quot;idLeastSigByte&quot;: 0x1E, &quot;name&quot;: &quot;Parasite Cage&quot;, &quot;value&quot;: -1, &quot;type&quot;: &quot;Enemy&quot;, &quot;cpCost&quot;: 60, &quot;element&quot;: &quot;N/A&quot;, }," calcext:value-type="string">
            <text:p>0x21E: { "idMostSigNib": 2, "idLeastSigByte": 0x1E, "name": "Parasite Cage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1F" calcext:value-type="string">
            <text:p>0x21F</text:p>
          </table:table-cell>
          <table:table-cell office:value-type="string" calcext:value-type="string">
            <text:p>Trickmast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5" calcext:value-type="float">
            <text:p>25</text:p>
          </table:table-cell>
          <table:table-cell table:formula="of:=COM.MICROSOFT.CONCAT([.A545];&quot;: { &quot;&quot;idMostSigNib&quot;&quot;: &quot;;BITAND(ROW()-2;65280)/256;&quot;, &quot;&quot;idLeastSigByte&quot;&quot;: &quot;;&quot;0x&quot;&amp;DEC2HEX(BITAND(ROW()-2;255));&quot;, &quot;&quot;name&quot;&quot;: &quot;&quot;&quot;;[.B545];&quot;&quot;&quot;, &quot;&quot;value&quot;&quot;: &quot;;IF([.C545] &gt; 0; MOD([.C545]; 10); -1);&quot;, &quot;&quot;type&quot;&quot;: &quot;&quot;&quot;;[.D545];&quot;&quot;&quot;, &quot;&quot;cpCost&quot;&quot;: &quot;;[.G545];&quot;, &quot;&quot;element&quot;&quot;: &quot;&quot;&quot;;[.E545];&quot;&quot;&quot;, },&quot;)" office:value-type="string" office:string-value="0x21F: { &quot;idMostSigNib&quot;: 2, &quot;idLeastSigByte&quot;: 0x1F, &quot;name&quot;: &quot;Trickmaster&quot;, &quot;value&quot;: -1, &quot;type&quot;: &quot;Enemy&quot;, &quot;cpCost&quot;: 25, &quot;element&quot;: &quot;N/A&quot;, }," calcext:value-type="string">
            <text:p>0x21F: { "idMostSigNib": 2, "idLeastSigByte": 0x1F, "name": "Trickmaster", "value": -1, "type": "Enemy", "cpCost": 25, "element": "N/A", },</text:p>
          </table:table-cell>
        </table:table-row>
        <table:table-row table:style-name="ro1">
          <table:table-cell table:formula="of:=&quot;0x&quot;&amp;DEC2HEX(ROW()-2)" office:value-type="string" office:string-value="0x220" calcext:value-type="string">
            <text:p>0x220</text:p>
          </table:table-cell>
          <table:table-cell office:value-type="string" calcext:value-type="string">
            <text:p>Darksid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46];&quot;: { &quot;&quot;idMostSigNib&quot;&quot;: &quot;;BITAND(ROW()-2;65280)/256;&quot;, &quot;&quot;idLeastSigByte&quot;&quot;: &quot;;&quot;0x&quot;&amp;DEC2HEX(BITAND(ROW()-2;255));&quot;, &quot;&quot;name&quot;&quot;: &quot;&quot;&quot;;[.B546];&quot;&quot;&quot;, &quot;&quot;value&quot;&quot;: &quot;;IF([.C546] &gt; 0; MOD([.C546]; 10); -1);&quot;, &quot;&quot;type&quot;&quot;: &quot;&quot;&quot;;[.D546];&quot;&quot;&quot;, &quot;&quot;cpCost&quot;&quot;: &quot;;[.G546];&quot;, &quot;&quot;element&quot;&quot;: &quot;&quot;&quot;;[.E546];&quot;&quot;&quot;, },&quot;)" office:value-type="string" office:string-value="0x220: { &quot;idMostSigNib&quot;: 2, &quot;idLeastSigByte&quot;: 0x20, &quot;name&quot;: &quot;Darkside&quot;, &quot;value&quot;: -1, &quot;type&quot;: &quot;Enemy&quot;, &quot;cpCost&quot;: 99, &quot;element&quot;: &quot;N/A&quot;, }," calcext:value-type="string">
            <text:p>0x220: { "idMostSigNib": 2, "idLeastSigByte": 0x20, "name": "Darkside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21" calcext:value-type="string">
            <text:p>0x221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7];&quot;: { &quot;&quot;idMostSigNib&quot;&quot;: &quot;;BITAND(ROW()-2;65280)/256;&quot;, &quot;&quot;idLeastSigByte&quot;&quot;: &quot;;&quot;0x&quot;&amp;DEC2HEX(BITAND(ROW()-2;255));&quot;, &quot;&quot;name&quot;&quot;: &quot;&quot;&quot;;[.B547];&quot;&quot;&quot;, &quot;&quot;value&quot;&quot;: &quot;;IF([.C547] &gt; 0; MOD([.C547]; 10); -1);&quot;, &quot;&quot;type&quot;&quot;: &quot;&quot;&quot;;[.D547];&quot;&quot;&quot;, &quot;&quot;cpCost&quot;&quot;: &quot;;[.G547];&quot;, &quot;&quot;element&quot;&quot;: &quot;&quot;&quot;;[.E547];&quot;&quot;&quot;, },&quot;)" office:value-type="string" office:string-value="0x221: { &quot;idMostSigNib&quot;: 2, &quot;idLeastSigByte&quot;: 0x21, &quot;name&quot;: &quot;Card Soldier&quot;, &quot;value&quot;: -1, &quot;type&quot;: &quot;Enemy&quot;, &quot;cpCost&quot;: 55, &quot;element&quot;: &quot;N/A&quot;, }," calcext:value-type="string">
            <text:p>0x221: { "idMostSigNib": 2, "idLeastSigByte": 0x21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2" calcext:value-type="string">
            <text:p>0x222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8];&quot;: { &quot;&quot;idMostSigNib&quot;&quot;: &quot;;BITAND(ROW()-2;65280)/256;&quot;, &quot;&quot;idLeastSigByte&quot;&quot;: &quot;;&quot;0x&quot;&amp;DEC2HEX(BITAND(ROW()-2;255));&quot;, &quot;&quot;name&quot;&quot;: &quot;&quot;&quot;;[.B548];&quot;&quot;&quot;, &quot;&quot;value&quot;&quot;: &quot;;IF([.C548] &gt; 0; MOD([.C548]; 10); -1);&quot;, &quot;&quot;type&quot;&quot;: &quot;&quot;&quot;;[.D548];&quot;&quot;&quot;, &quot;&quot;cpCost&quot;&quot;: &quot;;[.G548];&quot;, &quot;&quot;element&quot;&quot;: &quot;&quot;&quot;;[.E548];&quot;&quot;&quot;, },&quot;)" office:value-type="string" office:string-value="0x222: { &quot;idMostSigNib&quot;: 2, &quot;idLeastSigByte&quot;: 0x22, &quot;name&quot;: &quot;Card Soldier&quot;, &quot;value&quot;: -1, &quot;type&quot;: &quot;Enemy&quot;, &quot;cpCost&quot;: 55, &quot;element&quot;: &quot;N/A&quot;, }," calcext:value-type="string">
            <text:p>0x222: { "idMostSigNib": 2, "idLeastSigByte": 0x22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3" calcext:value-type="string">
            <text:p>0x223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49];&quot;: { &quot;&quot;idMostSigNib&quot;&quot;: &quot;;BITAND(ROW()-2;65280)/256;&quot;, &quot;&quot;idLeastSigByte&quot;&quot;: &quot;;&quot;0x&quot;&amp;DEC2HEX(BITAND(ROW()-2;255));&quot;, &quot;&quot;name&quot;&quot;: &quot;&quot;&quot;;[.B549];&quot;&quot;&quot;, &quot;&quot;value&quot;&quot;: &quot;;IF([.C549] &gt; 0; MOD([.C549]; 10); -1);&quot;, &quot;&quot;type&quot;&quot;: &quot;&quot;&quot;;[.D549];&quot;&quot;&quot;, &quot;&quot;cpCost&quot;&quot;: &quot;;[.G549];&quot;, &quot;&quot;element&quot;&quot;: &quot;&quot;&quot;;[.E549];&quot;&quot;&quot;, },&quot;)" office:value-type="string" office:string-value="0x223: { &quot;idMostSigNib&quot;: 2, &quot;idLeastSigByte&quot;: 0x23, &quot;name&quot;: &quot;Card Soldier&quot;, &quot;value&quot;: -1, &quot;type&quot;: &quot;Enemy&quot;, &quot;cpCost&quot;: 55, &quot;element&quot;: &quot;N/A&quot;, }," calcext:value-type="string">
            <text:p>0x223: { "idMostSigNib": 2, "idLeastSigByte": 0x23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4" calcext:value-type="string">
            <text:p>0x224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0];&quot;: { &quot;&quot;idMostSigNib&quot;&quot;: &quot;;BITAND(ROW()-2;65280)/256;&quot;, &quot;&quot;idLeastSigByte&quot;&quot;: &quot;;&quot;0x&quot;&amp;DEC2HEX(BITAND(ROW()-2;255));&quot;, &quot;&quot;name&quot;&quot;: &quot;&quot;&quot;;[.B550];&quot;&quot;&quot;, &quot;&quot;value&quot;&quot;: &quot;;IF([.C550] &gt; 0; MOD([.C550]; 10); -1);&quot;, &quot;&quot;type&quot;&quot;: &quot;&quot;&quot;;[.D550];&quot;&quot;&quot;, &quot;&quot;cpCost&quot;&quot;: &quot;;[.G550];&quot;, &quot;&quot;element&quot;&quot;: &quot;&quot;&quot;;[.E550];&quot;&quot;&quot;, },&quot;)" office:value-type="string" office:string-value="0x224: { &quot;idMostSigNib&quot;: 2, &quot;idLeastSigByte&quot;: 0x24, &quot;name&quot;: &quot;Card Soldier&quot;, &quot;value&quot;: -1, &quot;type&quot;: &quot;Enemy&quot;, &quot;cpCost&quot;: 55, &quot;element&quot;: &quot;N/A&quot;, }," calcext:value-type="string">
            <text:p>0x224: { "idMostSigNib": 2, "idLeastSigByte": 0x24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5" calcext:value-type="string">
            <text:p>0x225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1];&quot;: { &quot;&quot;idMostSigNib&quot;&quot;: &quot;;BITAND(ROW()-2;65280)/256;&quot;, &quot;&quot;idLeastSigByte&quot;&quot;: &quot;;&quot;0x&quot;&amp;DEC2HEX(BITAND(ROW()-2;255));&quot;, &quot;&quot;name&quot;&quot;: &quot;&quot;&quot;;[.B551];&quot;&quot;&quot;, &quot;&quot;value&quot;&quot;: &quot;;IF([.C551] &gt; 0; MOD([.C551]; 10); -1);&quot;, &quot;&quot;type&quot;&quot;: &quot;&quot;&quot;;[.D551];&quot;&quot;&quot;, &quot;&quot;cpCost&quot;&quot;: &quot;;[.G551];&quot;, &quot;&quot;element&quot;&quot;: &quot;&quot;&quot;;[.E551];&quot;&quot;&quot;, },&quot;)" office:value-type="string" office:string-value="0x225: { &quot;idMostSigNib&quot;: 2, &quot;idLeastSigByte&quot;: 0x25, &quot;name&quot;: &quot;Card Soldier&quot;, &quot;value&quot;: -1, &quot;type&quot;: &quot;Enemy&quot;, &quot;cpCost&quot;: 55, &quot;element&quot;: &quot;N/A&quot;, }," calcext:value-type="string">
            <text:p>0x225: { "idMostSigNib": 2, "idLeastSigByte": 0x25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6" calcext:value-type="string">
            <text:p>0x226</text:p>
          </table:table-cell>
          <table:table-cell office:value-type="string" calcext:value-type="string">
            <text:p>Card Soldie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5" calcext:value-type="float">
            <text:p>55</text:p>
          </table:table-cell>
          <table:table-cell table:formula="of:=COM.MICROSOFT.CONCAT([.A552];&quot;: { &quot;&quot;idMostSigNib&quot;&quot;: &quot;;BITAND(ROW()-2;65280)/256;&quot;, &quot;&quot;idLeastSigByte&quot;&quot;: &quot;;&quot;0x&quot;&amp;DEC2HEX(BITAND(ROW()-2;255));&quot;, &quot;&quot;name&quot;&quot;: &quot;&quot;&quot;;[.B552];&quot;&quot;&quot;, &quot;&quot;value&quot;&quot;: &quot;;IF([.C552] &gt; 0; MOD([.C552]; 10); -1);&quot;, &quot;&quot;type&quot;&quot;: &quot;&quot;&quot;;[.D552];&quot;&quot;&quot;, &quot;&quot;cpCost&quot;&quot;: &quot;;[.G552];&quot;, &quot;&quot;element&quot;&quot;: &quot;&quot;&quot;;[.E552];&quot;&quot;&quot;, },&quot;)" office:value-type="string" office:string-value="0x226: { &quot;idMostSigNib&quot;: 2, &quot;idLeastSigByte&quot;: 0x26, &quot;name&quot;: &quot;Card Soldier&quot;, &quot;value&quot;: -1, &quot;type&quot;: &quot;Enemy&quot;, &quot;cpCost&quot;: 55, &quot;element&quot;: &quot;N/A&quot;, }," calcext:value-type="string">
            <text:p>0x226: { "idMostSigNib": 2, "idLeastSigByte": 0x26, "name": "Card Soldier", "value": -1, "type": "Enemy", "cpCost": 55, "element": "N/A", },</text:p>
          </table:table-cell>
        </table:table-row>
        <table:table-row table:style-name="ro1">
          <table:table-cell table:formula="of:=&quot;0x&quot;&amp;DEC2HEX(ROW()-2)" office:value-type="string" office:string-value="0x227" calcext:value-type="string">
            <text:p>0x227</text:p>
          </table:table-cell>
          <table:table-cell office:value-type="string" calcext:value-type="string">
            <text:p>Hade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3];&quot;: { &quot;&quot;idMostSigNib&quot;&quot;: &quot;;BITAND(ROW()-2;65280)/256;&quot;, &quot;&quot;idLeastSigByte&quot;&quot;: &quot;;&quot;0x&quot;&amp;DEC2HEX(BITAND(ROW()-2;255));&quot;, &quot;&quot;name&quot;&quot;: &quot;&quot;&quot;;[.B553];&quot;&quot;&quot;, &quot;&quot;value&quot;&quot;: &quot;;IF([.C553] &gt; 0; MOD([.C553]; 10); -1);&quot;, &quot;&quot;type&quot;&quot;: &quot;&quot;&quot;;[.D553];&quot;&quot;&quot;, &quot;&quot;cpCost&quot;&quot;: &quot;;[.G553];&quot;, &quot;&quot;element&quot;&quot;: &quot;&quot;&quot;;[.E553];&quot;&quot;&quot;, },&quot;)" office:value-type="string" office:string-value="0x227: { &quot;idMostSigNib&quot;: 2, &quot;idLeastSigByte&quot;: 0x27, &quot;name&quot;: &quot;Hades&quot;, &quot;value&quot;: -1, &quot;type&quot;: &quot;Enemy&quot;, &quot;cpCost&quot;: 40, &quot;element&quot;: &quot;N/A&quot;, }," calcext:value-type="string">
            <text:p>0x227: { "idMostSigNib": 2, "idLeastSigByte": 0x27, "name": "Hades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228" calcext:value-type="string">
            <text:p>0x228</text:p>
          </table:table-cell>
          <table:table-cell office:value-type="string" calcext:value-type="string">
            <text:p>Jafar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5" calcext:value-type="float">
            <text:p>65</text:p>
          </table:table-cell>
          <table:table-cell table:formula="of:=COM.MICROSOFT.CONCAT([.A554];&quot;: { &quot;&quot;idMostSigNib&quot;&quot;: &quot;;BITAND(ROW()-2;65280)/256;&quot;, &quot;&quot;idLeastSigByte&quot;&quot;: &quot;;&quot;0x&quot;&amp;DEC2HEX(BITAND(ROW()-2;255));&quot;, &quot;&quot;name&quot;&quot;: &quot;&quot;&quot;;[.B554];&quot;&quot;&quot;, &quot;&quot;value&quot;&quot;: &quot;;IF([.C554] &gt; 0; MOD([.C554]; 10); -1);&quot;, &quot;&quot;type&quot;&quot;: &quot;&quot;&quot;;[.D554];&quot;&quot;&quot;, &quot;&quot;cpCost&quot;&quot;: &quot;;[.G554];&quot;, &quot;&quot;element&quot;&quot;: &quot;&quot;&quot;;[.E554];&quot;&quot;&quot;, },&quot;)" office:value-type="string" office:string-value="0x228: { &quot;idMostSigNib&quot;: 2, &quot;idLeastSigByte&quot;: 0x28, &quot;name&quot;: &quot;Jafar&quot;, &quot;value&quot;: -1, &quot;type&quot;: &quot;Enemy&quot;, &quot;cpCost&quot;: 65, &quot;element&quot;: &quot;N/A&quot;, }," calcext:value-type="string">
            <text:p>0x228: { "idMostSigNib": 2, "idLeastSigByte": 0x28, "name": "Jafar", "value": -1, "type": "Enemy", "cpCost": 65, "element": "N/A", },</text:p>
          </table:table-cell>
        </table:table-row>
        <table:table-row table:style-name="ro1">
          <table:table-cell table:formula="of:=&quot;0x&quot;&amp;DEC2HEX(ROW()-2)" office:value-type="string" office:string-value="0x229" calcext:value-type="string">
            <text:p>0x229</text:p>
          </table:table-cell>
          <table:table-cell office:value-type="string" calcext:value-type="string">
            <text:p>Oogie Boogi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40" calcext:value-type="float">
            <text:p>40</text:p>
          </table:table-cell>
          <table:table-cell table:formula="of:=COM.MICROSOFT.CONCAT([.A555];&quot;: { &quot;&quot;idMostSigNib&quot;&quot;: &quot;;BITAND(ROW()-2;65280)/256;&quot;, &quot;&quot;idLeastSigByte&quot;&quot;: &quot;;&quot;0x&quot;&amp;DEC2HEX(BITAND(ROW()-2;255));&quot;, &quot;&quot;name&quot;&quot;: &quot;&quot;&quot;;[.B555];&quot;&quot;&quot;, &quot;&quot;value&quot;&quot;: &quot;;IF([.C555] &gt; 0; MOD([.C555]; 10); -1);&quot;, &quot;&quot;type&quot;&quot;: &quot;&quot;&quot;;[.D555];&quot;&quot;&quot;, &quot;&quot;cpCost&quot;&quot;: &quot;;[.G555];&quot;, &quot;&quot;element&quot;&quot;: &quot;&quot;&quot;;[.E555];&quot;&quot;&quot;, },&quot;)" office:value-type="string" office:string-value="0x229: { &quot;idMostSigNib&quot;: 2, &quot;idLeastSigByte&quot;: 0x29, &quot;name&quot;: &quot;Oogie Boogie&quot;, &quot;value&quot;: -1, &quot;type&quot;: &quot;Enemy&quot;, &quot;cpCost&quot;: 40, &quot;element&quot;: &quot;N/A&quot;, }," calcext:value-type="string">
            <text:p>0x229: { "idMostSigNib": 2, "idLeastSigByte": 0x29, "name": "Oogie Boogie", "value": -1, "type": "Enemy", "cpCost": 40, "element": "N/A", },</text:p>
          </table:table-cell>
        </table:table-row>
        <table:table-row table:style-name="ro1">
          <table:table-cell table:formula="of:=&quot;0x&quot;&amp;DEC2HEX(ROW()-2)" office:value-type="string" office:string-value="0x22A" calcext:value-type="string">
            <text:p>0x22A</text:p>
          </table:table-cell>
          <table:table-cell office:value-type="string" calcext:value-type="string">
            <text:p>Ursul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50" calcext:value-type="float">
            <text:p>50</text:p>
          </table:table-cell>
          <table:table-cell table:formula="of:=COM.MICROSOFT.CONCAT([.A556];&quot;: { &quot;&quot;idMostSigNib&quot;&quot;: &quot;;BITAND(ROW()-2;65280)/256;&quot;, &quot;&quot;idLeastSigByte&quot;&quot;: &quot;;&quot;0x&quot;&amp;DEC2HEX(BITAND(ROW()-2;255));&quot;, &quot;&quot;name&quot;&quot;: &quot;&quot;&quot;;[.B556];&quot;&quot;&quot;, &quot;&quot;value&quot;&quot;: &quot;;IF([.C556] &gt; 0; MOD([.C556]; 10); -1);&quot;, &quot;&quot;type&quot;&quot;: &quot;&quot;&quot;;[.D556];&quot;&quot;&quot;, &quot;&quot;cpCost&quot;&quot;: &quot;;[.G556];&quot;, &quot;&quot;element&quot;&quot;: &quot;&quot;&quot;;[.E556];&quot;&quot;&quot;, },&quot;)" office:value-type="string" office:string-value="0x22A: { &quot;idMostSigNib&quot;: 2, &quot;idLeastSigByte&quot;: 0x2A, &quot;name&quot;: &quot;Ursula&quot;, &quot;value&quot;: -1, &quot;type&quot;: &quot;Enemy&quot;, &quot;cpCost&quot;: 50, &quot;element&quot;: &quot;N/A&quot;, }," calcext:value-type="string">
            <text:p>0x22A: { "idMostSigNib": 2, "idLeastSigByte": 0x2A, "name": "Ursula", "value": -1, "type": "Enemy", "cpCost": 50, "element": "N/A", },</text:p>
          </table:table-cell>
        </table:table-row>
        <table:table-row table:style-name="ro1">
          <table:table-cell table:formula="of:=&quot;0x&quot;&amp;DEC2HEX(ROW()-2)" office:value-type="string" office:string-value="0x22B" calcext:value-type="string">
            <text:p>0x22B</text:p>
          </table:table-cell>
          <table:table-cell office:value-type="string" calcext:value-type="string">
            <text:p>Hoo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35" calcext:value-type="float">
            <text:p>35</text:p>
          </table:table-cell>
          <table:table-cell table:formula="of:=COM.MICROSOFT.CONCAT([.A557];&quot;: { &quot;&quot;idMostSigNib&quot;&quot;: &quot;;BITAND(ROW()-2;65280)/256;&quot;, &quot;&quot;idLeastSigByte&quot;&quot;: &quot;;&quot;0x&quot;&amp;DEC2HEX(BITAND(ROW()-2;255));&quot;, &quot;&quot;name&quot;&quot;: &quot;&quot;&quot;;[.B557];&quot;&quot;&quot;, &quot;&quot;value&quot;&quot;: &quot;;IF([.C557] &gt; 0; MOD([.C557]; 10); -1);&quot;, &quot;&quot;type&quot;&quot;: &quot;&quot;&quot;;[.D557];&quot;&quot;&quot;, &quot;&quot;cpCost&quot;&quot;: &quot;;[.G557];&quot;, &quot;&quot;element&quot;&quot;: &quot;&quot;&quot;;[.E557];&quot;&quot;&quot;, },&quot;)" office:value-type="string" office:string-value="0x22B: { &quot;idMostSigNib&quot;: 2, &quot;idLeastSigByte&quot;: 0x2B, &quot;name&quot;: &quot;Hook&quot;, &quot;value&quot;: -1, &quot;type&quot;: &quot;Enemy&quot;, &quot;cpCost&quot;: 35, &quot;element&quot;: &quot;N/A&quot;, }," calcext:value-type="string">
            <text:p>0x22B: { "idMostSigNib": 2, "idLeastSigByte": 0x2B, "name": "Hook", "value": -1, "type": "Enemy", "cpCost": 35, "element": "N/A", },</text:p>
          </table:table-cell>
        </table:table-row>
        <table:table-row table:style-name="ro1">
          <table:table-cell table:formula="of:=&quot;0x&quot;&amp;DEC2HEX(ROW()-2)" office:value-type="string" office:string-value="0x22C" calcext:value-type="string">
            <text:p>0x22C</text:p>
          </table:table-cell>
          <table:table-cell office:value-type="string" calcext:value-type="string">
            <text:p>Dragon Maleficent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0" calcext:value-type="float">
            <text:p>70</text:p>
          </table:table-cell>
          <table:table-cell table:formula="of:=COM.MICROSOFT.CONCAT([.A558];&quot;: { &quot;&quot;idMostSigNib&quot;&quot;: &quot;;BITAND(ROW()-2;65280)/256;&quot;, &quot;&quot;idLeastSigByte&quot;&quot;: &quot;;&quot;0x&quot;&amp;DEC2HEX(BITAND(ROW()-2;255));&quot;, &quot;&quot;name&quot;&quot;: &quot;&quot;&quot;;[.B558];&quot;&quot;&quot;, &quot;&quot;value&quot;&quot;: &quot;;IF([.C558] &gt; 0; MOD([.C558]; 10); -1);&quot;, &quot;&quot;type&quot;&quot;: &quot;&quot;&quot;;[.D558];&quot;&quot;&quot;, &quot;&quot;cpCost&quot;&quot;: &quot;;[.G558];&quot;, &quot;&quot;element&quot;&quot;: &quot;&quot;&quot;;[.E558];&quot;&quot;&quot;, },&quot;)" office:value-type="string" office:string-value="0x22C: { &quot;idMostSigNib&quot;: 2, &quot;idLeastSigByte&quot;: 0x2C, &quot;name&quot;: &quot;Dragon Maleficent&quot;, &quot;value&quot;: -1, &quot;type&quot;: &quot;Enemy&quot;, &quot;cpCost&quot;: 70, &quot;element&quot;: &quot;N/A&quot;, }," calcext:value-type="string">
            <text:p>0x22C: { "idMostSigNib": 2, "idLeastSigByte": 0x2C, "name": "Dragon Maleficent", "value": -1, "type": "Enemy", "cpCost": 70, "element": "N/A", },</text:p>
          </table:table-cell>
        </table:table-row>
        <table:table-row table:style-name="ro1">
          <table:table-cell table:formula="of:=&quot;0x&quot;&amp;DEC2HEX(ROW()-2)" office:value-type="string" office:string-value="0x22D" calcext:value-type="string">
            <text:p>0x22D</text:p>
          </table:table-cell>
          <table:table-cell office:value-type="string" calcext:value-type="string">
            <text:p>Riku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80" calcext:value-type="float">
            <text:p>80</text:p>
          </table:table-cell>
          <table:table-cell table:formula="of:=COM.MICROSOFT.CONCAT([.A559];&quot;: { &quot;&quot;idMostSigNib&quot;&quot;: &quot;;BITAND(ROW()-2;65280)/256;&quot;, &quot;&quot;idLeastSigByte&quot;&quot;: &quot;;&quot;0x&quot;&amp;DEC2HEX(BITAND(ROW()-2;255));&quot;, &quot;&quot;name&quot;&quot;: &quot;&quot;&quot;;[.B559];&quot;&quot;&quot;, &quot;&quot;value&quot;&quot;: &quot;;IF([.C559] &gt; 0; MOD([.C559]; 10); -1);&quot;, &quot;&quot;type&quot;&quot;: &quot;&quot;&quot;;[.D559];&quot;&quot;&quot;, &quot;&quot;cpCost&quot;&quot;: &quot;;[.G559];&quot;, &quot;&quot;element&quot;&quot;: &quot;&quot;&quot;;[.E559];&quot;&quot;&quot;, },&quot;)" office:value-type="string" office:string-value="0x22D: { &quot;idMostSigNib&quot;: 2, &quot;idLeastSigByte&quot;: 0x2D, &quot;name&quot;: &quot;Riku&quot;, &quot;value&quot;: -1, &quot;type&quot;: &quot;Enemy&quot;, &quot;cpCost&quot;: 80, &quot;element&quot;: &quot;N/A&quot;, }," calcext:value-type="string">
            <text:p>0x22D: { "idMostSigNib": 2, "idLeastSigByte": 0x2D, "name": "Riku", "value": -1, "type": "Enemy", "cpCost": 80, "element": "N/A", },</text:p>
          </table:table-cell>
        </table:table-row>
        <table:table-row table:style-name="ro1">
          <table:table-cell table:formula="of:=&quot;0x&quot;&amp;DEC2HEX(ROW()-2)" office:value-type="string" office:string-value="0x22E" calcext:value-type="string">
            <text:p>0x22E</text:p>
          </table:table-cell>
          <table:table-cell office:value-type="string" calcext:value-type="string">
            <text:p>Axel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75" calcext:value-type="float">
            <text:p>75</text:p>
          </table:table-cell>
          <table:table-cell table:formula="of:=COM.MICROSOFT.CONCAT([.A560];&quot;: { &quot;&quot;idMostSigNib&quot;&quot;: &quot;;BITAND(ROW()-2;65280)/256;&quot;, &quot;&quot;idLeastSigByte&quot;&quot;: &quot;;&quot;0x&quot;&amp;DEC2HEX(BITAND(ROW()-2;255));&quot;, &quot;&quot;name&quot;&quot;: &quot;&quot;&quot;;[.B560];&quot;&quot;&quot;, &quot;&quot;value&quot;&quot;: &quot;;IF([.C560] &gt; 0; MOD([.C560]; 10); -1);&quot;, &quot;&quot;type&quot;&quot;: &quot;&quot;&quot;;[.D560];&quot;&quot;&quot;, &quot;&quot;cpCost&quot;&quot;: &quot;;[.G560];&quot;, &quot;&quot;element&quot;&quot;: &quot;&quot;&quot;;[.E560];&quot;&quot;&quot;, },&quot;)" office:value-type="string" office:string-value="0x22E: { &quot;idMostSigNib&quot;: 2, &quot;idLeastSigByte&quot;: 0x2E, &quot;name&quot;: &quot;Axel&quot;, &quot;value&quot;: -1, &quot;type&quot;: &quot;Enemy&quot;, &quot;cpCost&quot;: 75, &quot;element&quot;: &quot;N/A&quot;, }," calcext:value-type="string">
            <text:p>0x22E: { "idMostSigNib": 2, "idLeastSigByte": 0x2E, "name": "Axel", "value": -1, "type": "Enemy", "cpCost": 75, "element": "N/A", },</text:p>
          </table:table-cell>
        </table:table-row>
        <table:table-row table:style-name="ro1">
          <table:table-cell table:formula="of:=&quot;0x&quot;&amp;DEC2HEX(ROW()-2)" office:value-type="string" office:string-value="0x22F" calcext:value-type="string">
            <text:p>0x22F</text:p>
          </table:table-cell>
          <table:table-cell office:value-type="string" calcext:value-type="string">
            <text:p>Larxe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1];&quot;: { &quot;&quot;idMostSigNib&quot;&quot;: &quot;;BITAND(ROW()-2;65280)/256;&quot;, &quot;&quot;idLeastSigByte&quot;&quot;: &quot;;&quot;0x&quot;&amp;DEC2HEX(BITAND(ROW()-2;255));&quot;, &quot;&quot;name&quot;&quot;: &quot;&quot;&quot;;[.B561];&quot;&quot;&quot;, &quot;&quot;value&quot;&quot;: &quot;;IF([.C561] &gt; 0; MOD([.C561]; 10); -1);&quot;, &quot;&quot;type&quot;&quot;: &quot;&quot;&quot;;[.D561];&quot;&quot;&quot;, &quot;&quot;cpCost&quot;&quot;: &quot;;[.G561];&quot;, &quot;&quot;element&quot;&quot;: &quot;&quot;&quot;;[.E561];&quot;&quot;&quot;, },&quot;)" office:value-type="string" office:string-value="0x22F: { &quot;idMostSigNib&quot;: 2, &quot;idLeastSigByte&quot;: 0x2F, &quot;name&quot;: &quot;Larxene&quot;, &quot;value&quot;: -1, &quot;type&quot;: &quot;Enemy&quot;, &quot;cpCost&quot;: 60, &quot;element&quot;: &quot;N/A&quot;, }," calcext:value-type="string">
            <text:p>0x22F: { "idMostSigNib": 2, "idLeastSigByte": 0x2F, "name": "Larxene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30" calcext:value-type="string">
            <text:p>0x230</text:p>
          </table:table-cell>
          <table:table-cell office:value-type="string" calcext:value-type="string">
            <text:p>Vexen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2];&quot;: { &quot;&quot;idMostSigNib&quot;&quot;: &quot;;BITAND(ROW()-2;65280)/256;&quot;, &quot;&quot;idLeastSigByte&quot;&quot;: &quot;;&quot;0x&quot;&amp;DEC2HEX(BITAND(ROW()-2;255));&quot;, &quot;&quot;name&quot;&quot;: &quot;&quot;&quot;;[.B562];&quot;&quot;&quot;, &quot;&quot;value&quot;&quot;: &quot;;IF([.C562] &gt; 0; MOD([.C562]; 10); -1);&quot;, &quot;&quot;type&quot;&quot;: &quot;&quot;&quot;;[.D562];&quot;&quot;&quot;, &quot;&quot;cpCost&quot;&quot;: &quot;;[.G562];&quot;, &quot;&quot;element&quot;&quot;: &quot;&quot;&quot;;[.E562];&quot;&quot;&quot;, },&quot;)" office:value-type="string" office:string-value="0x230: { &quot;idMostSigNib&quot;: 2, &quot;idLeastSigByte&quot;: 0x30, &quot;name&quot;: &quot;Vexen&quot;, &quot;value&quot;: -1, &quot;type&quot;: &quot;Enemy&quot;, &quot;cpCost&quot;: 60, &quot;element&quot;: &quot;N/A&quot;, }," calcext:value-type="string">
            <text:p>0x230: { "idMostSigNib": 2, "idLeastSigByte": 0x30, "name": "Vexen", "value": -1, "type": "Enemy", "cpCost": 60, "element": "N/A", },</text:p>
          </table:table-cell>
        </table:table-row>
        <table:table-row table:style-name="ro1">
          <table:table-cell table:formula="of:=&quot;0x&quot;&amp;DEC2HEX(ROW()-2)" office:value-type="string" office:string-value="0x231" calcext:value-type="string">
            <text:p>0x231</text:p>
          </table:table-cell>
          <table:table-cell office:value-type="string" calcext:value-type="string">
            <text:p>Marluxi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3];&quot;: { &quot;&quot;idMostSigNib&quot;&quot;: &quot;;BITAND(ROW()-2;65280)/256;&quot;, &quot;&quot;idLeastSigByte&quot;&quot;: &quot;;&quot;0x&quot;&amp;DEC2HEX(BITAND(ROW()-2;255));&quot;, &quot;&quot;name&quot;&quot;: &quot;&quot;&quot;;[.B563];&quot;&quot;&quot;, &quot;&quot;value&quot;&quot;: &quot;;IF([.C563] &gt; 0; MOD([.C563]; 10); -1);&quot;, &quot;&quot;type&quot;&quot;: &quot;&quot;&quot;;[.D563];&quot;&quot;&quot;, &quot;&quot;cpCost&quot;&quot;: &quot;;[.G563];&quot;, &quot;&quot;element&quot;&quot;: &quot;&quot;&quot;;[.E563];&quot;&quot;&quot;, },&quot;)" office:value-type="string" office:string-value="0x231: { &quot;idMostSigNib&quot;: 2, &quot;idLeastSigByte&quot;: 0x31, &quot;name&quot;: &quot;Marluxia&quot;, &quot;value&quot;: -1, &quot;type&quot;: &quot;Enemy&quot;, &quot;cpCost&quot;: 99, &quot;element&quot;: &quot;N/A&quot;, }," calcext:value-type="string">
            <text:p>0x231: { "idMostSigNib": 2, "idLeastSigByte": 0x31, "name": "Marluxia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32" calcext:value-type="string">
            <text:p>0x232</text:p>
          </table:table-cell>
          <table:table-cell office:value-type="string" calcext:value-type="string">
            <text:p>Marluxia 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formula="of:=COM.MICROSOFT.CONCAT([.A564];&quot;: { &quot;&quot;idMostSigNib&quot;&quot;: &quot;;BITAND(ROW()-2;65280)/256;&quot;, &quot;&quot;idLeastSigByte&quot;&quot;: &quot;;&quot;0x&quot;&amp;DEC2HEX(BITAND(ROW()-2;255));&quot;, &quot;&quot;name&quot;&quot;: &quot;&quot;&quot;;[.B564];&quot;&quot;&quot;, &quot;&quot;value&quot;&quot;: &quot;;IF([.C564] &gt; 0; MOD([.C564]; 10); -1);&quot;, &quot;&quot;type&quot;&quot;: &quot;&quot;&quot;;[.D564];&quot;&quot;&quot;, &quot;&quot;cpCost&quot;&quot;: &quot;;[.G564];&quot;, &quot;&quot;element&quot;&quot;: &quot;&quot;&quot;;[.E564];&quot;&quot;&quot;, },&quot;)" office:value-type="string" office:string-value="0x232: { &quot;idMostSigNib&quot;: 2, &quot;idLeastSigByte&quot;: 0x32, &quot;name&quot;: &quot;Marluxia 2&quot;, &quot;value&quot;: -1, &quot;type&quot;: &quot;Enemy&quot;, &quot;cpCost&quot;: 0, &quot;element&quot;: &quot;N/A&quot;, }," calcext:value-type="string">
            <text:p>0x232: { "idMostSigNib": 2, "idLeastSigByte": 0x32, "name": "Marluxia 2", "value": -1, "type": "Enemy", "cpCost": 0, "element": "N/A", },</text:p>
          </table:table-cell>
        </table:table-row>
        <table:table-row table:style-name="ro1">
          <table:table-cell table:formula="of:=&quot;0x&quot;&amp;DEC2HEX(ROW()-2)" office:value-type="string" office:string-value="0x233" calcext:value-type="string">
            <text:p>0x233</text:p>
          </table:table-cell>
          <table:table-cell office:value-type="string" calcext:value-type="string">
            <text:p>Lexaeus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99" calcext:value-type="float">
            <text:p>99</text:p>
          </table:table-cell>
          <table:table-cell table:formula="of:=COM.MICROSOFT.CONCAT([.A565];&quot;: { &quot;&quot;idMostSigNib&quot;&quot;: &quot;;BITAND(ROW()-2;65280)/256;&quot;, &quot;&quot;idLeastSigByte&quot;&quot;: &quot;;&quot;0x&quot;&amp;DEC2HEX(BITAND(ROW()-2;255));&quot;, &quot;&quot;name&quot;&quot;: &quot;&quot;&quot;;[.B565];&quot;&quot;&quot;, &quot;&quot;value&quot;&quot;: &quot;;IF([.C565] &gt; 0; MOD([.C565]; 10); -1);&quot;, &quot;&quot;type&quot;&quot;: &quot;&quot;&quot;;[.D565];&quot;&quot;&quot;, &quot;&quot;cpCost&quot;&quot;: &quot;;[.G565];&quot;, &quot;&quot;element&quot;&quot;: &quot;&quot;&quot;;[.E565];&quot;&quot;&quot;, },&quot;)" office:value-type="string" office:string-value="0x233: { &quot;idMostSigNib&quot;: 2, &quot;idLeastSigByte&quot;: 0x33, &quot;name&quot;: &quot;Lexaeus&quot;, &quot;value&quot;: -1, &quot;type&quot;: &quot;Enemy&quot;, &quot;cpCost&quot;: 99, &quot;element&quot;: &quot;N/A&quot;, }," calcext:value-type="string">
            <text:p>0x233: { "idMostSigNib": 2, "idLeastSigByte": 0x33, "name": "Lexaeus", "value": -1, "type": "Enemy", "cpCost": 99, "element": "N/A", },</text:p>
          </table:table-cell>
        </table:table-row>
        <table:table-row table:style-name="ro1">
          <table:table-cell table:formula="of:=&quot;0x&quot;&amp;DEC2HEX(ROW()-2)" office:value-type="string" office:string-value="0x234" calcext:value-type="string">
            <text:p>0x234</text:p>
          </table:table-cell>
          <table:table-cell office:value-type="string" calcext:value-type="string">
            <text:p>Ansem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Enemy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60" calcext:value-type="float">
            <text:p>60</text:p>
          </table:table-cell>
          <table:table-cell table:formula="of:=COM.MICROSOFT.CONCAT([.A566];&quot;: { &quot;&quot;idMostSigNib&quot;&quot;: &quot;;BITAND(ROW()-2;65280)/256;&quot;, &quot;&quot;idLeastSigByte&quot;&quot;: &quot;;&quot;0x&quot;&amp;DEC2HEX(BITAND(ROW()-2;255));&quot;, &quot;&quot;name&quot;&quot;: &quot;&quot;&quot;;[.B566];&quot;&quot;&quot;, &quot;&quot;value&quot;&quot;: &quot;;IF([.C566] &gt; 0; MOD([.C566]; 10); -1);&quot;, &quot;&quot;type&quot;&quot;: &quot;&quot;&quot;;[.D566];&quot;&quot;&quot;, &quot;&quot;cpCost&quot;&quot;: &quot;;[.G566];&quot;, &quot;&quot;element&quot;&quot;: &quot;&quot;&quot;;[.E566];&quot;&quot;&quot;, },&quot;)" office:value-type="string" office:string-value="0x234: { &quot;idMostSigNib&quot;: 2, &quot;idLeastSigByte&quot;: 0x34, &quot;name&quot;: &quot;Ansem&quot;, &quot;value&quot;: -1, &quot;type&quot;: &quot;Enemy&quot;, &quot;cpCost&quot;: 60, &quot;element&quot;: &quot;N/A&quot;, }," calcext:value-type="string">
            <text:p>0x234: { "idMostSigNib": 2, "idLeastSigByte": 0x34, "name": "Ansem", "value": -1, "type": "Enemy", "cpCost": 60, "element": "N/A", },</text:p>
          </table:table-cell>
        </table:table-row>
      </table:table>
      <table:table table:name="New Achievement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Heat-Resistant Glue [m]</text:p>
          </table:table-cell>
          <table:table-cell office:value-type="string" calcext:value-type="string">
            <text:p>Defeat Axel on the first floor without using the D-pad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No Scheming Allowed [m]</text:p>
          </table:table-cell>
          <table:table-cell office:value-type="string" calcext:value-type="string">
            <text:p>Defeat the Guard Armor in Sora's story without using any Gimmick Car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elicate Springs [m]</text:p>
          </table:table-cell>
          <table:table-cell office:value-type="string" calcext:value-type="string">
            <text:p>Defeat Jafar in Sora's story without pressing B more than X time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Card Disadvantage [m]</text:p>
          </table:table-cell>
          <table:table-cell office:value-type="string" calcext:value-type="string">
            <text:p>Defeat Oogie Boogie in Sora's story with a deck of only nine cards or l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Rapid Digestion [m]</text:p>
          </table:table-cell>
          <table:table-cell office:value-type="string" calcext:value-type="string">
            <text:p>Defeat the Parasite Cage in Sora's story within 3:00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War of Attrition [m]</text:p>
          </table:table-cell>
          <table:table-cell office:value-type="string" calcext:value-type="string">
            <text:p>Survive for 2:00 against Cloud without pressing A or stocking cards, and then defeat him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Burning the Candle at Both Ends [m]</text:p>
          </table:table-cell>
          <table:table-cell office:value-type="string" calcext:value-type="string">
            <text:p>Defeat Hades in Sora's story before he has the chance to reload three times via his reload card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ouble Jeopardy [m]</text:p>
          </table:table-cell>
          <table:table-cell office:value-type="string" calcext:value-type="string">
            <text:p>Defeat the Trickmaster in Sora’s story without getting hit more than twice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Senary Hand [m]</text:p>
          </table:table-cell>
          <table:table-cell office:value-type="string" calcext:value-type="string">
            <text:p>Defeat Larxene on the sixth floor without stocking more than six car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Save the Bees [m]</text:p>
          </table:table-cell>
          <table:table-cell office:value-type="string" calcext:value-type="string">
            <text:p>Earn the Bambi card from Pooh without having him restore energy more than once or letting it completely run out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ark Leech [m]</text:p>
          </table:table-cell>
          <table:table-cell office:value-type="string" calcext:value-type="string">
            <text:p>Defeat Riku on the seventh floor in Sora’s story without healing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The Bends [m]</text:p>
          </table:table-cell>
          <table:table-cell office:value-type="string" calcext:value-type="string">
            <text:p>Defeat Ursula in Sora’s story while healing at least once every 45 secon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Nothing but Fisticuffs [m]</text:p>
          </table:table-cell>
          <table:table-cell office:value-type="string" calcext:value-type="string">
            <text:p>Defeat Riku on the eighth floor in Sora’s story without equipping any item or magic cards (Deck 2 only)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Benevolence vs. Malevolence [m]</text:p>
          </table:table-cell>
          <table:table-cell office:value-type="string" calcext:value-type="string">
            <text:p>Defeat Maleficent in Sora’s story without equipping any enemy cards (Deck 2 only)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Technical Tightrope [m]</text:p>
          </table:table-cell>
          <table:table-cell office:value-type="string" calcext:value-type="string">
            <text:p>Defeat the Riku replica on Floor B8 without using more than 4 different buttons.</text:p>
          </table:table-cell>
          <table:table-cell/>
        </table:table-row>
        <table:table-row table:style-name="ro1" table:visibility="filter">
          <table:table-cell office:value-type="string" calcext:value-type="string">
            <text:p>Cut</text:p>
          </table:table-cell>
          <table:table-cell office:value-type="string" calcext:value-type="string">
            <text:p>Overspecialized Wizardry [m]</text:p>
          </table:table-cell>
          <table:table-cell office:value-type="string" calcext:value-type="string">
            <text:p>Defeat X with your deck containing no more than one attack card (Deck 2 only).</text:p>
          </table:table-cell>
          <table:table-cell office:value-type="string" calcext:value-type="string">
            <text:p>Unsure why this was cut. It was probably for playability reason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Broken Furnace [m]</text:p>
          </table:table-cell>
          <table:table-cell office:value-type="string" calcext:value-type="string">
            <text:p>Defeat Vexen in Sora’s story without equipping any cards that deal fire-based damage (Deck 2 only)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Critical Duelist [m]</text:p>
          </table:table-cell>
          <table:table-cell office:value-type="string" calcext:value-type="string">
            <text:p>Defeat Marluxia’s first phase using a deck with a CP cost of 275 or l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A Weighty Decision [m]</text:p>
          </table:table-cell>
          <table:table-cell office:value-type="string" calcext:value-type="string">
            <text:p>Defeat Larxene on the twelfth floor using a deck with a size of at most 20 cards and a CP cost of 450 or l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Amputated Hand [m]</text:p>
          </table:table-cell>
          <table:table-cell office:value-type="string" calcext:value-type="string">
            <text:p>Defeat Hook in Sora’s story using a deck with a CP cost of 350 or l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Cut</text:p>
          </table:table-cell>
          <table:table-cell office:value-type="string" calcext:value-type="string">
            <text:p>Non-Nullary Counter [m]</text:p>
          </table:table-cell>
          <table:table-cell office:value-type="string" calcext:value-type="string">
            <text:p>Defeat Cloud without equipping any zero cards (Deck 2 only).</text:p>
          </table:table-cell>
          <table:table-cell office:value-type="string" calcext:value-type="string">
            <text:p>Memory limitations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Humble Roots [m]</text:p>
          </table:table-cell>
          <table:table-cell office:value-type="string" calcext:value-type="string">
            <text:p>Defeat Riku on the twelfth floor in Sora’s story without equipping any attack cards that aren’t the Kingdom Key (Deck 2 only)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Half of the Floor Is Lava [m]</text:p>
          </table:table-cell>
          <table:table-cell office:value-type="string" calcext:value-type="string">
            <text:p>Defeat Lexaeus without crossing into the right half of the battlefield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The Floor Is Poison [m]</text:p>
          </table:table-cell>
          <table:table-cell office:value-type="string" calcext:value-type="string">
            <text:p>Defeat the Parasite Cage in Reverse/Rebirth without touching the ground for longer than 1:10.</text:p>
          </table:table-cell>
          <table:table-cell/>
        </table:table-row>
        <table:table-row table:style-name="ro1" table:visibility="filter">
          <table:table-cell office:value-type="string" calcext:value-type="string">
            <text:p>Cut</text:p>
          </table:table-cell>
          <table:table-cell office:value-type="string" calcext:value-type="string">
            <text:p>Backstabber [m]</text:p>
          </table:table-cell>
          <table:table-cell office:value-type="string" calcext:value-type="string">
            <text:p>Defeat Vexen without hitting his shield more than X times.</text:p>
          </table:table-cell>
          <table:table-cell office:value-type="string" calcext:value-type="string">
            <text:p>This was way too frustrating to actually do, since Vexen often turned around instantly to block further attacks.</text:p>
          </table:table-cell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Sturdy Footing [m]</text:p>
          </table:table-cell>
          <table:table-cell office:value-type="string" calcext:value-type="string">
            <text:p>Defeat Vexen in Twilight Town without slipping on ice or getting frozen more than once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Prestidigitation [m]</text:p>
          </table:table-cell>
          <table:table-cell office:value-type="string" calcext:value-type="string">
            <text:p>Defeat Riku on the eleventh floor in Sora’s story without using attack cards for anything but sleights, and without equipping magic cards (Deck 2 only)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Portfolio in Hand [m]</text:p>
          </table:table-cell>
          <table:table-cell office:value-type="string" calcext:value-type="string">
            <text:p>Defeat Axel on the thirteenth floor using a deck containing at least 50 car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Limited Pools [m]</text:p>
          </table:table-cell>
          <table:table-cell office:value-type="string" calcext:value-type="string">
            <text:p>Defeat Darkside in Sora’s story without equipping any item cards and without manually reloading more than five time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Come Forth, Blue-Eyes White Dragon! [m]</text:p>
          </table:table-cell>
          <table:table-cell office:value-type="string" calcext:value-type="string">
            <text:p>Finish off Marluxia’s second phase with a summon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Decking Out [m]</text:p>
          </table:table-cell>
          <table:table-cell office:value-type="string" calcext:value-type="string">
            <text:p>Defeat X in Reverse/Rebirth without reloading more than Y car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Medical Negligence [m]</text:p>
          </table:table-cell>
          <table:table-cell office:value-type="string" calcext:value-type="string">
            <text:p>Defeat Ursula in Reverse/Rebirth without healing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Underplay [m]</text:p>
          </table:table-cell>
          <table:table-cell office:value-type="string" calcext:value-type="string">
            <text:p>Defeat Oogie Boogie in Reverse/Rebirth using only 40 cards or les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From the Graveyard [m]</text:p>
          </table:table-cell>
          <table:table-cell office:value-type="string" calcext:value-type="string">
            <text:p>Defeat the Trickmaster in Reverse/Rebirth without reloading more than 32 cards, except via Dark Mode or MM Miracle.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To the Shadow Realm with You! [m]</text:p>
          </table:table-cell>
          <table:table-cell office:value-type="string" calcext:value-type="string">
            <text:p>Finish off X while in Dark Mode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Purity [m]</text:p>
          </table:table-cell>
          <table:table-cell office:value-type="string" calcext:value-type="string">
            <text:p>Defeat the Guard Armor in Reverse/Rebirth without accumulating a total of 18 Dark Points over the course of the battle.</text:p>
          </table:table-cell>
          <table:table-cell/>
        </table:table-row>
        <table:table-row table:style-name="ro1">
          <table:table-cell office:value-type="string" calcext:value-type="string">
            <text:p>Planned</text:p>
          </table:table-cell>
          <table:table-cell office:value-type="string" calcext:value-type="string">
            <text:p>Critical Masochist [m]</text:p>
          </table:table-cell>
          <table:table-cell office:value-type="string" calcext:value-type="string">
            <text:p>Complete Reverse/Rebirth without upgrading HP or AP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Without Sin [m]</text:p>
          </table:table-cell>
          <table:table-cell office:value-type="string" calcext:value-type="string">
            <text:p>Defeat Hades in Reverse/Rebirth without activating Dark Mode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Double Dipping [m]</text:p>
          </table:table-cell>
          <table:table-cell office:value-type="string" calcext:value-type="string">
            <text:p>Defeat Maleficent without reloading more than once using your reload card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Fighting Hearty [m]</text:p>
          </table:table-cell>
          <table:table-cell office:value-type="string" calcext:value-type="string">
            <text:p>Defeat Ansem on Floor B12 without your HP being at more than 10 below its maximum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Wishproof [m]</text:p>
          </table:table-cell>
          <table:table-cell office:value-type="string" calcext:value-type="string">
            <text:p>Defeat Jafar in Reverse/Rebirth without getting hit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Retired, Extremely Dangerous [m]</text:p>
          </table:table-cell>
          <table:table-cell office:value-type="string" calcext:value-type="string">
            <text:p>Defeat Hook in Reverse/Rebirth without using any enemy cards.</text:p>
          </table:table-cell>
          <table:table-cell/>
        </table:table-row>
        <table:table-row table:style-name="ro1" table:visibility="filter">
          <table:table-cell office:value-type="string" calcext:value-type="string">
            <text:p>Implemented</text:p>
          </table:table-cell>
          <table:table-cell office:value-type="string" calcext:value-type="string">
            <text:p>Endless Seething [m]</text:p>
          </table:table-cell>
          <table:table-cell office:value-type="string" calcext:value-type="string">
            <text:p>Defeat Vexen in Reverse/Rebirth without ever leaving Dark Mode, if activated.</text:p>
          </table:table-cell>
          <table:table-cell/>
        </table:table-row>
      </table:table>
      <table:named-expressions/>
      <table:database-ranges>
        <table:database-range table:name="__Anonymous_Sheet_DB__1" table:target-range-address="'New Achievements'.A1:'New Achievements'.A44" table:display-filter-buttons="true" table:orientation="column">
          <table:filter>
            <table:filter-and>
              <table:filter-condition table:field-number="0" table:value="Concept" table:operator="=">
                <table:filter-set-item table:value="Concept"/>
                <table:filter-set-item table:value="Planned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1">00/00/0000</text:date>, <text:time style:data-style-name="N2" text:time-value="23:00:03.5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1.2.2$Windows_X86_64 LibreOffice_project/8a45595d069ef5570103caea1b71cc9d82b2aae4</meta:generator>
    <dc:date>2021-05-31T01:27:29.265000000</dc:date>
    <meta:editing-duration>P2DT18H34S</meta:editing-duration>
    <meta:editing-cycles>252</meta:editing-cycles>
    <meta:document-statistic meta:table-count="2" meta:cell-count="4663" meta:object-count="0"/>
  </office:meta>
</office:document-meta>
</file>